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wmf" manifest:media-type=""/>
  <manifest:file-entry manifest:full-path="media/image3.wmf" manifest:media-type=""/>
  <manifest:file-entry manifest:full-path="media/image4.wmf" manifest:media-type=""/>
  <manifest:file-entry manifest:full-path="media/image5.wmf" manifest:media-type=""/>
  <manifest:file-entry manifest:full-path="media/image6.wmf" manifest:media-type=""/>
  <manifest:file-entry manifest:full-path="media/image7.wmf" manifest:media-type=""/>
  <manifest:file-entry manifest:full-path="media/image8.wmf" manifest:media-type=""/>
  <manifest:file-entry manifest:full-path="media/image9.wmf" manifest:media-type=""/>
  <manifest:file-entry manifest:full-path="media/image10.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automatic-styles>
    <text:list-style style:name="LFO1">
      <text:list-level-style-bullet text:level="1" text:bullet-char="">
        <style:list-level-properties text:space-before="1.5833in" text:min-label-width="0.0006in" text:list-level-position-and-space-mode="label-alignment">
          <style:list-level-label-alignment text:label-followed-by="listtab" fo:margin-left="1.584in" fo:text-indent="-0.0006in"/>
        </style:list-level-properties>
        <style:text-properties style:font-name="Symbol"/>
      </text:list-level-style-bullet>
    </text:list-style>
    <text:list-style style:name="LFO2">
      <text:list-level-style-bullet text:level="1" text:bullet-char="">
        <style:list-level-properties text:space-before="1.9166in" text:min-label-width="0.0006in" text:list-level-position-and-space-mode="label-alignment">
          <style:list-level-label-alignment text:label-followed-by="listtab" fo:margin-left="1.9173in" fo:text-indent="-0.0006in"/>
        </style:list-level-properties>
        <style:text-properties style:font-name="Symbol"/>
      </text:list-level-style-bullet>
    </text:list-style>
    <text:list-style style:name="LFO3">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widows="2" fo:orphans="2">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P2" style:parent-style-name="Normal" style:family="paragraph">
      <style:paragraph-properties fo:widows="2" fo:orphans="2" fo:border-top="none" fo:border-left="none" fo:border-bottom="0.0069in solid #808080" fo:border-right="none" fo:padding="0in" style:shadow="none"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 style:parent-style-name="DefaultParagraphFont" style:family="text">
      <style:text-properties style:font-name="Georgia" style:font-name-complex="Georgia" fo:font-size="21.5pt" style:font-size-asian="21.5pt" style:font-size-complex="21.5pt"/>
    </style:style>
    <style:style style:name="P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style:style>
    <style:style style:name="P5" style:parent-style-name="Normal" style:family="paragraph">
      <style:paragraph-properties fo:widows="2" fo:orphans="2">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P6" style:parent-style-name="Normal" style:family="paragraph">
      <style:paragraph-properties fo:widows="2" fo:orphans="2">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P7"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style:style>
    <style:style style:name="P8"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style:style>
    <style:style style:name="P9"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 style:parent-style-name="DefaultParagraphFont" style:family="text">
      <style:text-properties style:font-name="Arial" style:font-name-complex="Arial" fo:color="#252525" fo:font-size="9pt" style:font-size-asian="9pt" style:font-size-complex="9pt"/>
    </style:style>
    <style:style style:name="T11" style:parent-style-name="SYS_HYPERTEXT" style:family="text">
      <style:text-properties fo:color="#0B0080" fo:font-size="9pt" style:font-size-asian="9pt" style:font-size-complex="9pt" style:text-underline-type="none"/>
    </style:style>
    <style:style style:name="T12" style:parent-style-name="DefaultParagraphFont" style:family="text">
      <style:text-properties style:font-name="Arial" style:font-name-complex="Arial" fo:color="#252525" fo:font-size="9pt" style:font-size-asian="9pt" style:font-size-complex="9pt"/>
    </style:style>
    <style:style style:name="T13" style:parent-style-name="SYS_HYPERTEXT" style:family="text">
      <style:text-properties fo:color="#0B0080" fo:font-size="9pt" style:font-size-asian="9pt" style:font-size-complex="9pt" style:text-underline-type="none"/>
    </style:style>
    <style:style style:name="T14" style:parent-style-name="DefaultParagraphFont" style:family="text">
      <style:text-properties style:font-name="Arial" style:font-name-complex="Arial" fo:color="#252525" fo:font-size="9pt" style:font-size-asian="9pt" style:font-size-complex="9pt"/>
    </style:style>
    <style:style style:name="T15" style:parent-style-name="SYS_HYPERTEXT" style:family="text">
      <style:text-properties fo:color="#0B0080" fo:font-size="9pt" style:font-size-asian="9pt" style:font-size-complex="9pt" style:text-underline-type="none"/>
    </style:style>
    <style:style style:name="T16" style:parent-style-name="DefaultParagraphFont" style:family="text">
      <style:text-properties style:font-name="Arial" style:font-name-complex="Arial" fo:color="#252525" fo:font-size="9pt" style:font-size-asian="9pt" style:font-size-complex="9pt"/>
    </style:style>
    <style:style style:name="T17" style:parent-style-name="SYS_HYPERTEXT" style:family="text">
      <style:text-properties fo:color="#0B0080" fo:font-size="9pt" style:font-size-asian="9pt" style:font-size-complex="9pt" style:text-underline-type="none"/>
    </style:style>
    <style:style style:name="T18" style:parent-style-name="DefaultParagraphFont" style:family="text">
      <style:text-properties style:font-name="Arial" style:font-name-complex="Arial" fo:color="#252525" fo:font-size="9pt" style:font-size-asian="9pt" style:font-size-complex="9pt"/>
    </style:style>
    <style:style style:name="T19" style:parent-style-name="DefaultParagraphFont" style:family="text">
      <style:text-properties fo:color="#0B0080" style:text-position="super 66.6%" fo:font-size="12pt" style:font-size-asian="12pt" style:font-size-complex="12pt"/>
    </style:style>
    <style:style style:name="P2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1" style:parent-style-name="DefaultParagraphFont" style:family="text">
      <style:text-properties style:font-name="Arial" style:font-name-complex="Arial" fo:color="#252525" fo:font-size="10.5pt" style:font-size-asian="10.5pt" style:font-size-complex="10.5pt"/>
    </style:style>
    <style:style style:name="T22" style:parent-style-name="SYS_HYPERTEXT" style:family="text">
      <style:text-properties fo:color="#0B0080" fo:font-size="10.5pt" style:font-size-asian="10.5pt" style:font-size-complex="10.5pt" style:text-underline-type="none"/>
    </style:style>
    <style:style style:name="T23" style:parent-style-name="DefaultParagraphFont" style:family="text">
      <style:text-properties style:font-name="Arial" style:font-name-complex="Arial" fo:color="#252525" fo:font-size="10.5pt" style:font-size-asian="10.5pt" style:font-size-complex="10.5pt"/>
    </style:style>
    <style:style style:name="T24" style:parent-style-name="SYS_HYPERTEXT" style:family="text">
      <style:text-properties fo:color="#0B0080" fo:font-size="10.5pt" style:font-size-asian="10.5pt" style:font-size-complex="10.5pt" style:text-underline-type="none"/>
    </style:style>
    <style:style style:name="T25" style:parent-style-name="DefaultParagraphFont" style:family="text">
      <style:text-properties style:font-name="Arial" style:font-name-complex="Arial" fo:color="#252525" fo:font-size="10.5pt" style:font-size-asian="10.5pt" style:font-size-complex="10.5pt"/>
    </style:style>
    <style:style style:name="T26" style:parent-style-name="DefaultParagraphFont" style:family="text">
      <style:text-properties fo:color="#0B0080" style:text-position="super 66.6%" fo:font-size="12pt" style:font-size-asian="12pt" style:font-size-complex="12pt"/>
    </style:style>
    <style:style style:name="T27" style:parent-style-name="DefaultParagraphFont" style:family="text">
      <style:text-properties style:font-name="Arial" style:font-name-complex="Arial" fo:color="#252525" fo:font-size="10.5pt" style:font-size-asian="10.5pt" style:font-size-complex="10.5pt"/>
    </style:style>
    <style:style style:name="T28" style:parent-style-name="SYS_HYPERTEXT" style:family="text">
      <style:text-properties fo:color="#0B0080" fo:font-size="10.5pt" style:font-size-asian="10.5pt" style:font-size-complex="10.5pt" style:text-underline-type="none"/>
    </style:style>
    <style:style style:name="T29" style:parent-style-name="DefaultParagraphFont" style:family="text">
      <style:text-properties style:font-name="Arial" style:font-name-complex="Arial" fo:color="#252525" fo:font-size="10.5pt" style:font-size-asian="10.5pt" style:font-size-complex="10.5pt"/>
    </style:style>
    <style:style style:name="T30" style:parent-style-name="SYS_HYPERTEXT" style:family="text">
      <style:text-properties fo:color="#0B0080" fo:font-size="10.5pt" style:font-size-asian="10.5pt" style:font-size-complex="10.5pt" style:text-underline-type="none"/>
    </style:style>
    <style:style style:name="T31" style:parent-style-name="DefaultParagraphFont" style:family="text">
      <style:text-properties style:font-name="Arial" style:font-name-complex="Arial" fo:color="#252525" fo:font-size="10.5pt" style:font-size-asian="10.5pt" style:font-size-complex="10.5pt"/>
    </style:style>
    <style:style style:name="T32" style:parent-style-name="SYS_HYPERTEXT" style:family="text">
      <style:text-properties fo:color="#0B0080" fo:font-size="10.5pt" style:font-size-asian="10.5pt" style:font-size-complex="10.5pt" style:text-underline-type="none"/>
    </style:style>
    <style:style style:name="T33" style:parent-style-name="DefaultParagraphFont" style:family="text">
      <style:text-properties style:font-name="Arial" style:font-name-complex="Arial" fo:color="#252525" fo:font-size="10.5pt" style:font-size-asian="10.5pt" style:font-size-complex="10.5pt"/>
    </style:style>
    <style:style style:name="T34" style:parent-style-name="SYS_HYPERTEXT" style:family="text">
      <style:text-properties fo:color="#0B0080" fo:font-size="10.5pt" style:font-size-asian="10.5pt" style:font-size-complex="10.5pt" style:text-underline-type="none"/>
    </style:style>
    <style:style style:name="T35" style:parent-style-name="DefaultParagraphFont" style:family="text">
      <style:text-properties style:font-name="Arial" style:font-name-complex="Arial" fo:color="#252525" fo:font-size="10.5pt" style:font-size-asian="10.5pt" style:font-size-complex="10.5pt"/>
    </style:style>
    <style:style style:name="T36" style:parent-style-name="DefaultParagraphFont" style:family="text">
      <style:text-properties fo:color="#0B0080" style:text-position="super 66.6%" fo:font-size="12pt" style:font-size-asian="12pt" style:font-size-complex="12pt"/>
    </style:style>
    <style:style style:name="T37" style:parent-style-name="DefaultParagraphFont" style:family="text">
      <style:text-properties style:font-name="Arial" style:font-name-complex="Arial" fo:color="#252525" fo:font-size="10.5pt" style:font-size-asian="10.5pt" style:font-size-complex="10.5pt"/>
    </style:style>
    <style:style style:name="P3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9" style:parent-style-name="DefaultParagraphFont" style:family="text">
      <style:text-properties style:font-name="Arial" style:font-name-complex="Arial" fo:color="#252525" fo:font-size="10.5pt" style:font-size-asian="10.5pt" style:font-size-complex="10.5pt"/>
    </style:style>
    <style:style style:name="T40" style:parent-style-name="SYS_HYPERTEXT" style:family="text">
      <style:text-properties fo:color="#0B0080" fo:font-size="10.5pt" style:font-size-asian="10.5pt" style:font-size-complex="10.5pt" style:text-underline-type="none"/>
    </style:style>
    <style:style style:name="T41" style:parent-style-name="DefaultParagraphFont" style:family="text">
      <style:text-properties style:font-name="Arial" style:font-name-complex="Arial" fo:color="#252525" fo:font-size="10.5pt" style:font-size-asian="10.5pt" style:font-size-complex="10.5pt"/>
    </style:style>
    <style:style style:name="T42" style:parent-style-name="SYS_HYPERTEXT" style:family="text">
      <style:text-properties fo:color="#0B0080" fo:font-size="10.5pt" style:font-size-asian="10.5pt" style:font-size-complex="10.5pt" style:text-underline-type="none"/>
    </style:style>
    <style:style style:name="T43" style:parent-style-name="DefaultParagraphFont" style:family="text">
      <style:text-properties style:font-name="Arial" style:font-name-complex="Arial" fo:color="#252525" fo:font-size="10.5pt" style:font-size-asian="10.5pt" style:font-size-complex="10.5pt"/>
    </style:style>
    <style:style style:name="T44" style:parent-style-name="SYS_HYPERTEXT" style:family="text">
      <style:text-properties fo:color="#0B0080" fo:font-size="10.5pt" style:font-size-asian="10.5pt" style:font-size-complex="10.5pt" style:text-underline-type="none"/>
    </style:style>
    <style:style style:name="T45" style:parent-style-name="DefaultParagraphFont" style:family="text">
      <style:text-properties style:font-name="Arial" style:font-name-complex="Arial" fo:color="#252525" fo:font-size="10.5pt" style:font-size-asian="10.5pt" style:font-size-complex="10.5pt"/>
    </style:style>
    <style:style style:name="T46" style:parent-style-name="SYS_HYPERTEXT" style:family="text">
      <style:text-properties fo:color="#0B0080" fo:font-size="10.5pt" style:font-size-asian="10.5pt" style:font-size-complex="10.5pt" style:text-underline-type="none"/>
    </style:style>
    <style:style style:name="T47" style:parent-style-name="DefaultParagraphFont" style:family="text">
      <style:text-properties style:font-name="Arial" style:font-name-complex="Arial" fo:color="#252525" fo:font-size="10.5pt" style:font-size-asian="10.5pt" style:font-size-complex="10.5pt"/>
    </style:style>
    <style:style style:name="T48" style:parent-style-name="SYS_HYPERTEXT" style:family="text">
      <style:text-properties fo:color="#0B0080" fo:font-size="10.5pt" style:font-size-asian="10.5pt" style:font-size-complex="10.5pt" style:text-underline-type="none"/>
    </style:style>
    <style:style style:name="T49" style:parent-style-name="DefaultParagraphFont" style:family="text">
      <style:text-properties style:font-name="Arial" style:font-name-complex="Arial" fo:color="#252525" fo:font-size="10.5pt" style:font-size-asian="10.5pt" style:font-size-complex="10.5pt"/>
    </style:style>
    <style:style style:name="T50" style:parent-style-name="SYS_HYPERTEXT" style:family="text">
      <style:text-properties fo:color="#0B0080" fo:font-size="10.5pt" style:font-size-asian="10.5pt" style:font-size-complex="10.5pt" style:text-underline-type="none"/>
    </style:style>
    <style:style style:name="T51" style:parent-style-name="DefaultParagraphFont" style:family="text">
      <style:text-properties style:font-name="Arial" style:font-name-complex="Arial" fo:color="#252525" fo:font-size="10.5pt" style:font-size-asian="10.5pt" style:font-size-complex="10.5pt"/>
    </style:style>
    <style:style style:name="T52" style:parent-style-name="SYS_HYPERTEXT" style:family="text">
      <style:text-properties fo:color="#0B0080" fo:font-size="10.5pt" style:font-size-asian="10.5pt" style:font-size-complex="10.5pt" style:text-underline-type="none"/>
    </style:style>
    <style:style style:name="T53" style:parent-style-name="DefaultParagraphFont" style:family="text">
      <style:text-properties style:font-name="Arial" style:font-name-complex="Arial" fo:color="#252525" fo:font-size="10.5pt" style:font-size-asian="10.5pt" style:font-size-complex="10.5pt"/>
    </style:style>
    <style:style style:name="T54" style:parent-style-name="SYS_HYPERTEXT" style:family="text">
      <style:text-properties fo:color="#0B0080" fo:font-size="10.5pt" style:font-size-asian="10.5pt" style:font-size-complex="10.5pt" style:text-underline-type="none"/>
    </style:style>
    <style:style style:name="T55" style:parent-style-name="DefaultParagraphFont" style:family="text">
      <style:text-properties style:font-name="Arial" style:font-name-complex="Arial" fo:color="#252525" fo:font-size="10.5pt" style:font-size-asian="10.5pt" style:font-size-complex="10.5pt"/>
    </style:style>
    <style:style style:name="T56" style:parent-style-name="SYS_HYPERTEXT" style:family="text">
      <style:text-properties fo:color="#0B0080" fo:font-size="10.5pt" style:font-size-asian="10.5pt" style:font-size-complex="10.5pt" style:text-underline-type="none"/>
    </style:style>
    <style:style style:name="T57" style:parent-style-name="DefaultParagraphFont" style:family="text">
      <style:text-properties style:font-name="Arial" style:font-name-complex="Arial" fo:color="#252525" fo:font-size="10.5pt" style:font-size-asian="10.5pt" style:font-size-complex="10.5pt"/>
    </style:style>
    <style:style style:name="T58" style:parent-style-name="SYS_HYPERTEXT" style:family="text">
      <style:text-properties fo:color="#0B0080" fo:font-size="10.5pt" style:font-size-asian="10.5pt" style:font-size-complex="10.5pt" style:text-underline-type="none"/>
    </style:style>
    <style:style style:name="T59" style:parent-style-name="DefaultParagraphFont" style:family="text">
      <style:text-properties style:font-name="Arial" style:font-name-complex="Arial" fo:color="#252525" fo:font-size="10.5pt" style:font-size-asian="10.5pt" style:font-size-complex="10.5pt"/>
    </style:style>
    <style:style style:name="T60" style:parent-style-name="SYS_HYPERTEXT" style:family="text">
      <style:text-properties fo:color="#0B0080" fo:font-size="10.5pt" style:font-size-asian="10.5pt" style:font-size-complex="10.5pt" style:text-underline-type="none"/>
    </style:style>
    <style:style style:name="T61" style:parent-style-name="DefaultParagraphFont" style:family="text">
      <style:text-properties style:font-name="Arial" style:font-name-complex="Arial" fo:color="#252525" fo:font-size="10.5pt" style:font-size-asian="10.5pt" style:font-size-complex="10.5pt"/>
    </style:style>
    <style:style style:name="P62"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3" style:parent-style-name="DefaultParagraphFont" style:family="text">
      <style:text-properties style:font-name="Arial" style:font-name-complex="Arial" fo:color="#252525" fo:font-size="10.5pt" style:font-size-asian="10.5pt" style:font-size-complex="10.5pt"/>
    </style:style>
    <style:style style:name="T64" style:parent-style-name="SYS_HYPERTEXT" style:family="text">
      <style:text-properties fo:color="#0B0080" fo:font-size="10.5pt" style:font-size-asian="10.5pt" style:font-size-complex="10.5pt" style:text-underline-type="none"/>
    </style:style>
    <style:style style:name="T65" style:parent-style-name="DefaultParagraphFont" style:family="text">
      <style:text-properties style:font-name="Arial" style:font-name-complex="Arial" fo:color="#252525" fo:font-size="10.5pt" style:font-size-asian="10.5pt" style:font-size-complex="10.5pt"/>
    </style:style>
    <style:style style:name="T66" style:parent-style-name="SYS_HYPERTEXT" style:family="text">
      <style:text-properties fo:color="#0B0080" fo:font-size="10.5pt" style:font-size-asian="10.5pt" style:font-size-complex="10.5pt" style:text-underline-type="none"/>
    </style:style>
    <style:style style:name="T67" style:parent-style-name="DefaultParagraphFont" style:family="text">
      <style:text-properties style:font-name="Arial" style:font-name-complex="Arial" fo:color="#252525" fo:font-size="10.5pt" style:font-size-asian="10.5pt" style:font-size-complex="10.5pt"/>
    </style:style>
    <style:style style:name="P6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9" style:parent-style-name="DefaultParagraphFont" style:family="text">
      <style:text-properties style:font-name="Arial" style:font-name-complex="Arial" fo:color="#252525" fo:font-size="10.5pt" style:font-size-asian="10.5pt" style:font-size-complex="10.5pt"/>
    </style:style>
    <style:style style:name="T70" style:parent-style-name="SYS_HYPERTEXT" style:family="text">
      <style:text-properties fo:color="#0B0080" fo:font-size="10.5pt" style:font-size-asian="10.5pt" style:font-size-complex="10.5pt" style:text-underline-type="none"/>
    </style:style>
    <style:style style:name="T71" style:parent-style-name="DefaultParagraphFont" style:family="text">
      <style:text-properties style:font-name="Arial" style:font-name-complex="Arial" fo:color="#252525" fo:font-size="10.5pt" style:font-size-asian="10.5pt" style:font-size-complex="10.5pt"/>
    </style:style>
    <style:style style:name="T72" style:parent-style-name="SYS_HYPERTEXT" style:family="text">
      <style:text-properties fo:color="#0B0080" fo:font-size="10.5pt" style:font-size-asian="10.5pt" style:font-size-complex="10.5pt" style:text-underline-type="none"/>
    </style:style>
    <style:style style:name="T73" style:parent-style-name="DefaultParagraphFont" style:family="text">
      <style:text-properties style:font-name="Arial" style:font-name-complex="Arial" fo:color="#252525" fo:font-size="10.5pt" style:font-size-asian="10.5pt" style:font-size-complex="10.5pt"/>
    </style:style>
    <style:style style:name="T74" style:parent-style-name="SYS_HYPERTEXT" style:family="text">
      <style:text-properties fo:color="#0B0080" fo:font-size="10.5pt" style:font-size-asian="10.5pt" style:font-size-complex="10.5pt" style:text-underline-type="none"/>
    </style:style>
    <style:style style:name="T75" style:parent-style-name="DefaultParagraphFont" style:family="text">
      <style:text-properties style:font-name="Arial" style:font-name-complex="Arial" fo:color="#252525" fo:font-size="10.5pt" style:font-size-asian="10.5pt" style:font-size-complex="10.5pt"/>
    </style:style>
    <style:style style:name="P76" style:parent-style-name="Normal" style:family="paragraph">
      <style:paragraph-properties fo:widows="2" fo:orphans="2" fo:text-align="center"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7" style:parent-style-name="DefaultParagraphFont" style:family="text">
      <style:text-properties style:font-name="Arial" style:font-name-complex="Arial" fo:font-weight="bold" style:font-weight-asian="bold" style:font-weight-complex="bold"/>
    </style:style>
    <style:style style:name="T78" style:parent-style-name="DefaultParagraphFont" style:family="text">
      <style:text-properties style:font-name="Arial" style:font-name-complex="Arial" fo:color="#252525"/>
    </style:style>
    <style:style style:name="P79" style:parent-style-name="Normal" style:family="paragraph">
      <style:paragraph-properties fo:widows="2" fo:orphans="2" fo:text-align="center"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0" style:parent-style-name="DefaultParagraphFont" style:family="text">
      <style:text-properties style:font-name="Arial" style:font-name-complex="Arial" fo:color="#252525"/>
    </style:style>
    <style:style style:name="T81" style:parent-style-name="SYS_HYPERTEXT" style:family="text">
      <style:text-properties fo:color="#0B0080" style:text-underline-type="none"/>
    </style:style>
    <style:style style:name="T82" style:parent-style-name="DefaultParagraphFont" style:family="text">
      <style:text-properties style:font-name="Arial" style:font-name-complex="Arial" fo:color="#252525"/>
    </style:style>
    <style:style style:name="S1" style:family="section">
      <style:section-properties fo:margin-left="0in" fo:margin-right="0in" style:writing-mode="lr-tb"/>
    </style:style>
    <style:style style:name="P83" style:parent-style-name="L19-1" style:family="paragraph">
      <style:paragraph-properties fo:widows="2" fo:orphans="2" fo:text-align="start" fo:margin-top="0.0687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84" style:parent-style-name="DefaultParagraphFont" style:family="text">
      <style:text-properties style:font-name="Arial" style:font-name-complex="Arial" fo:color="#0B0080" fo:font-size="10pt" style:font-size-asian="10pt" style:font-size-complex="10pt"/>
    </style:style>
    <style:style style:name="P85"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86" style:parent-style-name="DefaultParagraphFont" style:family="text">
      <style:text-properties style:font-name="Arial" style:font-name-complex="Arial" fo:color="#0B0080" fo:font-size="10pt" style:font-size-asian="10pt" style:font-size-complex="10pt"/>
    </style:style>
    <style:style style:name="P87"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88" style:parent-style-name="DefaultParagraphFont" style:family="text">
      <style:text-properties style:font-name="Arial" style:font-name-complex="Arial" fo:color="#0B0080" fo:font-size="10pt" style:font-size-asian="10pt" style:font-size-complex="10pt"/>
    </style:style>
    <style:style style:name="P89"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90" style:parent-style-name="DefaultParagraphFont" style:family="text">
      <style:text-properties style:font-name="Arial" style:font-name-complex="Arial" fo:color="#0B0080" fo:font-size="10pt" style:font-size-asian="10pt" style:font-size-complex="10pt"/>
    </style:style>
    <style:style style:name="P91"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92" style:parent-style-name="DefaultParagraphFont" style:family="text">
      <style:text-properties style:font-name="Arial" style:font-name-complex="Arial" fo:color="#0B0080" fo:font-size="10pt" style:font-size-asian="10pt" style:font-size-complex="10pt"/>
    </style:style>
    <style:style style:name="P93"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94" style:parent-style-name="DefaultParagraphFont" style:family="text">
      <style:text-properties style:font-name="Arial" style:font-name-complex="Arial" fo:color="#0B0080" fo:font-size="10pt" style:font-size-asian="10pt" style:font-size-complex="10pt"/>
    </style:style>
    <style:style style:name="P95"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96" style:parent-style-name="DefaultParagraphFont" style:family="text">
      <style:text-properties style:font-name="Arial" style:font-name-complex="Arial" fo:color="#0B0080" fo:font-size="10pt" style:font-size-asian="10pt" style:font-size-complex="10pt"/>
    </style:style>
    <style:style style:name="P97"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98" style:parent-style-name="DefaultParagraphFont" style:family="text">
      <style:text-properties style:font-name="Arial" style:font-name-complex="Arial" fo:color="#0B0080" fo:font-size="10pt" style:font-size-asian="10pt" style:font-size-complex="10pt"/>
    </style:style>
    <style:style style:name="P99"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00" style:parent-style-name="DefaultParagraphFont" style:family="text">
      <style:text-properties style:font-name="Arial" style:font-name-complex="Arial" fo:color="#0B0080" fo:font-size="10pt" style:font-size-asian="10pt" style:font-size-complex="10pt"/>
    </style:style>
    <style:style style:name="P101"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02" style:parent-style-name="DefaultParagraphFont" style:family="text">
      <style:text-properties style:font-name="Arial" style:font-name-complex="Arial" fo:color="#0B0080" fo:font-size="10pt" style:font-size-asian="10pt" style:font-size-complex="10pt"/>
    </style:style>
    <style:style style:name="P103"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04" style:parent-style-name="DefaultParagraphFont" style:family="text">
      <style:text-properties style:font-name="Arial" style:font-name-complex="Arial" fo:color="#0B0080" fo:font-size="10pt" style:font-size-asian="10pt" style:font-size-complex="10pt"/>
    </style:style>
    <style:style style:name="P105"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06" style:parent-style-name="DefaultParagraphFont" style:family="text">
      <style:text-properties style:font-name="Arial" style:font-name-complex="Arial" fo:color="#0B0080" fo:font-size="10pt" style:font-size-asian="10pt" style:font-size-complex="10pt"/>
    </style:style>
    <style:style style:name="P107"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08" style:parent-style-name="DefaultParagraphFont" style:family="text">
      <style:text-properties style:font-name="Arial" style:font-name-complex="Arial" fo:color="#0B0080" fo:font-size="10pt" style:font-size-asian="10pt" style:font-size-complex="10pt"/>
    </style:style>
    <style:style style:name="P109"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10" style:parent-style-name="DefaultParagraphFont" style:family="text">
      <style:text-properties style:font-name="Arial" style:font-name-complex="Arial" fo:color="#0B0080" fo:font-size="10pt" style:font-size-asian="10pt" style:font-size-complex="10pt"/>
    </style:style>
    <style:style style:name="P111"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12" style:parent-style-name="DefaultParagraphFont" style:family="text">
      <style:text-properties style:font-name="Arial" style:font-name-complex="Arial" fo:color="#0B0080" fo:font-size="10pt" style:font-size-asian="10pt" style:font-size-complex="10pt"/>
    </style:style>
    <style:style style:name="P113"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14" style:parent-style-name="DefaultParagraphFont" style:family="text">
      <style:text-properties style:font-name="Arial" style:font-name-complex="Arial" fo:color="#0B0080" fo:font-size="10pt" style:font-size-asian="10pt" style:font-size-complex="10pt"/>
    </style:style>
    <style:style style:name="P115"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16" style:parent-style-name="DefaultParagraphFont" style:family="text">
      <style:text-properties style:font-name="Arial" style:font-name-complex="Arial" fo:color="#0B0080" fo:font-size="10pt" style:font-size-asian="10pt" style:font-size-complex="10pt"/>
    </style:style>
    <style:style style:name="P117"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18" style:parent-style-name="DefaultParagraphFont" style:family="text">
      <style:text-properties style:font-name="Arial" style:font-name-complex="Arial" fo:color="#0B0080" fo:font-size="10pt" style:font-size-asian="10pt" style:font-size-complex="10pt"/>
    </style:style>
    <style:style style:name="P119"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20" style:parent-style-name="DefaultParagraphFont" style:family="text">
      <style:text-properties style:font-name="Arial" style:font-name-complex="Arial" fo:color="#0B0080" fo:font-size="10pt" style:font-size-asian="10pt" style:font-size-complex="10pt"/>
    </style:style>
    <style:style style:name="P121"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22" style:parent-style-name="DefaultParagraphFont" style:family="text">
      <style:text-properties style:font-name="Arial" style:font-name-complex="Arial" fo:color="#0B0080" fo:font-size="10pt" style:font-size-asian="10pt" style:font-size-complex="10pt"/>
    </style:style>
    <style:style style:name="P123" style:parent-style-name="L19-2" style:family="paragraph">
      <style:paragraph-properties fo:widows="2" fo:orphans="2" fo:text-align="start" fo:margin-top="0.052in" fo:margin-bottom="0.0166in" fo:margin-left="2.1666in" fo:text-indent="-0.25in" fo:background-color="#FFFFFF">
        <style:tab-stops>
          <style:tab-stop style:type="left" style:position="-2.1666in"/>
          <style:tab-stop style:type="left" style:position="-0.25in"/>
          <style:tab-stop style:type="left" style:position="0in"/>
          <style:tab-stop style:type="left" style:position="0.3333in"/>
          <style:tab-stop style:type="left" style:position="0.8333in"/>
          <style:tab-stop style:type="left" style:position="1.3333in"/>
          <style:tab-stop style:type="left" style:position="1.8333in"/>
          <style:tab-stop style:type="left" style:position="2.3333in"/>
          <style:tab-stop style:type="left" style:position="2.8333in"/>
          <style:tab-stop style:type="left" style:position="3.3333in"/>
          <style:tab-stop style:type="left" style:position="3.8333in"/>
          <style:tab-stop style:type="left" style:position="4.3319in"/>
        </style:tab-stops>
      </style:paragraph-properties>
    </style:style>
    <style:style style:name="T124" style:parent-style-name="DefaultParagraphFont" style:family="text">
      <style:text-properties style:font-name="Arial" style:font-name-complex="Arial" fo:color="#0B0080" fo:font-size="10pt" style:font-size-asian="10pt" style:font-size-complex="10pt"/>
    </style:style>
    <style:style style:name="P125"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26" style:parent-style-name="DefaultParagraphFont" style:family="text">
      <style:text-properties style:font-name="Arial" style:font-name-complex="Arial" fo:color="#0B0080" fo:font-size="10pt" style:font-size-asian="10pt" style:font-size-complex="10pt"/>
    </style:style>
    <style:style style:name="P127"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28" style:parent-style-name="DefaultParagraphFont" style:family="text">
      <style:text-properties style:font-name="Arial" style:font-name-complex="Arial" fo:color="#0B0080" fo:font-size="10pt" style:font-size-asian="10pt" style:font-size-complex="10pt"/>
    </style:style>
    <style:style style:name="P129" style:parent-style-name="L19-1" style:family="paragraph">
      <style:paragraph-properties fo:widows="2" fo:orphans="2" fo:text-align="start" fo:margin-top="0.052in" fo:margin-bottom="0.0166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130" style:parent-style-name="DefaultParagraphFont" style:family="text">
      <style:text-properties style:font-name="Arial" style:font-name-complex="Arial" fo:color="#0B0080" fo:font-size="10pt" style:font-size-asian="10pt" style:font-size-complex="10pt"/>
    </style:style>
    <style:style style:name="P131" style:parent-style-name="Normal" style:family="paragraph">
      <style:paragraph-properties fo:widows="2" fo:orphans="2" fo:border-top="none" fo:border-left="none" fo:border-bottom="0.0069in solid #000000" fo:border-right="none" fo:padding="0in" style:shadow="none" fo:margin-top="0.15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2" style:parent-style-name="DefaultParagraphFont" style:family="text">
      <style:text-properties style:font-name="Georgia" style:font-name-complex="Georgia" fo:font-size="16pt" style:font-size-asian="16pt" style:font-size-complex="16pt"/>
    </style:style>
    <style:style style:name="T133" style:parent-style-name="DefaultParagraphFont" style:family="text">
      <style:text-properties style:font-name="Arial" style:font-name-complex="Arial" fo:color="#555555" fo:font-size="12pt" style:font-size-asian="12pt" style:font-size-complex="12pt"/>
    </style:style>
    <style:style style:name="T134" style:parent-style-name="SYS_HYPERTEXT" style:family="text">
      <style:text-properties style:font-name="Georgia" style:font-name-complex="Georgia" fo:color="#0B0080" fo:font-size="16pt" style:font-size-asian="16pt" style:font-size-complex="16pt" style:text-underline-type="none"/>
    </style:style>
    <style:style style:name="T135" style:parent-style-name="DefaultParagraphFont" style:family="text">
      <style:text-properties style:font-name="Arial" style:font-name-complex="Arial" fo:color="#555555" fo:font-size="12pt" style:font-size-asian="12pt" style:font-size-complex="12pt"/>
    </style:style>
    <style:style style:name="T136" style:parent-style-name="DefaultParagraphFont" style:family="text">
      <style:text-properties style:font-name="Georgia" style:font-name-complex="Georgia" fo:font-size="16pt" style:font-size-asian="16pt" style:font-size-complex="16pt"/>
    </style:style>
    <style:style style:name="P137"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8" style:parent-style-name="DefaultParagraphFont" style:family="text">
      <style:text-properties fo:font-size="12pt" style:font-size-asian="12pt" style:font-size-complex="12pt"/>
    </style:style>
    <style:style style:name="P139"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40"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41" style:parent-style-name="SYS_HYPERTEXT" style:family="text">
      <style:text-properties style:font-name="Arial" style:font-name-complex="Arial" fo:color="#0B0080" fo:font-size="9pt" style:font-size-asian="9pt" style:font-size-complex="9pt" style:text-underline-type="none"/>
    </style:style>
    <style:style style:name="T142" style:parent-style-name="DefaultParagraphFont" style:family="text">
      <style:text-properties style:font-name="Arial" style:font-name-complex="Arial" fo:color="#252525" fo:font-size="12pt" style:font-size-asian="12pt" style:font-size-complex="12pt"/>
    </style:style>
    <style:style style:name="P143" style:parent-style-name="Normal" style:family="paragraph">
      <style:paragraph-properties fo:widows="2" fo:orphans="2" fo:margin-bottom="0.0833in"/>
    </style:style>
    <style:style style:name="T144" style:parent-style-name="DefaultParagraphFont" style:family="text">
      <style:text-properties style:font-name="Arial" style:font-name-complex="Arial" fo:color="#252525" fo:font-size="10.5pt" style:font-size-asian="10.5pt" style:font-size-complex="10.5pt"/>
    </style:style>
    <style:style style:name="T145" style:parent-style-name="SYS_HYPERTEXT" style:family="text">
      <style:text-properties fo:color="#0B0080" fo:font-size="12pt" style:font-size-asian="12pt" style:font-size-complex="12pt" style:text-underline-type="none"/>
    </style:style>
    <style:style style:name="T146" style:parent-style-name="DefaultParagraphFont" style:family="text">
      <style:text-properties style:font-name="Arial" style:font-name-complex="Arial" fo:color="#252525" fo:font-size="10.5pt" style:font-size-asian="10.5pt" style:font-size-complex="10.5pt"/>
    </style:style>
    <style:style style:name="T147" style:parent-style-name="SYS_HYPERTEXT" style:family="text">
      <style:text-properties fo:color="#0B0080" fo:font-size="12pt" style:font-size-asian="12pt" style:font-size-complex="12pt" style:text-underline-type="none"/>
    </style:style>
    <style:style style:name="T148" style:parent-style-name="DefaultParagraphFont" style:family="text">
      <style:text-properties style:text-position="super 66.6%" fo:font-size="12pt" style:font-size-asian="12pt" style:font-size-complex="12pt"/>
    </style:style>
    <style:style style:name="T149" style:parent-style-name="DefaultParagraphFont" style:family="text">
      <style:text-properties style:font-name="Arial" style:font-name-complex="Arial" fo:color="#252525" fo:font-size="10.5pt" style:font-size-asian="10.5pt" style:font-size-complex="10.5pt"/>
    </style:style>
    <style:style style:name="T150" style:parent-style-name="SYS_HYPERTEXT" style:family="text">
      <style:text-properties fo:color="#0B0080" fo:font-size="12pt" style:font-size-asian="12pt" style:font-size-complex="12pt" style:text-underline-type="none"/>
    </style:style>
    <style:style style:name="T151" style:parent-style-name="DefaultParagraphFont" style:family="text">
      <style:text-properties style:font-name="Arial" style:font-name-complex="Arial" fo:color="#252525" fo:font-size="10.5pt" style:font-size-asian="10.5pt" style:font-size-complex="10.5pt"/>
    </style:style>
    <style:style style:name="T152" style:parent-style-name="SYS_HYPERTEXT" style:family="text">
      <style:text-properties fo:color="#0B0080" fo:font-size="12pt" style:font-size-asian="12pt" style:font-size-complex="12pt" style:text-underline-type="none"/>
    </style:style>
    <style:style style:name="T153" style:parent-style-name="DefaultParagraphFont" style:family="text">
      <style:text-properties style:font-name="Arial" style:font-name-complex="Arial" fo:color="#252525" fo:font-size="10.5pt" style:font-size-asian="10.5pt" style:font-size-complex="10.5pt"/>
    </style:style>
    <style:style style:name="T154" style:parent-style-name="SYS_HYPERTEXT" style:family="text">
      <style:text-properties fo:color="#0B0080" fo:font-size="12pt" style:font-size-asian="12pt" style:font-size-complex="12pt" style:text-underline-type="none"/>
    </style:style>
    <style:style style:name="T155" style:parent-style-name="DefaultParagraphFont" style:family="text">
      <style:text-properties style:font-name="Arial" style:font-name-complex="Arial" fo:color="#252525" fo:font-size="10.5pt" style:font-size-asian="10.5pt" style:font-size-complex="10.5pt"/>
    </style:style>
    <style:style style:name="T156" style:parent-style-name="SYS_HYPERTEXT" style:family="text">
      <style:text-properties fo:color="#0B0080" fo:font-size="12pt" style:font-size-asian="12pt" style:font-size-complex="12pt" style:text-underline-type="none"/>
    </style:style>
    <style:style style:name="T157" style:parent-style-name="DefaultParagraphFont" style:family="text">
      <style:text-properties style:font-name="Arial" style:font-name-complex="Arial" fo:color="#252525" fo:font-size="10.5pt" style:font-size-asian="10.5pt" style:font-size-complex="10.5pt"/>
    </style:style>
    <style:style style:name="T158" style:parent-style-name="DefaultParagraphFont" style:family="text">
      <style:text-properties fo:font-size="10.5pt" style:font-size-asian="10.5pt" style:font-size-complex="10.5pt"/>
    </style:style>
    <style:style style:name="T159" style:parent-style-name="DefaultParagraphFont" style:family="text">
      <style:text-properties fo:color="#0B0080" style:text-position="super 66.6%" fo:font-size="12pt" style:font-size-asian="12pt" style:font-size-complex="12pt"/>
    </style:style>
    <style:style style:name="T160" style:parent-style-name="DefaultParagraphFont" style:family="text">
      <style:text-properties style:font-name="Arial" style:font-name-complex="Arial" fo:color="#252525" fo:font-size="10.5pt" style:font-size-asian="10.5pt" style:font-size-complex="10.5pt"/>
    </style:style>
    <style:style style:name="T161" style:parent-style-name="DefaultParagraphFont" style:family="text">
      <style:text-properties fo:color="#0B0080" style:text-position="super 66.6%" fo:font-size="12pt" style:font-size-asian="12pt" style:font-size-complex="12pt"/>
    </style:style>
    <style:style style:name="T162" style:parent-style-name="DefaultParagraphFont" style:family="text">
      <style:text-properties style:font-name="Arial" style:font-name-complex="Arial" fo:color="#252525" fo:font-size="10.5pt" style:font-size-asian="10.5pt" style:font-size-complex="10.5pt"/>
    </style:style>
    <style:style style:name="T163" style:parent-style-name="DefaultParagraphFont" style:family="text">
      <style:text-properties style:font-name="Arial" style:font-name-complex="Arial" fo:color="#252525" fo:font-size="10.5pt" style:font-size-asian="10.5pt" style:font-size-complex="10.5pt"/>
    </style:style>
    <style:style style:name="T164" style:parent-style-name="SYS_HYPERTEXT" style:family="text">
      <style:text-properties fo:color="#0B0080" fo:font-size="12pt" style:font-size-asian="12pt" style:font-size-complex="12pt" style:text-underline-type="none"/>
    </style:style>
    <style:style style:name="T165" style:parent-style-name="DefaultParagraphFont" style:family="text">
      <style:text-properties style:font-name="Arial" style:font-name-complex="Arial" fo:color="#252525" fo:font-size="10.5pt" style:font-size-asian="10.5pt" style:font-size-complex="10.5pt"/>
    </style:style>
    <style:style style:name="T166" style:parent-style-name="SYS_HYPERTEXT" style:family="text">
      <style:text-properties fo:color="#0B0080" fo:font-size="12pt" style:font-size-asian="12pt" style:font-size-complex="12pt" style:text-underline-type="none"/>
    </style:style>
    <style:style style:name="T167" style:parent-style-name="DefaultParagraphFont" style:family="text">
      <style:text-properties style:font-name="Arial" style:font-name-complex="Arial" fo:color="#252525" fo:font-size="10.5pt" style:font-size-asian="10.5pt" style:font-size-complex="10.5pt"/>
    </style:style>
    <style:style style:name="T168" style:parent-style-name="SYS_HYPERTEXT" style:family="text">
      <style:text-properties fo:color="#0B0080" fo:font-size="12pt" style:font-size-asian="12pt" style:font-size-complex="12pt" style:text-underline-type="none"/>
    </style:style>
    <style:style style:name="T169" style:parent-style-name="DefaultParagraphFont" style:family="text">
      <style:text-properties style:font-name="Arial" style:font-name-complex="Arial" fo:color="#252525" fo:font-size="10.5pt" style:font-size-asian="10.5pt" style:font-size-complex="10.5pt"/>
    </style:style>
    <style:style style:name="T170" style:parent-style-name="SYS_HYPERTEXT" style:family="text">
      <style:text-properties fo:color="#0B0080" fo:font-size="12pt" style:font-size-asian="12pt" style:font-size-complex="12pt" style:text-underline-type="none"/>
    </style:style>
    <style:style style:name="T171" style:parent-style-name="DefaultParagraphFont" style:family="text">
      <style:text-properties style:font-name="Arial" style:font-name-complex="Arial" fo:color="#252525" fo:font-size="10.5pt" style:font-size-asian="10.5pt" style:font-size-complex="10.5pt"/>
    </style:style>
    <style:style style:name="T172" style:parent-style-name="DefaultParagraphFont" style:family="text">
      <style:text-properties fo:color="#0B0080" style:text-position="super 66.6%" fo:font-size="12pt" style:font-size-asian="12pt" style:font-size-complex="12pt"/>
    </style:style>
    <style:style style:name="T173" style:parent-style-name="DefaultParagraphFont" style:family="text">
      <style:text-properties style:font-name="Arial" style:font-name-complex="Arial" fo:color="#252525" fo:font-size="10.5pt" style:font-size-asian="10.5pt" style:font-size-complex="10.5pt"/>
    </style:style>
    <style:style style:name="T174" style:parent-style-name="SYS_HYPERTEXT" style:family="text">
      <style:text-properties fo:color="#0B0080" fo:font-size="12pt" style:font-size-asian="12pt" style:font-size-complex="12pt" style:text-underline-type="none"/>
    </style:style>
    <style:style style:name="T175" style:parent-style-name="DefaultParagraphFont" style:family="text">
      <style:text-properties style:font-name="Arial" style:font-name-complex="Arial" fo:color="#252525" fo:font-size="10.5pt" style:font-size-asian="10.5pt" style:font-size-complex="10.5pt"/>
    </style:style>
    <style:style style:name="T176" style:parent-style-name="DefaultParagraphFont" style:family="text">
      <style:text-properties fo:color="#0B0080" style:text-position="super 66.6%" fo:font-size="12pt" style:font-size-asian="12pt" style:font-size-complex="12pt"/>
    </style:style>
    <style:style style:name="T177" style:parent-style-name="DefaultParagraphFont" style:family="text">
      <style:text-properties style:font-name="Arial" style:font-name-complex="Arial" fo:color="#252525" fo:font-size="10.5pt" style:font-size-asian="10.5pt" style:font-size-complex="10.5pt"/>
    </style:style>
    <style:style style:name="T178" style:parent-style-name="DefaultParagraphFont" style:family="text">
      <style:text-properties fo:color="#0B0080" style:text-position="super 66.6%" fo:font-size="12pt" style:font-size-asian="12pt" style:font-size-complex="12pt"/>
    </style:style>
    <style:style style:name="P179" style:parent-style-name="Normal" style:family="paragraph">
      <style:paragraph-properties fo:widows="2" fo:orphans="2" fo:margin-bottom="0.0833in"/>
    </style:style>
    <style:style style:name="T180" style:parent-style-name="DefaultParagraphFont" style:family="text">
      <style:text-properties style:font-name="Arial" style:font-name-complex="Arial" fo:color="#252525" fo:font-size="10.5pt" style:font-size-asian="10.5pt" style:font-size-complex="10.5pt"/>
    </style:style>
    <style:style style:name="T181" style:parent-style-name="SYS_HYPERTEXT" style:family="text">
      <style:text-properties fo:color="#0B0080" fo:font-size="10.5pt" style:font-size-asian="10.5pt" style:font-size-complex="10.5pt" style:text-underline-type="none"/>
    </style:style>
    <style:style style:name="T182" style:parent-style-name="DefaultParagraphFont" style:family="text">
      <style:text-properties style:font-name="Arial" style:font-name-complex="Arial" fo:color="#252525" fo:font-size="10.5pt" style:font-size-asian="10.5pt" style:font-size-complex="10.5pt"/>
    </style:style>
    <style:style style:name="T183" style:parent-style-name="DefaultParagraphFont" style:family="text">
      <style:text-properties fo:color="#0B0080" style:text-position="super 66.6%" fo:font-size="12pt" style:font-size-asian="12pt" style:font-size-complex="12pt"/>
    </style:style>
    <style:style style:name="T184" style:parent-style-name="DefaultParagraphFont" style:family="text">
      <style:text-properties style:font-name="Arial" style:font-name-complex="Arial" fo:color="#252525" fo:font-size="10.5pt" style:font-size-asian="10.5pt" style:font-size-complex="10.5pt"/>
    </style:style>
    <style:style style:name="T185" style:parent-style-name="DefaultParagraphFont" style:family="text">
      <style:text-properties fo:color="#0B0080" style:text-position="super 66.6%" fo:font-size="12pt" style:font-size-asian="12pt" style:font-size-complex="12pt"/>
    </style:style>
    <style:style style:name="T186" style:parent-style-name="DefaultParagraphFont" style:family="text">
      <style:text-properties style:font-name="Arial" style:font-name-complex="Arial" fo:color="#252525" fo:font-size="10.5pt" style:font-size-asian="10.5pt" style:font-size-complex="10.5pt"/>
    </style:style>
    <style:style style:name="T187" style:parent-style-name="DefaultParagraphFont" style:family="text">
      <style:text-properties fo:color="#0B0080" style:text-position="super 66.6%" fo:font-size="12pt" style:font-size-asian="12pt" style:font-size-complex="12pt"/>
    </style:style>
    <style:style style:name="T188" style:parent-style-name="DefaultParagraphFont" style:family="text">
      <style:text-properties style:font-name="Arial" style:font-name-complex="Arial" fo:color="#252525" fo:font-size="10.5pt" style:font-size-asian="10.5pt" style:font-size-complex="10.5pt"/>
    </style:style>
    <style:style style:name="T189" style:parent-style-name="SYS_HYPERTEXT" style:family="text">
      <style:text-properties fo:color="#0B0080" fo:font-size="10.5pt" style:font-size-asian="10.5pt" style:font-size-complex="10.5pt" style:text-underline-type="none"/>
    </style:style>
    <style:style style:name="T190" style:parent-style-name="DefaultParagraphFont" style:family="text">
      <style:text-properties style:font-name="Arial" style:font-name-complex="Arial" fo:color="#252525" fo:font-size="10.5pt" style:font-size-asian="10.5pt" style:font-size-complex="10.5pt"/>
    </style:style>
    <style:style style:name="T191" style:parent-style-name="SYS_HYPERTEXT" style:family="text">
      <style:text-properties fo:color="#0B0080" fo:font-size="10.5pt" style:font-size-asian="10.5pt" style:font-size-complex="10.5pt" style:text-underline-type="none"/>
    </style:style>
    <style:style style:name="T192" style:parent-style-name="DefaultParagraphFont" style:family="text">
      <style:text-properties style:font-name="Arial" style:font-name-complex="Arial" fo:color="#252525" fo:font-size="10.5pt" style:font-size-asian="10.5pt" style:font-size-complex="10.5pt"/>
    </style:style>
    <style:style style:name="T193" style:parent-style-name="SYS_HYPERTEXT" style:family="text">
      <style:text-properties fo:color="#0B0080" fo:font-size="10.5pt" style:font-size-asian="10.5pt" style:font-size-complex="10.5pt" style:text-underline-type="none"/>
    </style:style>
    <style:style style:name="T194" style:parent-style-name="DefaultParagraphFont" style:family="text">
      <style:text-properties style:font-name="Arial" style:font-name-complex="Arial" fo:color="#252525" fo:font-size="10.5pt" style:font-size-asian="10.5pt" style:font-size-complex="10.5pt"/>
    </style:style>
    <style:style style:name="T195" style:parent-style-name="SYS_HYPERTEXT" style:family="text">
      <style:text-properties fo:color="#0B0080" fo:font-size="10.5pt" style:font-size-asian="10.5pt" style:font-size-complex="10.5pt" style:text-underline-type="none"/>
    </style:style>
    <style:style style:name="T196" style:parent-style-name="DefaultParagraphFont" style:family="text">
      <style:text-properties style:font-name="Arial" style:font-name-complex="Arial" fo:color="#252525" fo:font-size="10.5pt" style:font-size-asian="10.5pt" style:font-size-complex="10.5pt"/>
    </style:style>
    <style:style style:name="T197" style:parent-style-name="DefaultParagraphFont" style:family="text">
      <style:text-properties fo:color="#0B0080" style:text-position="super 66.6%" fo:font-size="12pt" style:font-size-asian="12pt" style:font-size-complex="12pt"/>
    </style:style>
    <style:style style:name="T198" style:parent-style-name="DefaultParagraphFont" style:family="text">
      <style:text-properties style:font-name="Arial" style:font-name-complex="Arial" fo:color="#252525" fo:font-size="10.5pt" style:font-size-asian="10.5pt" style:font-size-complex="10.5pt"/>
    </style:style>
    <style:style style:name="T199" style:parent-style-name="DefaultParagraphFont" style:family="text">
      <style:text-properties fo:color="#0B0080" style:text-position="super 66.6%" fo:font-size="12pt" style:font-size-asian="12pt" style:font-size-complex="12pt"/>
    </style:style>
    <style:style style:name="P200"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01" style:parent-style-name="DefaultParagraphFont" style:family="text">
      <style:text-properties style:font-name="Georgia" style:font-name-complex="Georgia" fo:font-size="16pt" style:font-size-asian="16pt" style:font-size-complex="16pt"/>
    </style:style>
    <style:style style:name="T202" style:parent-style-name="DefaultParagraphFont" style:family="text">
      <style:text-properties style:font-name="Arial" style:font-name-complex="Arial" fo:color="#555555" fo:font-size="12pt" style:font-size-asian="12pt" style:font-size-complex="12pt"/>
    </style:style>
    <style:style style:name="T203" style:parent-style-name="SYS_HYPERTEXT" style:family="text">
      <style:text-properties style:font-name="Georgia" style:font-name-complex="Georgia" fo:color="#0B0080" fo:font-size="16pt" style:font-size-asian="16pt" style:font-size-complex="16pt" style:text-underline-type="none"/>
    </style:style>
    <style:style style:name="T204" style:parent-style-name="DefaultParagraphFont" style:family="text">
      <style:text-properties style:font-name="Arial" style:font-name-complex="Arial" fo:color="#555555" fo:font-size="12pt" style:font-size-asian="12pt" style:font-size-complex="12pt"/>
    </style:style>
    <style:style style:name="T205" style:parent-style-name="DefaultParagraphFont" style:family="text">
      <style:text-properties style:font-name="Georgia" style:font-name-complex="Georgia" fo:font-size="16pt" style:font-size-asian="16pt" style:font-size-complex="16pt"/>
    </style:style>
    <style:style style:name="P206" style:parent-style-name="Normal" style:family="paragraph">
      <style:paragraph-properties fo:widows="2" fo:orphans="2" fo:margin-top="0.008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07"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208" style:parent-style-name="DefaultParagraphFont" style:family="text">
      <style:text-properties style:font-name="Arial" style:font-name-complex="Arial" fo:color="#555555" fo:font-size="12pt" style:font-size-asian="12pt" style:font-size-complex="12pt"/>
    </style:style>
    <style:style style:name="T209" style:parent-style-name="SYS_HYPERTEXT" style:family="text">
      <style:text-properties style:font-name="Arial" style:font-name-complex="Arial" fo:color="#0B0080" fo:font-size="12.5pt" style:font-size-asian="12.5pt" style:font-size-complex="12.5pt" style:text-underline-type="none"/>
    </style:style>
    <style:style style:name="T210" style:parent-style-name="DefaultParagraphFont" style:family="text">
      <style:text-properties style:font-name="Arial" style:font-name-complex="Arial" fo:color="#555555" fo:font-size="12pt" style:font-size-asian="12pt" style:font-size-complex="12pt"/>
    </style:style>
    <style:style style:name="T211" style:parent-style-name="DefaultParagraphFont" style:family="text">
      <style:text-properties style:font-name="Arial" style:font-name-complex="Arial" fo:color="#555555" fo:font-size="12.5pt" style:font-size-asian="12.5pt" style:font-size-complex="12.5pt"/>
    </style:style>
    <style:style style:name="P212"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213"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214"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15" style:parent-style-name="DefaultParagraphFont" style:family="text">
      <style:text-properties style:font-name="Arial" style:font-name-complex="Arial" fo:color="#252525" fo:font-size="9pt" style:font-size-asian="9pt" style:font-size-complex="9pt"/>
    </style:style>
    <style:style style:name="T216" style:parent-style-name="SYS_HYPERTEXT" style:family="text">
      <style:text-properties fo:color="#0B0080" fo:font-size="9pt" style:font-size-asian="9pt" style:font-size-complex="9pt" style:text-underline-type="none"/>
    </style:style>
    <style:style style:name="T217" style:parent-style-name="DefaultParagraphFont" style:family="text">
      <style:text-properties style:font-name="Arial" style:font-name-complex="Arial" fo:color="#252525" fo:font-size="9pt" style:font-size-asian="9pt" style:font-size-complex="9pt"/>
    </style:style>
    <style:style style:name="T218" style:parent-style-name="SYS_HYPERTEXT" style:family="text">
      <style:text-properties fo:color="#0B0080" fo:font-size="9pt" style:font-size-asian="9pt" style:font-size-complex="9pt" style:text-underline-type="none"/>
    </style:style>
    <style:style style:name="T219" style:parent-style-name="DefaultParagraphFont" style:family="text">
      <style:text-properties style:font-name="Arial" style:font-name-complex="Arial" fo:color="#252525" fo:font-size="9pt" style:font-size-asian="9pt" style:font-size-complex="9pt"/>
    </style:style>
    <style:style style:name="P22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21" style:parent-style-name="DefaultParagraphFont" style:family="text">
      <style:text-properties style:font-name="Arial" style:font-name-complex="Arial" fo:color="#252525" fo:font-size="10.5pt" style:font-size-asian="10.5pt" style:font-size-complex="10.5pt"/>
    </style:style>
    <style:style style:name="T222" style:parent-style-name="SYS_HYPERTEXT" style:family="text">
      <style:text-properties fo:color="#0B0080" fo:font-size="10.5pt" style:font-size-asian="10.5pt" style:font-size-complex="10.5pt" style:text-underline-type="none"/>
    </style:style>
    <style:style style:name="T223" style:parent-style-name="DefaultParagraphFont" style:family="text">
      <style:text-properties style:font-name="Arial" style:font-name-complex="Arial" fo:color="#252525" fo:font-size="10.5pt" style:font-size-asian="10.5pt" style:font-size-complex="10.5pt"/>
    </style:style>
    <style:style style:name="T224" style:parent-style-name="SYS_HYPERTEXT" style:family="text">
      <style:text-properties fo:color="#0B0080" fo:font-size="10.5pt" style:font-size-asian="10.5pt" style:font-size-complex="10.5pt" style:text-underline-type="none"/>
    </style:style>
    <style:style style:name="T225" style:parent-style-name="DefaultParagraphFont" style:family="text">
      <style:text-properties style:font-name="Arial" style:font-name-complex="Arial" fo:color="#252525" fo:font-size="10.5pt" style:font-size-asian="10.5pt" style:font-size-complex="10.5pt"/>
    </style:style>
    <style:style style:name="T226" style:parent-style-name="SYS_HYPERTEXT" style:family="text">
      <style:text-properties fo:color="#0B0080" fo:font-size="10.5pt" style:font-size-asian="10.5pt" style:font-size-complex="10.5pt" style:text-underline-type="none"/>
    </style:style>
    <style:style style:name="T227" style:parent-style-name="DefaultParagraphFont" style:family="text">
      <style:text-properties style:font-name="Arial" style:font-name-complex="Arial" fo:color="#252525" fo:font-size="10.5pt" style:font-size-asian="10.5pt" style:font-size-complex="10.5pt"/>
    </style:style>
    <style:style style:name="T228" style:parent-style-name="SYS_HYPERTEXT" style:family="text">
      <style:text-properties fo:color="#0B0080" fo:font-size="10.5pt" style:font-size-asian="10.5pt" style:font-size-complex="10.5pt" style:text-underline-type="none"/>
    </style:style>
    <style:style style:name="T229" style:parent-style-name="DefaultParagraphFont" style:family="text">
      <style:text-properties style:font-name="Arial" style:font-name-complex="Arial" fo:color="#252525" fo:font-size="10.5pt" style:font-size-asian="10.5pt" style:font-size-complex="10.5pt"/>
    </style:style>
    <style:style style:name="T230" style:parent-style-name="SYS_HYPERTEXT" style:family="text">
      <style:text-properties fo:color="#0B0080" fo:font-size="10.5pt" style:font-size-asian="10.5pt" style:font-size-complex="10.5pt" style:text-underline-type="none"/>
    </style:style>
    <style:style style:name="T231" style:parent-style-name="DefaultParagraphFont" style:family="text">
      <style:text-properties style:font-name="Arial" style:font-name-complex="Arial" fo:color="#252525" fo:font-size="10.5pt" style:font-size-asian="10.5pt" style:font-size-complex="10.5pt"/>
    </style:style>
    <style:style style:name="T232" style:parent-style-name="SYS_HYPERTEXT" style:family="text">
      <style:text-properties fo:color="#0B0080" fo:font-size="10.5pt" style:font-size-asian="10.5pt" style:font-size-complex="10.5pt" style:text-underline-type="none"/>
    </style:style>
    <style:style style:name="T233" style:parent-style-name="DefaultParagraphFont" style:family="text">
      <style:text-properties style:font-name="Arial" style:font-name-complex="Arial" fo:color="#252525" fo:font-size="10.5pt" style:font-size-asian="10.5pt" style:font-size-complex="10.5pt"/>
    </style:style>
    <style:style style:name="T234" style:parent-style-name="DefaultParagraphFont" style:family="text">
      <style:text-properties fo:color="#0B0080" style:text-position="super 66.6%" fo:font-size="12pt" style:font-size-asian="12pt" style:font-size-complex="12pt"/>
    </style:style>
    <style:style style:name="T235" style:parent-style-name="DefaultParagraphFont" style:family="text">
      <style:text-properties style:font-name="Arial" style:font-name-complex="Arial" fo:color="#252525" fo:font-size="10.5pt" style:font-size-asian="10.5pt" style:font-size-complex="10.5pt"/>
    </style:style>
    <style:style style:name="T236" style:parent-style-name="DefaultParagraphFont" style:family="text">
      <style:text-properties fo:color="#0B0080" style:text-position="super 66.6%" fo:font-size="12pt" style:font-size-asian="12pt" style:font-size-complex="12pt"/>
    </style:style>
    <style:style style:name="T237" style:parent-style-name="DefaultParagraphFont" style:family="text">
      <style:text-properties style:font-name="Arial" style:font-name-complex="Arial" fo:color="#252525" fo:font-size="10.5pt" style:font-size-asian="10.5pt" style:font-size-complex="10.5pt"/>
    </style:style>
    <style:style style:name="T238"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239" style:parent-style-name="DefaultParagraphFont" style:family="text">
      <style:text-properties style:font-name="Arial" style:font-name-complex="Arial" fo:color="#252525" fo:font-size="10.5pt" style:font-size-asian="10.5pt" style:font-size-complex="10.5pt"/>
    </style:style>
    <style:style style:name="T24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241" style:parent-style-name="DefaultParagraphFont" style:family="text">
      <style:text-properties style:font-name="Arial" style:font-name-complex="Arial" fo:color="#252525" fo:font-size="10.5pt" style:font-size-asian="10.5pt" style:font-size-complex="10.5pt"/>
    </style:style>
    <style:style style:name="T242" style:parent-style-name="DefaultParagraphFont" style:family="text">
      <style:text-properties fo:color="#0B0080" style:text-position="super 66.6%" fo:font-size="12pt" style:font-size-asian="12pt" style:font-size-complex="12pt"/>
    </style:style>
    <style:style style:name="T243" style:parent-style-name="DefaultParagraphFont" style:family="text">
      <style:text-properties style:font-name="Arial" style:font-name-complex="Arial" fo:color="#252525" fo:font-size="10.5pt" style:font-size-asian="10.5pt" style:font-size-complex="10.5pt"/>
    </style:style>
    <style:style style:name="T244" style:parent-style-name="SYS_HYPERTEXT" style:family="text">
      <style:text-properties fo:color="#0B0080" fo:font-size="10.5pt" style:font-size-asian="10.5pt" style:font-size-complex="10.5pt" style:text-underline-type="none"/>
    </style:style>
    <style:style style:name="T245" style:parent-style-name="DefaultParagraphFont" style:family="text">
      <style:text-properties style:font-name="Arial" style:font-name-complex="Arial" fo:color="#252525" fo:font-size="10.5pt" style:font-size-asian="10.5pt" style:font-size-complex="10.5pt"/>
    </style:style>
    <style:style style:name="T246" style:parent-style-name="DefaultParagraphFont" style:family="text">
      <style:text-properties fo:color="#0B0080" style:text-position="super 66.6%" fo:font-size="12pt" style:font-size-asian="12pt" style:font-size-complex="12pt"/>
    </style:style>
    <style:style style:name="P24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48" style:parent-style-name="DefaultParagraphFont" style:family="text">
      <style:text-properties style:font-name="Arial" style:font-name-complex="Arial" fo:color="#252525" fo:font-size="10.5pt" style:font-size-asian="10.5pt" style:font-size-complex="10.5pt"/>
    </style:style>
    <style:style style:name="T249" style:parent-style-name="SYS_HYPERTEXT" style:family="text">
      <style:text-properties fo:color="#0B0080" fo:font-size="10.5pt" style:font-size-asian="10.5pt" style:font-size-complex="10.5pt" style:text-underline-type="none"/>
    </style:style>
    <style:style style:name="T250" style:parent-style-name="DefaultParagraphFont" style:family="text">
      <style:text-properties style:font-name="Arial" style:font-name-complex="Arial" fo:color="#252525" fo:font-size="10.5pt" style:font-size-asian="10.5pt" style:font-size-complex="10.5pt"/>
    </style:style>
    <style:style style:name="T251" style:parent-style-name="DefaultParagraphFont" style:family="text">
      <style:text-properties fo:color="#0B0080" style:text-position="super 66.6%" fo:font-size="12pt" style:font-size-asian="12pt" style:font-size-complex="12pt"/>
    </style:style>
    <style:style style:name="T252" style:parent-style-name="DefaultParagraphFont" style:family="text">
      <style:text-properties style:font-name="Arial" style:font-name-complex="Arial" fo:color="#252525" fo:font-size="10.5pt" style:font-size-asian="10.5pt" style:font-size-complex="10.5pt"/>
    </style:style>
    <style:style style:name="T253" style:parent-style-name="DefaultParagraphFont" style:family="text">
      <style:text-properties fo:color="#0B0080" style:text-position="super 66.6%" fo:font-size="12pt" style:font-size-asian="12pt" style:font-size-complex="12pt"/>
    </style:style>
    <style:style style:name="P25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55" style:parent-style-name="DefaultParagraphFont" style:family="text">
      <style:text-properties style:font-name="Arial" style:font-name-complex="Arial" fo:color="#252525" fo:font-size="10.5pt" style:font-size-asian="10.5pt" style:font-size-complex="10.5pt"/>
    </style:style>
    <style:style style:name="T256" style:parent-style-name="DefaultParagraphFont" style:family="text">
      <style:text-properties fo:color="#0B0080" style:text-position="super 66.6%" fo:font-size="12pt" style:font-size-asian="12pt" style:font-size-complex="12pt"/>
    </style:style>
    <style:style style:name="T257" style:parent-style-name="DefaultParagraphFont" style:family="text">
      <style:text-properties style:font-name="Arial" style:font-name-complex="Arial" fo:color="#252525" fo:font-size="10.5pt" style:font-size-asian="10.5pt" style:font-size-complex="10.5pt"/>
    </style:style>
    <style:style style:name="T258" style:parent-style-name="SYS_HYPERTEXT" style:family="text">
      <style:text-properties fo:color="#0B0080" fo:font-size="10.5pt" style:font-size-asian="10.5pt" style:font-size-complex="10.5pt" style:text-underline-type="none"/>
    </style:style>
    <style:style style:name="T259" style:parent-style-name="DefaultParagraphFont" style:family="text">
      <style:text-properties style:font-name="Arial" style:font-name-complex="Arial" fo:color="#252525" fo:font-size="10.5pt" style:font-size-asian="10.5pt" style:font-size-complex="10.5pt"/>
    </style:style>
    <style:style style:name="T260" style:parent-style-name="SYS_HYPERTEXT" style:family="text">
      <style:text-properties fo:color="#0B0080" fo:font-size="10.5pt" style:font-size-asian="10.5pt" style:font-size-complex="10.5pt" style:text-underline-type="none"/>
    </style:style>
    <style:style style:name="T261" style:parent-style-name="DefaultParagraphFont" style:family="text">
      <style:text-properties style:font-name="Arial" style:font-name-complex="Arial" fo:color="#252525" fo:font-size="10.5pt" style:font-size-asian="10.5pt" style:font-size-complex="10.5pt"/>
    </style:style>
    <style:style style:name="T262" style:parent-style-name="SYS_HYPERTEXT" style:family="text">
      <style:text-properties fo:color="#0B0080" fo:font-size="10.5pt" style:font-size-asian="10.5pt" style:font-size-complex="10.5pt" style:text-underline-type="none"/>
    </style:style>
    <style:style style:name="T263" style:parent-style-name="DefaultParagraphFont" style:family="text">
      <style:text-properties style:font-name="Arial" style:font-name-complex="Arial" fo:color="#252525" fo:font-size="10.5pt" style:font-size-asian="10.5pt" style:font-size-complex="10.5pt"/>
    </style:style>
    <style:style style:name="T264" style:parent-style-name="DefaultParagraphFont" style:family="text">
      <style:text-properties fo:color="#0B0080" style:text-position="super 66.6%" fo:font-size="12pt" style:font-size-asian="12pt" style:font-size-complex="12pt"/>
    </style:style>
    <style:style style:name="T265" style:parent-style-name="DefaultParagraphFont" style:family="text">
      <style:text-properties style:font-name="Arial" style:font-name-complex="Arial" fo:color="#252525" fo:font-size="10.5pt" style:font-size-asian="10.5pt" style:font-size-complex="10.5pt"/>
    </style:style>
    <style:style style:name="T266"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267" style:parent-style-name="DefaultParagraphFont" style:family="text">
      <style:text-properties style:font-name="Arial" style:font-name-complex="Arial" fo:color="#252525" fo:font-size="10.5pt" style:font-size-asian="10.5pt" style:font-size-complex="10.5pt"/>
    </style:style>
    <style:style style:name="T268" style:parent-style-name="SYS_HYPERTEXT" style:family="text">
      <style:text-properties fo:color="#0B0080" fo:font-size="10.5pt" style:font-size-asian="10.5pt" style:font-size-complex="10.5pt" style:text-underline-type="none"/>
    </style:style>
    <style:style style:name="T269" style:parent-style-name="DefaultParagraphFont" style:family="text">
      <style:text-properties style:font-name="Arial" style:font-name-complex="Arial" fo:color="#252525" fo:font-size="10.5pt" style:font-size-asian="10.5pt" style:font-size-complex="10.5pt"/>
    </style:style>
    <style:style style:name="T270" style:parent-style-name="DefaultParagraphFont" style:family="text">
      <style:text-properties fo:color="#0B0080" style:text-position="super 66.6%" fo:font-size="12pt" style:font-size-asian="12pt" style:font-size-complex="12pt"/>
    </style:style>
    <style:style style:name="P271"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7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273" style:parent-style-name="DefaultParagraphFont" style:family="text">
      <style:text-properties style:font-name="Arial" style:font-name-complex="Arial" fo:color="#555555" fo:font-size="12pt" style:font-size-asian="12pt" style:font-size-complex="12pt"/>
    </style:style>
    <style:style style:name="T274" style:parent-style-name="SYS_HYPERTEXT" style:family="text">
      <style:text-properties style:font-name="Arial" style:font-name-complex="Arial" fo:color="#0B0080" fo:font-size="12.5pt" style:font-size-asian="12.5pt" style:font-size-complex="12.5pt" style:text-underline-type="none"/>
    </style:style>
    <style:style style:name="T275" style:parent-style-name="DefaultParagraphFont" style:family="text">
      <style:text-properties style:font-name="Arial" style:font-name-complex="Arial" fo:color="#555555" fo:font-size="12pt" style:font-size-asian="12pt" style:font-size-complex="12pt"/>
    </style:style>
    <style:style style:name="T276" style:parent-style-name="DefaultParagraphFont" style:family="text">
      <style:text-properties style:font-name="Arial" style:font-name-complex="Arial" fo:color="#252525" fo:font-size="12.5pt" style:font-size-asian="12.5pt" style:font-size-complex="12.5pt"/>
    </style:style>
    <style:style style:name="P277"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78" style:parent-style-name="DefaultParagraphFont" style:family="text">
      <style:text-properties style:font-name="Arial" style:font-name-complex="Arial" fo:color="#252525" fo:font-size="10.5pt" style:font-size-asian="10.5pt" style:font-size-complex="10.5pt"/>
    </style:style>
    <style:style style:name="T279" style:parent-style-name="SYS_HYPERTEXT" style:family="text">
      <style:text-properties fo:color="#0B0080" fo:font-size="10.5pt" style:font-size-asian="10.5pt" style:font-size-complex="10.5pt" style:text-underline-type="none"/>
    </style:style>
    <style:style style:name="T280" style:parent-style-name="DefaultParagraphFont" style:family="text">
      <style:text-properties style:font-name="Arial" style:font-name-complex="Arial" fo:color="#252525" fo:font-size="10.5pt" style:font-size-asian="10.5pt" style:font-size-complex="10.5pt"/>
    </style:style>
    <style:style style:name="T281" style:parent-style-name="SYS_HYPERTEXT" style:family="text">
      <style:text-properties fo:color="#0B0080" fo:font-size="10.5pt" style:font-size-asian="10.5pt" style:font-size-complex="10.5pt" style:text-underline-type="none"/>
    </style:style>
    <style:style style:name="T282" style:parent-style-name="DefaultParagraphFont" style:family="text">
      <style:text-properties style:font-name="Arial" style:font-name-complex="Arial" fo:color="#252525" fo:font-size="10.5pt" style:font-size-asian="10.5pt" style:font-size-complex="10.5pt"/>
    </style:style>
    <style:style style:name="T283" style:parent-style-name="DefaultParagraphFont" style:family="text">
      <style:text-properties fo:color="#0B0080" style:text-position="super 66.6%" fo:font-size="12pt" style:font-size-asian="12pt" style:font-size-complex="12pt"/>
    </style:style>
    <style:style style:name="P28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5" style:parent-style-name="DefaultParagraphFont" style:family="text">
      <style:text-properties style:font-name="Arial" style:font-name-complex="Arial" fo:color="#252525" fo:font-size="10.5pt" style:font-size-asian="10.5pt" style:font-size-complex="10.5pt"/>
    </style:style>
    <style:style style:name="T286" style:parent-style-name="SYS_HYPERTEXT" style:family="text">
      <style:text-properties fo:color="#0B0080" fo:font-size="10.5pt" style:font-size-asian="10.5pt" style:font-size-complex="10.5pt" style:text-underline-type="none"/>
    </style:style>
    <style:style style:name="T287" style:parent-style-name="DefaultParagraphFont" style:family="text">
      <style:text-properties style:font-name="Arial" style:font-name-complex="Arial" fo:color="#252525" fo:font-size="10.5pt" style:font-size-asian="10.5pt" style:font-size-complex="10.5pt"/>
    </style:style>
    <style:style style:name="T288" style:parent-style-name="SYS_HYPERTEXT" style:family="text">
      <style:text-properties fo:color="#0B0080" fo:font-size="10.5pt" style:font-size-asian="10.5pt" style:font-size-complex="10.5pt" style:text-underline-type="none"/>
    </style:style>
    <style:style style:name="T289" style:parent-style-name="DefaultParagraphFont" style:family="text">
      <style:text-properties style:font-name="Arial" style:font-name-complex="Arial" fo:color="#252525" fo:font-size="10.5pt" style:font-size-asian="10.5pt" style:font-size-complex="10.5pt"/>
    </style:style>
    <style:style style:name="T290" style:parent-style-name="DefaultParagraphFont" style:family="text">
      <style:text-properties fo:color="#0B0080" style:text-position="super 66.6%" fo:font-size="12pt" style:font-size-asian="12pt" style:font-size-complex="12pt"/>
    </style:style>
    <style:style style:name="T291" style:parent-style-name="DefaultParagraphFont" style:family="text">
      <style:text-properties style:font-name="Arial" style:font-name-complex="Arial" fo:color="#252525" fo:font-size="10.5pt" style:font-size-asian="10.5pt" style:font-size-complex="10.5pt"/>
    </style:style>
    <style:style style:name="T292" style:parent-style-name="SYS_HYPERTEXT" style:family="text">
      <style:text-properties fo:color="#0B0080" fo:font-size="10.5pt" style:font-size-asian="10.5pt" style:font-size-complex="10.5pt" style:text-underline-type="none"/>
    </style:style>
    <style:style style:name="T293" style:parent-style-name="DefaultParagraphFont" style:family="text">
      <style:text-properties style:font-name="Arial" style:font-name-complex="Arial" fo:color="#252525" fo:font-size="10.5pt" style:font-size-asian="10.5pt" style:font-size-complex="10.5pt"/>
    </style:style>
    <style:style style:name="T294" style:parent-style-name="DefaultParagraphFont" style:family="text">
      <style:text-properties fo:color="#0B0080" style:text-position="super 66.6%" fo:font-size="12pt" style:font-size-asian="12pt" style:font-size-complex="12pt"/>
    </style:style>
    <style:style style:name="P295"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6" style:parent-style-name="DefaultParagraphFont" style:family="text">
      <style:text-properties style:font-name="Georgia" style:font-name-complex="Georgia" fo:font-size="16pt" style:font-size-asian="16pt" style:font-size-complex="16pt"/>
    </style:style>
    <style:style style:name="T297" style:parent-style-name="DefaultParagraphFont" style:family="text">
      <style:text-properties style:font-name="Arial" style:font-name-complex="Arial" fo:color="#555555" fo:font-size="12pt" style:font-size-asian="12pt" style:font-size-complex="12pt"/>
    </style:style>
    <style:style style:name="T298" style:parent-style-name="SYS_HYPERTEXT" style:family="text">
      <style:text-properties style:font-name="Georgia" style:font-name-complex="Georgia" fo:color="#0B0080" fo:font-size="16pt" style:font-size-asian="16pt" style:font-size-complex="16pt" style:text-underline-type="none"/>
    </style:style>
    <style:style style:name="T299" style:parent-style-name="DefaultParagraphFont" style:family="text">
      <style:text-properties style:font-name="Arial" style:font-name-complex="Arial" fo:color="#555555" fo:font-size="12pt" style:font-size-asian="12pt" style:font-size-complex="12pt"/>
    </style:style>
    <style:style style:name="T300" style:parent-style-name="DefaultParagraphFont" style:family="text">
      <style:text-properties style:font-name="Georgia" style:font-name-complex="Georgia" fo:font-size="16pt" style:font-size-asian="16pt" style:font-size-complex="16pt"/>
    </style:style>
    <style:style style:name="P301" style:parent-style-name="Normal" style:family="paragraph">
      <style:paragraph-properties fo:widows="2" fo:orphans="2" fo:margin-top="0.008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0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303" style:parent-style-name="DefaultParagraphFont" style:family="text">
      <style:text-properties style:font-name="Arial" style:font-name-complex="Arial" fo:color="#555555" fo:font-size="12pt" style:font-size-asian="12pt" style:font-size-complex="12pt"/>
    </style:style>
    <style:style style:name="T304" style:parent-style-name="SYS_HYPERTEXT" style:family="text">
      <style:text-properties style:font-name="Arial" style:font-name-complex="Arial" fo:color="#0B0080" fo:font-size="12.5pt" style:font-size-asian="12.5pt" style:font-size-complex="12.5pt" style:text-underline-type="none"/>
    </style:style>
    <style:style style:name="T305" style:parent-style-name="DefaultParagraphFont" style:family="text">
      <style:text-properties style:font-name="Arial" style:font-name-complex="Arial" fo:color="#555555" fo:font-size="12pt" style:font-size-asian="12pt" style:font-size-complex="12pt"/>
    </style:style>
    <style:style style:name="T306" style:parent-style-name="DefaultParagraphFont" style:family="text">
      <style:text-properties style:font-name="Arial" style:font-name-complex="Arial" fo:color="#555555" fo:font-size="12.5pt" style:font-size-asian="12.5pt" style:font-size-complex="12.5pt"/>
    </style:style>
    <style:style style:name="P307"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308"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309"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10" style:parent-style-name="DefaultParagraphFont" style:family="text">
      <style:text-properties style:font-name="Arial" style:font-name-complex="Arial" fo:color="#252525" fo:font-size="9pt" style:font-size-asian="9pt" style:font-size-complex="9pt"/>
    </style:style>
    <style:style style:name="T311" style:parent-style-name="SYS_HYPERTEXT" style:family="text">
      <style:text-properties fo:color="#0B0080" fo:font-size="9pt" style:font-size-asian="9pt" style:font-size-complex="9pt" style:text-underline-type="none"/>
    </style:style>
    <style:style style:name="T312" style:parent-style-name="DefaultParagraphFont" style:family="text">
      <style:text-properties style:font-name="Arial" style:font-name-complex="Arial" fo:color="#252525" fo:font-size="9pt" style:font-size-asian="9pt" style:font-size-complex="9pt"/>
    </style:style>
    <style:style style:name="T313" style:parent-style-name="SYS_HYPERTEXT" style:family="text">
      <style:text-properties fo:color="#0B0080" fo:font-size="9pt" style:font-size-asian="9pt" style:font-size-complex="9pt" style:text-underline-type="none"/>
    </style:style>
    <style:style style:name="T314" style:parent-style-name="DefaultParagraphFont" style:family="text">
      <style:text-properties style:font-name="Arial" style:font-name-complex="Arial" fo:color="#252525" fo:font-size="9pt" style:font-size-asian="9pt" style:font-size-complex="9pt"/>
    </style:style>
    <style:style style:name="P31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16" style:parent-style-name="DefaultParagraphFont" style:family="text">
      <style:text-properties style:font-name="Arial" style:font-name-complex="Arial" fo:color="#252525" fo:font-size="10.5pt" style:font-size-asian="10.5pt" style:font-size-complex="10.5pt"/>
    </style:style>
    <style:style style:name="T317" style:parent-style-name="SYS_HYPERTEXT" style:family="text">
      <style:text-properties fo:color="#0B0080" fo:font-size="10.5pt" style:font-size-asian="10.5pt" style:font-size-complex="10.5pt" style:text-underline-type="none"/>
    </style:style>
    <style:style style:name="T318" style:parent-style-name="DefaultParagraphFont" style:family="text">
      <style:text-properties style:font-name="Arial" style:font-name-complex="Arial" fo:color="#252525" fo:font-size="10.5pt" style:font-size-asian="10.5pt" style:font-size-complex="10.5pt"/>
    </style:style>
    <style:style style:name="T319" style:parent-style-name="DefaultParagraphFont" style:family="text">
      <style:text-properties fo:color="#0B0080" style:text-position="super 66.6%" fo:font-size="12pt" style:font-size-asian="12pt" style:font-size-complex="12pt"/>
    </style:style>
    <style:style style:name="T320" style:parent-style-name="DefaultParagraphFont" style:family="text">
      <style:text-properties style:font-name="Arial" style:font-name-complex="Arial" fo:color="#252525" fo:font-size="10.5pt" style:font-size-asian="10.5pt" style:font-size-complex="10.5pt"/>
    </style:style>
    <style:style style:name="T321" style:parent-style-name="SYS_HYPERTEXT" style:family="text">
      <style:text-properties fo:color="#0B0080" fo:font-size="10.5pt" style:font-size-asian="10.5pt" style:font-size-complex="10.5pt" style:text-underline-type="none"/>
    </style:style>
    <style:style style:name="T322" style:parent-style-name="DefaultParagraphFont" style:family="text">
      <style:text-properties style:font-name="Arial" style:font-name-complex="Arial" fo:color="#252525" fo:font-size="10.5pt" style:font-size-asian="10.5pt" style:font-size-complex="10.5pt"/>
    </style:style>
    <style:style style:name="T323" style:parent-style-name="SYS_HYPERTEXT" style:family="text">
      <style:text-properties fo:color="#0B0080" fo:font-size="10.5pt" style:font-size-asian="10.5pt" style:font-size-complex="10.5pt" style:text-underline-type="none"/>
    </style:style>
    <style:style style:name="T324" style:parent-style-name="DefaultParagraphFont" style:family="text">
      <style:text-properties style:font-name="Arial" style:font-name-complex="Arial" fo:color="#252525" fo:font-size="10.5pt" style:font-size-asian="10.5pt" style:font-size-complex="10.5pt"/>
    </style:style>
    <style:style style:name="T325" style:parent-style-name="SYS_HYPERTEXT" style:family="text">
      <style:text-properties fo:color="#0B0080" fo:font-size="10.5pt" style:font-size-asian="10.5pt" style:font-size-complex="10.5pt" style:text-underline-type="none"/>
    </style:style>
    <style:style style:name="T326" style:parent-style-name="DefaultParagraphFont" style:family="text">
      <style:text-properties style:font-name="Arial" style:font-name-complex="Arial" fo:color="#252525" fo:font-size="10.5pt" style:font-size-asian="10.5pt" style:font-size-complex="10.5pt"/>
    </style:style>
    <style:style style:name="T327" style:parent-style-name="SYS_HYPERTEXT" style:family="text">
      <style:text-properties fo:color="#0B0080" fo:font-size="10.5pt" style:font-size-asian="10.5pt" style:font-size-complex="10.5pt" style:text-underline-type="none"/>
    </style:style>
    <style:style style:name="T328" style:parent-style-name="DefaultParagraphFont" style:family="text">
      <style:text-properties style:font-name="Arial" style:font-name-complex="Arial" fo:color="#252525" fo:font-size="10.5pt" style:font-size-asian="10.5pt" style:font-size-complex="10.5pt"/>
    </style:style>
    <style:style style:name="T329" style:parent-style-name="SYS_HYPERTEXT" style:family="text">
      <style:text-properties fo:color="#0B0080" fo:font-size="10.5pt" style:font-size-asian="10.5pt" style:font-size-complex="10.5pt" style:text-underline-type="none"/>
    </style:style>
    <style:style style:name="T330" style:parent-style-name="DefaultParagraphFont" style:family="text">
      <style:text-properties fo:font-size="10.5pt" style:font-size-asian="10.5pt" style:font-size-complex="10.5pt"/>
    </style:style>
    <style:style style:name="T331" style:parent-style-name="DefaultParagraphFont" style:family="text">
      <style:text-properties style:font-name="Arial" style:font-name-complex="Arial" fo:color="#252525" fo:font-size="10.5pt" style:font-size-asian="10.5pt" style:font-size-complex="10.5pt"/>
    </style:style>
    <style:style style:name="T332" style:parent-style-name="DefaultParagraphFont" style:family="text">
      <style:text-properties fo:color="#0B0080" style:text-position="super 66.6%" fo:font-size="12pt" style:font-size-asian="12pt" style:font-size-complex="12pt"/>
    </style:style>
    <style:style style:name="T333" style:parent-style-name="DefaultParagraphFont" style:family="text">
      <style:text-properties style:font-name="Arial" style:font-name-complex="Arial" fo:color="#252525" fo:font-size="10.5pt" style:font-size-asian="10.5pt" style:font-size-complex="10.5pt"/>
    </style:style>
    <style:style style:name="T334" style:parent-style-name="SYS_HYPERTEXT" style:family="text">
      <style:text-properties fo:color="#0B0080" fo:font-size="10.5pt" style:font-size-asian="10.5pt" style:font-size-complex="10.5pt" style:text-underline-type="none"/>
    </style:style>
    <style:style style:name="T335" style:parent-style-name="DefaultParagraphFont" style:family="text">
      <style:text-properties style:font-name="Arial" style:font-name-complex="Arial" fo:color="#252525" fo:font-size="10.5pt" style:font-size-asian="10.5pt" style:font-size-complex="10.5pt"/>
    </style:style>
    <style:style style:name="T336" style:parent-style-name="SYS_HYPERTEXT" style:family="text">
      <style:text-properties fo:color="#0B0080" fo:font-size="10.5pt" style:font-size-asian="10.5pt" style:font-size-complex="10.5pt" style:text-underline-type="none"/>
    </style:style>
    <style:style style:name="T337" style:parent-style-name="DefaultParagraphFont" style:family="text">
      <style:text-properties style:font-name="Arial" style:font-name-complex="Arial" fo:color="#252525" fo:font-size="10.5pt" style:font-size-asian="10.5pt" style:font-size-complex="10.5pt"/>
    </style:style>
    <style:style style:name="T338" style:parent-style-name="DefaultParagraphFont" style:family="text">
      <style:text-properties fo:color="#0B0080" style:text-position="super 66.6%" fo:font-size="12pt" style:font-size-asian="12pt" style:font-size-complex="12pt"/>
    </style:style>
    <style:style style:name="P339"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40" style:parent-style-name="DefaultParagraphFont" style:family="text">
      <style:text-properties style:font-name="Arial" style:font-name-complex="Arial" fo:color="#252525" fo:font-size="10.5pt" style:font-size-asian="10.5pt" style:font-size-complex="10.5pt"/>
    </style:style>
    <style:style style:name="T341" style:parent-style-name="SYS_HYPERTEXT" style:family="text">
      <style:text-properties fo:color="#0B0080" fo:font-size="10.5pt" style:font-size-asian="10.5pt" style:font-size-complex="10.5pt" style:text-underline-type="none"/>
    </style:style>
    <style:style style:name="T342" style:parent-style-name="DefaultParagraphFont" style:family="text">
      <style:text-properties style:font-name="Arial" style:font-name-complex="Arial" fo:color="#252525" fo:font-size="10.5pt" style:font-size-asian="10.5pt" style:font-size-complex="10.5pt"/>
    </style:style>
    <style:style style:name="T343" style:parent-style-name="DefaultParagraphFont" style:family="text">
      <style:text-properties fo:color="#0B0080" style:text-position="super 66.6%" fo:font-size="12pt" style:font-size-asian="12pt" style:font-size-complex="12pt"/>
    </style:style>
    <style:style style:name="T344" style:parent-style-name="DefaultParagraphFont" style:family="text">
      <style:text-properties style:font-name="Arial" style:font-name-complex="Arial" fo:color="#252525" fo:font-size="10.5pt" style:font-size-asian="10.5pt" style:font-size-complex="10.5pt"/>
    </style:style>
    <style:style style:name="T345" style:parent-style-name="SYS_HYPERTEXT" style:family="text">
      <style:text-properties fo:color="#0B0080" fo:font-size="10.5pt" style:font-size-asian="10.5pt" style:font-size-complex="10.5pt" style:text-underline-type="none"/>
    </style:style>
    <style:style style:name="T346" style:parent-style-name="DefaultParagraphFont" style:family="text">
      <style:text-properties style:font-name="Arial" style:font-name-complex="Arial" fo:color="#252525" fo:font-size="10.5pt" style:font-size-asian="10.5pt" style:font-size-complex="10.5pt"/>
    </style:style>
    <style:style style:name="T347" style:parent-style-name="SYS_HYPERTEXT" style:family="text">
      <style:text-properties fo:color="#0B0080" fo:font-size="10.5pt" style:font-size-asian="10.5pt" style:font-size-complex="10.5pt" style:text-underline-type="none"/>
    </style:style>
    <style:style style:name="T348" style:parent-style-name="DefaultParagraphFont" style:family="text">
      <style:text-properties style:font-name="Arial" style:font-name-complex="Arial" fo:color="#252525" fo:font-size="10.5pt" style:font-size-asian="10.5pt" style:font-size-complex="10.5pt"/>
    </style:style>
    <style:style style:name="T349" style:parent-style-name="SYS_HYPERTEXT" style:family="text">
      <style:text-properties fo:color="#0B0080" fo:font-size="10.5pt" style:font-size-asian="10.5pt" style:font-size-complex="10.5pt" style:text-underline-type="none"/>
    </style:style>
    <style:style style:name="T350" style:parent-style-name="DefaultParagraphFont" style:family="text">
      <style:text-properties style:font-name="Arial" style:font-name-complex="Arial" fo:color="#252525" fo:font-size="10.5pt" style:font-size-asian="10.5pt" style:font-size-complex="10.5pt"/>
    </style:style>
    <style:style style:name="T351" style:parent-style-name="SYS_HYPERTEXT" style:family="text">
      <style:text-properties fo:color="#A55858" fo:font-size="10.5pt" style:font-size-asian="10.5pt" style:font-size-complex="10.5pt" style:text-underline-type="none"/>
    </style:style>
    <style:style style:name="T352" style:parent-style-name="DefaultParagraphFont" style:family="text">
      <style:text-properties style:font-name="Arial" style:font-name-complex="Arial" fo:color="#252525" fo:font-size="10.5pt" style:font-size-asian="10.5pt" style:font-size-complex="10.5pt"/>
    </style:style>
    <style:style style:name="T353" style:parent-style-name="SYS_HYPERTEXT" style:family="text">
      <style:text-properties fo:color="#0B0080" fo:font-size="10.5pt" style:font-size-asian="10.5pt" style:font-size-complex="10.5pt" style:text-underline-type="none"/>
    </style:style>
    <style:style style:name="T354" style:parent-style-name="DefaultParagraphFont" style:family="text">
      <style:text-properties style:font-name="Arial" style:font-name-complex="Arial" fo:color="#252525" fo:font-size="10.5pt" style:font-size-asian="10.5pt" style:font-size-complex="10.5pt"/>
    </style:style>
    <style:style style:name="T355" style:parent-style-name="SYS_HYPERTEXT" style:family="text">
      <style:text-properties fo:color="#0B0080" fo:font-size="10.5pt" style:font-size-asian="10.5pt" style:font-size-complex="10.5pt" style:text-underline-type="none"/>
    </style:style>
    <style:style style:name="T356" style:parent-style-name="DefaultParagraphFont" style:family="text">
      <style:text-properties style:font-name="Arial" style:font-name-complex="Arial" fo:color="#252525" fo:font-size="10.5pt" style:font-size-asian="10.5pt" style:font-size-complex="10.5pt"/>
    </style:style>
    <style:style style:name="T357" style:parent-style-name="SYS_HYPERTEXT" style:family="text">
      <style:text-properties fo:color="#0B0080" fo:font-size="10.5pt" style:font-size-asian="10.5pt" style:font-size-complex="10.5pt" style:text-underline-type="none"/>
    </style:style>
    <style:style style:name="T358" style:parent-style-name="DefaultParagraphFont" style:family="text">
      <style:text-properties style:font-name="Arial" style:font-name-complex="Arial" fo:color="#252525" fo:font-size="10.5pt" style:font-size-asian="10.5pt" style:font-size-complex="10.5pt"/>
    </style:style>
    <style:style style:name="T359" style:parent-style-name="SYS_HYPERTEXT" style:family="text">
      <style:text-properties fo:color="#0B0080" fo:font-size="10.5pt" style:font-size-asian="10.5pt" style:font-size-complex="10.5pt" style:text-underline-type="none"/>
    </style:style>
    <style:style style:name="T360" style:parent-style-name="DefaultParagraphFont" style:family="text">
      <style:text-properties style:font-name="Arial" style:font-name-complex="Arial" fo:color="#252525" fo:font-size="10.5pt" style:font-size-asian="10.5pt" style:font-size-complex="10.5pt"/>
    </style:style>
    <style:style style:name="T361" style:parent-style-name="DefaultParagraphFont" style:family="text">
      <style:text-properties fo:color="#0B0080" style:text-position="super 66.6%" fo:font-size="12pt" style:font-size-asian="12pt" style:font-size-complex="12pt"/>
    </style:style>
    <style:style style:name="P362"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63" style:parent-style-name="DefaultParagraphFont" style:family="text">
      <style:text-properties style:font-name="Arial" style:font-name-complex="Arial" fo:color="#252525" fo:font-size="9pt" style:font-size-asian="9pt" style:font-size-complex="9pt"/>
    </style:style>
    <style:style style:name="T364" style:parent-style-name="DefaultParagraphFont" style:family="text">
      <style:text-properties style:font-name="Arial" style:font-name-complex="Arial" fo:font-style="italic" style:font-style-asian="italic" style:font-style-complex="italic" fo:color="#252525" fo:font-size="9pt" style:font-size-asian="9pt" style:font-size-complex="9pt"/>
    </style:style>
    <style:style style:name="T365" style:parent-style-name="DefaultParagraphFont" style:family="text">
      <style:text-properties style:font-name="Arial" style:font-name-complex="Arial" fo:color="#252525" fo:font-size="9pt" style:font-size-asian="9pt" style:font-size-complex="9pt"/>
    </style:style>
    <style:style style:name="P366"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367"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368" style:parent-style-name="Normal" style:family="paragraph">
      <style:paragraph-properties fo:widows="2" fo:orphans="2" fo:margin-bottom="0.13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69" style:parent-style-name="DefaultParagraphFont" style:family="text">
      <style:text-properties style:font-name="Arial" style:font-name-complex="Arial" fo:color="#252525" fo:font-size="7.5pt" style:font-size-asian="7.5pt" style:font-size-complex="7.5pt"/>
    </style:style>
    <style:style style:name="T370" style:parent-style-name="DefaultParagraphFont" style:family="text">
      <style:text-properties fo:color="#0B0080" style:text-position="super 66.6%" fo:font-size="12pt" style:font-size-asian="12pt" style:font-size-complex="12pt"/>
    </style:style>
    <style:style style:name="P37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72" style:parent-style-name="DefaultParagraphFont" style:family="text">
      <style:text-properties style:font-name="Arial" style:font-name-complex="Arial" fo:color="#252525" fo:font-size="10.5pt" style:font-size-asian="10.5pt" style:font-size-complex="10.5pt"/>
    </style:style>
    <style:style style:name="T373" style:parent-style-name="DefaultParagraphFont" style:family="text">
      <style:text-properties fo:color="#0B0080" style:text-position="super 66.6%" fo:font-size="12pt" style:font-size-asian="12pt" style:font-size-complex="12pt"/>
    </style:style>
    <style:style style:name="T374" style:parent-style-name="DefaultParagraphFont" style:family="text">
      <style:text-properties style:font-name="Arial" style:font-name-complex="Arial" fo:color="#252525" fo:font-size="10.5pt" style:font-size-asian="10.5pt" style:font-size-complex="10.5pt"/>
    </style:style>
    <style:style style:name="T375" style:parent-style-name="DefaultParagraphFont" style:family="text">
      <style:text-properties fo:color="#0B0080" style:text-position="super 66.6%" fo:font-size="12pt" style:font-size-asian="12pt" style:font-size-complex="12pt"/>
    </style:style>
    <style:style style:name="T376" style:parent-style-name="DefaultParagraphFont" style:family="text">
      <style:text-properties style:font-name="Arial" style:font-name-complex="Arial" fo:color="#252525" fo:font-size="10.5pt" style:font-size-asian="10.5pt" style:font-size-complex="10.5pt"/>
    </style:style>
    <style:style style:name="T377" style:parent-style-name="DefaultParagraphFont" style:family="text">
      <style:text-properties fo:color="#0B0080" style:text-position="super 66.6%" fo:font-size="12pt" style:font-size-asian="12pt" style:font-size-complex="12pt"/>
    </style:style>
    <style:style style:name="P37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79" style:parent-style-name="DefaultParagraphFont" style:family="text">
      <style:text-properties style:font-name="Arial" style:font-name-complex="Arial" fo:color="#252525" fo:font-size="10.5pt" style:font-size-asian="10.5pt" style:font-size-complex="10.5pt"/>
    </style:style>
    <style:style style:name="T380" style:parent-style-name="DefaultParagraphFont" style:family="text">
      <style:text-properties fo:color="#0B0080" style:text-position="super 66.6%" fo:font-size="12pt" style:font-size-asian="12pt" style:font-size-complex="12pt"/>
    </style:style>
    <style:style style:name="T381" style:parent-style-name="DefaultParagraphFont" style:family="text">
      <style:text-properties style:font-name="Arial" style:font-name-complex="Arial" fo:color="#252525" fo:font-size="10.5pt" style:font-size-asian="10.5pt" style:font-size-complex="10.5pt"/>
    </style:style>
    <style:style style:name="T382" style:parent-style-name="SYS_HYPERTEXT" style:family="text">
      <style:text-properties fo:color="#0B0080" fo:font-size="10.5pt" style:font-size-asian="10.5pt" style:font-size-complex="10.5pt" style:text-underline-type="none"/>
    </style:style>
    <style:style style:name="T383" style:parent-style-name="DefaultParagraphFont" style:family="text">
      <style:text-properties style:font-name="Arial" style:font-name-complex="Arial" fo:color="#252525" fo:font-size="10.5pt" style:font-size-asian="10.5pt" style:font-size-complex="10.5pt"/>
    </style:style>
    <style:style style:name="T384" style:parent-style-name="DefaultParagraphFont" style:family="text">
      <style:text-properties fo:color="#0B0080" style:text-position="super 66.6%" fo:font-size="12pt" style:font-size-asian="12pt" style:font-size-complex="12pt"/>
    </style:style>
    <style:style style:name="T385" style:parent-style-name="DefaultParagraphFont" style:family="text">
      <style:text-properties style:font-name="Arial" style:font-name-complex="Arial" fo:color="#252525" fo:font-size="10.5pt" style:font-size-asian="10.5pt" style:font-size-complex="10.5pt"/>
    </style:style>
    <style:style style:name="T386" style:parent-style-name="SYS_HYPERTEXT" style:family="text">
      <style:text-properties fo:color="#0B0080" fo:font-size="10.5pt" style:font-size-asian="10.5pt" style:font-size-complex="10.5pt" style:text-underline-type="none"/>
    </style:style>
    <style:style style:name="T387" style:parent-style-name="DefaultParagraphFont" style:family="text">
      <style:text-properties fo:font-size="10.5pt" style:font-size-asian="10.5pt" style:font-size-complex="10.5pt"/>
    </style:style>
    <style:style style:name="T388" style:parent-style-name="DefaultParagraphFont" style:family="text">
      <style:text-properties style:font-name="Arial" style:font-name-complex="Arial" fo:color="#252525" fo:font-size="10.5pt" style:font-size-asian="10.5pt" style:font-size-complex="10.5pt"/>
    </style:style>
    <style:style style:name="T389" style:parent-style-name="SYS_HYPERTEXT" style:family="text">
      <style:text-properties fo:color="#0B0080" fo:font-size="10.5pt" style:font-size-asian="10.5pt" style:font-size-complex="10.5pt" style:text-underline-type="none"/>
    </style:style>
    <style:style style:name="T390" style:parent-style-name="DefaultParagraphFont" style:family="text">
      <style:text-properties style:font-name="Arial" style:font-name-complex="Arial" fo:color="#252525" fo:font-size="10.5pt" style:font-size-asian="10.5pt" style:font-size-complex="10.5pt"/>
    </style:style>
    <style:style style:name="T391" style:parent-style-name="DefaultParagraphFont" style:family="text">
      <style:text-properties fo:color="#0B0080" style:text-position="super 66.6%" fo:font-size="12pt" style:font-size-asian="12pt" style:font-size-complex="12pt"/>
    </style:style>
    <style:style style:name="P392"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393"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39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395" style:parent-style-name="Normal" style:family="paragraph">
      <style:paragraph-properties fo:widows="2" fo:orphans="2" fo:margin-bottom="0.13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96" style:parent-style-name="DefaultParagraphFont" style:family="text">
      <style:text-properties style:font-name="Arial" style:font-name-complex="Arial" fo:color="#252525" fo:font-size="7.5pt" style:font-size-asian="7.5pt" style:font-size-complex="7.5pt"/>
    </style:style>
    <style:style style:name="T397" style:parent-style-name="SYS_HYPERTEXT" style:family="text">
      <style:text-properties fo:color="#0B0080" fo:font-size="7.5pt" style:font-size-asian="7.5pt" style:font-size-complex="7.5pt" style:text-underline-type="none"/>
    </style:style>
    <style:style style:name="T398" style:parent-style-name="DefaultParagraphFont" style:family="text">
      <style:text-properties style:font-name="Arial" style:font-name-complex="Arial" fo:color="#252525" fo:font-size="7.5pt" style:font-size-asian="7.5pt" style:font-size-complex="7.5pt"/>
    </style:style>
    <style:style style:name="T399" style:parent-style-name="DefaultParagraphFont" style:family="text">
      <style:text-properties fo:color="#0B0080" style:text-position="super 66.6%" fo:font-size="12pt" style:font-size-asian="12pt" style:font-size-complex="12pt"/>
    </style:style>
    <style:style style:name="P40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401" style:parent-style-name="DefaultParagraphFont" style:family="text">
      <style:text-properties style:font-name="Arial" style:font-name-complex="Arial" fo:color="#252525" fo:font-size="10.5pt" style:font-size-asian="10.5pt" style:font-size-complex="10.5pt"/>
    </style:style>
    <style:style style:name="T402" style:parent-style-name="SYS_HYPERTEXT" style:family="text">
      <style:text-properties fo:color="#0B0080" fo:font-size="10.5pt" style:font-size-asian="10.5pt" style:font-size-complex="10.5pt" style:text-underline-type="none"/>
    </style:style>
    <style:style style:name="T403" style:parent-style-name="DefaultParagraphFont" style:family="text">
      <style:text-properties style:font-name="Arial" style:font-name-complex="Arial" fo:color="#252525" fo:font-size="10.5pt" style:font-size-asian="10.5pt" style:font-size-complex="10.5pt"/>
    </style:style>
    <style:style style:name="T404" style:parent-style-name="DefaultParagraphFont" style:family="text">
      <style:text-properties fo:color="#0B0080" style:text-position="super 66.6%" fo:font-size="12pt" style:font-size-asian="12pt" style:font-size-complex="12pt"/>
    </style:style>
    <style:style style:name="T405" style:parent-style-name="DefaultParagraphFont" style:family="text">
      <style:text-properties style:font-name="Arial" style:font-name-complex="Arial" fo:color="#252525" fo:font-size="10.5pt" style:font-size-asian="10.5pt" style:font-size-complex="10.5pt"/>
    </style:style>
    <style:style style:name="T406" style:parent-style-name="SYS_HYPERTEXT" style:family="text">
      <style:text-properties fo:color="#0B0080" fo:font-size="10.5pt" style:font-size-asian="10.5pt" style:font-size-complex="10.5pt" style:text-underline-type="none"/>
    </style:style>
    <style:style style:name="T407" style:parent-style-name="DefaultParagraphFont" style:family="text">
      <style:text-properties style:font-name="Arial" style:font-name-complex="Arial" fo:color="#252525" fo:font-size="10.5pt" style:font-size-asian="10.5pt" style:font-size-complex="10.5pt"/>
    </style:style>
    <style:style style:name="T408" style:parent-style-name="DefaultParagraphFont" style:family="text">
      <style:text-properties fo:color="#0B0080" style:text-position="super 66.6%" fo:font-size="12pt" style:font-size-asian="12pt" style:font-size-complex="12pt"/>
    </style:style>
    <style:style style:name="T409" style:parent-style-name="DefaultParagraphFont" style:family="text">
      <style:text-properties style:font-name="Arial" style:font-name-complex="Arial" fo:color="#252525" fo:font-size="10.5pt" style:font-size-asian="10.5pt" style:font-size-complex="10.5pt"/>
    </style:style>
    <style:style style:name="T410" style:parent-style-name="SYS_HYPERTEXT" style:family="text">
      <style:text-properties fo:color="#0B0080" fo:font-size="10.5pt" style:font-size-asian="10.5pt" style:font-size-complex="10.5pt" style:text-underline-type="none"/>
    </style:style>
    <style:style style:name="T411" style:parent-style-name="DefaultParagraphFont" style:family="text">
      <style:text-properties style:font-name="Arial" style:font-name-complex="Arial" fo:color="#252525" fo:font-size="10.5pt" style:font-size-asian="10.5pt" style:font-size-complex="10.5pt"/>
    </style:style>
    <style:style style:name="T412" style:parent-style-name="DefaultParagraphFont" style:family="text">
      <style:text-properties fo:color="#0B0080" style:text-position="super 66.6%" fo:font-size="12pt" style:font-size-asian="12pt" style:font-size-complex="12pt"/>
    </style:style>
    <style:style style:name="T413" style:parent-style-name="DefaultParagraphFont" style:family="text">
      <style:text-properties style:font-name="Arial" style:font-name-complex="Arial" fo:color="#252525" fo:font-size="10.5pt" style:font-size-asian="10.5pt" style:font-size-complex="10.5pt"/>
    </style:style>
    <style:style style:name="T414" style:parent-style-name="SYS_HYPERTEXT" style:family="text">
      <style:text-properties fo:color="#0B0080" fo:font-size="10.5pt" style:font-size-asian="10.5pt" style:font-size-complex="10.5pt" style:text-underline-type="none"/>
    </style:style>
    <style:style style:name="T415" style:parent-style-name="DefaultParagraphFont" style:family="text">
      <style:text-properties style:font-name="Arial" style:font-name-complex="Arial" fo:color="#252525" fo:font-size="10.5pt" style:font-size-asian="10.5pt" style:font-size-complex="10.5pt"/>
    </style:style>
    <style:style style:name="T416" style:parent-style-name="SYS_HYPERTEXT" style:family="text">
      <style:text-properties fo:color="#0B0080" fo:font-size="10.5pt" style:font-size-asian="10.5pt" style:font-size-complex="10.5pt" style:text-underline-type="none"/>
    </style:style>
    <style:style style:name="T417" style:parent-style-name="DefaultParagraphFont" style:family="text">
      <style:text-properties style:font-name="Arial" style:font-name-complex="Arial" fo:color="#252525" fo:font-size="10.5pt" style:font-size-asian="10.5pt" style:font-size-complex="10.5pt"/>
    </style:style>
    <style:style style:name="T418" style:parent-style-name="SYS_HYPERTEXT" style:family="text">
      <style:text-properties fo:color="#0B0080" fo:font-size="10.5pt" style:font-size-asian="10.5pt" style:font-size-complex="10.5pt" style:text-underline-type="none"/>
    </style:style>
    <style:style style:name="T419" style:parent-style-name="DefaultParagraphFont" style:family="text">
      <style:text-properties style:font-name="Arial" style:font-name-complex="Arial" fo:color="#252525" fo:font-size="10.5pt" style:font-size-asian="10.5pt" style:font-size-complex="10.5pt"/>
    </style:style>
    <style:style style:name="T420" style:parent-style-name="DefaultParagraphFont" style:family="text">
      <style:text-properties fo:color="#0B0080" style:text-position="super 66.6%" fo:font-size="12pt" style:font-size-asian="12pt" style:font-size-complex="12pt"/>
    </style:style>
    <style:style style:name="T421" style:parent-style-name="DefaultParagraphFont" style:family="text">
      <style:text-properties style:font-name="Arial" style:font-name-complex="Arial" fo:color="#252525" fo:font-size="10.5pt" style:font-size-asian="10.5pt" style:font-size-complex="10.5pt"/>
    </style:style>
    <style:style style:name="T422" style:parent-style-name="SYS_HYPERTEXT" style:family="text">
      <style:text-properties fo:color="#0B0080" fo:font-size="10.5pt" style:font-size-asian="10.5pt" style:font-size-complex="10.5pt" style:text-underline-type="none"/>
    </style:style>
    <style:style style:name="T423" style:parent-style-name="DefaultParagraphFont" style:family="text">
      <style:text-properties style:font-name="Arial" style:font-name-complex="Arial" fo:color="#252525" fo:font-size="10.5pt" style:font-size-asian="10.5pt" style:font-size-complex="10.5pt"/>
    </style:style>
    <style:style style:name="T424" style:parent-style-name="DefaultParagraphFont" style:family="text">
      <style:text-properties fo:color="#0B0080" style:text-position="super 66.6%" fo:font-size="12pt" style:font-size-asian="12pt" style:font-size-complex="12pt"/>
    </style:style>
    <style:style style:name="T425" style:parent-style-name="DefaultParagraphFont" style:family="text">
      <style:text-properties style:font-name="Arial" style:font-name-complex="Arial" fo:color="#252525" fo:font-size="10.5pt" style:font-size-asian="10.5pt" style:font-size-complex="10.5pt"/>
    </style:style>
    <style:style style:name="T426" style:parent-style-name="DefaultParagraphFont" style:family="text">
      <style:text-properties fo:color="#0B0080" style:text-position="super 66.6%" fo:font-size="12pt" style:font-size-asian="12pt" style:font-size-complex="12pt"/>
    </style:style>
    <style:style style:name="P427"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428"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429"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430" style:parent-style-name="DefaultParagraphFont" style:family="text">
      <style:text-properties style:font-name="Arial" style:font-name-complex="Arial" fo:color="#252525" fo:font-size="9pt" style:font-size-asian="9pt" style:font-size-complex="9pt"/>
    </style:style>
    <style:style style:name="T431" style:parent-style-name="SYS_HYPERTEXT" style:family="text">
      <style:text-properties fo:color="#0B0080" fo:font-size="9pt" style:font-size-asian="9pt" style:font-size-complex="9pt" style:text-underline-type="none"/>
    </style:style>
    <style:style style:name="T432" style:parent-style-name="DefaultParagraphFont" style:family="text">
      <style:text-properties style:font-name="Arial" style:font-name-complex="Arial" fo:color="#252525" fo:font-size="9pt" style:font-size-asian="9pt" style:font-size-complex="9pt"/>
    </style:style>
    <style:style style:name="T433" style:parent-style-name="DefaultParagraphFont" style:family="text">
      <style:text-properties style:font-name="Arial" style:font-name-complex="Arial" fo:font-style="italic" style:font-style-asian="italic" style:font-style-complex="italic" fo:color="#252525" fo:font-size="9pt" style:font-size-asian="9pt" style:font-size-complex="9pt"/>
    </style:style>
    <style:style style:name="P43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435" style:parent-style-name="DefaultParagraphFont" style:family="text">
      <style:text-properties style:font-name="Arial" style:font-name-complex="Arial" fo:color="#252525" fo:font-size="10.5pt" style:font-size-asian="10.5pt" style:font-size-complex="10.5pt"/>
    </style:style>
    <style:style style:name="T436" style:parent-style-name="SYS_HYPERTEXT" style:family="text">
      <style:text-properties fo:color="#0B0080" fo:font-size="10.5pt" style:font-size-asian="10.5pt" style:font-size-complex="10.5pt" style:text-underline-type="none"/>
    </style:style>
    <style:style style:name="T437" style:parent-style-name="DefaultParagraphFont" style:family="text">
      <style:text-properties style:font-name="Arial" style:font-name-complex="Arial" fo:color="#252525" fo:font-size="10.5pt" style:font-size-asian="10.5pt" style:font-size-complex="10.5pt"/>
    </style:style>
    <style:style style:name="T438" style:parent-style-name="DefaultParagraphFont" style:family="text">
      <style:text-properties fo:color="#0B0080" style:text-position="super 66.6%" fo:font-size="12pt" style:font-size-asian="12pt" style:font-size-complex="12pt"/>
    </style:style>
    <style:style style:name="T439" style:parent-style-name="DefaultParagraphFont" style:family="text">
      <style:text-properties style:font-name="Arial" style:font-name-complex="Arial" fo:color="#252525" fo:font-size="10.5pt" style:font-size-asian="10.5pt" style:font-size-complex="10.5pt"/>
    </style:style>
    <style:style style:name="T440" style:parent-style-name="SYS_HYPERTEXT" style:family="text">
      <style:text-properties fo:color="#0B0080" fo:font-size="10.5pt" style:font-size-asian="10.5pt" style:font-size-complex="10.5pt" style:text-underline-type="none"/>
    </style:style>
    <style:style style:name="T441" style:parent-style-name="DefaultParagraphFont" style:family="text">
      <style:text-properties style:font-name="Arial" style:font-name-complex="Arial" fo:color="#252525" fo:font-size="10.5pt" style:font-size-asian="10.5pt" style:font-size-complex="10.5pt"/>
    </style:style>
    <style:style style:name="T442" style:parent-style-name="SYS_HYPERTEXT" style:family="text">
      <style:text-properties fo:color="#0B0080" fo:font-size="10.5pt" style:font-size-asian="10.5pt" style:font-size-complex="10.5pt" style:text-underline-type="none"/>
    </style:style>
    <style:style style:name="T443" style:parent-style-name="DefaultParagraphFont" style:family="text">
      <style:text-properties style:font-name="Arial" style:font-name-complex="Arial" fo:color="#252525" fo:font-size="10.5pt" style:font-size-asian="10.5pt" style:font-size-complex="10.5pt"/>
    </style:style>
    <style:style style:name="T444" style:parent-style-name="DefaultParagraphFont" style:family="text">
      <style:text-properties fo:color="#0B0080" style:text-position="super 66.6%" fo:font-size="12pt" style:font-size-asian="12pt" style:font-size-complex="12pt"/>
    </style:style>
    <style:style style:name="T445" style:parent-style-name="DefaultParagraphFont" style:family="text">
      <style:text-properties style:font-name="Arial" style:font-name-complex="Arial" fo:color="#252525" fo:font-size="10.5pt" style:font-size-asian="10.5pt" style:font-size-complex="10.5pt"/>
    </style:style>
    <style:style style:name="T446" style:parent-style-name="SYS_HYPERTEXT" style:family="text">
      <style:text-properties fo:color="#0B0080" fo:font-size="10.5pt" style:font-size-asian="10.5pt" style:font-size-complex="10.5pt" style:text-underline-type="none"/>
    </style:style>
    <style:style style:name="T447" style:parent-style-name="DefaultParagraphFont" style:family="text">
      <style:text-properties style:font-name="Arial" style:font-name-complex="Arial" fo:color="#252525" fo:font-size="10.5pt" style:font-size-asian="10.5pt" style:font-size-complex="10.5pt"/>
    </style:style>
    <style:style style:name="T448" style:parent-style-name="SYS_HYPERTEXT" style:family="text">
      <style:text-properties fo:color="#0B0080" fo:font-size="10.5pt" style:font-size-asian="10.5pt" style:font-size-complex="10.5pt" style:text-underline-type="none"/>
    </style:style>
    <style:style style:name="T449" style:parent-style-name="DefaultParagraphFont" style:family="text">
      <style:text-properties style:font-name="Arial" style:font-name-complex="Arial" fo:color="#252525" fo:font-size="10.5pt" style:font-size-asian="10.5pt" style:font-size-complex="10.5pt"/>
    </style:style>
    <style:style style:name="T450" style:parent-style-name="DefaultParagraphFont" style:family="text">
      <style:text-properties fo:color="#0B0080" style:text-position="super 66.6%" fo:font-size="12pt" style:font-size-asian="12pt" style:font-size-complex="12pt"/>
    </style:style>
    <style:style style:name="T451" style:parent-style-name="DefaultParagraphFont" style:family="text">
      <style:text-properties style:font-name="Arial" style:font-name-complex="Arial" fo:color="#252525" fo:font-size="10.5pt" style:font-size-asian="10.5pt" style:font-size-complex="10.5pt"/>
    </style:style>
    <style:style style:name="T452" style:parent-style-name="SYS_HYPERTEXT" style:family="text">
      <style:text-properties fo:color="#0B0080" fo:font-size="10.5pt" style:font-size-asian="10.5pt" style:font-size-complex="10.5pt" style:text-underline-type="none"/>
    </style:style>
    <style:style style:name="T453" style:parent-style-name="DefaultParagraphFont" style:family="text">
      <style:text-properties style:font-name="Arial" style:font-name-complex="Arial" fo:color="#252525" fo:font-size="10.5pt" style:font-size-asian="10.5pt" style:font-size-complex="10.5pt"/>
    </style:style>
    <style:style style:name="T454" style:parent-style-name="SYS_HYPERTEXT" style:family="text">
      <style:text-properties fo:color="#0B0080" fo:font-size="10.5pt" style:font-size-asian="10.5pt" style:font-size-complex="10.5pt" style:text-underline-type="none"/>
    </style:style>
    <style:style style:name="T455" style:parent-style-name="DefaultParagraphFont" style:family="text">
      <style:text-properties style:font-name="Arial" style:font-name-complex="Arial" fo:color="#252525" fo:font-size="10.5pt" style:font-size-asian="10.5pt" style:font-size-complex="10.5pt"/>
    </style:style>
    <style:style style:name="T456" style:parent-style-name="DefaultParagraphFont" style:family="text">
      <style:text-properties fo:color="#0B0080" style:text-position="super 66.6%" fo:font-size="12pt" style:font-size-asian="12pt" style:font-size-complex="12pt"/>
    </style:style>
    <style:style style:name="T457" style:parent-style-name="DefaultParagraphFont" style:family="text">
      <style:text-properties style:font-name="Arial" style:font-name-complex="Arial" fo:color="#252525" fo:font-size="10.5pt" style:font-size-asian="10.5pt" style:font-size-complex="10.5pt"/>
    </style:style>
    <style:style style:name="T458" style:parent-style-name="DefaultParagraphFont" style:family="text">
      <style:text-properties fo:color="#0B0080" style:text-position="super 66.6%" fo:font-size="12pt" style:font-size-asian="12pt" style:font-size-complex="12pt"/>
    </style:style>
    <style:style style:name="T459" style:parent-style-name="DefaultParagraphFont" style:family="text">
      <style:text-properties style:font-name="Arial" style:font-name-complex="Arial" fo:color="#252525" fo:font-size="10.5pt" style:font-size-asian="10.5pt" style:font-size-complex="10.5pt"/>
    </style:style>
    <style:style style:name="T460" style:parent-style-name="DefaultParagraphFont" style:family="text">
      <style:text-properties fo:color="#0B0080" style:text-position="super 66.6%" fo:font-size="12pt" style:font-size-asian="12pt" style:font-size-complex="12pt"/>
    </style:style>
    <style:style style:name="T461" style:parent-style-name="DefaultParagraphFont" style:family="text">
      <style:text-properties style:font-name="Arial" style:font-name-complex="Arial" fo:color="#252525" fo:font-size="10.5pt" style:font-size-asian="10.5pt" style:font-size-complex="10.5pt"/>
    </style:style>
    <style:style style:name="T462" style:parent-style-name="SYS_HYPERTEXT" style:family="text">
      <style:text-properties fo:color="#0B0080" fo:font-size="10.5pt" style:font-size-asian="10.5pt" style:font-size-complex="10.5pt" style:text-underline-type="none"/>
    </style:style>
    <style:style style:name="T463" style:parent-style-name="DefaultParagraphFont" style:family="text">
      <style:text-properties style:font-name="Arial" style:font-name-complex="Arial" fo:color="#252525" fo:font-size="10.5pt" style:font-size-asian="10.5pt" style:font-size-complex="10.5pt"/>
    </style:style>
    <style:style style:name="T464" style:parent-style-name="DefaultParagraphFont" style:family="text">
      <style:text-properties fo:color="#0B0080" style:text-position="super 66.6%" fo:font-size="12pt" style:font-size-asian="12pt" style:font-size-complex="12pt"/>
    </style:style>
    <style:style style:name="T465" style:parent-style-name="DefaultParagraphFont" style:family="text">
      <style:text-properties style:font-name="Arial" style:font-name-complex="Arial" fo:color="#252525" fo:font-size="10.5pt" style:font-size-asian="10.5pt" style:font-size-complex="10.5pt"/>
    </style:style>
    <style:style style:name="T466" style:parent-style-name="DefaultParagraphFont" style:family="text">
      <style:text-properties fo:color="#0B0080" style:text-position="super 66.6%" fo:font-size="12pt" style:font-size-asian="12pt" style:font-size-complex="12pt"/>
    </style:style>
    <style:style style:name="P46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468" style:parent-style-name="DefaultParagraphFont" style:family="text">
      <style:text-properties style:font-name="Arial" style:font-name-complex="Arial" fo:color="#252525" fo:font-size="10.5pt" style:font-size-asian="10.5pt" style:font-size-complex="10.5pt"/>
    </style:style>
    <style:style style:name="T469" style:parent-style-name="SYS_HYPERTEXT" style:family="text">
      <style:text-properties fo:color="#0B0080" fo:font-size="10.5pt" style:font-size-asian="10.5pt" style:font-size-complex="10.5pt" style:text-underline-type="none"/>
    </style:style>
    <style:style style:name="T470" style:parent-style-name="DefaultParagraphFont" style:family="text">
      <style:text-properties style:font-name="Arial" style:font-name-complex="Arial" fo:color="#252525" fo:font-size="10.5pt" style:font-size-asian="10.5pt" style:font-size-complex="10.5pt"/>
    </style:style>
    <style:style style:name="T471" style:parent-style-name="DefaultParagraphFont" style:family="text">
      <style:text-properties fo:color="#0B0080" style:text-position="super 66.6%" fo:font-size="12pt" style:font-size-asian="12pt" style:font-size-complex="12pt"/>
    </style:style>
    <style:style style:name="T472" style:parent-style-name="DefaultParagraphFont" style:family="text">
      <style:text-properties style:font-name="Arial" style:font-name-complex="Arial" fo:color="#252525" fo:font-size="10.5pt" style:font-size-asian="10.5pt" style:font-size-complex="10.5pt"/>
    </style:style>
    <style:style style:name="T473" style:parent-style-name="SYS_HYPERTEXT" style:family="text">
      <style:text-properties fo:color="#0B0080" fo:font-size="10.5pt" style:font-size-asian="10.5pt" style:font-size-complex="10.5pt" style:text-underline-type="none"/>
    </style:style>
    <style:style style:name="T474" style:parent-style-name="DefaultParagraphFont" style:family="text">
      <style:text-properties style:font-name="Arial" style:font-name-complex="Arial" fo:color="#252525" fo:font-size="10.5pt" style:font-size-asian="10.5pt" style:font-size-complex="10.5pt"/>
    </style:style>
    <style:style style:name="T475" style:parent-style-name="SYS_HYPERTEXT" style:family="text">
      <style:text-properties fo:color="#0B0080" fo:font-size="10.5pt" style:font-size-asian="10.5pt" style:font-size-complex="10.5pt" style:text-underline-type="none"/>
    </style:style>
    <style:style style:name="T476" style:parent-style-name="DefaultParagraphFont" style:family="text">
      <style:text-properties style:font-name="Arial" style:font-name-complex="Arial" fo:color="#252525" fo:font-size="10.5pt" style:font-size-asian="10.5pt" style:font-size-complex="10.5pt"/>
    </style:style>
    <style:style style:name="T477" style:parent-style-name="SYS_HYPERTEXT" style:family="text">
      <style:text-properties fo:color="#0B0080" fo:font-size="10.5pt" style:font-size-asian="10.5pt" style:font-size-complex="10.5pt" style:text-underline-type="none"/>
    </style:style>
    <style:style style:name="T478" style:parent-style-name="DefaultParagraphFont" style:family="text">
      <style:text-properties style:font-name="Arial" style:font-name-complex="Arial" fo:color="#252525" fo:font-size="10.5pt" style:font-size-asian="10.5pt" style:font-size-complex="10.5pt"/>
    </style:style>
    <style:style style:name="T479" style:parent-style-name="SYS_HYPERTEXT" style:family="text">
      <style:text-properties fo:color="#0B0080" fo:font-size="10.5pt" style:font-size-asian="10.5pt" style:font-size-complex="10.5pt" style:text-underline-type="none"/>
    </style:style>
    <style:style style:name="T480" style:parent-style-name="DefaultParagraphFont" style:family="text">
      <style:text-properties style:font-name="Arial" style:font-name-complex="Arial" fo:color="#252525" fo:font-size="10.5pt" style:font-size-asian="10.5pt" style:font-size-complex="10.5pt"/>
    </style:style>
    <style:style style:name="T481" style:parent-style-name="SYS_HYPERTEXT" style:family="text">
      <style:text-properties fo:color="#0B0080" fo:font-size="10.5pt" style:font-size-asian="10.5pt" style:font-size-complex="10.5pt" style:text-underline-type="none"/>
    </style:style>
    <style:style style:name="T482" style:parent-style-name="DefaultParagraphFont" style:family="text">
      <style:text-properties style:font-name="Arial" style:font-name-complex="Arial" fo:color="#252525" fo:font-size="10.5pt" style:font-size-asian="10.5pt" style:font-size-complex="10.5pt"/>
    </style:style>
    <style:style style:name="T483" style:parent-style-name="DefaultParagraphFont" style:family="text">
      <style:text-properties fo:color="#0B0080" style:text-position="super 66.6%" fo:font-size="12pt" style:font-size-asian="12pt" style:font-size-complex="12pt"/>
    </style:style>
    <style:style style:name="P48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485" style:parent-style-name="DefaultParagraphFont" style:family="text">
      <style:text-properties style:font-name="Arial" style:font-name-complex="Arial" fo:color="#252525" fo:font-size="10.5pt" style:font-size-asian="10.5pt" style:font-size-complex="10.5pt"/>
    </style:style>
    <style:style style:name="T486" style:parent-style-name="SYS_HYPERTEXT" style:family="text">
      <style:text-properties fo:color="#0B0080" fo:font-size="10.5pt" style:font-size-asian="10.5pt" style:font-size-complex="10.5pt" style:text-underline-type="none"/>
    </style:style>
    <style:style style:name="T487" style:parent-style-name="DefaultParagraphFont" style:family="text">
      <style:text-properties style:font-name="Arial" style:font-name-complex="Arial" fo:color="#252525" fo:font-size="10.5pt" style:font-size-asian="10.5pt" style:font-size-complex="10.5pt"/>
    </style:style>
    <style:style style:name="T488" style:parent-style-name="DefaultParagraphFont" style:family="text">
      <style:text-properties fo:color="#0B0080" style:text-position="super 66.6%" fo:font-size="12pt" style:font-size-asian="12pt" style:font-size-complex="12pt"/>
    </style:style>
    <style:style style:name="T489" style:parent-style-name="DefaultParagraphFont" style:family="text">
      <style:text-properties style:font-name="Arial" style:font-name-complex="Arial" fo:color="#252525" fo:font-size="10.5pt" style:font-size-asian="10.5pt" style:font-size-complex="10.5pt"/>
    </style:style>
    <style:style style:name="T490" style:parent-style-name="SYS_HYPERTEXT" style:family="text">
      <style:text-properties fo:color="#0B0080" fo:font-size="10.5pt" style:font-size-asian="10.5pt" style:font-size-complex="10.5pt" style:text-underline-type="none"/>
    </style:style>
    <style:style style:name="T491" style:parent-style-name="DefaultParagraphFont" style:family="text">
      <style:text-properties style:font-name="Arial" style:font-name-complex="Arial" fo:color="#252525" fo:font-size="10.5pt" style:font-size-asian="10.5pt" style:font-size-complex="10.5pt"/>
    </style:style>
    <style:style style:name="T492" style:parent-style-name="SYS_HYPERTEXT" style:family="text">
      <style:text-properties fo:color="#0B0080" fo:font-size="10.5pt" style:font-size-asian="10.5pt" style:font-size-complex="10.5pt" style:text-underline-type="none"/>
    </style:style>
    <style:style style:name="T493" style:parent-style-name="DefaultParagraphFont" style:family="text">
      <style:text-properties style:font-name="Arial" style:font-name-complex="Arial" fo:color="#252525" fo:font-size="10.5pt" style:font-size-asian="10.5pt" style:font-size-complex="10.5pt"/>
    </style:style>
    <style:style style:name="T494" style:parent-style-name="SYS_HYPERTEXT" style:family="text">
      <style:text-properties fo:color="#0B0080" fo:font-size="10.5pt" style:font-size-asian="10.5pt" style:font-size-complex="10.5pt" style:text-underline-type="none"/>
    </style:style>
    <style:style style:name="T495" style:parent-style-name="DefaultParagraphFont" style:family="text">
      <style:text-properties style:font-name="Arial" style:font-name-complex="Arial" fo:color="#252525" fo:font-size="10.5pt" style:font-size-asian="10.5pt" style:font-size-complex="10.5pt"/>
    </style:style>
    <style:style style:name="T496" style:parent-style-name="SYS_HYPERTEXT" style:family="text">
      <style:text-properties fo:color="#0B0080" fo:font-size="10.5pt" style:font-size-asian="10.5pt" style:font-size-complex="10.5pt" style:text-underline-type="none"/>
    </style:style>
    <style:style style:name="T497" style:parent-style-name="DefaultParagraphFont" style:family="text">
      <style:text-properties style:font-name="Arial" style:font-name-complex="Arial" fo:color="#252525" fo:font-size="10.5pt" style:font-size-asian="10.5pt" style:font-size-complex="10.5pt"/>
    </style:style>
    <style:style style:name="T498"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499" style:parent-style-name="DefaultParagraphFont" style:family="text">
      <style:text-properties style:font-name="Arial" style:font-name-complex="Arial" fo:color="#252525" fo:font-size="10.5pt" style:font-size-asian="10.5pt" style:font-size-complex="10.5pt"/>
    </style:style>
    <style:style style:name="T500" style:parent-style-name="SYS_HYPERTEXT" style:family="text">
      <style:text-properties fo:color="#0B0080" fo:font-size="10.5pt" style:font-size-asian="10.5pt" style:font-size-complex="10.5pt" style:text-underline-type="none"/>
    </style:style>
    <style:style style:name="T501" style:parent-style-name="DefaultParagraphFont" style:family="text">
      <style:text-properties style:font-name="Arial" style:font-name-complex="Arial" fo:color="#252525" fo:font-size="10.5pt" style:font-size-asian="10.5pt" style:font-size-complex="10.5pt"/>
    </style:style>
    <style:style style:name="T502" style:parent-style-name="SYS_HYPERTEXT" style:family="text">
      <style:text-properties fo:color="#0B0080" fo:font-size="10.5pt" style:font-size-asian="10.5pt" style:font-size-complex="10.5pt" style:text-underline-type="none"/>
    </style:style>
    <style:style style:name="T503" style:parent-style-name="DefaultParagraphFont" style:family="text">
      <style:text-properties style:font-name="Arial" style:font-name-complex="Arial" fo:color="#252525" fo:font-size="10.5pt" style:font-size-asian="10.5pt" style:font-size-complex="10.5pt"/>
    </style:style>
    <style:style style:name="T504" style:parent-style-name="SYS_HYPERTEXT" style:family="text">
      <style:text-properties fo:color="#0B0080" fo:font-size="10.5pt" style:font-size-asian="10.5pt" style:font-size-complex="10.5pt" style:text-underline-type="none"/>
    </style:style>
    <style:style style:name="T505" style:parent-style-name="DefaultParagraphFont" style:family="text">
      <style:text-properties style:font-name="Arial" style:font-name-complex="Arial" fo:color="#252525" fo:font-size="10.5pt" style:font-size-asian="10.5pt" style:font-size-complex="10.5pt"/>
    </style:style>
    <style:style style:name="T506" style:parent-style-name="DefaultParagraphFont" style:family="text">
      <style:text-properties fo:color="#0B0080" style:text-position="super 66.6%" fo:font-size="12pt" style:font-size-asian="12pt" style:font-size-complex="12pt"/>
    </style:style>
    <style:style style:name="T507" style:parent-style-name="DefaultParagraphFont" style:family="text">
      <style:text-properties style:font-name="Arial" style:font-name-complex="Arial" fo:color="#252525" fo:font-size="10.5pt" style:font-size-asian="10.5pt" style:font-size-complex="10.5pt"/>
    </style:style>
    <style:style style:name="T508" style:parent-style-name="SYS_HYPERTEXT" style:family="text">
      <style:text-properties fo:color="#0B0080" fo:font-size="10.5pt" style:font-size-asian="10.5pt" style:font-size-complex="10.5pt" style:text-underline-type="none"/>
    </style:style>
    <style:style style:name="T509" style:parent-style-name="DefaultParagraphFont" style:family="text">
      <style:text-properties style:font-name="Arial" style:font-name-complex="Arial" fo:color="#252525" fo:font-size="10.5pt" style:font-size-asian="10.5pt" style:font-size-complex="10.5pt"/>
    </style:style>
    <style:style style:name="T510" style:parent-style-name="SYS_HYPERTEXT" style:family="text">
      <style:text-properties fo:color="#0B0080" fo:font-size="10.5pt" style:font-size-asian="10.5pt" style:font-size-complex="10.5pt" style:text-underline-type="none"/>
    </style:style>
    <style:style style:name="T511" style:parent-style-name="DefaultParagraphFont" style:family="text">
      <style:text-properties style:font-name="Arial" style:font-name-complex="Arial" fo:color="#252525" fo:font-size="10.5pt" style:font-size-asian="10.5pt" style:font-size-complex="10.5pt"/>
    </style:style>
    <style:style style:name="T512" style:parent-style-name="DefaultParagraphFont" style:family="text">
      <style:text-properties fo:color="#0B0080" style:text-position="super 66.6%" fo:font-size="12pt" style:font-size-asian="12pt" style:font-size-complex="12pt"/>
    </style:style>
    <style:style style:name="P513"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14" style:parent-style-name="DefaultParagraphFont" style:family="text">
      <style:text-properties style:font-name="Arial" style:font-name-complex="Arial" fo:color="#252525" fo:font-size="10.5pt" style:font-size-asian="10.5pt" style:font-size-complex="10.5pt"/>
    </style:style>
    <style:style style:name="T515" style:parent-style-name="DefaultParagraphFont" style:family="text">
      <style:text-properties fo:color="#0B0080" style:text-position="super 66.6%" fo:font-size="12pt" style:font-size-asian="12pt" style:font-size-complex="12pt"/>
    </style:style>
    <style:style style:name="T516" style:parent-style-name="DefaultParagraphFont" style:family="text">
      <style:text-properties style:font-name="Arial" style:font-name-complex="Arial" fo:color="#252525" fo:font-size="10.5pt" style:font-size-asian="10.5pt" style:font-size-complex="10.5pt"/>
    </style:style>
    <style:style style:name="T517" style:parent-style-name="DefaultParagraphFont" style:family="text">
      <style:text-properties fo:color="#0B0080" style:text-position="super 66.6%" fo:font-size="12pt" style:font-size-asian="12pt" style:font-size-complex="12pt"/>
    </style:style>
    <style:style style:name="P518"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19"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520" style:parent-style-name="DefaultParagraphFont" style:family="text">
      <style:text-properties style:font-name="Arial" style:font-name-complex="Arial" fo:color="#555555" fo:font-size="12pt" style:font-size-asian="12pt" style:font-size-complex="12pt"/>
    </style:style>
    <style:style style:name="T521" style:parent-style-name="SYS_HYPERTEXT" style:family="text">
      <style:text-properties style:font-name="Arial" style:font-name-complex="Arial" fo:color="#0B0080" fo:font-size="12.5pt" style:font-size-asian="12.5pt" style:font-size-complex="12.5pt" style:text-underline-type="none"/>
    </style:style>
    <style:style style:name="T522" style:parent-style-name="DefaultParagraphFont" style:family="text">
      <style:text-properties style:font-name="Arial" style:font-name-complex="Arial" fo:color="#555555" fo:font-size="12pt" style:font-size-asian="12pt" style:font-size-complex="12pt"/>
    </style:style>
    <style:style style:name="T523" style:parent-style-name="DefaultParagraphFont" style:family="text">
      <style:text-properties style:font-name="Arial" style:font-name-complex="Arial" fo:color="#252525" fo:font-size="12.5pt" style:font-size-asian="12.5pt" style:font-size-complex="12.5pt"/>
    </style:style>
    <style:style style:name="P524"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25" style:parent-style-name="DefaultParagraphFont" style:family="text">
      <style:text-properties style:font-name="Arial" style:font-name-complex="Arial" fo:color="#252525" fo:font-size="10.5pt" style:font-size-asian="10.5pt" style:font-size-complex="10.5pt"/>
    </style:style>
    <style:style style:name="T526" style:parent-style-name="SYS_HYPERTEXT" style:family="text">
      <style:text-properties fo:color="#0B0080" fo:font-size="10.5pt" style:font-size-asian="10.5pt" style:font-size-complex="10.5pt" style:text-underline-type="none"/>
    </style:style>
    <style:style style:name="T527" style:parent-style-name="DefaultParagraphFont" style:family="text">
      <style:text-properties style:font-name="Arial" style:font-name-complex="Arial" fo:color="#252525" fo:font-size="10.5pt" style:font-size-asian="10.5pt" style:font-size-complex="10.5pt"/>
    </style:style>
    <style:style style:name="T528" style:parent-style-name="DefaultParagraphFont" style:family="text">
      <style:text-properties fo:color="#0B0080" style:text-position="super 66.6%" fo:font-size="12pt" style:font-size-asian="12pt" style:font-size-complex="12pt"/>
    </style:style>
    <style:style style:name="T529" style:parent-style-name="DefaultParagraphFont" style:family="text">
      <style:text-properties style:font-name="Arial" style:font-name-complex="Arial" fo:color="#252525" fo:font-size="10.5pt" style:font-size-asian="10.5pt" style:font-size-complex="10.5pt"/>
    </style:style>
    <style:style style:name="T530" style:parent-style-name="DefaultParagraphFont" style:family="text">
      <style:text-properties fo:color="#0B0080" style:text-position="super 66.6%" fo:font-size="12pt" style:font-size-asian="12pt" style:font-size-complex="12pt"/>
    </style:style>
    <style:style style:name="P531"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3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533" style:parent-style-name="DefaultParagraphFont" style:family="text">
      <style:text-properties style:font-name="Arial" style:font-name-complex="Arial" fo:color="#555555" fo:font-size="12pt" style:font-size-asian="12pt" style:font-size-complex="12pt"/>
    </style:style>
    <style:style style:name="T534" style:parent-style-name="SYS_HYPERTEXT" style:family="text">
      <style:text-properties style:font-name="Arial" style:font-name-complex="Arial" fo:color="#0B0080" fo:font-size="12.5pt" style:font-size-asian="12.5pt" style:font-size-complex="12.5pt" style:text-underline-type="none"/>
    </style:style>
    <style:style style:name="T535" style:parent-style-name="DefaultParagraphFont" style:family="text">
      <style:text-properties style:font-name="Arial" style:font-name-complex="Arial" fo:color="#555555" fo:font-size="12pt" style:font-size-asian="12pt" style:font-size-complex="12pt"/>
    </style:style>
    <style:style style:name="T536" style:parent-style-name="DefaultParagraphFont" style:family="text">
      <style:text-properties style:font-name="Arial" style:font-name-complex="Arial" fo:color="#252525" fo:font-size="12.5pt" style:font-size-asian="12.5pt" style:font-size-complex="12.5pt"/>
    </style:style>
    <style:style style:name="P537"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538"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539"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54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41" style:parent-style-name="DefaultParagraphFont" style:family="text">
      <style:text-properties style:font-name="Arial" style:font-name-complex="Arial" fo:color="#252525" fo:font-size="10.5pt" style:font-size-asian="10.5pt" style:font-size-complex="10.5pt"/>
    </style:style>
    <style:style style:name="T542" style:parent-style-name="SYS_HYPERTEXT" style:family="text">
      <style:text-properties fo:color="#0B0080" fo:font-size="10.5pt" style:font-size-asian="10.5pt" style:font-size-complex="10.5pt" style:text-underline-type="none"/>
    </style:style>
    <style:style style:name="T543" style:parent-style-name="DefaultParagraphFont" style:family="text">
      <style:text-properties style:font-name="Arial" style:font-name-complex="Arial" fo:color="#252525" fo:font-size="10.5pt" style:font-size-asian="10.5pt" style:font-size-complex="10.5pt"/>
    </style:style>
    <style:style style:name="T544" style:parent-style-name="SYS_HYPERTEXT" style:family="text">
      <style:text-properties fo:color="#0B0080" fo:font-size="10.5pt" style:font-size-asian="10.5pt" style:font-size-complex="10.5pt" style:text-underline-type="none"/>
    </style:style>
    <style:style style:name="T545" style:parent-style-name="DefaultParagraphFont" style:family="text">
      <style:text-properties style:font-name="Arial" style:font-name-complex="Arial" fo:color="#252525" fo:font-size="10.5pt" style:font-size-asian="10.5pt" style:font-size-complex="10.5pt"/>
    </style:style>
    <style:style style:name="T546" style:parent-style-name="SYS_HYPERTEXT" style:family="text">
      <style:text-properties fo:color="#0B0080" fo:font-size="10.5pt" style:font-size-asian="10.5pt" style:font-size-complex="10.5pt" style:text-underline-type="none"/>
    </style:style>
    <style:style style:name="T547" style:parent-style-name="DefaultParagraphFont" style:family="text">
      <style:text-properties style:font-name="Arial" style:font-name-complex="Arial" fo:color="#252525" fo:font-size="10.5pt" style:font-size-asian="10.5pt" style:font-size-complex="10.5pt"/>
    </style:style>
    <style:style style:name="T548" style:parent-style-name="DefaultParagraphFont" style:family="text">
      <style:text-properties style:font-name="Arial" style:font-name-complex="Arial" fo:font-variant="small-caps" fo:color="#252525" fo:font-size="10.5pt" style:font-size-asian="10.5pt" style:font-size-complex="10.5pt"/>
    </style:style>
    <style:style style:name="T549" style:parent-style-name="DefaultParagraphFont" style:family="text">
      <style:text-properties style:font-name="Arial" style:font-name-complex="Arial" fo:color="#252525" fo:font-size="10.5pt" style:font-size-asian="10.5pt" style:font-size-complex="10.5pt"/>
    </style:style>
    <style:style style:name="T550" style:parent-style-name="DefaultParagraphFont" style:family="text">
      <style:text-properties fo:color="#0B0080" style:text-position="super 66.6%" fo:font-size="12pt" style:font-size-asian="12pt" style:font-size-complex="12pt"/>
    </style:style>
    <style:style style:name="T551" style:parent-style-name="DefaultParagraphFont" style:family="text">
      <style:text-properties style:font-name="Arial" style:font-name-complex="Arial" fo:color="#252525" fo:font-size="10.5pt" style:font-size-asian="10.5pt" style:font-size-complex="10.5pt"/>
    </style:style>
    <style:style style:name="T552" style:parent-style-name="SYS_HYPERTEXT" style:family="text">
      <style:text-properties fo:color="#0B0080" fo:font-size="10.5pt" style:font-size-asian="10.5pt" style:font-size-complex="10.5pt" style:text-underline-type="none"/>
    </style:style>
    <style:style style:name="T553" style:parent-style-name="DefaultParagraphFont" style:family="text">
      <style:text-properties style:font-name="Arial" style:font-name-complex="Arial" fo:color="#252525" fo:font-size="10.5pt" style:font-size-asian="10.5pt" style:font-size-complex="10.5pt"/>
    </style:style>
    <style:style style:name="T554" style:parent-style-name="SYS_HYPERTEXT" style:family="text">
      <style:text-properties fo:color="#0B0080" fo:font-size="10.5pt" style:font-size-asian="10.5pt" style:font-size-complex="10.5pt" style:text-underline-type="none"/>
    </style:style>
    <style:style style:name="T555" style:parent-style-name="DefaultParagraphFont" style:family="text">
      <style:text-properties style:font-name="Arial" style:font-name-complex="Arial" fo:color="#252525" fo:font-size="10.5pt" style:font-size-asian="10.5pt" style:font-size-complex="10.5pt"/>
    </style:style>
    <style:style style:name="T556" style:parent-style-name="SYS_HYPERTEXT" style:family="text">
      <style:text-properties fo:color="#0B0080" fo:font-size="10.5pt" style:font-size-asian="10.5pt" style:font-size-complex="10.5pt" style:text-underline-type="none"/>
    </style:style>
    <style:style style:name="T557" style:parent-style-name="DefaultParagraphFont" style:family="text">
      <style:text-properties style:font-name="Arial" style:font-name-complex="Arial" fo:color="#252525" fo:font-size="10.5pt" style:font-size-asian="10.5pt" style:font-size-complex="10.5pt"/>
    </style:style>
    <style:style style:name="T558" style:parent-style-name="DefaultParagraphFont" style:family="text">
      <style:text-properties fo:color="#0B0080" style:text-position="super 66.6%" fo:font-size="12pt" style:font-size-asian="12pt" style:font-size-complex="12pt"/>
    </style:style>
    <style:style style:name="T559" style:parent-style-name="DefaultParagraphFont" style:family="text">
      <style:text-properties style:font-name="Arial" style:font-name-complex="Arial" fo:color="#252525" fo:font-size="10.5pt" style:font-size-asian="10.5pt" style:font-size-complex="10.5pt"/>
    </style:style>
    <style:style style:name="T560" style:parent-style-name="SYS_HYPERTEXT" style:family="text">
      <style:text-properties fo:color="#0B0080" fo:font-size="10.5pt" style:font-size-asian="10.5pt" style:font-size-complex="10.5pt" style:text-underline-type="none"/>
    </style:style>
    <style:style style:name="T561" style:parent-style-name="DefaultParagraphFont" style:family="text">
      <style:text-properties style:font-name="Arial" style:font-name-complex="Arial" fo:color="#252525" fo:font-size="10.5pt" style:font-size-asian="10.5pt" style:font-size-complex="10.5pt"/>
    </style:style>
    <style:style style:name="T562" style:parent-style-name="SYS_HYPERTEXT" style:family="text">
      <style:text-properties fo:color="#0B0080" fo:font-size="10.5pt" style:font-size-asian="10.5pt" style:font-size-complex="10.5pt" style:text-underline-type="none"/>
    </style:style>
    <style:style style:name="T563" style:parent-style-name="DefaultParagraphFont" style:family="text">
      <style:text-properties style:font-name="Arial" style:font-name-complex="Arial" fo:color="#252525" fo:font-size="10.5pt" style:font-size-asian="10.5pt" style:font-size-complex="10.5pt"/>
    </style:style>
    <style:style style:name="T564" style:parent-style-name="DefaultParagraphFont" style:family="text">
      <style:text-properties fo:color="#0B0080" style:text-position="super 66.6%" fo:font-size="12pt" style:font-size-asian="12pt" style:font-size-complex="12pt"/>
    </style:style>
    <style:style style:name="T565" style:parent-style-name="DefaultParagraphFont" style:family="text">
      <style:text-properties style:font-name="Arial" style:font-name-complex="Arial" fo:color="#252525" fo:font-size="10.5pt" style:font-size-asian="10.5pt" style:font-size-complex="10.5pt"/>
    </style:style>
    <style:style style:name="T566" style:parent-style-name="DefaultParagraphFont" style:family="text">
      <style:text-properties fo:color="#0B0080" style:text-position="super 66.6%" fo:font-size="12pt" style:font-size-asian="12pt" style:font-size-complex="12pt"/>
    </style:style>
    <style:style style:name="T567" style:parent-style-name="DefaultParagraphFont" style:family="text">
      <style:text-properties style:font-name="Arial" style:font-name-complex="Arial" fo:color="#252525" fo:font-size="10.5pt" style:font-size-asian="10.5pt" style:font-size-complex="10.5pt"/>
    </style:style>
    <style:style style:name="T568" style:parent-style-name="SYS_HYPERTEXT" style:family="text">
      <style:text-properties fo:color="#0B0080" fo:font-size="10.5pt" style:font-size-asian="10.5pt" style:font-size-complex="10.5pt" style:text-underline-type="none"/>
    </style:style>
    <style:style style:name="T569" style:parent-style-name="DefaultParagraphFont" style:family="text">
      <style:text-properties style:font-name="Arial" style:font-name-complex="Arial" fo:color="#252525" fo:font-size="10.5pt" style:font-size-asian="10.5pt" style:font-size-complex="10.5pt"/>
    </style:style>
    <style:style style:name="T570" style:parent-style-name="SYS_HYPERTEXT" style:family="text">
      <style:text-properties fo:color="#0B0080" fo:font-size="10.5pt" style:font-size-asian="10.5pt" style:font-size-complex="10.5pt" style:text-underline-type="none"/>
    </style:style>
    <style:style style:name="T571" style:parent-style-name="DefaultParagraphFont" style:family="text">
      <style:text-properties style:font-name="Arial" style:font-name-complex="Arial" fo:color="#252525" fo:font-size="10.5pt" style:font-size-asian="10.5pt" style:font-size-complex="10.5pt"/>
    </style:style>
    <style:style style:name="T572"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573" style:parent-style-name="DefaultParagraphFont" style:family="text">
      <style:text-properties style:font-name="Arial" style:font-name-complex="Arial" fo:color="#252525" fo:font-size="10.5pt" style:font-size-asian="10.5pt" style:font-size-complex="10.5pt"/>
    </style:style>
    <style:style style:name="T574" style:parent-style-name="DefaultParagraphFont" style:family="text">
      <style:text-properties fo:color="#0B0080" style:text-position="super 66.6%" fo:font-size="12pt" style:font-size-asian="12pt" style:font-size-complex="12pt"/>
    </style:style>
    <style:style style:name="P57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576" style:parent-style-name="DefaultParagraphFont" style:family="text">
      <style:text-properties style:font-name="Arial" style:font-name-complex="Arial" fo:color="#252525" fo:font-size="10.5pt" style:font-size-asian="10.5pt" style:font-size-complex="10.5pt"/>
    </style:style>
    <style:style style:name="T577" style:parent-style-name="DefaultParagraphFont" style:family="text">
      <style:text-properties fo:color="#0B0080" style:text-position="super 66.6%" fo:font-size="12pt" style:font-size-asian="12pt" style:font-size-complex="12pt"/>
    </style:style>
    <style:style style:name="T578" style:parent-style-name="DefaultParagraphFont" style:family="text">
      <style:text-properties style:font-name="Arial" style:font-name-complex="Arial" fo:color="#252525" fo:font-size="10.5pt" style:font-size-asian="10.5pt" style:font-size-complex="10.5pt"/>
    </style:style>
    <style:style style:name="T579" style:parent-style-name="SYS_HYPERTEXT" style:family="text">
      <style:text-properties fo:color="#0B0080" fo:font-size="10.5pt" style:font-size-asian="10.5pt" style:font-size-complex="10.5pt" style:text-underline-type="none"/>
    </style:style>
    <style:style style:name="T580" style:parent-style-name="DefaultParagraphFont" style:family="text">
      <style:text-properties style:font-name="Arial" style:font-name-complex="Arial" fo:color="#252525" fo:font-size="10.5pt" style:font-size-asian="10.5pt" style:font-size-complex="10.5pt"/>
    </style:style>
    <style:style style:name="T581" style:parent-style-name="SYS_HYPERTEXT" style:family="text">
      <style:text-properties fo:color="#0B0080" fo:font-size="10.5pt" style:font-size-asian="10.5pt" style:font-size-complex="10.5pt" style:text-underline-type="none"/>
    </style:style>
    <style:style style:name="T582" style:parent-style-name="DefaultParagraphFont" style:family="text">
      <style:text-properties style:font-name="Arial" style:font-name-complex="Arial" fo:color="#252525" fo:font-size="10.5pt" style:font-size-asian="10.5pt" style:font-size-complex="10.5pt"/>
    </style:style>
    <style:style style:name="T583" style:parent-style-name="DefaultParagraphFont" style:family="text">
      <style:text-properties fo:color="#0B0080" style:text-position="super 66.6%" fo:font-size="12pt" style:font-size-asian="12pt" style:font-size-complex="12pt"/>
    </style:style>
    <style:style style:name="T584" style:parent-style-name="DefaultParagraphFont" style:family="text">
      <style:text-properties style:font-name="Arial" style:font-name-complex="Arial" fo:color="#252525" fo:font-size="10.5pt" style:font-size-asian="10.5pt" style:font-size-complex="10.5pt"/>
    </style:style>
    <style:style style:name="T585" style:parent-style-name="DefaultParagraphFont" style:family="text">
      <style:text-properties fo:color="#0B0080" style:text-position="super 66.6%" fo:font-size="12pt" style:font-size-asian="12pt" style:font-size-complex="12pt"/>
    </style:style>
    <style:style style:name="T586" style:parent-style-name="DefaultParagraphFont" style:family="text">
      <style:text-properties style:font-name="Arial" style:font-name-complex="Arial" fo:color="#252525" fo:font-size="10.5pt" style:font-size-asian="10.5pt" style:font-size-complex="10.5pt"/>
    </style:style>
    <style:style style:name="T587" style:parent-style-name="DefaultParagraphFont" style:family="text">
      <style:text-properties fo:color="#0B0080" style:text-position="super 66.6%" fo:font-size="12pt" style:font-size-asian="12pt" style:font-size-complex="12pt"/>
    </style:style>
    <style:style style:name="T588" style:parent-style-name="DefaultParagraphFont" style:family="text">
      <style:text-properties style:font-name="Arial" style:font-name-complex="Arial" fo:color="#252525" fo:font-size="10.5pt" style:font-size-asian="10.5pt" style:font-size-complex="10.5pt"/>
    </style:style>
    <style:style style:name="T589" style:parent-style-name="SYS_HYPERTEXT" style:family="text">
      <style:text-properties fo:color="#0B0080" fo:font-size="10.5pt" style:font-size-asian="10.5pt" style:font-size-complex="10.5pt" style:text-underline-type="none"/>
    </style:style>
    <style:style style:name="T590" style:parent-style-name="DefaultParagraphFont" style:family="text">
      <style:text-properties style:font-name="Arial" style:font-name-complex="Arial" fo:color="#252525" fo:font-size="10.5pt" style:font-size-asian="10.5pt" style:font-size-complex="10.5pt"/>
    </style:style>
    <style:style style:name="T591" style:parent-style-name="DefaultParagraphFont" style:family="text">
      <style:text-properties fo:color="#0B0080" style:text-position="super 66.6%" fo:font-size="12pt" style:font-size-asian="12pt" style:font-size-complex="12pt"/>
    </style:style>
    <style:style style:name="T592" style:parent-style-name="DefaultParagraphFont" style:family="text">
      <style:text-properties style:font-name="Arial" style:font-name-complex="Arial" fo:color="#252525" fo:font-size="10.5pt" style:font-size-asian="10.5pt" style:font-size-complex="10.5pt"/>
    </style:style>
    <style:style style:name="T593" style:parent-style-name="SYS_HYPERTEXT" style:family="text">
      <style:text-properties fo:color="#0B0080" fo:font-size="10.5pt" style:font-size-asian="10.5pt" style:font-size-complex="10.5pt" style:text-underline-type="none"/>
    </style:style>
    <style:style style:name="T594" style:parent-style-name="DefaultParagraphFont" style:family="text">
      <style:text-properties style:font-name="Arial" style:font-name-complex="Arial" fo:color="#252525" fo:font-size="10.5pt" style:font-size-asian="10.5pt" style:font-size-complex="10.5pt"/>
    </style:style>
    <style:style style:name="T595" style:parent-style-name="SYS_HYPERTEXT" style:family="text">
      <style:text-properties fo:color="#0B0080" fo:font-size="10.5pt" style:font-size-asian="10.5pt" style:font-size-complex="10.5pt" style:text-underline-type="none"/>
    </style:style>
    <style:style style:name="T596" style:parent-style-name="DefaultParagraphFont" style:family="text">
      <style:text-properties style:font-name="Arial" style:font-name-complex="Arial" fo:color="#252525" fo:font-size="10.5pt" style:font-size-asian="10.5pt" style:font-size-complex="10.5pt"/>
    </style:style>
    <style:style style:name="T597" style:parent-style-name="SYS_HYPERTEXT" style:family="text">
      <style:text-properties fo:color="#0B0080" fo:font-size="10.5pt" style:font-size-asian="10.5pt" style:font-size-complex="10.5pt" style:text-underline-type="none"/>
    </style:style>
    <style:style style:name="T598" style:parent-style-name="DefaultParagraphFont" style:family="text">
      <style:text-properties style:font-name="Arial" style:font-name-complex="Arial" fo:color="#252525" fo:font-size="10.5pt" style:font-size-asian="10.5pt" style:font-size-complex="10.5pt"/>
    </style:style>
    <style:style style:name="T599" style:parent-style-name="DefaultParagraphFont" style:family="text">
      <style:text-properties fo:color="#0B0080" style:text-position="super 66.6%" fo:font-size="12pt" style:font-size-asian="12pt" style:font-size-complex="12pt"/>
    </style:style>
    <style:style style:name="T600" style:parent-style-name="DefaultParagraphFont" style:family="text">
      <style:text-properties style:font-name="Arial" style:font-name-complex="Arial" fo:color="#252525" fo:font-size="10.5pt" style:font-size-asian="10.5pt" style:font-size-complex="10.5pt"/>
    </style:style>
    <style:style style:name="P60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02" style:parent-style-name="DefaultParagraphFont" style:family="text">
      <style:text-properties style:font-name="Arial" style:font-name-complex="Arial" fo:color="#252525" fo:font-size="10.5pt" style:font-size-asian="10.5pt" style:font-size-complex="10.5pt"/>
    </style:style>
    <style:style style:name="T603" style:parent-style-name="SYS_HYPERTEXT" style:family="text">
      <style:text-properties fo:color="#0B0080" fo:font-size="10.5pt" style:font-size-asian="10.5pt" style:font-size-complex="10.5pt" style:text-underline-type="none"/>
    </style:style>
    <style:style style:name="T604" style:parent-style-name="DefaultParagraphFont" style:family="text">
      <style:text-properties style:font-name="Arial" style:font-name-complex="Arial" fo:color="#252525" fo:font-size="10.5pt" style:font-size-asian="10.5pt" style:font-size-complex="10.5pt"/>
    </style:style>
    <style:style style:name="T605" style:parent-style-name="SYS_HYPERTEXT" style:family="text">
      <style:text-properties fo:color="#0B0080" fo:font-size="10.5pt" style:font-size-asian="10.5pt" style:font-size-complex="10.5pt" style:text-underline-type="none"/>
    </style:style>
    <style:style style:name="T606" style:parent-style-name="DefaultParagraphFont" style:family="text">
      <style:text-properties style:font-name="Arial" style:font-name-complex="Arial" fo:color="#252525" fo:font-size="10.5pt" style:font-size-asian="10.5pt" style:font-size-complex="10.5pt"/>
    </style:style>
    <style:style style:name="T607" style:parent-style-name="DefaultParagraphFont" style:family="text">
      <style:text-properties fo:color="#0B0080" style:text-position="super 66.6%" fo:font-size="12pt" style:font-size-asian="12pt" style:font-size-complex="12pt"/>
    </style:style>
    <style:style style:name="T608" style:parent-style-name="DefaultParagraphFont" style:family="text">
      <style:text-properties style:font-name="Arial" style:font-name-complex="Arial" fo:color="#252525" fo:font-size="10.5pt" style:font-size-asian="10.5pt" style:font-size-complex="10.5pt"/>
    </style:style>
    <style:style style:name="T609" style:parent-style-name="SYS_HYPERTEXT" style:family="text">
      <style:text-properties fo:color="#0B0080" fo:font-size="10.5pt" style:font-size-asian="10.5pt" style:font-size-complex="10.5pt" style:text-underline-type="none"/>
    </style:style>
    <style:style style:name="T610" style:parent-style-name="DefaultParagraphFont" style:family="text">
      <style:text-properties style:font-name="Arial" style:font-name-complex="Arial" fo:color="#252525" fo:font-size="10.5pt" style:font-size-asian="10.5pt" style:font-size-complex="10.5pt"/>
    </style:style>
    <style:style style:name="T611" style:parent-style-name="SYS_HYPERTEXT" style:family="text">
      <style:text-properties fo:color="#0B0080" fo:font-size="10.5pt" style:font-size-asian="10.5pt" style:font-size-complex="10.5pt" style:text-underline-type="none"/>
    </style:style>
    <style:style style:name="T612" style:parent-style-name="DefaultParagraphFont" style:family="text">
      <style:text-properties style:font-name="Arial" style:font-name-complex="Arial" fo:color="#252525" fo:font-size="10.5pt" style:font-size-asian="10.5pt" style:font-size-complex="10.5pt"/>
    </style:style>
    <style:style style:name="T613" style:parent-style-name="DefaultParagraphFont" style:family="text">
      <style:text-properties fo:color="#0B0080" style:text-position="super 66.6%" fo:font-size="12pt" style:font-size-asian="12pt" style:font-size-complex="12pt"/>
    </style:style>
    <style:style style:name="T614" style:parent-style-name="DefaultParagraphFont" style:family="text">
      <style:text-properties style:font-name="Arial" style:font-name-complex="Arial" fo:color="#252525" fo:font-size="10.5pt" style:font-size-asian="10.5pt" style:font-size-complex="10.5pt"/>
    </style:style>
    <style:style style:name="T615" style:parent-style-name="DefaultParagraphFont" style:family="text">
      <style:text-properties style:font-name="Arial" style:font-name-complex="Arial" fo:font-variant="small-caps" fo:color="#252525" fo:font-size="10.5pt" style:font-size-asian="10.5pt" style:font-size-complex="10.5pt"/>
    </style:style>
    <style:style style:name="T616" style:parent-style-name="DefaultParagraphFont" style:family="text">
      <style:text-properties style:font-name="Arial" style:font-name-complex="Arial" fo:color="#252525" fo:font-size="10.5pt" style:font-size-asian="10.5pt" style:font-size-complex="10.5pt"/>
    </style:style>
    <style:style style:name="T617" style:parent-style-name="DefaultParagraphFont" style:family="text">
      <style:text-properties fo:color="#0B0080" style:text-position="super 66.6%" fo:font-size="12pt" style:font-size-asian="12pt" style:font-size-complex="12pt"/>
    </style:style>
    <style:style style:name="T618" style:parent-style-name="DefaultParagraphFont" style:family="text">
      <style:text-properties style:font-name="Arial" style:font-name-complex="Arial" fo:color="#252525" fo:font-size="10.5pt" style:font-size-asian="10.5pt" style:font-size-complex="10.5pt"/>
    </style:style>
    <style:style style:name="T619" style:parent-style-name="DefaultParagraphFont" style:family="text">
      <style:text-properties fo:color="#0B0080" style:text-position="super 66.6%" fo:font-size="12pt" style:font-size-asian="12pt" style:font-size-complex="12pt"/>
    </style:style>
    <style:style style:name="T620" style:parent-style-name="DefaultParagraphFont" style:family="text">
      <style:text-properties style:font-name="Arial" style:font-name-complex="Arial" fo:color="#252525" fo:font-size="10.5pt" style:font-size-asian="10.5pt" style:font-size-complex="10.5pt"/>
    </style:style>
    <style:style style:name="T621" style:parent-style-name="SYS_HYPERTEXT" style:family="text">
      <style:text-properties fo:color="#0B0080" fo:font-size="10.5pt" style:font-size-asian="10.5pt" style:font-size-complex="10.5pt" style:text-underline-type="none"/>
    </style:style>
    <style:style style:name="T622" style:parent-style-name="DefaultParagraphFont" style:family="text">
      <style:text-properties style:font-name="Arial" style:font-name-complex="Arial" fo:color="#252525" fo:font-size="10.5pt" style:font-size-asian="10.5pt" style:font-size-complex="10.5pt"/>
    </style:style>
    <style:style style:name="T623" style:parent-style-name="DefaultParagraphFont" style:family="text">
      <style:text-properties fo:color="#0B0080" style:text-position="super 66.6%" fo:font-size="12pt" style:font-size-asian="12pt" style:font-size-complex="12pt"/>
    </style:style>
    <style:style style:name="P624"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25" style:parent-style-name="DefaultParagraphFont" style:family="text">
      <style:text-properties style:font-name="Georgia" style:font-name-complex="Georgia" fo:font-size="16pt" style:font-size-asian="16pt" style:font-size-complex="16pt"/>
    </style:style>
    <style:style style:name="T626" style:parent-style-name="DefaultParagraphFont" style:family="text">
      <style:text-properties style:font-name="Arial" style:font-name-complex="Arial" fo:color="#555555" fo:font-size="12pt" style:font-size-asian="12pt" style:font-size-complex="12pt"/>
    </style:style>
    <style:style style:name="T627" style:parent-style-name="SYS_HYPERTEXT" style:family="text">
      <style:text-properties style:font-name="Georgia" style:font-name-complex="Georgia" fo:color="#0B0080" fo:font-size="16pt" style:font-size-asian="16pt" style:font-size-complex="16pt" style:text-underline-type="none"/>
    </style:style>
    <style:style style:name="T628" style:parent-style-name="DefaultParagraphFont" style:family="text">
      <style:text-properties style:font-name="Arial" style:font-name-complex="Arial" fo:color="#555555" fo:font-size="12pt" style:font-size-asian="12pt" style:font-size-complex="12pt"/>
    </style:style>
    <style:style style:name="T629" style:parent-style-name="DefaultParagraphFont" style:family="text">
      <style:text-properties style:font-name="Georgia" style:font-name-complex="Georgia" fo:font-size="16pt" style:font-size-asian="16pt" style:font-size-complex="16pt"/>
    </style:style>
    <style:style style:name="P630" style:parent-style-name="Normal" style:family="paragraph">
      <style:paragraph-properties fo:widows="2" fo:orphans="2" fo:margin-top="0.008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31"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632" style:parent-style-name="DefaultParagraphFont" style:family="text">
      <style:text-properties style:font-name="Arial" style:font-name-complex="Arial" fo:color="#555555" fo:font-size="12pt" style:font-size-asian="12pt" style:font-size-complex="12pt"/>
    </style:style>
    <style:style style:name="T633" style:parent-style-name="SYS_HYPERTEXT" style:family="text">
      <style:text-properties style:font-name="Arial" style:font-name-complex="Arial" fo:color="#0B0080" fo:font-size="12.5pt" style:font-size-asian="12.5pt" style:font-size-complex="12.5pt" style:text-underline-type="none"/>
    </style:style>
    <style:style style:name="T634" style:parent-style-name="DefaultParagraphFont" style:family="text">
      <style:text-properties style:font-name="Arial" style:font-name-complex="Arial" fo:color="#555555" fo:font-size="12pt" style:font-size-asian="12pt" style:font-size-complex="12pt"/>
    </style:style>
    <style:style style:name="T635" style:parent-style-name="DefaultParagraphFont" style:family="text">
      <style:text-properties style:font-name="Arial" style:font-name-complex="Arial" fo:color="#555555" fo:font-size="12.5pt" style:font-size-asian="12.5pt" style:font-size-complex="12.5pt"/>
    </style:style>
    <style:style style:name="P636"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37" style:parent-style-name="DefaultParagraphFont" style:family="text">
      <style:text-properties fo:font-size="12pt" style:font-size-asian="12pt" style:font-size-complex="12pt"/>
    </style:style>
    <style:style style:name="P638"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639"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40" style:parent-style-name="DefaultParagraphFont" style:family="text">
      <style:text-properties style:font-name="Arial" style:font-name-complex="Arial" fo:color="#252525" fo:font-size="9pt" style:font-size-asian="9pt" style:font-size-complex="9pt"/>
    </style:style>
    <style:style style:name="T641" style:parent-style-name="SYS_HYPERTEXT" style:family="text">
      <style:text-properties fo:color="#0B0080" fo:font-size="9pt" style:font-size-asian="9pt" style:font-size-complex="9pt" style:text-underline-type="none"/>
    </style:style>
    <style:style style:name="T642" style:parent-style-name="DefaultParagraphFont" style:family="text">
      <style:text-properties style:font-name="Arial" style:font-name-complex="Arial" fo:color="#252525" fo:font-size="9pt" style:font-size-asian="9pt" style:font-size-complex="9pt"/>
    </style:style>
    <style:style style:name="T643" style:parent-style-name="SYS_HYPERTEXT" style:family="text">
      <style:text-properties fo:color="#0B0080" fo:font-size="9pt" style:font-size-asian="9pt" style:font-size-complex="9pt" style:text-underline-type="none"/>
    </style:style>
    <style:style style:name="T644" style:parent-style-name="DefaultParagraphFont" style:family="text">
      <style:text-properties style:font-name="Arial" style:font-name-complex="Arial" fo:color="#252525" fo:font-size="9pt" style:font-size-asian="9pt" style:font-size-complex="9pt"/>
    </style:style>
    <style:style style:name="P64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46" style:parent-style-name="DefaultParagraphFont" style:family="text">
      <style:text-properties style:font-name="Arial" style:font-name-complex="Arial" fo:color="#252525" fo:font-size="10.5pt" style:font-size-asian="10.5pt" style:font-size-complex="10.5pt"/>
    </style:style>
    <style:style style:name="T647" style:parent-style-name="SYS_HYPERTEXT" style:family="text">
      <style:text-properties fo:color="#0B0080" fo:font-size="10.5pt" style:font-size-asian="10.5pt" style:font-size-complex="10.5pt" style:text-underline-type="none"/>
    </style:style>
    <style:style style:name="T648" style:parent-style-name="DefaultParagraphFont" style:family="text">
      <style:text-properties style:font-name="Arial" style:font-name-complex="Arial" fo:color="#252525" fo:font-size="10.5pt" style:font-size-asian="10.5pt" style:font-size-complex="10.5pt"/>
    </style:style>
    <style:style style:name="T649" style:parent-style-name="SYS_HYPERTEXT" style:family="text">
      <style:text-properties fo:color="#0B0080" fo:font-size="10.5pt" style:font-size-asian="10.5pt" style:font-size-complex="10.5pt" style:text-underline-type="none"/>
    </style:style>
    <style:style style:name="T650" style:parent-style-name="DefaultParagraphFont" style:family="text">
      <style:text-properties style:font-name="Arial" style:font-name-complex="Arial" fo:color="#252525" fo:font-size="10.5pt" style:font-size-asian="10.5pt" style:font-size-complex="10.5pt"/>
    </style:style>
    <style:style style:name="T651" style:parent-style-name="SYS_HYPERTEXT" style:family="text">
      <style:text-properties fo:color="#0B0080" fo:font-size="10.5pt" style:font-size-asian="10.5pt" style:font-size-complex="10.5pt" style:text-underline-type="none"/>
    </style:style>
    <style:style style:name="T652" style:parent-style-name="DefaultParagraphFont" style:family="text">
      <style:text-properties style:font-name="Arial" style:font-name-complex="Arial" fo:color="#252525" fo:font-size="10.5pt" style:font-size-asian="10.5pt" style:font-size-complex="10.5pt"/>
    </style:style>
    <style:style style:name="T653" style:parent-style-name="SYS_HYPERTEXT" style:family="text">
      <style:text-properties fo:color="#0B0080" fo:font-size="10.5pt" style:font-size-asian="10.5pt" style:font-size-complex="10.5pt" style:text-underline-type="none"/>
    </style:style>
    <style:style style:name="T654" style:parent-style-name="DefaultParagraphFont" style:family="text">
      <style:text-properties style:font-name="Arial" style:font-name-complex="Arial" fo:color="#252525" fo:font-size="10.5pt" style:font-size-asian="10.5pt" style:font-size-complex="10.5pt"/>
    </style:style>
    <style:style style:name="T655" style:parent-style-name="SYS_HYPERTEXT" style:family="text">
      <style:text-properties fo:color="#0B0080" fo:font-size="10.5pt" style:font-size-asian="10.5pt" style:font-size-complex="10.5pt" style:text-underline-type="none"/>
    </style:style>
    <style:style style:name="T656" style:parent-style-name="DefaultParagraphFont" style:family="text">
      <style:text-properties style:font-name="Arial" style:font-name-complex="Arial" fo:color="#252525" fo:font-size="10.5pt" style:font-size-asian="10.5pt" style:font-size-complex="10.5pt"/>
    </style:style>
    <style:style style:name="T657" style:parent-style-name="SYS_HYPERTEXT" style:family="text">
      <style:text-properties fo:color="#0B0080" fo:font-size="10.5pt" style:font-size-asian="10.5pt" style:font-size-complex="10.5pt" style:text-underline-type="none"/>
    </style:style>
    <style:style style:name="T658" style:parent-style-name="DefaultParagraphFont" style:family="text">
      <style:text-properties style:font-name="Arial" style:font-name-complex="Arial" fo:color="#252525" fo:font-size="10.5pt" style:font-size-asian="10.5pt" style:font-size-complex="10.5pt"/>
    </style:style>
    <style:style style:name="T659" style:parent-style-name="DefaultParagraphFont" style:family="text">
      <style:text-properties fo:color="#0B0080" style:text-position="super 66.6%" fo:font-size="12pt" style:font-size-asian="12pt" style:font-size-complex="12pt"/>
    </style:style>
    <style:style style:name="T660" style:parent-style-name="DefaultParagraphFont" style:family="text">
      <style:text-properties style:font-name="Arial" style:font-name-complex="Arial" fo:color="#252525" fo:font-size="10.5pt" style:font-size-asian="10.5pt" style:font-size-complex="10.5pt"/>
    </style:style>
    <style:style style:name="T661" style:parent-style-name="SYS_HYPERTEXT" style:family="text">
      <style:text-properties fo:color="#0B0080" fo:font-size="10.5pt" style:font-size-asian="10.5pt" style:font-size-complex="10.5pt" style:text-underline-type="none"/>
    </style:style>
    <style:style style:name="T662" style:parent-style-name="DefaultParagraphFont" style:family="text">
      <style:text-properties style:font-name="Arial" style:font-name-complex="Arial" fo:color="#252525" fo:font-size="10.5pt" style:font-size-asian="10.5pt" style:font-size-complex="10.5pt"/>
    </style:style>
    <style:style style:name="T663" style:parent-style-name="DefaultParagraphFont" style:family="text">
      <style:text-properties fo:color="#0B0080" style:text-position="super 66.6%" fo:font-size="12pt" style:font-size-asian="12pt" style:font-size-complex="12pt"/>
    </style:style>
    <style:style style:name="T664" style:parent-style-name="DefaultParagraphFont" style:family="text">
      <style:text-properties style:font-name="Arial" style:font-name-complex="Arial" fo:color="#252525" fo:font-size="10.5pt" style:font-size-asian="10.5pt" style:font-size-complex="10.5pt"/>
    </style:style>
    <style:style style:name="T665" style:parent-style-name="SYS_HYPERTEXT" style:family="text">
      <style:text-properties fo:color="#0B0080" fo:font-size="10.5pt" style:font-size-asian="10.5pt" style:font-size-complex="10.5pt" style:text-underline-type="none"/>
    </style:style>
    <style:style style:name="T666" style:parent-style-name="DefaultParagraphFont" style:family="text">
      <style:text-properties style:font-name="Arial" style:font-name-complex="Arial" fo:color="#252525" fo:font-size="10.5pt" style:font-size-asian="10.5pt" style:font-size-complex="10.5pt"/>
    </style:style>
    <style:style style:name="T667" style:parent-style-name="DefaultParagraphFont" style:family="text">
      <style:text-properties fo:color="#0B0080" style:text-position="super 66.6%" fo:font-size="12pt" style:font-size-asian="12pt" style:font-size-complex="12pt"/>
    </style:style>
    <style:style style:name="P66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669"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670"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weight="bold" style:font-weight-asian="bold" style:font-weight-complex="bold" fo:color="#808080" fo:font-size="18pt" style:font-size-asian="18pt" style:font-size-complex="18pt"/>
    </style:style>
    <style:style style:name="P671" style:parent-style-name="Normal" style:family="paragraph">
      <style:paragraph-properties fo:widows="2" fo:orphans="2" fo:margin-bottom="0.13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72" style:parent-style-name="DefaultParagraphFont" style:family="text">
      <style:text-properties style:font-name="Arial" style:font-name-complex="Arial" fo:color="#252525" fo:font-size="7.5pt" style:font-size-asian="7.5pt" style:font-size-complex="7.5pt"/>
    </style:style>
    <style:style style:name="T673" style:parent-style-name="DefaultParagraphFont" style:family="text">
      <style:text-properties fo:color="#0B0080" style:text-position="super 66.6%" fo:font-size="12pt" style:font-size-asian="12pt" style:font-size-complex="12pt"/>
    </style:style>
    <style:style style:name="P67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75" style:parent-style-name="DefaultParagraphFont" style:family="text">
      <style:text-properties style:font-name="Arial" style:font-name-complex="Arial" fo:color="#252525" fo:font-size="10.5pt" style:font-size-asian="10.5pt" style:font-size-complex="10.5pt"/>
    </style:style>
    <style:style style:name="T676" style:parent-style-name="SYS_HYPERTEXT" style:family="text">
      <style:text-properties fo:color="#0B0080" fo:font-size="10.5pt" style:font-size-asian="10.5pt" style:font-size-complex="10.5pt" style:text-underline-type="none"/>
    </style:style>
    <style:style style:name="T677" style:parent-style-name="DefaultParagraphFont" style:family="text">
      <style:text-properties style:font-name="Arial" style:font-name-complex="Arial" fo:color="#252525" fo:font-size="10.5pt" style:font-size-asian="10.5pt" style:font-size-complex="10.5pt"/>
    </style:style>
    <style:style style:name="T678" style:parent-style-name="SYS_HYPERTEXT" style:family="text">
      <style:text-properties fo:color="#0B0080" fo:font-size="10.5pt" style:font-size-asian="10.5pt" style:font-size-complex="10.5pt" style:text-underline-type="none"/>
    </style:style>
    <style:style style:name="T679" style:parent-style-name="DefaultParagraphFont" style:family="text">
      <style:text-properties style:font-name="Arial" style:font-name-complex="Arial" fo:color="#252525" fo:font-size="10.5pt" style:font-size-asian="10.5pt" style:font-size-complex="10.5pt"/>
    </style:style>
    <style:style style:name="T680" style:parent-style-name="DefaultParagraphFont" style:family="text">
      <style:text-properties fo:color="#0B0080" style:text-position="super 66.6%" fo:font-size="12pt" style:font-size-asian="12pt" style:font-size-complex="12pt"/>
    </style:style>
    <style:style style:name="T681" style:parent-style-name="DefaultParagraphFont" style:family="text">
      <style:text-properties style:font-name="Arial" style:font-name-complex="Arial" fo:color="#252525" fo:font-size="10.5pt" style:font-size-asian="10.5pt" style:font-size-complex="10.5pt"/>
    </style:style>
    <style:style style:name="T682" style:parent-style-name="DefaultParagraphFont" style:family="text">
      <style:text-properties fo:color="#0B0080" style:text-position="super 66.6%" fo:font-size="12pt" style:font-size-asian="12pt" style:font-size-complex="12pt"/>
    </style:style>
    <style:style style:name="T683" style:parent-style-name="DefaultParagraphFont" style:family="text">
      <style:text-properties style:font-name="Arial" style:font-name-complex="Arial" fo:color="#252525" fo:font-size="10.5pt" style:font-size-asian="10.5pt" style:font-size-complex="10.5pt"/>
    </style:style>
    <style:style style:name="T684" style:parent-style-name="SYS_HYPERTEXT" style:family="text">
      <style:text-properties fo:color="#0B0080" fo:font-size="10.5pt" style:font-size-asian="10.5pt" style:font-size-complex="10.5pt" style:text-underline-type="none"/>
    </style:style>
    <style:style style:name="T685" style:parent-style-name="DefaultParagraphFont" style:family="text">
      <style:text-properties style:font-name="Arial" style:font-name-complex="Arial" fo:color="#252525" fo:font-size="10.5pt" style:font-size-asian="10.5pt" style:font-size-complex="10.5pt"/>
    </style:style>
    <style:style style:name="T686" style:parent-style-name="DefaultParagraphFont" style:family="text">
      <style:text-properties fo:color="#0B0080" style:text-position="super 66.6%" fo:font-size="12pt" style:font-size-asian="12pt" style:font-size-complex="12pt"/>
    </style:style>
    <style:style style:name="P687"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88"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689" style:parent-style-name="DefaultParagraphFont" style:family="text">
      <style:text-properties style:font-name="Arial" style:font-name-complex="Arial" fo:color="#555555" fo:font-size="12pt" style:font-size-asian="12pt" style:font-size-complex="12pt"/>
    </style:style>
    <style:style style:name="T690" style:parent-style-name="SYS_HYPERTEXT" style:family="text">
      <style:text-properties style:font-name="Arial" style:font-name-complex="Arial" fo:color="#0B0080" fo:font-size="12.5pt" style:font-size-asian="12.5pt" style:font-size-complex="12.5pt" style:text-underline-type="none"/>
    </style:style>
    <style:style style:name="T691" style:parent-style-name="DefaultParagraphFont" style:family="text">
      <style:text-properties style:font-name="Arial" style:font-name-complex="Arial" fo:color="#555555" fo:font-size="12pt" style:font-size-asian="12pt" style:font-size-complex="12pt"/>
    </style:style>
    <style:style style:name="T692" style:parent-style-name="DefaultParagraphFont" style:family="text">
      <style:text-properties style:font-name="Arial" style:font-name-complex="Arial" fo:color="#252525" fo:font-size="12.5pt" style:font-size-asian="12.5pt" style:font-size-complex="12.5pt"/>
    </style:style>
    <style:style style:name="P693"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94" style:parent-style-name="DefaultParagraphFont" style:family="text">
      <style:text-properties fo:font-size="12pt" style:font-size-asian="12pt" style:font-size-complex="12pt"/>
    </style:style>
    <style:style style:name="P695"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696"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697" style:parent-style-name="DefaultParagraphFont" style:family="text">
      <style:text-properties style:font-name="Arial" style:font-name-complex="Arial" fo:color="#252525" fo:font-size="9pt" style:font-size-asian="9pt" style:font-size-complex="9pt"/>
    </style:style>
    <style:style style:name="T698" style:parent-style-name="SYS_HYPERTEXT" style:family="text">
      <style:text-properties fo:color="#0B0080" fo:font-size="9pt" style:font-size-asian="9pt" style:font-size-complex="9pt" style:text-underline-type="none"/>
    </style:style>
    <style:style style:name="T699" style:parent-style-name="DefaultParagraphFont" style:family="text">
      <style:text-properties style:font-name="Arial" style:font-name-complex="Arial" fo:color="#252525" fo:font-size="9pt" style:font-size-asian="9pt" style:font-size-complex="9pt"/>
    </style:style>
    <style:style style:name="T700" style:parent-style-name="SYS_HYPERTEXT" style:family="text">
      <style:text-properties fo:color="#0B0080" fo:font-size="9pt" style:font-size-asian="9pt" style:font-size-complex="9pt" style:text-underline-type="none"/>
    </style:style>
    <style:style style:name="T701" style:parent-style-name="DefaultParagraphFont" style:family="text">
      <style:text-properties style:font-name="Arial" style:font-name-complex="Arial" fo:color="#252525" fo:font-size="9pt" style:font-size-asian="9pt" style:font-size-complex="9pt"/>
    </style:style>
    <style:style style:name="T702" style:parent-style-name="SYS_HYPERTEXT" style:family="text">
      <style:text-properties fo:color="#0B0080" fo:font-size="9pt" style:font-size-asian="9pt" style:font-size-complex="9pt" style:text-underline-type="none"/>
    </style:style>
    <style:style style:name="T703" style:parent-style-name="DefaultParagraphFont" style:family="text">
      <style:text-properties style:font-name="Arial" style:font-name-complex="Arial" fo:color="#252525" fo:font-size="9pt" style:font-size-asian="9pt" style:font-size-complex="9pt"/>
    </style:style>
    <style:style style:name="T704" style:parent-style-name="SYS_HYPERTEXT" style:family="text">
      <style:text-properties fo:color="#0B0080" fo:font-size="9pt" style:font-size-asian="9pt" style:font-size-complex="9pt" style:text-underline-type="none"/>
    </style:style>
    <style:style style:name="T705" style:parent-style-name="DefaultParagraphFont" style:family="text">
      <style:text-properties style:font-name="Arial" style:font-name-complex="Arial" fo:color="#252525" fo:font-size="9pt" style:font-size-asian="9pt" style:font-size-complex="9pt"/>
    </style:style>
    <style:style style:name="P706"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07" style:parent-style-name="DefaultParagraphFont" style:family="text">
      <style:text-properties style:font-name="Arial" style:font-name-complex="Arial" fo:color="#252525" fo:font-size="10.5pt" style:font-size-asian="10.5pt" style:font-size-complex="10.5pt"/>
    </style:style>
    <style:style style:name="T708" style:parent-style-name="SYS_HYPERTEXT" style:family="text">
      <style:text-properties fo:color="#0B0080" fo:font-size="10.5pt" style:font-size-asian="10.5pt" style:font-size-complex="10.5pt" style:text-underline-type="none"/>
    </style:style>
    <style:style style:name="T709" style:parent-style-name="DefaultParagraphFont" style:family="text">
      <style:text-properties style:font-name="Arial" style:font-name-complex="Arial" fo:color="#252525" fo:font-size="10.5pt" style:font-size-asian="10.5pt" style:font-size-complex="10.5pt"/>
    </style:style>
    <style:style style:name="T710" style:parent-style-name="SYS_HYPERTEXT" style:family="text">
      <style:text-properties fo:color="#0B0080" fo:font-size="10.5pt" style:font-size-asian="10.5pt" style:font-size-complex="10.5pt" style:text-underline-type="none"/>
    </style:style>
    <style:style style:name="T711" style:parent-style-name="DefaultParagraphFont" style:family="text">
      <style:text-properties style:font-name="Arial" style:font-name-complex="Arial" fo:color="#252525" fo:font-size="10.5pt" style:font-size-asian="10.5pt" style:font-size-complex="10.5pt"/>
    </style:style>
    <style:style style:name="T712" style:parent-style-name="DefaultParagraphFont" style:family="text">
      <style:text-properties fo:color="#0B0080" style:text-position="super 66.6%" fo:font-size="12pt" style:font-size-asian="12pt" style:font-size-complex="12pt"/>
    </style:style>
    <style:style style:name="P713"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14" style:parent-style-name="DefaultParagraphFont" style:family="text">
      <style:text-properties style:font-name="Arial" style:font-name-complex="Arial" fo:color="#252525" fo:font-size="10.5pt" style:font-size-asian="10.5pt" style:font-size-complex="10.5pt"/>
    </style:style>
    <style:style style:name="T715" style:parent-style-name="SYS_HYPERTEXT" style:family="text">
      <style:text-properties fo:color="#0B0080" fo:font-size="10.5pt" style:font-size-asian="10.5pt" style:font-size-complex="10.5pt" style:text-underline-type="none"/>
    </style:style>
    <style:style style:name="T716" style:parent-style-name="DefaultParagraphFont" style:family="text">
      <style:text-properties style:font-name="Arial" style:font-name-complex="Arial" fo:color="#252525" fo:font-size="10.5pt" style:font-size-asian="10.5pt" style:font-size-complex="10.5pt"/>
    </style:style>
    <style:style style:name="T717" style:parent-style-name="DefaultParagraphFont" style:family="text">
      <style:text-properties fo:color="#0B0080" style:text-position="super 66.6%" fo:font-size="12pt" style:font-size-asian="12pt" style:font-size-complex="12pt"/>
    </style:style>
    <style:style style:name="P71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19" style:parent-style-name="DefaultParagraphFont" style:family="text">
      <style:text-properties style:font-name="Arial" style:font-name-complex="Arial" fo:color="#252525" fo:font-size="10.5pt" style:font-size-asian="10.5pt" style:font-size-complex="10.5pt"/>
    </style:style>
    <style:style style:name="T720" style:parent-style-name="SYS_HYPERTEXT" style:family="text">
      <style:text-properties fo:color="#0B0080" fo:font-size="10.5pt" style:font-size-asian="10.5pt" style:font-size-complex="10.5pt" style:text-underline-type="none"/>
    </style:style>
    <style:style style:name="T721" style:parent-style-name="DefaultParagraphFont" style:family="text">
      <style:text-properties style:font-name="Arial" style:font-name-complex="Arial" fo:color="#252525" fo:font-size="10.5pt" style:font-size-asian="10.5pt" style:font-size-complex="10.5pt"/>
    </style:style>
    <style:style style:name="T722" style:parent-style-name="SYS_HYPERTEXT" style:family="text">
      <style:text-properties fo:color="#0B0080" fo:font-size="10.5pt" style:font-size-asian="10.5pt" style:font-size-complex="10.5pt" style:text-underline-type="none"/>
    </style:style>
    <style:style style:name="T723" style:parent-style-name="DefaultParagraphFont" style:family="text">
      <style:text-properties style:font-name="Arial" style:font-name-complex="Arial" fo:color="#252525" fo:font-size="10.5pt" style:font-size-asian="10.5pt" style:font-size-complex="10.5pt"/>
    </style:style>
    <style:style style:name="T724" style:parent-style-name="DefaultParagraphFont" style:family="text">
      <style:text-properties fo:color="#0B0080" style:text-position="super 66.6%" fo:font-size="12pt" style:font-size-asian="12pt" style:font-size-complex="12pt"/>
    </style:style>
    <style:style style:name="P72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26" style:parent-style-name="DefaultParagraphFont" style:family="text">
      <style:text-properties style:font-name="Arial" style:font-name-complex="Arial" fo:color="#252525" fo:font-size="10.5pt" style:font-size-asian="10.5pt" style:font-size-complex="10.5pt"/>
    </style:style>
    <style:style style:name="T727" style:parent-style-name="DefaultParagraphFont" style:family="text">
      <style:text-properties fo:color="#0B0080" style:text-position="super 66.6%" fo:font-size="12pt" style:font-size-asian="12pt" style:font-size-complex="12pt"/>
    </style:style>
    <style:style style:name="P728"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29" style:parent-style-name="DefaultParagraphFont" style:family="text">
      <style:text-properties style:font-name="Georgia" style:font-name-complex="Georgia" fo:font-size="16pt" style:font-size-asian="16pt" style:font-size-complex="16pt"/>
    </style:style>
    <style:style style:name="T730" style:parent-style-name="DefaultParagraphFont" style:family="text">
      <style:text-properties style:font-name="Arial" style:font-name-complex="Arial" fo:color="#555555" fo:font-size="12pt" style:font-size-asian="12pt" style:font-size-complex="12pt"/>
    </style:style>
    <style:style style:name="T731" style:parent-style-name="SYS_HYPERTEXT" style:family="text">
      <style:text-properties style:font-name="Georgia" style:font-name-complex="Georgia" fo:color="#0B0080" fo:font-size="16pt" style:font-size-asian="16pt" style:font-size-complex="16pt" style:text-underline-type="none"/>
    </style:style>
    <style:style style:name="T732" style:parent-style-name="DefaultParagraphFont" style:family="text">
      <style:text-properties style:font-name="Arial" style:font-name-complex="Arial" fo:color="#555555" fo:font-size="12pt" style:font-size-asian="12pt" style:font-size-complex="12pt"/>
    </style:style>
    <style:style style:name="T733" style:parent-style-name="DefaultParagraphFont" style:family="text">
      <style:text-properties style:font-name="Georgia" style:font-name-complex="Georgia" fo:font-size="16pt" style:font-size-asian="16pt" style:font-size-complex="16pt"/>
    </style:style>
    <style:style style:name="P734"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35" style:parent-style-name="DefaultParagraphFont" style:family="text">
      <style:text-properties fo:font-size="12pt" style:font-size-asian="12pt" style:font-size-complex="12pt"/>
    </style:style>
    <style:style style:name="P736"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737"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38" style:parent-style-name="SYS_HYPERTEXT" style:family="text">
      <style:text-properties style:font-name="Arial" style:font-name-complex="Arial" fo:color="#0B0080" fo:font-size="9pt" style:font-size-asian="9pt" style:font-size-complex="9pt" style:text-underline-type="none"/>
    </style:style>
    <style:style style:name="T739" style:parent-style-name="DefaultParagraphFont" style:family="text">
      <style:text-properties style:font-name="Arial" style:font-name-complex="Arial" fo:color="#252525" fo:font-size="12pt" style:font-size-asian="12pt" style:font-size-complex="12pt"/>
    </style:style>
    <style:style style:name="P74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41" style:parent-style-name="SYS_HYPERTEXT" style:family="text">
      <style:text-properties style:font-name="Arial" style:font-name-complex="Arial" fo:color="#0B0080" fo:font-size="10.5pt" style:font-size-asian="10.5pt" style:font-size-complex="10.5pt" style:text-underline-type="none"/>
    </style:style>
    <style:style style:name="T742" style:parent-style-name="DefaultParagraphFont" style:family="text">
      <style:text-properties style:font-name="Arial" style:font-name-complex="Arial" fo:color="#252525" fo:font-size="12pt" style:font-size-asian="12pt" style:font-size-complex="12pt"/>
    </style:style>
    <style:style style:name="T743" style:parent-style-name="DefaultParagraphFont" style:family="text">
      <style:text-properties fo:color="#0B0080" style:text-position="super 66.6%" fo:font-size="12pt" style:font-size-asian="12pt" style:font-size-complex="12pt"/>
    </style:style>
    <style:style style:name="T744" style:parent-style-name="DefaultParagraphFont" style:family="text">
      <style:text-properties style:font-name="Arial" style:font-name-complex="Arial" fo:color="#252525" fo:font-size="12pt" style:font-size-asian="12pt" style:font-size-complex="12pt"/>
    </style:style>
    <style:style style:name="T745" style:parent-style-name="SYS_HYPERTEXT" style:family="text">
      <style:text-properties fo:font-style="italic" style:font-style-asian="italic" style:font-style-complex="italic" fo:color="#0B0080" fo:font-size="12pt" style:font-size-asian="12pt" style:font-size-complex="12pt" style:text-underline-type="none"/>
    </style:style>
    <style:style style:name="T746" style:parent-style-name="DefaultParagraphFont" style:family="text">
      <style:text-properties style:font-name="Arial" style:font-name-complex="Arial" fo:color="#252525" fo:font-size="12pt" style:font-size-asian="12pt" style:font-size-complex="12pt"/>
    </style:style>
    <style:style style:name="T747" style:parent-style-name="DefaultParagraphFont" style:family="text">
      <style:text-properties style:font-name="Arial" style:font-name-complex="Arial" fo:font-style="italic" style:font-style-asian="italic" style:font-style-complex="italic" fo:color="#252525" fo:font-size="12pt" style:font-size-asian="12pt" style:font-size-complex="12pt"/>
    </style:style>
    <style:style style:name="T748" style:parent-style-name="DefaultParagraphFont" style:family="text">
      <style:text-properties style:font-name="Arial" style:font-name-complex="Arial" fo:color="#252525" fo:font-size="12pt" style:font-size-asian="12pt" style:font-size-complex="12pt"/>
    </style:style>
    <style:style style:name="T749" style:parent-style-name="DefaultParagraphFont" style:family="text">
      <style:text-properties fo:color="#0B0080" style:text-position="super 66.6%" fo:font-size="12pt" style:font-size-asian="12pt" style:font-size-complex="12pt"/>
    </style:style>
    <style:style style:name="T750" style:parent-style-name="DefaultParagraphFont" style:family="text">
      <style:text-properties style:font-name="Arial" style:font-name-complex="Arial" fo:color="#252525" fo:font-size="12pt" style:font-size-asian="12pt" style:font-size-complex="12pt"/>
    </style:style>
    <style:style style:name="T751" style:parent-style-name="SYS_HYPERTEXT" style:family="text">
      <style:text-properties fo:color="#0B0080" fo:font-size="12pt" style:font-size-asian="12pt" style:font-size-complex="12pt" style:text-underline-type="none"/>
    </style:style>
    <style:style style:name="T752" style:parent-style-name="DefaultParagraphFont" style:family="text">
      <style:text-properties style:font-name="Arial" style:font-name-complex="Arial" fo:color="#252525" fo:font-size="12pt" style:font-size-asian="12pt" style:font-size-complex="12pt"/>
    </style:style>
    <style:style style:name="T753" style:parent-style-name="SYS_HYPERTEXT" style:family="text">
      <style:text-properties fo:color="#0B0080" fo:font-size="12pt" style:font-size-asian="12pt" style:font-size-complex="12pt" style:text-underline-type="none"/>
    </style:style>
    <style:style style:name="T754" style:parent-style-name="DefaultParagraphFont" style:family="text">
      <style:text-properties style:font-name="Arial" style:font-name-complex="Arial" fo:color="#252525" fo:font-size="12pt" style:font-size-asian="12pt" style:font-size-complex="12pt"/>
    </style:style>
    <style:style style:name="T755" style:parent-style-name="DefaultParagraphFont" style:family="text">
      <style:text-properties style:font-name="Arial" style:font-name-complex="Arial" fo:font-style="italic" style:font-style-asian="italic" style:font-style-complex="italic" fo:color="#252525" fo:font-size="12pt" style:font-size-asian="12pt" style:font-size-complex="12pt"/>
    </style:style>
    <style:style style:name="T756" style:parent-style-name="DefaultParagraphFont" style:family="text">
      <style:text-properties style:font-name="Arial" style:font-name-complex="Arial" fo:color="#252525" fo:font-size="12pt" style:font-size-asian="12pt" style:font-size-complex="12pt"/>
    </style:style>
    <style:style style:name="T757" style:parent-style-name="DefaultParagraphFont" style:family="text">
      <style:text-properties style:font-name="Arial" style:font-name-complex="Arial" fo:font-style="italic" style:font-style-asian="italic" style:font-style-complex="italic" fo:color="#252525" fo:font-size="12pt" style:font-size-asian="12pt" style:font-size-complex="12pt"/>
    </style:style>
    <style:style style:name="T758" style:parent-style-name="DefaultParagraphFont" style:family="text">
      <style:text-properties style:font-name="Arial" style:font-name-complex="Arial" fo:color="#252525" fo:font-size="12pt" style:font-size-asian="12pt" style:font-size-complex="12pt"/>
    </style:style>
    <style:style style:name="T759" style:parent-style-name="SYS_HYPERTEXT" style:family="text">
      <style:text-properties fo:color="#0B0080" fo:font-size="12pt" style:font-size-asian="12pt" style:font-size-complex="12pt" style:text-underline-type="none"/>
    </style:style>
    <style:style style:name="T760" style:parent-style-name="DefaultParagraphFont" style:family="text">
      <style:text-properties style:font-name="Arial" style:font-name-complex="Arial" fo:color="#252525" fo:font-size="12pt" style:font-size-asian="12pt" style:font-size-complex="12pt"/>
    </style:style>
    <style:style style:name="T761" style:parent-style-name="DefaultParagraphFont" style:family="text">
      <style:text-properties fo:color="#0B0080" style:text-position="super 66.6%" fo:font-size="12pt" style:font-size-asian="12pt" style:font-size-complex="12pt"/>
    </style:style>
    <style:style style:name="P762"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63"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764" style:parent-style-name="DefaultParagraphFont" style:family="text">
      <style:text-properties style:font-name="Arial" style:font-name-complex="Arial" fo:color="#555555" fo:font-size="12pt" style:font-size-asian="12pt" style:font-size-complex="12pt"/>
    </style:style>
    <style:style style:name="T765" style:parent-style-name="SYS_HYPERTEXT" style:family="text">
      <style:text-properties style:font-name="Arial" style:font-name-complex="Arial" fo:color="#0B0080" fo:font-size="12.5pt" style:font-size-asian="12.5pt" style:font-size-complex="12.5pt" style:text-underline-type="none"/>
    </style:style>
    <style:style style:name="T766" style:parent-style-name="DefaultParagraphFont" style:family="text">
      <style:text-properties style:font-name="Arial" style:font-name-complex="Arial" fo:color="#555555" fo:font-size="12pt" style:font-size-asian="12pt" style:font-size-complex="12pt"/>
    </style:style>
    <style:style style:name="T767" style:parent-style-name="DefaultParagraphFont" style:family="text">
      <style:text-properties style:font-name="Arial" style:font-name-complex="Arial" fo:color="#252525" fo:font-size="12.5pt" style:font-size-asian="12.5pt" style:font-size-complex="12.5pt"/>
    </style:style>
    <style:style style:name="P768"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69" style:parent-style-name="DefaultParagraphFont" style:family="text">
      <style:text-properties style:font-name="Arial" style:font-name-complex="Arial" fo:color="#252525" fo:font-size="10.5pt" style:font-size-asian="10.5pt" style:font-size-complex="10.5pt"/>
    </style:style>
    <style:style style:name="T770" style:parent-style-name="DefaultParagraphFont" style:family="text">
      <style:text-properties fo:color="#0B0080" style:text-position="super 66.6%" fo:font-size="12pt" style:font-size-asian="12pt" style:font-size-complex="12pt"/>
    </style:style>
    <style:style style:name="P77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72" style:parent-style-name="DefaultParagraphFont" style:family="text">
      <style:text-properties style:font-name="Arial" style:font-name-complex="Arial" fo:color="#252525" fo:font-size="10.5pt" style:font-size-asian="10.5pt" style:font-size-complex="10.5pt"/>
    </style:style>
    <style:style style:name="T773" style:parent-style-name="SYS_HYPERTEXT" style:family="text">
      <style:text-properties fo:color="#0B0080" fo:font-size="10.5pt" style:font-size-asian="10.5pt" style:font-size-complex="10.5pt" style:text-underline-type="none"/>
    </style:style>
    <style:style style:name="T774" style:parent-style-name="DefaultParagraphFont" style:family="text">
      <style:text-properties style:font-name="Arial" style:font-name-complex="Arial" fo:color="#252525" fo:font-size="10.5pt" style:font-size-asian="10.5pt" style:font-size-complex="10.5pt"/>
    </style:style>
    <style:style style:name="T775" style:parent-style-name="SYS_HYPERTEXT" style:family="text">
      <style:text-properties fo:color="#0B0080" fo:font-size="10.5pt" style:font-size-asian="10.5pt" style:font-size-complex="10.5pt" style:text-underline-type="none"/>
    </style:style>
    <style:style style:name="T776" style:parent-style-name="DefaultParagraphFont" style:family="text">
      <style:text-properties style:font-name="Arial" style:font-name-complex="Arial" fo:color="#252525" fo:font-size="10.5pt" style:font-size-asian="10.5pt" style:font-size-complex="10.5pt"/>
    </style:style>
    <style:style style:name="T777" style:parent-style-name="SYS_HYPERTEXT" style:family="text">
      <style:text-properties fo:color="#0B0080" fo:font-size="10.5pt" style:font-size-asian="10.5pt" style:font-size-complex="10.5pt" style:text-underline-type="none"/>
    </style:style>
    <style:style style:name="T778" style:parent-style-name="DefaultParagraphFont" style:family="text">
      <style:text-properties style:font-name="Arial" style:font-name-complex="Arial" fo:color="#252525" fo:font-size="10.5pt" style:font-size-asian="10.5pt" style:font-size-complex="10.5pt"/>
    </style:style>
    <style:style style:name="T779" style:parent-style-name="SYS_HYPERTEXT" style:family="text">
      <style:text-properties fo:color="#0B0080" fo:font-size="10.5pt" style:font-size-asian="10.5pt" style:font-size-complex="10.5pt" style:text-underline-type="none"/>
    </style:style>
    <style:style style:name="T780" style:parent-style-name="DefaultParagraphFont" style:family="text">
      <style:text-properties style:font-name="Arial" style:font-name-complex="Arial" fo:color="#252525" fo:font-size="10.5pt" style:font-size-asian="10.5pt" style:font-size-complex="10.5pt"/>
    </style:style>
    <style:style style:name="T781"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782" style:parent-style-name="DefaultParagraphFont" style:family="text">
      <style:text-properties style:font-name="Arial" style:font-name-complex="Arial" fo:color="#252525" fo:font-size="10.5pt" style:font-size-asian="10.5pt" style:font-size-complex="10.5pt"/>
    </style:style>
    <style:style style:name="T783" style:parent-style-name="SYS_HYPERTEXT" style:family="text">
      <style:text-properties fo:color="#0B0080" fo:font-size="10.5pt" style:font-size-asian="10.5pt" style:font-size-complex="10.5pt" style:text-underline-type="none"/>
    </style:style>
    <style:style style:name="T784" style:parent-style-name="DefaultParagraphFont" style:family="text">
      <style:text-properties style:font-name="Arial" style:font-name-complex="Arial" fo:color="#252525" fo:font-size="10.5pt" style:font-size-asian="10.5pt" style:font-size-complex="10.5pt"/>
    </style:style>
    <style:style style:name="T785" style:parent-style-name="SYS_HYPERTEXT" style:family="text">
      <style:text-properties fo:color="#0B0080" fo:font-size="10.5pt" style:font-size-asian="10.5pt" style:font-size-complex="10.5pt" style:text-underline-type="none"/>
    </style:style>
    <style:style style:name="T786" style:parent-style-name="DefaultParagraphFont" style:family="text">
      <style:text-properties style:font-name="Arial" style:font-name-complex="Arial" fo:color="#252525" fo:font-size="10.5pt" style:font-size-asian="10.5pt" style:font-size-complex="10.5pt"/>
    </style:style>
    <style:style style:name="T787" style:parent-style-name="SYS_HYPERTEXT" style:family="text">
      <style:text-properties fo:color="#0B0080" fo:font-size="10.5pt" style:font-size-asian="10.5pt" style:font-size-complex="10.5pt" style:text-underline-type="none"/>
    </style:style>
    <style:style style:name="T788" style:parent-style-name="DefaultParagraphFont" style:family="text">
      <style:text-properties style:font-name="Arial" style:font-name-complex="Arial" fo:color="#252525" fo:font-size="10.5pt" style:font-size-asian="10.5pt" style:font-size-complex="10.5pt"/>
    </style:style>
    <style:style style:name="T789" style:parent-style-name="DefaultParagraphFont" style:family="text">
      <style:text-properties fo:color="#0B0080" style:text-position="super 66.6%" fo:font-size="12pt" style:font-size-asian="12pt" style:font-size-complex="12pt"/>
    </style:style>
    <style:style style:name="P79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91" style:parent-style-name="DefaultParagraphFont" style:family="text">
      <style:text-properties style:font-name="Arial" style:font-name-complex="Arial" fo:color="#252525" fo:font-size="10.5pt" style:font-size-asian="10.5pt" style:font-size-complex="10.5pt"/>
    </style:style>
    <style:style style:name="T792" style:parent-style-name="SYS_HYPERTEXT" style:family="text">
      <style:text-properties fo:color="#0B0080" fo:font-size="10.5pt" style:font-size-asian="10.5pt" style:font-size-complex="10.5pt" style:text-underline-type="none"/>
    </style:style>
    <style:style style:name="T793" style:parent-style-name="DefaultParagraphFont" style:family="text">
      <style:text-properties style:font-name="Arial" style:font-name-complex="Arial" fo:color="#252525" fo:font-size="10.5pt" style:font-size-asian="10.5pt" style:font-size-complex="10.5pt"/>
    </style:style>
    <style:style style:name="T794" style:parent-style-name="DefaultParagraphFont" style:family="text">
      <style:text-properties fo:color="#0B0080" style:text-position="super 66.6%" fo:font-size="12pt" style:font-size-asian="12pt" style:font-size-complex="12pt"/>
    </style:style>
    <style:style style:name="P79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796" style:parent-style-name="DefaultParagraphFont" style:family="text">
      <style:text-properties style:font-name="Arial" style:font-name-complex="Arial" fo:color="#252525" fo:font-size="10.5pt" style:font-size-asian="10.5pt" style:font-size-complex="10.5pt"/>
    </style:style>
    <style:style style:name="T797" style:parent-style-name="SYS_HYPERTEXT" style:family="text">
      <style:text-properties fo:color="#0B0080" fo:font-size="10.5pt" style:font-size-asian="10.5pt" style:font-size-complex="10.5pt" style:text-underline-type="none"/>
    </style:style>
    <style:style style:name="T798" style:parent-style-name="DefaultParagraphFont" style:family="text">
      <style:text-properties style:font-name="Arial" style:font-name-complex="Arial" fo:color="#252525" fo:font-size="10.5pt" style:font-size-asian="10.5pt" style:font-size-complex="10.5pt"/>
    </style:style>
    <style:style style:name="T799" style:parent-style-name="SYS_HYPERTEXT" style:family="text">
      <style:text-properties fo:color="#0B0080" fo:font-size="10.5pt" style:font-size-asian="10.5pt" style:font-size-complex="10.5pt" style:text-underline-type="none"/>
    </style:style>
    <style:style style:name="T800" style:parent-style-name="DefaultParagraphFont" style:family="text">
      <style:text-properties style:font-name="Arial" style:font-name-complex="Arial" fo:color="#252525" fo:font-size="10.5pt" style:font-size-asian="10.5pt" style:font-size-complex="10.5pt"/>
    </style:style>
    <style:style style:name="T801" style:parent-style-name="SYS_HYPERTEXT" style:family="text">
      <style:text-properties fo:color="#0B0080" fo:font-size="10.5pt" style:font-size-asian="10.5pt" style:font-size-complex="10.5pt" style:text-underline-type="none"/>
    </style:style>
    <style:style style:name="T802" style:parent-style-name="DefaultParagraphFont" style:family="text">
      <style:text-properties style:font-name="Arial" style:font-name-complex="Arial" fo:color="#252525" fo:font-size="10.5pt" style:font-size-asian="10.5pt" style:font-size-complex="10.5pt"/>
    </style:style>
    <style:style style:name="T803" style:parent-style-name="SYS_HYPERTEXT" style:family="text">
      <style:text-properties fo:color="#0B0080" fo:font-size="10.5pt" style:font-size-asian="10.5pt" style:font-size-complex="10.5pt" style:text-underline-type="none"/>
    </style:style>
    <style:style style:name="T804" style:parent-style-name="DefaultParagraphFont" style:family="text">
      <style:text-properties style:font-name="Arial" style:font-name-complex="Arial" fo:color="#252525" fo:font-size="10.5pt" style:font-size-asian="10.5pt" style:font-size-complex="10.5pt"/>
    </style:style>
    <style:style style:name="T805" style:parent-style-name="SYS_HYPERTEXT" style:family="text">
      <style:text-properties fo:color="#0B0080" fo:font-size="10.5pt" style:font-size-asian="10.5pt" style:font-size-complex="10.5pt" style:text-underline-type="none"/>
    </style:style>
    <style:style style:name="T806" style:parent-style-name="DefaultParagraphFont" style:family="text">
      <style:text-properties style:font-name="Arial" style:font-name-complex="Arial" fo:color="#252525" fo:font-size="10.5pt" style:font-size-asian="10.5pt" style:font-size-complex="10.5pt"/>
    </style:style>
    <style:style style:name="T807" style:parent-style-name="DefaultParagraphFont" style:family="text">
      <style:text-properties fo:color="#0B0080" style:text-position="super 66.6%" fo:font-size="12pt" style:font-size-asian="12pt" style:font-size-complex="12pt"/>
    </style:style>
    <style:style style:name="T808" style:parent-style-name="DefaultParagraphFont" style:family="text">
      <style:text-properties style:font-name="Arial" style:font-name-complex="Arial" fo:color="#252525" fo:font-size="10.5pt" style:font-size-asian="10.5pt" style:font-size-complex="10.5pt"/>
    </style:style>
    <style:style style:name="T809" style:parent-style-name="DefaultParagraphFont" style:family="text">
      <style:text-properties style:font-name="Arial" style:font-name-complex="Arial" fo:color="#252525" fo:font-size="10.5pt" style:font-size-asian="10.5pt" style:font-size-complex="10.5pt"/>
    </style:style>
    <style:style style:name="T810" style:parent-style-name="DefaultParagraphFont" style:family="text">
      <style:text-properties fo:color="#0B0080" style:text-position="super 66.6%" fo:font-size="12pt" style:font-size-asian="12pt" style:font-size-complex="12pt"/>
    </style:style>
    <style:style style:name="P81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12" style:parent-style-name="DefaultParagraphFont" style:family="text">
      <style:text-properties style:font-name="Arial" style:font-name-complex="Arial" fo:color="#252525" fo:font-size="10.5pt" style:font-size-asian="10.5pt" style:font-size-complex="10.5pt"/>
    </style:style>
    <style:style style:name="T813" style:parent-style-name="DefaultParagraphFont" style:family="text">
      <style:text-properties fo:color="#0B0080" style:text-position="super 66.6%" fo:font-size="12pt" style:font-size-asian="12pt" style:font-size-complex="12pt"/>
    </style:style>
    <style:style style:name="P81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1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816" style:parent-style-name="DefaultParagraphFont" style:family="text">
      <style:text-properties style:font-name="Arial" style:font-name-complex="Arial" fo:color="#555555" fo:font-size="12pt" style:font-size-asian="12pt" style:font-size-complex="12pt"/>
    </style:style>
    <style:style style:name="T817" style:parent-style-name="SYS_HYPERTEXT" style:family="text">
      <style:text-properties style:font-name="Arial" style:font-name-complex="Arial" fo:color="#0B0080" fo:font-size="12.5pt" style:font-size-asian="12.5pt" style:font-size-complex="12.5pt" style:text-underline-type="none"/>
    </style:style>
    <style:style style:name="T818" style:parent-style-name="DefaultParagraphFont" style:family="text">
      <style:text-properties style:font-name="Arial" style:font-name-complex="Arial" fo:color="#555555" fo:font-size="12pt" style:font-size-asian="12pt" style:font-size-complex="12pt"/>
    </style:style>
    <style:style style:name="T819" style:parent-style-name="DefaultParagraphFont" style:family="text">
      <style:text-properties style:font-name="Arial" style:font-name-complex="Arial" fo:color="#252525" fo:font-size="12.5pt" style:font-size-asian="12.5pt" style:font-size-complex="12.5pt"/>
    </style:style>
    <style:style style:name="P820"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821"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822"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23" style:parent-style-name="DefaultParagraphFont" style:family="text">
      <style:text-properties style:font-name="Arial" style:font-name-complex="Arial" fo:color="#252525" fo:font-size="9pt" style:font-size-asian="9pt" style:font-size-complex="9pt"/>
    </style:style>
    <style:style style:name="T824" style:parent-style-name="SYS_HYPERTEXT" style:family="text">
      <style:text-properties fo:color="#0B0080" fo:font-size="9pt" style:font-size-asian="9pt" style:font-size-complex="9pt" style:text-underline-type="none"/>
    </style:style>
    <style:style style:name="T825" style:parent-style-name="DefaultParagraphFont" style:family="text">
      <style:text-properties style:font-name="Arial" style:font-name-complex="Arial" fo:color="#252525" fo:font-size="9pt" style:font-size-asian="9pt" style:font-size-complex="9pt"/>
    </style:style>
    <style:style style:name="T826" style:parent-style-name="SYS_HYPERTEXT" style:family="text">
      <style:text-properties fo:color="#0B0080" fo:font-size="9pt" style:font-size-asian="9pt" style:font-size-complex="9pt" style:text-underline-type="none"/>
    </style:style>
    <style:style style:name="T827" style:parent-style-name="DefaultParagraphFont" style:family="text">
      <style:text-properties style:font-name="Arial" style:font-name-complex="Arial" fo:color="#252525" fo:font-size="9pt" style:font-size-asian="9pt" style:font-size-complex="9pt"/>
    </style:style>
    <style:style style:name="P82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29" style:parent-style-name="DefaultParagraphFont" style:family="text">
      <style:text-properties style:font-name="Arial" style:font-name-complex="Arial" fo:color="#252525" fo:font-size="10.5pt" style:font-size-asian="10.5pt" style:font-size-complex="10.5pt"/>
    </style:style>
    <style:style style:name="T830" style:parent-style-name="SYS_HYPERTEXT" style:family="text">
      <style:text-properties fo:color="#0B0080" fo:font-size="10.5pt" style:font-size-asian="10.5pt" style:font-size-complex="10.5pt" style:text-underline-type="none"/>
    </style:style>
    <style:style style:name="T831" style:parent-style-name="DefaultParagraphFont" style:family="text">
      <style:text-properties style:font-name="Arial" style:font-name-complex="Arial" fo:color="#252525" fo:font-size="10.5pt" style:font-size-asian="10.5pt" style:font-size-complex="10.5pt"/>
    </style:style>
    <style:style style:name="T832"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833" style:parent-style-name="DefaultParagraphFont" style:family="text">
      <style:text-properties style:font-name="Arial" style:font-name-complex="Arial" fo:color="#252525" fo:font-size="10.5pt" style:font-size-asian="10.5pt" style:font-size-complex="10.5pt"/>
    </style:style>
    <style:style style:name="T834" style:parent-style-name="SYS_HYPERTEXT" style:family="text">
      <style:text-properties fo:color="#0B0080" fo:font-size="10.5pt" style:font-size-asian="10.5pt" style:font-size-complex="10.5pt" style:text-underline-type="none"/>
    </style:style>
    <style:style style:name="T835" style:parent-style-name="DefaultParagraphFont" style:family="text">
      <style:text-properties style:font-name="Arial" style:font-name-complex="Arial" fo:color="#252525" fo:font-size="10.5pt" style:font-size-asian="10.5pt" style:font-size-complex="10.5pt"/>
    </style:style>
    <style:style style:name="T836" style:parent-style-name="DefaultParagraphFont" style:family="text">
      <style:text-properties fo:color="#0B0080" style:text-position="super 66.6%" fo:font-size="12pt" style:font-size-asian="12pt" style:font-size-complex="12pt"/>
    </style:style>
    <style:style style:name="P83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38" style:parent-style-name="DefaultParagraphFont" style:family="text">
      <style:text-properties style:font-name="Arial" style:font-name-complex="Arial" fo:color="#252525" fo:font-size="10.5pt" style:font-size-asian="10.5pt" style:font-size-complex="10.5pt"/>
    </style:style>
    <style:style style:name="T839" style:parent-style-name="DefaultParagraphFont" style:family="text">
      <style:text-properties fo:color="#0B0080" style:text-position="super 66.6%" fo:font-size="12pt" style:font-size-asian="12pt" style:font-size-complex="12pt"/>
    </style:style>
    <style:style style:name="T840" style:parent-style-name="DefaultParagraphFont" style:family="text">
      <style:text-properties style:font-name="Arial" style:font-name-complex="Arial" fo:color="#252525" fo:font-size="10.5pt" style:font-size-asian="10.5pt" style:font-size-complex="10.5pt"/>
    </style:style>
    <style:style style:name="T841" style:parent-style-name="SYS_HYPERTEXT" style:family="text">
      <style:text-properties fo:color="#0B0080" fo:font-size="10.5pt" style:font-size-asian="10.5pt" style:font-size-complex="10.5pt" style:text-underline-type="none"/>
    </style:style>
    <style:style style:name="T842" style:parent-style-name="DefaultParagraphFont" style:family="text">
      <style:text-properties style:font-name="Arial" style:font-name-complex="Arial" fo:color="#252525" fo:font-size="10.5pt" style:font-size-asian="10.5pt" style:font-size-complex="10.5pt"/>
    </style:style>
    <style:style style:name="T843" style:parent-style-name="SYS_HYPERTEXT" style:family="text">
      <style:text-properties fo:color="#0B0080" fo:font-size="10.5pt" style:font-size-asian="10.5pt" style:font-size-complex="10.5pt" style:text-underline-type="none"/>
    </style:style>
    <style:style style:name="T844" style:parent-style-name="DefaultParagraphFont" style:family="text">
      <style:text-properties style:font-name="Arial" style:font-name-complex="Arial" fo:color="#252525" fo:font-size="10.5pt" style:font-size-asian="10.5pt" style:font-size-complex="10.5pt"/>
    </style:style>
    <style:style style:name="T845" style:parent-style-name="DefaultParagraphFont" style:family="text">
      <style:text-properties fo:color="#0B0080" style:text-position="super 66.6%" fo:font-size="12pt" style:font-size-asian="12pt" style:font-size-complex="12pt"/>
    </style:style>
    <style:style style:name="T846" style:parent-style-name="DefaultParagraphFont" style:family="text">
      <style:text-properties style:font-name="Arial" style:font-name-complex="Arial" fo:color="#252525" fo:font-size="10.5pt" style:font-size-asian="10.5pt" style:font-size-complex="10.5pt"/>
    </style:style>
    <style:style style:name="T847" style:parent-style-name="SYS_HYPERTEXT" style:family="text">
      <style:text-properties fo:color="#0B0080" fo:font-size="10.5pt" style:font-size-asian="10.5pt" style:font-size-complex="10.5pt" style:text-underline-type="none"/>
    </style:style>
    <style:style style:name="T848" style:parent-style-name="DefaultParagraphFont" style:family="text">
      <style:text-properties style:font-name="Arial" style:font-name-complex="Arial" fo:color="#252525" fo:font-size="10.5pt" style:font-size-asian="10.5pt" style:font-size-complex="10.5pt"/>
    </style:style>
    <style:style style:name="T849" style:parent-style-name="DefaultParagraphFont" style:family="text">
      <style:text-properties fo:color="#0B0080" style:text-position="super 66.6%" fo:font-size="12pt" style:font-size-asian="12pt" style:font-size-complex="12pt"/>
    </style:style>
    <style:style style:name="T850" style:parent-style-name="DefaultParagraphFont" style:family="text">
      <style:text-properties style:font-name="Arial" style:font-name-complex="Arial" fo:color="#252525" fo:font-size="10.5pt" style:font-size-asian="10.5pt" style:font-size-complex="10.5pt"/>
    </style:style>
    <style:style style:name="T851" style:parent-style-name="SYS_HYPERTEXT" style:family="text">
      <style:text-properties fo:color="#0B0080" fo:font-size="10.5pt" style:font-size-asian="10.5pt" style:font-size-complex="10.5pt" style:text-underline-type="none"/>
    </style:style>
    <style:style style:name="T852" style:parent-style-name="DefaultParagraphFont" style:family="text">
      <style:text-properties style:font-name="Arial" style:font-name-complex="Arial" fo:color="#252525" fo:font-size="10.5pt" style:font-size-asian="10.5pt" style:font-size-complex="10.5pt"/>
    </style:style>
    <style:style style:name="T853" style:parent-style-name="SYS_HYPERTEXT" style:family="text">
      <style:text-properties fo:color="#0B0080" fo:font-size="10.5pt" style:font-size-asian="10.5pt" style:font-size-complex="10.5pt" style:text-underline-type="none"/>
    </style:style>
    <style:style style:name="T854" style:parent-style-name="DefaultParagraphFont" style:family="text">
      <style:text-properties style:font-name="Arial" style:font-name-complex="Arial" fo:color="#252525" fo:font-size="10.5pt" style:font-size-asian="10.5pt" style:font-size-complex="10.5pt"/>
    </style:style>
    <style:style style:name="T855" style:parent-style-name="SYS_HYPERTEXT" style:family="text">
      <style:text-properties fo:color="#0B0080" fo:font-size="10.5pt" style:font-size-asian="10.5pt" style:font-size-complex="10.5pt" style:text-underline-type="none"/>
    </style:style>
    <style:style style:name="T856" style:parent-style-name="DefaultParagraphFont" style:family="text">
      <style:text-properties style:font-name="Arial" style:font-name-complex="Arial" fo:color="#252525" fo:font-size="10.5pt" style:font-size-asian="10.5pt" style:font-size-complex="10.5pt"/>
    </style:style>
    <style:style style:name="T857" style:parent-style-name="DefaultParagraphFont" style:family="text">
      <style:text-properties fo:color="#0B0080" style:text-position="super 66.6%" fo:font-size="12pt" style:font-size-asian="12pt" style:font-size-complex="12pt"/>
    </style:style>
    <style:style style:name="P85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59" style:parent-style-name="DefaultParagraphFont" style:family="text">
      <style:text-properties style:font-name="Arial" style:font-name-complex="Arial" fo:color="#252525" fo:font-size="10.5pt" style:font-size-asian="10.5pt" style:font-size-complex="10.5pt"/>
    </style:style>
    <style:style style:name="T86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861" style:parent-style-name="DefaultParagraphFont" style:family="text">
      <style:text-properties style:font-name="Arial" style:font-name-complex="Arial" fo:color="#252525" fo:font-size="10.5pt" style:font-size-asian="10.5pt" style:font-size-complex="10.5pt"/>
    </style:style>
    <style:style style:name="T862" style:parent-style-name="SYS_HYPERTEXT" style:family="text">
      <style:text-properties fo:color="#0B0080" fo:font-size="10.5pt" style:font-size-asian="10.5pt" style:font-size-complex="10.5pt" style:text-underline-type="none"/>
    </style:style>
    <style:style style:name="T863" style:parent-style-name="DefaultParagraphFont" style:family="text">
      <style:text-properties style:font-name="Arial" style:font-name-complex="Arial" fo:color="#252525" fo:font-size="10.5pt" style:font-size-asian="10.5pt" style:font-size-complex="10.5pt"/>
    </style:style>
    <style:style style:name="T864" style:parent-style-name="SYS_HYPERTEXT" style:family="text">
      <style:text-properties fo:color="#0B0080" fo:font-size="10.5pt" style:font-size-asian="10.5pt" style:font-size-complex="10.5pt" style:text-underline-type="none"/>
    </style:style>
    <style:style style:name="T865" style:parent-style-name="DefaultParagraphFont" style:family="text">
      <style:text-properties style:font-name="Arial" style:font-name-complex="Arial" fo:color="#252525" fo:font-size="10.5pt" style:font-size-asian="10.5pt" style:font-size-complex="10.5pt"/>
    </style:style>
    <style:style style:name="T866" style:parent-style-name="SYS_HYPERTEXT" style:family="text">
      <style:text-properties fo:color="#0B0080" fo:font-size="10.5pt" style:font-size-asian="10.5pt" style:font-size-complex="10.5pt" style:text-underline-type="none"/>
    </style:style>
    <style:style style:name="T867" style:parent-style-name="DefaultParagraphFont" style:family="text">
      <style:text-properties style:font-name="Arial" style:font-name-complex="Arial" fo:color="#252525" fo:font-size="10.5pt" style:font-size-asian="10.5pt" style:font-size-complex="10.5pt"/>
    </style:style>
    <style:style style:name="T868" style:parent-style-name="DefaultParagraphFont" style:family="text">
      <style:text-properties fo:color="#0B0080" style:text-position="super 66.6%" fo:font-size="12pt" style:font-size-asian="12pt" style:font-size-complex="12pt"/>
    </style:style>
    <style:style style:name="P869"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70" style:parent-style-name="DefaultParagraphFont" style:family="text">
      <style:text-properties style:font-name="Arial" style:font-name-complex="Arial" fo:color="#252525" fo:font-size="10.5pt" style:font-size-asian="10.5pt" style:font-size-complex="10.5pt"/>
    </style:style>
    <style:style style:name="T871"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872" style:parent-style-name="DefaultParagraphFont" style:family="text">
      <style:text-properties style:font-name="Arial" style:font-name-complex="Arial" fo:color="#252525" fo:font-size="10.5pt" style:font-size-asian="10.5pt" style:font-size-complex="10.5pt"/>
    </style:style>
    <style:style style:name="T873" style:parent-style-name="SYS_HYPERTEXT" style:family="text">
      <style:text-properties fo:color="#0B0080" fo:font-size="10.5pt" style:font-size-asian="10.5pt" style:font-size-complex="10.5pt" style:text-underline-type="none"/>
    </style:style>
    <style:style style:name="T874" style:parent-style-name="DefaultParagraphFont" style:family="text">
      <style:text-properties style:font-name="Arial" style:font-name-complex="Arial" fo:color="#252525" fo:font-size="10.5pt" style:font-size-asian="10.5pt" style:font-size-complex="10.5pt"/>
    </style:style>
    <style:style style:name="T875" style:parent-style-name="SYS_HYPERTEXT" style:family="text">
      <style:text-properties fo:color="#0B0080" fo:font-size="10.5pt" style:font-size-asian="10.5pt" style:font-size-complex="10.5pt" style:text-underline-type="none"/>
    </style:style>
    <style:style style:name="T876" style:parent-style-name="DefaultParagraphFont" style:family="text">
      <style:text-properties style:font-name="Arial" style:font-name-complex="Arial" fo:color="#252525" fo:font-size="10.5pt" style:font-size-asian="10.5pt" style:font-size-complex="10.5pt"/>
    </style:style>
    <style:style style:name="T877" style:parent-style-name="DefaultParagraphFont" style:family="text">
      <style:text-properties fo:color="#0B0080" style:text-position="super 66.6%" fo:font-size="12pt" style:font-size-asian="12pt" style:font-size-complex="12pt"/>
    </style:style>
    <style:style style:name="P878"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879"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880"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881" style:parent-style-name="DefaultParagraphFont" style:family="text">
      <style:text-properties style:font-name="Arial" style:font-name-complex="Arial" fo:color="#252525" fo:font-size="9pt" style:font-size-asian="9pt" style:font-size-complex="9pt"/>
    </style:style>
    <style:style style:name="T882" style:parent-style-name="SYS_HYPERTEXT" style:family="text">
      <style:text-properties fo:color="#0B0080" fo:font-size="9pt" style:font-size-asian="9pt" style:font-size-complex="9pt" style:text-underline-type="none"/>
    </style:style>
    <style:style style:name="T883" style:parent-style-name="SYS_HYPERTEXT" style:family="text">
      <style:text-properties fo:font-style="italic" style:font-style-asian="italic" style:font-style-complex="italic" fo:color="#0B0080" fo:font-size="9pt" style:font-size-asian="9pt" style:font-size-complex="9pt" style:text-underline-type="none"/>
    </style:style>
    <style:style style:name="T884" style:parent-style-name="SYS_HYPERTEXT" style:family="text">
      <style:text-properties fo:font-style="italic" style:font-style-asian="italic" style:font-style-complex="italic" fo:color="#0B0080" fo:font-size="9pt" style:font-size-asian="9pt" style:font-size-complex="9pt" style:text-underline-type="none"/>
    </style:style>
    <style:style style:name="T885" style:parent-style-name="SYS_HYPERTEXT" style:family="text">
      <style:text-properties fo:font-style="italic" style:font-style-asian="italic" style:font-style-complex="italic" fo:color="#0B0080" fo:font-size="9pt" style:font-size-asian="9pt" style:font-size-complex="9pt" style:text-underline-type="none"/>
    </style:style>
    <style:style style:name="T886" style:parent-style-name="DefaultParagraphFont" style:family="text">
      <style:text-properties style:font-name="Arial" style:font-name-complex="Arial" fo:color="#252525" fo:font-size="9pt" style:font-size-asian="9pt" style:font-size-complex="9pt"/>
    </style:style>
    <style:style style:name="P887" style:parent-style-name="Normal" style:family="paragraph">
      <style:paragraph-properties fo:widows="2" fo:orphans="2" fo:margin-bottom="0.0833in"/>
    </style:style>
    <style:style style:name="T888" style:parent-style-name="DefaultParagraphFont" style:family="text">
      <style:text-properties style:font-name="Arial" style:font-name-complex="Arial" fo:color="#252525" fo:font-size="10.5pt" style:font-size-asian="10.5pt" style:font-size-complex="10.5pt"/>
    </style:style>
    <style:style style:name="T889" style:parent-style-name="DefaultParagraphFont" style:family="text">
      <style:text-properties fo:color="#0B0080" style:text-position="super 66.6%" fo:font-size="12pt" style:font-size-asian="12pt" style:font-size-complex="12pt"/>
    </style:style>
    <style:style style:name="T890" style:parent-style-name="DefaultParagraphFont" style:family="text">
      <style:text-properties style:font-name="Arial" style:font-name-complex="Arial" fo:color="#252525" fo:font-size="10.5pt" style:font-size-asian="10.5pt" style:font-size-complex="10.5pt"/>
    </style:style>
    <style:style style:name="T891" style:parent-style-name="SYS_HYPERTEXT" style:family="text">
      <style:text-properties fo:color="#0B0080" fo:font-size="12pt" style:font-size-asian="12pt" style:font-size-complex="12pt" style:text-underline-type="none"/>
    </style:style>
    <style:style style:name="T892" style:parent-style-name="DefaultParagraphFont" style:family="text">
      <style:text-properties style:font-name="Arial" style:font-name-complex="Arial" fo:color="#252525" fo:font-size="10.5pt" style:font-size-asian="10.5pt" style:font-size-complex="10.5pt"/>
    </style:style>
    <style:style style:name="T893" style:parent-style-name="SYS_HYPERTEXT" style:family="text">
      <style:text-properties fo:color="#0B0080" fo:font-size="12pt" style:font-size-asian="12pt" style:font-size-complex="12pt" style:text-underline-type="none"/>
    </style:style>
    <style:style style:name="T894" style:parent-style-name="SYS_HYPERTEXT" style:family="text">
      <style:text-properties fo:font-style="italic" style:font-style-asian="italic" style:font-style-complex="italic" fo:color="#0B0080" fo:font-size="12pt" style:font-size-asian="12pt" style:font-size-complex="12pt" style:text-underline-type="none"/>
    </style:style>
    <style:style style:name="T895" style:parent-style-name="SYS_HYPERTEXT" style:family="text">
      <style:text-properties fo:font-style="italic" style:font-style-asian="italic" style:font-style-complex="italic" fo:color="#0B0080" fo:font-size="12pt" style:font-size-asian="12pt" style:font-size-complex="12pt" style:text-underline-type="none"/>
    </style:style>
    <style:style style:name="T896" style:parent-style-name="SYS_HYPERTEXT" style:family="text">
      <style:text-properties fo:font-style="italic" style:font-style-asian="italic" style:font-style-complex="italic" fo:color="#0B0080" fo:font-size="12pt" style:font-size-asian="12pt" style:font-size-complex="12pt" style:text-underline-type="none"/>
    </style:style>
    <style:style style:name="T897" style:parent-style-name="DefaultParagraphFont" style:family="text">
      <style:text-properties style:font-name="Arial" style:font-name-complex="Arial" fo:color="#252525" fo:font-size="10.5pt" style:font-size-asian="10.5pt" style:font-size-complex="10.5pt"/>
    </style:style>
    <style:style style:name="T898" style:parent-style-name="SYS_HYPERTEXT" style:family="text">
      <style:text-properties fo:color="#0B0080" fo:font-size="12pt" style:font-size-asian="12pt" style:font-size-complex="12pt" style:text-underline-type="none"/>
    </style:style>
    <style:style style:name="T899" style:parent-style-name="DefaultParagraphFont" style:family="text">
      <style:text-properties style:font-name="Arial" style:font-name-complex="Arial" fo:color="#252525" fo:font-size="10.5pt" style:font-size-asian="10.5pt" style:font-size-complex="10.5pt"/>
    </style:style>
    <style:style style:name="T900" style:parent-style-name="DefaultParagraphFont" style:family="text">
      <style:text-properties fo:color="#0B0080" style:text-position="super 66.6%" fo:font-size="12pt" style:font-size-asian="12pt" style:font-size-complex="12pt"/>
    </style:style>
    <style:style style:name="P901" style:parent-style-name="Normal" style:family="paragraph">
      <style:paragraph-properties fo:widows="2" fo:orphans="2" fo:margin-bottom="0.0833in"/>
    </style:style>
    <style:style style:name="T902" style:parent-style-name="DefaultParagraphFont" style:family="text">
      <style:text-properties style:font-name="Arial" style:font-name-complex="Arial" fo:color="#252525" fo:font-size="10.5pt" style:font-size-asian="10.5pt" style:font-size-complex="10.5pt"/>
    </style:style>
    <style:style style:name="T903" style:parent-style-name="DefaultParagraphFont" style:family="text">
      <style:text-properties fo:color="#0B0080" style:text-position="super 66.6%" fo:font-size="12pt" style:font-size-asian="12pt" style:font-size-complex="12pt"/>
    </style:style>
    <style:style style:name="T904" style:parent-style-name="DefaultParagraphFont" style:family="text">
      <style:text-properties style:font-name="Arial" style:font-name-complex="Arial" fo:color="#252525" fo:font-size="10.5pt" style:font-size-asian="10.5pt" style:font-size-complex="10.5pt"/>
    </style:style>
    <style:style style:name="T905" style:parent-style-name="DefaultParagraphFont" style:family="text">
      <style:text-properties fo:color="#0B0080" style:text-position="super 66.6%" fo:font-size="12pt" style:font-size-asian="12pt" style:font-size-complex="12pt"/>
    </style:style>
    <style:style style:name="T906" style:parent-style-name="DefaultParagraphFont" style:family="text">
      <style:text-properties style:font-name="Arial" style:font-name-complex="Arial" fo:color="#252525" fo:font-size="10.5pt" style:font-size-asian="10.5pt" style:font-size-complex="10.5pt"/>
    </style:style>
    <style:style style:name="T907" style:parent-style-name="DefaultParagraphFont" style:family="text">
      <style:text-properties fo:color="#0B0080" style:text-position="super 66.6%" fo:font-size="12pt" style:font-size-asian="12pt" style:font-size-complex="12pt"/>
    </style:style>
    <style:style style:name="T908" style:parent-style-name="DefaultParagraphFont" style:family="text">
      <style:text-properties style:font-name="Arial" style:font-name-complex="Arial" fo:color="#252525" fo:font-size="10.5pt" style:font-size-asian="10.5pt" style:font-size-complex="10.5pt"/>
    </style:style>
    <style:style style:name="T909" style:parent-style-name="SYS_HYPERTEXT" style:family="text">
      <style:text-properties fo:color="#0B0080" fo:font-size="10.5pt" style:font-size-asian="10.5pt" style:font-size-complex="10.5pt" style:text-underline-type="none"/>
    </style:style>
    <style:style style:name="T910" style:parent-style-name="DefaultParagraphFont" style:family="text">
      <style:text-properties style:font-name="Arial" style:font-name-complex="Arial" fo:color="#252525" fo:font-size="10.5pt" style:font-size-asian="10.5pt" style:font-size-complex="10.5pt"/>
    </style:style>
    <style:style style:name="T911" style:parent-style-name="SYS_HYPERTEXT" style:family="text">
      <style:text-properties fo:color="#0B0080" fo:font-size="10.5pt" style:font-size-asian="10.5pt" style:font-size-complex="10.5pt" style:text-underline-type="none"/>
    </style:style>
    <style:style style:name="T912" style:parent-style-name="DefaultParagraphFont" style:family="text">
      <style:text-properties style:font-name="Arial" style:font-name-complex="Arial" fo:color="#252525" fo:font-size="10.5pt" style:font-size-asian="10.5pt" style:font-size-complex="10.5pt"/>
    </style:style>
    <style:style style:name="T913" style:parent-style-name="DefaultParagraphFont" style:family="text">
      <style:text-properties fo:color="#0B0080" style:text-position="super 66.6%" fo:font-size="12pt" style:font-size-asian="12pt" style:font-size-complex="12pt"/>
    </style:style>
    <style:style style:name="P914" style:parent-style-name="Normal" style:family="paragraph">
      <style:paragraph-properties fo:widows="2" fo:orphans="2" fo:margin-bottom="0.0833in"/>
    </style:style>
    <style:style style:name="T915" style:parent-style-name="DefaultParagraphFont" style:family="text">
      <style:text-properties style:font-name="Arial" style:font-name-complex="Arial" fo:color="#252525" fo:font-size="10.5pt" style:font-size-asian="10.5pt" style:font-size-complex="10.5pt"/>
    </style:style>
    <style:style style:name="T916" style:parent-style-name="SYS_HYPERTEXT" style:family="text">
      <style:text-properties fo:color="#0B0080" fo:font-size="10.5pt" style:font-size-asian="10.5pt" style:font-size-complex="10.5pt" style:text-underline-type="none"/>
    </style:style>
    <style:style style:name="T917" style:parent-style-name="DefaultParagraphFont" style:family="text">
      <style:text-properties style:font-name="Arial" style:font-name-complex="Arial" fo:color="#252525" fo:font-size="10.5pt" style:font-size-asian="10.5pt" style:font-size-complex="10.5pt"/>
    </style:style>
    <style:style style:name="T918" style:parent-style-name="SYS_HYPERTEXT" style:family="text">
      <style:text-properties fo:color="#0B0080" fo:font-size="10.5pt" style:font-size-asian="10.5pt" style:font-size-complex="10.5pt" style:text-underline-type="none"/>
    </style:style>
    <style:style style:name="T919" style:parent-style-name="DefaultParagraphFont" style:family="text">
      <style:text-properties style:font-name="Arial" style:font-name-complex="Arial" fo:color="#252525" fo:font-size="10.5pt" style:font-size-asian="10.5pt" style:font-size-complex="10.5pt"/>
    </style:style>
    <style:style style:name="T92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21" style:parent-style-name="DefaultParagraphFont" style:family="text">
      <style:text-properties style:font-name="Arial" style:font-name-complex="Arial" fo:color="#252525" fo:font-size="10.5pt" style:font-size-asian="10.5pt" style:font-size-complex="10.5pt"/>
    </style:style>
    <style:style style:name="T922" style:parent-style-name="DefaultParagraphFont" style:family="text">
      <style:text-properties fo:color="#0B0080" style:text-position="super 66.6%" fo:font-size="12pt" style:font-size-asian="12pt" style:font-size-complex="12pt"/>
    </style:style>
    <style:style style:name="T923" style:parent-style-name="DefaultParagraphFont" style:family="text">
      <style:text-properties style:font-name="Arial" style:font-name-complex="Arial" fo:color="#252525" fo:font-size="10.5pt" style:font-size-asian="10.5pt" style:font-size-complex="10.5pt"/>
    </style:style>
    <style:style style:name="T924" style:parent-style-name="DefaultParagraphFont" style:family="text">
      <style:text-properties fo:color="#0B0080" style:text-position="super 66.6%" fo:font-size="12pt" style:font-size-asian="12pt" style:font-size-complex="12pt"/>
    </style:style>
    <style:style style:name="P925" style:parent-style-name="Normal" style:family="paragraph">
      <style:paragraph-properties fo:widows="2" fo:orphans="2" fo:margin-bottom="0.0833in"/>
    </style:style>
    <style:style style:name="T926" style:parent-style-name="DefaultParagraphFont" style:family="text">
      <style:text-properties style:font-name="Arial" style:font-name-complex="Arial" fo:color="#252525" fo:font-size="10.5pt" style:font-size-asian="10.5pt" style:font-size-complex="10.5pt"/>
    </style:style>
    <style:style style:name="T927" style:parent-style-name="SYS_HYPERTEXT" style:family="text">
      <style:text-properties fo:color="#0B0080" fo:font-size="10.5pt" style:font-size-asian="10.5pt" style:font-size-complex="10.5pt" style:text-underline-type="none"/>
    </style:style>
    <style:style style:name="T928" style:parent-style-name="DefaultParagraphFont" style:family="text">
      <style:text-properties style:font-name="Arial" style:font-name-complex="Arial" fo:color="#252525" fo:font-size="10.5pt" style:font-size-asian="10.5pt" style:font-size-complex="10.5pt"/>
    </style:style>
    <style:style style:name="T929" style:parent-style-name="DefaultParagraphFont" style:family="text">
      <style:text-properties fo:color="#0B0080" style:text-position="super 66.6%" fo:font-size="12pt" style:font-size-asian="12pt" style:font-size-complex="12pt"/>
    </style:style>
    <style:style style:name="T930" style:parent-style-name="DefaultParagraphFont" style:family="text">
      <style:text-properties style:font-name="Arial" style:font-name-complex="Arial" fo:color="#252525" fo:font-size="10.5pt" style:font-size-asian="10.5pt" style:font-size-complex="10.5pt"/>
    </style:style>
    <style:style style:name="T931" style:parent-style-name="DefaultParagraphFont" style:family="text">
      <style:text-properties fo:color="#0B0080" style:text-position="super 66.6%" fo:font-size="12pt" style:font-size-asian="12pt" style:font-size-complex="12pt"/>
    </style:style>
    <style:style style:name="T932" style:parent-style-name="DefaultParagraphFont" style:family="text">
      <style:text-properties style:font-name="Arial" style:font-name-complex="Arial" fo:color="#252525" fo:font-size="10.5pt" style:font-size-asian="10.5pt" style:font-size-complex="10.5pt"/>
    </style:style>
    <style:style style:name="T933" style:parent-style-name="DefaultParagraphFont" style:family="text">
      <style:text-properties fo:color="#0B0080" style:text-position="super 66.6%" fo:font-size="12pt" style:font-size-asian="12pt" style:font-size-complex="12pt"/>
    </style:style>
    <style:style style:name="T934" style:parent-style-name="DefaultParagraphFont" style:family="text">
      <style:text-properties fo:font-size="10.5pt" style:font-size-asian="10.5pt" style:font-size-complex="10.5pt"/>
    </style:style>
    <style:style style:name="T935" style:parent-style-name="DefaultParagraphFont" style:family="text">
      <style:text-properties style:font-name="Arial" style:font-name-complex="Arial" fo:font-size="10.5pt" style:font-size-asian="10.5pt" style:font-size-complex="10.5pt"/>
    </style:style>
    <style:style style:name="T936" style:parent-style-name="SYS_HYPERTEXT" style:family="text">
      <style:text-properties fo:color="#0B0080" fo:font-size="10.5pt" style:font-size-asian="10.5pt" style:font-size-complex="10.5pt" style:text-underline-type="none"/>
    </style:style>
    <style:style style:name="T937" style:parent-style-name="DefaultParagraphFont" style:family="text">
      <style:text-properties style:font-name="Arial" style:font-name-complex="Arial" fo:color="#252525" fo:font-size="10.5pt" style:font-size-asian="10.5pt" style:font-size-complex="10.5pt"/>
    </style:style>
    <style:style style:name="T938" style:parent-style-name="DefaultParagraphFont" style:family="text">
      <style:text-properties fo:color="#0B0080" style:text-position="super 66.6%" fo:font-size="12pt" style:font-size-asian="12pt" style:font-size-complex="12pt"/>
    </style:style>
    <style:style style:name="T939" style:parent-style-name="DefaultParagraphFont" style:family="text">
      <style:text-properties style:font-name="Arial" style:font-name-complex="Arial" fo:color="#252525" fo:font-size="10.5pt" style:font-size-asian="10.5pt" style:font-size-complex="10.5pt"/>
    </style:style>
    <style:style style:name="T94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41" style:parent-style-name="DefaultParagraphFont" style:family="text">
      <style:text-properties style:font-name="Arial" style:font-name-complex="Arial" fo:color="#252525" fo:font-size="10.5pt" style:font-size-asian="10.5pt" style:font-size-complex="10.5pt"/>
    </style:style>
    <style:style style:name="T942" style:parent-style-name="SYS_HYPERTEXT" style:family="text">
      <style:text-properties fo:color="#0B0080" fo:font-size="10.5pt" style:font-size-asian="10.5pt" style:font-size-complex="10.5pt" style:text-underline-type="none"/>
    </style:style>
    <style:style style:name="T943" style:parent-style-name="DefaultParagraphFont" style:family="text">
      <style:text-properties style:font-name="Arial" style:font-name-complex="Arial" fo:color="#252525" fo:font-size="10.5pt" style:font-size-asian="10.5pt" style:font-size-complex="10.5pt"/>
    </style:style>
    <style:style style:name="T944" style:parent-style-name="DefaultParagraphFont" style:family="text">
      <style:text-properties fo:color="#0B0080" style:text-position="super 66.6%" fo:font-size="12pt" style:font-size-asian="12pt" style:font-size-complex="12pt"/>
    </style:style>
    <style:style style:name="P945" style:parent-style-name="Normal" style:family="paragraph">
      <style:paragraph-properties fo:widows="2" fo:orphans="2" fo:margin-bottom="0.0833in"/>
    </style:style>
    <style:style style:name="T946" style:parent-style-name="DefaultParagraphFont" style:family="text">
      <style:text-properties style:font-name="Arial" style:font-name-complex="Arial" fo:color="#252525" fo:font-size="10.5pt" style:font-size-asian="10.5pt" style:font-size-complex="10.5pt"/>
    </style:style>
    <style:style style:name="T947" style:parent-style-name="SYS_HYPERTEXT" style:family="text">
      <style:text-properties fo:color="#0B0080" fo:font-size="10.5pt" style:font-size-asian="10.5pt" style:font-size-complex="10.5pt" style:text-underline-type="none"/>
    </style:style>
    <style:style style:name="T948" style:parent-style-name="DefaultParagraphFont" style:family="text">
      <style:text-properties style:font-name="Arial" style:font-name-complex="Arial" fo:color="#252525" fo:font-size="10.5pt" style:font-size-asian="10.5pt" style:font-size-complex="10.5pt"/>
    </style:style>
    <style:style style:name="T949" style:parent-style-name="SYS_HYPERTEXT" style:family="text">
      <style:text-properties fo:color="#0B0080" fo:font-size="10.5pt" style:font-size-asian="10.5pt" style:font-size-complex="10.5pt" style:text-underline-type="none"/>
    </style:style>
    <style:style style:name="T950" style:parent-style-name="DefaultParagraphFont" style:family="text">
      <style:text-properties style:font-name="Arial" style:font-name-complex="Arial" fo:color="#252525" fo:font-size="10.5pt" style:font-size-asian="10.5pt" style:font-size-complex="10.5pt"/>
    </style:style>
    <style:style style:name="T951"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52" style:parent-style-name="DefaultParagraphFont" style:family="text">
      <style:text-properties style:font-name="Arial" style:font-name-complex="Arial" fo:color="#252525" fo:font-size="10.5pt" style:font-size-asian="10.5pt" style:font-size-complex="10.5pt"/>
    </style:style>
    <style:style style:name="T953" style:parent-style-name="DefaultParagraphFont" style:family="text">
      <style:text-properties fo:color="#0B0080" style:text-position="super 66.6%" fo:font-size="12pt" style:font-size-asian="12pt" style:font-size-complex="12pt"/>
    </style:style>
    <style:style style:name="T954" style:parent-style-name="DefaultParagraphFont" style:family="text">
      <style:text-properties style:font-name="Arial" style:font-name-complex="Arial" fo:color="#252525" fo:font-size="10.5pt" style:font-size-asian="10.5pt" style:font-size-complex="10.5pt"/>
    </style:style>
    <style:style style:name="T955"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56" style:parent-style-name="DefaultParagraphFont" style:family="text">
      <style:text-properties style:font-name="Arial" style:font-name-complex="Arial" fo:color="#252525" fo:font-size="10.5pt" style:font-size-asian="10.5pt" style:font-size-complex="10.5pt"/>
    </style:style>
    <style:style style:name="T957" style:parent-style-name="DefaultParagraphFont" style:family="text">
      <style:text-properties fo:color="#0B0080" style:text-position="super 66.6%" fo:font-size="12pt" style:font-size-asian="12pt" style:font-size-complex="12pt"/>
    </style:style>
    <style:style style:name="T958" style:parent-style-name="DefaultParagraphFont" style:family="text">
      <style:text-properties style:font-name="Arial" style:font-name-complex="Arial" fo:color="#252525" fo:font-size="10.5pt" style:font-size-asian="10.5pt" style:font-size-complex="10.5pt"/>
    </style:style>
    <style:style style:name="T959" style:parent-style-name="DefaultParagraphFont" style:family="text">
      <style:text-properties fo:color="#0B0080" style:text-position="super 66.6%" fo:font-size="12pt" style:font-size-asian="12pt" style:font-size-complex="12pt"/>
    </style:style>
    <style:style style:name="T960" style:parent-style-name="DefaultParagraphFont" style:family="text">
      <style:text-properties style:font-name="Arial" style:font-name-complex="Arial" fo:color="#252525" fo:font-size="10.5pt" style:font-size-asian="10.5pt" style:font-size-complex="10.5pt"/>
    </style:style>
    <style:style style:name="T961" style:parent-style-name="DefaultParagraphFont" style:family="text">
      <style:text-properties fo:color="#0B0080" style:text-position="super 66.6%" fo:font-size="12pt" style:font-size-asian="12pt" style:font-size-complex="12pt"/>
    </style:style>
    <style:style style:name="T962" style:parent-style-name="DefaultParagraphFont" style:family="text">
      <style:text-properties style:font-name="Arial" style:font-name-complex="Arial" fo:color="#252525" fo:font-size="10.5pt" style:font-size-asian="10.5pt" style:font-size-complex="10.5pt"/>
    </style:style>
    <style:style style:name="T963" style:parent-style-name="DefaultParagraphFont" style:family="text">
      <style:text-properties fo:color="#0B0080" style:text-position="super 66.6%" fo:font-size="12pt" style:font-size-asian="12pt" style:font-size-complex="12pt"/>
    </style:style>
    <style:style style:name="T964" style:parent-style-name="DefaultParagraphFont" style:family="text">
      <style:text-properties style:font-name="Arial" style:font-name-complex="Arial" fo:color="#252525" fo:font-size="10.5pt" style:font-size-asian="10.5pt" style:font-size-complex="10.5pt"/>
    </style:style>
    <style:style style:name="T965" style:parent-style-name="DefaultParagraphFont" style:family="text">
      <style:text-properties fo:color="#0B0080" style:text-position="super 66.6%" fo:font-size="12pt" style:font-size-asian="12pt" style:font-size-complex="12pt"/>
    </style:style>
    <style:style style:name="P966" style:parent-style-name="Normal" style:family="paragraph">
      <style:paragraph-properties fo:widows="2" fo:orphans="2" fo:margin-bottom="0.0833in"/>
    </style:style>
    <style:style style:name="T967" style:parent-style-name="DefaultParagraphFont" style:family="text">
      <style:text-properties style:font-name="Arial" style:font-name-complex="Arial" fo:color="#252525" fo:font-size="10.5pt" style:font-size-asian="10.5pt" style:font-size-complex="10.5pt"/>
    </style:style>
    <style:style style:name="T968" style:parent-style-name="SYS_HYPERTEXT" style:family="text">
      <style:text-properties fo:color="#0B0080" fo:font-size="10.5pt" style:font-size-asian="10.5pt" style:font-size-complex="10.5pt" style:text-underline-type="none"/>
    </style:style>
    <style:style style:name="T969" style:parent-style-name="DefaultParagraphFont" style:family="text">
      <style:text-properties style:font-name="Arial" style:font-name-complex="Arial" fo:color="#252525" fo:font-size="10.5pt" style:font-size-asian="10.5pt" style:font-size-complex="10.5pt"/>
    </style:style>
    <style:style style:name="T97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71" style:parent-style-name="DefaultParagraphFont" style:family="text">
      <style:text-properties style:font-name="Arial" style:font-name-complex="Arial" fo:color="#252525" fo:font-size="10.5pt" style:font-size-asian="10.5pt" style:font-size-complex="10.5pt"/>
    </style:style>
    <style:style style:name="T972" style:parent-style-name="DefaultParagraphFont" style:family="text">
      <style:text-properties fo:color="#0B0080" style:text-position="super 66.6%" fo:font-size="12pt" style:font-size-asian="12pt" style:font-size-complex="12pt"/>
    </style:style>
    <style:style style:name="T973" style:parent-style-name="DefaultParagraphFont" style:family="text">
      <style:text-properties style:font-name="Arial" style:font-name-complex="Arial" fo:color="#252525" fo:font-size="10.5pt" style:font-size-asian="10.5pt" style:font-size-complex="10.5pt"/>
    </style:style>
    <style:style style:name="T974" style:parent-style-name="DefaultParagraphFont" style:family="text">
      <style:text-properties fo:color="#0B0080" style:text-position="super 66.6%" fo:font-size="12pt" style:font-size-asian="12pt" style:font-size-complex="12pt"/>
    </style:style>
    <style:style style:name="P975" style:parent-style-name="Normal" style:family="paragraph">
      <style:paragraph-properties fo:widows="2" fo:orphans="2" fo:margin-bottom="0.0833in"/>
    </style:style>
    <style:style style:name="T976" style:parent-style-name="DefaultParagraphFont" style:family="text">
      <style:text-properties style:font-name="Arial" style:font-name-complex="Arial" fo:color="#252525" fo:font-size="10.5pt" style:font-size-asian="10.5pt" style:font-size-complex="10.5pt"/>
    </style:style>
    <style:style style:name="T977"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78" style:parent-style-name="DefaultParagraphFont" style:family="text">
      <style:text-properties style:font-name="Arial" style:font-name-complex="Arial" fo:color="#252525" fo:font-size="10.5pt" style:font-size-asian="10.5pt" style:font-size-complex="10.5pt"/>
    </style:style>
    <style:style style:name="T979"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980" style:parent-style-name="DefaultParagraphFont" style:family="text">
      <style:text-properties style:font-name="Arial" style:font-name-complex="Arial" fo:color="#252525" fo:font-size="10.5pt" style:font-size-asian="10.5pt" style:font-size-complex="10.5pt"/>
    </style:style>
    <style:style style:name="T981" style:parent-style-name="DefaultParagraphFont" style:family="text">
      <style:text-properties fo:color="#0B0080" style:text-position="super 66.6%" fo:font-size="12pt" style:font-size-asian="12pt" style:font-size-complex="12pt"/>
    </style:style>
    <style:style style:name="T982" style:parent-style-name="DefaultParagraphFont" style:family="text">
      <style:text-properties style:font-name="Arial" style:font-name-complex="Arial" fo:color="#252525" fo:font-size="10.5pt" style:font-size-asian="10.5pt" style:font-size-complex="10.5pt"/>
    </style:style>
    <style:style style:name="T983" style:parent-style-name="DefaultParagraphFont" style:family="text">
      <style:text-properties fo:color="#0B0080" style:text-position="super 66.6%" fo:font-size="12pt" style:font-size-asian="12pt" style:font-size-complex="12pt"/>
    </style:style>
    <style:style style:name="T984" style:parent-style-name="DefaultParagraphFont" style:family="text">
      <style:text-properties style:font-name="Arial" style:font-name-complex="Arial" fo:color="#252525" fo:font-size="10.5pt" style:font-size-asian="10.5pt" style:font-size-complex="10.5pt"/>
    </style:style>
    <style:style style:name="T985" style:parent-style-name="DefaultParagraphFont" style:family="text">
      <style:text-properties fo:color="#0B0080" style:text-position="super 66.6%" fo:font-size="12pt" style:font-size-asian="12pt" style:font-size-complex="12pt"/>
    </style:style>
    <style:style style:name="T986" style:parent-style-name="DefaultParagraphFont" style:family="text">
      <style:text-properties style:font-name="Arial" style:font-name-complex="Arial" fo:color="#252525" fo:font-size="10.5pt" style:font-size-asian="10.5pt" style:font-size-complex="10.5pt"/>
    </style:style>
    <style:style style:name="T987" style:parent-style-name="DefaultParagraphFont" style:family="text">
      <style:text-properties fo:color="#0B0080" style:text-position="super 66.6%" fo:font-size="12pt" style:font-size-asian="12pt" style:font-size-complex="12pt"/>
    </style:style>
    <style:style style:name="P988"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989" style:parent-style-name="DefaultParagraphFont" style:family="text">
      <style:text-properties style:font-name="Georgia" style:font-name-complex="Georgia" fo:font-size="16pt" style:font-size-asian="16pt" style:font-size-complex="16pt"/>
    </style:style>
    <style:style style:name="T990" style:parent-style-name="DefaultParagraphFont" style:family="text">
      <style:text-properties style:font-name="Arial" style:font-name-complex="Arial" fo:color="#555555" fo:font-size="12pt" style:font-size-asian="12pt" style:font-size-complex="12pt"/>
    </style:style>
    <style:style style:name="T991" style:parent-style-name="SYS_HYPERTEXT" style:family="text">
      <style:text-properties style:font-name="Georgia" style:font-name-complex="Georgia" fo:color="#0B0080" fo:font-size="16pt" style:font-size-asian="16pt" style:font-size-complex="16pt" style:text-underline-type="none"/>
    </style:style>
    <style:style style:name="T992" style:parent-style-name="DefaultParagraphFont" style:family="text">
      <style:text-properties style:font-name="Arial" style:font-name-complex="Arial" fo:color="#555555" fo:font-size="12pt" style:font-size-asian="12pt" style:font-size-complex="12pt"/>
    </style:style>
    <style:style style:name="T993" style:parent-style-name="DefaultParagraphFont" style:family="text">
      <style:text-properties style:font-name="Georgia" style:font-name-complex="Georgia" fo:font-size="16pt" style:font-size-asian="16pt" style:font-size-complex="16pt"/>
    </style:style>
    <style:style style:name="P994" style:parent-style-name="Normal" style:family="paragraph">
      <style:paragraph-properties fo:widows="2" fo:orphans="2" fo:margin-top="0.008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99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996" style:parent-style-name="DefaultParagraphFont" style:family="text">
      <style:text-properties style:font-name="Arial" style:font-name-complex="Arial" fo:color="#555555" fo:font-size="12pt" style:font-size-asian="12pt" style:font-size-complex="12pt"/>
    </style:style>
    <style:style style:name="T997" style:parent-style-name="SYS_HYPERTEXT" style:family="text">
      <style:text-properties style:font-name="Arial" style:font-name-complex="Arial" fo:color="#0B0080" fo:font-size="12.5pt" style:font-size-asian="12.5pt" style:font-size-complex="12.5pt" style:text-underline-type="none"/>
    </style:style>
    <style:style style:name="T998" style:parent-style-name="DefaultParagraphFont" style:family="text">
      <style:text-properties style:font-name="Arial" style:font-name-complex="Arial" fo:color="#555555" fo:font-size="12pt" style:font-size-asian="12pt" style:font-size-complex="12pt"/>
    </style:style>
    <style:style style:name="T999" style:parent-style-name="DefaultParagraphFont" style:family="text">
      <style:text-properties style:font-name="Arial" style:font-name-complex="Arial" fo:color="#555555" fo:font-size="12.5pt" style:font-size-asian="12.5pt" style:font-size-complex="12.5pt"/>
    </style:style>
    <style:style style:name="P1000"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001"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002"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03" style:parent-style-name="SYS_HYPERTEXT" style:family="text">
      <style:text-properties style:font-name="Arial" style:font-name-complex="Arial" fo:color="#0B0080" fo:font-size="9pt" style:font-size-asian="9pt" style:font-size-complex="9pt" style:text-underline-type="none"/>
    </style:style>
    <style:style style:name="T1004" style:parent-style-name="DefaultParagraphFont" style:family="text">
      <style:text-properties style:font-name="Arial" style:font-name-complex="Arial" fo:color="#252525" fo:font-size="12pt" style:font-size-asian="12pt" style:font-size-complex="12pt"/>
    </style:style>
    <style:style style:name="P1005"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06" style:parent-style-name="DefaultParagraphFont" style:family="text">
      <style:text-properties style:font-name="Arial" style:font-name-complex="Arial" fo:color="#252525" fo:font-size="10.5pt" style:font-size-asian="10.5pt" style:font-size-complex="10.5pt"/>
    </style:style>
    <style:style style:name="T1007" style:parent-style-name="SYS_HYPERTEXT" style:family="text">
      <style:text-properties fo:color="#0B0080" fo:font-size="10.5pt" style:font-size-asian="10.5pt" style:font-size-complex="10.5pt" style:text-underline-type="none"/>
    </style:style>
    <style:style style:name="T1008" style:parent-style-name="DefaultParagraphFont" style:family="text">
      <style:text-properties style:font-name="Arial" style:font-name-complex="Arial" fo:color="#252525" fo:font-size="10.5pt" style:font-size-asian="10.5pt" style:font-size-complex="10.5pt"/>
    </style:style>
    <style:style style:name="T1009" style:parent-style-name="DefaultParagraphFont" style:family="text">
      <style:text-properties fo:color="#0B0080" style:text-position="super 66.6%" fo:font-size="12pt" style:font-size-asian="12pt" style:font-size-complex="12pt"/>
    </style:style>
    <style:style style:name="P101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11" style:parent-style-name="DefaultParagraphFont" style:family="text">
      <style:text-properties style:font-name="Arial" style:font-name-complex="Arial" fo:color="#252525" fo:font-size="10.5pt" style:font-size-asian="10.5pt" style:font-size-complex="10.5pt"/>
    </style:style>
    <style:style style:name="T1012"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013" style:parent-style-name="DefaultParagraphFont" style:family="text">
      <style:text-properties style:font-name="Arial" style:font-name-complex="Arial" fo:color="#252525" fo:font-size="10.5pt" style:font-size-asian="10.5pt" style:font-size-complex="10.5pt"/>
    </style:style>
    <style:style style:name="T1014"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015" style:parent-style-name="DefaultParagraphFont" style:family="text">
      <style:text-properties style:font-name="Arial" style:font-name-complex="Arial" fo:color="#252525" fo:font-size="10.5pt" style:font-size-asian="10.5pt" style:font-size-complex="10.5pt"/>
    </style:style>
    <style:style style:name="T1016" style:parent-style-name="SYS_HYPERTEXT" style:family="text">
      <style:text-properties fo:color="#0B0080" fo:font-size="10.5pt" style:font-size-asian="10.5pt" style:font-size-complex="10.5pt" style:text-underline-type="none"/>
    </style:style>
    <style:style style:name="T1017" style:parent-style-name="DefaultParagraphFont" style:family="text">
      <style:text-properties style:font-name="Arial" style:font-name-complex="Arial" fo:color="#252525" fo:font-size="10.5pt" style:font-size-asian="10.5pt" style:font-size-complex="10.5pt"/>
    </style:style>
    <style:style style:name="T1018" style:parent-style-name="SYS_HYPERTEXT" style:family="text">
      <style:text-properties fo:color="#0B0080" fo:font-size="10.5pt" style:font-size-asian="10.5pt" style:font-size-complex="10.5pt" style:text-underline-type="none"/>
    </style:style>
    <style:style style:name="T1019" style:parent-style-name="DefaultParagraphFont" style:family="text">
      <style:text-properties style:font-name="Arial" style:font-name-complex="Arial" fo:color="#252525" fo:font-size="10.5pt" style:font-size-asian="10.5pt" style:font-size-complex="10.5pt"/>
    </style:style>
    <style:style style:name="T1020" style:parent-style-name="DefaultParagraphFont" style:family="text">
      <style:text-properties fo:color="#0B0080" style:text-position="super 66.6%" fo:font-size="12pt" style:font-size-asian="12pt" style:font-size-complex="12pt"/>
    </style:style>
    <style:style style:name="P102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22" style:parent-style-name="DefaultParagraphFont" style:family="text">
      <style:text-properties style:font-name="Arial" style:font-name-complex="Arial" fo:color="#252525" fo:font-size="10.5pt" style:font-size-asian="10.5pt" style:font-size-complex="10.5pt"/>
    </style:style>
    <style:style style:name="T1023" style:parent-style-name="DefaultParagraphFont" style:family="text">
      <style:text-properties fo:color="#0B0080" style:text-position="super 66.6%" fo:font-size="12pt" style:font-size-asian="12pt" style:font-size-complex="12pt"/>
    </style:style>
    <style:style style:name="P102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25"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1026" style:parent-style-name="DefaultParagraphFont" style:family="text">
      <style:text-properties style:font-name="Arial" style:font-name-complex="Arial" fo:color="#555555" fo:font-size="12pt" style:font-size-asian="12pt" style:font-size-complex="12pt"/>
    </style:style>
    <style:style style:name="T1027" style:parent-style-name="SYS_HYPERTEXT" style:family="text">
      <style:text-properties style:font-name="Arial" style:font-name-complex="Arial" fo:color="#0B0080" fo:font-size="12.5pt" style:font-size-asian="12.5pt" style:font-size-complex="12.5pt" style:text-underline-type="none"/>
    </style:style>
    <style:style style:name="T1028" style:parent-style-name="DefaultParagraphFont" style:family="text">
      <style:text-properties style:font-name="Arial" style:font-name-complex="Arial" fo:color="#555555" fo:font-size="12pt" style:font-size-asian="12pt" style:font-size-complex="12pt"/>
    </style:style>
    <style:style style:name="T1029" style:parent-style-name="DefaultParagraphFont" style:family="text">
      <style:text-properties style:font-name="Arial" style:font-name-complex="Arial" fo:color="#252525" fo:font-size="12.5pt" style:font-size-asian="12.5pt" style:font-size-complex="12.5pt"/>
    </style:style>
    <style:style style:name="P1030"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031"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032"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1033" style:parent-style-name="Normal" style:family="paragraph">
      <style:paragraph-properties fo:widows="2" fo:orphans="2" fo:margin-bottom="0.0833in"/>
    </style:style>
    <style:style style:name="T1034" style:parent-style-name="DefaultParagraphFont" style:family="text">
      <style:text-properties style:font-name="Arial" style:font-name-complex="Arial" fo:color="#252525" fo:font-size="10.5pt" style:font-size-asian="10.5pt" style:font-size-complex="10.5pt"/>
    </style:style>
    <style:style style:name="T1035" style:parent-style-name="SYS_HYPERTEXT" style:family="text">
      <style:text-properties fo:color="#0B0080" fo:font-size="12pt" style:font-size-asian="12pt" style:font-size-complex="12pt" style:text-underline-type="none"/>
    </style:style>
    <style:style style:name="T1036" style:parent-style-name="DefaultParagraphFont" style:family="text">
      <style:text-properties style:font-name="Arial" style:font-name-complex="Arial" fo:color="#252525" fo:font-size="10.5pt" style:font-size-asian="10.5pt" style:font-size-complex="10.5pt"/>
    </style:style>
    <style:style style:name="T1037" style:parent-style-name="SYS_HYPERTEXT" style:family="text">
      <style:text-properties fo:color="#0B0080" fo:font-size="12pt" style:font-size-asian="12pt" style:font-size-complex="12pt" style:text-underline-type="none"/>
    </style:style>
    <style:style style:name="T1038" style:parent-style-name="DefaultParagraphFont" style:family="text">
      <style:text-properties style:font-name="Arial" style:font-name-complex="Arial" fo:color="#252525" fo:font-size="10.5pt" style:font-size-asian="10.5pt" style:font-size-complex="10.5pt"/>
    </style:style>
    <style:style style:name="T1039" style:parent-style-name="SYS_HYPERTEXT" style:family="text">
      <style:text-properties fo:color="#0B0080" fo:font-size="12pt" style:font-size-asian="12pt" style:font-size-complex="12pt" style:text-underline-type="none"/>
    </style:style>
    <style:style style:name="T1040" style:parent-style-name="DefaultParagraphFont" style:family="text">
      <style:text-properties style:font-name="Arial" style:font-name-complex="Arial" fo:color="#252525" fo:font-size="10.5pt" style:font-size-asian="10.5pt" style:font-size-complex="10.5pt"/>
    </style:style>
    <style:style style:name="T1041" style:parent-style-name="SYS_HYPERTEXT" style:family="text">
      <style:text-properties fo:color="#0B0080" fo:font-size="12pt" style:font-size-asian="12pt" style:font-size-complex="12pt" style:text-underline-type="none"/>
    </style:style>
    <style:style style:name="T1042" style:parent-style-name="DefaultParagraphFont" style:family="text">
      <style:text-properties style:font-name="Arial" style:font-name-complex="Arial" fo:color="#252525" fo:font-size="10.5pt" style:font-size-asian="10.5pt" style:font-size-complex="10.5pt"/>
    </style:style>
    <style:style style:name="T1043" style:parent-style-name="DefaultParagraphFont" style:family="text">
      <style:text-properties fo:color="#0B0080" style:text-position="super 66.6%" fo:font-size="12pt" style:font-size-asian="12pt" style:font-size-complex="12pt"/>
    </style:style>
    <style:style style:name="P1044" style:parent-style-name="Normal" style:family="paragraph">
      <style:paragraph-properties fo:widows="2" fo:orphans="2" fo:margin-bottom="0.0833in"/>
    </style:style>
    <style:style style:name="T1045" style:parent-style-name="DefaultParagraphFont" style:family="text">
      <style:text-properties style:font-name="Arial" style:font-name-complex="Arial" fo:color="#252525" fo:font-size="10.5pt" style:font-size-asian="10.5pt" style:font-size-complex="10.5pt"/>
    </style:style>
    <style:style style:name="T1046" style:parent-style-name="DefaultParagraphFont" style:family="text">
      <style:text-properties fo:color="#0B0080" style:text-position="super 66.6%" fo:font-size="12pt" style:font-size-asian="12pt" style:font-size-complex="12pt"/>
    </style:style>
    <style:style style:name="P1047" style:parent-style-name="Normal" style:family="paragraph">
      <style:paragraph-properties fo:widows="2" fo:orphans="2" fo:margin-bottom="0.0833in"/>
    </style:style>
    <style:style style:name="T1048" style:parent-style-name="DefaultParagraphFont" style:family="text">
      <style:text-properties style:font-name="Arial" style:font-name-complex="Arial" fo:color="#252525" fo:font-size="10.5pt" style:font-size-asian="10.5pt" style:font-size-complex="10.5pt"/>
    </style:style>
    <style:style style:name="T1049" style:parent-style-name="SYS_HYPERTEXT" style:family="text">
      <style:text-properties fo:color="#0B0080" fo:font-size="10.5pt" style:font-size-asian="10.5pt" style:font-size-complex="10.5pt" style:text-underline-type="none"/>
    </style:style>
    <style:style style:name="T1050" style:parent-style-name="DefaultParagraphFont" style:family="text">
      <style:text-properties style:font-name="Arial" style:font-name-complex="Arial" fo:color="#252525" fo:font-size="10.5pt" style:font-size-asian="10.5pt" style:font-size-complex="10.5pt"/>
    </style:style>
    <style:style style:name="T1051" style:parent-style-name="DefaultParagraphFont" style:family="text">
      <style:text-properties fo:color="#0B0080" style:text-position="super 66.6%" fo:font-size="12pt" style:font-size-asian="12pt" style:font-size-complex="12pt"/>
    </style:style>
    <style:style style:name="P1052"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53"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1054" style:parent-style-name="DefaultParagraphFont" style:family="text">
      <style:text-properties style:font-name="Arial" style:font-name-complex="Arial" fo:color="#555555" fo:font-size="12pt" style:font-size-asian="12pt" style:font-size-complex="12pt"/>
    </style:style>
    <style:style style:name="T1055" style:parent-style-name="SYS_HYPERTEXT" style:family="text">
      <style:text-properties style:font-name="Arial" style:font-name-complex="Arial" fo:color="#0B0080" fo:font-size="12.5pt" style:font-size-asian="12.5pt" style:font-size-complex="12.5pt" style:text-underline-type="none"/>
    </style:style>
    <style:style style:name="T1056" style:parent-style-name="DefaultParagraphFont" style:family="text">
      <style:text-properties style:font-name="Arial" style:font-name-complex="Arial" fo:color="#555555" fo:font-size="12pt" style:font-size-asian="12pt" style:font-size-complex="12pt"/>
    </style:style>
    <style:style style:name="T1057" style:parent-style-name="DefaultParagraphFont" style:family="text">
      <style:text-properties style:font-name="Arial" style:font-name-complex="Arial" fo:color="#252525" fo:font-size="12.5pt" style:font-size-asian="12.5pt" style:font-size-complex="12.5pt"/>
    </style:style>
    <style:style style:name="P1058"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59" style:parent-style-name="DefaultParagraphFont" style:family="text">
      <style:text-properties fo:font-size="12pt" style:font-size-asian="12pt" style:font-size-complex="12pt"/>
    </style:style>
    <style:style style:name="P1060"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555555" fo:font-size="12pt" style:font-size-asian="12pt" style:font-size-complex="12pt"/>
    </style:style>
    <style:style style:name="P1061"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62" style:parent-style-name="DefaultParagraphFont" style:family="text">
      <style:text-properties style:font-name="Arial" style:font-name-complex="Arial" fo:color="#252525" fo:font-size="9pt" style:font-size-asian="9pt" style:font-size-complex="9pt"/>
    </style:style>
    <style:style style:name="T1063" style:parent-style-name="SYS_HYPERTEXT" style:family="text">
      <style:text-properties fo:color="#0B0080" fo:font-size="9pt" style:font-size-asian="9pt" style:font-size-complex="9pt" style:text-underline-type="none"/>
    </style:style>
    <style:style style:name="T1064" style:parent-style-name="DefaultParagraphFont" style:family="text">
      <style:text-properties style:font-name="Arial" style:font-name-complex="Arial" fo:color="#252525" fo:font-size="9pt" style:font-size-asian="9pt" style:font-size-complex="9pt"/>
    </style:style>
    <style:style style:name="T1065" style:parent-style-name="SYS_HYPERTEXT" style:family="text">
      <style:text-properties fo:color="#0B0080" fo:font-size="9pt" style:font-size-asian="9pt" style:font-size-complex="9pt" style:text-underline-type="none"/>
    </style:style>
    <style:style style:name="T1066" style:parent-style-name="SYS_HYPERTEXT" style:family="text">
      <style:text-properties fo:font-style="italic" style:font-style-asian="italic" style:font-style-complex="italic" fo:color="#0B0080" fo:font-size="9pt" style:font-size-asian="9pt" style:font-size-complex="9pt" style:text-underline-type="none"/>
    </style:style>
    <style:style style:name="T1067" style:parent-style-name="DefaultParagraphFont" style:family="text">
      <style:text-properties style:font-name="Arial" style:font-name-complex="Arial" fo:color="#252525" fo:font-size="9pt" style:font-size-asian="9pt" style:font-size-complex="9pt"/>
    </style:style>
    <style:style style:name="T1068" style:parent-style-name="SYS_HYPERTEXT" style:family="text">
      <style:text-properties fo:color="#0B0080" fo:font-size="9pt" style:font-size-asian="9pt" style:font-size-complex="9pt" style:text-underline-type="none"/>
    </style:style>
    <style:style style:name="P1069"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70" style:parent-style-name="DefaultParagraphFont" style:family="text">
      <style:text-properties style:font-name="Arial" style:font-name-complex="Arial" fo:color="#252525" fo:font-size="10.5pt" style:font-size-asian="10.5pt" style:font-size-complex="10.5pt"/>
    </style:style>
    <style:style style:name="T1071"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072" style:parent-style-name="DefaultParagraphFont" style:family="text">
      <style:text-properties style:font-name="Arial" style:font-name-complex="Arial" fo:color="#252525" fo:font-size="10.5pt" style:font-size-asian="10.5pt" style:font-size-complex="10.5pt"/>
    </style:style>
    <style:style style:name="T1073"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074" style:parent-style-name="DefaultParagraphFont" style:family="text">
      <style:text-properties style:font-name="Arial" style:font-name-complex="Arial" fo:color="#252525" fo:font-size="10.5pt" style:font-size-asian="10.5pt" style:font-size-complex="10.5pt"/>
    </style:style>
    <style:style style:name="T1075" style:parent-style-name="SYS_HYPERTEXT" style:family="text">
      <style:text-properties fo:color="#0B0080" fo:font-size="10.5pt" style:font-size-asian="10.5pt" style:font-size-complex="10.5pt" style:text-underline-type="none"/>
    </style:style>
    <style:style style:name="T1076" style:parent-style-name="DefaultParagraphFont" style:family="text">
      <style:text-properties style:font-name="Arial" style:font-name-complex="Arial" fo:color="#252525" fo:font-size="10.5pt" style:font-size-asian="10.5pt" style:font-size-complex="10.5pt"/>
    </style:style>
    <style:style style:name="T1077" style:parent-style-name="SYS_HYPERTEXT" style:family="text">
      <style:text-properties fo:color="#0B0080" fo:font-size="10.5pt" style:font-size-asian="10.5pt" style:font-size-complex="10.5pt" style:text-underline-type="none"/>
    </style:style>
    <style:style style:name="T1078" style:parent-style-name="DefaultParagraphFont" style:family="text">
      <style:text-properties style:font-name="Arial" style:font-name-complex="Arial" fo:color="#252525" fo:font-size="10.5pt" style:font-size-asian="10.5pt" style:font-size-complex="10.5pt"/>
    </style:style>
    <style:style style:name="T1079" style:parent-style-name="DefaultParagraphFont" style:family="text">
      <style:text-properties fo:color="#0B0080" style:text-position="super 66.6%" fo:font-size="12pt" style:font-size-asian="12pt" style:font-size-complex="12pt"/>
    </style:style>
    <style:style style:name="P108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81" style:parent-style-name="DefaultParagraphFont" style:family="text">
      <style:text-properties style:font-name="Arial" style:font-name-complex="Arial" fo:color="#252525" fo:font-size="10.5pt" style:font-size-asian="10.5pt" style:font-size-complex="10.5pt"/>
    </style:style>
    <style:style style:name="T1082" style:parent-style-name="SYS_HYPERTEXT" style:family="text">
      <style:text-properties fo:color="#0B0080" fo:font-size="10.5pt" style:font-size-asian="10.5pt" style:font-size-complex="10.5pt" style:text-underline-type="none"/>
    </style:style>
    <style:style style:name="T1083" style:parent-style-name="DefaultParagraphFont" style:family="text">
      <style:text-properties style:font-name="Arial" style:font-name-complex="Arial" fo:color="#252525" fo:font-size="10.5pt" style:font-size-asian="10.5pt" style:font-size-complex="10.5pt"/>
    </style:style>
    <style:style style:name="T1084" style:parent-style-name="DefaultParagraphFont" style:family="text">
      <style:text-properties fo:color="#0B0080" style:text-position="super 66.6%" fo:font-size="12pt" style:font-size-asian="12pt" style:font-size-complex="12pt"/>
    </style:style>
    <style:style style:name="T1085" style:parent-style-name="DefaultParagraphFont" style:family="text">
      <style:text-properties style:font-name="Arial" style:font-name-complex="Arial" fo:color="#252525" fo:font-size="10.5pt" style:font-size-asian="10.5pt" style:font-size-complex="10.5pt"/>
    </style:style>
    <style:style style:name="T1086" style:parent-style-name="SYS_HYPERTEXT" style:family="text">
      <style:text-properties fo:color="#0B0080" fo:font-size="10.5pt" style:font-size-asian="10.5pt" style:font-size-complex="10.5pt" style:text-underline-type="none"/>
    </style:style>
    <style:style style:name="T1087" style:parent-style-name="DefaultParagraphFont" style:family="text">
      <style:text-properties style:font-name="Arial" style:font-name-complex="Arial" fo:color="#252525" fo:font-size="10.5pt" style:font-size-asian="10.5pt" style:font-size-complex="10.5pt"/>
    </style:style>
    <style:style style:name="T1088" style:parent-style-name="SYS_HYPERTEXT" style:family="text">
      <style:text-properties fo:color="#0B0080" fo:font-size="10.5pt" style:font-size-asian="10.5pt" style:font-size-complex="10.5pt" style:text-underline-type="none"/>
    </style:style>
    <style:style style:name="T1089"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1090" style:parent-style-name="DefaultParagraphFont" style:family="text">
      <style:text-properties style:font-name="Arial" style:font-name-complex="Arial" fo:color="#252525" fo:font-size="10.5pt" style:font-size-asian="10.5pt" style:font-size-complex="10.5pt"/>
    </style:style>
    <style:style style:name="T1091" style:parent-style-name="SYS_HYPERTEXT" style:family="text">
      <style:text-properties fo:color="#0B0080" fo:font-size="10.5pt" style:font-size-asian="10.5pt" style:font-size-complex="10.5pt" style:text-underline-type="none"/>
    </style:style>
    <style:style style:name="T1092" style:parent-style-name="DefaultParagraphFont" style:family="text">
      <style:text-properties style:font-name="Arial" style:font-name-complex="Arial" fo:color="#252525" fo:font-size="10.5pt" style:font-size-asian="10.5pt" style:font-size-complex="10.5pt"/>
    </style:style>
    <style:style style:name="T1093"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094" style:parent-style-name="DefaultParagraphFont" style:family="text">
      <style:text-properties style:font-name="Arial" style:font-name-complex="Arial" fo:color="#252525" fo:font-size="10.5pt" style:font-size-asian="10.5pt" style:font-size-complex="10.5pt"/>
    </style:style>
    <style:style style:name="T1095" style:parent-style-name="DefaultParagraphFont" style:family="text">
      <style:text-properties fo:color="#0B0080" style:text-position="super 66.6%" fo:font-size="12pt" style:font-size-asian="12pt" style:font-size-complex="12pt"/>
    </style:style>
    <style:style style:name="P1096"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097" style:parent-style-name="DefaultParagraphFont" style:family="text">
      <style:text-properties style:font-name="Arial" style:font-name-complex="Arial" fo:color="#252525" fo:font-size="10.5pt" style:font-size-asian="10.5pt" style:font-size-complex="10.5pt"/>
    </style:style>
    <style:style style:name="T1098" style:parent-style-name="SYS_HYPERTEXT" style:family="text">
      <style:text-properties fo:color="#0B0080" fo:font-size="10.5pt" style:font-size-asian="10.5pt" style:font-size-complex="10.5pt" style:text-underline-type="none"/>
    </style:style>
    <style:style style:name="T1099" style:parent-style-name="DefaultParagraphFont" style:family="text">
      <style:text-properties style:font-name="Arial" style:font-name-complex="Arial" fo:color="#252525" fo:font-size="10.5pt" style:font-size-asian="10.5pt" style:font-size-complex="10.5pt"/>
    </style:style>
    <style:style style:name="T1100"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101" style:parent-style-name="DefaultParagraphFont" style:family="text">
      <style:text-properties style:font-name="Arial" style:font-name-complex="Arial" fo:color="#252525" fo:font-size="10.5pt" style:font-size-asian="10.5pt" style:font-size-complex="10.5pt"/>
    </style:style>
    <style:style style:name="T1102" style:parent-style-name="SYS_HYPERTEXT" style:family="text">
      <style:text-properties fo:color="#0B0080" fo:font-size="10.5pt" style:font-size-asian="10.5pt" style:font-size-complex="10.5pt" style:text-underline-type="none"/>
    </style:style>
    <style:style style:name="T1103" style:parent-style-name="DefaultParagraphFont" style:family="text">
      <style:text-properties style:font-name="Arial" style:font-name-complex="Arial" fo:color="#252525" fo:font-size="10.5pt" style:font-size-asian="10.5pt" style:font-size-complex="10.5pt"/>
    </style:style>
    <style:style style:name="T1104" style:parent-style-name="SYS_HYPERTEXT" style:family="text">
      <style:text-properties fo:color="#0B0080" fo:font-size="10.5pt" style:font-size-asian="10.5pt" style:font-size-complex="10.5pt" style:text-underline-type="none"/>
    </style:style>
    <style:style style:name="T1105" style:parent-style-name="DefaultParagraphFont" style:family="text">
      <style:text-properties style:font-name="Arial" style:font-name-complex="Arial" fo:color="#252525" fo:font-size="10.5pt" style:font-size-asian="10.5pt" style:font-size-complex="10.5pt"/>
    </style:style>
    <style:style style:name="T1106"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1107" style:parent-style-name="DefaultParagraphFont" style:family="text">
      <style:text-properties style:font-name="Arial" style:font-name-complex="Arial" fo:color="#252525" fo:font-size="10.5pt" style:font-size-asian="10.5pt" style:font-size-complex="10.5pt"/>
    </style:style>
    <style:style style:name="T1108" style:parent-style-name="SYS_HYPERTEXT" style:family="text">
      <style:text-properties fo:color="#0B0080" fo:font-size="10.5pt" style:font-size-asian="10.5pt" style:font-size-complex="10.5pt" style:text-underline-type="none"/>
    </style:style>
    <style:style style:name="T1109" style:parent-style-name="DefaultParagraphFont" style:family="text">
      <style:text-properties style:font-name="Arial" style:font-name-complex="Arial" fo:color="#252525" fo:font-size="10.5pt" style:font-size-asian="10.5pt" style:font-size-complex="10.5pt"/>
    </style:style>
    <style:style style:name="T1110" style:parent-style-name="DefaultParagraphFont" style:family="text">
      <style:text-properties fo:color="#0B0080" style:text-position="super 66.6%" fo:font-size="12pt" style:font-size-asian="12pt" style:font-size-complex="12pt"/>
    </style:style>
    <style:style style:name="P111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12" style:parent-style-name="DefaultParagraphFont" style:family="text">
      <style:text-properties style:font-name="Arial" style:font-name-complex="Arial" fo:color="#252525" fo:font-size="10.5pt" style:font-size-asian="10.5pt" style:font-size-complex="10.5pt"/>
    </style:style>
    <style:style style:name="T1113" style:parent-style-name="SYS_HYPERTEXT" style:family="text">
      <style:text-properties fo:color="#0B0080" fo:font-size="10.5pt" style:font-size-asian="10.5pt" style:font-size-complex="10.5pt" style:text-underline-type="none"/>
    </style:style>
    <style:style style:name="T1114" style:parent-style-name="DefaultParagraphFont" style:family="text">
      <style:text-properties style:font-name="Arial" style:font-name-complex="Arial" fo:color="#252525" fo:font-size="10.5pt" style:font-size-asian="10.5pt" style:font-size-complex="10.5pt"/>
    </style:style>
    <style:style style:name="T1115" style:parent-style-name="DefaultParagraphFont" style:family="text">
      <style:text-properties fo:color="#0B0080" style:text-position="super 66.6%" fo:font-size="12pt" style:font-size-asian="12pt" style:font-size-complex="12pt"/>
    </style:style>
    <style:style style:name="T1116" style:parent-style-name="DefaultParagraphFont" style:family="text">
      <style:text-properties style:font-name="Arial" style:font-name-complex="Arial" fo:color="#252525" fo:font-size="10.5pt" style:font-size-asian="10.5pt" style:font-size-complex="10.5pt"/>
    </style:style>
    <style:style style:name="T1117" style:parent-style-name="DefaultParagraphFont" style:family="text">
      <style:text-properties fo:color="#0B0080" style:text-position="super 66.6%" fo:font-size="12pt" style:font-size-asian="12pt" style:font-size-complex="12pt"/>
    </style:style>
    <style:style style:name="T1118" style:parent-style-name="DefaultParagraphFont" style:family="text">
      <style:text-properties style:font-name="Arial" style:font-name-complex="Arial" fo:color="#252525" fo:font-size="10.5pt" style:font-size-asian="10.5pt" style:font-size-complex="10.5pt"/>
    </style:style>
    <style:style style:name="T1119" style:parent-style-name="DefaultParagraphFont" style:family="text">
      <style:text-properties fo:color="#0B0080" style:text-position="super 66.6%" fo:font-size="12pt" style:font-size-asian="12pt" style:font-size-complex="12pt"/>
    </style:style>
    <style:style style:name="T1120" style:parent-style-name="DefaultParagraphFont" style:family="text">
      <style:text-properties style:font-name="Arial" style:font-name-complex="Arial" fo:color="#252525" fo:font-size="10.5pt" style:font-size-asian="10.5pt" style:font-size-complex="10.5pt"/>
    </style:style>
    <style:style style:name="T1121" style:parent-style-name="DefaultParagraphFont" style:family="text">
      <style:text-properties fo:color="#0B0080" style:text-position="super 66.6%" fo:font-size="12pt" style:font-size-asian="12pt" style:font-size-complex="12pt"/>
    </style:style>
    <style:style style:name="T1122" style:parent-style-name="DefaultParagraphFont" style:family="text">
      <style:text-properties style:font-name="Arial" style:font-name-complex="Arial" fo:color="#252525" fo:font-size="10.5pt" style:font-size-asian="10.5pt" style:font-size-complex="10.5pt"/>
    </style:style>
    <style:style style:name="T1123" style:parent-style-name="DefaultParagraphFont" style:family="text">
      <style:text-properties fo:color="#0B0080" style:text-position="super 66.6%" fo:font-size="12pt" style:font-size-asian="12pt" style:font-size-complex="12pt"/>
    </style:style>
    <style:style style:name="P112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25" style:parent-style-name="DefaultParagraphFont" style:family="text">
      <style:text-properties style:font-name="Arial" style:font-name-complex="Arial" fo:color="#252525" fo:font-size="10.5pt" style:font-size-asian="10.5pt" style:font-size-complex="10.5pt"/>
    </style:style>
    <style:style style:name="T1126"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1127" style:parent-style-name="DefaultParagraphFont" style:family="text">
      <style:text-properties style:font-name="Arial" style:font-name-complex="Arial" fo:color="#252525" fo:font-size="10.5pt" style:font-size-asian="10.5pt" style:font-size-complex="10.5pt"/>
    </style:style>
    <style:style style:name="T1128"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129" style:parent-style-name="DefaultParagraphFont" style:family="text">
      <style:text-properties style:font-name="Arial" style:font-name-complex="Arial" fo:color="#252525" fo:font-size="10.5pt" style:font-size-asian="10.5pt" style:font-size-complex="10.5pt"/>
    </style:style>
    <style:style style:name="T1130" style:parent-style-name="DefaultParagraphFont" style:family="text">
      <style:text-properties fo:color="#0B0080" style:text-position="super 66.6%" fo:font-size="12pt" style:font-size-asian="12pt" style:font-size-complex="12pt"/>
    </style:style>
    <style:style style:name="P113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32" style:parent-style-name="DefaultParagraphFont" style:family="text">
      <style:text-properties style:font-name="Arial" style:font-name-complex="Arial" fo:color="#252525" fo:font-size="10.5pt" style:font-size-asian="10.5pt" style:font-size-complex="10.5pt"/>
    </style:style>
    <style:style style:name="T1133" style:parent-style-name="DefaultParagraphFont" style:family="text">
      <style:text-properties fo:color="#0B0080" style:text-position="super 66.6%" fo:font-size="12pt" style:font-size-asian="12pt" style:font-size-complex="12pt"/>
    </style:style>
    <style:style style:name="T1134" style:parent-style-name="DefaultParagraphFont" style:family="text">
      <style:text-properties style:font-name="Arial" style:font-name-complex="Arial" fo:color="#252525" fo:font-size="10.5pt" style:font-size-asian="10.5pt" style:font-size-complex="10.5pt"/>
    </style:style>
    <style:style style:name="T1135" style:parent-style-name="DefaultParagraphFont" style:family="text">
      <style:text-properties fo:color="#0B0080" style:text-position="super 66.6%" fo:font-size="12pt" style:font-size-asian="12pt" style:font-size-complex="12pt"/>
    </style:style>
    <style:style style:name="T1136" style:parent-style-name="DefaultParagraphFont" style:family="text">
      <style:text-properties style:font-name="Arial" style:font-name-complex="Arial" fo:color="#252525" fo:font-size="10.5pt" style:font-size-asian="10.5pt" style:font-size-complex="10.5pt"/>
    </style:style>
    <style:style style:name="T1137" style:parent-style-name="SYS_HYPERTEXT" style:family="text">
      <style:text-properties fo:color="#0B0080" fo:font-size="10.5pt" style:font-size-asian="10.5pt" style:font-size-complex="10.5pt" style:text-underline-type="none"/>
    </style:style>
    <style:style style:name="T1138" style:parent-style-name="DefaultParagraphFont" style:family="text">
      <style:text-properties style:font-name="Arial" style:font-name-complex="Arial" fo:color="#252525" fo:font-size="10.5pt" style:font-size-asian="10.5pt" style:font-size-complex="10.5pt"/>
    </style:style>
    <style:style style:name="T1139" style:parent-style-name="DefaultParagraphFont" style:family="text">
      <style:text-properties fo:color="#0B0080" style:text-position="super 66.6%" fo:font-size="12pt" style:font-size-asian="12pt" style:font-size-complex="12pt"/>
    </style:style>
    <style:style style:name="T1140" style:parent-style-name="DefaultParagraphFont" style:family="text">
      <style:text-properties style:font-name="Arial" style:font-name-complex="Arial" fo:color="#252525" fo:font-size="10.5pt" style:font-size-asian="10.5pt" style:font-size-complex="10.5pt"/>
    </style:style>
    <style:style style:name="T1141" style:parent-style-name="SYS_HYPERTEXT" style:family="text">
      <style:text-properties fo:color="#0B0080" fo:font-size="10.5pt" style:font-size-asian="10.5pt" style:font-size-complex="10.5pt" style:text-underline-type="none"/>
    </style:style>
    <style:style style:name="T1142" style:parent-style-name="DefaultParagraphFont" style:family="text">
      <style:text-properties style:font-name="Arial" style:font-name-complex="Arial" fo:color="#252525" fo:font-size="10.5pt" style:font-size-asian="10.5pt" style:font-size-complex="10.5pt"/>
    </style:style>
    <style:style style:name="T1143" style:parent-style-name="SYS_HYPERTEXT" style:family="text">
      <style:text-properties fo:color="#0B0080" fo:font-size="10.5pt" style:font-size-asian="10.5pt" style:font-size-complex="10.5pt" style:text-underline-type="none"/>
    </style:style>
    <style:style style:name="T1144" style:parent-style-name="DefaultParagraphFont" style:family="text">
      <style:text-properties style:font-name="Arial" style:font-name-complex="Arial" fo:color="#252525" fo:font-size="10.5pt" style:font-size-asian="10.5pt" style:font-size-complex="10.5pt"/>
    </style:style>
    <style:style style:name="T1145" style:parent-style-name="DefaultParagraphFont" style:family="text">
      <style:text-properties fo:color="#0B0080" style:text-position="super 66.6%" fo:font-size="12pt" style:font-size-asian="12pt" style:font-size-complex="12pt"/>
    </style:style>
    <style:style style:name="P1146"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47" style:parent-style-name="DefaultParagraphFont" style:family="text">
      <style:text-properties style:font-name="Arial" style:font-name-complex="Arial" fo:color="#252525" fo:font-size="10.5pt" style:font-size-asian="10.5pt" style:font-size-complex="10.5pt"/>
    </style:style>
    <style:style style:name="T1148" style:parent-style-name="SYS_HYPERTEXT" style:family="text">
      <style:text-properties fo:color="#0B0080" fo:font-size="10.5pt" style:font-size-asian="10.5pt" style:font-size-complex="10.5pt" style:text-underline-type="none"/>
    </style:style>
    <style:style style:name="T1149" style:parent-style-name="DefaultParagraphFont" style:family="text">
      <style:text-properties style:font-name="Arial" style:font-name-complex="Arial" fo:color="#252525" fo:font-size="10.5pt" style:font-size-asian="10.5pt" style:font-size-complex="10.5pt"/>
    </style:style>
    <style:style style:name="T1150" style:parent-style-name="DefaultParagraphFont" style:family="text">
      <style:text-properties fo:color="#0B0080" style:text-position="super 66.6%" fo:font-size="12pt" style:font-size-asian="12pt" style:font-size-complex="12pt"/>
    </style:style>
    <style:style style:name="P1151"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52"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1153" style:parent-style-name="DefaultParagraphFont" style:family="text">
      <style:text-properties style:font-name="Arial" style:font-name-complex="Arial" fo:color="#555555" fo:font-size="12pt" style:font-size-asian="12pt" style:font-size-complex="12pt"/>
    </style:style>
    <style:style style:name="T1154" style:parent-style-name="SYS_HYPERTEXT" style:family="text">
      <style:text-properties style:font-name="Arial" style:font-name-complex="Arial" fo:color="#0B0080" fo:font-size="12.5pt" style:font-size-asian="12.5pt" style:font-size-complex="12.5pt" style:text-underline-type="none"/>
    </style:style>
    <style:style style:name="T1155" style:parent-style-name="DefaultParagraphFont" style:family="text">
      <style:text-properties style:font-name="Arial" style:font-name-complex="Arial" fo:color="#555555" fo:font-size="12pt" style:font-size-asian="12pt" style:font-size-complex="12pt"/>
    </style:style>
    <style:style style:name="T1156" style:parent-style-name="DefaultParagraphFont" style:family="text">
      <style:text-properties style:font-name="Arial" style:font-name-complex="Arial" fo:color="#252525" fo:font-size="12.5pt" style:font-size-asian="12.5pt" style:font-size-complex="12.5pt"/>
    </style:style>
    <style:style style:name="P1157"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58" style:parent-style-name="DefaultParagraphFont" style:family="text">
      <style:text-properties style:font-name="Arial" style:font-name-complex="Arial" fo:color="#252525" fo:font-size="10.5pt" style:font-size-asian="10.5pt" style:font-size-complex="10.5pt"/>
    </style:style>
    <style:style style:name="T1159" style:parent-style-name="DefaultParagraphFont" style:family="text">
      <style:text-properties fo:color="#0B0080" style:text-position="super 66.6%" fo:font-size="12pt" style:font-size-asian="12pt" style:font-size-complex="12pt"/>
    </style:style>
    <style:style style:name="P116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61" style:parent-style-name="DefaultParagraphFont" style:family="text">
      <style:text-properties style:font-name="Arial" style:font-name-complex="Arial" fo:color="#252525" fo:font-size="10.5pt" style:font-size-asian="10.5pt" style:font-size-complex="10.5pt"/>
    </style:style>
    <style:style style:name="T1162" style:parent-style-name="DefaultParagraphFont" style:family="text">
      <style:text-properties fo:color="#0B0080" style:text-position="super 66.6%" fo:font-size="12pt" style:font-size-asian="12pt" style:font-size-complex="12pt"/>
    </style:style>
    <style:style style:name="P1163"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64" style:parent-style-name="DefaultParagraphFont" style:family="text">
      <style:text-properties style:font-name="Arial" style:font-name-complex="Arial" fo:color="#252525" fo:font-size="10.5pt" style:font-size-asian="10.5pt" style:font-size-complex="10.5pt"/>
    </style:style>
    <style:style style:name="T1165" style:parent-style-name="SYS_HYPERTEXT" style:family="text">
      <style:text-properties fo:color="#0B0080" fo:font-size="10.5pt" style:font-size-asian="10.5pt" style:font-size-complex="10.5pt" style:text-underline-type="none"/>
    </style:style>
    <style:style style:name="T1166" style:parent-style-name="DefaultParagraphFont" style:family="text">
      <style:text-properties style:font-name="Arial" style:font-name-complex="Arial" fo:color="#252525" fo:font-size="10.5pt" style:font-size-asian="10.5pt" style:font-size-complex="10.5pt"/>
    </style:style>
    <style:style style:name="T1167" style:parent-style-name="DefaultParagraphFont" style:family="text">
      <style:text-properties style:font-name="Arial" style:font-name-complex="Arial" fo:font-style="italic" style:font-style-asian="italic" style:font-style-complex="italic" fo:color="#252525" fo:font-size="10.5pt" style:font-size-asian="10.5pt" style:font-size-complex="10.5pt"/>
    </style:style>
    <style:style style:name="T1168" style:parent-style-name="DefaultParagraphFont" style:family="text">
      <style:text-properties style:font-name="Arial" style:font-name-complex="Arial" fo:color="#252525" fo:font-size="10.5pt" style:font-size-asian="10.5pt" style:font-size-complex="10.5pt"/>
    </style:style>
    <style:style style:name="T1169" style:parent-style-name="DefaultParagraphFont" style:family="text">
      <style:text-properties fo:color="#0B0080" style:text-position="super 66.6%" fo:font-size="12pt" style:font-size-asian="12pt" style:font-size-complex="12pt"/>
    </style:style>
    <style:style style:name="P1170"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71" style:parent-style-name="DefaultParagraphFont" style:family="text">
      <style:text-properties style:font-name="Arial" style:font-name-complex="Arial" fo:color="#252525" fo:font-size="10.5pt" style:font-size-asian="10.5pt" style:font-size-complex="10.5pt"/>
    </style:style>
    <style:style style:name="T1172" style:parent-style-name="SYS_HYPERTEXT" style:family="text">
      <style:text-properties fo:color="#0B0080" fo:font-size="10.5pt" style:font-size-asian="10.5pt" style:font-size-complex="10.5pt" style:text-underline-type="none"/>
    </style:style>
    <style:style style:name="T1173" style:parent-style-name="DefaultParagraphFont" style:family="text">
      <style:text-properties style:font-name="Arial" style:font-name-complex="Arial" fo:color="#252525" fo:font-size="10.5pt" style:font-size-asian="10.5pt" style:font-size-complex="10.5pt"/>
    </style:style>
    <style:style style:name="T1174" style:parent-style-name="DefaultParagraphFont" style:family="text">
      <style:text-properties fo:color="#0B0080" style:text-position="super 66.6%" fo:font-size="12pt" style:font-size-asian="12pt" style:font-size-complex="12pt"/>
    </style:style>
    <style:style style:name="P1175"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76"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1177" style:parent-style-name="DefaultParagraphFont" style:family="text">
      <style:text-properties style:font-name="Arial" style:font-name-complex="Arial" fo:color="#555555" fo:font-size="12pt" style:font-size-asian="12pt" style:font-size-complex="12pt"/>
    </style:style>
    <style:style style:name="T1178" style:parent-style-name="SYS_HYPERTEXT" style:family="text">
      <style:text-properties style:font-name="Arial" style:font-name-complex="Arial" fo:color="#0B0080" fo:font-size="12.5pt" style:font-size-asian="12.5pt" style:font-size-complex="12.5pt" style:text-underline-type="none"/>
    </style:style>
    <style:style style:name="T1179" style:parent-style-name="DefaultParagraphFont" style:family="text">
      <style:text-properties style:font-name="Arial" style:font-name-complex="Arial" fo:color="#555555" fo:font-size="12pt" style:font-size-asian="12pt" style:font-size-complex="12pt"/>
    </style:style>
    <style:style style:name="T1180" style:parent-style-name="DefaultParagraphFont" style:family="text">
      <style:text-properties style:font-name="Arial" style:font-name-complex="Arial" fo:color="#252525" fo:font-size="12.5pt" style:font-size-asian="12.5pt" style:font-size-complex="12.5pt"/>
    </style:style>
    <style:style style:name="P1181"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82" style:parent-style-name="DefaultParagraphFont" style:family="text">
      <style:text-properties style:font-name="Arial" style:font-name-complex="Arial" fo:color="#252525" fo:font-size="10.5pt" style:font-size-asian="10.5pt" style:font-size-complex="10.5pt"/>
    </style:style>
    <style:style style:name="T1183" style:parent-style-name="DefaultParagraphFont" style:family="text">
      <style:text-properties fo:color="#0B0080" style:text-position="super 66.6%" fo:font-size="12pt" style:font-size-asian="12pt" style:font-size-complex="12pt"/>
    </style:style>
    <style:style style:name="P118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85" style:parent-style-name="DefaultParagraphFont" style:family="text">
      <style:text-properties style:font-name="Arial" style:font-name-complex="Arial" fo:color="#252525" fo:font-size="10.5pt" style:font-size-asian="10.5pt" style:font-size-complex="10.5pt"/>
    </style:style>
    <style:style style:name="T1186" style:parent-style-name="DefaultParagraphFont" style:family="text">
      <style:text-properties fo:color="#0B0080" style:text-position="super 66.6%" fo:font-size="12pt" style:font-size-asian="12pt" style:font-size-complex="12pt"/>
    </style:style>
    <style:style style:name="P118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88" style:parent-style-name="DefaultParagraphFont" style:family="text">
      <style:text-properties style:font-name="Arial" style:font-name-complex="Arial" fo:color="#252525" fo:font-size="10.5pt" style:font-size-asian="10.5pt" style:font-size-complex="10.5pt"/>
    </style:style>
    <style:style style:name="T1189" style:parent-style-name="DefaultParagraphFont" style:family="text">
      <style:text-properties fo:color="#0B0080" style:text-position="super 66.6%" fo:font-size="12pt" style:font-size-asian="12pt" style:font-size-complex="12pt"/>
    </style:style>
    <style:style style:name="T1190" style:parent-style-name="DefaultParagraphFont" style:family="text">
      <style:text-properties style:font-name="Arial" style:font-name-complex="Arial" fo:color="#252525" fo:font-size="10.5pt" style:font-size-asian="10.5pt" style:font-size-complex="10.5pt"/>
    </style:style>
    <style:style style:name="P119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92" style:parent-style-name="DefaultParagraphFont" style:family="text">
      <style:text-properties style:font-name="Arial" style:font-name-complex="Arial" fo:color="#252525" fo:font-size="10.5pt" style:font-size-asian="10.5pt" style:font-size-complex="10.5pt"/>
    </style:style>
    <style:style style:name="T1193" style:parent-style-name="DefaultParagraphFont" style:family="text">
      <style:text-properties fo:color="#0B0080" style:text-position="super 66.6%" fo:font-size="12pt" style:font-size-asian="12pt" style:font-size-complex="12pt"/>
    </style:style>
    <style:style style:name="P1194"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95" style:parent-style-name="DefaultParagraphFont" style:family="text">
      <style:text-properties style:font-name="Arial" style:font-name-complex="Arial" fo:color="#252525" fo:font-size="10.5pt" style:font-size-asian="10.5pt" style:font-size-complex="10.5pt"/>
    </style:style>
    <style:style style:name="T1196" style:parent-style-name="DefaultParagraphFont" style:family="text">
      <style:text-properties fo:color="#0B0080" style:text-position="super 66.6%" fo:font-size="12pt" style:font-size-asian="12pt" style:font-size-complex="12pt"/>
    </style:style>
    <style:style style:name="P1197"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198" style:parent-style-name="DefaultParagraphFont" style:family="text">
      <style:text-properties style:font-name="Arial" style:font-name-complex="Arial" fo:font-weight="bold" style:font-weight-asian="bold" style:font-weight-complex="bold" fo:font-size="12.5pt" style:font-size-asian="12.5pt" style:font-size-complex="12.5pt"/>
    </style:style>
    <style:style style:name="T1199" style:parent-style-name="DefaultParagraphFont" style:family="text">
      <style:text-properties style:font-name="Arial" style:font-name-complex="Arial" fo:color="#555555" fo:font-size="12pt" style:font-size-asian="12pt" style:font-size-complex="12pt"/>
    </style:style>
    <style:style style:name="T1200" style:parent-style-name="SYS_HYPERTEXT" style:family="text">
      <style:text-properties style:font-name="Arial" style:font-name-complex="Arial" fo:color="#0B0080" fo:font-size="12.5pt" style:font-size-asian="12.5pt" style:font-size-complex="12.5pt" style:text-underline-type="none"/>
    </style:style>
    <style:style style:name="T1201" style:parent-style-name="DefaultParagraphFont" style:family="text">
      <style:text-properties style:font-name="Arial" style:font-name-complex="Arial" fo:color="#555555" fo:font-size="12pt" style:font-size-asian="12pt" style:font-size-complex="12pt"/>
    </style:style>
    <style:style style:name="T1202" style:parent-style-name="DefaultParagraphFont" style:family="text">
      <style:text-properties style:font-name="Arial" style:font-name-complex="Arial" fo:color="#252525" fo:font-size="12.5pt" style:font-size-asian="12.5pt" style:font-size-complex="12.5pt"/>
    </style:style>
    <style:style style:name="P1203" style:parent-style-name="Normal" style:family="paragraph">
      <style:paragraph-properties fo:widows="2" fo:orphans="2" fo:margin-top="0.0833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04" style:parent-style-name="DefaultParagraphFont" style:family="text">
      <style:text-properties style:font-name="Arial" style:font-name-complex="Arial" fo:color="#252525" fo:font-size="10.5pt" style:font-size-asian="10.5pt" style:font-size-complex="10.5pt"/>
    </style:style>
    <style:style style:name="T1205" style:parent-style-name="SYS_HYPERTEXT" style:family="text">
      <style:text-properties fo:color="#0B0080" fo:font-size="10.5pt" style:font-size-asian="10.5pt" style:font-size-complex="10.5pt" style:text-underline-type="none"/>
    </style:style>
    <style:style style:name="T1206" style:parent-style-name="DefaultParagraphFont" style:family="text">
      <style:text-properties style:font-name="Arial" style:font-name-complex="Arial" fo:color="#252525" fo:font-size="10.5pt" style:font-size-asian="10.5pt" style:font-size-complex="10.5pt"/>
    </style:style>
    <style:style style:name="T1207" style:parent-style-name="DefaultParagraphFont" style:family="text">
      <style:text-properties fo:color="#0B0080" style:text-position="super 66.6%" fo:font-size="12pt" style:font-size-asian="12pt" style:font-size-complex="12pt"/>
    </style:style>
    <style:style style:name="T1208" style:parent-style-name="DefaultParagraphFont" style:family="text">
      <style:text-properties style:font-name="Arial" style:font-name-complex="Arial" fo:color="#252525" fo:font-size="10.5pt" style:font-size-asian="10.5pt" style:font-size-complex="10.5pt"/>
    </style:style>
    <style:style style:name="T1209" style:parent-style-name="DefaultParagraphFont" style:family="text">
      <style:text-properties fo:color="#0B0080" style:text-position="super 66.6%" fo:font-size="12pt" style:font-size-asian="12pt" style:font-size-complex="12pt"/>
    </style:style>
    <style:style style:name="T1210" style:parent-style-name="DefaultParagraphFont" style:family="text">
      <style:text-properties style:font-name="Arial" style:font-name-complex="Arial" fo:color="#252525" fo:font-size="10.5pt" style:font-size-asian="10.5pt" style:font-size-complex="10.5pt"/>
    </style:style>
    <style:style style:name="T1211" style:parent-style-name="DefaultParagraphFont" style:family="text">
      <style:text-properties fo:color="#0B0080" style:text-position="super 66.6%" fo:font-size="12pt" style:font-size-asian="12pt" style:font-size-complex="12pt"/>
    </style:style>
    <style:style style:name="T1212" style:parent-style-name="DefaultParagraphFont" style:family="text">
      <style:text-properties style:font-name="Arial" style:font-name-complex="Arial" fo:color="#252525" fo:font-size="10.5pt" style:font-size-asian="10.5pt" style:font-size-complex="10.5pt"/>
    </style:style>
    <style:style style:name="T1213" style:parent-style-name="DefaultParagraphFont" style:family="text">
      <style:text-properties fo:font-size="10.5pt" style:font-size-asian="10.5pt" style:font-size-complex="10.5pt"/>
    </style:style>
    <style:style style:name="T1214" style:parent-style-name="DefaultParagraphFont" style:family="text">
      <style:text-properties fo:color="#0B0080" style:text-position="super 66.6%" fo:font-size="12pt" style:font-size-asian="12pt" style:font-size-complex="12pt"/>
    </style:style>
    <style:style style:name="P1215"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16" style:parent-style-name="DefaultParagraphFont" style:family="text">
      <style:text-properties style:font-name="Georgia" style:font-name-complex="Georgia" fo:font-size="16pt" style:font-size-asian="16pt" style:font-size-complex="16pt"/>
    </style:style>
    <style:style style:name="T1217" style:parent-style-name="DefaultParagraphFont" style:family="text">
      <style:text-properties style:font-name="Arial" style:font-name-complex="Arial" fo:color="#555555" fo:font-size="12pt" style:font-size-asian="12pt" style:font-size-complex="12pt"/>
    </style:style>
    <style:style style:name="T1218" style:parent-style-name="SYS_HYPERTEXT" style:family="text">
      <style:text-properties style:font-name="Georgia" style:font-name-complex="Georgia" fo:color="#0B0080" fo:font-size="16pt" style:font-size-asian="16pt" style:font-size-complex="16pt" style:text-underline-type="none"/>
    </style:style>
    <style:style style:name="T1219" style:parent-style-name="DefaultParagraphFont" style:family="text">
      <style:text-properties style:font-name="Arial" style:font-name-complex="Arial" fo:color="#555555" fo:font-size="12pt" style:font-size-asian="12pt" style:font-size-complex="12pt"/>
    </style:style>
    <style:style style:name="T1220" style:parent-style-name="DefaultParagraphFont" style:family="text">
      <style:text-properties style:font-name="Georgia" style:font-name-complex="Georgia" fo:font-size="16pt" style:font-size-asian="16pt" style:font-size-complex="16pt"/>
    </style:style>
    <style:style style:name="P1221" style:parent-style-name="Normal" style:family="paragraph">
      <style:paragraph-properties fo:widows="2" fo:orphans="2" fo:margin-top="0.0416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22" style:parent-style-name="DefaultParagraphFont" style:family="text">
      <style:text-properties style:font-name="Arial" style:font-name-complex="Arial" fo:color="#252525" fo:font-size="10.5pt" style:font-size-asian="10.5pt" style:font-size-complex="10.5pt"/>
    </style:style>
    <style:style style:name="T1223" style:parent-style-name="SYS_HYPERTEXT" style:family="text">
      <style:text-properties fo:color="#0B0080" fo:font-size="10.5pt" style:font-size-asian="10.5pt" style:font-size-complex="10.5pt" style:text-underline-type="none"/>
    </style:style>
    <style:style style:name="T1224" style:parent-style-name="DefaultParagraphFont" style:family="text">
      <style:text-properties style:font-name="Arial" style:font-name-complex="Arial" fo:color="#252525" fo:font-size="10.5pt" style:font-size-asian="10.5pt" style:font-size-complex="10.5pt"/>
    </style:style>
    <style:style style:name="T1225" style:parent-style-name="SYS_HYPERTEXT" style:family="text">
      <style:text-properties fo:color="#0B0080" fo:font-size="10.5pt" style:font-size-asian="10.5pt" style:font-size-complex="10.5pt" style:text-underline-type="none"/>
    </style:style>
    <style:style style:name="T1226" style:parent-style-name="DefaultParagraphFont" style:family="text">
      <style:text-properties style:font-name="Arial" style:font-name-complex="Arial" fo:color="#252525" fo:font-size="10.5pt" style:font-size-asian="10.5pt" style:font-size-complex="10.5pt"/>
    </style:style>
    <style:style style:name="T1227" style:parent-style-name="DefaultParagraphFont" style:family="text">
      <style:text-properties fo:color="#0B0080" style:text-position="super 66.6%" fo:font-size="12pt" style:font-size-asian="12pt" style:font-size-complex="12pt"/>
    </style:style>
    <style:style style:name="P122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29" style:parent-style-name="DefaultParagraphFont" style:family="text">
      <style:text-properties style:font-name="Arial" style:font-name-complex="Arial" fo:color="#252525" fo:font-size="10.5pt" style:font-size-asian="10.5pt" style:font-size-complex="10.5pt"/>
    </style:style>
    <style:style style:name="T1230" style:parent-style-name="DefaultParagraphFont" style:family="text">
      <style:text-properties fo:color="#0B0080" style:text-position="super 66.6%" fo:font-size="12pt" style:font-size-asian="12pt" style:font-size-complex="12pt"/>
    </style:style>
    <style:style style:name="T1231" style:parent-style-name="DefaultParagraphFont" style:family="text">
      <style:text-properties style:font-name="Arial" style:font-name-complex="Arial" fo:color="#252525" fo:font-size="10.5pt" style:font-size-asian="10.5pt" style:font-size-complex="10.5pt"/>
    </style:style>
    <style:style style:name="T1232" style:parent-style-name="DefaultParagraphFont" style:family="text">
      <style:text-properties fo:color="#0B0080" style:text-position="super 66.6%" fo:font-size="12pt" style:font-size-asian="12pt" style:font-size-complex="12pt"/>
    </style:style>
    <style:style style:name="T1233" style:parent-style-name="DefaultParagraphFont" style:family="text">
      <style:text-properties style:font-name="Arial" style:font-name-complex="Arial" fo:color="#252525" fo:font-size="10.5pt" style:font-size-asian="10.5pt" style:font-size-complex="10.5pt"/>
    </style:style>
    <style:style style:name="T1234" style:parent-style-name="SYS_HYPERTEXT" style:family="text">
      <style:text-properties fo:color="#0B0080" fo:font-size="10.5pt" style:font-size-asian="10.5pt" style:font-size-complex="10.5pt" style:text-underline-type="none"/>
    </style:style>
    <style:style style:name="T1235" style:parent-style-name="DefaultParagraphFont" style:family="text">
      <style:text-properties style:font-name="Arial" style:font-name-complex="Arial" fo:color="#252525" fo:font-size="10.5pt" style:font-size-asian="10.5pt" style:font-size-complex="10.5pt"/>
    </style:style>
    <style:style style:name="T1236" style:parent-style-name="DefaultParagraphFont" style:family="text">
      <style:text-properties fo:color="#0B0080" style:text-position="super 66.6%" fo:font-size="12pt" style:font-size-asian="12pt" style:font-size-complex="12pt"/>
    </style:style>
    <style:style style:name="P123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1238" style:parent-style-name="Normal" style:family="paragraph">
      <style:paragraph-properties fo:widows="2" fo:orphans="2" fo:margin-bottom="0.0687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39" style:parent-style-name="DefaultParagraphFont" style:family="text">
      <style:text-properties style:font-name="Arial" style:font-name-complex="Arial" fo:color="#252525" fo:font-size="9pt" style:font-size-asian="9pt" style:font-size-complex="9pt"/>
    </style:style>
    <style:style style:name="T1240" style:parent-style-name="SYS_HYPERTEXT" style:family="text">
      <style:text-properties fo:color="#0B0080" fo:font-size="9pt" style:font-size-asian="9pt" style:font-size-complex="9pt" style:text-underline-type="none"/>
    </style:style>
    <style:style style:name="T1241" style:parent-style-name="DefaultParagraphFont" style:family="text">
      <style:text-properties style:text-position="super 66.6%" fo:font-size="12pt" style:font-size-asian="12pt" style:font-size-complex="12pt"/>
    </style:style>
    <style:style style:name="P1242" style:parent-style-name="Normal" style:family="paragraph">
      <style:paragraph-properties fo:widows="2" fo:orphans="2" fo:margin-top="0.0131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43" style:parent-style-name="DefaultParagraphFont" style:family="text">
      <style:text-properties style:font-name="Arial" style:font-name-complex="Arial" fo:color="#252525" fo:font-size="10.5pt" style:font-size-asian="10.5pt" style:font-size-complex="10.5pt"/>
    </style:style>
    <style:style style:name="T1244" style:parent-style-name="SYS_HYPERTEXT" style:family="text">
      <style:text-properties fo:color="#0B0080" fo:font-size="10.5pt" style:font-size-asian="10.5pt" style:font-size-complex="10.5pt" style:text-underline-type="none"/>
    </style:style>
    <style:style style:name="T1245" style:parent-style-name="DefaultParagraphFont" style:family="text">
      <style:text-properties style:font-name="Arial" style:font-name-complex="Arial" fo:color="#252525" fo:font-size="10.5pt" style:font-size-asian="10.5pt" style:font-size-complex="10.5pt"/>
    </style:style>
    <style:style style:name="T1246" style:parent-style-name="DefaultParagraphFont" style:family="text">
      <style:text-properties fo:color="#0B0080" style:text-position="super 66.6%" fo:font-size="12pt" style:font-size-asian="12pt" style:font-size-complex="12pt"/>
    </style:style>
    <style:style style:name="P124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1248" style:parent-style-name="Normal" style:family="paragraph">
      <style:paragraph-properties fo:widows="2" fo:orphans="2" fo:margin-bottom="0.0687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49" style:parent-style-name="DefaultParagraphFont" style:family="text">
      <style:text-properties style:font-name="Arial" style:font-name-complex="Arial" fo:color="#252525" fo:font-size="9pt" style:font-size-asian="9pt" style:font-size-complex="9pt"/>
    </style:style>
    <style:style style:name="T1250" style:parent-style-name="DefaultParagraphFont" style:family="text">
      <style:text-properties fo:color="#0B0080" style:text-position="super 66.6%" fo:font-size="12pt" style:font-size-asian="12pt" style:font-size-complex="12pt"/>
    </style:style>
    <style:style style:name="P1251" style:parent-style-name="Normal" style:family="paragraph">
      <style:paragraph-properties fo:widows="2" fo:orphans="2" fo:margin-top="0.0131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52" style:parent-style-name="DefaultParagraphFont" style:family="text">
      <style:text-properties style:font-name="Arial" style:font-name-complex="Arial" fo:color="#252525" fo:font-size="10.5pt" style:font-size-asian="10.5pt" style:font-size-complex="10.5pt"/>
    </style:style>
    <style:style style:name="T1253" style:parent-style-name="DefaultParagraphFont" style:family="text">
      <style:text-properties fo:color="#0B0080" style:text-position="super 66.6%" fo:font-size="12pt" style:font-size-asian="12pt" style:font-size-complex="12pt"/>
    </style:style>
    <style:style style:name="T1254" style:parent-style-name="DefaultParagraphFont" style:family="text">
      <style:text-properties style:font-name="Arial" style:font-name-complex="Arial" fo:color="#252525" fo:font-size="10.5pt" style:font-size-asian="10.5pt" style:font-size-complex="10.5pt"/>
    </style:style>
    <style:style style:name="T1255" style:parent-style-name="DefaultParagraphFont" style:family="text">
      <style:text-properties fo:color="#0B0080" style:text-position="super 66.6%" fo:font-size="12pt" style:font-size-asian="12pt" style:font-size-complex="12pt"/>
    </style:style>
    <style:style style:name="T1256" style:parent-style-name="DefaultParagraphFont" style:family="text">
      <style:text-properties style:font-name="Arial" style:font-name-complex="Arial" fo:color="#252525" fo:font-size="10.5pt" style:font-size-asian="10.5pt" style:font-size-complex="10.5pt"/>
    </style:style>
    <style:style style:name="T1257" style:parent-style-name="DefaultParagraphFont" style:family="text">
      <style:text-properties fo:color="#0B0080" style:text-position="super 66.6%" fo:font-size="12pt" style:font-size-asian="12pt" style:font-size-complex="12pt"/>
    </style:style>
    <style:style style:name="T1258" style:parent-style-name="DefaultParagraphFont" style:family="text">
      <style:text-properties style:font-name="Arial" style:font-name-complex="Arial" fo:color="#252525" fo:font-size="10.5pt" style:font-size-asian="10.5pt" style:font-size-complex="10.5pt"/>
    </style:style>
    <style:style style:name="T1259" style:parent-style-name="SYS_HYPERTEXT" style:family="text">
      <style:text-properties fo:color="#0B0080" fo:font-size="10.5pt" style:font-size-asian="10.5pt" style:font-size-complex="10.5pt" style:text-underline-type="none"/>
    </style:style>
    <style:style style:name="T1260" style:parent-style-name="DefaultParagraphFont" style:family="text">
      <style:text-properties style:font-name="Arial" style:font-name-complex="Arial" fo:color="#252525" fo:font-size="10.5pt" style:font-size-asian="10.5pt" style:font-size-complex="10.5pt"/>
    </style:style>
    <style:style style:name="T1261" style:parent-style-name="DefaultParagraphFont" style:family="text">
      <style:text-properties fo:color="#0B0080" style:text-position="super 66.6%" fo:font-size="12pt" style:font-size-asian="12pt" style:font-size-complex="12pt"/>
    </style:style>
    <style:style style:name="T1262" style:parent-style-name="DefaultParagraphFont" style:family="text">
      <style:text-properties style:font-name="Arial" style:font-name-complex="Arial" fo:color="#252525" fo:font-size="10.5pt" style:font-size-asian="10.5pt" style:font-size-complex="10.5pt"/>
    </style:style>
    <style:style style:name="T1263" style:parent-style-name="DefaultParagraphFont" style:family="text">
      <style:text-properties fo:color="#0B0080" style:text-position="super 66.6%" fo:font-size="12pt" style:font-size-asian="12pt" style:font-size-complex="12pt"/>
    </style:style>
    <style:style style:name="T1264" style:parent-style-name="DefaultParagraphFont" style:family="text">
      <style:text-properties style:font-name="Arial" style:font-name-complex="Arial" fo:color="#252525" fo:font-size="10.5pt" style:font-size-asian="10.5pt" style:font-size-complex="10.5pt"/>
    </style:style>
    <style:style style:name="T1265" style:parent-style-name="DefaultParagraphFont" style:family="text">
      <style:text-properties fo:color="#0B0080" style:text-position="super 66.6%" fo:font-size="12pt" style:font-size-asian="12pt" style:font-size-complex="12pt"/>
    </style:style>
    <style:style style:name="T1266" style:parent-style-name="DefaultParagraphFont" style:family="text">
      <style:text-properties style:font-name="Arial" style:font-name-complex="Arial" fo:color="#252525" fo:font-size="10.5pt" style:font-size-asian="10.5pt" style:font-size-complex="10.5pt"/>
    </style:style>
    <style:style style:name="T1267" style:parent-style-name="DefaultParagraphFont" style:family="text">
      <style:text-properties fo:color="#0B0080" style:text-position="super 66.6%" fo:font-size="12pt" style:font-size-asian="12pt" style:font-size-complex="12pt"/>
    </style:style>
    <style:style style:name="T1268" style:parent-style-name="DefaultParagraphFont" style:family="text">
      <style:text-properties style:font-name="Arial" style:font-name-complex="Arial" fo:color="#252525" fo:font-size="10.5pt" style:font-size-asian="10.5pt" style:font-size-complex="10.5pt"/>
    </style:style>
    <style:style style:name="T1269" style:parent-style-name="DefaultParagraphFont" style:family="text">
      <style:text-properties fo:color="#0B0080" style:text-position="super 66.6%" fo:font-size="12pt" style:font-size-asian="12pt" style:font-size-complex="12pt"/>
    </style:style>
    <style:style style:name="T1270" style:parent-style-name="DefaultParagraphFont" style:family="text">
      <style:text-properties style:font-name="Arial" style:font-name-complex="Arial" fo:color="#252525" fo:font-size="10.5pt" style:font-size-asian="10.5pt" style:font-size-complex="10.5pt"/>
    </style:style>
    <style:style style:name="T1271" style:parent-style-name="DefaultParagraphFont" style:family="text">
      <style:text-properties fo:color="#0B0080" style:text-position="super 66.6%" fo:font-size="12pt" style:font-size-asian="12pt" style:font-size-complex="12pt"/>
    </style:style>
    <style:style style:name="P1272"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73" style:parent-style-name="DefaultParagraphFont" style:family="text">
      <style:text-properties style:font-name="Georgia" style:font-name-complex="Georgia" fo:font-size="16pt" style:font-size-asian="16pt" style:font-size-complex="16pt"/>
    </style:style>
    <style:style style:name="T1274" style:parent-style-name="DefaultParagraphFont" style:family="text">
      <style:text-properties style:font-name="Arial" style:font-name-complex="Arial" fo:color="#555555" fo:font-size="12pt" style:font-size-asian="12pt" style:font-size-complex="12pt"/>
    </style:style>
    <style:style style:name="T1275" style:parent-style-name="SYS_HYPERTEXT" style:family="text">
      <style:text-properties style:font-name="Georgia" style:font-name-complex="Georgia" fo:color="#0B0080" fo:font-size="16pt" style:font-size-asian="16pt" style:font-size-complex="16pt" style:text-underline-type="none"/>
    </style:style>
    <style:style style:name="T1276" style:parent-style-name="DefaultParagraphFont" style:family="text">
      <style:text-properties style:font-name="Arial" style:font-name-complex="Arial" fo:color="#555555" fo:font-size="12pt" style:font-size-asian="12pt" style:font-size-complex="12pt"/>
    </style:style>
    <style:style style:name="T1277" style:parent-style-name="DefaultParagraphFont" style:family="text">
      <style:text-properties style:font-name="Georgia" style:font-name-complex="Georgia" fo:font-size="16pt" style:font-size-asian="16pt" style:font-size-complex="16pt"/>
    </style:style>
    <style:style style:name="P1278" style:parent-style-name="Normal" style:family="paragraph">
      <style:paragraph-properties fo:widows="2" fo:orphans="2" fo:margin-top="0.0416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79" style:parent-style-name="DefaultParagraphFont" style:family="text">
      <style:text-properties style:font-name="Arial" style:font-name-complex="Arial" fo:color="#252525" fo:font-size="10.5pt" style:font-size-asian="10.5pt" style:font-size-complex="10.5pt"/>
    </style:style>
    <style:style style:name="T1280" style:parent-style-name="DefaultParagraphFont" style:family="text">
      <style:text-properties fo:color="#0B0080" style:text-position="super 66.6%" fo:font-size="12pt" style:font-size-asian="12pt" style:font-size-complex="12pt"/>
    </style:style>
    <style:style style:name="T1281" style:parent-style-name="DefaultParagraphFont" style:family="text">
      <style:text-properties style:font-name="Arial" style:font-name-complex="Arial" fo:color="#252525" fo:font-size="10.5pt" style:font-size-asian="10.5pt" style:font-size-complex="10.5pt"/>
    </style:style>
    <style:style style:name="T1282" style:parent-style-name="DefaultParagraphFont" style:family="text">
      <style:text-properties fo:color="#0B0080" style:text-position="super 66.6%" fo:font-size="12pt" style:font-size-asian="12pt" style:font-size-complex="12pt"/>
    </style:style>
    <style:style style:name="T1283" style:parent-style-name="DefaultParagraphFont" style:family="text">
      <style:text-properties style:font-name="Arial" style:font-name-complex="Arial" fo:color="#252525" fo:font-size="10.5pt" style:font-size-asian="10.5pt" style:font-size-complex="10.5pt"/>
    </style:style>
    <style:style style:name="T1284" style:parent-style-name="DefaultParagraphFont" style:family="text">
      <style:text-properties fo:color="#0B0080" style:text-position="super 66.6%" fo:font-size="12pt" style:font-size-asian="12pt" style:font-size-complex="12pt"/>
    </style:style>
    <style:style style:name="T1285" style:parent-style-name="DefaultParagraphFont" style:family="text">
      <style:text-properties style:font-name="Arial" style:font-name-complex="Arial" fo:color="#252525" fo:font-size="10.5pt" style:font-size-asian="10.5pt" style:font-size-complex="10.5pt"/>
    </style:style>
    <style:style style:name="T1286" style:parent-style-name="DefaultParagraphFont" style:family="text">
      <style:text-properties fo:color="#0B0080" style:text-position="super 66.6%" fo:font-size="12pt" style:font-size-asian="12pt" style:font-size-complex="12pt"/>
    </style:style>
    <style:style style:name="T1287" style:parent-style-name="DefaultParagraphFont" style:family="text">
      <style:text-properties style:font-name="Arial" style:font-name-complex="Arial" fo:color="#252525" fo:font-size="10.5pt" style:font-size-asian="10.5pt" style:font-size-complex="10.5pt"/>
    </style:style>
    <style:style style:name="T1288" style:parent-style-name="SYS_HYPERTEXT" style:family="text">
      <style:text-properties fo:color="#0B0080" fo:font-size="10.5pt" style:font-size-asian="10.5pt" style:font-size-complex="10.5pt" style:text-underline-type="none"/>
    </style:style>
    <style:style style:name="T1289" style:parent-style-name="DefaultParagraphFont" style:family="text">
      <style:text-properties style:font-name="Arial" style:font-name-complex="Arial" fo:color="#252525" fo:font-size="10.5pt" style:font-size-asian="10.5pt" style:font-size-complex="10.5pt"/>
    </style:style>
    <style:style style:name="T1290" style:parent-style-name="SYS_HYPERTEXT" style:family="text">
      <style:text-properties fo:color="#0B0080" fo:font-size="10.5pt" style:font-size-asian="10.5pt" style:font-size-complex="10.5pt" style:text-underline-type="none"/>
    </style:style>
    <style:style style:name="T1291" style:parent-style-name="DefaultParagraphFont" style:family="text">
      <style:text-properties style:font-name="Arial" style:font-name-complex="Arial" fo:color="#252525" fo:font-size="10.5pt" style:font-size-asian="10.5pt" style:font-size-complex="10.5pt"/>
    </style:style>
    <style:style style:name="T1292" style:parent-style-name="DefaultParagraphFont" style:family="text">
      <style:text-properties fo:color="#0B0080" style:text-position="super 66.6%" fo:font-size="12pt" style:font-size-asian="12pt" style:font-size-complex="12pt"/>
    </style:style>
    <style:style style:name="T1293" style:parent-style-name="DefaultParagraphFont" style:family="text">
      <style:text-properties style:font-name="Arial" style:font-name-complex="Arial" fo:color="#252525" fo:font-size="10.5pt" style:font-size-asian="10.5pt" style:font-size-complex="10.5pt"/>
    </style:style>
    <style:style style:name="T1294" style:parent-style-name="DefaultParagraphFont" style:family="text">
      <style:text-properties fo:color="#0B0080" style:text-position="super 66.6%" fo:font-size="12pt" style:font-size-asian="12pt" style:font-size-complex="12pt"/>
    </style:style>
    <style:style style:name="P1295" style:parent-style-name="Normal" style:family="paragraph">
      <style:paragraph-properties fo:widows="2" fo:orphans="2"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1296" style:parent-style-name="Normal" style:family="paragraph">
      <style:paragraph-properties fo:widows="2" fo:orphans="2"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10.5pt" style:font-size-asian="10.5pt" style:font-size-complex="10.5pt"/>
    </style:style>
    <style:style style:name="P1297" style:parent-style-name="Normal" style:family="paragraph">
      <style:paragraph-properties fo:widows="2" fo:orphans="2" fo:margin-bottom="0.1381in" style:line-height-at-least="0.23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color="#252525" fo:font-size="9pt" style:font-size-asian="9pt" style:font-size-complex="9pt"/>
    </style:style>
    <style:style style:name="P129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299" style:parent-style-name="DefaultParagraphFont" style:family="text">
      <style:text-properties style:font-name="Arial" style:font-name-complex="Arial" fo:color="#252525" fo:font-size="10.5pt" style:font-size-asian="10.5pt" style:font-size-complex="10.5pt"/>
    </style:style>
    <style:style style:name="T1300" style:parent-style-name="DefaultParagraphFont" style:family="text">
      <style:text-properties fo:color="#0B0080" style:text-position="super 66.6%" fo:font-size="12pt" style:font-size-asian="12pt" style:font-size-complex="12pt"/>
    </style:style>
    <style:style style:name="T1301" style:parent-style-name="DefaultParagraphFont" style:family="text">
      <style:text-properties style:font-name="Arial" style:font-name-complex="Arial" fo:color="#252525" fo:font-size="10.5pt" style:font-size-asian="10.5pt" style:font-size-complex="10.5pt"/>
    </style:style>
    <style:style style:name="T1302" style:parent-style-name="DefaultParagraphFont" style:family="text">
      <style:text-properties fo:color="#0B0080" style:text-position="super 66.6%" fo:font-size="12pt" style:font-size-asian="12pt" style:font-size-complex="12pt"/>
    </style:style>
    <style:style style:name="T1303" style:parent-style-name="DefaultParagraphFont" style:family="text">
      <style:text-properties style:font-name="Arial" style:font-name-complex="Arial" fo:color="#252525" fo:font-size="10.5pt" style:font-size-asian="10.5pt" style:font-size-complex="10.5pt"/>
    </style:style>
    <style:style style:name="T1304" style:parent-style-name="DefaultParagraphFont" style:family="text">
      <style:text-properties fo:color="#0B0080" style:text-position="super 66.6%" fo:font-size="12pt" style:font-size-asian="12pt" style:font-size-complex="12pt"/>
    </style:style>
    <style:style style:name="T1305" style:parent-style-name="DefaultParagraphFont" style:family="text">
      <style:text-properties style:font-name="Arial" style:font-name-complex="Arial" fo:color="#252525" fo:font-size="10.5pt" style:font-size-asian="10.5pt" style:font-size-complex="10.5pt"/>
    </style:style>
    <style:style style:name="T1306" style:parent-style-name="DefaultParagraphFont" style:family="text">
      <style:text-properties fo:color="#0B0080" style:text-position="super 66.6%" fo:font-size="12pt" style:font-size-asian="12pt" style:font-size-complex="12pt"/>
    </style:style>
    <style:style style:name="T1307" style:parent-style-name="DefaultParagraphFont" style:family="text">
      <style:text-properties style:font-name="Arial" style:font-name-complex="Arial" fo:color="#252525" fo:font-size="10.5pt" style:font-size-asian="10.5pt" style:font-size-complex="10.5pt"/>
    </style:style>
    <style:style style:name="T1308" style:parent-style-name="DefaultParagraphFont" style:family="text">
      <style:text-properties fo:color="#0B0080" style:text-position="super 66.6%" fo:font-size="12pt" style:font-size-asian="12pt" style:font-size-complex="12pt"/>
    </style:style>
    <style:style style:name="P1309"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10" style:parent-style-name="DefaultParagraphFont" style:family="text">
      <style:text-properties style:font-name="Arial" style:font-name-complex="Arial" fo:color="#252525" fo:font-size="10.5pt" style:font-size-asian="10.5pt" style:font-size-complex="10.5pt"/>
    </style:style>
    <style:style style:name="T1311" style:parent-style-name="SYS_HYPERTEXT" style:family="text">
      <style:text-properties fo:color="#0B0080" fo:font-size="10.5pt" style:font-size-asian="10.5pt" style:font-size-complex="10.5pt" style:text-underline-type="none"/>
    </style:style>
    <style:style style:name="T1312" style:parent-style-name="DefaultParagraphFont" style:family="text">
      <style:text-properties style:font-name="Arial" style:font-name-complex="Arial" fo:color="#252525" fo:font-size="10.5pt" style:font-size-asian="10.5pt" style:font-size-complex="10.5pt"/>
    </style:style>
    <style:style style:name="T1313" style:parent-style-name="DefaultParagraphFont" style:family="text">
      <style:text-properties fo:color="#0B0080" style:text-position="super 66.6%" fo:font-size="12pt" style:font-size-asian="12pt" style:font-size-complex="12pt"/>
    </style:style>
    <style:style style:name="T1314" style:parent-style-name="DefaultParagraphFont" style:family="text">
      <style:text-properties style:font-name="Arial" style:font-name-complex="Arial" fo:color="#252525" fo:font-size="10.5pt" style:font-size-asian="10.5pt" style:font-size-complex="10.5pt"/>
    </style:style>
    <style:style style:name="T1315" style:parent-style-name="DefaultParagraphFont" style:family="text">
      <style:text-properties fo:color="#0B0080" style:text-position="super 66.6%" fo:font-size="12pt" style:font-size-asian="12pt" style:font-size-complex="12pt"/>
    </style:style>
    <style:style style:name="T1316" style:parent-style-name="DefaultParagraphFont" style:family="text">
      <style:text-properties style:font-name="Arial" style:font-name-complex="Arial" fo:color="#252525" fo:font-size="10.5pt" style:font-size-asian="10.5pt" style:font-size-complex="10.5pt"/>
    </style:style>
    <style:style style:name="T1317" style:parent-style-name="DefaultParagraphFont" style:family="text">
      <style:text-properties fo:color="#0B0080" style:text-position="super 66.6%" fo:font-size="12pt" style:font-size-asian="12pt" style:font-size-complex="12pt"/>
    </style:style>
    <style:style style:name="T1318" style:parent-style-name="DefaultParagraphFont" style:family="text">
      <style:text-properties style:font-name="Arial" style:font-name-complex="Arial" fo:color="#252525" fo:font-size="10.5pt" style:font-size-asian="10.5pt" style:font-size-complex="10.5pt"/>
    </style:style>
    <style:style style:name="T1319" style:parent-style-name="DefaultParagraphFont" style:family="text">
      <style:text-properties fo:color="#0B0080" style:text-position="super 66.6%" fo:font-size="12pt" style:font-size-asian="12pt" style:font-size-complex="12pt"/>
    </style:style>
    <style:style style:name="T1320" style:parent-style-name="DefaultParagraphFont" style:family="text">
      <style:text-properties style:font-name="Arial" style:font-name-complex="Arial" fo:color="#252525" fo:font-size="10.5pt" style:font-size-asian="10.5pt" style:font-size-complex="10.5pt"/>
    </style:style>
    <style:style style:name="T1321" style:parent-style-name="DefaultParagraphFont" style:family="text">
      <style:text-properties fo:color="#0B0080" style:text-position="super 66.6%" fo:font-size="12pt" style:font-size-asian="12pt" style:font-size-complex="12pt"/>
    </style:style>
    <style:style style:name="T1322" style:parent-style-name="DefaultParagraphFont" style:family="text">
      <style:text-properties style:font-name="Arial" style:font-name-complex="Arial" fo:color="#252525" fo:font-size="10.5pt" style:font-size-asian="10.5pt" style:font-size-complex="10.5pt"/>
    </style:style>
    <style:style style:name="T1323" style:parent-style-name="SYS_HYPERTEXT" style:family="text">
      <style:text-properties style:use-window-font-color="true" fo:font-size="10.5pt" style:font-size-asian="10.5pt" style:font-size-complex="10.5pt"/>
    </style:style>
    <style:style style:name="T1324" style:parent-style-name="SYS_HYPERTEXT" style:family="text">
      <style:text-properties fo:color="#0B0080" fo:font-size="10.5pt" style:font-size-asian="10.5pt" style:font-size-complex="10.5pt" style:text-underline-type="none"/>
    </style:style>
    <style:style style:name="T1325" style:parent-style-name="DefaultParagraphFont" style:family="text">
      <style:text-properties style:font-name="Arial" style:font-name-complex="Arial" fo:color="#252525" fo:font-size="10.5pt" style:font-size-asian="10.5pt" style:font-size-complex="10.5pt"/>
    </style:style>
    <style:style style:name="T1326" style:parent-style-name="DefaultParagraphFont" style:family="text">
      <style:text-properties fo:color="#0B0080" style:text-position="super 66.6%" fo:font-size="12pt" style:font-size-asian="12pt" style:font-size-complex="12pt"/>
    </style:style>
    <style:style style:name="T1327" style:parent-style-name="DefaultParagraphFont" style:family="text">
      <style:text-properties style:font-name="Arial" style:font-name-complex="Arial" fo:color="#252525" fo:font-size="10.5pt" style:font-size-asian="10.5pt" style:font-size-complex="10.5pt"/>
    </style:style>
    <style:style style:name="T1328" style:parent-style-name="DefaultParagraphFont" style:family="text">
      <style:text-properties fo:color="#0B0080" style:text-position="super 66.6%" fo:font-size="12pt" style:font-size-asian="12pt" style:font-size-complex="12pt"/>
    </style:style>
    <style:style style:name="T1329" style:parent-style-name="DefaultParagraphFont" style:family="text">
      <style:text-properties style:font-name="Arial" style:font-name-complex="Arial" fo:color="#252525" fo:font-size="10.5pt" style:font-size-asian="10.5pt" style:font-size-complex="10.5pt"/>
    </style:style>
    <style:style style:name="T1330" style:parent-style-name="SYS_HYPERTEXT" style:family="text">
      <style:text-properties fo:color="#0B0080" fo:font-size="10.5pt" style:font-size-asian="10.5pt" style:font-size-complex="10.5pt" style:text-underline-type="none"/>
    </style:style>
    <style:style style:name="T1331" style:parent-style-name="DefaultParagraphFont" style:family="text">
      <style:text-properties style:font-name="Arial" style:font-name-complex="Arial" fo:color="#252525" fo:font-size="10.5pt" style:font-size-asian="10.5pt" style:font-size-complex="10.5pt"/>
    </style:style>
    <style:style style:name="T1332" style:parent-style-name="SYS_HYPERTEXT" style:family="text">
      <style:text-properties fo:color="#0B0080" fo:font-size="10.5pt" style:font-size-asian="10.5pt" style:font-size-complex="10.5pt" style:text-underline-type="none"/>
    </style:style>
    <style:style style:name="T1333" style:parent-style-name="DefaultParagraphFont" style:family="text">
      <style:text-properties style:font-name="Arial" style:font-name-complex="Arial" fo:color="#252525" fo:font-size="10.5pt" style:font-size-asian="10.5pt" style:font-size-complex="10.5pt"/>
    </style:style>
    <style:style style:name="T1334" style:parent-style-name="SYS_HYPERTEXT" style:family="text">
      <style:text-properties fo:color="#0B0080" fo:font-size="10.5pt" style:font-size-asian="10.5pt" style:font-size-complex="10.5pt" style:text-underline-type="none"/>
    </style:style>
    <style:style style:name="T1335" style:parent-style-name="DefaultParagraphFont" style:family="text">
      <style:text-properties style:font-name="Arial" style:font-name-complex="Arial" fo:color="#252525" fo:font-size="10.5pt" style:font-size-asian="10.5pt" style:font-size-complex="10.5pt"/>
    </style:style>
    <style:style style:name="T1336" style:parent-style-name="DefaultParagraphFont" style:family="text">
      <style:text-properties fo:color="#0B0080" style:text-position="super 66.6%" fo:font-size="12pt" style:font-size-asian="12pt" style:font-size-complex="12pt"/>
    </style:style>
    <style:style style:name="T1337" style:parent-style-name="DefaultParagraphFont" style:family="text">
      <style:text-properties style:font-name="Arial" style:font-name-complex="Arial" fo:color="#252525" fo:font-size="10.5pt" style:font-size-asian="10.5pt" style:font-size-complex="10.5pt"/>
    </style:style>
    <style:style style:name="T1338" style:parent-style-name="SYS_HYPERTEXT" style:family="text">
      <style:text-properties fo:color="#0B0080" fo:font-size="10.5pt" style:font-size-asian="10.5pt" style:font-size-complex="10.5pt" style:text-underline-type="none"/>
    </style:style>
    <style:style style:name="T1339" style:parent-style-name="DefaultParagraphFont" style:family="text">
      <style:text-properties style:font-name="Arial" style:font-name-complex="Arial" fo:color="#252525" fo:font-size="10.5pt" style:font-size-asian="10.5pt" style:font-size-complex="10.5pt"/>
    </style:style>
    <style:style style:name="T1340" style:parent-style-name="SYS_HYPERTEXT" style:family="text">
      <style:text-properties fo:color="#0B0080" fo:font-size="10.5pt" style:font-size-asian="10.5pt" style:font-size-complex="10.5pt" style:text-underline-type="none"/>
    </style:style>
    <style:style style:name="T1341" style:parent-style-name="DefaultParagraphFont" style:family="text">
      <style:text-properties style:font-name="Arial" style:font-name-complex="Arial" fo:color="#252525" fo:font-size="10.5pt" style:font-size-asian="10.5pt" style:font-size-complex="10.5pt"/>
    </style:style>
    <style:style style:name="T1342" style:parent-style-name="DefaultParagraphFont" style:family="text">
      <style:text-properties fo:color="#0B0080" style:text-position="super 66.6%" fo:font-size="12pt" style:font-size-asian="12pt" style:font-size-complex="12pt"/>
    </style:style>
    <style:style style:name="P1343"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44" style:parent-style-name="DefaultParagraphFont" style:family="text">
      <style:text-properties style:font-name="Arial" style:font-name-complex="Arial" fo:color="#252525" fo:font-size="10.5pt" style:font-size-asian="10.5pt" style:font-size-complex="10.5pt"/>
    </style:style>
    <style:style style:name="T1345" style:parent-style-name="DefaultParagraphFont" style:family="text">
      <style:text-properties fo:color="#0B0080" style:text-position="super 66.6%" fo:font-size="12pt" style:font-size-asian="12pt" style:font-size-complex="12pt"/>
    </style:style>
    <style:style style:name="T1346" style:parent-style-name="DefaultParagraphFont" style:family="text">
      <style:text-properties style:font-name="Arial" style:font-name-complex="Arial" fo:color="#252525" fo:font-size="10.5pt" style:font-size-asian="10.5pt" style:font-size-complex="10.5pt"/>
    </style:style>
    <style:style style:name="T1347" style:parent-style-name="SYS_HYPERTEXT" style:family="text">
      <style:text-properties fo:color="#0B0080" fo:font-size="10.5pt" style:font-size-asian="10.5pt" style:font-size-complex="10.5pt" style:text-underline-type="none"/>
    </style:style>
    <style:style style:name="T1348" style:parent-style-name="DefaultParagraphFont" style:family="text">
      <style:text-properties style:font-name="Arial" style:font-name-complex="Arial" fo:color="#252525" fo:font-size="10.5pt" style:font-size-asian="10.5pt" style:font-size-complex="10.5pt"/>
    </style:style>
    <style:style style:name="T1349" style:parent-style-name="DefaultParagraphFont" style:family="text">
      <style:text-properties fo:color="#0B0080" style:text-position="super 66.6%" fo:font-size="12pt" style:font-size-asian="12pt" style:font-size-complex="12pt"/>
    </style:style>
    <style:style style:name="T1350" style:parent-style-name="DefaultParagraphFont" style:family="text">
      <style:text-properties style:font-name="Arial" style:font-name-complex="Arial" fo:color="#252525" fo:font-size="10.5pt" style:font-size-asian="10.5pt" style:font-size-complex="10.5pt"/>
    </style:style>
    <style:style style:name="T1351" style:parent-style-name="SYS_HYPERTEXT" style:family="text">
      <style:text-properties fo:color="#0B0080" fo:font-size="10.5pt" style:font-size-asian="10.5pt" style:font-size-complex="10.5pt" style:text-underline-type="none"/>
    </style:style>
    <style:style style:name="T1352" style:parent-style-name="DefaultParagraphFont" style:family="text">
      <style:text-properties style:font-name="Arial" style:font-name-complex="Arial" fo:color="#252525" fo:font-size="10.5pt" style:font-size-asian="10.5pt" style:font-size-complex="10.5pt"/>
    </style:style>
    <style:style style:name="T1353" style:parent-style-name="SYS_HYPERTEXT" style:family="text">
      <style:text-properties fo:color="#0B0080" fo:font-size="10.5pt" style:font-size-asian="10.5pt" style:font-size-complex="10.5pt" style:text-underline-type="none"/>
    </style:style>
    <style:style style:name="T1354" style:parent-style-name="SYS_HYPERTEXT" style:family="text">
      <style:text-properties fo:font-style="italic" style:font-style-asian="italic" style:font-style-complex="italic" fo:color="#0B0080" fo:font-size="10.5pt" style:font-size-asian="10.5pt" style:font-size-complex="10.5pt" style:text-underline-type="none"/>
    </style:style>
    <style:style style:name="T1355" style:parent-style-name="DefaultParagraphFont" style:family="text">
      <style:text-properties style:font-name="Arial" style:font-name-complex="Arial" fo:color="#252525" fo:font-size="10.5pt" style:font-size-asian="10.5pt" style:font-size-complex="10.5pt"/>
    </style:style>
    <style:style style:name="T1356" style:parent-style-name="DefaultParagraphFont" style:family="text">
      <style:text-properties fo:color="#0B0080" style:text-position="super 66.6%" fo:font-size="12pt" style:font-size-asian="12pt" style:font-size-complex="12pt"/>
    </style:style>
    <style:style style:name="T1357" style:parent-style-name="DefaultParagraphFont" style:family="text">
      <style:text-properties style:font-name="Arial" style:font-name-complex="Arial" fo:color="#252525" fo:font-size="10.5pt" style:font-size-asian="10.5pt" style:font-size-complex="10.5pt"/>
    </style:style>
    <style:style style:name="T1358" style:parent-style-name="SYS_HYPERTEXT" style:family="text">
      <style:text-properties fo:color="#0B0080" fo:font-size="10.5pt" style:font-size-asian="10.5pt" style:font-size-complex="10.5pt" style:text-underline-type="none"/>
    </style:style>
    <style:style style:name="T1359" style:parent-style-name="DefaultParagraphFont" style:family="text">
      <style:text-properties style:font-name="Arial" style:font-name-complex="Arial" fo:color="#252525" fo:font-size="10.5pt" style:font-size-asian="10.5pt" style:font-size-complex="10.5pt"/>
    </style:style>
    <style:style style:name="T1360" style:parent-style-name="SYS_HYPERTEXT" style:family="text">
      <style:text-properties fo:color="#0B0080" fo:font-size="10.5pt" style:font-size-asian="10.5pt" style:font-size-complex="10.5pt" style:text-underline-type="none"/>
    </style:style>
    <style:style style:name="T1361" style:parent-style-name="DefaultParagraphFont" style:family="text">
      <style:text-properties style:font-name="Arial" style:font-name-complex="Arial" fo:color="#252525" fo:font-size="10.5pt" style:font-size-asian="10.5pt" style:font-size-complex="10.5pt"/>
    </style:style>
    <style:style style:name="T1362" style:parent-style-name="SYS_HYPERTEXT" style:family="text">
      <style:text-properties fo:color="#0B0080" fo:font-size="10.5pt" style:font-size-asian="10.5pt" style:font-size-complex="10.5pt" style:text-underline-type="none"/>
    </style:style>
    <style:style style:name="T1363" style:parent-style-name="DefaultParagraphFont" style:family="text">
      <style:text-properties style:font-name="Arial" style:font-name-complex="Arial" fo:color="#252525" fo:font-size="10.5pt" style:font-size-asian="10.5pt" style:font-size-complex="10.5pt"/>
    </style:style>
    <style:style style:name="T1364" style:parent-style-name="SYS_HYPERTEXT" style:family="text">
      <style:text-properties fo:color="#0B0080" fo:font-size="10.5pt" style:font-size-asian="10.5pt" style:font-size-complex="10.5pt" style:text-underline-type="none"/>
    </style:style>
    <style:style style:name="T1365" style:parent-style-name="DefaultParagraphFont" style:family="text">
      <style:text-properties style:font-name="Arial" style:font-name-complex="Arial" fo:color="#252525" fo:font-size="10.5pt" style:font-size-asian="10.5pt" style:font-size-complex="10.5pt"/>
    </style:style>
    <style:style style:name="T1366" style:parent-style-name="DefaultParagraphFont" style:family="text">
      <style:text-properties fo:color="#0B0080" style:text-position="super 66.6%" fo:font-size="12pt" style:font-size-asian="12pt" style:font-size-complex="12pt"/>
    </style:style>
    <style:style style:name="P1367"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68" style:parent-style-name="DefaultParagraphFont" style:family="text">
      <style:text-properties style:font-name="Arial" style:font-name-complex="Arial" fo:color="#252525" fo:font-size="10.5pt" style:font-size-asian="10.5pt" style:font-size-complex="10.5pt"/>
    </style:style>
    <style:style style:name="T1369" style:parent-style-name="SYS_HYPERTEXT" style:family="text">
      <style:text-properties fo:color="#0B0080" fo:font-size="10.5pt" style:font-size-asian="10.5pt" style:font-size-complex="10.5pt" style:text-underline-type="none"/>
    </style:style>
    <style:style style:name="T1370" style:parent-style-name="DefaultParagraphFont" style:family="text">
      <style:text-properties style:font-name="Arial" style:font-name-complex="Arial" fo:color="#252525" fo:font-size="10.5pt" style:font-size-asian="10.5pt" style:font-size-complex="10.5pt"/>
    </style:style>
    <style:style style:name="T1371" style:parent-style-name="SYS_HYPERTEXT" style:family="text">
      <style:text-properties fo:color="#0B0080" fo:font-size="10.5pt" style:font-size-asian="10.5pt" style:font-size-complex="10.5pt" style:text-underline-type="none"/>
    </style:style>
    <style:style style:name="T1372" style:parent-style-name="DefaultParagraphFont" style:family="text">
      <style:text-properties style:font-name="Arial" style:font-name-complex="Arial" fo:color="#252525" fo:font-size="10.5pt" style:font-size-asian="10.5pt" style:font-size-complex="10.5pt"/>
    </style:style>
    <style:style style:name="T1373" style:parent-style-name="SYS_HYPERTEXT" style:family="text">
      <style:text-properties fo:color="#0B0080" fo:font-size="10.5pt" style:font-size-asian="10.5pt" style:font-size-complex="10.5pt" style:text-underline-type="none"/>
    </style:style>
    <style:style style:name="T1374" style:parent-style-name="DefaultParagraphFont" style:family="text">
      <style:text-properties style:font-name="Arial" style:font-name-complex="Arial" fo:color="#252525" fo:font-size="10.5pt" style:font-size-asian="10.5pt" style:font-size-complex="10.5pt"/>
    </style:style>
    <style:style style:name="T1375" style:parent-style-name="DefaultParagraphFont" style:family="text">
      <style:text-properties fo:color="#0B0080" style:text-position="super 66.6%" fo:font-size="12pt" style:font-size-asian="12pt" style:font-size-complex="12pt"/>
    </style:style>
    <style:style style:name="T1376" style:parent-style-name="DefaultParagraphFont" style:family="text">
      <style:text-properties style:font-name="Arial" style:font-name-complex="Arial" fo:color="#252525" fo:font-size="10.5pt" style:font-size-asian="10.5pt" style:font-size-complex="10.5pt"/>
    </style:style>
    <style:style style:name="T1377" style:parent-style-name="DefaultParagraphFont" style:family="text">
      <style:text-properties fo:color="#0B0080" style:text-position="super 66.6%" fo:font-size="12pt" style:font-size-asian="12pt" style:font-size-complex="12pt"/>
    </style:style>
    <style:style style:name="P137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79" style:parent-style-name="DefaultParagraphFont" style:family="text">
      <style:text-properties style:font-name="Arial" style:font-name-complex="Arial" fo:color="#252525" fo:font-size="10.5pt" style:font-size-asian="10.5pt" style:font-size-complex="10.5pt"/>
    </style:style>
    <style:style style:name="T1380" style:parent-style-name="DefaultParagraphFont" style:family="text">
      <style:text-properties fo:color="#0B0080" style:text-position="super 66.6%" fo:font-size="12pt" style:font-size-asian="12pt" style:font-size-complex="12pt"/>
    </style:style>
    <style:style style:name="T1381" style:parent-style-name="DefaultParagraphFont" style:family="text">
      <style:text-properties style:font-name="Arial" style:font-name-complex="Arial" fo:color="#252525" fo:font-size="10.5pt" style:font-size-asian="10.5pt" style:font-size-complex="10.5pt"/>
    </style:style>
    <style:style style:name="T1382" style:parent-style-name="SYS_HYPERTEXT" style:family="text">
      <style:text-properties fo:color="#0B0080" fo:font-size="10.5pt" style:font-size-asian="10.5pt" style:font-size-complex="10.5pt" style:text-underline-type="none"/>
    </style:style>
    <style:style style:name="T1383" style:parent-style-name="DefaultParagraphFont" style:family="text">
      <style:text-properties style:font-name="Arial" style:font-name-complex="Arial" fo:color="#252525" fo:font-size="10.5pt" style:font-size-asian="10.5pt" style:font-size-complex="10.5pt"/>
    </style:style>
    <style:style style:name="T1384" style:parent-style-name="DefaultParagraphFont" style:family="text">
      <style:text-properties fo:color="#0B0080" style:text-position="super 66.6%" fo:font-size="12pt" style:font-size-asian="12pt" style:font-size-complex="12pt"/>
    </style:style>
    <style:style style:name="P1385" style:parent-style-name="Normal" style:family="paragraph">
      <style:paragraph-properties fo:widows="2" fo:orphans="2" fo:border-top="none" fo:border-left="none" fo:border-bottom="0.0069in solid #000000" fo:border-right="none" fo:padding="0in" style:shadow="none" fo:margin-top="0.0833in" fo:margin-bottom="0.0416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1386" style:parent-style-name="DefaultParagraphFont" style:family="text">
      <style:text-properties style:font-name="Georgia" style:font-name-complex="Georgia" fo:font-size="16pt" style:font-size-asian="16pt" style:font-size-complex="16pt"/>
    </style:style>
    <style:style style:name="T1387" style:parent-style-name="DefaultParagraphFont" style:family="text">
      <style:text-properties style:font-name="Arial" style:font-name-complex="Arial" fo:color="#555555" fo:font-size="12pt" style:font-size-asian="12pt" style:font-size-complex="12pt"/>
    </style:style>
    <style:style style:name="T1388" style:parent-style-name="SYS_HYPERTEXT" style:family="text">
      <style:text-properties style:font-name="Georgia" style:font-name-complex="Georgia" fo:color="#0B0080" fo:font-size="16pt" style:font-size-asian="16pt" style:font-size-complex="16pt" style:text-underline-type="none"/>
    </style:style>
    <style:style style:name="T1389" style:parent-style-name="DefaultParagraphFont" style:family="text">
      <style:text-properties style:font-name="Arial" style:font-name-complex="Arial" fo:color="#555555" fo:font-size="12pt" style:font-size-asian="12pt" style:font-size-complex="12pt"/>
    </style:style>
    <style:style style:name="T1390" style:parent-style-name="DefaultParagraphFont" style:family="text">
      <style:text-properties style:font-name="Georgia" style:font-name-complex="Georgia" fo:font-size="16pt" style:font-size-asian="16pt" style:font-size-complex="16pt"/>
    </style:style>
    <style:style style:name="P1391" style:parent-style-name="Normal" style:family="paragraph">
      <style:paragraph-properties fo:widows="2" fo:orphans="2" fo:margin-top="0.0416in"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font-weight="bold" style:font-weight-asian="bold" style:font-weight-complex="bold" fo:color="#252525" fo:font-size="10.5pt" style:font-size-asian="10.5pt" style:font-size-complex="10.5pt"/>
    </style:style>
    <style:style style:name="S2" style:family="section">
      <style:section-properties fo:margin-left="0in" fo:margin-right="0in" style:writing-mode="lr-tb"/>
    </style:style>
    <style:style style:name="P1392" style:parent-style-name="Normal" style:family="paragraph">
      <style:paragraph-properties fo:widows="2" fo:orphans="2" fo:line-height="0.0013in"/>
    </style:style>
    <style:style style:name="P1393" style:parent-style-name="L14-2" style:family="paragraph">
      <style:paragraph-properties fo:widows="2" fo:orphans="2" fo:text-align="start"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394" style:parent-style-name="DefaultParagraphFont" style:family="text">
      <style:text-properties style:font-name="Arial" style:font-name-complex="Arial" fo:color="#252525" fo:font-size="10pt" style:font-size-asian="10pt" style:font-size-complex="10pt"/>
    </style:style>
    <style:style style:name="T1395" style:parent-style-name="DefaultParagraphFont" style:family="text">
      <style:text-properties fo:color="#0B0080"/>
    </style:style>
    <style:style style:name="T139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397" style:parent-style-name="DefaultParagraphFont" style:family="text">
      <style:text-properties style:font-name="Arial" style:font-name-complex="Arial" fo:color="#252525" fo:font-size="10pt" style:font-size-asian="10pt" style:font-size-complex="10pt"/>
    </style:style>
    <style:style style:name="T139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399" style:parent-style-name="DefaultParagraphFont" style:family="text">
      <style:text-properties style:font-name="Arial" style:font-name-complex="Arial" fo:color="#252525" fo:font-size="10pt" style:font-size-asian="10pt" style:font-size-complex="10pt"/>
    </style:style>
    <style:style style:name="T1400" style:parent-style-name="DefaultParagraphFont" style:family="text">
      <style:text-properties fo:color="#0B0080" style:text-position="super 66.6%"/>
    </style:style>
    <style:style style:name="P1401"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02" style:parent-style-name="DefaultParagraphFont" style:family="text">
      <style:text-properties fo:font-weight="bold" style:font-weight-asian="bold" style:font-weight-complex="bold" fo:color="#0B0080"/>
    </style:style>
    <style:style style:name="T1403" style:parent-style-name="DefaultParagraphFont" style:family="text">
      <style:text-properties style:font-name="Arial" style:font-name-complex="Arial" fo:color="#252525" fo:font-size="10pt" style:font-size-asian="10pt" style:font-size-complex="10pt"/>
    </style:style>
    <style:style style:name="T1404" style:parent-style-name="SYS_HYPERTEXT" style:family="text">
      <style:text-properties fo:color="#0B0080" fo:font-size="10pt" style:font-size-asian="10pt" style:font-size-complex="10pt" style:text-underline-type="none"/>
    </style:style>
    <style:style style:name="T1405" style:parent-style-name="DefaultParagraphFont" style:family="text">
      <style:text-properties style:font-name="Arial" style:font-name-complex="Arial" fo:color="#252525" fo:font-size="10pt" style:font-size-asian="10pt" style:font-size-complex="10pt"/>
    </style:style>
    <style:style style:name="T1406" style:parent-style-name="SYS_HYPERTEXT" style:family="text">
      <style:text-properties fo:color="#0B0080" fo:font-size="10pt" style:font-size-asian="10pt" style:font-size-complex="10pt" style:text-underline-type="none"/>
    </style:style>
    <style:style style:name="T1407" style:parent-style-name="DefaultParagraphFont" style:family="text">
      <style:text-properties style:font-name="Arial" style:font-name-complex="Arial" fo:color="#252525" fo:font-size="10pt" style:font-size-asian="10pt" style:font-size-complex="10pt"/>
    </style:style>
    <style:style style:name="T1408" style:parent-style-name="SYS_HYPERTEXT" style:family="text">
      <style:text-properties fo:color="#0B0080" fo:font-size="10pt" style:font-size-asian="10pt" style:font-size-complex="10pt" style:text-underline-type="none"/>
    </style:style>
    <style:style style:name="T1409" style:parent-style-name="DefaultParagraphFont" style:family="text">
      <style:text-properties style:font-name="Arial" style:font-name-complex="Arial" fo:color="#252525" fo:font-size="10pt" style:font-size-asian="10pt" style:font-size-complex="10pt"/>
    </style:style>
    <style:style style:name="T1410" style:parent-style-name="DefaultParagraphFont" style:family="text">
      <style:text-properties fo:color="#0B0080" style:text-position="super 66.6%"/>
    </style:style>
    <style:style style:name="T1411" style:parent-style-name="DefaultParagraphFont" style:family="text">
      <style:text-properties style:font-name="Arial" style:font-name-complex="Arial" fo:color="#252525" fo:font-size="10pt" style:font-size-asian="10pt" style:font-size-complex="10pt"/>
    </style:style>
    <style:style style:name="T1412" style:parent-style-name="SYS_HYPERTEXT" style:family="text">
      <style:text-properties fo:color="#0B0080" fo:font-size="10pt" style:font-size-asian="10pt" style:font-size-complex="10pt" style:text-underline-type="none"/>
    </style:style>
    <style:style style:name="T1413" style:parent-style-name="DefaultParagraphFont" style:family="text">
      <style:text-properties style:font-name="Arial" style:font-name-complex="Arial" fo:color="#252525" fo:font-size="10pt" style:font-size-asian="10pt" style:font-size-complex="10pt"/>
    </style:style>
    <style:style style:name="T1414" style:parent-style-name="DefaultParagraphFont" style:family="text">
      <style:text-properties fo:color="#0B0080" style:text-position="super 66.6%"/>
    </style:style>
    <style:style style:name="P1415"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16" style:parent-style-name="DefaultParagraphFont" style:family="text">
      <style:text-properties fo:font-weight="bold" style:font-weight-asian="bold" style:font-weight-complex="bold" fo:color="#0B0080"/>
    </style:style>
    <style:style style:name="T1417" style:parent-style-name="DefaultParagraphFont" style:family="text">
      <style:text-properties style:font-name="Arial" style:font-name-complex="Arial" fo:color="#252525" fo:font-size="10pt" style:font-size-asian="10pt" style:font-size-complex="10pt"/>
    </style:style>
    <style:style style:name="T1418" style:parent-style-name="SYS_HYPERTEXT" style:family="text">
      <style:text-properties fo:color="#0B0080" fo:font-size="10pt" style:font-size-asian="10pt" style:font-size-complex="10pt" style:text-underline-type="none"/>
    </style:style>
    <style:style style:name="T1419" style:parent-style-name="DefaultParagraphFont" style:family="text">
      <style:text-properties style:font-name="Arial" style:font-name-complex="Arial" fo:color="#252525" fo:font-size="10pt" style:font-size-asian="10pt" style:font-size-complex="10pt"/>
    </style:style>
    <style:style style:name="T1420" style:parent-style-name="SYS_HYPERTEXT" style:family="text">
      <style:text-properties fo:color="#0B0080" fo:font-size="10pt" style:font-size-asian="10pt" style:font-size-complex="10pt" style:text-underline-type="none"/>
    </style:style>
    <style:style style:name="T1421" style:parent-style-name="DefaultParagraphFont" style:family="text">
      <style:text-properties style:font-name="Arial" style:font-name-complex="Arial" fo:color="#252525" fo:font-size="10pt" style:font-size-asian="10pt" style:font-size-complex="10pt"/>
    </style:style>
    <style:style style:name="T1422" style:parent-style-name="DefaultParagraphFont" style:family="text">
      <style:text-properties fo:color="#0B0080" style:text-position="super 66.6%"/>
    </style:style>
    <style:style style:name="P1423"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24" style:parent-style-name="DefaultParagraphFont" style:family="text">
      <style:text-properties fo:font-weight="bold" style:font-weight-asian="bold" style:font-weight-complex="bold" fo:color="#0B0080"/>
    </style:style>
    <style:style style:name="T1425" style:parent-style-name="DefaultParagraphFont" style:family="text">
      <style:text-properties style:font-name="Arial" style:font-name-complex="Arial" fo:color="#252525" fo:font-size="10pt" style:font-size-asian="10pt" style:font-size-complex="10pt"/>
    </style:style>
    <style:style style:name="T1426" style:parent-style-name="DefaultParagraphFont" style:family="text">
      <style:text-properties fo:color="#0B0080" style:text-position="super 66.6%"/>
    </style:style>
    <style:style style:name="P1427"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28" style:parent-style-name="DefaultParagraphFont" style:family="text">
      <style:text-properties fo:font-weight="bold" style:font-weight-asian="bold" style:font-weight-complex="bold" fo:color="#0B0080"/>
    </style:style>
    <style:style style:name="T1429" style:parent-style-name="DefaultParagraphFont" style:family="text">
      <style:text-properties style:font-name="Arial" style:font-name-complex="Arial" fo:color="#252525" fo:font-size="10pt" style:font-size-asian="10pt" style:font-size-complex="10pt"/>
    </style:style>
    <style:style style:name="T1430" style:parent-style-name="DefaultParagraphFont" style:family="text">
      <style:text-properties fo:color="#0B0080" style:text-position="super 66.6%"/>
    </style:style>
    <style:style style:name="T1431" style:parent-style-name="DefaultParagraphFont" style:family="text">
      <style:text-properties style:font-name="Arial" style:font-name-complex="Arial" fo:color="#252525" fo:font-size="10pt" style:font-size-asian="10pt" style:font-size-complex="10pt"/>
    </style:style>
    <style:style style:name="T1432" style:parent-style-name="DefaultParagraphFont" style:family="text">
      <style:text-properties fo:color="#0B0080" style:text-position="super 66.6%"/>
    </style:style>
    <style:style style:name="T1433" style:parent-style-name="DefaultParagraphFont" style:family="text">
      <style:text-properties style:font-name="Arial" style:font-name-complex="Arial" fo:color="#252525" fo:font-size="10pt" style:font-size-asian="10pt" style:font-size-complex="10pt"/>
    </style:style>
    <style:style style:name="T1434" style:parent-style-name="SYS_HYPERTEXT" style:family="text">
      <style:text-properties fo:color="#0B0080" fo:font-size="10pt" style:font-size-asian="10pt" style:font-size-complex="10pt" style:text-underline-type="none"/>
    </style:style>
    <style:style style:name="T1435" style:parent-style-name="DefaultParagraphFont" style:family="text">
      <style:text-properties style:font-name="Arial" style:font-name-complex="Arial" fo:color="#252525" fo:font-size="10pt" style:font-size-asian="10pt" style:font-size-complex="10pt"/>
    </style:style>
    <style:style style:name="T1436" style:parent-style-name="DefaultParagraphFont" style:family="text">
      <style:text-properties fo:color="#0B0080" style:text-position="super 66.6%"/>
    </style:style>
    <style:style style:name="P1437"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38" style:parent-style-name="DefaultParagraphFont" style:family="text">
      <style:text-properties style:font-name="Arial" style:font-name-complex="Arial" fo:color="#252525" fo:font-size="10pt" style:font-size-asian="10pt" style:font-size-complex="10pt"/>
    </style:style>
    <style:style style:name="T1439" style:parent-style-name="DefaultParagraphFont" style:family="text">
      <style:text-properties fo:color="#0B0080"/>
    </style:style>
    <style:style style:name="T144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441" style:parent-style-name="DefaultParagraphFont" style:family="text">
      <style:text-properties style:font-name="Arial" style:font-name-complex="Arial" fo:color="#252525" fo:font-size="10pt" style:font-size-asian="10pt" style:font-size-complex="10pt"/>
    </style:style>
    <style:style style:name="T144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443" style:parent-style-name="DefaultParagraphFont" style:family="text">
      <style:text-properties style:font-name="Arial" style:font-name-complex="Arial" fo:color="#252525" fo:font-size="10pt" style:font-size-asian="10pt" style:font-size-complex="10pt"/>
    </style:style>
    <style:style style:name="T1444" style:parent-style-name="SYS_HYPERTEXT" style:family="text">
      <style:text-properties fo:color="#0B0080" fo:font-size="10pt" style:font-size-asian="10pt" style:font-size-complex="10pt" style:text-underline-type="none"/>
    </style:style>
    <style:style style:name="T1445" style:parent-style-name="DefaultParagraphFont" style:family="text">
      <style:text-properties style:font-name="Arial" style:font-name-complex="Arial" fo:color="#252525" fo:font-size="10pt" style:font-size-asian="10pt" style:font-size-complex="10pt"/>
    </style:style>
    <style:style style:name="T1446" style:parent-style-name="SYS_HYPERTEXT" style:family="text">
      <style:text-properties fo:color="#0B0080" fo:font-size="10pt" style:font-size-asian="10pt" style:font-size-complex="10pt" style:text-underline-type="none"/>
    </style:style>
    <style:style style:name="T1447" style:parent-style-name="DefaultParagraphFont" style:family="text">
      <style:text-properties style:font-name="Arial" style:font-name-complex="Arial" fo:color="#252525" fo:font-size="10pt" style:font-size-asian="10pt" style:font-size-complex="10pt"/>
    </style:style>
    <style:style style:name="T1448" style:parent-style-name="DefaultParagraphFont" style:family="text">
      <style:text-properties fo:color="#0B0080" style:text-position="super 66.6%"/>
    </style:style>
    <style:style style:name="P1449"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50" style:parent-style-name="DefaultParagraphFont" style:family="text">
      <style:text-properties fo:font-weight="bold" style:font-weight-asian="bold" style:font-weight-complex="bold" fo:color="#0B0080"/>
    </style:style>
    <style:style style:name="T1451" style:parent-style-name="DefaultParagraphFont" style:family="text">
      <style:text-properties style:font-name="Arial" style:font-name-complex="Arial" fo:color="#252525" fo:font-size="10pt" style:font-size-asian="10pt" style:font-size-complex="10pt"/>
    </style:style>
    <style:style style:name="T1452" style:parent-style-name="SYS_HYPERTEXT" style:family="text">
      <style:text-properties fo:color="#0B0080" fo:font-size="10pt" style:font-size-asian="10pt" style:font-size-complex="10pt" style:text-underline-type="none"/>
    </style:style>
    <style:style style:name="T1453" style:parent-style-name="DefaultParagraphFont" style:family="text">
      <style:text-properties style:font-name="Arial" style:font-name-complex="Arial" fo:color="#252525" fo:font-size="10pt" style:font-size-asian="10pt" style:font-size-complex="10pt"/>
    </style:style>
    <style:style style:name="T1454" style:parent-style-name="DefaultParagraphFont" style:family="text">
      <style:text-properties fo:color="#0B0080" style:text-position="super 66.6%"/>
    </style:style>
    <style:style style:name="T1455" style:parent-style-name="DefaultParagraphFont" style:family="text">
      <style:text-properties style:font-name="Arial" style:font-name-complex="Arial" fo:color="#252525" fo:font-size="10pt" style:font-size-asian="10pt" style:font-size-complex="10pt"/>
    </style:style>
    <style:style style:name="T1456" style:parent-style-name="SYS_HYPERTEXT" style:family="text">
      <style:text-properties fo:color="#0B0080" fo:font-size="10pt" style:font-size-asian="10pt" style:font-size-complex="10pt" style:text-underline-type="none"/>
    </style:style>
    <style:style style:name="T1457" style:parent-style-name="DefaultParagraphFont" style:family="text">
      <style:text-properties style:font-name="Arial" style:font-name-complex="Arial" fo:color="#252525" fo:font-size="10pt" style:font-size-asian="10pt" style:font-size-complex="10pt"/>
    </style:style>
    <style:style style:name="T1458" style:parent-style-name="SYS_HYPERTEXT" style:family="text">
      <style:text-properties fo:color="#0B0080" fo:font-size="10pt" style:font-size-asian="10pt" style:font-size-complex="10pt" style:text-underline-type="none"/>
    </style:style>
    <style:style style:name="T1459" style:parent-style-name="DefaultParagraphFont" style:family="text">
      <style:text-properties style:font-name="Arial" style:font-name-complex="Arial" fo:color="#252525" fo:font-size="10pt" style:font-size-asian="10pt" style:font-size-complex="10pt"/>
    </style:style>
    <style:style style:name="T1460" style:parent-style-name="SYS_HYPERTEXT" style:family="text">
      <style:text-properties fo:color="#0B0080" fo:font-size="10pt" style:font-size-asian="10pt" style:font-size-complex="10pt" style:text-underline-type="none"/>
    </style:style>
    <style:style style:name="T1461" style:parent-style-name="DefaultParagraphFont" style:family="text">
      <style:text-properties style:font-name="Arial" style:font-name-complex="Arial" fo:color="#252525" fo:font-size="10pt" style:font-size-asian="10pt" style:font-size-complex="10pt"/>
    </style:style>
    <style:style style:name="T1462" style:parent-style-name="SYS_HYPERTEXT" style:family="text">
      <style:text-properties fo:color="#0B0080" fo:font-size="10pt" style:font-size-asian="10pt" style:font-size-complex="10pt" style:text-underline-type="none"/>
    </style:style>
    <style:style style:name="T1463" style:parent-style-name="DefaultParagraphFont" style:family="text">
      <style:text-properties style:font-name="Arial" style:font-name-complex="Arial" fo:color="#252525" fo:font-size="10pt" style:font-size-asian="10pt" style:font-size-complex="10pt"/>
    </style:style>
    <style:style style:name="T1464" style:parent-style-name="DefaultParagraphFont" style:family="text">
      <style:text-properties fo:color="#0B0080" style:text-position="super 66.6%"/>
    </style:style>
    <style:style style:name="T1465" style:parent-style-name="DefaultParagraphFont" style:family="text">
      <style:text-properties style:font-name="Arial" style:font-name-complex="Arial" fo:color="#252525" fo:font-size="10pt" style:font-size-asian="10pt" style:font-size-complex="10pt"/>
    </style:style>
    <style:style style:name="T1466" style:parent-style-name="DefaultParagraphFont" style:family="text">
      <style:text-properties fo:color="#0B0080" style:text-position="super 66.6%"/>
    </style:style>
    <style:style style:name="P1467" style:parent-style-name="L14-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68" style:parent-style-name="DefaultParagraphFont" style:family="text">
      <style:text-properties fo:font-weight="bold" style:font-weight-asian="bold" style:font-weight-complex="bold" fo:color="#0B0080"/>
    </style:style>
    <style:style style:name="T1469" style:parent-style-name="DefaultParagraphFont" style:family="text">
      <style:text-properties style:font-name="Arial" style:font-name-complex="Arial" fo:color="#252525" fo:font-size="10pt" style:font-size-asian="10pt" style:font-size-complex="10pt"/>
    </style:style>
    <style:style style:name="T1470" style:parent-style-name="SYS_HYPERTEXT" style:family="text">
      <style:text-properties fo:color="#0B0080" fo:font-size="10pt" style:font-size-asian="10pt" style:font-size-complex="10pt" style:text-underline-type="none"/>
    </style:style>
    <style:style style:name="T1471" style:parent-style-name="DefaultParagraphFont" style:family="text">
      <style:text-properties style:font-name="Arial" style:font-name-complex="Arial" fo:color="#252525" fo:font-size="10pt" style:font-size-asian="10pt" style:font-size-complex="10pt"/>
    </style:style>
    <style:style style:name="T1472" style:parent-style-name="DefaultParagraphFont" style:family="text">
      <style:text-properties fo:color="#0B0080" style:text-position="super 66.6%"/>
    </style:style>
    <style:style style:name="T1473" style:parent-style-name="DefaultParagraphFont" style:family="text">
      <style:text-properties style:font-name="Arial" style:font-name-complex="Arial" fo:color="#252525" fo:font-size="10pt" style:font-size-asian="10pt" style:font-size-complex="10pt"/>
    </style:style>
    <style:style style:name="T1474" style:parent-style-name="SYS_HYPERTEXT" style:family="text">
      <style:text-properties fo:color="#0B0080" fo:font-size="10pt" style:font-size-asian="10pt" style:font-size-complex="10pt" style:text-underline-type="none"/>
    </style:style>
    <style:style style:name="T1475" style:parent-style-name="DefaultParagraphFont" style:family="text">
      <style:text-properties style:font-name="Arial" style:font-name-complex="Arial" fo:color="#252525" fo:font-size="10pt" style:font-size-asian="10pt" style:font-size-complex="10pt"/>
    </style:style>
    <style:style style:name="T1476" style:parent-style-name="SYS_HYPERTEXT" style:family="text">
      <style:text-properties fo:color="#0B0080" fo:font-size="10pt" style:font-size-asian="10pt" style:font-size-complex="10pt" style:text-underline-type="none"/>
    </style:style>
    <style:style style:name="T1477" style:parent-style-name="DefaultParagraphFont" style:family="text">
      <style:text-properties style:font-name="Arial" style:font-name-complex="Arial" fo:color="#252525" fo:font-size="10pt" style:font-size-asian="10pt" style:font-size-complex="10pt"/>
    </style:style>
    <style:style style:name="T1478" style:parent-style-name="DefaultParagraphFont" style:family="text">
      <style:text-properties fo:color="#0B0080" style:text-position="super 66.6%"/>
    </style:style>
    <style:style style:name="P1479" style:parent-style-name="L14-2" style:family="paragraph">
      <style:paragraph-properties fo:widows="2" fo:orphans="2" fo:text-align="start" fo:margin-top="0.052in" fo:margin-bottom="0.0833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80" style:parent-style-name="DefaultParagraphFont" style:family="text">
      <style:text-properties fo:font-weight="bold" style:font-weight-asian="bold" style:font-weight-complex="bold" fo:color="#0B0080"/>
    </style:style>
    <style:style style:name="T1481" style:parent-style-name="DefaultParagraphFont" style:family="text">
      <style:text-properties style:font-name="Arial" style:font-name-complex="Arial" fo:color="#252525" fo:font-size="10pt" style:font-size-asian="10pt" style:font-size-complex="10pt"/>
    </style:style>
    <style:style style:name="T1482" style:parent-style-name="SYS_HYPERTEXT" style:family="text">
      <style:text-properties fo:color="#0B0080" fo:font-size="10pt" style:font-size-asian="10pt" style:font-size-complex="10pt" style:text-underline-type="none"/>
    </style:style>
    <style:style style:name="T1483" style:parent-style-name="DefaultParagraphFont" style:family="text">
      <style:text-properties style:font-name="Arial" style:font-name-complex="Arial" fo:color="#252525" fo:font-size="10pt" style:font-size-asian="10pt" style:font-size-complex="10pt"/>
    </style:style>
    <style:style style:name="T1484" style:parent-style-name="DefaultParagraphFont" style:family="text">
      <style:text-properties fo:color="#0B0080" style:text-position="super 66.6%"/>
    </style:style>
    <style:style style:name="T1485" style:parent-style-name="DefaultParagraphFont" style:family="text">
      <style:text-properties style:font-name="Arial" style:font-name-complex="Arial" fo:color="#252525" fo:font-size="10pt" style:font-size-asian="10pt" style:font-size-complex="10pt"/>
    </style:style>
    <style:style style:name="T1486" style:parent-style-name="SYS_HYPERTEXT" style:family="text">
      <style:text-properties fo:color="#0B0080" fo:font-size="10pt" style:font-size-asian="10pt" style:font-size-complex="10pt" style:text-underline-type="none"/>
    </style:style>
    <style:style style:name="T1487" style:parent-style-name="DefaultParagraphFont" style:family="text">
      <style:text-properties style:font-name="Arial" style:font-name-complex="Arial" fo:color="#252525" fo:font-size="10pt" style:font-size-asian="10pt" style:font-size-complex="10pt"/>
    </style:style>
    <style:style style:name="T1488" style:parent-style-name="DefaultParagraphFont" style:family="text">
      <style:text-properties fo:color="#0B0080" style:text-position="super 66.6%"/>
    </style:style>
    <style:style style:name="T1489" style:parent-style-name="DefaultParagraphFont" style:family="text">
      <style:text-properties style:font-name="Arial" style:font-name-complex="Arial" fo:color="#252525" fo:font-size="10pt" style:font-size-asian="10pt" style:font-size-complex="10pt"/>
    </style:style>
    <style:style style:name="T1490" style:parent-style-name="SYS_HYPERTEXT" style:family="text">
      <style:text-properties fo:color="#0B0080" fo:font-size="10pt" style:font-size-asian="10pt" style:font-size-complex="10pt" style:text-underline-type="none"/>
    </style:style>
    <style:style style:name="T1491" style:parent-style-name="DefaultParagraphFont" style:family="text">
      <style:text-properties style:font-name="Arial" style:font-name-complex="Arial" fo:color="#252525" fo:font-size="10pt" style:font-size-asian="10pt" style:font-size-complex="10pt"/>
    </style:style>
    <style:style style:name="T1492" style:parent-style-name="DefaultParagraphFont" style:family="text">
      <style:text-properties fo:color="#0B0080" style:text-position="super 66.6%"/>
    </style:style>
    <style:style style:name="P1493"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font-weight="bold" style:font-weight-asian="bold" style:font-weight-complex="bold" fo:color="#252525" fo:font-size="10.5pt" style:font-size-asian="10.5pt" style:font-size-complex="10.5pt"/>
    </style:style>
    <style:style style:name="S3" style:family="section">
      <style:section-properties fo:margin-left="0in" fo:margin-right="0in" style:writing-mode="lr-tb"/>
    </style:style>
    <style:style style:name="P1494" style:parent-style-name="Normal" style:family="paragraph">
      <style:paragraph-properties fo:widows="2" fo:orphans="2" fo:line-height="0.0013in"/>
    </style:style>
    <style:style style:name="P1495" style:parent-style-name="L20-2" style:family="paragraph">
      <style:paragraph-properties fo:widows="2" fo:orphans="2" fo:text-align="start"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496" style:parent-style-name="DefaultParagraphFont" style:family="text">
      <style:text-properties fo:color="#0B0080"/>
    </style:style>
    <style:style style:name="T1497" style:parent-style-name="DefaultParagraphFont" style:family="text">
      <style:text-properties style:font-name="Arial" style:font-name-complex="Arial" fo:color="#252525" fo:font-size="10pt" style:font-size-asian="10pt" style:font-size-complex="10pt"/>
    </style:style>
    <style:style style:name="T1498" style:parent-style-name="DefaultParagraphFont" style:family="text">
      <style:text-properties fo:color="#0B0080"/>
    </style:style>
    <style:style style:name="T1499" style:parent-style-name="DefaultParagraphFont" style:family="text">
      <style:text-properties style:font-name="Arial" style:font-name-complex="Arial" fo:color="#252525" fo:font-size="10pt" style:font-size-asian="10pt" style:font-size-complex="10pt"/>
    </style:style>
    <style:style style:name="P150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01" style:parent-style-name="DefaultParagraphFont" style:family="text">
      <style:text-properties style:font-name="Arial" style:font-name-complex="Arial" fo:color="#252525" fo:font-size="10pt" style:font-size-asian="10pt" style:font-size-complex="10pt"/>
    </style:style>
    <style:style style:name="T1502" style:parent-style-name="DefaultParagraphFont" style:family="text">
      <style:text-properties fo:color="#0B0080"/>
    </style:style>
    <style:style style:name="T150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04" style:parent-style-name="DefaultParagraphFont" style:family="text">
      <style:text-properties style:font-name="Arial" style:font-name-complex="Arial" fo:color="#252525" fo:font-size="10pt" style:font-size-asian="10pt" style:font-size-complex="10pt"/>
    </style:style>
    <style:style style:name="T150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06" style:parent-style-name="DefaultParagraphFont" style:family="text">
      <style:text-properties style:font-name="Arial" style:font-name-complex="Arial" fo:color="#252525" fo:font-size="10pt" style:font-size-asian="10pt" style:font-size-complex="10pt"/>
    </style:style>
    <style:style style:name="T150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08" style:parent-style-name="DefaultParagraphFont" style:family="text">
      <style:text-properties style:font-name="Arial" style:font-name-complex="Arial" fo:color="#252525" fo:font-size="10pt" style:font-size-asian="10pt" style:font-size-complex="10pt"/>
    </style:style>
    <style:style style:name="T150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10" style:parent-style-name="DefaultParagraphFont" style:family="text">
      <style:text-properties style:font-name="Arial" style:font-name-complex="Arial" fo:color="#252525" fo:font-size="10pt" style:font-size-asian="10pt" style:font-size-complex="10pt"/>
    </style:style>
    <style:style style:name="T1511" style:parent-style-name="DefaultParagraphFont" style:family="text">
      <style:text-properties fo:color="#0B0080"/>
    </style:style>
    <style:style style:name="T1512" style:parent-style-name="DefaultParagraphFont" style:family="text">
      <style:text-properties style:font-name="Arial" style:font-name-complex="Arial" fo:color="#252525" fo:font-size="10pt" style:font-size-asian="10pt" style:font-size-complex="10pt"/>
    </style:style>
    <style:style style:name="P151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14" style:parent-style-name="DefaultParagraphFont" style:family="text">
      <style:text-properties fo:font-weight="bold" style:font-weight-asian="bold" style:font-weight-complex="bold" fo:color="#0B0080"/>
    </style:style>
    <style:style style:name="T1515" style:parent-style-name="DefaultParagraphFont" style:family="text">
      <style:text-properties style:font-name="Arial" style:font-name-complex="Arial" fo:color="#252525" fo:font-size="10pt" style:font-size-asian="10pt" style:font-size-complex="10pt"/>
    </style:style>
    <style:style style:name="T1516" style:parent-style-name="DefaultParagraphFont" style:family="text">
      <style:text-properties fo:color="#0B0080"/>
    </style:style>
    <style:style style:name="T1517" style:parent-style-name="DefaultParagraphFont" style:family="text">
      <style:text-properties style:font-name="Arial" style:font-name-complex="Arial" fo:color="#252525" fo:font-size="10pt" style:font-size-asian="10pt" style:font-size-complex="10pt"/>
    </style:style>
    <style:style style:name="P151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19" style:parent-style-name="DefaultParagraphFont" style:family="text">
      <style:text-properties fo:font-weight="bold" style:font-weight-asian="bold" style:font-weight-complex="bold" fo:color="#0B0080"/>
    </style:style>
    <style:style style:name="T1520" style:parent-style-name="DefaultParagraphFont" style:family="text">
      <style:text-properties style:font-name="Arial" style:font-name-complex="Arial" fo:color="#252525" fo:font-size="10pt" style:font-size-asian="10pt" style:font-size-complex="10pt"/>
    </style:style>
    <style:style style:name="T1521" style:parent-style-name="DefaultParagraphFont" style:family="text">
      <style:text-properties fo:color="#0B0080"/>
    </style:style>
    <style:style style:name="T1522" style:parent-style-name="DefaultParagraphFont" style:family="text">
      <style:text-properties style:font-name="Arial" style:font-name-complex="Arial" fo:color="#252525" fo:font-size="10pt" style:font-size-asian="10pt" style:font-size-complex="10pt"/>
    </style:style>
    <style:style style:name="P152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24" style:parent-style-name="DefaultParagraphFont" style:family="text">
      <style:text-properties fo:font-weight="bold" style:font-weight-asian="bold" style:font-weight-complex="bold" fo:color="#0B0080"/>
    </style:style>
    <style:style style:name="T1525" style:parent-style-name="DefaultParagraphFont" style:family="text">
      <style:text-properties style:font-name="Arial" style:font-name-complex="Arial" fo:color="#252525" fo:font-size="10pt" style:font-size-asian="10pt" style:font-size-complex="10pt"/>
    </style:style>
    <style:style style:name="T1526" style:parent-style-name="DefaultParagraphFont" style:family="text">
      <style:text-properties fo:color="#0B0080"/>
    </style:style>
    <style:style style:name="T1527" style:parent-style-name="DefaultParagraphFont" style:family="text">
      <style:text-properties style:font-name="Arial" style:font-name-complex="Arial" fo:color="#252525" fo:font-size="10pt" style:font-size-asian="10pt" style:font-size-complex="10pt"/>
    </style:style>
    <style:style style:name="P152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29" style:parent-style-name="DefaultParagraphFont" style:family="text">
      <style:text-properties fo:font-weight="bold" style:font-weight-asian="bold" style:font-weight-complex="bold" fo:color="#0B0080"/>
    </style:style>
    <style:style style:name="T1530" style:parent-style-name="DefaultParagraphFont" style:family="text">
      <style:text-properties style:font-name="Arial" style:font-name-complex="Arial" fo:color="#252525" fo:font-size="10pt" style:font-size-asian="10pt" style:font-size-complex="10pt"/>
    </style:style>
    <style:style style:name="T1531" style:parent-style-name="DefaultParagraphFont" style:family="text">
      <style:text-properties fo:color="#0B0080"/>
    </style:style>
    <style:style style:name="T1532" style:parent-style-name="DefaultParagraphFont" style:family="text">
      <style:text-properties style:font-name="Arial" style:font-name-complex="Arial" fo:color="#252525" fo:font-size="10pt" style:font-size-asian="10pt" style:font-size-complex="10pt"/>
    </style:style>
    <style:style style:name="P153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34" style:parent-style-name="DefaultParagraphFont" style:family="text">
      <style:text-properties style:font-name="Arial" style:font-name-complex="Arial" fo:color="#252525" fo:font-size="10pt" style:font-size-asian="10pt" style:font-size-complex="10pt"/>
    </style:style>
    <style:style style:name="T1535" style:parent-style-name="DefaultParagraphFont" style:family="text">
      <style:text-properties fo:color="#0B0080"/>
    </style:style>
    <style:style style:name="T153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37" style:parent-style-name="DefaultParagraphFont" style:family="text">
      <style:text-properties style:font-name="Arial" style:font-name-complex="Arial" fo:color="#252525" fo:font-size="10pt" style:font-size-asian="10pt" style:font-size-complex="10pt"/>
    </style:style>
    <style:style style:name="T153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39" style:parent-style-name="DefaultParagraphFont" style:family="text">
      <style:text-properties style:font-name="Arial" style:font-name-complex="Arial" fo:color="#252525" fo:font-size="10pt" style:font-size-asian="10pt" style:font-size-complex="10pt"/>
    </style:style>
    <style:style style:name="T154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41" style:parent-style-name="DefaultParagraphFont" style:family="text">
      <style:text-properties style:font-name="Arial" style:font-name-complex="Arial" fo:color="#252525" fo:font-size="10pt" style:font-size-asian="10pt" style:font-size-complex="10pt"/>
    </style:style>
    <style:style style:name="T1542" style:parent-style-name="DefaultParagraphFont" style:family="text">
      <style:text-properties fo:color="#0B0080"/>
    </style:style>
    <style:style style:name="T1543" style:parent-style-name="DefaultParagraphFont" style:family="text">
      <style:text-properties style:font-name="Arial" style:font-name-complex="Arial" fo:color="#252525" fo:font-size="10pt" style:font-size-asian="10pt" style:font-size-complex="10pt"/>
    </style:style>
    <style:style style:name="P154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45" style:parent-style-name="DefaultParagraphFont" style:family="text">
      <style:text-properties style:font-name="Arial" style:font-name-complex="Arial" fo:color="#252525" fo:font-size="10pt" style:font-size-asian="10pt" style:font-size-complex="10pt"/>
    </style:style>
    <style:style style:name="T1546" style:parent-style-name="DefaultParagraphFont" style:family="text">
      <style:text-properties fo:color="#0B0080"/>
    </style:style>
    <style:style style:name="T154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48" style:parent-style-name="DefaultParagraphFont" style:family="text">
      <style:text-properties style:font-name="Arial" style:font-name-complex="Arial" fo:color="#252525" fo:font-size="10pt" style:font-size-asian="10pt" style:font-size-complex="10pt"/>
    </style:style>
    <style:style style:name="T154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50" style:parent-style-name="DefaultParagraphFont" style:family="text">
      <style:text-properties style:font-name="Arial" style:font-name-complex="Arial" fo:color="#252525" fo:font-size="10pt" style:font-size-asian="10pt" style:font-size-complex="10pt"/>
    </style:style>
    <style:style style:name="T1551" style:parent-style-name="DefaultParagraphFont" style:family="text">
      <style:text-properties fo:color="#0B0080"/>
    </style:style>
    <style:style style:name="T1552" style:parent-style-name="DefaultParagraphFont" style:family="text">
      <style:text-properties style:font-name="Arial" style:font-name-complex="Arial" fo:color="#252525" fo:font-size="10pt" style:font-size-asian="10pt" style:font-size-complex="10pt"/>
    </style:style>
    <style:style style:name="P155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54" style:parent-style-name="DefaultParagraphFont" style:family="text">
      <style:text-properties fo:font-weight="bold" style:font-weight-asian="bold" style:font-weight-complex="bold" fo:color="#0B0080"/>
    </style:style>
    <style:style style:name="T1555" style:parent-style-name="DefaultParagraphFont" style:family="text">
      <style:text-properties style:font-name="Arial" style:font-name-complex="Arial" fo:color="#252525" fo:font-size="10pt" style:font-size-asian="10pt" style:font-size-complex="10pt"/>
    </style:style>
    <style:style style:name="T1556" style:parent-style-name="DefaultParagraphFont" style:family="text">
      <style:text-properties fo:color="#0B0080"/>
    </style:style>
    <style:style style:name="T1557" style:parent-style-name="DefaultParagraphFont" style:family="text">
      <style:text-properties style:font-name="Arial" style:font-name-complex="Arial" fo:color="#252525" fo:font-size="10pt" style:font-size-asian="10pt" style:font-size-complex="10pt"/>
    </style:style>
    <style:style style:name="P155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59" style:parent-style-name="DefaultParagraphFont" style:family="text">
      <style:text-properties fo:font-weight="bold" style:font-weight-asian="bold" style:font-weight-complex="bold" fo:color="#0B0080"/>
    </style:style>
    <style:style style:name="T1560" style:parent-style-name="DefaultParagraphFont" style:family="text">
      <style:text-properties style:font-name="Arial" style:font-name-complex="Arial" fo:color="#252525" fo:font-size="10pt" style:font-size-asian="10pt" style:font-size-complex="10pt"/>
    </style:style>
    <style:style style:name="T1561" style:parent-style-name="DefaultParagraphFont" style:family="text">
      <style:text-properties fo:color="#0B0080"/>
    </style:style>
    <style:style style:name="T1562" style:parent-style-name="DefaultParagraphFont" style:family="text">
      <style:text-properties fo:color="#0B0080"/>
    </style:style>
    <style:style style:name="T1563" style:parent-style-name="DefaultParagraphFont" style:family="text">
      <style:text-properties fo:color="#0B0080"/>
    </style:style>
    <style:style style:name="P156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65" style:parent-style-name="DefaultParagraphFont" style:family="text">
      <style:text-properties fo:font-weight="bold" style:font-weight-asian="bold" style:font-weight-complex="bold" fo:color="#0B0080"/>
    </style:style>
    <style:style style:name="T1566" style:parent-style-name="DefaultParagraphFont" style:family="text">
      <style:text-properties style:font-name="Arial" style:font-name-complex="Arial" fo:color="#252525" fo:font-size="10pt" style:font-size-asian="10pt" style:font-size-complex="10pt"/>
    </style:style>
    <style:style style:name="T1567" style:parent-style-name="DefaultParagraphFont" style:family="text">
      <style:text-properties fo:color="#0B0080"/>
    </style:style>
    <style:style style:name="T1568" style:parent-style-name="DefaultParagraphFont" style:family="text">
      <style:text-properties style:font-name="Arial" style:font-name-complex="Arial" fo:color="#252525" fo:font-size="10pt" style:font-size-asian="10pt" style:font-size-complex="10pt"/>
    </style:style>
    <style:style style:name="P156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70" style:parent-style-name="DefaultParagraphFont" style:family="text">
      <style:text-properties style:font-name="Arial" style:font-name-complex="Arial" fo:color="#252525" fo:font-size="10pt" style:font-size-asian="10pt" style:font-size-complex="10pt"/>
    </style:style>
    <style:style style:name="T1571" style:parent-style-name="DefaultParagraphFont" style:family="text">
      <style:text-properties fo:color="#0B0080"/>
    </style:style>
    <style:style style:name="T157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73" style:parent-style-name="DefaultParagraphFont" style:family="text">
      <style:text-properties style:font-name="Arial" style:font-name-complex="Arial" fo:color="#252525" fo:font-size="10pt" style:font-size-asian="10pt" style:font-size-complex="10pt"/>
    </style:style>
    <style:style style:name="T157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75" style:parent-style-name="DefaultParagraphFont" style:family="text">
      <style:text-properties style:font-name="Arial" style:font-name-complex="Arial" fo:color="#252525" fo:font-size="10pt" style:font-size-asian="10pt" style:font-size-complex="10pt"/>
    </style:style>
    <style:style style:name="T157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77" style:parent-style-name="DefaultParagraphFont" style:family="text">
      <style:text-properties style:font-name="Arial" style:font-name-complex="Arial" fo:color="#252525" fo:font-size="10pt" style:font-size-asian="10pt" style:font-size-complex="10pt"/>
    </style:style>
    <style:style style:name="T1578" style:parent-style-name="DefaultParagraphFont" style:family="text">
      <style:text-properties fo:color="#0B0080"/>
    </style:style>
    <style:style style:name="T1579" style:parent-style-name="DefaultParagraphFont" style:family="text">
      <style:text-properties style:font-name="Arial" style:font-name-complex="Arial" fo:color="#252525" fo:font-size="10pt" style:font-size-asian="10pt" style:font-size-complex="10pt"/>
    </style:style>
    <style:style style:name="P158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81" style:parent-style-name="DefaultParagraphFont" style:family="text">
      <style:text-properties fo:font-weight="bold" style:font-weight-asian="bold" style:font-weight-complex="bold" fo:color="#0B0080"/>
    </style:style>
    <style:style style:name="T1582" style:parent-style-name="DefaultParagraphFont" style:family="text">
      <style:text-properties style:font-name="Arial" style:font-name-complex="Arial" fo:color="#252525" fo:font-size="10pt" style:font-size-asian="10pt" style:font-size-complex="10pt"/>
    </style:style>
    <style:style style:name="T1583" style:parent-style-name="DefaultParagraphFont" style:family="text">
      <style:text-properties fo:color="#0B0080"/>
    </style:style>
    <style:style style:name="T1584" style:parent-style-name="DefaultParagraphFont" style:family="text">
      <style:text-properties style:font-name="Arial" style:font-name-complex="Arial" fo:color="#252525" fo:font-size="10pt" style:font-size-asian="10pt" style:font-size-complex="10pt"/>
    </style:style>
    <style:style style:name="P158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86" style:parent-style-name="DefaultParagraphFont" style:family="text">
      <style:text-properties fo:font-weight="bold" style:font-weight-asian="bold" style:font-weight-complex="bold" fo:color="#0B0080"/>
    </style:style>
    <style:style style:name="T1587" style:parent-style-name="DefaultParagraphFont" style:family="text">
      <style:text-properties style:font-name="Arial" style:font-name-complex="Arial" fo:color="#252525" fo:font-size="10pt" style:font-size-asian="10pt" style:font-size-complex="10pt"/>
    </style:style>
    <style:style style:name="T1588" style:parent-style-name="DefaultParagraphFont" style:family="text">
      <style:text-properties fo:color="#0B0080"/>
    </style:style>
    <style:style style:name="T1589" style:parent-style-name="DefaultParagraphFont" style:family="text">
      <style:text-properties style:font-name="Arial" style:font-name-complex="Arial" fo:color="#252525" fo:font-size="10pt" style:font-size-asian="10pt" style:font-size-complex="10pt"/>
    </style:style>
    <style:style style:name="P159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91" style:parent-style-name="DefaultParagraphFont" style:family="text">
      <style:text-properties fo:font-weight="bold" style:font-weight-asian="bold" style:font-weight-complex="bold" fo:color="#0B0080"/>
    </style:style>
    <style:style style:name="T1592" style:parent-style-name="DefaultParagraphFont" style:family="text">
      <style:text-properties style:font-name="Arial" style:font-name-complex="Arial" fo:color="#252525" fo:font-size="10pt" style:font-size-asian="10pt" style:font-size-complex="10pt"/>
    </style:style>
    <style:style style:name="T1593" style:parent-style-name="DefaultParagraphFont" style:family="text">
      <style:text-properties fo:color="#0B0080"/>
    </style:style>
    <style:style style:name="T1594" style:parent-style-name="DefaultParagraphFont" style:family="text">
      <style:text-properties style:font-name="Arial" style:font-name-complex="Arial" fo:color="#252525" fo:font-size="10pt" style:font-size-asian="10pt" style:font-size-complex="10pt"/>
    </style:style>
    <style:style style:name="P159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596" style:parent-style-name="DefaultParagraphFont" style:family="text">
      <style:text-properties style:font-name="Arial" style:font-name-complex="Arial" fo:color="#252525" fo:font-size="10pt" style:font-size-asian="10pt" style:font-size-complex="10pt"/>
    </style:style>
    <style:style style:name="T1597" style:parent-style-name="DefaultParagraphFont" style:family="text">
      <style:text-properties fo:color="#0B0080"/>
    </style:style>
    <style:style style:name="T159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599" style:parent-style-name="DefaultParagraphFont" style:family="text">
      <style:text-properties style:font-name="Arial" style:font-name-complex="Arial" fo:color="#252525" fo:font-size="10pt" style:font-size-asian="10pt" style:font-size-complex="10pt"/>
    </style:style>
    <style:style style:name="T160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01" style:parent-style-name="DefaultParagraphFont" style:family="text">
      <style:text-properties style:font-name="Arial" style:font-name-complex="Arial" fo:color="#252525" fo:font-size="10pt" style:font-size-asian="10pt" style:font-size-complex="10pt"/>
    </style:style>
    <style:style style:name="T160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03" style:parent-style-name="DefaultParagraphFont" style:family="text">
      <style:text-properties style:font-name="Arial" style:font-name-complex="Arial" fo:color="#252525" fo:font-size="10pt" style:font-size-asian="10pt" style:font-size-complex="10pt"/>
    </style:style>
    <style:style style:name="T1604" style:parent-style-name="DefaultParagraphFont" style:family="text">
      <style:text-properties fo:color="#0B0080"/>
    </style:style>
    <style:style style:name="T1605" style:parent-style-name="DefaultParagraphFont" style:family="text">
      <style:text-properties style:font-name="Arial" style:font-name-complex="Arial" fo:color="#252525" fo:font-size="10pt" style:font-size-asian="10pt" style:font-size-complex="10pt"/>
    </style:style>
    <style:style style:name="P160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07" style:parent-style-name="DefaultParagraphFont" style:family="text">
      <style:text-properties style:font-name="Arial" style:font-name-complex="Arial" fo:color="#252525" fo:font-size="10pt" style:font-size-asian="10pt" style:font-size-complex="10pt"/>
    </style:style>
    <style:style style:name="T1608" style:parent-style-name="DefaultParagraphFont" style:family="text">
      <style:text-properties fo:color="#0B0080"/>
    </style:style>
    <style:style style:name="T160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10" style:parent-style-name="DefaultParagraphFont" style:family="text">
      <style:text-properties style:font-name="Arial" style:font-name-complex="Arial" fo:color="#252525" fo:font-size="10pt" style:font-size-asian="10pt" style:font-size-complex="10pt"/>
    </style:style>
    <style:style style:name="T161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12" style:parent-style-name="DefaultParagraphFont" style:family="text">
      <style:text-properties style:font-name="Arial" style:font-name-complex="Arial" fo:color="#252525" fo:font-size="10pt" style:font-size-asian="10pt" style:font-size-complex="10pt"/>
    </style:style>
    <style:style style:name="T1613" style:parent-style-name="DefaultParagraphFont" style:family="text">
      <style:text-properties fo:color="#0B0080"/>
    </style:style>
    <style:style style:name="T1614" style:parent-style-name="DefaultParagraphFont" style:family="text">
      <style:text-properties style:font-name="Arial" style:font-name-complex="Arial" fo:color="#252525" fo:font-size="10pt" style:font-size-asian="10pt" style:font-size-complex="10pt"/>
    </style:style>
    <style:style style:name="P161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16" style:parent-style-name="DefaultParagraphFont" style:family="text">
      <style:text-properties style:font-name="Arial" style:font-name-complex="Arial" fo:color="#252525" fo:font-size="10pt" style:font-size-asian="10pt" style:font-size-complex="10pt"/>
    </style:style>
    <style:style style:name="T1617" style:parent-style-name="DefaultParagraphFont" style:family="text">
      <style:text-properties fo:color="#0B0080"/>
    </style:style>
    <style:style style:name="T161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19" style:parent-style-name="DefaultParagraphFont" style:family="text">
      <style:text-properties style:font-name="Arial" style:font-name-complex="Arial" fo:color="#252525" fo:font-size="10pt" style:font-size-asian="10pt" style:font-size-complex="10pt"/>
    </style:style>
    <style:style style:name="T162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21" style:parent-style-name="DefaultParagraphFont" style:family="text">
      <style:text-properties style:font-name="Arial" style:font-name-complex="Arial" fo:color="#252525" fo:font-size="10pt" style:font-size-asian="10pt" style:font-size-complex="10pt"/>
    </style:style>
    <style:style style:name="T1622" style:parent-style-name="DefaultParagraphFont" style:family="text">
      <style:text-properties fo:color="#0B0080"/>
    </style:style>
    <style:style style:name="T1623" style:parent-style-name="DefaultParagraphFont" style:family="text">
      <style:text-properties style:font-name="Arial" style:font-name-complex="Arial" fo:color="#252525" fo:font-size="10pt" style:font-size-asian="10pt" style:font-size-complex="10pt"/>
    </style:style>
    <style:style style:name="P162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25" style:parent-style-name="DefaultParagraphFont" style:family="text">
      <style:text-properties style:font-name="Arial" style:font-name-complex="Arial" fo:color="#252525" fo:font-size="10pt" style:font-size-asian="10pt" style:font-size-complex="10pt"/>
    </style:style>
    <style:style style:name="T1626" style:parent-style-name="DefaultParagraphFont" style:family="text">
      <style:text-properties fo:color="#0B0080"/>
    </style:style>
    <style:style style:name="T162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28" style:parent-style-name="DefaultParagraphFont" style:family="text">
      <style:text-properties style:font-name="Arial" style:font-name-complex="Arial" fo:color="#252525" fo:font-size="10pt" style:font-size-asian="10pt" style:font-size-complex="10pt"/>
    </style:style>
    <style:style style:name="T162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30" style:parent-style-name="DefaultParagraphFont" style:family="text">
      <style:text-properties style:font-name="Arial" style:font-name-complex="Arial" fo:color="#252525" fo:font-size="10pt" style:font-size-asian="10pt" style:font-size-complex="10pt"/>
    </style:style>
    <style:style style:name="T1631" style:parent-style-name="DefaultParagraphFont" style:family="text">
      <style:text-properties fo:color="#0B0080"/>
    </style:style>
    <style:style style:name="T1632" style:parent-style-name="DefaultParagraphFont" style:family="text">
      <style:text-properties style:font-name="Arial" style:font-name-complex="Arial" fo:color="#252525" fo:font-size="10pt" style:font-size-asian="10pt" style:font-size-complex="10pt"/>
    </style:style>
    <style:style style:name="P163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34" style:parent-style-name="DefaultParagraphFont" style:family="text">
      <style:text-properties fo:font-weight="bold" style:font-weight-asian="bold" style:font-weight-complex="bold" fo:color="#0B0080"/>
    </style:style>
    <style:style style:name="T1635" style:parent-style-name="DefaultParagraphFont" style:family="text">
      <style:text-properties style:font-name="Arial" style:font-name-complex="Arial" fo:color="#252525" fo:font-size="10pt" style:font-size-asian="10pt" style:font-size-complex="10pt"/>
    </style:style>
    <style:style style:name="T1636" style:parent-style-name="DefaultParagraphFont" style:family="text">
      <style:text-properties fo:color="#0B0080"/>
    </style:style>
    <style:style style:name="T1637" style:parent-style-name="DefaultParagraphFont" style:family="text">
      <style:text-properties style:font-name="Arial" style:font-name-complex="Arial" fo:color="#252525" fo:font-size="10pt" style:font-size-asian="10pt" style:font-size-complex="10pt"/>
    </style:style>
    <style:style style:name="P163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39" style:parent-style-name="DefaultParagraphFont" style:family="text">
      <style:text-properties fo:font-weight="bold" style:font-weight-asian="bold" style:font-weight-complex="bold" fo:color="#0B0080"/>
    </style:style>
    <style:style style:name="T1640" style:parent-style-name="DefaultParagraphFont" style:family="text">
      <style:text-properties style:font-name="Arial" style:font-name-complex="Arial" fo:color="#252525" fo:font-size="10pt" style:font-size-asian="10pt" style:font-size-complex="10pt"/>
    </style:style>
    <style:style style:name="T1641" style:parent-style-name="DefaultParagraphFont" style:family="text">
      <style:text-properties fo:color="#0B0080"/>
    </style:style>
    <style:style style:name="T1642" style:parent-style-name="DefaultParagraphFont" style:family="text">
      <style:text-properties style:font-name="Arial" style:font-name-complex="Arial" fo:color="#252525" fo:font-size="10pt" style:font-size-asian="10pt" style:font-size-complex="10pt"/>
    </style:style>
    <style:style style:name="P164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44" style:parent-style-name="DefaultParagraphFont" style:family="text">
      <style:text-properties fo:font-weight="bold" style:font-weight-asian="bold" style:font-weight-complex="bold" fo:color="#0B0080"/>
    </style:style>
    <style:style style:name="T1645" style:parent-style-name="DefaultParagraphFont" style:family="text">
      <style:text-properties style:font-name="Arial" style:font-name-complex="Arial" fo:color="#252525" fo:font-size="10pt" style:font-size-asian="10pt" style:font-size-complex="10pt"/>
    </style:style>
    <style:style style:name="T1646" style:parent-style-name="DefaultParagraphFont" style:family="text">
      <style:text-properties fo:color="#0B0080"/>
    </style:style>
    <style:style style:name="T1647" style:parent-style-name="DefaultParagraphFont" style:family="text">
      <style:text-properties style:font-name="Arial" style:font-name-complex="Arial" fo:color="#252525" fo:font-size="10pt" style:font-size-asian="10pt" style:font-size-complex="10pt"/>
    </style:style>
    <style:style style:name="P164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49" style:parent-style-name="DefaultParagraphFont" style:family="text">
      <style:text-properties fo:font-weight="bold" style:font-weight-asian="bold" style:font-weight-complex="bold" fo:color="#0B0080"/>
    </style:style>
    <style:style style:name="T1650" style:parent-style-name="DefaultParagraphFont" style:family="text">
      <style:text-properties style:font-name="Arial" style:font-name-complex="Arial" fo:color="#252525" fo:font-size="10pt" style:font-size-asian="10pt" style:font-size-complex="10pt"/>
    </style:style>
    <style:style style:name="T1651" style:parent-style-name="DefaultParagraphFont" style:family="text">
      <style:text-properties fo:color="#0B0080"/>
    </style:style>
    <style:style style:name="T1652" style:parent-style-name="DefaultParagraphFont" style:family="text">
      <style:text-properties style:font-name="Arial" style:font-name-complex="Arial" fo:color="#252525" fo:font-size="10pt" style:font-size-asian="10pt" style:font-size-complex="10pt"/>
    </style:style>
    <style:style style:name="P165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54" style:parent-style-name="DefaultParagraphFont" style:family="text">
      <style:text-properties fo:font-weight="bold" style:font-weight-asian="bold" style:font-weight-complex="bold" fo:color="#0B0080"/>
    </style:style>
    <style:style style:name="T1655" style:parent-style-name="DefaultParagraphFont" style:family="text">
      <style:text-properties style:font-name="Arial" style:font-name-complex="Arial" fo:color="#252525" fo:font-size="10pt" style:font-size-asian="10pt" style:font-size-complex="10pt"/>
    </style:style>
    <style:style style:name="T1656" style:parent-style-name="DefaultParagraphFont" style:family="text">
      <style:text-properties fo:color="#0B0080"/>
    </style:style>
    <style:style style:name="T1657" style:parent-style-name="DefaultParagraphFont" style:family="text">
      <style:text-properties style:font-name="Arial" style:font-name-complex="Arial" fo:color="#252525" fo:font-size="10pt" style:font-size-asian="10pt" style:font-size-complex="10pt"/>
    </style:style>
    <style:style style:name="P165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59" style:parent-style-name="DefaultParagraphFont" style:family="text">
      <style:text-properties fo:font-weight="bold" style:font-weight-asian="bold" style:font-weight-complex="bold" fo:color="#0B0080"/>
    </style:style>
    <style:style style:name="T1660" style:parent-style-name="DefaultParagraphFont" style:family="text">
      <style:text-properties style:font-name="Arial" style:font-name-complex="Arial" fo:color="#252525" fo:font-size="10pt" style:font-size-asian="10pt" style:font-size-complex="10pt"/>
    </style:style>
    <style:style style:name="T1661" style:parent-style-name="DefaultParagraphFont" style:family="text">
      <style:text-properties fo:color="#0B0080"/>
    </style:style>
    <style:style style:name="T1662" style:parent-style-name="DefaultParagraphFont" style:family="text">
      <style:text-properties style:font-name="Arial" style:font-name-complex="Arial" fo:color="#252525" fo:font-size="10pt" style:font-size-asian="10pt" style:font-size-complex="10pt"/>
    </style:style>
    <style:style style:name="P166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64" style:parent-style-name="DefaultParagraphFont" style:family="text">
      <style:text-properties style:font-name="Arial" style:font-name-complex="Arial" fo:color="#252525" fo:font-size="10pt" style:font-size-asian="10pt" style:font-size-complex="10pt"/>
    </style:style>
    <style:style style:name="T1665" style:parent-style-name="DefaultParagraphFont" style:family="text">
      <style:text-properties fo:color="#0B0080"/>
    </style:style>
    <style:style style:name="T166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67" style:parent-style-name="DefaultParagraphFont" style:family="text">
      <style:text-properties style:font-name="Arial" style:font-name-complex="Arial" fo:color="#252525" fo:font-size="10pt" style:font-size-asian="10pt" style:font-size-complex="10pt"/>
    </style:style>
    <style:style style:name="T166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69" style:parent-style-name="DefaultParagraphFont" style:family="text">
      <style:text-properties style:font-name="Arial" style:font-name-complex="Arial" fo:color="#252525" fo:font-size="10pt" style:font-size-asian="10pt" style:font-size-complex="10pt"/>
    </style:style>
    <style:style style:name="T167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71" style:parent-style-name="DefaultParagraphFont" style:family="text">
      <style:text-properties style:font-name="Arial" style:font-name-complex="Arial" fo:color="#252525" fo:font-size="10pt" style:font-size-asian="10pt" style:font-size-complex="10pt"/>
    </style:style>
    <style:style style:name="T1672" style:parent-style-name="DefaultParagraphFont" style:family="text">
      <style:text-properties fo:color="#0B0080"/>
    </style:style>
    <style:style style:name="T1673" style:parent-style-name="DefaultParagraphFont" style:family="text">
      <style:text-properties style:font-name="Arial" style:font-name-complex="Arial" fo:color="#252525" fo:font-size="10pt" style:font-size-asian="10pt" style:font-size-complex="10pt"/>
    </style:style>
    <style:style style:name="P167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75" style:parent-style-name="DefaultParagraphFont" style:family="text">
      <style:text-properties fo:font-weight="bold" style:font-weight-asian="bold" style:font-weight-complex="bold" fo:color="#0B0080"/>
    </style:style>
    <style:style style:name="T1676" style:parent-style-name="DefaultParagraphFont" style:family="text">
      <style:text-properties style:font-name="Arial" style:font-name-complex="Arial" fo:color="#252525" fo:font-size="10pt" style:font-size-asian="10pt" style:font-size-complex="10pt"/>
    </style:style>
    <style:style style:name="T1677" style:parent-style-name="DefaultParagraphFont" style:family="text">
      <style:text-properties fo:color="#0B0080"/>
    </style:style>
    <style:style style:name="T1678" style:parent-style-name="DefaultParagraphFont" style:family="text">
      <style:text-properties style:font-name="Arial" style:font-name-complex="Arial" fo:color="#252525" fo:font-size="10pt" style:font-size-asian="10pt" style:font-size-complex="10pt"/>
    </style:style>
    <style:style style:name="P167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80" style:parent-style-name="DefaultParagraphFont" style:family="text">
      <style:text-properties style:font-name="Arial" style:font-name-complex="Arial" fo:color="#252525" fo:font-size="10pt" style:font-size-asian="10pt" style:font-size-complex="10pt"/>
    </style:style>
    <style:style style:name="T1681" style:parent-style-name="DefaultParagraphFont" style:family="text">
      <style:text-properties fo:color="#0B0080"/>
    </style:style>
    <style:style style:name="T168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83" style:parent-style-name="DefaultParagraphFont" style:family="text">
      <style:text-properties style:font-name="Arial" style:font-name-complex="Arial" fo:color="#252525" fo:font-size="10pt" style:font-size-asian="10pt" style:font-size-complex="10pt"/>
    </style:style>
    <style:style style:name="T168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85" style:parent-style-name="DefaultParagraphFont" style:family="text">
      <style:text-properties style:font-name="Arial" style:font-name-complex="Arial" fo:color="#252525" fo:font-size="10pt" style:font-size-asian="10pt" style:font-size-complex="10pt"/>
    </style:style>
    <style:style style:name="T1686" style:parent-style-name="DefaultParagraphFont" style:family="text">
      <style:text-properties fo:color="#0B0080"/>
    </style:style>
    <style:style style:name="T1687" style:parent-style-name="DefaultParagraphFont" style:family="text">
      <style:text-properties style:font-name="Arial" style:font-name-complex="Arial" fo:color="#252525" fo:font-size="10pt" style:font-size-asian="10pt" style:font-size-complex="10pt"/>
    </style:style>
    <style:style style:name="P168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89" style:parent-style-name="DefaultParagraphFont" style:family="text">
      <style:text-properties fo:font-weight="bold" style:font-weight-asian="bold" style:font-weight-complex="bold" fo:color="#0B0080"/>
    </style:style>
    <style:style style:name="T1690" style:parent-style-name="DefaultParagraphFont" style:family="text">
      <style:text-properties style:font-name="Arial" style:font-name-complex="Arial" fo:color="#252525" fo:font-size="10pt" style:font-size-asian="10pt" style:font-size-complex="10pt"/>
    </style:style>
    <style:style style:name="T1691" style:parent-style-name="DefaultParagraphFont" style:family="text">
      <style:text-properties fo:color="#0B0080"/>
    </style:style>
    <style:style style:name="T1692" style:parent-style-name="DefaultParagraphFont" style:family="text">
      <style:text-properties style:font-name="Arial" style:font-name-complex="Arial" fo:color="#252525" fo:font-size="10pt" style:font-size-asian="10pt" style:font-size-complex="10pt"/>
    </style:style>
    <style:style style:name="P169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694" style:parent-style-name="DefaultParagraphFont" style:family="text">
      <style:text-properties style:font-name="Arial" style:font-name-complex="Arial" fo:color="#252525" fo:font-size="10pt" style:font-size-asian="10pt" style:font-size-complex="10pt"/>
    </style:style>
    <style:style style:name="T1695" style:parent-style-name="DefaultParagraphFont" style:family="text">
      <style:text-properties fo:color="#0B0080"/>
    </style:style>
    <style:style style:name="T169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97" style:parent-style-name="DefaultParagraphFont" style:family="text">
      <style:text-properties style:font-name="Arial" style:font-name-complex="Arial" fo:color="#252525" fo:font-size="10pt" style:font-size-asian="10pt" style:font-size-complex="10pt"/>
    </style:style>
    <style:style style:name="T169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699" style:parent-style-name="DefaultParagraphFont" style:family="text">
      <style:text-properties style:font-name="Arial" style:font-name-complex="Arial" fo:color="#252525" fo:font-size="10pt" style:font-size-asian="10pt" style:font-size-complex="10pt"/>
    </style:style>
    <style:style style:name="T1700" style:parent-style-name="DefaultParagraphFont" style:family="text">
      <style:text-properties fo:color="#0B0080"/>
    </style:style>
    <style:style style:name="T1701" style:parent-style-name="DefaultParagraphFont" style:family="text">
      <style:text-properties style:font-name="Arial" style:font-name-complex="Arial" fo:color="#252525" fo:font-size="10pt" style:font-size-asian="10pt" style:font-size-complex="10pt"/>
    </style:style>
    <style:style style:name="P170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03" style:parent-style-name="DefaultParagraphFont" style:family="text">
      <style:text-properties style:font-name="Arial" style:font-name-complex="Arial" fo:color="#252525" fo:font-size="10pt" style:font-size-asian="10pt" style:font-size-complex="10pt"/>
    </style:style>
    <style:style style:name="T1704" style:parent-style-name="DefaultParagraphFont" style:family="text">
      <style:text-properties fo:color="#0B0080"/>
    </style:style>
    <style:style style:name="T170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06" style:parent-style-name="DefaultParagraphFont" style:family="text">
      <style:text-properties style:font-name="Arial" style:font-name-complex="Arial" fo:color="#252525" fo:font-size="10pt" style:font-size-asian="10pt" style:font-size-complex="10pt"/>
    </style:style>
    <style:style style:name="T170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08" style:parent-style-name="DefaultParagraphFont" style:family="text">
      <style:text-properties style:font-name="Arial" style:font-name-complex="Arial" fo:color="#252525" fo:font-size="10pt" style:font-size-asian="10pt" style:font-size-complex="10pt"/>
    </style:style>
    <style:style style:name="T1709" style:parent-style-name="DefaultParagraphFont" style:family="text">
      <style:text-properties fo:color="#0B0080"/>
    </style:style>
    <style:style style:name="T1710" style:parent-style-name="DefaultParagraphFont" style:family="text">
      <style:text-properties style:font-name="Arial" style:font-name-complex="Arial" fo:color="#252525" fo:font-size="10pt" style:font-size-asian="10pt" style:font-size-complex="10pt"/>
    </style:style>
    <style:style style:name="P171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12" style:parent-style-name="DefaultParagraphFont" style:family="text">
      <style:text-properties fo:font-weight="bold" style:font-weight-asian="bold" style:font-weight-complex="bold" fo:color="#0B0080"/>
    </style:style>
    <style:style style:name="T1713" style:parent-style-name="DefaultParagraphFont" style:family="text">
      <style:text-properties style:font-name="Arial" style:font-name-complex="Arial" fo:color="#252525" fo:font-size="10pt" style:font-size-asian="10pt" style:font-size-complex="10pt"/>
    </style:style>
    <style:style style:name="T1714" style:parent-style-name="DefaultParagraphFont" style:family="text">
      <style:text-properties fo:color="#0B0080"/>
    </style:style>
    <style:style style:name="T1715" style:parent-style-name="DefaultParagraphFont" style:family="text">
      <style:text-properties style:font-name="Arial" style:font-name-complex="Arial" fo:color="#252525" fo:font-size="10pt" style:font-size-asian="10pt" style:font-size-complex="10pt"/>
    </style:style>
    <style:style style:name="P171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17" style:parent-style-name="DefaultParagraphFont" style:family="text">
      <style:text-properties style:font-name="Arial" style:font-name-complex="Arial" fo:color="#252525" fo:font-size="10pt" style:font-size-asian="10pt" style:font-size-complex="10pt"/>
    </style:style>
    <style:style style:name="T1718" style:parent-style-name="DefaultParagraphFont" style:family="text">
      <style:text-properties fo:color="#0B0080"/>
    </style:style>
    <style:style style:name="T171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20" style:parent-style-name="DefaultParagraphFont" style:family="text">
      <style:text-properties style:font-name="Arial" style:font-name-complex="Arial" fo:color="#252525" fo:font-size="10pt" style:font-size-asian="10pt" style:font-size-complex="10pt"/>
    </style:style>
    <style:style style:name="T172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22" style:parent-style-name="DefaultParagraphFont" style:family="text">
      <style:text-properties style:font-name="Arial" style:font-name-complex="Arial" fo:color="#252525" fo:font-size="10pt" style:font-size-asian="10pt" style:font-size-complex="10pt"/>
    </style:style>
    <style:style style:name="T1723" style:parent-style-name="DefaultParagraphFont" style:family="text">
      <style:text-properties fo:color="#0B0080"/>
    </style:style>
    <style:style style:name="T1724" style:parent-style-name="DefaultParagraphFont" style:family="text">
      <style:text-properties style:font-name="Arial" style:font-name-complex="Arial" fo:color="#252525" fo:font-size="10pt" style:font-size-asian="10pt" style:font-size-complex="10pt"/>
    </style:style>
    <style:style style:name="P172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26" style:parent-style-name="DefaultParagraphFont" style:family="text">
      <style:text-properties fo:font-weight="bold" style:font-weight-asian="bold" style:font-weight-complex="bold" fo:color="#0B0080"/>
    </style:style>
    <style:style style:name="T1727" style:parent-style-name="DefaultParagraphFont" style:family="text">
      <style:text-properties style:font-name="Arial" style:font-name-complex="Arial" fo:color="#252525" fo:font-size="10pt" style:font-size-asian="10pt" style:font-size-complex="10pt"/>
    </style:style>
    <style:style style:name="T1728" style:parent-style-name="DefaultParagraphFont" style:family="text">
      <style:text-properties fo:color="#0B0080"/>
    </style:style>
    <style:style style:name="T1729" style:parent-style-name="DefaultParagraphFont" style:family="text">
      <style:text-properties style:font-name="Arial" style:font-name-complex="Arial" fo:color="#252525" fo:font-size="10pt" style:font-size-asian="10pt" style:font-size-complex="10pt"/>
    </style:style>
    <style:style style:name="P173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31" style:parent-style-name="DefaultParagraphFont" style:family="text">
      <style:text-properties style:font-name="Arial" style:font-name-complex="Arial" fo:color="#252525" fo:font-size="10pt" style:font-size-asian="10pt" style:font-size-complex="10pt"/>
    </style:style>
    <style:style style:name="T1732" style:parent-style-name="DefaultParagraphFont" style:family="text">
      <style:text-properties fo:color="#0B0080"/>
    </style:style>
    <style:style style:name="T173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34" style:parent-style-name="DefaultParagraphFont" style:family="text">
      <style:text-properties style:font-name="Arial" style:font-name-complex="Arial" fo:color="#252525" fo:font-size="10pt" style:font-size-asian="10pt" style:font-size-complex="10pt"/>
    </style:style>
    <style:style style:name="T173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36" style:parent-style-name="DefaultParagraphFont" style:family="text">
      <style:text-properties style:font-name="Arial" style:font-name-complex="Arial" fo:color="#252525" fo:font-size="10pt" style:font-size-asian="10pt" style:font-size-complex="10pt"/>
    </style:style>
    <style:style style:name="T1737" style:parent-style-name="DefaultParagraphFont" style:family="text">
      <style:text-properties fo:color="#0B0080"/>
    </style:style>
    <style:style style:name="T1738" style:parent-style-name="DefaultParagraphFont" style:family="text">
      <style:text-properties style:font-name="Arial" style:font-name-complex="Arial" fo:color="#252525" fo:font-size="10pt" style:font-size-asian="10pt" style:font-size-complex="10pt"/>
    </style:style>
    <style:style style:name="P173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40" style:parent-style-name="DefaultParagraphFont" style:family="text">
      <style:text-properties fo:font-weight="bold" style:font-weight-asian="bold" style:font-weight-complex="bold" fo:color="#0B0080"/>
    </style:style>
    <style:style style:name="T1741" style:parent-style-name="DefaultParagraphFont" style:family="text">
      <style:text-properties style:font-name="Arial" style:font-name-complex="Arial" fo:color="#252525" fo:font-size="10pt" style:font-size-asian="10pt" style:font-size-complex="10pt"/>
    </style:style>
    <style:style style:name="T1742" style:parent-style-name="DefaultParagraphFont" style:family="text">
      <style:text-properties fo:color="#0B0080"/>
    </style:style>
    <style:style style:name="T1743" style:parent-style-name="DefaultParagraphFont" style:family="text">
      <style:text-properties style:font-name="Arial" style:font-name-complex="Arial" fo:color="#252525" fo:font-size="10pt" style:font-size-asian="10pt" style:font-size-complex="10pt"/>
    </style:style>
    <style:style style:name="P174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45" style:parent-style-name="DefaultParagraphFont" style:family="text">
      <style:text-properties style:font-name="Arial" style:font-name-complex="Arial" fo:color="#252525" fo:font-size="10pt" style:font-size-asian="10pt" style:font-size-complex="10pt"/>
    </style:style>
    <style:style style:name="T1746" style:parent-style-name="DefaultParagraphFont" style:family="text">
      <style:text-properties fo:color="#0B0080"/>
    </style:style>
    <style:style style:name="T174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48" style:parent-style-name="DefaultParagraphFont" style:family="text">
      <style:text-properties style:font-name="Arial" style:font-name-complex="Arial" fo:color="#252525" fo:font-size="10pt" style:font-size-asian="10pt" style:font-size-complex="10pt"/>
    </style:style>
    <style:style style:name="T174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750" style:parent-style-name="DefaultParagraphFont" style:family="text">
      <style:text-properties style:font-name="Arial" style:font-name-complex="Arial" fo:color="#252525" fo:font-size="10pt" style:font-size-asian="10pt" style:font-size-complex="10pt"/>
    </style:style>
    <style:style style:name="T1751" style:parent-style-name="DefaultParagraphFont" style:family="text">
      <style:text-properties fo:color="#0B0080"/>
    </style:style>
    <style:style style:name="T1752" style:parent-style-name="DefaultParagraphFont" style:family="text">
      <style:text-properties style:font-name="Arial" style:font-name-complex="Arial" fo:color="#252525" fo:font-size="10pt" style:font-size-asian="10pt" style:font-size-complex="10pt"/>
    </style:style>
    <style:style style:name="P175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54" style:parent-style-name="DefaultParagraphFont" style:family="text">
      <style:text-properties fo:font-weight="bold" style:font-weight-asian="bold" style:font-weight-complex="bold" fo:color="#0B0080"/>
    </style:style>
    <style:style style:name="T1755" style:parent-style-name="DefaultParagraphFont" style:family="text">
      <style:text-properties style:font-name="Arial" style:font-name-complex="Arial" fo:color="#252525" fo:font-size="10pt" style:font-size-asian="10pt" style:font-size-complex="10pt"/>
    </style:style>
    <style:style style:name="T1756" style:parent-style-name="DefaultParagraphFont" style:family="text">
      <style:text-properties fo:color="#0B0080"/>
    </style:style>
    <style:style style:name="T1757" style:parent-style-name="DefaultParagraphFont" style:family="text">
      <style:text-properties style:font-name="Arial" style:font-name-complex="Arial" fo:color="#252525" fo:font-size="10pt" style:font-size-asian="10pt" style:font-size-complex="10pt"/>
    </style:style>
    <style:style style:name="P175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59" style:parent-style-name="DefaultParagraphFont" style:family="text">
      <style:text-properties fo:font-weight="bold" style:font-weight-asian="bold" style:font-weight-complex="bold" fo:color="#0B0080"/>
    </style:style>
    <style:style style:name="T1760" style:parent-style-name="DefaultParagraphFont" style:family="text">
      <style:text-properties style:font-name="Arial" style:font-name-complex="Arial" fo:color="#252525" fo:font-size="10pt" style:font-size-asian="10pt" style:font-size-complex="10pt"/>
    </style:style>
    <style:style style:name="T1761" style:parent-style-name="DefaultParagraphFont" style:family="text">
      <style:text-properties fo:color="#0B0080"/>
    </style:style>
    <style:style style:name="T1762" style:parent-style-name="DefaultParagraphFont" style:family="text">
      <style:text-properties style:font-name="Arial" style:font-name-complex="Arial" fo:color="#252525" fo:font-size="10pt" style:font-size-asian="10pt" style:font-size-complex="10pt"/>
    </style:style>
    <style:style style:name="P176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64" style:parent-style-name="DefaultParagraphFont" style:family="text">
      <style:text-properties fo:font-weight="bold" style:font-weight-asian="bold" style:font-weight-complex="bold" fo:color="#0B0080"/>
    </style:style>
    <style:style style:name="T1765" style:parent-style-name="DefaultParagraphFont" style:family="text">
      <style:text-properties style:font-name="Arial" style:font-name-complex="Arial" fo:color="#252525" fo:font-size="10pt" style:font-size-asian="10pt" style:font-size-complex="10pt"/>
    </style:style>
    <style:style style:name="T1766" style:parent-style-name="DefaultParagraphFont" style:family="text">
      <style:text-properties fo:color="#0B0080"/>
    </style:style>
    <style:style style:name="T1767" style:parent-style-name="DefaultParagraphFont" style:family="text">
      <style:text-properties style:font-name="Arial" style:font-name-complex="Arial" fo:color="#252525" fo:font-size="10pt" style:font-size-asian="10pt" style:font-size-complex="10pt"/>
    </style:style>
    <style:style style:name="P176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69" style:parent-style-name="DefaultParagraphFont" style:family="text">
      <style:text-properties fo:font-weight="bold" style:font-weight-asian="bold" style:font-weight-complex="bold" fo:color="#0B0080"/>
    </style:style>
    <style:style style:name="T1770" style:parent-style-name="DefaultParagraphFont" style:family="text">
      <style:text-properties style:font-name="Arial" style:font-name-complex="Arial" fo:color="#252525" fo:font-size="10pt" style:font-size-asian="10pt" style:font-size-complex="10pt"/>
    </style:style>
    <style:style style:name="T1771" style:parent-style-name="DefaultParagraphFont" style:family="text">
      <style:text-properties fo:color="#0B0080"/>
    </style:style>
    <style:style style:name="T1772" style:parent-style-name="DefaultParagraphFont" style:family="text">
      <style:text-properties style:font-name="Arial" style:font-name-complex="Arial" fo:color="#252525" fo:font-size="10pt" style:font-size-asian="10pt" style:font-size-complex="10pt"/>
    </style:style>
    <style:style style:name="P177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74" style:parent-style-name="DefaultParagraphFont" style:family="text">
      <style:text-properties fo:font-weight="bold" style:font-weight-asian="bold" style:font-weight-complex="bold" fo:color="#0B0080"/>
    </style:style>
    <style:style style:name="T1775" style:parent-style-name="DefaultParagraphFont" style:family="text">
      <style:text-properties style:font-name="Arial" style:font-name-complex="Arial" fo:color="#252525" fo:font-size="10pt" style:font-size-asian="10pt" style:font-size-complex="10pt"/>
    </style:style>
    <style:style style:name="T1776" style:parent-style-name="DefaultParagraphFont" style:family="text">
      <style:text-properties fo:color="#0B0080"/>
    </style:style>
    <style:style style:name="T1777" style:parent-style-name="DefaultParagraphFont" style:family="text">
      <style:text-properties style:font-name="Arial" style:font-name-complex="Arial" fo:color="#252525" fo:font-size="10pt" style:font-size-asian="10pt" style:font-size-complex="10pt"/>
    </style:style>
    <style:style style:name="P177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79" style:parent-style-name="DefaultParagraphFont" style:family="text">
      <style:text-properties fo:font-weight="bold" style:font-weight-asian="bold" style:font-weight-complex="bold" fo:color="#0B0080"/>
    </style:style>
    <style:style style:name="T1780" style:parent-style-name="DefaultParagraphFont" style:family="text">
      <style:text-properties style:font-name="Arial" style:font-name-complex="Arial" fo:color="#252525" fo:font-size="10pt" style:font-size-asian="10pt" style:font-size-complex="10pt"/>
    </style:style>
    <style:style style:name="T1781" style:parent-style-name="DefaultParagraphFont" style:family="text">
      <style:text-properties fo:color="#0B0080"/>
    </style:style>
    <style:style style:name="T1782" style:parent-style-name="DefaultParagraphFont" style:family="text">
      <style:text-properties style:font-name="Arial" style:font-name-complex="Arial" fo:color="#252525" fo:font-size="10pt" style:font-size-asian="10pt" style:font-size-complex="10pt"/>
    </style:style>
    <style:style style:name="P178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84" style:parent-style-name="DefaultParagraphFont" style:family="text">
      <style:text-properties fo:font-weight="bold" style:font-weight-asian="bold" style:font-weight-complex="bold" fo:color="#0B0080"/>
    </style:style>
    <style:style style:name="T1785" style:parent-style-name="DefaultParagraphFont" style:family="text">
      <style:text-properties style:font-name="Arial" style:font-name-complex="Arial" fo:color="#252525" fo:font-size="10pt" style:font-size-asian="10pt" style:font-size-complex="10pt"/>
    </style:style>
    <style:style style:name="T1786" style:parent-style-name="DefaultParagraphFont" style:family="text">
      <style:text-properties fo:color="#0B0080"/>
    </style:style>
    <style:style style:name="T1787" style:parent-style-name="DefaultParagraphFont" style:family="text">
      <style:text-properties style:font-name="Arial" style:font-name-complex="Arial" fo:color="#252525" fo:font-size="10pt" style:font-size-asian="10pt" style:font-size-complex="10pt"/>
    </style:style>
    <style:style style:name="P178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89" style:parent-style-name="DefaultParagraphFont" style:family="text">
      <style:text-properties fo:font-weight="bold" style:font-weight-asian="bold" style:font-weight-complex="bold" fo:color="#0B0080"/>
    </style:style>
    <style:style style:name="T1790" style:parent-style-name="DefaultParagraphFont" style:family="text">
      <style:text-properties style:font-name="Arial" style:font-name-complex="Arial" fo:color="#252525" fo:font-size="10pt" style:font-size-asian="10pt" style:font-size-complex="10pt"/>
    </style:style>
    <style:style style:name="T1791" style:parent-style-name="DefaultParagraphFont" style:family="text">
      <style:text-properties fo:color="#0B0080"/>
    </style:style>
    <style:style style:name="T1792" style:parent-style-name="DefaultParagraphFont" style:family="text">
      <style:text-properties style:font-name="Arial" style:font-name-complex="Arial" fo:color="#252525" fo:font-size="10pt" style:font-size-asian="10pt" style:font-size-complex="10pt"/>
    </style:style>
    <style:style style:name="T1793" style:parent-style-name="SYS_HYPERTEXT" style:family="text">
      <style:text-properties fo:color="#663366" fo:font-size="10pt" style:font-size-asian="10pt" style:font-size-complex="10pt" style:text-underline-type="none"/>
    </style:style>
    <style:style style:name="T1794" style:parent-style-name="DefaultParagraphFont" style:family="text">
      <style:text-properties style:font-name="Arial" style:font-name-complex="Arial" fo:color="#252525" fo:font-size="10pt" style:font-size-asian="10pt" style:font-size-complex="10pt"/>
    </style:style>
    <style:style style:name="T1795" style:parent-style-name="SYS_HYPERTEXT" style:family="text">
      <style:text-properties fo:color="#0B0080" fo:font-size="10pt" style:font-size-asian="10pt" style:font-size-complex="10pt" style:text-underline-type="none"/>
    </style:style>
    <style:style style:name="T1796" style:parent-style-name="DefaultParagraphFont" style:family="text">
      <style:text-properties style:font-name="Arial" style:font-name-complex="Arial" fo:color="#252525" fo:font-size="10pt" style:font-size-asian="10pt" style:font-size-complex="10pt"/>
    </style:style>
    <style:style style:name="P179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798" style:parent-style-name="DefaultParagraphFont" style:family="text">
      <style:text-properties style:font-name="Arial" style:font-name-complex="Arial" fo:color="#252525" fo:font-size="10pt" style:font-size-asian="10pt" style:font-size-complex="10pt"/>
    </style:style>
    <style:style style:name="T1799" style:parent-style-name="DefaultParagraphFont" style:family="text">
      <style:text-properties fo:color="#0B0080"/>
    </style:style>
    <style:style style:name="T180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01" style:parent-style-name="DefaultParagraphFont" style:family="text">
      <style:text-properties style:font-name="Arial" style:font-name-complex="Arial" fo:color="#252525" fo:font-size="10pt" style:font-size-asian="10pt" style:font-size-complex="10pt"/>
    </style:style>
    <style:style style:name="T180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03" style:parent-style-name="DefaultParagraphFont" style:family="text">
      <style:text-properties style:font-name="Arial" style:font-name-complex="Arial" fo:color="#252525" fo:font-size="10pt" style:font-size-asian="10pt" style:font-size-complex="10pt"/>
    </style:style>
    <style:style style:name="T1804" style:parent-style-name="DefaultParagraphFont" style:family="text">
      <style:text-properties fo:color="#0B0080"/>
    </style:style>
    <style:style style:name="T1805" style:parent-style-name="DefaultParagraphFont" style:family="text">
      <style:text-properties style:font-name="Arial" style:font-name-complex="Arial" fo:color="#252525" fo:font-size="10pt" style:font-size-asian="10pt" style:font-size-complex="10pt"/>
    </style:style>
    <style:style style:name="P180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07" style:parent-style-name="DefaultParagraphFont" style:family="text">
      <style:text-properties style:font-name="Arial" style:font-name-complex="Arial" fo:color="#252525" fo:font-size="10pt" style:font-size-asian="10pt" style:font-size-complex="10pt"/>
    </style:style>
    <style:style style:name="T1808" style:parent-style-name="DefaultParagraphFont" style:family="text">
      <style:text-properties fo:color="#0B0080"/>
    </style:style>
    <style:style style:name="T180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10" style:parent-style-name="DefaultParagraphFont" style:family="text">
      <style:text-properties style:font-name="Arial" style:font-name-complex="Arial" fo:color="#252525" fo:font-size="10pt" style:font-size-asian="10pt" style:font-size-complex="10pt"/>
    </style:style>
    <style:style style:name="T181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12" style:parent-style-name="DefaultParagraphFont" style:family="text">
      <style:text-properties style:font-name="Arial" style:font-name-complex="Arial" fo:color="#252525" fo:font-size="10pt" style:font-size-asian="10pt" style:font-size-complex="10pt"/>
    </style:style>
    <style:style style:name="T181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14" style:parent-style-name="DefaultParagraphFont" style:family="text">
      <style:text-properties style:font-name="Arial" style:font-name-complex="Arial" fo:color="#252525" fo:font-size="10pt" style:font-size-asian="10pt" style:font-size-complex="10pt"/>
    </style:style>
    <style:style style:name="T181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16" style:parent-style-name="DefaultParagraphFont" style:family="text">
      <style:text-properties style:font-name="Arial" style:font-name-complex="Arial" fo:color="#252525" fo:font-size="10pt" style:font-size-asian="10pt" style:font-size-complex="10pt"/>
    </style:style>
    <style:style style:name="T1817" style:parent-style-name="DefaultParagraphFont" style:family="text">
      <style:text-properties fo:color="#0B0080"/>
    </style:style>
    <style:style style:name="T1818" style:parent-style-name="DefaultParagraphFont" style:family="text">
      <style:text-properties style:font-name="Arial" style:font-name-complex="Arial" fo:color="#252525" fo:font-size="10pt" style:font-size-asian="10pt" style:font-size-complex="10pt"/>
    </style:style>
    <style:style style:name="P181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20" style:parent-style-name="DefaultParagraphFont" style:family="text">
      <style:text-properties fo:font-weight="bold" style:font-weight-asian="bold" style:font-weight-complex="bold" fo:color="#0B0080"/>
    </style:style>
    <style:style style:name="T1821" style:parent-style-name="DefaultParagraphFont" style:family="text">
      <style:text-properties style:font-name="Arial" style:font-name-complex="Arial" fo:color="#252525" fo:font-size="10pt" style:font-size-asian="10pt" style:font-size-complex="10pt"/>
    </style:style>
    <style:style style:name="T1822" style:parent-style-name="SYS_HYPERTEXT" style:family="text">
      <style:text-properties fo:color="#663366" fo:font-size="10pt" style:font-size-asian="10pt" style:font-size-complex="10pt" style:text-underline-type="none"/>
    </style:style>
    <style:style style:name="T1823" style:parent-style-name="DefaultParagraphFont" style:family="text">
      <style:text-properties style:font-name="Arial" style:font-name-complex="Arial" fo:color="#252525" fo:font-size="10pt" style:font-size-asian="10pt" style:font-size-complex="10pt"/>
    </style:style>
    <style:style style:name="T1824" style:parent-style-name="SYS_HYPERTEXT" style:family="text">
      <style:text-properties fo:color="#0B0080" fo:font-size="10pt" style:font-size-asian="10pt" style:font-size-complex="10pt" style:text-underline-type="none"/>
    </style:style>
    <style:style style:name="T1825" style:parent-style-name="DefaultParagraphFont" style:family="text">
      <style:text-properties style:font-name="Arial" style:font-name-complex="Arial" fo:color="#252525" fo:font-size="10pt" style:font-size-asian="10pt" style:font-size-complex="10pt"/>
    </style:style>
    <style:style style:name="P182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27" style:parent-style-name="DefaultParagraphFont" style:family="text">
      <style:text-properties fo:font-weight="bold" style:font-weight-asian="bold" style:font-weight-complex="bold" fo:color="#0B0080"/>
    </style:style>
    <style:style style:name="T1828" style:parent-style-name="DefaultParagraphFont" style:family="text">
      <style:text-properties style:font-name="Arial" style:font-name-complex="Arial" fo:color="#252525" fo:font-size="10pt" style:font-size-asian="10pt" style:font-size-complex="10pt"/>
    </style:style>
    <style:style style:name="T1829" style:parent-style-name="DefaultParagraphFont" style:family="text">
      <style:text-properties fo:color="#0B0080"/>
    </style:style>
    <style:style style:name="T1830" style:parent-style-name="DefaultParagraphFont" style:family="text">
      <style:text-properties style:font-name="Arial" style:font-name-complex="Arial" fo:color="#252525" fo:font-size="10pt" style:font-size-asian="10pt" style:font-size-complex="10pt"/>
    </style:style>
    <style:style style:name="P183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32" style:parent-style-name="DefaultParagraphFont" style:family="text">
      <style:text-properties fo:font-weight="bold" style:font-weight-asian="bold" style:font-weight-complex="bold" fo:color="#0B0080"/>
    </style:style>
    <style:style style:name="T1833" style:parent-style-name="DefaultParagraphFont" style:family="text">
      <style:text-properties style:font-name="Arial" style:font-name-complex="Arial" fo:color="#252525" fo:font-size="10pt" style:font-size-asian="10pt" style:font-size-complex="10pt"/>
    </style:style>
    <style:style style:name="T1834" style:parent-style-name="DefaultParagraphFont" style:family="text">
      <style:text-properties fo:color="#0B0080"/>
    </style:style>
    <style:style style:name="T1835" style:parent-style-name="DefaultParagraphFont" style:family="text">
      <style:text-properties style:font-name="Arial" style:font-name-complex="Arial" fo:color="#252525" fo:font-size="10pt" style:font-size-asian="10pt" style:font-size-complex="10pt"/>
    </style:style>
    <style:style style:name="P183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37" style:parent-style-name="DefaultParagraphFont" style:family="text">
      <style:text-properties style:font-name="Arial" style:font-name-complex="Arial" fo:color="#252525" fo:font-size="10pt" style:font-size-asian="10pt" style:font-size-complex="10pt"/>
    </style:style>
    <style:style style:name="T1838" style:parent-style-name="DefaultParagraphFont" style:family="text">
      <style:text-properties fo:color="#0B0080"/>
    </style:style>
    <style:style style:name="T183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40" style:parent-style-name="DefaultParagraphFont" style:family="text">
      <style:text-properties style:font-name="Arial" style:font-name-complex="Arial" fo:color="#252525" fo:font-size="10pt" style:font-size-asian="10pt" style:font-size-complex="10pt"/>
    </style:style>
    <style:style style:name="T184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42" style:parent-style-name="DefaultParagraphFont" style:family="text">
      <style:text-properties style:font-name="Arial" style:font-name-complex="Arial" fo:color="#252525" fo:font-size="10pt" style:font-size-asian="10pt" style:font-size-complex="10pt"/>
    </style:style>
    <style:style style:name="T1843" style:parent-style-name="DefaultParagraphFont" style:family="text">
      <style:text-properties fo:color="#0B0080"/>
    </style:style>
    <style:style style:name="T1844" style:parent-style-name="DefaultParagraphFont" style:family="text">
      <style:text-properties style:font-name="Arial" style:font-name-complex="Arial" fo:color="#252525" fo:font-size="10pt" style:font-size-asian="10pt" style:font-size-complex="10pt"/>
    </style:style>
    <style:style style:name="P184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46" style:parent-style-name="DefaultParagraphFont" style:family="text">
      <style:text-properties fo:font-weight="bold" style:font-weight-asian="bold" style:font-weight-complex="bold" fo:color="#0B0080"/>
    </style:style>
    <style:style style:name="T1847" style:parent-style-name="DefaultParagraphFont" style:family="text">
      <style:text-properties style:font-name="Arial" style:font-name-complex="Arial" fo:color="#252525" fo:font-size="10pt" style:font-size-asian="10pt" style:font-size-complex="10pt"/>
    </style:style>
    <style:style style:name="T1848" style:parent-style-name="SYS_HYPERTEXT" style:family="text">
      <style:text-properties fo:font-style="italic" style:font-style-asian="italic" style:font-style-complex="italic" fo:color="#0B0080" fo:font-size="10pt" style:font-size-asian="10pt" style:font-size-complex="10pt" style:text-underline-type="none"/>
    </style:style>
    <style:style style:name="T1849" style:parent-style-name="DefaultParagraphFont" style:family="text">
      <style:text-properties style:font-name="Arial" style:font-name-complex="Arial" fo:color="#252525" fo:font-size="10pt" style:font-size-asian="10pt" style:font-size-complex="10pt"/>
    </style:style>
    <style:style style:name="T1850" style:parent-style-name="SYS_HYPERTEXT" style:family="text">
      <style:text-properties fo:color="#663366" fo:font-size="10pt" style:font-size-asian="10pt" style:font-size-complex="10pt" style:text-underline-type="none"/>
    </style:style>
    <style:style style:name="T1851" style:parent-style-name="DefaultParagraphFont" style:family="text">
      <style:text-properties style:font-name="Arial" style:font-name-complex="Arial" fo:color="#252525" fo:font-size="10pt" style:font-size-asian="10pt" style:font-size-complex="10pt"/>
    </style:style>
    <style:style style:name="P185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53" style:parent-style-name="DefaultParagraphFont" style:family="text">
      <style:text-properties style:font-name="Arial" style:font-name-complex="Arial" fo:color="#252525" fo:font-size="10pt" style:font-size-asian="10pt" style:font-size-complex="10pt"/>
    </style:style>
    <style:style style:name="T1854" style:parent-style-name="DefaultParagraphFont" style:family="text">
      <style:text-properties fo:color="#0B0080"/>
    </style:style>
    <style:style style:name="T185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56" style:parent-style-name="DefaultParagraphFont" style:family="text">
      <style:text-properties style:font-name="Arial" style:font-name-complex="Arial" fo:color="#252525" fo:font-size="10pt" style:font-size-asian="10pt" style:font-size-complex="10pt"/>
    </style:style>
    <style:style style:name="T185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858" style:parent-style-name="DefaultParagraphFont" style:family="text">
      <style:text-properties style:font-name="Arial" style:font-name-complex="Arial" fo:color="#252525" fo:font-size="10pt" style:font-size-asian="10pt" style:font-size-complex="10pt"/>
    </style:style>
    <style:style style:name="T1859" style:parent-style-name="DefaultParagraphFont" style:family="text">
      <style:text-properties fo:color="#0B0080"/>
    </style:style>
    <style:style style:name="T1860" style:parent-style-name="DefaultParagraphFont" style:family="text">
      <style:text-properties style:font-name="Arial" style:font-name-complex="Arial" fo:color="#252525" fo:font-size="10pt" style:font-size-asian="10pt" style:font-size-complex="10pt"/>
    </style:style>
    <style:style style:name="P186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62" style:parent-style-name="DefaultParagraphFont" style:family="text">
      <style:text-properties fo:font-weight="bold" style:font-weight-asian="bold" style:font-weight-complex="bold" fo:color="#0B0080"/>
    </style:style>
    <style:style style:name="T1863" style:parent-style-name="DefaultParagraphFont" style:family="text">
      <style:text-properties style:font-name="Arial" style:font-name-complex="Arial" fo:color="#252525" fo:font-size="10pt" style:font-size-asian="10pt" style:font-size-complex="10pt"/>
    </style:style>
    <style:style style:name="T1864" style:parent-style-name="DefaultParagraphFont" style:family="text">
      <style:text-properties fo:color="#0B0080"/>
    </style:style>
    <style:style style:name="T1865" style:parent-style-name="DefaultParagraphFont" style:family="text">
      <style:text-properties style:font-name="Arial" style:font-name-complex="Arial" fo:color="#252525" fo:font-size="10pt" style:font-size-asian="10pt" style:font-size-complex="10pt"/>
    </style:style>
    <style:style style:name="P186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67" style:parent-style-name="DefaultParagraphFont" style:family="text">
      <style:text-properties fo:font-weight="bold" style:font-weight-asian="bold" style:font-weight-complex="bold" fo:color="#0B0080"/>
    </style:style>
    <style:style style:name="T1868" style:parent-style-name="DefaultParagraphFont" style:family="text">
      <style:text-properties style:font-name="Arial" style:font-name-complex="Arial" fo:color="#252525" fo:font-size="10pt" style:font-size-asian="10pt" style:font-size-complex="10pt"/>
    </style:style>
    <style:style style:name="T1869" style:parent-style-name="DefaultParagraphFont" style:family="text">
      <style:text-properties fo:color="#0B0080"/>
    </style:style>
    <style:style style:name="T1870" style:parent-style-name="DefaultParagraphFont" style:family="text">
      <style:text-properties style:font-name="Arial" style:font-name-complex="Arial" fo:color="#252525" fo:font-size="10pt" style:font-size-asian="10pt" style:font-size-complex="10pt"/>
    </style:style>
    <style:style style:name="P187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72" style:parent-style-name="DefaultParagraphFont" style:family="text">
      <style:text-properties fo:font-weight="bold" style:font-weight-asian="bold" style:font-weight-complex="bold" fo:color="#0B0080"/>
    </style:style>
    <style:style style:name="T1873" style:parent-style-name="DefaultParagraphFont" style:family="text">
      <style:text-properties style:font-name="Arial" style:font-name-complex="Arial" fo:color="#252525" fo:font-size="10pt" style:font-size-asian="10pt" style:font-size-complex="10pt"/>
    </style:style>
    <style:style style:name="T1874" style:parent-style-name="DefaultParagraphFont" style:family="text">
      <style:text-properties fo:color="#0B0080"/>
    </style:style>
    <style:style style:name="T1875" style:parent-style-name="DefaultParagraphFont" style:family="text">
      <style:text-properties style:font-name="Arial" style:font-name-complex="Arial" fo:color="#252525" fo:font-size="10pt" style:font-size-asian="10pt" style:font-size-complex="10pt"/>
    </style:style>
    <style:style style:name="P187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77" style:parent-style-name="DefaultParagraphFont" style:family="text">
      <style:text-properties fo:font-weight="bold" style:font-weight-asian="bold" style:font-weight-complex="bold" fo:color="#0B0080"/>
    </style:style>
    <style:style style:name="T1878" style:parent-style-name="DefaultParagraphFont" style:family="text">
      <style:text-properties style:font-name="Arial" style:font-name-complex="Arial" fo:color="#252525" fo:font-size="10pt" style:font-size-asian="10pt" style:font-size-complex="10pt"/>
    </style:style>
    <style:style style:name="T1879" style:parent-style-name="DefaultParagraphFont" style:family="text">
      <style:text-properties fo:color="#0B0080"/>
    </style:style>
    <style:style style:name="T1880" style:parent-style-name="DefaultParagraphFont" style:family="text">
      <style:text-properties style:font-name="Arial" style:font-name-complex="Arial" fo:color="#252525" fo:font-size="10pt" style:font-size-asian="10pt" style:font-size-complex="10pt"/>
    </style:style>
    <style:style style:name="P188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82" style:parent-style-name="DefaultParagraphFont" style:family="text">
      <style:text-properties fo:font-weight="bold" style:font-weight-asian="bold" style:font-weight-complex="bold" fo:color="#0B0080"/>
    </style:style>
    <style:style style:name="T1883" style:parent-style-name="DefaultParagraphFont" style:family="text">
      <style:text-properties style:font-name="Arial" style:font-name-complex="Arial" fo:color="#252525" fo:font-size="10pt" style:font-size-asian="10pt" style:font-size-complex="10pt"/>
    </style:style>
    <style:style style:name="T1884" style:parent-style-name="DefaultParagraphFont" style:family="text">
      <style:text-properties fo:color="#0B0080"/>
    </style:style>
    <style:style style:name="T1885" style:parent-style-name="DefaultParagraphFont" style:family="text">
      <style:text-properties style:font-name="Arial" style:font-name-complex="Arial" fo:color="#252525" fo:font-size="10pt" style:font-size-asian="10pt" style:font-size-complex="10pt"/>
    </style:style>
    <style:style style:name="P188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87" style:parent-style-name="DefaultParagraphFont" style:family="text">
      <style:text-properties fo:font-weight="bold" style:font-weight-asian="bold" style:font-weight-complex="bold" fo:color="#0B0080"/>
    </style:style>
    <style:style style:name="T1888" style:parent-style-name="DefaultParagraphFont" style:family="text">
      <style:text-properties style:font-name="Arial" style:font-name-complex="Arial" fo:color="#252525" fo:font-size="10pt" style:font-size-asian="10pt" style:font-size-complex="10pt"/>
    </style:style>
    <style:style style:name="T1889" style:parent-style-name="DefaultParagraphFont" style:family="text">
      <style:text-properties fo:color="#0B0080"/>
    </style:style>
    <style:style style:name="T1890" style:parent-style-name="DefaultParagraphFont" style:family="text">
      <style:text-properties style:font-name="Arial" style:font-name-complex="Arial" fo:color="#252525" fo:font-size="10pt" style:font-size-asian="10pt" style:font-size-complex="10pt"/>
    </style:style>
    <style:style style:name="P189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92" style:parent-style-name="DefaultParagraphFont" style:family="text">
      <style:text-properties fo:font-weight="bold" style:font-weight-asian="bold" style:font-weight-complex="bold" fo:color="#0B0080"/>
    </style:style>
    <style:style style:name="T1893" style:parent-style-name="DefaultParagraphFont" style:family="text">
      <style:text-properties style:font-name="Arial" style:font-name-complex="Arial" fo:color="#252525" fo:font-size="10pt" style:font-size-asian="10pt" style:font-size-complex="10pt"/>
    </style:style>
    <style:style style:name="T1894" style:parent-style-name="DefaultParagraphFont" style:family="text">
      <style:text-properties fo:color="#0B0080"/>
    </style:style>
    <style:style style:name="T1895" style:parent-style-name="DefaultParagraphFont" style:family="text">
      <style:text-properties style:font-name="Arial" style:font-name-complex="Arial" fo:color="#252525" fo:font-size="10pt" style:font-size-asian="10pt" style:font-size-complex="10pt"/>
    </style:style>
    <style:style style:name="P189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897" style:parent-style-name="DefaultParagraphFont" style:family="text">
      <style:text-properties fo:font-weight="bold" style:font-weight-asian="bold" style:font-weight-complex="bold" fo:color="#0B0080"/>
    </style:style>
    <style:style style:name="T1898" style:parent-style-name="DefaultParagraphFont" style:family="text">
      <style:text-properties style:font-name="Arial" style:font-name-complex="Arial" fo:color="#252525" fo:font-size="10pt" style:font-size-asian="10pt" style:font-size-complex="10pt"/>
    </style:style>
    <style:style style:name="T1899" style:parent-style-name="DefaultParagraphFont" style:family="text">
      <style:text-properties fo:color="#0B0080"/>
    </style:style>
    <style:style style:name="T1900" style:parent-style-name="DefaultParagraphFont" style:family="text">
      <style:text-properties style:font-name="Arial" style:font-name-complex="Arial" fo:color="#252525" fo:font-size="10pt" style:font-size-asian="10pt" style:font-size-complex="10pt"/>
    </style:style>
    <style:style style:name="P190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02" style:parent-style-name="DefaultParagraphFont" style:family="text">
      <style:text-properties style:font-name="Arial" style:font-name-complex="Arial" fo:color="#252525" fo:font-size="10pt" style:font-size-asian="10pt" style:font-size-complex="10pt"/>
    </style:style>
    <style:style style:name="T1903" style:parent-style-name="DefaultParagraphFont" style:family="text">
      <style:text-properties fo:color="#0B0080"/>
    </style:style>
    <style:style style:name="T190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05" style:parent-style-name="DefaultParagraphFont" style:family="text">
      <style:text-properties style:font-name="Arial" style:font-name-complex="Arial" fo:color="#252525" fo:font-size="10pt" style:font-size-asian="10pt" style:font-size-complex="10pt"/>
    </style:style>
    <style:style style:name="T190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07" style:parent-style-name="DefaultParagraphFont" style:family="text">
      <style:text-properties style:font-name="Arial" style:font-name-complex="Arial" fo:color="#252525" fo:font-size="10pt" style:font-size-asian="10pt" style:font-size-complex="10pt"/>
    </style:style>
    <style:style style:name="T190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09" style:parent-style-name="DefaultParagraphFont" style:family="text">
      <style:text-properties style:font-name="Arial" style:font-name-complex="Arial" fo:color="#252525" fo:font-size="10pt" style:font-size-asian="10pt" style:font-size-complex="10pt"/>
    </style:style>
    <style:style style:name="T1910" style:parent-style-name="DefaultParagraphFont" style:family="text">
      <style:text-properties fo:color="#0B0080"/>
    </style:style>
    <style:style style:name="T1911" style:parent-style-name="DefaultParagraphFont" style:family="text">
      <style:text-properties style:font-name="Arial" style:font-name-complex="Arial" fo:color="#252525" fo:font-size="10pt" style:font-size-asian="10pt" style:font-size-complex="10pt"/>
    </style:style>
    <style:style style:name="P191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13" style:parent-style-name="DefaultParagraphFont" style:family="text">
      <style:text-properties fo:font-weight="bold" style:font-weight-asian="bold" style:font-weight-complex="bold" fo:color="#0B0080"/>
    </style:style>
    <style:style style:name="T1914" style:parent-style-name="DefaultParagraphFont" style:family="text">
      <style:text-properties style:font-name="Arial" style:font-name-complex="Arial" fo:color="#252525" fo:font-size="10pt" style:font-size-asian="10pt" style:font-size-complex="10pt"/>
    </style:style>
    <style:style style:name="T1915" style:parent-style-name="DefaultParagraphFont" style:family="text">
      <style:text-properties fo:color="#0B0080"/>
    </style:style>
    <style:style style:name="T1916" style:parent-style-name="DefaultParagraphFont" style:family="text">
      <style:text-properties style:font-name="Arial" style:font-name-complex="Arial" fo:color="#252525" fo:font-size="10pt" style:font-size-asian="10pt" style:font-size-complex="10pt"/>
    </style:style>
    <style:style style:name="P191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18" style:parent-style-name="DefaultParagraphFont" style:family="text">
      <style:text-properties style:font-name="Arial" style:font-name-complex="Arial" fo:color="#252525" fo:font-size="10pt" style:font-size-asian="10pt" style:font-size-complex="10pt"/>
    </style:style>
    <style:style style:name="T1919" style:parent-style-name="DefaultParagraphFont" style:family="text">
      <style:text-properties fo:color="#0B0080"/>
    </style:style>
    <style:style style:name="T192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21" style:parent-style-name="DefaultParagraphFont" style:family="text">
      <style:text-properties style:font-name="Arial" style:font-name-complex="Arial" fo:color="#252525" fo:font-size="10pt" style:font-size-asian="10pt" style:font-size-complex="10pt"/>
    </style:style>
    <style:style style:name="T192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23" style:parent-style-name="DefaultParagraphFont" style:family="text">
      <style:text-properties style:font-name="Arial" style:font-name-complex="Arial" fo:color="#252525" fo:font-size="10pt" style:font-size-asian="10pt" style:font-size-complex="10pt"/>
    </style:style>
    <style:style style:name="T192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25" style:parent-style-name="DefaultParagraphFont" style:family="text">
      <style:text-properties style:font-name="Arial" style:font-name-complex="Arial" fo:color="#252525" fo:font-size="10pt" style:font-size-asian="10pt" style:font-size-complex="10pt"/>
    </style:style>
    <style:style style:name="T1926" style:parent-style-name="DefaultParagraphFont" style:family="text">
      <style:text-properties fo:color="#0B0080"/>
    </style:style>
    <style:style style:name="T1927" style:parent-style-name="DefaultParagraphFont" style:family="text">
      <style:text-properties style:font-name="Arial" style:font-name-complex="Arial" fo:color="#252525" fo:font-size="10pt" style:font-size-asian="10pt" style:font-size-complex="10pt"/>
    </style:style>
    <style:style style:name="P192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29" style:parent-style-name="DefaultParagraphFont" style:family="text">
      <style:text-properties fo:font-weight="bold" style:font-weight-asian="bold" style:font-weight-complex="bold" fo:color="#0B0080"/>
    </style:style>
    <style:style style:name="T1930" style:parent-style-name="DefaultParagraphFont" style:family="text">
      <style:text-properties style:font-name="Arial" style:font-name-complex="Arial" fo:color="#252525" fo:font-size="10pt" style:font-size-asian="10pt" style:font-size-complex="10pt"/>
    </style:style>
    <style:style style:name="T1931" style:parent-style-name="DefaultParagraphFont" style:family="text">
      <style:text-properties fo:color="#0B0080"/>
    </style:style>
    <style:style style:name="T1932" style:parent-style-name="DefaultParagraphFont" style:family="text">
      <style:text-properties style:font-name="Arial" style:font-name-complex="Arial" fo:color="#252525" fo:font-size="10pt" style:font-size-asian="10pt" style:font-size-complex="10pt"/>
    </style:style>
    <style:style style:name="P193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34" style:parent-style-name="DefaultParagraphFont" style:family="text">
      <style:text-properties fo:font-weight="bold" style:font-weight-asian="bold" style:font-weight-complex="bold" fo:color="#0B0080"/>
    </style:style>
    <style:style style:name="T1935" style:parent-style-name="DefaultParagraphFont" style:family="text">
      <style:text-properties style:font-name="Arial" style:font-name-complex="Arial" fo:color="#252525" fo:font-size="10pt" style:font-size-asian="10pt" style:font-size-complex="10pt"/>
    </style:style>
    <style:style style:name="T1936" style:parent-style-name="DefaultParagraphFont" style:family="text">
      <style:text-properties fo:color="#0B0080"/>
    </style:style>
    <style:style style:name="T1937" style:parent-style-name="DefaultParagraphFont" style:family="text">
      <style:text-properties style:font-name="Arial" style:font-name-complex="Arial" fo:color="#252525" fo:font-size="10pt" style:font-size-asian="10pt" style:font-size-complex="10pt"/>
    </style:style>
    <style:style style:name="P193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39" style:parent-style-name="DefaultParagraphFont" style:family="text">
      <style:text-properties style:font-name="Arial" style:font-name-complex="Arial" fo:color="#252525" fo:font-size="10pt" style:font-size-asian="10pt" style:font-size-complex="10pt"/>
    </style:style>
    <style:style style:name="T1940" style:parent-style-name="DefaultParagraphFont" style:family="text">
      <style:text-properties fo:color="#0B0080"/>
    </style:style>
    <style:style style:name="T194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42" style:parent-style-name="DefaultParagraphFont" style:family="text">
      <style:text-properties style:font-name="Arial" style:font-name-complex="Arial" fo:color="#252525" fo:font-size="10pt" style:font-size-asian="10pt" style:font-size-complex="10pt"/>
    </style:style>
    <style:style style:name="T194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44" style:parent-style-name="DefaultParagraphFont" style:family="text">
      <style:text-properties style:font-name="Arial" style:font-name-complex="Arial" fo:color="#252525" fo:font-size="10pt" style:font-size-asian="10pt" style:font-size-complex="10pt"/>
    </style:style>
    <style:style style:name="T1945" style:parent-style-name="DefaultParagraphFont" style:family="text">
      <style:text-properties fo:color="#0B0080"/>
    </style:style>
    <style:style style:name="T1946" style:parent-style-name="DefaultParagraphFont" style:family="text">
      <style:text-properties style:font-name="Arial" style:font-name-complex="Arial" fo:color="#252525" fo:font-size="10pt" style:font-size-asian="10pt" style:font-size-complex="10pt"/>
    </style:style>
    <style:style style:name="P194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48" style:parent-style-name="DefaultParagraphFont" style:family="text">
      <style:text-properties style:font-name="Arial" style:font-name-complex="Arial" fo:color="#252525" fo:font-size="10pt" style:font-size-asian="10pt" style:font-size-complex="10pt"/>
    </style:style>
    <style:style style:name="T1949" style:parent-style-name="DefaultParagraphFont" style:family="text">
      <style:text-properties fo:color="#0B0080"/>
    </style:style>
    <style:style style:name="T195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51" style:parent-style-name="DefaultParagraphFont" style:family="text">
      <style:text-properties style:font-name="Arial" style:font-name-complex="Arial" fo:color="#252525" fo:font-size="10pt" style:font-size-asian="10pt" style:font-size-complex="10pt"/>
    </style:style>
    <style:style style:name="T195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53" style:parent-style-name="DefaultParagraphFont" style:family="text">
      <style:text-properties style:font-name="Arial" style:font-name-complex="Arial" fo:color="#252525" fo:font-size="10pt" style:font-size-asian="10pt" style:font-size-complex="10pt"/>
    </style:style>
    <style:style style:name="T1954" style:parent-style-name="DefaultParagraphFont" style:family="text">
      <style:text-properties fo:color="#0B0080"/>
    </style:style>
    <style:style style:name="T1955" style:parent-style-name="DefaultParagraphFont" style:family="text">
      <style:text-properties style:font-name="Arial" style:font-name-complex="Arial" fo:color="#252525" fo:font-size="10pt" style:font-size-asian="10pt" style:font-size-complex="10pt"/>
    </style:style>
    <style:style style:name="P195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57" style:parent-style-name="DefaultParagraphFont" style:family="text">
      <style:text-properties style:font-name="Arial" style:font-name-complex="Arial" fo:color="#252525" fo:font-size="10pt" style:font-size-asian="10pt" style:font-size-complex="10pt"/>
    </style:style>
    <style:style style:name="T1958" style:parent-style-name="DefaultParagraphFont" style:family="text">
      <style:text-properties fo:color="#0B0080"/>
    </style:style>
    <style:style style:name="T195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60" style:parent-style-name="DefaultParagraphFont" style:family="text">
      <style:text-properties style:font-name="Arial" style:font-name-complex="Arial" fo:color="#252525" fo:font-size="10pt" style:font-size-asian="10pt" style:font-size-complex="10pt"/>
    </style:style>
    <style:style style:name="T196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62" style:parent-style-name="DefaultParagraphFont" style:family="text">
      <style:text-properties style:font-name="Arial" style:font-name-complex="Arial" fo:color="#252525" fo:font-size="10pt" style:font-size-asian="10pt" style:font-size-complex="10pt"/>
    </style:style>
    <style:style style:name="T1963" style:parent-style-name="DefaultParagraphFont" style:family="text">
      <style:text-properties fo:color="#0B0080"/>
    </style:style>
    <style:style style:name="T1964" style:parent-style-name="DefaultParagraphFont" style:family="text">
      <style:text-properties style:font-name="Arial" style:font-name-complex="Arial" fo:color="#252525" fo:font-size="10pt" style:font-size-asian="10pt" style:font-size-complex="10pt"/>
    </style:style>
    <style:style style:name="P196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66" style:parent-style-name="DefaultParagraphFont" style:family="text">
      <style:text-properties fo:font-weight="bold" style:font-weight-asian="bold" style:font-weight-complex="bold" fo:color="#0B0080"/>
    </style:style>
    <style:style style:name="T1967" style:parent-style-name="DefaultParagraphFont" style:family="text">
      <style:text-properties style:font-name="Arial" style:font-name-complex="Arial" fo:color="#252525" fo:font-size="10pt" style:font-size-asian="10pt" style:font-size-complex="10pt"/>
    </style:style>
    <style:style style:name="T1968" style:parent-style-name="DefaultParagraphFont" style:family="text">
      <style:text-properties fo:color="#0B0080"/>
    </style:style>
    <style:style style:name="T1969" style:parent-style-name="DefaultParagraphFont" style:family="text">
      <style:text-properties style:font-name="Arial" style:font-name-complex="Arial" fo:color="#252525" fo:font-size="10pt" style:font-size-asian="10pt" style:font-size-complex="10pt"/>
    </style:style>
    <style:style style:name="P197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71" style:parent-style-name="DefaultParagraphFont" style:family="text">
      <style:text-properties style:font-name="Arial" style:font-name-complex="Arial" fo:color="#252525" fo:font-size="10pt" style:font-size-asian="10pt" style:font-size-complex="10pt"/>
    </style:style>
    <style:style style:name="T1972" style:parent-style-name="DefaultParagraphFont" style:family="text">
      <style:text-properties fo:color="#0B0080"/>
    </style:style>
    <style:style style:name="T197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74" style:parent-style-name="DefaultParagraphFont" style:family="text">
      <style:text-properties style:font-name="Arial" style:font-name-complex="Arial" fo:color="#252525" fo:font-size="10pt" style:font-size-asian="10pt" style:font-size-complex="10pt"/>
    </style:style>
    <style:style style:name="T197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76" style:parent-style-name="DefaultParagraphFont" style:family="text">
      <style:text-properties style:font-name="Arial" style:font-name-complex="Arial" fo:color="#252525" fo:font-size="10pt" style:font-size-asian="10pt" style:font-size-complex="10pt"/>
    </style:style>
    <style:style style:name="T1977" style:parent-style-name="DefaultParagraphFont" style:family="text">
      <style:text-properties fo:color="#0B0080"/>
    </style:style>
    <style:style style:name="T1978" style:parent-style-name="DefaultParagraphFont" style:family="text">
      <style:text-properties style:font-name="Arial" style:font-name-complex="Arial" fo:color="#252525" fo:font-size="10pt" style:font-size-asian="10pt" style:font-size-complex="10pt"/>
    </style:style>
    <style:style style:name="P197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80" style:parent-style-name="DefaultParagraphFont" style:family="text">
      <style:text-properties style:font-name="Arial" style:font-name-complex="Arial" fo:color="#252525" fo:font-size="10pt" style:font-size-asian="10pt" style:font-size-complex="10pt"/>
    </style:style>
    <style:style style:name="T1981" style:parent-style-name="DefaultParagraphFont" style:family="text">
      <style:text-properties fo:color="#0B0080"/>
    </style:style>
    <style:style style:name="T198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83" style:parent-style-name="DefaultParagraphFont" style:family="text">
      <style:text-properties style:font-name="Arial" style:font-name-complex="Arial" fo:color="#252525" fo:font-size="10pt" style:font-size-asian="10pt" style:font-size-complex="10pt"/>
    </style:style>
    <style:style style:name="T198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85" style:parent-style-name="DefaultParagraphFont" style:family="text">
      <style:text-properties style:font-name="Arial" style:font-name-complex="Arial" fo:color="#252525" fo:font-size="10pt" style:font-size-asian="10pt" style:font-size-complex="10pt"/>
    </style:style>
    <style:style style:name="T1986" style:parent-style-name="DefaultParagraphFont" style:family="text">
      <style:text-properties fo:color="#0B0080"/>
    </style:style>
    <style:style style:name="T1987" style:parent-style-name="DefaultParagraphFont" style:family="text">
      <style:text-properties style:font-name="Arial" style:font-name-complex="Arial" fo:color="#252525" fo:font-size="10pt" style:font-size-asian="10pt" style:font-size-complex="10pt"/>
    </style:style>
    <style:style style:name="P198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1989" style:parent-style-name="DefaultParagraphFont" style:family="text">
      <style:text-properties style:font-name="Arial" style:font-name-complex="Arial" fo:color="#252525" fo:font-size="10pt" style:font-size-asian="10pt" style:font-size-complex="10pt"/>
    </style:style>
    <style:style style:name="T1990" style:parent-style-name="DefaultParagraphFont" style:family="text">
      <style:text-properties fo:color="#0B0080"/>
    </style:style>
    <style:style style:name="T199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92" style:parent-style-name="DefaultParagraphFont" style:family="text">
      <style:text-properties style:font-name="Arial" style:font-name-complex="Arial" fo:color="#252525" fo:font-size="10pt" style:font-size-asian="10pt" style:font-size-complex="10pt"/>
    </style:style>
    <style:style style:name="T199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94" style:parent-style-name="DefaultParagraphFont" style:family="text">
      <style:text-properties style:font-name="Arial" style:font-name-complex="Arial" fo:color="#252525" fo:font-size="10pt" style:font-size-asian="10pt" style:font-size-complex="10pt"/>
    </style:style>
    <style:style style:name="T199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96" style:parent-style-name="DefaultParagraphFont" style:family="text">
      <style:text-properties style:font-name="Arial" style:font-name-complex="Arial" fo:color="#252525" fo:font-size="10pt" style:font-size-asian="10pt" style:font-size-complex="10pt"/>
    </style:style>
    <style:style style:name="T199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1998" style:parent-style-name="DefaultParagraphFont" style:family="text">
      <style:text-properties style:font-name="Arial" style:font-name-complex="Arial" fo:color="#252525" fo:font-size="10pt" style:font-size-asian="10pt" style:font-size-complex="10pt"/>
    </style:style>
    <style:style style:name="T1999" style:parent-style-name="DefaultParagraphFont" style:family="text">
      <style:text-properties fo:color="#0B0080"/>
    </style:style>
    <style:style style:name="T2000" style:parent-style-name="DefaultParagraphFont" style:family="text">
      <style:text-properties style:font-name="Arial" style:font-name-complex="Arial" fo:color="#252525" fo:font-size="10pt" style:font-size-asian="10pt" style:font-size-complex="10pt"/>
    </style:style>
    <style:style style:name="P200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02" style:parent-style-name="DefaultParagraphFont" style:family="text">
      <style:text-properties fo:font-weight="bold" style:font-weight-asian="bold" style:font-weight-complex="bold" fo:color="#0B0080"/>
    </style:style>
    <style:style style:name="T2003" style:parent-style-name="DefaultParagraphFont" style:family="text">
      <style:text-properties style:font-name="Arial" style:font-name-complex="Arial" fo:color="#252525" fo:font-size="10pt" style:font-size-asian="10pt" style:font-size-complex="10pt"/>
    </style:style>
    <style:style style:name="T2004" style:parent-style-name="DefaultParagraphFont" style:family="text">
      <style:text-properties fo:color="#0B0080"/>
    </style:style>
    <style:style style:name="T2005" style:parent-style-name="DefaultParagraphFont" style:family="text">
      <style:text-properties style:font-name="Arial" style:font-name-complex="Arial" fo:color="#252525" fo:font-size="10pt" style:font-size-asian="10pt" style:font-size-complex="10pt"/>
    </style:style>
    <style:style style:name="P200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07" style:parent-style-name="DefaultParagraphFont" style:family="text">
      <style:text-properties fo:font-weight="bold" style:font-weight-asian="bold" style:font-weight-complex="bold" fo:color="#0B0080"/>
    </style:style>
    <style:style style:name="T2008" style:parent-style-name="DefaultParagraphFont" style:family="text">
      <style:text-properties style:font-name="Arial" style:font-name-complex="Arial" fo:color="#252525" fo:font-size="10pt" style:font-size-asian="10pt" style:font-size-complex="10pt"/>
    </style:style>
    <style:style style:name="T2009" style:parent-style-name="DefaultParagraphFont" style:family="text">
      <style:text-properties fo:color="#0B0080"/>
    </style:style>
    <style:style style:name="T2010" style:parent-style-name="DefaultParagraphFont" style:family="text">
      <style:text-properties style:font-name="Arial" style:font-name-complex="Arial" fo:color="#252525" fo:font-size="10pt" style:font-size-asian="10pt" style:font-size-complex="10pt"/>
    </style:style>
    <style:style style:name="P201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12" style:parent-style-name="DefaultParagraphFont" style:family="text">
      <style:text-properties style:font-name="Arial" style:font-name-complex="Arial" fo:color="#252525" fo:font-size="10pt" style:font-size-asian="10pt" style:font-size-complex="10pt"/>
    </style:style>
    <style:style style:name="T2013" style:parent-style-name="DefaultParagraphFont" style:family="text">
      <style:text-properties fo:color="#0B0080"/>
    </style:style>
    <style:style style:name="T201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15" style:parent-style-name="DefaultParagraphFont" style:family="text">
      <style:text-properties style:font-name="Arial" style:font-name-complex="Arial" fo:color="#252525" fo:font-size="10pt" style:font-size-asian="10pt" style:font-size-complex="10pt"/>
    </style:style>
    <style:style style:name="T201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17" style:parent-style-name="DefaultParagraphFont" style:family="text">
      <style:text-properties style:font-name="Arial" style:font-name-complex="Arial" fo:color="#252525" fo:font-size="10pt" style:font-size-asian="10pt" style:font-size-complex="10pt"/>
    </style:style>
    <style:style style:name="T201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19" style:parent-style-name="DefaultParagraphFont" style:family="text">
      <style:text-properties style:font-name="Arial" style:font-name-complex="Arial" fo:color="#252525" fo:font-size="10pt" style:font-size-asian="10pt" style:font-size-complex="10pt"/>
    </style:style>
    <style:style style:name="T2020" style:parent-style-name="DefaultParagraphFont" style:family="text">
      <style:text-properties fo:color="#0B0080"/>
    </style:style>
    <style:style style:name="T2021" style:parent-style-name="DefaultParagraphFont" style:family="text">
      <style:text-properties style:font-name="Arial" style:font-name-complex="Arial" fo:color="#252525" fo:font-size="10pt" style:font-size-asian="10pt" style:font-size-complex="10pt"/>
    </style:style>
    <style:style style:name="P202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23" style:parent-style-name="DefaultParagraphFont" style:family="text">
      <style:text-properties style:font-name="Arial" style:font-name-complex="Arial" fo:color="#252525" fo:font-size="10pt" style:font-size-asian="10pt" style:font-size-complex="10pt"/>
    </style:style>
    <style:style style:name="T2024" style:parent-style-name="DefaultParagraphFont" style:family="text">
      <style:text-properties fo:color="#0B0080"/>
    </style:style>
    <style:style style:name="T202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26" style:parent-style-name="DefaultParagraphFont" style:family="text">
      <style:text-properties style:font-name="Arial" style:font-name-complex="Arial" fo:color="#252525" fo:font-size="10pt" style:font-size-asian="10pt" style:font-size-complex="10pt"/>
    </style:style>
    <style:style style:name="T202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28" style:parent-style-name="DefaultParagraphFont" style:family="text">
      <style:text-properties style:font-name="Arial" style:font-name-complex="Arial" fo:color="#252525" fo:font-size="10pt" style:font-size-asian="10pt" style:font-size-complex="10pt"/>
    </style:style>
    <style:style style:name="T202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30" style:parent-style-name="DefaultParagraphFont" style:family="text">
      <style:text-properties style:font-name="Arial" style:font-name-complex="Arial" fo:color="#252525" fo:font-size="10pt" style:font-size-asian="10pt" style:font-size-complex="10pt"/>
    </style:style>
    <style:style style:name="T203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32" style:parent-style-name="DefaultParagraphFont" style:family="text">
      <style:text-properties style:font-name="Arial" style:font-name-complex="Arial" fo:color="#252525" fo:font-size="10pt" style:font-size-asian="10pt" style:font-size-complex="10pt"/>
    </style:style>
    <style:style style:name="T2033" style:parent-style-name="DefaultParagraphFont" style:family="text">
      <style:text-properties fo:color="#0B0080"/>
    </style:style>
    <style:style style:name="T2034" style:parent-style-name="DefaultParagraphFont" style:family="text">
      <style:text-properties style:font-name="Arial" style:font-name-complex="Arial" fo:color="#252525" fo:font-size="10pt" style:font-size-asian="10pt" style:font-size-complex="10pt"/>
    </style:style>
    <style:style style:name="P203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36" style:parent-style-name="DefaultParagraphFont" style:family="text">
      <style:text-properties fo:font-weight="bold" style:font-weight-asian="bold" style:font-weight-complex="bold" fo:color="#0B0080"/>
    </style:style>
    <style:style style:name="T2037" style:parent-style-name="DefaultParagraphFont" style:family="text">
      <style:text-properties style:font-name="Arial" style:font-name-complex="Arial" fo:color="#252525" fo:font-size="10pt" style:font-size-asian="10pt" style:font-size-complex="10pt"/>
    </style:style>
    <style:style style:name="T2038" style:parent-style-name="DefaultParagraphFont" style:family="text">
      <style:text-properties fo:color="#0B0080"/>
    </style:style>
    <style:style style:name="T2039" style:parent-style-name="DefaultParagraphFont" style:family="text">
      <style:text-properties style:font-name="Arial" style:font-name-complex="Arial" fo:color="#252525" fo:font-size="10pt" style:font-size-asian="10pt" style:font-size-complex="10pt"/>
    </style:style>
    <style:style style:name="P204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41" style:parent-style-name="DefaultParagraphFont" style:family="text">
      <style:text-properties fo:font-weight="bold" style:font-weight-asian="bold" style:font-weight-complex="bold" fo:color="#0B0080"/>
    </style:style>
    <style:style style:name="T2042" style:parent-style-name="DefaultParagraphFont" style:family="text">
      <style:text-properties style:font-name="Arial" style:font-name-complex="Arial" fo:color="#252525" fo:font-size="10pt" style:font-size-asian="10pt" style:font-size-complex="10pt"/>
    </style:style>
    <style:style style:name="T2043" style:parent-style-name="DefaultParagraphFont" style:family="text">
      <style:text-properties fo:color="#0B0080"/>
    </style:style>
    <style:style style:name="T2044" style:parent-style-name="DefaultParagraphFont" style:family="text">
      <style:text-properties style:font-name="Arial" style:font-name-complex="Arial" fo:color="#252525" fo:font-size="10pt" style:font-size-asian="10pt" style:font-size-complex="10pt"/>
    </style:style>
    <style:style style:name="P204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46" style:parent-style-name="DefaultParagraphFont" style:family="text">
      <style:text-properties style:font-name="Arial" style:font-name-complex="Arial" fo:color="#252525" fo:font-size="10pt" style:font-size-asian="10pt" style:font-size-complex="10pt"/>
    </style:style>
    <style:style style:name="T2047" style:parent-style-name="DefaultParagraphFont" style:family="text">
      <style:text-properties fo:color="#0B0080"/>
    </style:style>
    <style:style style:name="T204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49" style:parent-style-name="DefaultParagraphFont" style:family="text">
      <style:text-properties style:font-name="Arial" style:font-name-complex="Arial" fo:color="#252525" fo:font-size="10pt" style:font-size-asian="10pt" style:font-size-complex="10pt"/>
    </style:style>
    <style:style style:name="T205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51" style:parent-style-name="DefaultParagraphFont" style:family="text">
      <style:text-properties style:font-name="Arial" style:font-name-complex="Arial" fo:color="#252525" fo:font-size="10pt" style:font-size-asian="10pt" style:font-size-complex="10pt"/>
    </style:style>
    <style:style style:name="T205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53" style:parent-style-name="DefaultParagraphFont" style:family="text">
      <style:text-properties style:font-name="Arial" style:font-name-complex="Arial" fo:color="#252525" fo:font-size="10pt" style:font-size-asian="10pt" style:font-size-complex="10pt"/>
    </style:style>
    <style:style style:name="T2054" style:parent-style-name="DefaultParagraphFont" style:family="text">
      <style:text-properties fo:color="#0B0080"/>
    </style:style>
    <style:style style:name="T2055" style:parent-style-name="DefaultParagraphFont" style:family="text">
      <style:text-properties style:font-name="Arial" style:font-name-complex="Arial" fo:color="#252525" fo:font-size="10pt" style:font-size-asian="10pt" style:font-size-complex="10pt"/>
    </style:style>
    <style:style style:name="P205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57" style:parent-style-name="DefaultParagraphFont" style:family="text">
      <style:text-properties fo:font-weight="bold" style:font-weight-asian="bold" style:font-weight-complex="bold" fo:color="#0B0080"/>
    </style:style>
    <style:style style:name="T2058" style:parent-style-name="DefaultParagraphFont" style:family="text">
      <style:text-properties style:font-name="Arial" style:font-name-complex="Arial" fo:color="#252525" fo:font-size="10pt" style:font-size-asian="10pt" style:font-size-complex="10pt"/>
    </style:style>
    <style:style style:name="T2059" style:parent-style-name="DefaultParagraphFont" style:family="text">
      <style:text-properties fo:color="#0B0080"/>
    </style:style>
    <style:style style:name="T2060" style:parent-style-name="DefaultParagraphFont" style:family="text">
      <style:text-properties style:font-name="Arial" style:font-name-complex="Arial" fo:color="#252525" fo:font-size="10pt" style:font-size-asian="10pt" style:font-size-complex="10pt"/>
    </style:style>
    <style:style style:name="P206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62" style:parent-style-name="DefaultParagraphFont" style:family="text">
      <style:text-properties fo:font-weight="bold" style:font-weight-asian="bold" style:font-weight-complex="bold" fo:color="#0B0080"/>
    </style:style>
    <style:style style:name="T2063" style:parent-style-name="DefaultParagraphFont" style:family="text">
      <style:text-properties style:font-name="Arial" style:font-name-complex="Arial" fo:color="#252525" fo:font-size="10pt" style:font-size-asian="10pt" style:font-size-complex="10pt"/>
    </style:style>
    <style:style style:name="T2064" style:parent-style-name="DefaultParagraphFont" style:family="text">
      <style:text-properties fo:color="#0B0080"/>
    </style:style>
    <style:style style:name="T2065" style:parent-style-name="DefaultParagraphFont" style:family="text">
      <style:text-properties style:font-name="Arial" style:font-name-complex="Arial" fo:color="#252525" fo:font-size="10pt" style:font-size-asian="10pt" style:font-size-complex="10pt"/>
    </style:style>
    <style:style style:name="P206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67" style:parent-style-name="DefaultParagraphFont" style:family="text">
      <style:text-properties fo:font-weight="bold" style:font-weight-asian="bold" style:font-weight-complex="bold" fo:color="#0B0080"/>
    </style:style>
    <style:style style:name="T2068" style:parent-style-name="DefaultParagraphFont" style:family="text">
      <style:text-properties style:font-name="Arial" style:font-name-complex="Arial" fo:color="#252525" fo:font-size="10pt" style:font-size-asian="10pt" style:font-size-complex="10pt"/>
    </style:style>
    <style:style style:name="T2069" style:parent-style-name="DefaultParagraphFont" style:family="text">
      <style:text-properties fo:color="#0B0080"/>
    </style:style>
    <style:style style:name="T2070" style:parent-style-name="DefaultParagraphFont" style:family="text">
      <style:text-properties style:font-name="Arial" style:font-name-complex="Arial" fo:color="#252525" fo:font-size="10pt" style:font-size-asian="10pt" style:font-size-complex="10pt"/>
    </style:style>
    <style:style style:name="P207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72" style:parent-style-name="DefaultParagraphFont" style:family="text">
      <style:text-properties style:font-name="Arial" style:font-name-complex="Arial" fo:color="#252525" fo:font-size="10pt" style:font-size-asian="10pt" style:font-size-complex="10pt"/>
    </style:style>
    <style:style style:name="T2073" style:parent-style-name="DefaultParagraphFont" style:family="text">
      <style:text-properties fo:color="#0B0080"/>
    </style:style>
    <style:style style:name="T207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75" style:parent-style-name="DefaultParagraphFont" style:family="text">
      <style:text-properties style:font-name="Arial" style:font-name-complex="Arial" fo:color="#252525" fo:font-size="10pt" style:font-size-asian="10pt" style:font-size-complex="10pt"/>
    </style:style>
    <style:style style:name="T207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77" style:parent-style-name="DefaultParagraphFont" style:family="text">
      <style:text-properties style:font-name="Arial" style:font-name-complex="Arial" fo:color="#252525" fo:font-size="10pt" style:font-size-asian="10pt" style:font-size-complex="10pt"/>
    </style:style>
    <style:style style:name="T207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79" style:parent-style-name="DefaultParagraphFont" style:family="text">
      <style:text-properties style:font-name="Arial" style:font-name-complex="Arial" fo:color="#252525" fo:font-size="10pt" style:font-size-asian="10pt" style:font-size-complex="10pt"/>
    </style:style>
    <style:style style:name="T2080" style:parent-style-name="DefaultParagraphFont" style:family="text">
      <style:text-properties fo:color="#0B0080"/>
    </style:style>
    <style:style style:name="T2081" style:parent-style-name="DefaultParagraphFont" style:family="text">
      <style:text-properties style:font-name="Arial" style:font-name-complex="Arial" fo:color="#252525" fo:font-size="10pt" style:font-size-asian="10pt" style:font-size-complex="10pt"/>
    </style:style>
    <style:style style:name="P208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83" style:parent-style-name="DefaultParagraphFont" style:family="text">
      <style:text-properties style:font-name="Arial" style:font-name-complex="Arial" fo:color="#252525" fo:font-size="10pt" style:font-size-asian="10pt" style:font-size-complex="10pt"/>
    </style:style>
    <style:style style:name="T2084" style:parent-style-name="DefaultParagraphFont" style:family="text">
      <style:text-properties fo:color="#0B0080"/>
    </style:style>
    <style:style style:name="T208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86" style:parent-style-name="DefaultParagraphFont" style:family="text">
      <style:text-properties style:font-name="Arial" style:font-name-complex="Arial" fo:color="#252525" fo:font-size="10pt" style:font-size-asian="10pt" style:font-size-complex="10pt"/>
    </style:style>
    <style:style style:name="T208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88" style:parent-style-name="DefaultParagraphFont" style:family="text">
      <style:text-properties style:font-name="Arial" style:font-name-complex="Arial" fo:color="#252525" fo:font-size="10pt" style:font-size-asian="10pt" style:font-size-complex="10pt"/>
    </style:style>
    <style:style style:name="T208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090" style:parent-style-name="DefaultParagraphFont" style:family="text">
      <style:text-properties style:font-name="Arial" style:font-name-complex="Arial" fo:color="#252525" fo:font-size="10pt" style:font-size-asian="10pt" style:font-size-complex="10pt"/>
    </style:style>
    <style:style style:name="T2091" style:parent-style-name="DefaultParagraphFont" style:family="text">
      <style:text-properties fo:color="#0B0080"/>
    </style:style>
    <style:style style:name="T2092" style:parent-style-name="DefaultParagraphFont" style:family="text">
      <style:text-properties style:font-name="Arial" style:font-name-complex="Arial" fo:color="#252525" fo:font-size="10pt" style:font-size-asian="10pt" style:font-size-complex="10pt"/>
    </style:style>
    <style:style style:name="P209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94" style:parent-style-name="DefaultParagraphFont" style:family="text">
      <style:text-properties fo:font-weight="bold" style:font-weight-asian="bold" style:font-weight-complex="bold" fo:color="#0B0080"/>
    </style:style>
    <style:style style:name="T2095" style:parent-style-name="DefaultParagraphFont" style:family="text">
      <style:text-properties style:font-name="Arial" style:font-name-complex="Arial" fo:color="#252525" fo:font-size="10pt" style:font-size-asian="10pt" style:font-size-complex="10pt"/>
    </style:style>
    <style:style style:name="T2096" style:parent-style-name="DefaultParagraphFont" style:family="text">
      <style:text-properties fo:color="#0B0080"/>
    </style:style>
    <style:style style:name="T2097" style:parent-style-name="DefaultParagraphFont" style:family="text">
      <style:text-properties style:font-name="Arial" style:font-name-complex="Arial" fo:color="#252525" fo:font-size="10pt" style:font-size-asian="10pt" style:font-size-complex="10pt"/>
    </style:style>
    <style:style style:name="P209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099" style:parent-style-name="DefaultParagraphFont" style:family="text">
      <style:text-properties fo:font-weight="bold" style:font-weight-asian="bold" style:font-weight-complex="bold" fo:color="#0B0080"/>
    </style:style>
    <style:style style:name="T2100" style:parent-style-name="DefaultParagraphFont" style:family="text">
      <style:text-properties style:font-name="Arial" style:font-name-complex="Arial" fo:color="#252525" fo:font-size="10pt" style:font-size-asian="10pt" style:font-size-complex="10pt"/>
    </style:style>
    <style:style style:name="T2101" style:parent-style-name="DefaultParagraphFont" style:family="text">
      <style:text-properties fo:color="#0B0080"/>
    </style:style>
    <style:style style:name="T2102" style:parent-style-name="DefaultParagraphFont" style:family="text">
      <style:text-properties style:font-name="Arial" style:font-name-complex="Arial" fo:color="#252525" fo:font-size="10pt" style:font-size-asian="10pt" style:font-size-complex="10pt"/>
    </style:style>
    <style:style style:name="P210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04" style:parent-style-name="DefaultParagraphFont" style:family="text">
      <style:text-properties style:font-name="Arial" style:font-name-complex="Arial" fo:color="#252525" fo:font-size="10pt" style:font-size-asian="10pt" style:font-size-complex="10pt"/>
    </style:style>
    <style:style style:name="T2105" style:parent-style-name="DefaultParagraphFont" style:family="text">
      <style:text-properties fo:color="#0B0080"/>
    </style:style>
    <style:style style:name="T210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07" style:parent-style-name="DefaultParagraphFont" style:family="text">
      <style:text-properties style:font-name="Arial" style:font-name-complex="Arial" fo:color="#252525" fo:font-size="10pt" style:font-size-asian="10pt" style:font-size-complex="10pt"/>
    </style:style>
    <style:style style:name="T210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09" style:parent-style-name="DefaultParagraphFont" style:family="text">
      <style:text-properties style:font-name="Arial" style:font-name-complex="Arial" fo:color="#252525" fo:font-size="10pt" style:font-size-asian="10pt" style:font-size-complex="10pt"/>
    </style:style>
    <style:style style:name="T211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11" style:parent-style-name="DefaultParagraphFont" style:family="text">
      <style:text-properties style:font-name="Arial" style:font-name-complex="Arial" fo:color="#252525" fo:font-size="10pt" style:font-size-asian="10pt" style:font-size-complex="10pt"/>
    </style:style>
    <style:style style:name="T2112" style:parent-style-name="DefaultParagraphFont" style:family="text">
      <style:text-properties fo:color="#0B0080"/>
    </style:style>
    <style:style style:name="T2113" style:parent-style-name="DefaultParagraphFont" style:family="text">
      <style:text-properties style:font-name="Arial" style:font-name-complex="Arial" fo:color="#252525" fo:font-size="10pt" style:font-size-asian="10pt" style:font-size-complex="10pt"/>
    </style:style>
    <style:style style:name="P211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15" style:parent-style-name="DefaultParagraphFont" style:family="text">
      <style:text-properties fo:font-weight="bold" style:font-weight-asian="bold" style:font-weight-complex="bold" fo:color="#0B0080"/>
    </style:style>
    <style:style style:name="T2116" style:parent-style-name="DefaultParagraphFont" style:family="text">
      <style:text-properties style:font-name="Arial" style:font-name-complex="Arial" fo:color="#252525" fo:font-size="10pt" style:font-size-asian="10pt" style:font-size-complex="10pt"/>
    </style:style>
    <style:style style:name="T2117" style:parent-style-name="DefaultParagraphFont" style:family="text">
      <style:text-properties fo:color="#0B0080"/>
    </style:style>
    <style:style style:name="T2118" style:parent-style-name="DefaultParagraphFont" style:family="text">
      <style:text-properties style:font-name="Arial" style:font-name-complex="Arial" fo:color="#252525" fo:font-size="10pt" style:font-size-asian="10pt" style:font-size-complex="10pt"/>
    </style:style>
    <style:style style:name="P211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20" style:parent-style-name="DefaultParagraphFont" style:family="text">
      <style:text-properties fo:font-weight="bold" style:font-weight-asian="bold" style:font-weight-complex="bold" fo:color="#0B0080"/>
    </style:style>
    <style:style style:name="T2121" style:parent-style-name="DefaultParagraphFont" style:family="text">
      <style:text-properties style:font-name="Arial" style:font-name-complex="Arial" fo:color="#252525" fo:font-size="10pt" style:font-size-asian="10pt" style:font-size-complex="10pt"/>
    </style:style>
    <style:style style:name="T2122" style:parent-style-name="DefaultParagraphFont" style:family="text">
      <style:text-properties fo:color="#0B0080"/>
    </style:style>
    <style:style style:name="T2123" style:parent-style-name="DefaultParagraphFont" style:family="text">
      <style:text-properties style:font-name="Arial" style:font-name-complex="Arial" fo:color="#252525" fo:font-size="10pt" style:font-size-asian="10pt" style:font-size-complex="10pt"/>
    </style:style>
    <style:style style:name="P212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25" style:parent-style-name="DefaultParagraphFont" style:family="text">
      <style:text-properties style:font-name="Arial" style:font-name-complex="Arial" fo:color="#252525" fo:font-size="10pt" style:font-size-asian="10pt" style:font-size-complex="10pt"/>
    </style:style>
    <style:style style:name="T2126" style:parent-style-name="DefaultParagraphFont" style:family="text">
      <style:text-properties fo:color="#0B0080"/>
    </style:style>
    <style:style style:name="T212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28" style:parent-style-name="DefaultParagraphFont" style:family="text">
      <style:text-properties style:font-name="Arial" style:font-name-complex="Arial" fo:color="#252525" fo:font-size="10pt" style:font-size-asian="10pt" style:font-size-complex="10pt"/>
    </style:style>
    <style:style style:name="T212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30" style:parent-style-name="DefaultParagraphFont" style:family="text">
      <style:text-properties style:font-name="Arial" style:font-name-complex="Arial" fo:color="#252525" fo:font-size="10pt" style:font-size-asian="10pt" style:font-size-complex="10pt"/>
    </style:style>
    <style:style style:name="T213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32" style:parent-style-name="DefaultParagraphFont" style:family="text">
      <style:text-properties style:font-name="Arial" style:font-name-complex="Arial" fo:color="#252525" fo:font-size="10pt" style:font-size-asian="10pt" style:font-size-complex="10pt"/>
    </style:style>
    <style:style style:name="T213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34" style:parent-style-name="DefaultParagraphFont" style:family="text">
      <style:text-properties style:font-name="Arial" style:font-name-complex="Arial" fo:color="#252525" fo:font-size="10pt" style:font-size-asian="10pt" style:font-size-complex="10pt"/>
    </style:style>
    <style:style style:name="T2135" style:parent-style-name="DefaultParagraphFont" style:family="text">
      <style:text-properties fo:color="#0B0080"/>
    </style:style>
    <style:style style:name="T2136" style:parent-style-name="DefaultParagraphFont" style:family="text">
      <style:text-properties style:font-name="Arial" style:font-name-complex="Arial" fo:color="#252525" fo:font-size="10pt" style:font-size-asian="10pt" style:font-size-complex="10pt"/>
    </style:style>
    <style:style style:name="P213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38" style:parent-style-name="DefaultParagraphFont" style:family="text">
      <style:text-properties style:font-name="Arial" style:font-name-complex="Arial" fo:color="#252525" fo:font-size="10pt" style:font-size-asian="10pt" style:font-size-complex="10pt"/>
    </style:style>
    <style:style style:name="T2139" style:parent-style-name="DefaultParagraphFont" style:family="text">
      <style:text-properties fo:color="#0B0080"/>
    </style:style>
    <style:style style:name="T214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41" style:parent-style-name="DefaultParagraphFont" style:family="text">
      <style:text-properties style:font-name="Arial" style:font-name-complex="Arial" fo:color="#252525" fo:font-size="10pt" style:font-size-asian="10pt" style:font-size-complex="10pt"/>
    </style:style>
    <style:style style:name="T214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43" style:parent-style-name="DefaultParagraphFont" style:family="text">
      <style:text-properties style:font-name="Arial" style:font-name-complex="Arial" fo:color="#252525" fo:font-size="10pt" style:font-size-asian="10pt" style:font-size-complex="10pt"/>
    </style:style>
    <style:style style:name="T214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45" style:parent-style-name="DefaultParagraphFont" style:family="text">
      <style:text-properties style:font-name="Arial" style:font-name-complex="Arial" fo:color="#252525" fo:font-size="10pt" style:font-size-asian="10pt" style:font-size-complex="10pt"/>
    </style:style>
    <style:style style:name="T2146" style:parent-style-name="DefaultParagraphFont" style:family="text">
      <style:text-properties fo:color="#0B0080"/>
    </style:style>
    <style:style style:name="T2147" style:parent-style-name="DefaultParagraphFont" style:family="text">
      <style:text-properties style:font-name="Arial" style:font-name-complex="Arial" fo:color="#252525" fo:font-size="10pt" style:font-size-asian="10pt" style:font-size-complex="10pt"/>
    </style:style>
    <style:style style:name="P214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49" style:parent-style-name="DefaultParagraphFont" style:family="text">
      <style:text-properties style:font-name="Arial" style:font-name-complex="Arial" fo:color="#252525" fo:font-size="10pt" style:font-size-asian="10pt" style:font-size-complex="10pt"/>
    </style:style>
    <style:style style:name="T2150" style:parent-style-name="DefaultParagraphFont" style:family="text">
      <style:text-properties fo:color="#0B0080"/>
    </style:style>
    <style:style style:name="T215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52" style:parent-style-name="DefaultParagraphFont" style:family="text">
      <style:text-properties style:font-name="Arial" style:font-name-complex="Arial" fo:color="#252525" fo:font-size="10pt" style:font-size-asian="10pt" style:font-size-complex="10pt"/>
    </style:style>
    <style:style style:name="T215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54" style:parent-style-name="DefaultParagraphFont" style:family="text">
      <style:text-properties style:font-name="Arial" style:font-name-complex="Arial" fo:color="#252525" fo:font-size="10pt" style:font-size-asian="10pt" style:font-size-complex="10pt"/>
    </style:style>
    <style:style style:name="T215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56" style:parent-style-name="DefaultParagraphFont" style:family="text">
      <style:text-properties style:font-name="Arial" style:font-name-complex="Arial" fo:color="#252525" fo:font-size="10pt" style:font-size-asian="10pt" style:font-size-complex="10pt"/>
    </style:style>
    <style:style style:name="T2157" style:parent-style-name="DefaultParagraphFont" style:family="text">
      <style:text-properties fo:color="#0B0080"/>
    </style:style>
    <style:style style:name="T2158" style:parent-style-name="DefaultParagraphFont" style:family="text">
      <style:text-properties style:font-name="Arial" style:font-name-complex="Arial" fo:color="#252525" fo:font-size="10pt" style:font-size-asian="10pt" style:font-size-complex="10pt"/>
    </style:style>
    <style:style style:name="P215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60" style:parent-style-name="DefaultParagraphFont" style:family="text">
      <style:text-properties fo:font-weight="bold" style:font-weight-asian="bold" style:font-weight-complex="bold" fo:color="#0B0080"/>
    </style:style>
    <style:style style:name="T2161" style:parent-style-name="DefaultParagraphFont" style:family="text">
      <style:text-properties style:font-name="Arial" style:font-name-complex="Arial" fo:color="#252525" fo:font-size="10pt" style:font-size-asian="10pt" style:font-size-complex="10pt"/>
    </style:style>
    <style:style style:name="T2162" style:parent-style-name="DefaultParagraphFont" style:family="text">
      <style:text-properties fo:color="#0B0080"/>
    </style:style>
    <style:style style:name="T2163" style:parent-style-name="DefaultParagraphFont" style:family="text">
      <style:text-properties style:font-name="Arial" style:font-name-complex="Arial" fo:color="#252525" fo:font-size="10pt" style:font-size-asian="10pt" style:font-size-complex="10pt"/>
    </style:style>
    <style:style style:name="P216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65" style:parent-style-name="DefaultParagraphFont" style:family="text">
      <style:text-properties fo:font-weight="bold" style:font-weight-asian="bold" style:font-weight-complex="bold" fo:color="#0B0080"/>
    </style:style>
    <style:style style:name="T2166" style:parent-style-name="DefaultParagraphFont" style:family="text">
      <style:text-properties style:font-name="Arial" style:font-name-complex="Arial" fo:color="#252525" fo:font-size="10pt" style:font-size-asian="10pt" style:font-size-complex="10pt"/>
    </style:style>
    <style:style style:name="T2167" style:parent-style-name="DefaultParagraphFont" style:family="text">
      <style:text-properties fo:color="#0B0080"/>
    </style:style>
    <style:style style:name="T2168" style:parent-style-name="DefaultParagraphFont" style:family="text">
      <style:text-properties style:font-name="Arial" style:font-name-complex="Arial" fo:color="#252525" fo:font-size="10pt" style:font-size-asian="10pt" style:font-size-complex="10pt"/>
    </style:style>
    <style:style style:name="P216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70" style:parent-style-name="DefaultParagraphFont" style:family="text">
      <style:text-properties style:font-name="Arial" style:font-name-complex="Arial" fo:color="#252525" fo:font-size="10pt" style:font-size-asian="10pt" style:font-size-complex="10pt"/>
    </style:style>
    <style:style style:name="T2171" style:parent-style-name="DefaultParagraphFont" style:family="text">
      <style:text-properties fo:color="#0B0080"/>
    </style:style>
    <style:style style:name="T217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73" style:parent-style-name="DefaultParagraphFont" style:family="text">
      <style:text-properties style:font-name="Arial" style:font-name-complex="Arial" fo:color="#252525" fo:font-size="10pt" style:font-size-asian="10pt" style:font-size-complex="10pt"/>
    </style:style>
    <style:style style:name="T217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75" style:parent-style-name="DefaultParagraphFont" style:family="text">
      <style:text-properties style:font-name="Arial" style:font-name-complex="Arial" fo:color="#252525" fo:font-size="10pt" style:font-size-asian="10pt" style:font-size-complex="10pt"/>
    </style:style>
    <style:style style:name="T217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77" style:parent-style-name="DefaultParagraphFont" style:family="text">
      <style:text-properties style:font-name="Arial" style:font-name-complex="Arial" fo:color="#252525" fo:font-size="10pt" style:font-size-asian="10pt" style:font-size-complex="10pt"/>
    </style:style>
    <style:style style:name="T2178" style:parent-style-name="DefaultParagraphFont" style:family="text">
      <style:text-properties fo:color="#0B0080"/>
    </style:style>
    <style:style style:name="T2179" style:parent-style-name="DefaultParagraphFont" style:family="text">
      <style:text-properties style:font-name="Arial" style:font-name-complex="Arial" fo:color="#252525" fo:font-size="10pt" style:font-size-asian="10pt" style:font-size-complex="10pt"/>
    </style:style>
    <style:style style:name="P218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81" style:parent-style-name="DefaultParagraphFont" style:family="text">
      <style:text-properties fo:font-weight="bold" style:font-weight-asian="bold" style:font-weight-complex="bold" fo:color="#0B0080"/>
    </style:style>
    <style:style style:name="T2182" style:parent-style-name="DefaultParagraphFont" style:family="text">
      <style:text-properties style:font-name="Arial" style:font-name-complex="Arial" fo:color="#252525" fo:font-size="10pt" style:font-size-asian="10pt" style:font-size-complex="10pt"/>
    </style:style>
    <style:style style:name="T2183" style:parent-style-name="DefaultParagraphFont" style:family="text">
      <style:text-properties fo:color="#0B0080"/>
    </style:style>
    <style:style style:name="T2184" style:parent-style-name="DefaultParagraphFont" style:family="text">
      <style:text-properties style:font-name="Arial" style:font-name-complex="Arial" fo:color="#252525" fo:font-size="10pt" style:font-size-asian="10pt" style:font-size-complex="10pt"/>
    </style:style>
    <style:style style:name="P218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86" style:parent-style-name="DefaultParagraphFont" style:family="text">
      <style:text-properties fo:font-weight="bold" style:font-weight-asian="bold" style:font-weight-complex="bold" fo:color="#0B0080"/>
    </style:style>
    <style:style style:name="T2187" style:parent-style-name="DefaultParagraphFont" style:family="text">
      <style:text-properties style:font-name="Arial" style:font-name-complex="Arial" fo:color="#252525" fo:font-size="10pt" style:font-size-asian="10pt" style:font-size-complex="10pt"/>
    </style:style>
    <style:style style:name="T2188" style:parent-style-name="DefaultParagraphFont" style:family="text">
      <style:text-properties fo:color="#0B0080"/>
    </style:style>
    <style:style style:name="T2189" style:parent-style-name="DefaultParagraphFont" style:family="text">
      <style:text-properties style:font-name="Arial" style:font-name-complex="Arial" fo:color="#252525" fo:font-size="10pt" style:font-size-asian="10pt" style:font-size-complex="10pt"/>
    </style:style>
    <style:style style:name="P219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191" style:parent-style-name="DefaultParagraphFont" style:family="text">
      <style:text-properties style:font-name="Arial" style:font-name-complex="Arial" fo:color="#252525" fo:font-size="10pt" style:font-size-asian="10pt" style:font-size-complex="10pt"/>
    </style:style>
    <style:style style:name="T2192" style:parent-style-name="DefaultParagraphFont" style:family="text">
      <style:text-properties fo:color="#0B0080"/>
    </style:style>
    <style:style style:name="T219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94" style:parent-style-name="DefaultParagraphFont" style:family="text">
      <style:text-properties style:font-name="Arial" style:font-name-complex="Arial" fo:color="#252525" fo:font-size="10pt" style:font-size-asian="10pt" style:font-size-complex="10pt"/>
    </style:style>
    <style:style style:name="T219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196" style:parent-style-name="DefaultParagraphFont" style:family="text">
      <style:text-properties style:font-name="Arial" style:font-name-complex="Arial" fo:color="#252525" fo:font-size="10pt" style:font-size-asian="10pt" style:font-size-complex="10pt"/>
    </style:style>
    <style:style style:name="T2197" style:parent-style-name="DefaultParagraphFont" style:family="text">
      <style:text-properties fo:color="#0B0080"/>
    </style:style>
    <style:style style:name="T2198" style:parent-style-name="DefaultParagraphFont" style:family="text">
      <style:text-properties style:font-name="Arial" style:font-name-complex="Arial" fo:color="#252525" fo:font-size="10pt" style:font-size-asian="10pt" style:font-size-complex="10pt"/>
    </style:style>
    <style:style style:name="P219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00" style:parent-style-name="DefaultParagraphFont" style:family="text">
      <style:text-properties fo:font-weight="bold" style:font-weight-asian="bold" style:font-weight-complex="bold" fo:color="#0B0080"/>
    </style:style>
    <style:style style:name="T2201" style:parent-style-name="DefaultParagraphFont" style:family="text">
      <style:text-properties style:font-name="Arial" style:font-name-complex="Arial" fo:color="#252525" fo:font-size="10pt" style:font-size-asian="10pt" style:font-size-complex="10pt"/>
    </style:style>
    <style:style style:name="T2202" style:parent-style-name="DefaultParagraphFont" style:family="text">
      <style:text-properties fo:color="#0B0080"/>
    </style:style>
    <style:style style:name="T2203" style:parent-style-name="DefaultParagraphFont" style:family="text">
      <style:text-properties style:font-name="Arial" style:font-name-complex="Arial" fo:color="#252525" fo:font-size="10pt" style:font-size-asian="10pt" style:font-size-complex="10pt"/>
    </style:style>
    <style:style style:name="P220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05" style:parent-style-name="DefaultParagraphFont" style:family="text">
      <style:text-properties style:font-name="Arial" style:font-name-complex="Arial" fo:color="#252525" fo:font-size="10pt" style:font-size-asian="10pt" style:font-size-complex="10pt"/>
    </style:style>
    <style:style style:name="T2206" style:parent-style-name="DefaultParagraphFont" style:family="text">
      <style:text-properties fo:color="#0B0080"/>
    </style:style>
    <style:style style:name="T220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08" style:parent-style-name="DefaultParagraphFont" style:family="text">
      <style:text-properties style:font-name="Arial" style:font-name-complex="Arial" fo:color="#252525" fo:font-size="10pt" style:font-size-asian="10pt" style:font-size-complex="10pt"/>
    </style:style>
    <style:style style:name="T220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10" style:parent-style-name="DefaultParagraphFont" style:family="text">
      <style:text-properties style:font-name="Arial" style:font-name-complex="Arial" fo:color="#252525" fo:font-size="10pt" style:font-size-asian="10pt" style:font-size-complex="10pt"/>
    </style:style>
    <style:style style:name="T2211" style:parent-style-name="DefaultParagraphFont" style:family="text">
      <style:text-properties fo:color="#0B0080"/>
    </style:style>
    <style:style style:name="T2212" style:parent-style-name="DefaultParagraphFont" style:family="text">
      <style:text-properties style:font-name="Arial" style:font-name-complex="Arial" fo:color="#252525" fo:font-size="10pt" style:font-size-asian="10pt" style:font-size-complex="10pt"/>
    </style:style>
    <style:style style:name="P221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14" style:parent-style-name="DefaultParagraphFont" style:family="text">
      <style:text-properties fo:font-weight="bold" style:font-weight-asian="bold" style:font-weight-complex="bold" fo:color="#0B0080"/>
    </style:style>
    <style:style style:name="T2215" style:parent-style-name="DefaultParagraphFont" style:family="text">
      <style:text-properties style:font-name="Arial" style:font-name-complex="Arial" fo:color="#252525" fo:font-size="10pt" style:font-size-asian="10pt" style:font-size-complex="10pt"/>
    </style:style>
    <style:style style:name="T2216" style:parent-style-name="DefaultParagraphFont" style:family="text">
      <style:text-properties fo:color="#0B0080"/>
    </style:style>
    <style:style style:name="T2217" style:parent-style-name="DefaultParagraphFont" style:family="text">
      <style:text-properties style:font-name="Arial" style:font-name-complex="Arial" fo:color="#252525" fo:font-size="10pt" style:font-size-asian="10pt" style:font-size-complex="10pt"/>
    </style:style>
    <style:style style:name="P221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19" style:parent-style-name="DefaultParagraphFont" style:family="text">
      <style:text-properties fo:font-weight="bold" style:font-weight-asian="bold" style:font-weight-complex="bold" fo:color="#0B0080"/>
    </style:style>
    <style:style style:name="T2220" style:parent-style-name="DefaultParagraphFont" style:family="text">
      <style:text-properties style:font-name="Arial" style:font-name-complex="Arial" fo:color="#252525" fo:font-size="10pt" style:font-size-asian="10pt" style:font-size-complex="10pt"/>
    </style:style>
    <style:style style:name="T2221" style:parent-style-name="DefaultParagraphFont" style:family="text">
      <style:text-properties fo:color="#0B0080"/>
    </style:style>
    <style:style style:name="T2222" style:parent-style-name="DefaultParagraphFont" style:family="text">
      <style:text-properties style:font-name="Arial" style:font-name-complex="Arial" fo:color="#252525" fo:font-size="10pt" style:font-size-asian="10pt" style:font-size-complex="10pt"/>
    </style:style>
    <style:style style:name="P222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24" style:parent-style-name="DefaultParagraphFont" style:family="text">
      <style:text-properties fo:font-weight="bold" style:font-weight-asian="bold" style:font-weight-complex="bold" fo:color="#0B0080"/>
    </style:style>
    <style:style style:name="T2225" style:parent-style-name="DefaultParagraphFont" style:family="text">
      <style:text-properties style:font-name="Arial" style:font-name-complex="Arial" fo:color="#252525" fo:font-size="10pt" style:font-size-asian="10pt" style:font-size-complex="10pt"/>
    </style:style>
    <style:style style:name="T2226" style:parent-style-name="DefaultParagraphFont" style:family="text">
      <style:text-properties fo:color="#0B0080"/>
    </style:style>
    <style:style style:name="T2227" style:parent-style-name="DefaultParagraphFont" style:family="text">
      <style:text-properties style:font-name="Arial" style:font-name-complex="Arial" fo:color="#252525" fo:font-size="10pt" style:font-size-asian="10pt" style:font-size-complex="10pt"/>
    </style:style>
    <style:style style:name="P222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29" style:parent-style-name="DefaultParagraphFont" style:family="text">
      <style:text-properties fo:font-weight="bold" style:font-weight-asian="bold" style:font-weight-complex="bold" fo:color="#0B0080"/>
    </style:style>
    <style:style style:name="T2230" style:parent-style-name="DefaultParagraphFont" style:family="text">
      <style:text-properties style:font-name="Arial" style:font-name-complex="Arial" fo:color="#252525" fo:font-size="10pt" style:font-size-asian="10pt" style:font-size-complex="10pt"/>
    </style:style>
    <style:style style:name="T2231" style:parent-style-name="DefaultParagraphFont" style:family="text">
      <style:text-properties fo:color="#0B0080"/>
    </style:style>
    <style:style style:name="T2232" style:parent-style-name="DefaultParagraphFont" style:family="text">
      <style:text-properties style:font-name="Arial" style:font-name-complex="Arial" fo:color="#252525" fo:font-size="10pt" style:font-size-asian="10pt" style:font-size-complex="10pt"/>
    </style:style>
    <style:style style:name="P223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34" style:parent-style-name="DefaultParagraphFont" style:family="text">
      <style:text-properties style:font-name="Arial" style:font-name-complex="Arial" fo:color="#252525" fo:font-size="10pt" style:font-size-asian="10pt" style:font-size-complex="10pt"/>
    </style:style>
    <style:style style:name="T2235" style:parent-style-name="DefaultParagraphFont" style:family="text">
      <style:text-properties fo:color="#0B0080"/>
    </style:style>
    <style:style style:name="T223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37" style:parent-style-name="DefaultParagraphFont" style:family="text">
      <style:text-properties style:font-name="Arial" style:font-name-complex="Arial" fo:color="#252525" fo:font-size="10pt" style:font-size-asian="10pt" style:font-size-complex="10pt"/>
    </style:style>
    <style:style style:name="T223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39" style:parent-style-name="DefaultParagraphFont" style:family="text">
      <style:text-properties style:font-name="Arial" style:font-name-complex="Arial" fo:color="#252525" fo:font-size="10pt" style:font-size-asian="10pt" style:font-size-complex="10pt"/>
    </style:style>
    <style:style style:name="T2240" style:parent-style-name="DefaultParagraphFont" style:family="text">
      <style:text-properties fo:color="#0B0080"/>
    </style:style>
    <style:style style:name="T2241" style:parent-style-name="DefaultParagraphFont" style:family="text">
      <style:text-properties style:font-name="Arial" style:font-name-complex="Arial" fo:color="#252525" fo:font-size="10pt" style:font-size-asian="10pt" style:font-size-complex="10pt"/>
    </style:style>
    <style:style style:name="P224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43" style:parent-style-name="DefaultParagraphFont" style:family="text">
      <style:text-properties style:font-name="Arial" style:font-name-complex="Arial" fo:color="#252525" fo:font-size="10pt" style:font-size-asian="10pt" style:font-size-complex="10pt"/>
    </style:style>
    <style:style style:name="T2244" style:parent-style-name="DefaultParagraphFont" style:family="text">
      <style:text-properties fo:color="#0B0080"/>
    </style:style>
    <style:style style:name="T224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46" style:parent-style-name="DefaultParagraphFont" style:family="text">
      <style:text-properties style:font-name="Arial" style:font-name-complex="Arial" fo:color="#252525" fo:font-size="10pt" style:font-size-asian="10pt" style:font-size-complex="10pt"/>
    </style:style>
    <style:style style:name="T224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48" style:parent-style-name="DefaultParagraphFont" style:family="text">
      <style:text-properties style:font-name="Arial" style:font-name-complex="Arial" fo:color="#252525" fo:font-size="10pt" style:font-size-asian="10pt" style:font-size-complex="10pt"/>
    </style:style>
    <style:style style:name="T224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50" style:parent-style-name="DefaultParagraphFont" style:family="text">
      <style:text-properties style:font-name="Arial" style:font-name-complex="Arial" fo:color="#252525" fo:font-size="10pt" style:font-size-asian="10pt" style:font-size-complex="10pt"/>
    </style:style>
    <style:style style:name="T2251" style:parent-style-name="DefaultParagraphFont" style:family="text">
      <style:text-properties fo:color="#0B0080"/>
    </style:style>
    <style:style style:name="T2252" style:parent-style-name="DefaultParagraphFont" style:family="text">
      <style:text-properties style:font-name="Arial" style:font-name-complex="Arial" fo:color="#252525" fo:font-size="10pt" style:font-size-asian="10pt" style:font-size-complex="10pt"/>
    </style:style>
    <style:style style:name="P225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54" style:parent-style-name="DefaultParagraphFont" style:family="text">
      <style:text-properties fo:font-weight="bold" style:font-weight-asian="bold" style:font-weight-complex="bold" fo:color="#0B0080"/>
    </style:style>
    <style:style style:name="T2255" style:parent-style-name="DefaultParagraphFont" style:family="text">
      <style:text-properties style:font-name="Arial" style:font-name-complex="Arial" fo:color="#252525" fo:font-size="10pt" style:font-size-asian="10pt" style:font-size-complex="10pt"/>
    </style:style>
    <style:style style:name="T2256" style:parent-style-name="DefaultParagraphFont" style:family="text">
      <style:text-properties fo:color="#0B0080"/>
    </style:style>
    <style:style style:name="T2257" style:parent-style-name="DefaultParagraphFont" style:family="text">
      <style:text-properties style:font-name="Arial" style:font-name-complex="Arial" fo:color="#252525" fo:font-size="10pt" style:font-size-asian="10pt" style:font-size-complex="10pt"/>
    </style:style>
    <style:style style:name="P225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59" style:parent-style-name="DefaultParagraphFont" style:family="text">
      <style:text-properties style:font-name="Arial" style:font-name-complex="Arial" fo:color="#252525" fo:font-size="10pt" style:font-size-asian="10pt" style:font-size-complex="10pt"/>
    </style:style>
    <style:style style:name="T2260" style:parent-style-name="DefaultParagraphFont" style:family="text">
      <style:text-properties fo:color="#0B0080"/>
    </style:style>
    <style:style style:name="T226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62" style:parent-style-name="DefaultParagraphFont" style:family="text">
      <style:text-properties style:font-name="Arial" style:font-name-complex="Arial" fo:color="#252525" fo:font-size="10pt" style:font-size-asian="10pt" style:font-size-complex="10pt"/>
    </style:style>
    <style:style style:name="T2263"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64" style:parent-style-name="DefaultParagraphFont" style:family="text">
      <style:text-properties style:font-name="Arial" style:font-name-complex="Arial" fo:color="#252525" fo:font-size="10pt" style:font-size-asian="10pt" style:font-size-complex="10pt"/>
    </style:style>
    <style:style style:name="T226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66" style:parent-style-name="DefaultParagraphFont" style:family="text">
      <style:text-properties style:font-name="Arial" style:font-name-complex="Arial" fo:color="#252525" fo:font-size="10pt" style:font-size-asian="10pt" style:font-size-complex="10pt"/>
    </style:style>
    <style:style style:name="T226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68" style:parent-style-name="DefaultParagraphFont" style:family="text">
      <style:text-properties style:font-name="Arial" style:font-name-complex="Arial" fo:color="#252525" fo:font-size="10pt" style:font-size-asian="10pt" style:font-size-complex="10pt"/>
    </style:style>
    <style:style style:name="T2269" style:parent-style-name="DefaultParagraphFont" style:family="text">
      <style:text-properties fo:color="#0B0080"/>
    </style:style>
    <style:style style:name="T2270" style:parent-style-name="DefaultParagraphFont" style:family="text">
      <style:text-properties style:font-name="Arial" style:font-name-complex="Arial" fo:color="#252525" fo:font-size="10pt" style:font-size-asian="10pt" style:font-size-complex="10pt"/>
    </style:style>
    <style:style style:name="P227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72" style:parent-style-name="DefaultParagraphFont" style:family="text">
      <style:text-properties fo:font-weight="bold" style:font-weight-asian="bold" style:font-weight-complex="bold" fo:color="#0B0080"/>
    </style:style>
    <style:style style:name="T2273" style:parent-style-name="DefaultParagraphFont" style:family="text">
      <style:text-properties style:font-name="Arial" style:font-name-complex="Arial" fo:color="#252525" fo:font-size="10pt" style:font-size-asian="10pt" style:font-size-complex="10pt"/>
    </style:style>
    <style:style style:name="T2274" style:parent-style-name="DefaultParagraphFont" style:family="text">
      <style:text-properties fo:color="#0B0080"/>
    </style:style>
    <style:style style:name="T2275" style:parent-style-name="DefaultParagraphFont" style:family="text">
      <style:text-properties style:font-name="Arial" style:font-name-complex="Arial" fo:color="#252525" fo:font-size="10pt" style:font-size-asian="10pt" style:font-size-complex="10pt"/>
    </style:style>
    <style:style style:name="P227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77" style:parent-style-name="DefaultParagraphFont" style:family="text">
      <style:text-properties style:font-name="Arial" style:font-name-complex="Arial" fo:color="#252525" fo:font-size="10pt" style:font-size-asian="10pt" style:font-size-complex="10pt"/>
    </style:style>
    <style:style style:name="T2278" style:parent-style-name="DefaultParagraphFont" style:family="text">
      <style:text-properties fo:color="#0B0080"/>
    </style:style>
    <style:style style:name="T227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80" style:parent-style-name="DefaultParagraphFont" style:family="text">
      <style:text-properties style:font-name="Arial" style:font-name-complex="Arial" fo:color="#252525" fo:font-size="10pt" style:font-size-asian="10pt" style:font-size-complex="10pt"/>
    </style:style>
    <style:style style:name="T2281"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82" style:parent-style-name="DefaultParagraphFont" style:family="text">
      <style:text-properties style:font-name="Arial" style:font-name-complex="Arial" fo:color="#252525" fo:font-size="10pt" style:font-size-asian="10pt" style:font-size-complex="10pt"/>
    </style:style>
    <style:style style:name="T2283" style:parent-style-name="DefaultParagraphFont" style:family="text">
      <style:text-properties fo:color="#0B0080"/>
    </style:style>
    <style:style style:name="T2284" style:parent-style-name="DefaultParagraphFont" style:family="text">
      <style:text-properties style:font-name="Arial" style:font-name-complex="Arial" fo:color="#252525" fo:font-size="10pt" style:font-size-asian="10pt" style:font-size-complex="10pt"/>
    </style:style>
    <style:style style:name="T2285" style:parent-style-name="DefaultParagraphFont" style:family="text">
      <style:text-properties fo:color="#0B0080"/>
    </style:style>
    <style:style style:name="T2286" style:parent-style-name="DefaultParagraphFont" style:family="text">
      <style:text-properties style:font-name="Arial" style:font-name-complex="Arial" fo:color="#252525" fo:font-size="10pt" style:font-size-asian="10pt" style:font-size-complex="10pt"/>
    </style:style>
    <style:style style:name="P228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88" style:parent-style-name="DefaultParagraphFont" style:family="text">
      <style:text-properties style:font-name="Arial" style:font-name-complex="Arial" fo:color="#252525" fo:font-size="10pt" style:font-size-asian="10pt" style:font-size-complex="10pt"/>
    </style:style>
    <style:style style:name="T2289" style:parent-style-name="DefaultParagraphFont" style:family="text">
      <style:text-properties fo:color="#0B0080"/>
    </style:style>
    <style:style style:name="T2290"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91" style:parent-style-name="DefaultParagraphFont" style:family="text">
      <style:text-properties style:font-name="Arial" style:font-name-complex="Arial" fo:color="#252525" fo:font-size="10pt" style:font-size-asian="10pt" style:font-size-complex="10pt"/>
    </style:style>
    <style:style style:name="T2292"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93" style:parent-style-name="DefaultParagraphFont" style:family="text">
      <style:text-properties style:font-name="Arial" style:font-name-complex="Arial" fo:color="#252525" fo:font-size="10pt" style:font-size-asian="10pt" style:font-size-complex="10pt"/>
    </style:style>
    <style:style style:name="T2294"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295" style:parent-style-name="DefaultParagraphFont" style:family="text">
      <style:text-properties style:font-name="Arial" style:font-name-complex="Arial" fo:color="#252525" fo:font-size="10pt" style:font-size-asian="10pt" style:font-size-complex="10pt"/>
    </style:style>
    <style:style style:name="T2296" style:parent-style-name="DefaultParagraphFont" style:family="text">
      <style:text-properties fo:color="#0B0080"/>
    </style:style>
    <style:style style:name="P2297"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298" style:parent-style-name="DefaultParagraphFont" style:family="text">
      <style:text-properties fo:font-weight="bold" style:font-weight-asian="bold" style:font-weight-complex="bold" fo:color="#0B0080"/>
    </style:style>
    <style:style style:name="T2299" style:parent-style-name="DefaultParagraphFont" style:family="text">
      <style:text-properties style:font-name="Arial" style:font-name-complex="Arial" fo:color="#252525" fo:font-size="10pt" style:font-size-asian="10pt" style:font-size-complex="10pt"/>
    </style:style>
    <style:style style:name="T2300" style:parent-style-name="DefaultParagraphFont" style:family="text">
      <style:text-properties fo:color="#0B0080"/>
    </style:style>
    <style:style style:name="T2301" style:parent-style-name="DefaultParagraphFont" style:family="text">
      <style:text-properties style:font-name="Arial" style:font-name-complex="Arial" fo:color="#252525" fo:font-size="10pt" style:font-size-asian="10pt" style:font-size-complex="10pt"/>
    </style:style>
    <style:style style:name="P230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03" style:parent-style-name="DefaultParagraphFont" style:family="text">
      <style:text-properties style:font-name="Arial" style:font-name-complex="Arial" fo:color="#252525" fo:font-size="10pt" style:font-size-asian="10pt" style:font-size-complex="10pt"/>
    </style:style>
    <style:style style:name="T2304" style:parent-style-name="DefaultParagraphFont" style:family="text">
      <style:text-properties fo:color="#0B0080"/>
    </style:style>
    <style:style style:name="T230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306" style:parent-style-name="DefaultParagraphFont" style:family="text">
      <style:text-properties style:font-name="Arial" style:font-name-complex="Arial" fo:color="#252525" fo:font-size="10pt" style:font-size-asian="10pt" style:font-size-complex="10pt"/>
    </style:style>
    <style:style style:name="T230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308" style:parent-style-name="DefaultParagraphFont" style:family="text">
      <style:text-properties style:font-name="Arial" style:font-name-complex="Arial" fo:color="#252525" fo:font-size="10pt" style:font-size-asian="10pt" style:font-size-complex="10pt"/>
    </style:style>
    <style:style style:name="T2309" style:parent-style-name="DefaultParagraphFont" style:family="text">
      <style:text-properties fo:color="#0B0080"/>
    </style:style>
    <style:style style:name="T2310" style:parent-style-name="DefaultParagraphFont" style:family="text">
      <style:text-properties style:font-name="Arial" style:font-name-complex="Arial" fo:color="#252525" fo:font-size="10pt" style:font-size-asian="10pt" style:font-size-complex="10pt"/>
    </style:style>
    <style:style style:name="P231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12" style:parent-style-name="DefaultParagraphFont" style:family="text">
      <style:text-properties fo:font-weight="bold" style:font-weight-asian="bold" style:font-weight-complex="bold" fo:color="#0B0080"/>
    </style:style>
    <style:style style:name="T2313" style:parent-style-name="DefaultParagraphFont" style:family="text">
      <style:text-properties style:font-name="Arial" style:font-name-complex="Arial" fo:color="#252525" fo:font-size="10pt" style:font-size-asian="10pt" style:font-size-complex="10pt"/>
    </style:style>
    <style:style style:name="T2314" style:parent-style-name="DefaultParagraphFont" style:family="text">
      <style:text-properties fo:color="#0B0080"/>
    </style:style>
    <style:style style:name="T2315" style:parent-style-name="DefaultParagraphFont" style:family="text">
      <style:text-properties style:font-name="Arial" style:font-name-complex="Arial" fo:color="#252525" fo:font-size="10pt" style:font-size-asian="10pt" style:font-size-complex="10pt"/>
    </style:style>
    <style:style style:name="P231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17" style:parent-style-name="DefaultParagraphFont" style:family="text">
      <style:text-properties fo:font-weight="bold" style:font-weight-asian="bold" style:font-weight-complex="bold" fo:color="#0B0080"/>
    </style:style>
    <style:style style:name="T2318" style:parent-style-name="DefaultParagraphFont" style:family="text">
      <style:text-properties style:font-name="Arial" style:font-name-complex="Arial" fo:color="#252525" fo:font-size="10pt" style:font-size-asian="10pt" style:font-size-complex="10pt"/>
    </style:style>
    <style:style style:name="T2319" style:parent-style-name="DefaultParagraphFont" style:family="text">
      <style:text-properties fo:color="#0B0080"/>
    </style:style>
    <style:style style:name="T2320" style:parent-style-name="DefaultParagraphFont" style:family="text">
      <style:text-properties style:font-name="Arial" style:font-name-complex="Arial" fo:color="#252525" fo:font-size="10pt" style:font-size-asian="10pt" style:font-size-complex="10pt"/>
    </style:style>
    <style:style style:name="P2321"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22" style:parent-style-name="DefaultParagraphFont" style:family="text">
      <style:text-properties fo:font-weight="bold" style:font-weight-asian="bold" style:font-weight-complex="bold" fo:color="#0B0080"/>
    </style:style>
    <style:style style:name="T2323" style:parent-style-name="DefaultParagraphFont" style:family="text">
      <style:text-properties style:font-name="Arial" style:font-name-complex="Arial" fo:color="#252525" fo:font-size="10pt" style:font-size-asian="10pt" style:font-size-complex="10pt"/>
    </style:style>
    <style:style style:name="T2324" style:parent-style-name="DefaultParagraphFont" style:family="text">
      <style:text-properties fo:color="#0B0080"/>
    </style:style>
    <style:style style:name="T2325" style:parent-style-name="DefaultParagraphFont" style:family="text">
      <style:text-properties style:font-name="Arial" style:font-name-complex="Arial" fo:color="#252525" fo:font-size="10pt" style:font-size-asian="10pt" style:font-size-complex="10pt"/>
    </style:style>
    <style:style style:name="P2326"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27" style:parent-style-name="DefaultParagraphFont" style:family="text">
      <style:text-properties fo:font-weight="bold" style:font-weight-asian="bold" style:font-weight-complex="bold" fo:color="#0B0080"/>
    </style:style>
    <style:style style:name="T2328" style:parent-style-name="DefaultParagraphFont" style:family="text">
      <style:text-properties style:font-name="Arial" style:font-name-complex="Arial" fo:color="#252525" fo:font-size="10pt" style:font-size-asian="10pt" style:font-size-complex="10pt"/>
    </style:style>
    <style:style style:name="T2329" style:parent-style-name="DefaultParagraphFont" style:family="text">
      <style:text-properties fo:color="#0B0080"/>
    </style:style>
    <style:style style:name="T2330" style:parent-style-name="DefaultParagraphFont" style:family="text">
      <style:text-properties style:font-name="Arial" style:font-name-complex="Arial" fo:color="#252525" fo:font-size="10pt" style:font-size-asian="10pt" style:font-size-complex="10pt"/>
    </style:style>
    <style:style style:name="T2331" style:parent-style-name="DefaultParagraphFont" style:family="text">
      <style:text-properties fo:color="#0B0080"/>
    </style:style>
    <style:style style:name="T2332" style:parent-style-name="DefaultParagraphFont" style:family="text">
      <style:text-properties style:font-name="Arial" style:font-name-complex="Arial" fo:color="#252525" fo:font-size="10pt" style:font-size-asian="10pt" style:font-size-complex="10pt"/>
    </style:style>
    <style:style style:name="P233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34" style:parent-style-name="DefaultParagraphFont" style:family="text">
      <style:text-properties fo:font-weight="bold" style:font-weight-asian="bold" style:font-weight-complex="bold" fo:color="#0B0080"/>
    </style:style>
    <style:style style:name="T2335" style:parent-style-name="DefaultParagraphFont" style:family="text">
      <style:text-properties style:font-name="Arial" style:font-name-complex="Arial" fo:color="#252525" fo:font-size="10pt" style:font-size-asian="10pt" style:font-size-complex="10pt"/>
    </style:style>
    <style:style style:name="T2336" style:parent-style-name="DefaultParagraphFont" style:family="text">
      <style:text-properties fo:color="#0B0080"/>
    </style:style>
    <style:style style:name="T2337" style:parent-style-name="DefaultParagraphFont" style:family="text">
      <style:text-properties style:font-name="Arial" style:font-name-complex="Arial" fo:color="#252525" fo:font-size="10pt" style:font-size-asian="10pt" style:font-size-complex="10pt"/>
    </style:style>
    <style:style style:name="P233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39" style:parent-style-name="DefaultParagraphFont" style:family="text">
      <style:text-properties fo:font-weight="bold" style:font-weight-asian="bold" style:font-weight-complex="bold" fo:color="#0B0080"/>
    </style:style>
    <style:style style:name="T2340" style:parent-style-name="DefaultParagraphFont" style:family="text">
      <style:text-properties style:font-name="Arial" style:font-name-complex="Arial" fo:color="#252525" fo:font-size="10pt" style:font-size-asian="10pt" style:font-size-complex="10pt"/>
    </style:style>
    <style:style style:name="T2341" style:parent-style-name="DefaultParagraphFont" style:family="text">
      <style:text-properties fo:color="#0B0080"/>
    </style:style>
    <style:style style:name="T2342" style:parent-style-name="DefaultParagraphFont" style:family="text">
      <style:text-properties style:font-name="Arial" style:font-name-complex="Arial" fo:color="#252525" fo:font-size="10pt" style:font-size-asian="10pt" style:font-size-complex="10pt"/>
    </style:style>
    <style:style style:name="P234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44" style:parent-style-name="DefaultParagraphFont" style:family="text">
      <style:text-properties fo:font-weight="bold" style:font-weight-asian="bold" style:font-weight-complex="bold" fo:color="#0B0080"/>
    </style:style>
    <style:style style:name="T2345" style:parent-style-name="DefaultParagraphFont" style:family="text">
      <style:text-properties style:font-name="Arial" style:font-name-complex="Arial" fo:color="#252525" fo:font-size="10pt" style:font-size-asian="10pt" style:font-size-complex="10pt"/>
    </style:style>
    <style:style style:name="T2346" style:parent-style-name="DefaultParagraphFont" style:family="text">
      <style:text-properties fo:color="#0B0080"/>
    </style:style>
    <style:style style:name="T2347" style:parent-style-name="DefaultParagraphFont" style:family="text">
      <style:text-properties style:font-name="Arial" style:font-name-complex="Arial" fo:color="#252525" fo:font-size="10pt" style:font-size-asian="10pt" style:font-size-complex="10pt"/>
    </style:style>
    <style:style style:name="P234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49" style:parent-style-name="DefaultParagraphFont" style:family="text">
      <style:text-properties fo:font-weight="bold" style:font-weight-asian="bold" style:font-weight-complex="bold" fo:color="#0B0080"/>
    </style:style>
    <style:style style:name="T2350" style:parent-style-name="DefaultParagraphFont" style:family="text">
      <style:text-properties style:font-name="Arial" style:font-name-complex="Arial" fo:color="#252525" fo:font-size="10pt" style:font-size-asian="10pt" style:font-size-complex="10pt"/>
    </style:style>
    <style:style style:name="T2351" style:parent-style-name="DefaultParagraphFont" style:family="text">
      <style:text-properties fo:color="#0B0080"/>
    </style:style>
    <style:style style:name="T2352" style:parent-style-name="DefaultParagraphFont" style:family="text">
      <style:text-properties style:font-name="Arial" style:font-name-complex="Arial" fo:color="#252525" fo:font-size="10pt" style:font-size-asian="10pt" style:font-size-complex="10pt"/>
    </style:style>
    <style:style style:name="P235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54" style:parent-style-name="DefaultParagraphFont" style:family="text">
      <style:text-properties fo:font-weight="bold" style:font-weight-asian="bold" style:font-weight-complex="bold" fo:color="#0B0080"/>
    </style:style>
    <style:style style:name="T2355" style:parent-style-name="DefaultParagraphFont" style:family="text">
      <style:text-properties style:font-name="Arial" style:font-name-complex="Arial" fo:color="#252525" fo:font-size="10pt" style:font-size-asian="10pt" style:font-size-complex="10pt"/>
    </style:style>
    <style:style style:name="T2356" style:parent-style-name="DefaultParagraphFont" style:family="text">
      <style:text-properties fo:color="#0B0080"/>
    </style:style>
    <style:style style:name="T2357" style:parent-style-name="DefaultParagraphFont" style:family="text">
      <style:text-properties style:font-name="Arial" style:font-name-complex="Arial" fo:color="#252525" fo:font-size="10pt" style:font-size-asian="10pt" style:font-size-complex="10pt"/>
    </style:style>
    <style:style style:name="P235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59" style:parent-style-name="DefaultParagraphFont" style:family="text">
      <style:text-properties fo:font-weight="bold" style:font-weight-asian="bold" style:font-weight-complex="bold" fo:color="#0B0080"/>
    </style:style>
    <style:style style:name="T2360" style:parent-style-name="DefaultParagraphFont" style:family="text">
      <style:text-properties style:font-name="Arial" style:font-name-complex="Arial" fo:color="#252525" fo:font-size="10pt" style:font-size-asian="10pt" style:font-size-complex="10pt"/>
    </style:style>
    <style:style style:name="T2361" style:parent-style-name="DefaultParagraphFont" style:family="text">
      <style:text-properties fo:color="#0B0080"/>
    </style:style>
    <style:style style:name="T2362" style:parent-style-name="DefaultParagraphFont" style:family="text">
      <style:text-properties style:font-name="Arial" style:font-name-complex="Arial" fo:color="#252525" fo:font-size="10pt" style:font-size-asian="10pt" style:font-size-complex="10pt"/>
    </style:style>
    <style:style style:name="P236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64" style:parent-style-name="DefaultParagraphFont" style:family="text">
      <style:text-properties fo:font-weight="bold" style:font-weight-asian="bold" style:font-weight-complex="bold" fo:color="#0B0080"/>
    </style:style>
    <style:style style:name="T2365" style:parent-style-name="DefaultParagraphFont" style:family="text">
      <style:text-properties style:font-name="Arial" style:font-name-complex="Arial" fo:color="#252525" fo:font-size="10pt" style:font-size-asian="10pt" style:font-size-complex="10pt"/>
    </style:style>
    <style:style style:name="T2366" style:parent-style-name="DefaultParagraphFont" style:family="text">
      <style:text-properties fo:color="#0B0080"/>
    </style:style>
    <style:style style:name="T2367" style:parent-style-name="DefaultParagraphFont" style:family="text">
      <style:text-properties style:font-name="Arial" style:font-name-complex="Arial" fo:color="#252525" fo:font-size="10pt" style:font-size-asian="10pt" style:font-size-complex="10pt"/>
    </style:style>
    <style:style style:name="P236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69" style:parent-style-name="DefaultParagraphFont" style:family="text">
      <style:text-properties fo:font-weight="bold" style:font-weight-asian="bold" style:font-weight-complex="bold" fo:color="#0B0080"/>
    </style:style>
    <style:style style:name="T2370" style:parent-style-name="DefaultParagraphFont" style:family="text">
      <style:text-properties style:font-name="Arial" style:font-name-complex="Arial" fo:color="#252525" fo:font-size="10pt" style:font-size-asian="10pt" style:font-size-complex="10pt"/>
    </style:style>
    <style:style style:name="T2371" style:parent-style-name="DefaultParagraphFont" style:family="text">
      <style:text-properties fo:color="#0B0080"/>
    </style:style>
    <style:style style:name="T2372" style:parent-style-name="DefaultParagraphFont" style:family="text">
      <style:text-properties style:font-name="Arial" style:font-name-complex="Arial" fo:color="#252525" fo:font-size="10pt" style:font-size-asian="10pt" style:font-size-complex="10pt"/>
    </style:style>
    <style:style style:name="P237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74" style:parent-style-name="DefaultParagraphFont" style:family="text">
      <style:text-properties style:font-name="Arial" style:font-name-complex="Arial" fo:color="#252525" fo:font-size="10pt" style:font-size-asian="10pt" style:font-size-complex="10pt"/>
    </style:style>
    <style:style style:name="T2375" style:parent-style-name="DefaultParagraphFont" style:family="text">
      <style:text-properties fo:color="#0B0080"/>
    </style:style>
    <style:style style:name="T2376"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377" style:parent-style-name="DefaultParagraphFont" style:family="text">
      <style:text-properties style:font-name="Arial" style:font-name-complex="Arial" fo:color="#252525" fo:font-size="10pt" style:font-size-asian="10pt" style:font-size-complex="10pt"/>
    </style:style>
    <style:style style:name="T2378"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379" style:parent-style-name="DefaultParagraphFont" style:family="text">
      <style:text-properties style:font-name="Arial" style:font-name-complex="Arial" fo:color="#252525" fo:font-size="10pt" style:font-size-asian="10pt" style:font-size-complex="10pt"/>
    </style:style>
    <style:style style:name="T2380" style:parent-style-name="DefaultParagraphFont" style:family="text">
      <style:text-properties fo:color="#0B0080"/>
    </style:style>
    <style:style style:name="T2381" style:parent-style-name="DefaultParagraphFont" style:family="text">
      <style:text-properties style:font-name="Arial" style:font-name-complex="Arial" fo:color="#252525" fo:font-size="10pt" style:font-size-asian="10pt" style:font-size-complex="10pt"/>
    </style:style>
    <style:style style:name="T2382" style:parent-style-name="DefaultParagraphFont" style:family="text">
      <style:text-properties fo:color="#0B0080"/>
    </style:style>
    <style:style style:name="T2383" style:parent-style-name="DefaultParagraphFont" style:family="text">
      <style:text-properties style:font-name="Arial" style:font-name-complex="Arial" fo:color="#252525" fo:font-size="10pt" style:font-size-asian="10pt" style:font-size-complex="10pt"/>
    </style:style>
    <style:style style:name="P238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85" style:parent-style-name="DefaultParagraphFont" style:family="text">
      <style:text-properties fo:font-weight="bold" style:font-weight-asian="bold" style:font-weight-complex="bold" fo:color="#0B0080"/>
    </style:style>
    <style:style style:name="T2386" style:parent-style-name="DefaultParagraphFont" style:family="text">
      <style:text-properties style:font-name="Arial" style:font-name-complex="Arial" fo:color="#252525" fo:font-size="10pt" style:font-size-asian="10pt" style:font-size-complex="10pt"/>
    </style:style>
    <style:style style:name="T2387" style:parent-style-name="DefaultParagraphFont" style:family="text">
      <style:text-properties fo:color="#0B0080"/>
    </style:style>
    <style:style style:name="T2388" style:parent-style-name="DefaultParagraphFont" style:family="text">
      <style:text-properties style:font-name="Arial" style:font-name-complex="Arial" fo:color="#252525" fo:font-size="10pt" style:font-size-asian="10pt" style:font-size-complex="10pt"/>
    </style:style>
    <style:style style:name="P238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90" style:parent-style-name="DefaultParagraphFont" style:family="text">
      <style:text-properties fo:font-weight="bold" style:font-weight-asian="bold" style:font-weight-complex="bold" fo:color="#0B0080"/>
    </style:style>
    <style:style style:name="T2391" style:parent-style-name="DefaultParagraphFont" style:family="text">
      <style:text-properties style:font-name="Arial" style:font-name-complex="Arial" fo:color="#252525" fo:font-size="10pt" style:font-size-asian="10pt" style:font-size-complex="10pt"/>
    </style:style>
    <style:style style:name="T2392" style:parent-style-name="DefaultParagraphFont" style:family="text">
      <style:text-properties fo:color="#0B0080"/>
    </style:style>
    <style:style style:name="T2393" style:parent-style-name="DefaultParagraphFont" style:family="text">
      <style:text-properties style:font-name="Arial" style:font-name-complex="Arial" fo:color="#252525" fo:font-size="10pt" style:font-size-asian="10pt" style:font-size-complex="10pt"/>
    </style:style>
    <style:style style:name="P239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395" style:parent-style-name="DefaultParagraphFont" style:family="text">
      <style:text-properties fo:font-weight="bold" style:font-weight-asian="bold" style:font-weight-complex="bold" fo:color="#0B0080"/>
    </style:style>
    <style:style style:name="T2396" style:parent-style-name="DefaultParagraphFont" style:family="text">
      <style:text-properties style:font-name="Arial" style:font-name-complex="Arial" fo:color="#252525" fo:font-size="10pt" style:font-size-asian="10pt" style:font-size-complex="10pt"/>
    </style:style>
    <style:style style:name="T2397" style:parent-style-name="DefaultParagraphFont" style:family="text">
      <style:text-properties fo:color="#0B0080"/>
    </style:style>
    <style:style style:name="T2398" style:parent-style-name="DefaultParagraphFont" style:family="text">
      <style:text-properties style:font-name="Arial" style:font-name-complex="Arial" fo:color="#252525" fo:font-size="10pt" style:font-size-asian="10pt" style:font-size-complex="10pt"/>
    </style:style>
    <style:style style:name="P2399"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00" style:parent-style-name="DefaultParagraphFont" style:family="text">
      <style:text-properties fo:font-weight="bold" style:font-weight-asian="bold" style:font-weight-complex="bold" fo:color="#0B0080"/>
    </style:style>
    <style:style style:name="T2401" style:parent-style-name="DefaultParagraphFont" style:family="text">
      <style:text-properties style:font-name="Arial" style:font-name-complex="Arial" fo:color="#252525" fo:font-size="10pt" style:font-size-asian="10pt" style:font-size-complex="10pt"/>
    </style:style>
    <style:style style:name="T2402" style:parent-style-name="DefaultParagraphFont" style:family="text">
      <style:text-properties fo:color="#0B0080"/>
    </style:style>
    <style:style style:name="T2403" style:parent-style-name="DefaultParagraphFont" style:family="text">
      <style:text-properties style:font-name="Arial" style:font-name-complex="Arial" fo:color="#252525" fo:font-size="10pt" style:font-size-asian="10pt" style:font-size-complex="10pt"/>
    </style:style>
    <style:style style:name="P2404"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05" style:parent-style-name="DefaultParagraphFont" style:family="text">
      <style:text-properties style:font-name="Arial" style:font-name-complex="Arial" fo:color="#252525" fo:font-size="10pt" style:font-size-asian="10pt" style:font-size-complex="10pt"/>
    </style:style>
    <style:style style:name="T2406" style:parent-style-name="DefaultParagraphFont" style:family="text">
      <style:text-properties fo:color="#0B0080"/>
    </style:style>
    <style:style style:name="T240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408" style:parent-style-name="DefaultParagraphFont" style:family="text">
      <style:text-properties style:font-name="Arial" style:font-name-complex="Arial" fo:color="#252525" fo:font-size="10pt" style:font-size-asian="10pt" style:font-size-complex="10pt"/>
    </style:style>
    <style:style style:name="T240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410" style:parent-style-name="DefaultParagraphFont" style:family="text">
      <style:text-properties style:font-name="Arial" style:font-name-complex="Arial" fo:color="#252525" fo:font-size="10pt" style:font-size-asian="10pt" style:font-size-complex="10pt"/>
    </style:style>
    <style:style style:name="T2411" style:parent-style-name="DefaultParagraphFont" style:family="text">
      <style:text-properties fo:color="#0B0080"/>
    </style:style>
    <style:style style:name="T2412" style:parent-style-name="DefaultParagraphFont" style:family="text">
      <style:text-properties style:font-name="Arial" style:font-name-complex="Arial" fo:color="#252525" fo:font-size="10pt" style:font-size-asian="10pt" style:font-size-complex="10pt"/>
    </style:style>
    <style:style style:name="P241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14" style:parent-style-name="DefaultParagraphFont" style:family="text">
      <style:text-properties fo:font-weight="bold" style:font-weight-asian="bold" style:font-weight-complex="bold" fo:color="#0B0080"/>
    </style:style>
    <style:style style:name="T2415" style:parent-style-name="DefaultParagraphFont" style:family="text">
      <style:text-properties style:font-name="Arial" style:font-name-complex="Arial" fo:color="#252525" fo:font-size="10pt" style:font-size-asian="10pt" style:font-size-complex="10pt"/>
    </style:style>
    <style:style style:name="T2416" style:parent-style-name="DefaultParagraphFont" style:family="text">
      <style:text-properties fo:color="#0B0080"/>
    </style:style>
    <style:style style:name="T2417" style:parent-style-name="DefaultParagraphFont" style:family="text">
      <style:text-properties style:font-name="Arial" style:font-name-complex="Arial" fo:color="#252525" fo:font-size="10pt" style:font-size-asian="10pt" style:font-size-complex="10pt"/>
    </style:style>
    <style:style style:name="P241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19" style:parent-style-name="DefaultParagraphFont" style:family="text">
      <style:text-properties fo:font-weight="bold" style:font-weight-asian="bold" style:font-weight-complex="bold" fo:color="#0B0080"/>
    </style:style>
    <style:style style:name="T2420" style:parent-style-name="DefaultParagraphFont" style:family="text">
      <style:text-properties style:font-name="Arial" style:font-name-complex="Arial" fo:color="#252525" fo:font-size="10pt" style:font-size-asian="10pt" style:font-size-complex="10pt"/>
    </style:style>
    <style:style style:name="T2421" style:parent-style-name="DefaultParagraphFont" style:family="text">
      <style:text-properties fo:color="#0B0080"/>
    </style:style>
    <style:style style:name="T2422" style:parent-style-name="DefaultParagraphFont" style:family="text">
      <style:text-properties style:font-name="Arial" style:font-name-complex="Arial" fo:color="#252525" fo:font-size="10pt" style:font-size-asian="10pt" style:font-size-complex="10pt"/>
    </style:style>
    <style:style style:name="P2423"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24" style:parent-style-name="DefaultParagraphFont" style:family="text">
      <style:text-properties fo:font-weight="bold" style:font-weight-asian="bold" style:font-weight-complex="bold" fo:color="#0B0080"/>
    </style:style>
    <style:style style:name="T2425" style:parent-style-name="DefaultParagraphFont" style:family="text">
      <style:text-properties style:font-name="Arial" style:font-name-complex="Arial" fo:color="#252525" fo:font-size="10pt" style:font-size-asian="10pt" style:font-size-complex="10pt"/>
    </style:style>
    <style:style style:name="T2426" style:parent-style-name="DefaultParagraphFont" style:family="text">
      <style:text-properties fo:color="#0B0080"/>
    </style:style>
    <style:style style:name="T2427" style:parent-style-name="DefaultParagraphFont" style:family="text">
      <style:text-properties style:font-name="Arial" style:font-name-complex="Arial" fo:color="#252525" fo:font-size="10pt" style:font-size-asian="10pt" style:font-size-complex="10pt"/>
    </style:style>
    <style:style style:name="P2428"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29" style:parent-style-name="DefaultParagraphFont" style:family="text">
      <style:text-properties fo:font-weight="bold" style:font-weight-asian="bold" style:font-weight-complex="bold" fo:color="#0B0080"/>
    </style:style>
    <style:style style:name="T2430" style:parent-style-name="DefaultParagraphFont" style:family="text">
      <style:text-properties style:font-name="Arial" style:font-name-complex="Arial" fo:color="#252525" fo:font-size="10pt" style:font-size-asian="10pt" style:font-size-complex="10pt"/>
    </style:style>
    <style:style style:name="T2431" style:parent-style-name="DefaultParagraphFont" style:family="text">
      <style:text-properties fo:color="#0B0080"/>
    </style:style>
    <style:style style:name="T2432" style:parent-style-name="DefaultParagraphFont" style:family="text">
      <style:text-properties style:font-name="Arial" style:font-name-complex="Arial" fo:color="#252525" fo:font-size="10pt" style:font-size-asian="10pt" style:font-size-complex="10pt"/>
    </style:style>
    <style:style style:name="T2433" style:parent-style-name="DefaultParagraphFont" style:family="text">
      <style:text-properties fo:color="#0B0080"/>
    </style:style>
    <style:style style:name="T2434" style:parent-style-name="DefaultParagraphFont" style:family="text">
      <style:text-properties style:font-name="Arial" style:font-name-complex="Arial" fo:color="#252525" fo:font-size="10pt" style:font-size-asian="10pt" style:font-size-complex="10pt"/>
    </style:style>
    <style:style style:name="P243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36" style:parent-style-name="DefaultParagraphFont" style:family="text">
      <style:text-properties fo:font-weight="bold" style:font-weight-asian="bold" style:font-weight-complex="bold" fo:color="#0B0080"/>
    </style:style>
    <style:style style:name="T2437" style:parent-style-name="DefaultParagraphFont" style:family="text">
      <style:text-properties style:font-name="Arial" style:font-name-complex="Arial" fo:color="#252525" fo:font-size="10pt" style:font-size-asian="10pt" style:font-size-complex="10pt"/>
    </style:style>
    <style:style style:name="T2438" style:parent-style-name="DefaultParagraphFont" style:family="text">
      <style:text-properties fo:color="#0B0080"/>
    </style:style>
    <style:style style:name="T2439" style:parent-style-name="DefaultParagraphFont" style:family="text">
      <style:text-properties style:font-name="Arial" style:font-name-complex="Arial" fo:color="#252525" fo:font-size="10pt" style:font-size-asian="10pt" style:font-size-complex="10pt"/>
    </style:style>
    <style:style style:name="P2440"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41" style:parent-style-name="DefaultParagraphFont" style:family="text">
      <style:text-properties fo:font-weight="bold" style:font-weight-asian="bold" style:font-weight-complex="bold" fo:color="#0B0080"/>
    </style:style>
    <style:style style:name="T2442" style:parent-style-name="DefaultParagraphFont" style:family="text">
      <style:text-properties style:font-name="Arial" style:font-name-complex="Arial" fo:color="#252525" fo:font-size="10pt" style:font-size-asian="10pt" style:font-size-complex="10pt"/>
    </style:style>
    <style:style style:name="T2443" style:parent-style-name="DefaultParagraphFont" style:family="text">
      <style:text-properties fo:color="#0B0080"/>
    </style:style>
    <style:style style:name="T2444" style:parent-style-name="DefaultParagraphFont" style:family="text">
      <style:text-properties style:font-name="Arial" style:font-name-complex="Arial" fo:color="#252525" fo:font-size="10pt" style:font-size-asian="10pt" style:font-size-complex="10pt"/>
    </style:style>
    <style:style style:name="P2445"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46" style:parent-style-name="DefaultParagraphFont" style:family="text">
      <style:text-properties fo:font-weight="bold" style:font-weight-asian="bold" style:font-weight-complex="bold" fo:color="#0B0080"/>
    </style:style>
    <style:style style:name="T2447" style:parent-style-name="DefaultParagraphFont" style:family="text">
      <style:text-properties style:font-name="Arial" style:font-name-complex="Arial" fo:color="#252525" fo:font-size="10pt" style:font-size-asian="10pt" style:font-size-complex="10pt"/>
    </style:style>
    <style:style style:name="T2448" style:parent-style-name="DefaultParagraphFont" style:family="text">
      <style:text-properties fo:color="#0B0080"/>
    </style:style>
    <style:style style:name="T2449" style:parent-style-name="DefaultParagraphFont" style:family="text">
      <style:text-properties style:font-name="Arial" style:font-name-complex="Arial" fo:color="#252525" fo:font-size="10pt" style:font-size-asian="10pt" style:font-size-complex="10pt"/>
    </style:style>
    <style:style style:name="T2450" style:parent-style-name="DefaultParagraphFont" style:family="text">
      <style:text-properties fo:color="#0B0080"/>
    </style:style>
    <style:style style:name="T2451" style:parent-style-name="DefaultParagraphFont" style:family="text">
      <style:text-properties style:font-name="Arial" style:font-name-complex="Arial" fo:color="#252525" fo:font-size="10pt" style:font-size-asian="10pt" style:font-size-complex="10pt"/>
    </style:style>
    <style:style style:name="P2452" style:parent-style-name="L20-2" style:family="paragraph">
      <style:paragraph-properties fo:widows="2" fo:orphans="2" fo:text-align="start" fo:margin-top="0.052in" fo:margin-bottom="0.0166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53" style:parent-style-name="DefaultParagraphFont" style:family="text">
      <style:text-properties style:font-name="Arial" style:font-name-complex="Arial" fo:color="#252525" fo:font-size="10pt" style:font-size-asian="10pt" style:font-size-complex="10pt"/>
    </style:style>
    <style:style style:name="T2454" style:parent-style-name="DefaultParagraphFont" style:family="text">
      <style:text-properties fo:color="#0B0080"/>
    </style:style>
    <style:style style:name="T2455"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456" style:parent-style-name="DefaultParagraphFont" style:family="text">
      <style:text-properties style:font-name="Arial" style:font-name-complex="Arial" fo:color="#252525" fo:font-size="10pt" style:font-size-asian="10pt" style:font-size-complex="10pt"/>
    </style:style>
    <style:style style:name="T2457"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458" style:parent-style-name="DefaultParagraphFont" style:family="text">
      <style:text-properties style:font-name="Arial" style:font-name-complex="Arial" fo:color="#252525" fo:font-size="10pt" style:font-size-asian="10pt" style:font-size-complex="10pt"/>
    </style:style>
    <style:style style:name="T2459" style:parent-style-name="DefaultParagraphFont" style:family="text">
      <style:text-properties fo:font-weight="bold" style:font-weight-asian="bold" style:font-weight-complex="bold" fo:font-style="italic" style:font-style-asian="italic" style:font-style-complex="italic" fo:color="#0B0080" style:text-position="super 66.6%"/>
    </style:style>
    <style:style style:name="T2460" style:parent-style-name="DefaultParagraphFont" style:family="text">
      <style:text-properties style:font-name="Arial" style:font-name-complex="Arial" fo:color="#252525" fo:font-size="10pt" style:font-size-asian="10pt" style:font-size-complex="10pt"/>
    </style:style>
    <style:style style:name="T2461" style:parent-style-name="DefaultParagraphFont" style:family="text">
      <style:text-properties fo:color="#0B0080"/>
    </style:style>
    <style:style style:name="T2462" style:parent-style-name="DefaultParagraphFont" style:family="text">
      <style:text-properties style:font-name="Arial" style:font-name-complex="Arial" fo:color="#252525" fo:font-size="10pt" style:font-size-asian="10pt" style:font-size-complex="10pt"/>
    </style:style>
    <style:style style:name="P2463" style:parent-style-name="L20-2" style:family="paragraph">
      <style:paragraph-properties fo:widows="2" fo:orphans="2" fo:text-align="start" fo:margin-top="0.052in" fo:margin-bottom="0.0833in" fo:margin-left="2.3666in" fo:text-indent="-0.25in" fo:background-color="#FFFFFF">
        <style:tab-stops>
          <style:tab-stop style:type="left" style:position="-2.3666in"/>
          <style:tab-stop style:type="left" style:position="-0.25in"/>
          <style:tab-stop style:type="left" style:position="0in"/>
          <style:tab-stop style:type="left" style:position="0.1333in"/>
          <style:tab-stop style:type="left" style:position="0.6333in"/>
          <style:tab-stop style:type="left" style:position="1.1333in"/>
          <style:tab-stop style:type="left" style:position="1.6333in"/>
          <style:tab-stop style:type="left" style:position="2.1333in"/>
          <style:tab-stop style:type="left" style:position="2.6333in"/>
          <style:tab-stop style:type="left" style:position="3.1333in"/>
          <style:tab-stop style:type="left" style:position="3.6333in"/>
          <style:tab-stop style:type="left" style:position="4.1319in"/>
        </style:tab-stops>
      </style:paragraph-properties>
    </style:style>
    <style:style style:name="T2464" style:parent-style-name="DefaultParagraphFont" style:family="text">
      <style:text-properties fo:font-weight="bold" style:font-weight-asian="bold" style:font-weight-complex="bold" fo:color="#0B0080"/>
    </style:style>
    <style:style style:name="T2465" style:parent-style-name="DefaultParagraphFont" style:family="text">
      <style:text-properties style:font-name="Arial" style:font-name-complex="Arial" fo:color="#252525" fo:font-size="10pt" style:font-size-asian="10pt" style:font-size-complex="10pt"/>
    </style:style>
    <style:style style:name="T2466" style:parent-style-name="DefaultParagraphFont" style:family="text">
      <style:text-properties fo:color="#0B0080"/>
    </style:style>
    <style:style style:name="T2467" style:parent-style-name="DefaultParagraphFont" style:family="text">
      <style:text-properties style:font-name="Arial" style:font-name-complex="Arial" fo:color="#252525" fo:font-size="10pt" style:font-size-asian="10pt" style:font-size-complex="10pt"/>
    </style:style>
    <style:style style:name="P246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font-weight="bold" style:font-weight-asian="bold" style:font-weight-complex="bold" fo:color="#252525" fo:font-size="10.5pt" style:font-size-asian="10.5pt" style:font-size-complex="10.5pt"/>
    </style:style>
    <style:style style:name="S4" style:family="section">
      <style:section-properties fo:margin-left="0in" fo:margin-right="0in" style:writing-mode="lr-tb"/>
    </style:style>
    <style:style style:name="P2469" style:parent-style-name="Normal" style:family="paragraph">
      <style:paragraph-properties fo:widows="2" fo:orphans="2" fo:line-height="0.0013in"/>
      <style:text-properties fo:font-size="11pt" style:font-size-asian="11pt" style:font-size-complex="11pt"/>
    </style:style>
    <style:style style:name="P2470" style:parent-style-name="L16-1" style:family="paragraph">
      <style:paragraph-properties fo:widows="2" fo:orphans="2" fo:text-align="start" fo:margin-bottom="0.0833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471" style:parent-style-name="SYS_HYPERTEXT" style:family="text">
      <style:text-properties style:font-name="Arial" style:font-name-complex="Arial" fo:color="#663366" fo:font-size="10pt" style:font-size-asian="10pt" style:font-size-complex="10pt" style:text-underline-type="none"/>
    </style:style>
    <style:style style:name="T2472" style:parent-style-name="DefaultParagraphFont" style:family="text">
      <style:text-properties fo:color="#252525"/>
    </style:style>
    <style:style style:name="T2473" style:parent-style-name="SYS_HYPERTEXT" style:family="text">
      <style:text-properties style:font-name="Times New Roman" style:font-name-complex="Times New Roman" fo:font-style="italic" style:font-style-asian="italic" style:font-style-complex="italic" fo:color="#0B0080" style:text-underline-type="none"/>
    </style:style>
    <style:style style:name="T2474" style:parent-style-name="SYS_HYPERTEXT" style:family="text">
      <style:text-properties style:font-name="Times New Roman" style:font-name-complex="Times New Roman" fo:font-style="italic" style:font-style-asian="italic" style:font-style-complex="italic" fo:color="#0B0080" style:text-underline-type="none"/>
    </style:style>
    <style:style style:name="T2475" style:parent-style-name="SYS_HYPERTEXT" style:family="text">
      <style:text-properties style:font-name="Times New Roman" style:font-name-complex="Times New Roman" fo:font-style="italic" style:font-style-asian="italic" style:font-style-complex="italic" fo:color="#0B0080" style:text-underline-type="none"/>
    </style:style>
    <style:style style:name="T2476" style:parent-style-name="DefaultParagraphFont" style:family="text">
      <style:text-properties fo:color="#252525"/>
    </style:style>
    <style:style style:name="T2477" style:parent-style-name="SYS_HYPERTEXT" style:family="text">
      <style:text-properties style:font-name="Times New Roman" style:font-name-complex="Times New Roman" fo:color="#0B0080" style:text-underline-type="none"/>
    </style:style>
    <style:style style:name="T2478" style:parent-style-name="SYS_HYPERTEXT" style:family="text">
      <style:text-properties style:font-name="Times New Roman" style:font-name-complex="Times New Roman" fo:color="#0B0080" style:text-underline-type="none"/>
    </style:style>
    <style:style style:name="T2479" style:parent-style-name="SYS_HYPERTEXT" style:family="text">
      <style:text-properties style:font-name="Times New Roman" style:font-name-complex="Times New Roman" fo:color="#0B0080" style:text-underline-type="none"/>
    </style:style>
    <style:style style:name="T2480" style:parent-style-name="DefaultParagraphFont" style:family="text">
      <style:text-properties fo:color="#252525"/>
    </style:style>
    <style:style style:name="P2481"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font-weight="bold" style:font-weight-asian="bold" style:font-weight-complex="bold" fo:color="#252525" fo:font-size="10.5pt" style:font-size-asian="10.5pt" style:font-size-complex="10.5pt"/>
    </style:style>
    <style:style style:name="S5" style:family="section">
      <style:section-properties fo:margin-left="0in" fo:margin-right="0in" style:writing-mode="lr-tb"/>
    </style:style>
    <style:style style:name="P2482" style:parent-style-name="Normal" style:family="paragraph">
      <style:paragraph-properties fo:widows="2" fo:orphans="2" fo:line-height="0.0013in"/>
    </style:style>
    <style:style style:name="P2483" style:parent-style-name="L1-1" style:family="paragraph">
      <style:paragraph-properties fo:widows="2" fo:orphans="2" fo:text-align="start"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484" style:parent-style-name="DefaultParagraphFont" style:family="text">
      <style:text-properties style:font-name="Arial" style:font-name-complex="Arial" fo:color="#252525" fo:font-size="10pt" style:font-size-asian="10pt" style:font-size-complex="10pt"/>
    </style:style>
    <style:style style:name="T2485" style:parent-style-name="SYS_HYPERTEXT" style:family="text">
      <style:text-properties style:font-name="Times New Roman" style:font-name-complex="Times New Roman" fo:color="#663366" fo:font-size="10pt" style:font-size-asian="10pt" style:font-size-complex="10pt" style:text-underline-type="none"/>
    </style:style>
    <style:style style:name="T2486" style:parent-style-name="DefaultParagraphFont" style:family="text">
      <style:text-properties style:font-name="Arial" style:font-name-complex="Arial" fo:color="#252525" fo:font-size="10pt" style:font-size-asian="10pt" style:font-size-complex="10pt"/>
    </style:style>
    <style:style style:name="T2487"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488" style:parent-style-name="DefaultParagraphFont" style:family="text">
      <style:text-properties style:font-name="Arial" style:font-name-complex="Arial" fo:color="#252525" fo:font-size="10pt" style:font-size-asian="10pt" style:font-size-complex="10pt"/>
    </style:style>
    <style:style style:name="T2489" style:parent-style-name="SYS_HYPERTEXT" style:family="text">
      <style:text-properties style:font-name="Times New Roman" style:font-name-complex="Times New Roman" fo:color="#0B0080" fo:font-size="10pt" style:font-size-asian="10pt" style:font-size-complex="10pt" style:text-underline-type="none"/>
    </style:style>
    <style:style style:name="T2490" style:parent-style-name="DefaultParagraphFont" style:family="text">
      <style:text-properties style:font-name="Arial" style:font-name-complex="Arial" fo:color="#252525" fo:font-size="10pt" style:font-size-asian="10pt" style:font-size-complex="10pt"/>
    </style:style>
    <style:style style:name="T2491" style:parent-style-name="SYS_HYPERTEXT" style:family="text">
      <style:text-properties style:font-name="Times New Roman" style:font-name-complex="Times New Roman" fo:color="#663366" fo:font-size="10pt" style:font-size-asian="10pt" style:font-size-complex="10pt" style:text-underline-type="none"/>
    </style:style>
    <style:style style:name="T2492" style:parent-style-name="DefaultParagraphFont" style:family="text">
      <style:text-properties style:font-name="Arial" style:font-name-complex="Arial" fo:color="#252525" fo:font-size="10pt" style:font-size-asian="10pt" style:font-size-complex="10pt"/>
    </style:style>
    <style:style style:name="P2493" style:parent-style-name="L1-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494" style:parent-style-name="DefaultParagraphFont" style:family="text">
      <style:text-properties style:font-name="Arial" style:font-name-complex="Arial" fo:color="#252525" fo:font-size="10pt" style:font-size-asian="10pt" style:font-size-complex="10pt"/>
    </style:style>
    <style:style style:name="T2495" style:parent-style-name="SYS_HYPERTEXT" style:family="text">
      <style:text-properties style:font-name="Times New Roman" style:font-name-complex="Times New Roman" fo:color="#663366" fo:font-size="10pt" style:font-size-asian="10pt" style:font-size-complex="10pt" style:text-underline-type="none"/>
    </style:style>
    <style:style style:name="T2496" style:parent-style-name="DefaultParagraphFont" style:family="text">
      <style:text-properties style:font-name="Arial" style:font-name-complex="Arial" fo:color="#252525" fo:font-size="10pt" style:font-size-asian="10pt" style:font-size-complex="10pt"/>
    </style:style>
    <style:style style:name="T2497"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498" style:parent-style-name="DefaultParagraphFont" style:family="text">
      <style:text-properties style:font-name="Arial" style:font-name-complex="Arial" fo:color="#252525" fo:font-size="10pt" style:font-size-asian="10pt" style:font-size-complex="10pt"/>
    </style:style>
    <style:style style:name="T2499" style:parent-style-name="DefaultParagraphFont" style:family="text">
      <style:text-properties style:font-name="Arial" style:font-name-complex="Arial" fo:font-weight="bold" style:font-weight-asian="bold" style:font-weight-complex="bold" fo:color="#252525" fo:font-size="10pt" style:font-size-asian="10pt" style:font-size-complex="10pt"/>
    </style:style>
    <style:style style:name="T2500" style:parent-style-name="DefaultParagraphFont" style:family="text">
      <style:text-properties style:font-name="Arial" style:font-name-complex="Arial" fo:color="#252525" fo:font-size="10pt" style:font-size-asian="10pt" style:font-size-complex="10pt"/>
    </style:style>
    <style:style style:name="T2501" style:parent-style-name="SYS_HYPERTEXT" style:family="text">
      <style:text-properties style:font-name="Times New Roman" style:font-name-complex="Times New Roman" fo:color="#0B0080" fo:font-size="10pt" style:font-size-asian="10pt" style:font-size-complex="10pt" style:text-underline-type="none"/>
    </style:style>
    <style:style style:name="T2502" style:parent-style-name="DefaultParagraphFont" style:family="text">
      <style:text-properties style:font-name="Arial" style:font-name-complex="Arial" fo:color="#252525" fo:font-size="10pt" style:font-size-asian="10pt" style:font-size-complex="10pt"/>
    </style:style>
    <style:style style:name="T2503" style:parent-style-name="SYS_HYPERTEXT" style:family="text">
      <style:text-properties style:font-name="Times New Roman" style:font-name-complex="Times New Roman" fo:color="#663366" fo:font-size="10pt" style:font-size-asian="10pt" style:font-size-complex="10pt" style:text-underline-type="none"/>
    </style:style>
    <style:style style:name="T2504" style:parent-style-name="DefaultParagraphFont" style:family="text">
      <style:text-properties style:font-name="Arial" style:font-name-complex="Arial" fo:color="#252525" fo:font-size="10pt" style:font-size-asian="10pt" style:font-size-complex="10pt"/>
    </style:style>
    <style:style style:name="P2505" style:parent-style-name="L1-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06" style:parent-style-name="DefaultParagraphFont" style:family="text">
      <style:text-properties style:font-name="Arial" style:font-name-complex="Arial" fo:color="#252525" fo:font-size="10pt" style:font-size-asian="10pt" style:font-size-complex="10pt"/>
    </style:style>
    <style:style style:name="T2507"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08" style:parent-style-name="DefaultParagraphFont" style:family="text">
      <style:text-properties style:font-name="Arial" style:font-name-complex="Arial" fo:color="#252525" fo:font-size="10pt" style:font-size-asian="10pt" style:font-size-complex="10pt"/>
    </style:style>
    <style:style style:name="T2509" style:parent-style-name="SYS_HYPERTEXT" style:family="text">
      <style:text-properties style:font-name="Times New Roman" style:font-name-complex="Times New Roman" fo:color="#0B0080" fo:font-size="10pt" style:font-size-asian="10pt" style:font-size-complex="10pt" style:text-underline-type="none"/>
    </style:style>
    <style:style style:name="T2510" style:parent-style-name="DefaultParagraphFont" style:family="text">
      <style:text-properties style:font-name="Arial" style:font-name-complex="Arial" fo:color="#252525" fo:font-size="10pt" style:font-size-asian="10pt" style:font-size-complex="10pt"/>
    </style:style>
    <style:style style:name="T2511" style:parent-style-name="SYS_HYPERTEXT" style:family="text">
      <style:text-properties style:font-name="Times New Roman" style:font-name-complex="Times New Roman" fo:color="#663366" fo:font-size="10pt" style:font-size-asian="10pt" style:font-size-complex="10pt" style:text-underline-type="none"/>
    </style:style>
    <style:style style:name="T2512" style:parent-style-name="DefaultParagraphFont" style:family="text">
      <style:text-properties style:font-name="Arial" style:font-name-complex="Arial" fo:color="#252525" fo:font-size="10pt" style:font-size-asian="10pt" style:font-size-complex="10pt"/>
    </style:style>
    <style:style style:name="P2513" style:parent-style-name="L1-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14" style:parent-style-name="DefaultParagraphFont" style:family="text">
      <style:text-properties style:font-name="Arial" style:font-name-complex="Arial" fo:color="#252525" fo:font-size="10pt" style:font-size-asian="10pt" style:font-size-complex="10pt"/>
    </style:style>
    <style:style style:name="T2515" style:parent-style-name="SYS_HYPERTEXT" style:family="text">
      <style:text-properties style:font-name="Times New Roman" style:font-name-complex="Times New Roman" fo:color="#663366" fo:font-size="10pt" style:font-size-asian="10pt" style:font-size-complex="10pt" style:text-underline-type="none"/>
    </style:style>
    <style:style style:name="T2516" style:parent-style-name="DefaultParagraphFont" style:family="text">
      <style:text-properties style:font-name="Arial" style:font-name-complex="Arial" fo:color="#252525" fo:font-size="10pt" style:font-size-asian="10pt" style:font-size-complex="10pt"/>
    </style:style>
    <style:style style:name="T2517"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18" style:parent-style-name="DefaultParagraphFont" style:family="text">
      <style:text-properties style:font-name="Arial" style:font-name-complex="Arial" fo:color="#252525" fo:font-size="10pt" style:font-size-asian="10pt" style:font-size-complex="10pt"/>
    </style:style>
    <style:style style:name="T2519" style:parent-style-name="DefaultParagraphFont" style:family="text">
      <style:text-properties style:font-name="Arial" style:font-name-complex="Arial" fo:font-weight="bold" style:font-weight-asian="bold" style:font-weight-complex="bold" fo:color="#252525" fo:font-size="10pt" style:font-size-asian="10pt" style:font-size-complex="10pt"/>
    </style:style>
    <style:style style:name="T2520" style:parent-style-name="DefaultParagraphFont" style:family="text">
      <style:text-properties style:font-name="Arial" style:font-name-complex="Arial" fo:color="#252525" fo:font-size="10pt" style:font-size-asian="10pt" style:font-size-complex="10pt"/>
    </style:style>
    <style:style style:name="T2521" style:parent-style-name="SYS_HYPERTEXT" style:family="text">
      <style:text-properties style:font-name="Times New Roman" style:font-name-complex="Times New Roman" fo:color="#0B0080" fo:font-size="10pt" style:font-size-asian="10pt" style:font-size-complex="10pt" style:text-underline-type="none"/>
    </style:style>
    <style:style style:name="T2522" style:parent-style-name="DefaultParagraphFont" style:family="text">
      <style:text-properties style:font-name="Arial" style:font-name-complex="Arial" fo:color="#252525" fo:font-size="10pt" style:font-size-asian="10pt" style:font-size-complex="10pt"/>
    </style:style>
    <style:style style:name="T2523" style:parent-style-name="SYS_HYPERTEXT" style:family="text">
      <style:text-properties style:font-name="Times New Roman" style:font-name-complex="Times New Roman" fo:color="#663366" fo:font-size="10pt" style:font-size-asian="10pt" style:font-size-complex="10pt" style:text-underline-type="none"/>
    </style:style>
    <style:style style:name="T2524" style:parent-style-name="DefaultParagraphFont" style:family="text">
      <style:text-properties style:font-name="Arial" style:font-name-complex="Arial" fo:color="#252525" fo:font-size="10pt" style:font-size-asian="10pt" style:font-size-complex="10pt"/>
    </style:style>
    <style:style style:name="P2525" style:parent-style-name="L1-1" style:family="paragraph">
      <style:paragraph-properties fo:widows="2" fo:orphans="2" fo:text-align="start" fo:margin-top="0.052in" fo:margin-bottom="0.0833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26" style:parent-style-name="SYS_HYPERTEXT" style:family="text">
      <style:text-properties style:font-name="Arial" style:font-name-complex="Arial" fo:color="#0B0080" fo:font-size="10pt" style:font-size-asian="10pt" style:font-size-complex="10pt" style:text-underline-type="none"/>
    </style:style>
    <style:style style:name="T2527" style:parent-style-name="DefaultParagraphFont" style:family="text">
      <style:text-properties fo:color="#252525"/>
    </style:style>
    <style:style style:name="T2528" style:parent-style-name="SYS_HYPERTEXT" style:family="text">
      <style:text-properties style:font-name="Times New Roman" style:font-name-complex="Times New Roman" fo:color="#663366" style:text-underline-type="none"/>
    </style:style>
    <style:style style:name="T2529" style:parent-style-name="DefaultParagraphFont" style:family="text">
      <style:text-properties fo:color="#252525"/>
    </style:style>
    <style:style style:name="T2530" style:parent-style-name="SYS_HYPERTEXT" style:family="text">
      <style:text-properties style:font-name="Times New Roman" style:font-name-complex="Times New Roman" fo:font-style="italic" style:font-style-asian="italic" style:font-style-complex="italic" fo:color="#0B0080" style:text-underline-type="none"/>
    </style:style>
    <style:style style:name="T2531" style:parent-style-name="DefaultParagraphFont" style:family="text">
      <style:text-properties fo:color="#252525"/>
    </style:style>
    <style:style style:name="T2532" style:parent-style-name="DefaultParagraphFont" style:family="text">
      <style:text-properties fo:font-weight="bold" style:font-weight-asian="bold" style:font-weight-complex="bold" fo:color="#252525"/>
    </style:style>
    <style:style style:name="T2533" style:parent-style-name="DefaultParagraphFont" style:family="text">
      <style:text-properties fo:color="#252525"/>
    </style:style>
    <style:style style:name="T2534" style:parent-style-name="SYS_HYPERTEXT" style:family="text">
      <style:text-properties style:font-name="Times New Roman" style:font-name-complex="Times New Roman" fo:color="#0B0080" style:text-underline-type="none"/>
    </style:style>
    <style:style style:name="T2535" style:parent-style-name="DefaultParagraphFont" style:family="text">
      <style:text-properties fo:color="#252525"/>
    </style:style>
    <style:style style:name="T2536" style:parent-style-name="SYS_HYPERTEXT" style:family="text">
      <style:text-properties style:font-name="Times New Roman" style:font-name-complex="Times New Roman" fo:color="#663366" style:text-underline-type="none"/>
    </style:style>
    <style:style style:name="T2537" style:parent-style-name="DefaultParagraphFont" style:family="text">
      <style:text-properties fo:color="#252525"/>
    </style:style>
    <style:style style:name="P2538" style:parent-style-name="Normal" style:family="paragraph">
      <style:paragraph-properties fo:widows="2" fo:orphans="2" fo:margin-bottom="0.0833in"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fo:font-weight="bold" style:font-weight-asian="bold" style:font-weight-complex="bold" fo:color="#252525" fo:font-size="10.5pt" style:font-size-asian="10.5pt" style:font-size-complex="10.5pt"/>
    </style:style>
    <style:style style:name="S6" style:family="section">
      <style:section-properties fo:margin-left="0in" fo:margin-right="0in" style:writing-mode="lr-tb"/>
    </style:style>
    <style:style style:name="P2539" style:parent-style-name="Normal" style:family="paragraph">
      <style:paragraph-properties fo:widows="2" fo:orphans="2" fo:line-height="0.0013in"/>
    </style:style>
    <style:style style:name="P2540" style:parent-style-name="L13-1" style:family="paragraph">
      <style:paragraph-properties fo:widows="2" fo:orphans="2" fo:text-align="start"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41" style:parent-style-name="DefaultParagraphFont" style:family="text">
      <style:text-properties style:font-name="Arial" style:font-name-complex="Arial" fo:color="#252525" fo:font-size="10pt" style:font-size-asian="10pt" style:font-size-complex="10pt"/>
    </style:style>
    <style:style style:name="T2542"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43" style:parent-style-name="DefaultParagraphFont" style:family="text">
      <style:text-properties style:font-name="Arial" style:font-name-complex="Arial" fo:color="#252525" fo:font-size="10pt" style:font-size-asian="10pt" style:font-size-complex="10pt"/>
    </style:style>
    <style:style style:name="T2544" style:parent-style-name="SYS_HYPERTEXT" style:family="text">
      <style:text-properties style:font-name="Times New Roman" style:font-name-complex="Times New Roman" fo:color="#0B0080" fo:font-size="10pt" style:font-size-asian="10pt" style:font-size-complex="10pt" style:text-underline-type="none"/>
    </style:style>
    <style:style style:name="T2545" style:parent-style-name="DefaultParagraphFont" style:family="text">
      <style:text-properties style:font-name="Arial" style:font-name-complex="Arial" fo:color="#252525" fo:font-size="10pt" style:font-size-asian="10pt" style:font-size-complex="10pt"/>
    </style:style>
    <style:style style:name="T2546" style:parent-style-name="SYS_HYPERTEXT" style:family="text">
      <style:text-properties style:font-name="Times New Roman" style:font-name-complex="Times New Roman" fo:color="#0B0080" fo:font-size="10pt" style:font-size-asian="10pt" style:font-size-complex="10pt" style:text-underline-type="none"/>
    </style:style>
    <style:style style:name="T2547" style:parent-style-name="DefaultParagraphFont" style:family="text">
      <style:text-properties style:font-name="Arial" style:font-name-complex="Arial" fo:color="#252525" fo:font-size="10pt" style:font-size-asian="10pt" style:font-size-complex="10pt"/>
    </style:style>
    <style:style style:name="P254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49" style:parent-style-name="DefaultParagraphFont" style:family="text">
      <style:text-properties style:font-name="Arial" style:font-name-complex="Arial" fo:color="#252525" fo:font-size="10pt" style:font-size-asian="10pt" style:font-size-complex="10pt"/>
    </style:style>
    <style:style style:name="T255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51" style:parent-style-name="DefaultParagraphFont" style:family="text">
      <style:text-properties style:font-name="Arial" style:font-name-complex="Arial" fo:color="#252525" fo:font-size="10pt" style:font-size-asian="10pt" style:font-size-complex="10pt"/>
    </style:style>
    <style:style style:name="T2552" style:parent-style-name="SYS_HYPERTEXT" style:family="text">
      <style:text-properties style:font-name="Times New Roman" style:font-name-complex="Times New Roman" fo:color="#0B0080" fo:font-size="10pt" style:font-size-asian="10pt" style:font-size-complex="10pt" style:text-underline-type="none"/>
    </style:style>
    <style:style style:name="T2553" style:parent-style-name="DefaultParagraphFont" style:family="text">
      <style:text-properties style:font-name="Arial" style:font-name-complex="Arial" fo:color="#252525" fo:font-size="10pt" style:font-size-asian="10pt" style:font-size-complex="10pt"/>
    </style:style>
    <style:style style:name="T2554" style:parent-style-name="SYS_HYPERTEXT" style:family="text">
      <style:text-properties style:font-name="Times New Roman" style:font-name-complex="Times New Roman" fo:color="#0B0080" fo:font-size="10pt" style:font-size-asian="10pt" style:font-size-complex="10pt" style:text-underline-type="none"/>
    </style:style>
    <style:style style:name="T2555" style:parent-style-name="DefaultParagraphFont" style:family="text">
      <style:text-properties style:font-name="Arial" style:font-name-complex="Arial" fo:color="#252525" fo:font-size="10pt" style:font-size-asian="10pt" style:font-size-complex="10pt"/>
    </style:style>
    <style:style style:name="T2556" style:parent-style-name="SYS_HYPERTEXT" style:family="text">
      <style:text-properties style:font-name="Times New Roman" style:font-name-complex="Times New Roman" fo:color="#663366" fo:font-size="10pt" style:font-size-asian="10pt" style:font-size-complex="10pt" style:text-underline-type="none"/>
    </style:style>
    <style:style style:name="T2557" style:parent-style-name="DefaultParagraphFont" style:family="text">
      <style:text-properties style:font-name="Arial" style:font-name-complex="Arial" fo:color="#252525" fo:font-size="10pt" style:font-size-asian="10pt" style:font-size-complex="10pt"/>
    </style:style>
    <style:style style:name="P255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59" style:parent-style-name="DefaultParagraphFont" style:family="text">
      <style:text-properties style:font-name="Arial" style:font-name-complex="Arial" fo:color="#252525" fo:font-size="10pt" style:font-size-asian="10pt" style:font-size-complex="10pt"/>
    </style:style>
    <style:style style:name="T256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61" style:parent-style-name="DefaultParagraphFont" style:family="text">
      <style:text-properties style:font-name="Arial" style:font-name-complex="Arial" fo:color="#252525" fo:font-size="10pt" style:font-size-asian="10pt" style:font-size-complex="10pt"/>
    </style:style>
    <style:style style:name="T2562" style:parent-style-name="SYS_HYPERTEXT" style:family="text">
      <style:text-properties style:font-name="Times New Roman" style:font-name-complex="Times New Roman" fo:color="#0B0080" fo:font-size="10pt" style:font-size-asian="10pt" style:font-size-complex="10pt" style:text-underline-type="none"/>
    </style:style>
    <style:style style:name="T2563" style:parent-style-name="DefaultParagraphFont" style:family="text">
      <style:text-properties style:font-name="Arial" style:font-name-complex="Arial" fo:color="#252525" fo:font-size="10pt" style:font-size-asian="10pt" style:font-size-complex="10pt"/>
    </style:style>
    <style:style style:name="T2564" style:parent-style-name="SYS_HYPERTEXT" style:family="text">
      <style:text-properties style:font-name="Times New Roman" style:font-name-complex="Times New Roman" fo:color="#0B0080" fo:font-size="10pt" style:font-size-asian="10pt" style:font-size-complex="10pt" style:text-underline-type="none"/>
    </style:style>
    <style:style style:name="T2565" style:parent-style-name="DefaultParagraphFont" style:family="text">
      <style:text-properties style:font-name="Arial" style:font-name-complex="Arial" fo:color="#252525" fo:font-size="10pt" style:font-size-asian="10pt" style:font-size-complex="10pt"/>
    </style:style>
    <style:style style:name="T2566" style:parent-style-name="SYS_HYPERTEXT" style:family="text">
      <style:text-properties style:font-name="Times New Roman" style:font-name-complex="Times New Roman" fo:color="#0B0080" fo:font-size="10pt" style:font-size-asian="10pt" style:font-size-complex="10pt" style:text-underline-type="none"/>
    </style:style>
    <style:style style:name="T2567" style:parent-style-name="DefaultParagraphFont" style:family="text">
      <style:text-properties style:font-name="Arial" style:font-name-complex="Arial" fo:color="#252525" fo:font-size="10pt" style:font-size-asian="10pt" style:font-size-complex="10pt"/>
    </style:style>
    <style:style style:name="P256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69" style:parent-style-name="DefaultParagraphFont" style:family="text">
      <style:text-properties style:font-name="Arial" style:font-name-complex="Arial" fo:color="#252525" fo:font-size="10pt" style:font-size-asian="10pt" style:font-size-complex="10pt"/>
    </style:style>
    <style:style style:name="T257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71" style:parent-style-name="DefaultParagraphFont" style:family="text">
      <style:text-properties style:font-name="Arial" style:font-name-complex="Arial" fo:color="#252525" fo:font-size="10pt" style:font-size-asian="10pt" style:font-size-complex="10pt"/>
    </style:style>
    <style:style style:name="T2572" style:parent-style-name="SYS_HYPERTEXT" style:family="text">
      <style:text-properties style:font-name="Times New Roman" style:font-name-complex="Times New Roman" fo:color="#0B0080" fo:font-size="10pt" style:font-size-asian="10pt" style:font-size-complex="10pt" style:text-underline-type="none"/>
    </style:style>
    <style:style style:name="T2573" style:parent-style-name="DefaultParagraphFont" style:family="text">
      <style:text-properties style:font-name="Arial" style:font-name-complex="Arial" fo:color="#252525" fo:font-size="10pt" style:font-size-asian="10pt" style:font-size-complex="10pt"/>
    </style:style>
    <style:style style:name="T2574" style:parent-style-name="SYS_HYPERTEXT" style:family="text">
      <style:text-properties style:font-name="Times New Roman" style:font-name-complex="Times New Roman" fo:color="#0B0080" fo:font-size="10pt" style:font-size-asian="10pt" style:font-size-complex="10pt" style:text-underline-type="none"/>
    </style:style>
    <style:style style:name="T2575" style:parent-style-name="DefaultParagraphFont" style:family="text">
      <style:text-properties style:font-name="Arial" style:font-name-complex="Arial" fo:color="#252525" fo:font-size="10pt" style:font-size-asian="10pt" style:font-size-complex="10pt"/>
    </style:style>
    <style:style style:name="T2576" style:parent-style-name="SYS_HYPERTEXT" style:family="text">
      <style:text-properties style:font-name="Times New Roman" style:font-name-complex="Times New Roman" fo:color="#0B0080" fo:font-size="10pt" style:font-size-asian="10pt" style:font-size-complex="10pt" style:text-underline-type="none"/>
    </style:style>
    <style:style style:name="T2577" style:parent-style-name="DefaultParagraphFont" style:family="text">
      <style:text-properties style:font-name="Arial" style:font-name-complex="Arial" fo:color="#252525" fo:font-size="10pt" style:font-size-asian="10pt" style:font-size-complex="10pt"/>
    </style:style>
    <style:style style:name="P257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79" style:parent-style-name="DefaultParagraphFont" style:family="text">
      <style:text-properties style:font-name="Arial" style:font-name-complex="Arial" fo:color="#252525" fo:font-size="10pt" style:font-size-asian="10pt" style:font-size-complex="10pt"/>
    </style:style>
    <style:style style:name="T258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81" style:parent-style-name="DefaultParagraphFont" style:family="text">
      <style:text-properties style:font-name="Arial" style:font-name-complex="Arial" fo:color="#252525" fo:font-size="10pt" style:font-size-asian="10pt" style:font-size-complex="10pt"/>
    </style:style>
    <style:style style:name="T2582" style:parent-style-name="SYS_HYPERTEXT" style:family="text">
      <style:text-properties style:font-name="Times New Roman" style:font-name-complex="Times New Roman" fo:color="#0B0080" fo:font-size="10pt" style:font-size-asian="10pt" style:font-size-complex="10pt" style:text-underline-type="none"/>
    </style:style>
    <style:style style:name="T2583" style:parent-style-name="DefaultParagraphFont" style:family="text">
      <style:text-properties style:font-name="Arial" style:font-name-complex="Arial" fo:color="#252525" fo:font-size="10pt" style:font-size-asian="10pt" style:font-size-complex="10pt"/>
    </style:style>
    <style:style style:name="T2584" style:parent-style-name="SYS_HYPERTEXT" style:family="text">
      <style:text-properties style:font-name="Times New Roman" style:font-name-complex="Times New Roman" fo:color="#0B0080" fo:font-size="10pt" style:font-size-asian="10pt" style:font-size-complex="10pt" style:text-underline-type="none"/>
    </style:style>
    <style:style style:name="T2585" style:parent-style-name="DefaultParagraphFont" style:family="text">
      <style:text-properties style:font-name="Arial" style:font-name-complex="Arial" fo:color="#252525" fo:font-size="10pt" style:font-size-asian="10pt" style:font-size-complex="10pt"/>
    </style:style>
    <style:style style:name="T2586" style:parent-style-name="SYS_HYPERTEXT" style:family="text">
      <style:text-properties style:font-name="Times New Roman" style:font-name-complex="Times New Roman" fo:color="#0B0080" fo:font-size="10pt" style:font-size-asian="10pt" style:font-size-complex="10pt" style:text-underline-type="none"/>
    </style:style>
    <style:style style:name="T2587" style:parent-style-name="DefaultParagraphFont" style:family="text">
      <style:text-properties style:font-name="Arial" style:font-name-complex="Arial" fo:color="#252525" fo:font-size="10pt" style:font-size-asian="10pt" style:font-size-complex="10pt"/>
    </style:style>
    <style:style style:name="P258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589" style:parent-style-name="DefaultParagraphFont" style:family="text">
      <style:text-properties style:font-name="Arial" style:font-name-complex="Arial" fo:color="#252525" fo:font-size="10pt" style:font-size-asian="10pt" style:font-size-complex="10pt"/>
    </style:style>
    <style:style style:name="T259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91" style:parent-style-name="DefaultParagraphFont" style:family="text">
      <style:text-properties style:font-name="Arial" style:font-name-complex="Arial" fo:color="#252525" fo:font-size="10pt" style:font-size-asian="10pt" style:font-size-complex="10pt"/>
    </style:style>
    <style:style style:name="T2592"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593" style:parent-style-name="DefaultParagraphFont" style:family="text">
      <style:text-properties style:font-name="Arial" style:font-name-complex="Arial" fo:color="#252525" fo:font-size="10pt" style:font-size-asian="10pt" style:font-size-complex="10pt"/>
    </style:style>
    <style:style style:name="T2594" style:parent-style-name="SYS_HYPERTEXT" style:family="text">
      <style:text-properties style:font-name="Times New Roman" style:font-name-complex="Times New Roman" fo:color="#0B0080" fo:font-size="10pt" style:font-size-asian="10pt" style:font-size-complex="10pt" style:text-underline-type="none"/>
    </style:style>
    <style:style style:name="T2595" style:parent-style-name="DefaultParagraphFont" style:family="text">
      <style:text-properties style:font-name="Arial" style:font-name-complex="Arial" fo:color="#252525" fo:font-size="10pt" style:font-size-asian="10pt" style:font-size-complex="10pt"/>
    </style:style>
    <style:style style:name="T2596" style:parent-style-name="SYS_HYPERTEXT" style:family="text">
      <style:text-properties style:font-name="Times New Roman" style:font-name-complex="Times New Roman" fo:color="#0B0080" fo:font-size="10pt" style:font-size-asian="10pt" style:font-size-complex="10pt" style:text-underline-type="none"/>
    </style:style>
    <style:style style:name="T2597" style:parent-style-name="DefaultParagraphFont" style:family="text">
      <style:text-properties style:font-name="Arial" style:font-name-complex="Arial" fo:color="#252525" fo:font-size="10pt" style:font-size-asian="10pt" style:font-size-complex="10pt"/>
    </style:style>
    <style:style style:name="T2598" style:parent-style-name="SYS_HYPERTEXT" style:family="text">
      <style:text-properties style:font-name="Times New Roman" style:font-name-complex="Times New Roman" fo:color="#0B0080" fo:font-size="10pt" style:font-size-asian="10pt" style:font-size-complex="10pt" style:text-underline-type="none"/>
    </style:style>
    <style:style style:name="T2599" style:parent-style-name="DefaultParagraphFont" style:family="text">
      <style:text-properties style:font-name="Arial" style:font-name-complex="Arial" fo:color="#252525" fo:font-size="10pt" style:font-size-asian="10pt" style:font-size-complex="10pt"/>
    </style:style>
    <style:style style:name="P2600"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01" style:parent-style-name="DefaultParagraphFont" style:family="text">
      <style:text-properties style:font-name="Arial" style:font-name-complex="Arial" fo:color="#252525" fo:font-size="10pt" style:font-size-asian="10pt" style:font-size-complex="10pt"/>
    </style:style>
    <style:style style:name="T2602"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03" style:parent-style-name="DefaultParagraphFont" style:family="text">
      <style:text-properties style:font-name="Arial" style:font-name-complex="Arial" fo:color="#252525" fo:font-size="10pt" style:font-size-asian="10pt" style:font-size-complex="10pt"/>
    </style:style>
    <style:style style:name="T2604" style:parent-style-name="SYS_HYPERTEXT" style:family="text">
      <style:text-properties style:font-name="Times New Roman" style:font-name-complex="Times New Roman" fo:color="#0B0080" fo:font-size="10pt" style:font-size-asian="10pt" style:font-size-complex="10pt" style:text-underline-type="none"/>
    </style:style>
    <style:style style:name="T2605" style:parent-style-name="DefaultParagraphFont" style:family="text">
      <style:text-properties style:font-name="Arial" style:font-name-complex="Arial" fo:color="#252525" fo:font-size="10pt" style:font-size-asian="10pt" style:font-size-complex="10pt"/>
    </style:style>
    <style:style style:name="T2606" style:parent-style-name="SYS_HYPERTEXT" style:family="text">
      <style:text-properties style:font-name="Times New Roman" style:font-name-complex="Times New Roman" fo:color="#0B0080" fo:font-size="10pt" style:font-size-asian="10pt" style:font-size-complex="10pt" style:text-underline-type="none"/>
    </style:style>
    <style:style style:name="T2607" style:parent-style-name="DefaultParagraphFont" style:family="text">
      <style:text-properties style:font-name="Arial" style:font-name-complex="Arial" fo:color="#252525" fo:font-size="10pt" style:font-size-asian="10pt" style:font-size-complex="10pt"/>
    </style:style>
    <style:style style:name="P260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09" style:parent-style-name="DefaultParagraphFont" style:family="text">
      <style:text-properties style:font-name="Arial" style:font-name-complex="Arial" fo:color="#252525" fo:font-size="10pt" style:font-size-asian="10pt" style:font-size-complex="10pt"/>
    </style:style>
    <style:style style:name="T261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11" style:parent-style-name="DefaultParagraphFont" style:family="text">
      <style:text-properties style:font-name="Arial" style:font-name-complex="Arial" fo:color="#252525" fo:font-size="10pt" style:font-size-asian="10pt" style:font-size-complex="10pt"/>
    </style:style>
    <style:style style:name="T2612" style:parent-style-name="SYS_HYPERTEXT" style:family="text">
      <style:text-properties style:font-name="Times New Roman" style:font-name-complex="Times New Roman" fo:color="#0B0080" fo:font-size="10pt" style:font-size-asian="10pt" style:font-size-complex="10pt" style:text-underline-type="none"/>
    </style:style>
    <style:style style:name="T2613" style:parent-style-name="DefaultParagraphFont" style:family="text">
      <style:text-properties style:font-name="Arial" style:font-name-complex="Arial" fo:color="#252525" fo:font-size="10pt" style:font-size-asian="10pt" style:font-size-complex="10pt"/>
    </style:style>
    <style:style style:name="T2614" style:parent-style-name="SYS_HYPERTEXT" style:family="text">
      <style:text-properties style:font-name="Times New Roman" style:font-name-complex="Times New Roman" fo:color="#0B0080" fo:font-size="10pt" style:font-size-asian="10pt" style:font-size-complex="10pt" style:text-underline-type="none"/>
    </style:style>
    <style:style style:name="T2615" style:parent-style-name="DefaultParagraphFont" style:family="text">
      <style:text-properties style:font-name="Arial" style:font-name-complex="Arial" fo:color="#252525" fo:font-size="10pt" style:font-size-asian="10pt" style:font-size-complex="10pt"/>
    </style:style>
    <style:style style:name="P2616"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17" style:parent-style-name="DefaultParagraphFont" style:family="text">
      <style:text-properties style:font-name="Arial" style:font-name-complex="Arial" fo:color="#252525" fo:font-size="10pt" style:font-size-asian="10pt" style:font-size-complex="10pt"/>
    </style:style>
    <style:style style:name="T2618"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19" style:parent-style-name="DefaultParagraphFont" style:family="text">
      <style:text-properties style:font-name="Arial" style:font-name-complex="Arial" fo:color="#252525" fo:font-size="10pt" style:font-size-asian="10pt" style:font-size-complex="10pt"/>
    </style:style>
    <style:style style:name="T2620" style:parent-style-name="SYS_HYPERTEXT" style:family="text">
      <style:text-properties style:font-name="Times New Roman" style:font-name-complex="Times New Roman" fo:color="#0B0080" fo:font-size="10pt" style:font-size-asian="10pt" style:font-size-complex="10pt" style:text-underline-type="none"/>
    </style:style>
    <style:style style:name="T2621" style:parent-style-name="DefaultParagraphFont" style:family="text">
      <style:text-properties style:font-name="Arial" style:font-name-complex="Arial" fo:color="#252525" fo:font-size="10pt" style:font-size-asian="10pt" style:font-size-complex="10pt"/>
    </style:style>
    <style:style style:name="T2622" style:parent-style-name="SYS_HYPERTEXT" style:family="text">
      <style:text-properties style:font-name="Times New Roman" style:font-name-complex="Times New Roman" fo:color="#663366" fo:font-size="10pt" style:font-size-asian="10pt" style:font-size-complex="10pt" style:text-underline-type="none"/>
    </style:style>
    <style:style style:name="T2623" style:parent-style-name="DefaultParagraphFont" style:family="text">
      <style:text-properties style:font-name="Arial" style:font-name-complex="Arial" fo:color="#252525" fo:font-size="10pt" style:font-size-asian="10pt" style:font-size-complex="10pt"/>
    </style:style>
    <style:style style:name="P2624"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25" style:parent-style-name="DefaultParagraphFont" style:family="text">
      <style:text-properties style:font-name="Arial" style:font-name-complex="Arial" fo:color="#252525" fo:font-size="10pt" style:font-size-asian="10pt" style:font-size-complex="10pt"/>
    </style:style>
    <style:style style:name="T2626"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27" style:parent-style-name="DefaultParagraphFont" style:family="text">
      <style:text-properties style:font-name="Arial" style:font-name-complex="Arial" fo:color="#252525" fo:font-size="10pt" style:font-size-asian="10pt" style:font-size-complex="10pt"/>
    </style:style>
    <style:style style:name="T2628" style:parent-style-name="SYS_HYPERTEXT" style:family="text">
      <style:text-properties style:font-name="Times New Roman" style:font-name-complex="Times New Roman" fo:color="#0B0080" fo:font-size="10pt" style:font-size-asian="10pt" style:font-size-complex="10pt" style:text-underline-type="none"/>
    </style:style>
    <style:style style:name="T2629" style:parent-style-name="DefaultParagraphFont" style:family="text">
      <style:text-properties style:font-name="Arial" style:font-name-complex="Arial" fo:color="#252525" fo:font-size="10pt" style:font-size-asian="10pt" style:font-size-complex="10pt"/>
    </style:style>
    <style:style style:name="T2630" style:parent-style-name="SYS_HYPERTEXT" style:family="text">
      <style:text-properties style:font-name="Times New Roman" style:font-name-complex="Times New Roman" fo:color="#663366" fo:font-size="10pt" style:font-size-asian="10pt" style:font-size-complex="10pt" style:text-underline-type="none"/>
    </style:style>
    <style:style style:name="T2631" style:parent-style-name="DefaultParagraphFont" style:family="text">
      <style:text-properties style:font-name="Arial" style:font-name-complex="Arial" fo:color="#252525" fo:font-size="10pt" style:font-size-asian="10pt" style:font-size-complex="10pt"/>
    </style:style>
    <style:style style:name="P263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33" style:parent-style-name="DefaultParagraphFont" style:family="text">
      <style:text-properties style:font-name="Arial" style:font-name-complex="Arial" fo:color="#252525" fo:font-size="10pt" style:font-size-asian="10pt" style:font-size-complex="10pt"/>
    </style:style>
    <style:style style:name="T2634"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35" style:parent-style-name="DefaultParagraphFont" style:family="text">
      <style:text-properties style:font-name="Arial" style:font-name-complex="Arial" fo:color="#252525" fo:font-size="10pt" style:font-size-asian="10pt" style:font-size-complex="10pt"/>
    </style:style>
    <style:style style:name="T2636" style:parent-style-name="SYS_HYPERTEXT" style:family="text">
      <style:text-properties style:font-name="Times New Roman" style:font-name-complex="Times New Roman" fo:color="#0B0080" fo:font-size="10pt" style:font-size-asian="10pt" style:font-size-complex="10pt" style:text-underline-type="none"/>
    </style:style>
    <style:style style:name="T2637" style:parent-style-name="DefaultParagraphFont" style:family="text">
      <style:text-properties style:font-name="Arial" style:font-name-complex="Arial" fo:color="#252525" fo:font-size="10pt" style:font-size-asian="10pt" style:font-size-complex="10pt"/>
    </style:style>
    <style:style style:name="T2638" style:parent-style-name="SYS_HYPERTEXT" style:family="text">
      <style:text-properties style:font-name="Times New Roman" style:font-name-complex="Times New Roman" fo:color="#663366" fo:font-size="10pt" style:font-size-asian="10pt" style:font-size-complex="10pt" style:text-underline-type="none"/>
    </style:style>
    <style:style style:name="T2639" style:parent-style-name="DefaultParagraphFont" style:family="text">
      <style:text-properties style:font-name="Arial" style:font-name-complex="Arial" fo:color="#252525" fo:font-size="10pt" style:font-size-asian="10pt" style:font-size-complex="10pt"/>
    </style:style>
    <style:style style:name="P2640"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41" style:parent-style-name="SYS_HYPERTEXT" style:family="text">
      <style:text-properties style:font-name="Arial" style:font-name-complex="Arial" fo:color="#0B0080" fo:font-size="10pt" style:font-size-asian="10pt" style:font-size-complex="10pt" style:text-underline-type="none"/>
    </style:style>
    <style:style style:name="T2642" style:parent-style-name="DefaultParagraphFont" style:family="text">
      <style:text-properties fo:color="#252525"/>
    </style:style>
    <style:style style:name="T2643" style:parent-style-name="DefaultParagraphFont" style:family="text">
      <style:text-properties fo:font-style="italic" style:font-style-asian="italic" style:font-style-complex="italic" fo:color="#252525"/>
    </style:style>
    <style:style style:name="T2644" style:parent-style-name="DefaultParagraphFont" style:family="text">
      <style:text-properties fo:color="#252525"/>
    </style:style>
    <style:style style:name="T2645" style:parent-style-name="SYS_HYPERTEXT" style:family="text">
      <style:text-properties style:font-name="Times New Roman" style:font-name-complex="Times New Roman" fo:color="#0B0080" style:text-underline-type="none"/>
    </style:style>
    <style:style style:name="T2646" style:parent-style-name="DefaultParagraphFont" style:family="text">
      <style:text-properties fo:color="#252525"/>
    </style:style>
    <style:style style:name="T2647" style:parent-style-name="SYS_HYPERTEXT" style:family="text">
      <style:text-properties style:font-name="Times New Roman" style:font-name-complex="Times New Roman" fo:color="#0B0080" style:text-underline-type="none"/>
    </style:style>
    <style:style style:name="T2648" style:parent-style-name="DefaultParagraphFont" style:family="text">
      <style:text-properties fo:color="#252525"/>
    </style:style>
    <style:style style:name="P2649"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50" style:parent-style-name="DefaultParagraphFont" style:family="text">
      <style:text-properties style:font-name="Arial" style:font-name-complex="Arial" fo:color="#252525" fo:font-size="10pt" style:font-size-asian="10pt" style:font-size-complex="10pt"/>
    </style:style>
    <style:style style:name="T2651"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52" style:parent-style-name="DefaultParagraphFont" style:family="text">
      <style:text-properties style:font-name="Arial" style:font-name-complex="Arial" fo:color="#252525" fo:font-size="10pt" style:font-size-asian="10pt" style:font-size-complex="10pt"/>
    </style:style>
    <style:style style:name="T2653" style:parent-style-name="SYS_HYPERTEXT" style:family="text">
      <style:text-properties style:font-name="Times New Roman" style:font-name-complex="Times New Roman" fo:color="#0B0080" fo:font-size="10pt" style:font-size-asian="10pt" style:font-size-complex="10pt" style:text-underline-type="none"/>
    </style:style>
    <style:style style:name="T2654" style:parent-style-name="DefaultParagraphFont" style:family="text">
      <style:text-properties style:font-name="Arial" style:font-name-complex="Arial" fo:color="#252525" fo:font-size="10pt" style:font-size-asian="10pt" style:font-size-complex="10pt"/>
    </style:style>
    <style:style style:name="T2655" style:parent-style-name="SYS_HYPERTEXT" style:family="text">
      <style:text-properties style:font-name="Times New Roman" style:font-name-complex="Times New Roman" fo:color="#0B0080" fo:font-size="10pt" style:font-size-asian="10pt" style:font-size-complex="10pt" style:text-underline-type="none"/>
    </style:style>
    <style:style style:name="T2656" style:parent-style-name="DefaultParagraphFont" style:family="text">
      <style:text-properties style:font-name="Arial" style:font-name-complex="Arial" fo:color="#252525" fo:font-size="10pt" style:font-size-asian="10pt" style:font-size-complex="10pt"/>
    </style:style>
    <style:style style:name="T2657" style:parent-style-name="SYS_HYPERTEXT" style:family="text">
      <style:text-properties style:font-name="Times New Roman" style:font-name-complex="Times New Roman" fo:color="#0B0080" fo:font-size="10pt" style:font-size-asian="10pt" style:font-size-complex="10pt" style:text-underline-type="none"/>
    </style:style>
    <style:style style:name="T2658" style:parent-style-name="DefaultParagraphFont" style:family="text">
      <style:text-properties style:font-name="Arial" style:font-name-complex="Arial" fo:color="#252525" fo:font-size="10pt" style:font-size-asian="10pt" style:font-size-complex="10pt"/>
    </style:style>
    <style:style style:name="P2659"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60" style:parent-style-name="DefaultParagraphFont" style:family="text">
      <style:text-properties style:font-name="Arial" style:font-name-complex="Arial" fo:color="#252525" fo:font-size="10pt" style:font-size-asian="10pt" style:font-size-complex="10pt"/>
    </style:style>
    <style:style style:name="T2661" style:parent-style-name="SYS_HYPERTEXT" style:family="text">
      <style:text-properties style:font-name="Times New Roman" style:font-name-complex="Times New Roman" fo:font-style="italic" style:font-style-asian="italic" style:font-style-complex="italic" fo:color="#663366" fo:font-size="10pt" style:font-size-asian="10pt" style:font-size-complex="10pt" style:text-underline-type="none"/>
    </style:style>
    <style:style style:name="T2662" style:parent-style-name="DefaultParagraphFont" style:family="text">
      <style:text-properties style:font-name="Arial" style:font-name-complex="Arial" fo:color="#252525" fo:font-size="10pt" style:font-size-asian="10pt" style:font-size-complex="10pt"/>
    </style:style>
    <style:style style:name="T2663" style:parent-style-name="SYS_HYPERTEXT" style:family="text">
      <style:text-properties style:font-name="Times New Roman" style:font-name-complex="Times New Roman" fo:color="#0B0080" fo:font-size="10pt" style:font-size-asian="10pt" style:font-size-complex="10pt" style:text-underline-type="none"/>
    </style:style>
    <style:style style:name="T2664" style:parent-style-name="DefaultParagraphFont" style:family="text">
      <style:text-properties style:font-name="Arial" style:font-name-complex="Arial" fo:color="#252525" fo:font-size="10pt" style:font-size-asian="10pt" style:font-size-complex="10pt"/>
    </style:style>
    <style:style style:name="T2665" style:parent-style-name="SYS_HYPERTEXT" style:family="text">
      <style:text-properties style:font-name="Times New Roman" style:font-name-complex="Times New Roman" fo:color="#663366" fo:font-size="10pt" style:font-size-asian="10pt" style:font-size-complex="10pt" style:text-underline-type="none"/>
    </style:style>
    <style:style style:name="T2666" style:parent-style-name="DefaultParagraphFont" style:family="text">
      <style:text-properties style:font-name="Arial" style:font-name-complex="Arial" fo:color="#252525" fo:font-size="10pt" style:font-size-asian="10pt" style:font-size-complex="10pt"/>
    </style:style>
    <style:style style:name="P2667"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68" style:parent-style-name="DefaultParagraphFont" style:family="text">
      <style:text-properties style:font-name="Arial" style:font-name-complex="Arial" fo:color="#252525" fo:font-size="10pt" style:font-size-asian="10pt" style:font-size-complex="10pt"/>
    </style:style>
    <style:style style:name="T2669"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70" style:parent-style-name="DefaultParagraphFont" style:family="text">
      <style:text-properties style:font-name="Arial" style:font-name-complex="Arial" fo:color="#252525" fo:font-size="10pt" style:font-size-asian="10pt" style:font-size-complex="10pt"/>
    </style:style>
    <style:style style:name="T2671" style:parent-style-name="SYS_HYPERTEXT" style:family="text">
      <style:text-properties style:font-name="Times New Roman" style:font-name-complex="Times New Roman" fo:color="#0B0080" fo:font-size="10pt" style:font-size-asian="10pt" style:font-size-complex="10pt" style:text-underline-type="none"/>
    </style:style>
    <style:style style:name="T2672" style:parent-style-name="DefaultParagraphFont" style:family="text">
      <style:text-properties style:font-name="Arial" style:font-name-complex="Arial" fo:color="#252525" fo:font-size="10pt" style:font-size-asian="10pt" style:font-size-complex="10pt"/>
    </style:style>
    <style:style style:name="T2673" style:parent-style-name="SYS_HYPERTEXT" style:family="text">
      <style:text-properties style:font-name="Times New Roman" style:font-name-complex="Times New Roman" fo:color="#0B0080" fo:font-size="10pt" style:font-size-asian="10pt" style:font-size-complex="10pt" style:text-underline-type="none"/>
    </style:style>
    <style:style style:name="T2674" style:parent-style-name="DefaultParagraphFont" style:family="text">
      <style:text-properties style:font-name="Arial" style:font-name-complex="Arial" fo:color="#252525" fo:font-size="10pt" style:font-size-asian="10pt" style:font-size-complex="10pt"/>
    </style:style>
    <style:style style:name="T2675" style:parent-style-name="SYS_HYPERTEXT" style:family="text">
      <style:text-properties style:font-name="Times New Roman" style:font-name-complex="Times New Roman" fo:color="#0B0080" fo:font-size="10pt" style:font-size-asian="10pt" style:font-size-complex="10pt" style:text-underline-type="none"/>
    </style:style>
    <style:style style:name="T2676" style:parent-style-name="DefaultParagraphFont" style:family="text">
      <style:text-properties style:font-name="Arial" style:font-name-complex="Arial" fo:color="#252525" fo:font-size="10pt" style:font-size-asian="10pt" style:font-size-complex="10pt"/>
    </style:style>
    <style:style style:name="P2677"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78" style:parent-style-name="DefaultParagraphFont" style:family="text">
      <style:text-properties style:font-name="Arial" style:font-name-complex="Arial" fo:color="#252525" fo:font-size="10pt" style:font-size-asian="10pt" style:font-size-complex="10pt"/>
    </style:style>
    <style:style style:name="T2679"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680" style:parent-style-name="DefaultParagraphFont" style:family="text">
      <style:text-properties style:font-name="Arial" style:font-name-complex="Arial" fo:color="#252525" fo:font-size="10pt" style:font-size-asian="10pt" style:font-size-complex="10pt"/>
    </style:style>
    <style:style style:name="T2681" style:parent-style-name="SYS_HYPERTEXT" style:family="text">
      <style:text-properties style:font-name="Times New Roman" style:font-name-complex="Times New Roman" fo:color="#0B0080" fo:font-size="10pt" style:font-size-asian="10pt" style:font-size-complex="10pt" style:text-underline-type="none"/>
    </style:style>
    <style:style style:name="T2682" style:parent-style-name="DefaultParagraphFont" style:family="text">
      <style:text-properties style:font-name="Arial" style:font-name-complex="Arial" fo:color="#252525" fo:font-size="10pt" style:font-size-asian="10pt" style:font-size-complex="10pt"/>
    </style:style>
    <style:style style:name="T2683" style:parent-style-name="SYS_HYPERTEXT" style:family="text">
      <style:text-properties style:font-name="Times New Roman" style:font-name-complex="Times New Roman" fo:color="#0B0080" fo:font-size="10pt" style:font-size-asian="10pt" style:font-size-complex="10pt" style:text-underline-type="none"/>
    </style:style>
    <style:style style:name="T2684" style:parent-style-name="DefaultParagraphFont" style:family="text">
      <style:text-properties style:font-name="Arial" style:font-name-complex="Arial" fo:color="#252525" fo:font-size="10pt" style:font-size-asian="10pt" style:font-size-complex="10pt"/>
    </style:style>
    <style:style style:name="T2685" style:parent-style-name="SYS_HYPERTEXT" style:family="text">
      <style:text-properties style:font-name="Times New Roman" style:font-name-complex="Times New Roman" fo:color="#0B0080" fo:font-size="10pt" style:font-size-asian="10pt" style:font-size-complex="10pt" style:text-underline-type="none"/>
    </style:style>
    <style:style style:name="T2686" style:parent-style-name="DefaultParagraphFont" style:family="text">
      <style:text-properties style:font-name="Arial" style:font-name-complex="Arial" fo:color="#252525" fo:font-size="10pt" style:font-size-asian="10pt" style:font-size-complex="10pt"/>
    </style:style>
    <style:style style:name="P2687"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88" style:parent-style-name="SYS_HYPERTEXT" style:family="text">
      <style:text-properties style:font-name="Arial" style:font-name-complex="Arial" fo:color="#0B0080" fo:font-size="10pt" style:font-size-asian="10pt" style:font-size-complex="10pt" style:text-underline-type="none"/>
    </style:style>
    <style:style style:name="T2689" style:parent-style-name="DefaultParagraphFont" style:family="text">
      <style:text-properties fo:color="#252525"/>
    </style:style>
    <style:style style:name="T2690" style:parent-style-name="DefaultParagraphFont" style:family="text">
      <style:text-properties fo:font-style="italic" style:font-style-asian="italic" style:font-style-complex="italic" fo:color="#252525"/>
    </style:style>
    <style:style style:name="T2691" style:parent-style-name="DefaultParagraphFont" style:family="text">
      <style:text-properties fo:color="#252525"/>
    </style:style>
    <style:style style:name="T2692" style:parent-style-name="SYS_HYPERTEXT" style:family="text">
      <style:text-properties style:font-name="Times New Roman" style:font-name-complex="Times New Roman" fo:color="#0B0080" style:text-underline-type="none"/>
    </style:style>
    <style:style style:name="T2693" style:parent-style-name="DefaultParagraphFont" style:family="text">
      <style:text-properties fo:color="#252525"/>
    </style:style>
    <style:style style:name="T2694" style:parent-style-name="SYS_HYPERTEXT" style:family="text">
      <style:text-properties style:font-name="Times New Roman" style:font-name-complex="Times New Roman" fo:color="#0B0080" style:text-underline-type="none"/>
    </style:style>
    <style:style style:name="T2695" style:parent-style-name="DefaultParagraphFont" style:family="text">
      <style:text-properties fo:color="#252525"/>
    </style:style>
    <style:style style:name="T2696" style:parent-style-name="SYS_HYPERTEXT" style:family="text">
      <style:text-properties style:font-name="Times New Roman" style:font-name-complex="Times New Roman" fo:color="#0B0080" style:text-underline-type="none"/>
    </style:style>
    <style:style style:name="T2697" style:parent-style-name="DefaultParagraphFont" style:family="text">
      <style:text-properties fo:color="#252525"/>
    </style:style>
    <style:style style:name="P269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699" style:parent-style-name="DefaultParagraphFont" style:family="text">
      <style:text-properties style:font-name="Arial" style:font-name-complex="Arial" fo:color="#252525" fo:font-size="10pt" style:font-size-asian="10pt" style:font-size-complex="10pt"/>
    </style:style>
    <style:style style:name="T270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01" style:parent-style-name="DefaultParagraphFont" style:family="text">
      <style:text-properties style:font-name="Arial" style:font-name-complex="Arial" fo:color="#252525" fo:font-size="10pt" style:font-size-asian="10pt" style:font-size-complex="10pt"/>
    </style:style>
    <style:style style:name="T2702" style:parent-style-name="SYS_HYPERTEXT" style:family="text">
      <style:text-properties style:font-name="Times New Roman" style:font-name-complex="Times New Roman" fo:color="#0B0080" fo:font-size="10pt" style:font-size-asian="10pt" style:font-size-complex="10pt" style:text-underline-type="none"/>
    </style:style>
    <style:style style:name="T2703" style:parent-style-name="DefaultParagraphFont" style:family="text">
      <style:text-properties style:font-name="Arial" style:font-name-complex="Arial" fo:color="#252525" fo:font-size="10pt" style:font-size-asian="10pt" style:font-size-complex="10pt"/>
    </style:style>
    <style:style style:name="T2704" style:parent-style-name="SYS_HYPERTEXT" style:family="text">
      <style:text-properties style:font-name="Times New Roman" style:font-name-complex="Times New Roman" fo:color="#0B0080" fo:font-size="10pt" style:font-size-asian="10pt" style:font-size-complex="10pt" style:text-underline-type="none"/>
    </style:style>
    <style:style style:name="T2705" style:parent-style-name="DefaultParagraphFont" style:family="text">
      <style:text-properties style:font-name="Arial" style:font-name-complex="Arial" fo:color="#252525" fo:font-size="10pt" style:font-size-asian="10pt" style:font-size-complex="10pt"/>
    </style:style>
    <style:style style:name="P2706"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07" style:parent-style-name="DefaultParagraphFont" style:family="text">
      <style:text-properties style:font-name="Arial" style:font-name-complex="Arial" fo:color="#252525" fo:font-size="10pt" style:font-size-asian="10pt" style:font-size-complex="10pt"/>
    </style:style>
    <style:style style:name="T2708"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09" style:parent-style-name="DefaultParagraphFont" style:family="text">
      <style:text-properties style:font-name="Arial" style:font-name-complex="Arial" fo:color="#252525" fo:font-size="10pt" style:font-size-asian="10pt" style:font-size-complex="10pt"/>
    </style:style>
    <style:style style:name="T2710" style:parent-style-name="SYS_HYPERTEXT" style:family="text">
      <style:text-properties style:font-name="Times New Roman" style:font-name-complex="Times New Roman" fo:color="#0B0080" fo:font-size="10pt" style:font-size-asian="10pt" style:font-size-complex="10pt" style:text-underline-type="none"/>
    </style:style>
    <style:style style:name="T2711" style:parent-style-name="DefaultParagraphFont" style:family="text">
      <style:text-properties style:font-name="Arial" style:font-name-complex="Arial" fo:color="#252525" fo:font-size="10pt" style:font-size-asian="10pt" style:font-size-complex="10pt"/>
    </style:style>
    <style:style style:name="T2712" style:parent-style-name="SYS_HYPERTEXT" style:family="text">
      <style:text-properties style:font-name="Times New Roman" style:font-name-complex="Times New Roman" fo:color="#0B0080" fo:font-size="10pt" style:font-size-asian="10pt" style:font-size-complex="10pt" style:text-underline-type="none"/>
    </style:style>
    <style:style style:name="T2713" style:parent-style-name="DefaultParagraphFont" style:family="text">
      <style:text-properties style:font-name="Arial" style:font-name-complex="Arial" fo:color="#252525" fo:font-size="10pt" style:font-size-asian="10pt" style:font-size-complex="10pt"/>
    </style:style>
    <style:style style:name="P2714"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15" style:parent-style-name="SYS_HYPERTEXT" style:family="text">
      <style:text-properties style:font-name="Arial" style:font-name-complex="Arial" fo:color="#0B0080" fo:font-size="10pt" style:font-size-asian="10pt" style:font-size-complex="10pt" style:text-underline-type="none"/>
    </style:style>
    <style:style style:name="T2716" style:parent-style-name="DefaultParagraphFont" style:family="text">
      <style:text-properties fo:color="#252525"/>
    </style:style>
    <style:style style:name="T2717" style:parent-style-name="DefaultParagraphFont" style:family="text">
      <style:text-properties fo:font-style="italic" style:font-style-asian="italic" style:font-style-complex="italic" fo:color="#252525"/>
    </style:style>
    <style:style style:name="T2718" style:parent-style-name="DefaultParagraphFont" style:family="text">
      <style:text-properties fo:color="#252525"/>
    </style:style>
    <style:style style:name="T2719" style:parent-style-name="SYS_HYPERTEXT" style:family="text">
      <style:text-properties style:font-name="Times New Roman" style:font-name-complex="Times New Roman" fo:color="#0B0080" style:text-underline-type="none"/>
    </style:style>
    <style:style style:name="T2720" style:parent-style-name="DefaultParagraphFont" style:family="text">
      <style:text-properties fo:color="#252525"/>
    </style:style>
    <style:style style:name="T2721" style:parent-style-name="SYS_HYPERTEXT" style:family="text">
      <style:text-properties style:font-name="Times New Roman" style:font-name-complex="Times New Roman" fo:color="#0B0080" style:text-underline-type="none"/>
    </style:style>
    <style:style style:name="T2722" style:parent-style-name="DefaultParagraphFont" style:family="text">
      <style:text-properties fo:color="#252525"/>
    </style:style>
    <style:style style:name="P2723"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24" style:parent-style-name="DefaultParagraphFont" style:family="text">
      <style:text-properties style:font-name="Arial" style:font-name-complex="Arial" fo:color="#252525" fo:font-size="10pt" style:font-size-asian="10pt" style:font-size-complex="10pt"/>
    </style:style>
    <style:style style:name="T2725"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26" style:parent-style-name="DefaultParagraphFont" style:family="text">
      <style:text-properties style:font-name="Arial" style:font-name-complex="Arial" fo:color="#252525" fo:font-size="10pt" style:font-size-asian="10pt" style:font-size-complex="10pt"/>
    </style:style>
    <style:style style:name="T2727" style:parent-style-name="SYS_HYPERTEXT" style:family="text">
      <style:text-properties style:font-name="Times New Roman" style:font-name-complex="Times New Roman" fo:color="#0B0080" fo:font-size="10pt" style:font-size-asian="10pt" style:font-size-complex="10pt" style:text-underline-type="none"/>
    </style:style>
    <style:style style:name="T2728" style:parent-style-name="DefaultParagraphFont" style:family="text">
      <style:text-properties style:font-name="Arial" style:font-name-complex="Arial" fo:color="#252525" fo:font-size="10pt" style:font-size-asian="10pt" style:font-size-complex="10pt"/>
    </style:style>
    <style:style style:name="T2729" style:parent-style-name="SYS_HYPERTEXT" style:family="text">
      <style:text-properties style:font-name="Times New Roman" style:font-name-complex="Times New Roman" fo:color="#663366" fo:font-size="10pt" style:font-size-asian="10pt" style:font-size-complex="10pt" style:text-underline-type="none"/>
    </style:style>
    <style:style style:name="T2730" style:parent-style-name="DefaultParagraphFont" style:family="text">
      <style:text-properties style:font-name="Arial" style:font-name-complex="Arial" fo:color="#252525" fo:font-size="10pt" style:font-size-asian="10pt" style:font-size-complex="10pt"/>
    </style:style>
    <style:style style:name="P2731"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32" style:parent-style-name="SYS_HYPERTEXT" style:family="text">
      <style:text-properties style:font-name="Arial" style:font-name-complex="Arial" fo:color="#0B0080" fo:font-size="10pt" style:font-size-asian="10pt" style:font-size-complex="10pt" style:text-underline-type="none"/>
    </style:style>
    <style:style style:name="T2733" style:parent-style-name="DefaultParagraphFont" style:family="text">
      <style:text-properties fo:color="#252525"/>
    </style:style>
    <style:style style:name="T2734" style:parent-style-name="DefaultParagraphFont" style:family="text">
      <style:text-properties fo:font-style="italic" style:font-style-asian="italic" style:font-style-complex="italic" fo:color="#252525"/>
    </style:style>
    <style:style style:name="T2735" style:parent-style-name="DefaultParagraphFont" style:family="text">
      <style:text-properties fo:color="#252525"/>
    </style:style>
    <style:style style:name="T2736" style:parent-style-name="SYS_HYPERTEXT" style:family="text">
      <style:text-properties style:font-name="Times New Roman" style:font-name-complex="Times New Roman" fo:color="#0B0080" style:text-underline-type="none"/>
    </style:style>
    <style:style style:name="T2737" style:parent-style-name="DefaultParagraphFont" style:family="text">
      <style:text-properties fo:color="#252525"/>
    </style:style>
    <style:style style:name="T2738" style:parent-style-name="SYS_HYPERTEXT" style:family="text">
      <style:text-properties style:font-name="Times New Roman" style:font-name-complex="Times New Roman" fo:color="#0B0080" style:text-underline-type="none"/>
    </style:style>
    <style:style style:name="T2739" style:parent-style-name="DefaultParagraphFont" style:family="text">
      <style:text-properties fo:color="#252525"/>
    </style:style>
    <style:style style:name="P2740"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41" style:parent-style-name="DefaultParagraphFont" style:family="text">
      <style:text-properties style:font-name="Arial" style:font-name-complex="Arial" fo:color="#252525" fo:font-size="10pt" style:font-size-asian="10pt" style:font-size-complex="10pt"/>
    </style:style>
    <style:style style:name="T2742"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43" style:parent-style-name="DefaultParagraphFont" style:family="text">
      <style:text-properties style:font-name="Arial" style:font-name-complex="Arial" fo:color="#252525" fo:font-size="10pt" style:font-size-asian="10pt" style:font-size-complex="10pt"/>
    </style:style>
    <style:style style:name="T2744" style:parent-style-name="SYS_HYPERTEXT" style:family="text">
      <style:text-properties style:font-name="Times New Roman" style:font-name-complex="Times New Roman" fo:color="#0B0080" fo:font-size="10pt" style:font-size-asian="10pt" style:font-size-complex="10pt" style:text-underline-type="none"/>
    </style:style>
    <style:style style:name="T2745" style:parent-style-name="DefaultParagraphFont" style:family="text">
      <style:text-properties style:font-name="Arial" style:font-name-complex="Arial" fo:color="#252525" fo:font-size="10pt" style:font-size-asian="10pt" style:font-size-complex="10pt"/>
    </style:style>
    <style:style style:name="T2746" style:parent-style-name="SYS_HYPERTEXT" style:family="text">
      <style:text-properties style:font-name="Times New Roman" style:font-name-complex="Times New Roman" fo:color="#0B0080" fo:font-size="10pt" style:font-size-asian="10pt" style:font-size-complex="10pt" style:text-underline-type="none"/>
    </style:style>
    <style:style style:name="T2747" style:parent-style-name="DefaultParagraphFont" style:family="text">
      <style:text-properties style:font-name="Arial" style:font-name-complex="Arial" fo:color="#252525" fo:font-size="10pt" style:font-size-asian="10pt" style:font-size-complex="10pt"/>
    </style:style>
    <style:style style:name="P274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49" style:parent-style-name="DefaultParagraphFont" style:family="text">
      <style:text-properties style:font-name="Arial" style:font-name-complex="Arial" fo:color="#252525" fo:font-size="10pt" style:font-size-asian="10pt" style:font-size-complex="10pt"/>
    </style:style>
    <style:style style:name="T275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51" style:parent-style-name="DefaultParagraphFont" style:family="text">
      <style:text-properties style:font-name="Arial" style:font-name-complex="Arial" fo:color="#252525" fo:font-size="10pt" style:font-size-asian="10pt" style:font-size-complex="10pt"/>
    </style:style>
    <style:style style:name="T2752" style:parent-style-name="SYS_HYPERTEXT" style:family="text">
      <style:text-properties style:font-name="Times New Roman" style:font-name-complex="Times New Roman" fo:color="#0B0080" fo:font-size="10pt" style:font-size-asian="10pt" style:font-size-complex="10pt" style:text-underline-type="none"/>
    </style:style>
    <style:style style:name="T2753" style:parent-style-name="DefaultParagraphFont" style:family="text">
      <style:text-properties style:font-name="Arial" style:font-name-complex="Arial" fo:color="#252525" fo:font-size="10pt" style:font-size-asian="10pt" style:font-size-complex="10pt"/>
    </style:style>
    <style:style style:name="T2754" style:parent-style-name="SYS_HYPERTEXT" style:family="text">
      <style:text-properties style:font-name="Times New Roman" style:font-name-complex="Times New Roman" fo:color="#0B0080" fo:font-size="10pt" style:font-size-asian="10pt" style:font-size-complex="10pt" style:text-underline-type="none"/>
    </style:style>
    <style:style style:name="T2755" style:parent-style-name="DefaultParagraphFont" style:family="text">
      <style:text-properties style:font-name="Arial" style:font-name-complex="Arial" fo:color="#252525" fo:font-size="10pt" style:font-size-asian="10pt" style:font-size-complex="10pt"/>
    </style:style>
    <style:style style:name="T2756" style:parent-style-name="SYS_HYPERTEXT" style:family="text">
      <style:text-properties style:font-name="Times New Roman" style:font-name-complex="Times New Roman" fo:color="#0B0080" fo:font-size="10pt" style:font-size-asian="10pt" style:font-size-complex="10pt" style:text-underline-type="none"/>
    </style:style>
    <style:style style:name="T2757" style:parent-style-name="DefaultParagraphFont" style:family="text">
      <style:text-properties style:font-name="Arial" style:font-name-complex="Arial" fo:color="#252525" fo:font-size="10pt" style:font-size-asian="10pt" style:font-size-complex="10pt"/>
    </style:style>
    <style:style style:name="P2758"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59" style:parent-style-name="DefaultParagraphFont" style:family="text">
      <style:text-properties style:font-name="Arial" style:font-name-complex="Arial" fo:color="#252525" fo:font-size="10pt" style:font-size-asian="10pt" style:font-size-complex="10pt"/>
    </style:style>
    <style:style style:name="T276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61" style:parent-style-name="DefaultParagraphFont" style:family="text">
      <style:text-properties style:font-name="Arial" style:font-name-complex="Arial" fo:color="#252525" fo:font-size="10pt" style:font-size-asian="10pt" style:font-size-complex="10pt"/>
    </style:style>
    <style:style style:name="T2762" style:parent-style-name="SYS_HYPERTEXT" style:family="text">
      <style:text-properties style:font-name="Times New Roman" style:font-name-complex="Times New Roman" fo:color="#0B0080" fo:font-size="10pt" style:font-size-asian="10pt" style:font-size-complex="10pt" style:text-underline-type="none"/>
    </style:style>
    <style:style style:name="T2763" style:parent-style-name="DefaultParagraphFont" style:family="text">
      <style:text-properties style:font-name="Arial" style:font-name-complex="Arial" fo:color="#252525" fo:font-size="10pt" style:font-size-asian="10pt" style:font-size-complex="10pt"/>
    </style:style>
    <style:style style:name="T2764" style:parent-style-name="SYS_HYPERTEXT" style:family="text">
      <style:text-properties style:font-name="Times New Roman" style:font-name-complex="Times New Roman" fo:color="#0B0080" fo:font-size="10pt" style:font-size-asian="10pt" style:font-size-complex="10pt" style:text-underline-type="none"/>
    </style:style>
    <style:style style:name="T2765" style:parent-style-name="DefaultParagraphFont" style:family="text">
      <style:text-properties style:font-name="Arial" style:font-name-complex="Arial" fo:color="#252525" fo:font-size="10pt" style:font-size-asian="10pt" style:font-size-complex="10pt"/>
    </style:style>
    <style:style style:name="P2766"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67" style:parent-style-name="DefaultParagraphFont" style:family="text">
      <style:text-properties style:font-name="Arial" style:font-name-complex="Arial" fo:color="#252525" fo:font-size="10pt" style:font-size-asian="10pt" style:font-size-complex="10pt"/>
    </style:style>
    <style:style style:name="T2768"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69" style:parent-style-name="DefaultParagraphFont" style:family="text">
      <style:text-properties style:font-name="Arial" style:font-name-complex="Arial" fo:color="#252525" fo:font-size="10pt" style:font-size-asian="10pt" style:font-size-complex="10pt"/>
    </style:style>
    <style:style style:name="T2770" style:parent-style-name="SYS_HYPERTEXT" style:family="text">
      <style:text-properties style:font-name="Times New Roman" style:font-name-complex="Times New Roman" fo:color="#0B0080" fo:font-size="10pt" style:font-size-asian="10pt" style:font-size-complex="10pt" style:text-underline-type="none"/>
    </style:style>
    <style:style style:name="T2771" style:parent-style-name="DefaultParagraphFont" style:family="text">
      <style:text-properties style:font-name="Arial" style:font-name-complex="Arial" fo:color="#252525" fo:font-size="10pt" style:font-size-asian="10pt" style:font-size-complex="10pt"/>
    </style:style>
    <style:style style:name="T2772" style:parent-style-name="SYS_HYPERTEXT" style:family="text">
      <style:text-properties style:font-name="Times New Roman" style:font-name-complex="Times New Roman" fo:color="#0B0080" fo:font-size="10pt" style:font-size-asian="10pt" style:font-size-complex="10pt" style:text-underline-type="none"/>
    </style:style>
    <style:style style:name="T2773" style:parent-style-name="DefaultParagraphFont" style:family="text">
      <style:text-properties style:font-name="Arial" style:font-name-complex="Arial" fo:color="#252525" fo:font-size="10pt" style:font-size-asian="10pt" style:font-size-complex="10pt"/>
    </style:style>
    <style:style style:name="T2774" style:parent-style-name="SYS_HYPERTEXT" style:family="text">
      <style:text-properties style:font-name="Times New Roman" style:font-name-complex="Times New Roman" fo:color="#0B0080" fo:font-size="10pt" style:font-size-asian="10pt" style:font-size-complex="10pt" style:text-underline-type="none"/>
    </style:style>
    <style:style style:name="T2775" style:parent-style-name="DefaultParagraphFont" style:family="text">
      <style:text-properties style:font-name="Arial" style:font-name-complex="Arial" fo:color="#252525" fo:font-size="10pt" style:font-size-asian="10pt" style:font-size-complex="10pt"/>
    </style:style>
    <style:style style:name="P2776"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77" style:parent-style-name="SYS_HYPERTEXT" style:family="text">
      <style:text-properties style:font-name="Arial" style:font-name-complex="Arial" fo:color="#0B0080" fo:font-size="10pt" style:font-size-asian="10pt" style:font-size-complex="10pt" style:text-underline-type="none"/>
    </style:style>
    <style:style style:name="T2778" style:parent-style-name="DefaultParagraphFont" style:family="text">
      <style:text-properties fo:color="#252525"/>
    </style:style>
    <style:style style:name="T2779" style:parent-style-name="DefaultParagraphFont" style:family="text">
      <style:text-properties fo:font-style="italic" style:font-style-asian="italic" style:font-style-complex="italic" fo:color="#252525"/>
    </style:style>
    <style:style style:name="T2780" style:parent-style-name="DefaultParagraphFont" style:family="text">
      <style:text-properties fo:color="#252525"/>
    </style:style>
    <style:style style:name="T2781" style:parent-style-name="SYS_HYPERTEXT" style:family="text">
      <style:text-properties style:font-name="Times New Roman" style:font-name-complex="Times New Roman" fo:color="#0B0080" style:text-underline-type="none"/>
    </style:style>
    <style:style style:name="T2782" style:parent-style-name="DefaultParagraphFont" style:family="text">
      <style:text-properties fo:color="#252525"/>
    </style:style>
    <style:style style:name="T2783" style:parent-style-name="SYS_HYPERTEXT" style:family="text">
      <style:text-properties style:font-name="Times New Roman" style:font-name-complex="Times New Roman" fo:color="#0B0080" style:text-underline-type="none"/>
    </style:style>
    <style:style style:name="T2784" style:parent-style-name="DefaultParagraphFont" style:family="text">
      <style:text-properties fo:color="#252525"/>
    </style:style>
    <style:style style:name="T2785" style:parent-style-name="SYS_HYPERTEXT" style:family="text">
      <style:text-properties style:font-name="Times New Roman" style:font-name-complex="Times New Roman" fo:color="#0B0080" style:text-underline-type="none"/>
    </style:style>
    <style:style style:name="T2786" style:parent-style-name="DefaultParagraphFont" style:family="text">
      <style:text-properties fo:color="#252525"/>
    </style:style>
    <style:style style:name="P2787"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88" style:parent-style-name="DefaultParagraphFont" style:family="text">
      <style:text-properties style:font-name="Arial" style:font-name-complex="Arial" fo:color="#252525" fo:font-size="10pt" style:font-size-asian="10pt" style:font-size-complex="10pt"/>
    </style:style>
    <style:style style:name="T2789"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90" style:parent-style-name="DefaultParagraphFont" style:family="text">
      <style:text-properties style:font-name="Arial" style:font-name-complex="Arial" fo:color="#252525" fo:font-size="10pt" style:font-size-asian="10pt" style:font-size-complex="10pt"/>
    </style:style>
    <style:style style:name="T2791" style:parent-style-name="SYS_HYPERTEXT" style:family="text">
      <style:text-properties style:font-name="Times New Roman" style:font-name-complex="Times New Roman" fo:color="#0B0080" fo:font-size="10pt" style:font-size-asian="10pt" style:font-size-complex="10pt" style:text-underline-type="none"/>
    </style:style>
    <style:style style:name="T2792" style:parent-style-name="DefaultParagraphFont" style:family="text">
      <style:text-properties style:font-name="Arial" style:font-name-complex="Arial" fo:color="#252525" fo:font-size="10pt" style:font-size-asian="10pt" style:font-size-complex="10pt"/>
    </style:style>
    <style:style style:name="T2793" style:parent-style-name="SYS_HYPERTEXT" style:family="text">
      <style:text-properties style:font-name="Times New Roman" style:font-name-complex="Times New Roman" fo:color="#663366" fo:font-size="10pt" style:font-size-asian="10pt" style:font-size-complex="10pt" style:text-underline-type="none"/>
    </style:style>
    <style:style style:name="T2794" style:parent-style-name="DefaultParagraphFont" style:family="text">
      <style:text-properties style:font-name="Arial" style:font-name-complex="Arial" fo:color="#252525" fo:font-size="10pt" style:font-size-asian="10pt" style:font-size-complex="10pt"/>
    </style:style>
    <style:style style:name="P2795"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796" style:parent-style-name="DefaultParagraphFont" style:family="text">
      <style:text-properties style:font-name="Arial" style:font-name-complex="Arial" fo:color="#252525" fo:font-size="10pt" style:font-size-asian="10pt" style:font-size-complex="10pt"/>
    </style:style>
    <style:style style:name="T2797"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798" style:parent-style-name="DefaultParagraphFont" style:family="text">
      <style:text-properties style:font-name="Arial" style:font-name-complex="Arial" fo:color="#252525" fo:font-size="10pt" style:font-size-asian="10pt" style:font-size-complex="10pt"/>
    </style:style>
    <style:style style:name="T2799" style:parent-style-name="SYS_HYPERTEXT" style:family="text">
      <style:text-properties style:font-name="Times New Roman" style:font-name-complex="Times New Roman" fo:color="#0B0080" fo:font-size="10pt" style:font-size-asian="10pt" style:font-size-complex="10pt" style:text-underline-type="none"/>
    </style:style>
    <style:style style:name="T2800" style:parent-style-name="DefaultParagraphFont" style:family="text">
      <style:text-properties style:font-name="Arial" style:font-name-complex="Arial" fo:color="#252525" fo:font-size="10pt" style:font-size-asian="10pt" style:font-size-complex="10pt"/>
    </style:style>
    <style:style style:name="T2801" style:parent-style-name="SYS_HYPERTEXT" style:family="text">
      <style:text-properties style:font-name="Times New Roman" style:font-name-complex="Times New Roman" fo:color="#0B0080" fo:font-size="10pt" style:font-size-asian="10pt" style:font-size-complex="10pt" style:text-underline-type="none"/>
    </style:style>
    <style:style style:name="T2802" style:parent-style-name="DefaultParagraphFont" style:family="text">
      <style:text-properties style:font-name="Arial" style:font-name-complex="Arial" fo:color="#252525" fo:font-size="10pt" style:font-size-asian="10pt" style:font-size-complex="10pt"/>
    </style:style>
    <style:style style:name="P2803"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04" style:parent-style-name="SYS_HYPERTEXT" style:family="text">
      <style:text-properties style:font-name="Arial" style:font-name-complex="Arial" fo:color="#0B0080" fo:font-size="10pt" style:font-size-asian="10pt" style:font-size-complex="10pt" style:text-underline-type="none"/>
    </style:style>
    <style:style style:name="T2805" style:parent-style-name="DefaultParagraphFont" style:family="text">
      <style:text-properties fo:color="#252525"/>
    </style:style>
    <style:style style:name="T2806" style:parent-style-name="DefaultParagraphFont" style:family="text">
      <style:text-properties fo:font-style="italic" style:font-style-asian="italic" style:font-style-complex="italic" fo:color="#252525"/>
    </style:style>
    <style:style style:name="T2807" style:parent-style-name="DefaultParagraphFont" style:family="text">
      <style:text-properties fo:color="#252525"/>
    </style:style>
    <style:style style:name="T2808" style:parent-style-name="SYS_HYPERTEXT" style:family="text">
      <style:text-properties style:font-name="Times New Roman" style:font-name-complex="Times New Roman" fo:color="#0B0080" style:text-underline-type="none"/>
    </style:style>
    <style:style style:name="T2809" style:parent-style-name="DefaultParagraphFont" style:family="text">
      <style:text-properties fo:color="#252525"/>
    </style:style>
    <style:style style:name="T2810" style:parent-style-name="SYS_HYPERTEXT" style:family="text">
      <style:text-properties style:font-name="Times New Roman" style:font-name-complex="Times New Roman" fo:color="#0B0080" style:text-underline-type="none"/>
    </style:style>
    <style:style style:name="T2811" style:parent-style-name="DefaultParagraphFont" style:family="text">
      <style:text-properties fo:color="#252525"/>
    </style:style>
    <style:style style:name="P281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13" style:parent-style-name="DefaultParagraphFont" style:family="text">
      <style:text-properties style:font-name="Arial" style:font-name-complex="Arial" fo:color="#252525" fo:font-size="10pt" style:font-size-asian="10pt" style:font-size-complex="10pt"/>
    </style:style>
    <style:style style:name="T2814"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15" style:parent-style-name="DefaultParagraphFont" style:family="text">
      <style:text-properties style:font-name="Arial" style:font-name-complex="Arial" fo:color="#252525" fo:font-size="10pt" style:font-size-asian="10pt" style:font-size-complex="10pt"/>
    </style:style>
    <style:style style:name="T2816" style:parent-style-name="SYS_HYPERTEXT" style:family="text">
      <style:text-properties style:font-name="Times New Roman" style:font-name-complex="Times New Roman" fo:color="#0B0080" fo:font-size="10pt" style:font-size-asian="10pt" style:font-size-complex="10pt" style:text-underline-type="none"/>
    </style:style>
    <style:style style:name="T2817" style:parent-style-name="DefaultParagraphFont" style:family="text">
      <style:text-properties style:font-name="Arial" style:font-name-complex="Arial" fo:color="#252525" fo:font-size="10pt" style:font-size-asian="10pt" style:font-size-complex="10pt"/>
    </style:style>
    <style:style style:name="T2818" style:parent-style-name="SYS_HYPERTEXT" style:family="text">
      <style:text-properties style:font-name="Times New Roman" style:font-name-complex="Times New Roman" fo:color="#0B0080" fo:font-size="10pt" style:font-size-asian="10pt" style:font-size-complex="10pt" style:text-underline-type="none"/>
    </style:style>
    <style:style style:name="T2819" style:parent-style-name="DefaultParagraphFont" style:family="text">
      <style:text-properties style:font-name="Arial" style:font-name-complex="Arial" fo:color="#252525" fo:font-size="10pt" style:font-size-asian="10pt" style:font-size-complex="10pt"/>
    </style:style>
    <style:style style:name="T2820" style:parent-style-name="SYS_HYPERTEXT" style:family="text">
      <style:text-properties style:font-name="Times New Roman" style:font-name-complex="Times New Roman" fo:color="#663366" fo:font-size="10pt" style:font-size-asian="10pt" style:font-size-complex="10pt" style:text-underline-type="none"/>
    </style:style>
    <style:style style:name="T2821" style:parent-style-name="DefaultParagraphFont" style:family="text">
      <style:text-properties style:font-name="Arial" style:font-name-complex="Arial" fo:color="#252525" fo:font-size="10pt" style:font-size-asian="10pt" style:font-size-complex="10pt"/>
    </style:style>
    <style:style style:name="P282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23" style:parent-style-name="DefaultParagraphFont" style:family="text">
      <style:text-properties style:font-name="Arial" style:font-name-complex="Arial" fo:color="#252525" fo:font-size="10pt" style:font-size-asian="10pt" style:font-size-complex="10pt"/>
    </style:style>
    <style:style style:name="T2824"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25" style:parent-style-name="DefaultParagraphFont" style:family="text">
      <style:text-properties style:font-name="Arial" style:font-name-complex="Arial" fo:color="#252525" fo:font-size="10pt" style:font-size-asian="10pt" style:font-size-complex="10pt"/>
    </style:style>
    <style:style style:name="T2826" style:parent-style-name="SYS_HYPERTEXT" style:family="text">
      <style:text-properties style:font-name="Times New Roman" style:font-name-complex="Times New Roman" fo:color="#0B0080" fo:font-size="10pt" style:font-size-asian="10pt" style:font-size-complex="10pt" style:text-underline-type="none"/>
    </style:style>
    <style:style style:name="T2827" style:parent-style-name="DefaultParagraphFont" style:family="text">
      <style:text-properties style:font-name="Arial" style:font-name-complex="Arial" fo:color="#252525" fo:font-size="10pt" style:font-size-asian="10pt" style:font-size-complex="10pt"/>
    </style:style>
    <style:style style:name="T2828" style:parent-style-name="SYS_HYPERTEXT" style:family="text">
      <style:text-properties style:font-name="Times New Roman" style:font-name-complex="Times New Roman" fo:color="#0B0080" fo:font-size="10pt" style:font-size-asian="10pt" style:font-size-complex="10pt" style:text-underline-type="none"/>
    </style:style>
    <style:style style:name="T2829" style:parent-style-name="DefaultParagraphFont" style:family="text">
      <style:text-properties style:font-name="Arial" style:font-name-complex="Arial" fo:color="#252525" fo:font-size="10pt" style:font-size-asian="10pt" style:font-size-complex="10pt"/>
    </style:style>
    <style:style style:name="T2830" style:parent-style-name="SYS_HYPERTEXT" style:family="text">
      <style:text-properties style:font-name="Times New Roman" style:font-name-complex="Times New Roman" fo:color="#663366" fo:font-size="10pt" style:font-size-asian="10pt" style:font-size-complex="10pt" style:text-underline-type="none"/>
    </style:style>
    <style:style style:name="T2831" style:parent-style-name="DefaultParagraphFont" style:family="text">
      <style:text-properties style:font-name="Arial" style:font-name-complex="Arial" fo:color="#252525" fo:font-size="10pt" style:font-size-asian="10pt" style:font-size-complex="10pt"/>
    </style:style>
    <style:style style:name="P283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33" style:parent-style-name="DefaultParagraphFont" style:family="text">
      <style:text-properties style:font-name="Arial" style:font-name-complex="Arial" fo:color="#252525" fo:font-size="10pt" style:font-size-asian="10pt" style:font-size-complex="10pt"/>
    </style:style>
    <style:style style:name="T2834"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35" style:parent-style-name="DefaultParagraphFont" style:family="text">
      <style:text-properties style:font-name="Arial" style:font-name-complex="Arial" fo:color="#252525" fo:font-size="10pt" style:font-size-asian="10pt" style:font-size-complex="10pt"/>
    </style:style>
    <style:style style:name="T2836" style:parent-style-name="SYS_HYPERTEXT" style:family="text">
      <style:text-properties style:font-name="Times New Roman" style:font-name-complex="Times New Roman" fo:color="#0B0080" fo:font-size="10pt" style:font-size-asian="10pt" style:font-size-complex="10pt" style:text-underline-type="none"/>
    </style:style>
    <style:style style:name="T2837" style:parent-style-name="DefaultParagraphFont" style:family="text">
      <style:text-properties style:font-name="Arial" style:font-name-complex="Arial" fo:color="#252525" fo:font-size="10pt" style:font-size-asian="10pt" style:font-size-complex="10pt"/>
    </style:style>
    <style:style style:name="T2838" style:parent-style-name="SYS_HYPERTEXT" style:family="text">
      <style:text-properties style:font-name="Times New Roman" style:font-name-complex="Times New Roman" fo:color="#0B0080" fo:font-size="10pt" style:font-size-asian="10pt" style:font-size-complex="10pt" style:text-underline-type="none"/>
    </style:style>
    <style:style style:name="T2839" style:parent-style-name="DefaultParagraphFont" style:family="text">
      <style:text-properties style:font-name="Arial" style:font-name-complex="Arial" fo:color="#252525" fo:font-size="10pt" style:font-size-asian="10pt" style:font-size-complex="10pt"/>
    </style:style>
    <style:style style:name="T2840" style:parent-style-name="SYS_HYPERTEXT" style:family="text">
      <style:text-properties style:font-name="Times New Roman" style:font-name-complex="Times New Roman" fo:color="#663366" fo:font-size="10pt" style:font-size-asian="10pt" style:font-size-complex="10pt" style:text-underline-type="none"/>
    </style:style>
    <style:style style:name="T2841" style:parent-style-name="DefaultParagraphFont" style:family="text">
      <style:text-properties style:font-name="Arial" style:font-name-complex="Arial" fo:color="#252525" fo:font-size="10pt" style:font-size-asian="10pt" style:font-size-complex="10pt"/>
    </style:style>
    <style:style style:name="P284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43" style:parent-style-name="DefaultParagraphFont" style:family="text">
      <style:text-properties style:font-name="Arial" style:font-name-complex="Arial" fo:color="#252525" fo:font-size="10pt" style:font-size-asian="10pt" style:font-size-complex="10pt"/>
    </style:style>
    <style:style style:name="T2844"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45" style:parent-style-name="DefaultParagraphFont" style:family="text">
      <style:text-properties style:font-name="Arial" style:font-name-complex="Arial" fo:color="#252525" fo:font-size="10pt" style:font-size-asian="10pt" style:font-size-complex="10pt"/>
    </style:style>
    <style:style style:name="T2846" style:parent-style-name="SYS_HYPERTEXT" style:family="text">
      <style:text-properties style:font-name="Times New Roman" style:font-name-complex="Times New Roman" fo:color="#0B0080" fo:font-size="10pt" style:font-size-asian="10pt" style:font-size-complex="10pt" style:text-underline-type="none"/>
    </style:style>
    <style:style style:name="T2847" style:parent-style-name="DefaultParagraphFont" style:family="text">
      <style:text-properties style:font-name="Arial" style:font-name-complex="Arial" fo:color="#252525" fo:font-size="10pt" style:font-size-asian="10pt" style:font-size-complex="10pt"/>
    </style:style>
    <style:style style:name="T2848" style:parent-style-name="SYS_HYPERTEXT" style:family="text">
      <style:text-properties style:font-name="Times New Roman" style:font-name-complex="Times New Roman" fo:color="#0B0080" fo:font-size="10pt" style:font-size-asian="10pt" style:font-size-complex="10pt" style:text-underline-type="none"/>
    </style:style>
    <style:style style:name="T2849" style:parent-style-name="DefaultParagraphFont" style:family="text">
      <style:text-properties style:font-name="Arial" style:font-name-complex="Arial" fo:color="#252525" fo:font-size="10pt" style:font-size-asian="10pt" style:font-size-complex="10pt"/>
    </style:style>
    <style:style style:name="T2850" style:parent-style-name="SYS_HYPERTEXT" style:family="text">
      <style:text-properties style:font-name="Times New Roman" style:font-name-complex="Times New Roman" fo:color="#0B0080" fo:font-size="10pt" style:font-size-asian="10pt" style:font-size-complex="10pt" style:text-underline-type="none"/>
    </style:style>
    <style:style style:name="T2851" style:parent-style-name="DefaultParagraphFont" style:family="text">
      <style:text-properties style:font-name="Arial" style:font-name-complex="Arial" fo:color="#252525" fo:font-size="10pt" style:font-size-asian="10pt" style:font-size-complex="10pt"/>
    </style:style>
    <style:style style:name="P2852" style:parent-style-name="L13-1" style:family="paragraph">
      <style:paragraph-properties fo:widows="2" fo:orphans="2" fo:text-align="start" fo:margin-top="0.052in" fo:margin-bottom="0.0166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53"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54" style:parent-style-name="DefaultParagraphFont" style:family="text">
      <style:text-properties style:font-name="Arial" style:font-name-complex="Arial" fo:color="#252525" fo:font-size="10pt" style:font-size-asian="10pt" style:font-size-complex="10pt"/>
    </style:style>
    <style:style style:name="T2855" style:parent-style-name="SYS_HYPERTEXT" style:family="text">
      <style:text-properties style:font-name="Times New Roman" style:font-name-complex="Times New Roman" fo:color="#0B0080" fo:font-size="10pt" style:font-size-asian="10pt" style:font-size-complex="10pt" style:text-underline-type="none"/>
    </style:style>
    <style:style style:name="T2856" style:parent-style-name="DefaultParagraphFont" style:family="text">
      <style:text-properties style:font-name="Arial" style:font-name-complex="Arial" fo:color="#252525" fo:font-size="10pt" style:font-size-asian="10pt" style:font-size-complex="10pt"/>
    </style:style>
    <style:style style:name="T2857" style:parent-style-name="SYS_HYPERTEXT" style:family="text">
      <style:text-properties style:font-name="Times New Roman" style:font-name-complex="Times New Roman" fo:color="#663366" fo:font-size="10pt" style:font-size-asian="10pt" style:font-size-complex="10pt" style:text-underline-type="none"/>
    </style:style>
    <style:style style:name="T2858" style:parent-style-name="DefaultParagraphFont" style:family="text">
      <style:text-properties style:font-name="Arial" style:font-name-complex="Arial" fo:color="#252525" fo:font-size="10pt" style:font-size-asian="10pt" style:font-size-complex="10pt"/>
    </style:style>
    <style:style style:name="P2859" style:parent-style-name="L13-1" style:family="paragraph">
      <style:paragraph-properties fo:widows="2" fo:orphans="2" fo:text-align="start" fo:margin-top="0.052in" fo:margin-bottom="0.0833in" fo:margin-left="2.1in" fo:text-indent="-0.25in" fo:background-color="#FFFFFF">
        <style:tab-stops>
          <style:tab-stop style:type="left" style:position="-2.1in"/>
          <style:tab-stop style:type="left" style:position="-0.25in"/>
          <style:tab-stop style:type="left" style:position="0in"/>
          <style:tab-stop style:type="left" style:position="0.4in"/>
          <style:tab-stop style:type="left" style:position="0.9in"/>
          <style:tab-stop style:type="left" style:position="1.4in"/>
          <style:tab-stop style:type="left" style:position="1.9in"/>
          <style:tab-stop style:type="left" style:position="2.4in"/>
          <style:tab-stop style:type="left" style:position="2.9in"/>
          <style:tab-stop style:type="left" style:position="3.4in"/>
          <style:tab-stop style:type="left" style:position="3.9in"/>
          <style:tab-stop style:type="left" style:position="4.3986in"/>
        </style:tab-stops>
      </style:paragraph-properties>
    </style:style>
    <style:style style:name="T2860" style:parent-style-name="DefaultParagraphFont" style:family="text">
      <style:text-properties style:font-name="Arial" style:font-name-complex="Arial" fo:font-style="italic" style:font-style-asian="italic" style:font-style-complex="italic" fo:color="#252525" fo:font-size="10pt" style:font-size-asian="10pt" style:font-size-complex="10pt"/>
    </style:style>
    <style:style style:name="T2861" style:parent-style-name="DefaultParagraphFont" style:family="text">
      <style:text-properties style:font-name="Arial" style:font-name-complex="Arial" fo:color="#252525" fo:font-size="10pt" style:font-size-asian="10pt" style:font-size-complex="10pt"/>
    </style:style>
    <style:style style:name="T2862" style:parent-style-name="SYS_HYPERTEXT" style:family="text">
      <style:text-properties style:font-name="Times New Roman" style:font-name-complex="Times New Roman" fo:color="#0B0080" fo:font-size="10pt" style:font-size-asian="10pt" style:font-size-complex="10pt" style:text-underline-type="none"/>
    </style:style>
    <style:style style:name="T2863" style:parent-style-name="DefaultParagraphFont" style:family="text">
      <style:text-properties style:font-name="Arial" style:font-name-complex="Arial" fo:color="#252525" fo:font-size="10pt" style:font-size-asian="10pt" style:font-size-complex="10pt"/>
    </style:style>
    <style:style style:name="T2864" style:parent-style-name="SYS_HYPERTEXT" style:family="text">
      <style:text-properties style:font-name="Times New Roman" style:font-name-complex="Times New Roman" fo:color="#663366" fo:font-size="10pt" style:font-size-asian="10pt" style:font-size-complex="10pt" style:text-underline-type="none"/>
    </style:style>
    <style:style style:name="T2865" style:parent-style-name="DefaultParagraphFont" style:family="text">
      <style:text-properties style:font-name="Arial" style:font-name-complex="Arial" fo:color="#252525" fo:font-size="10pt" style:font-size-asian="10pt" style:font-size-complex="10pt"/>
    </style:style>
    <style:style style:name="S7" style:family="section">
      <style:section-properties fo:margin-left="0in" fo:margin-right="0in" style:writing-mode="lr-tb"/>
    </style:style>
    <style:style style:name="P2866" style:parent-style-name="Normal" style:family="paragraph">
      <style:paragraph-properties fo:widows="2" fo:orphans="2" fo:line-height="0.0013in"/>
      <style:text-properties fo:font-size="10.5pt" style:font-size-asian="10.5pt" style:font-size-complex="10.5pt"/>
    </style:style>
    <style:style style:name="TableColumn2868" style:family="table-column">
      <style:table-column-properties style:column-width="14.125in" style:use-optimal-column-width="false"/>
    </style:style>
    <style:style style:name="Table2867" style:family="table">
      <style:table-properties style:width="14.125in" fo:margin-left="-0.0111in" table:align="left"/>
    </style:style>
    <style:style style:name="TableRow2869" style:family="table-row">
      <style:table-row-properties style:use-optimal-row-height="false"/>
    </style:style>
    <style:style style:name="TableCell2870" style:family="table-cell">
      <style:table-cell-properties fo:border="0.0069in solid #808080" fo:background-color="#FFFFFF" style:writing-mode="lr-tb" style:vertical-align="middle" fo:padding-top="0in" fo:padding-left="0.0097in" fo:padding-bottom="0in" fo:padding-right="0.0097in"/>
    </style:style>
    <style:style style:name="P2871" style:parent-style-name="Normal" style:family="paragraph">
      <style:paragraph-properties fo:widows="2" fo:orphans="2" fo:text-align="center" fo:margin-top="0.0104in" style:line-height-at-leas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72" style:parent-style-name="DefaultParagraphFont" style:family="text">
      <style:text-properties fo:font-size="9pt" style:font-size-asian="9pt" style:font-size-complex="9pt"/>
    </style:style>
    <style:style style:name="T2873" style:parent-style-name="SYS_HYPERTEXT" style:family="text">
      <style:text-properties fo:color="#0B0080" fo:font-size="9pt" style:font-size-asian="9pt" style:font-size-complex="9pt" style:text-underline-type="none"/>
    </style:style>
    <style:style style:name="T2874" style:parent-style-name="DefaultParagraphFont" style:family="text">
      <style:text-properties fo:font-size="9pt" style:font-size-asian="9pt" style:font-size-complex="9pt"/>
    </style:style>
    <style:style style:name="P2875" style:parent-style-name="L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76" style:parent-style-name="SYS_HYPERTEXT" style:family="text">
      <style:text-properties style:font-name="Times New Roman" style:font-name-complex="Times New Roman" fo:font-variant="small-caps" fo:color="#0B0080" fo:font-size="9pt" style:font-size-asian="9pt" style:font-size-complex="9pt" style:text-underline-type="none"/>
    </style:style>
    <style:style style:name="P2877" style:parent-style-name="L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78" style:parent-style-name="SYS_HYPERTEXT" style:family="text">
      <style:text-properties style:font-name="Times New Roman" style:font-name-complex="Times New Roman" style:use-window-font-color="true" fo:font-size="9pt" style:font-size-asian="9pt" style:font-size-complex="9pt" style:text-underline-type="none"/>
    </style:style>
    <style:style style:name="P2879" style:parent-style-name="L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80" style:parent-style-name="SYS_HYPERTEXT" style:family="text">
      <style:text-properties style:font-name="Times New Roman" style:font-name-complex="Times New Roman" fo:color="#663366" fo:font-size="9pt" style:font-size-asian="9pt" style:font-size-complex="9pt" style:text-underline-type="none"/>
    </style:style>
    <style:style style:name="P2881" style:parent-style-name="Normal" style:family="paragraph">
      <style:paragraph-properties fo:widows="2" fo:orphans="2" fo:text-align="center" style:line-height-at-leas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82" style:parent-style-name="SYS_HYPERTEXT" style:family="text">
      <style:text-properties fo:font-weight="bold" style:font-weight-asian="bold" style:font-weight-complex="bold" fo:color="#0B0080" fo:font-size="10.5pt" style:font-size-asian="10.5pt" style:font-size-complex="10.5pt" style:text-underline-type="none"/>
    </style:style>
    <style:style style:name="P2883" style:parent-style-name="Normal" style:family="paragraph">
      <style:paragraph-properties fo:widows="2" fo:orphans="2" fo:text-align="center" fo:margin-top="0.0687in" fo:margin-bottom="0.079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size="9pt" style:font-size-asian="9pt" style:font-size-complex="9pt"/>
    </style:style>
    <style:style style:name="P288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text:display="none" fo:color="#252525" fo:font-size="10.5pt" style:font-size-asian="10.5pt" style:font-size-complex="10.5pt"/>
    </style:style>
    <style:style style:name="S8" style:family="section">
      <style:section-properties fo:margin-left="0in" fo:margin-right="0in" style:writing-mode="lr-tb"/>
    </style:style>
    <style:style style:name="P2885" style:parent-style-name="Normal" style:family="paragraph">
      <style:paragraph-properties fo:widows="2" fo:orphans="2" fo:line-height="0.0013in"/>
      <style:text-properties fo:font-size="10.5pt" style:font-size-asian="10.5pt" style:font-size-complex="10.5pt"/>
    </style:style>
    <style:style style:name="TableColumn2887" style:family="table-column">
      <style:table-column-properties style:column-width="14.125in" style:use-optimal-column-width="false"/>
    </style:style>
    <style:style style:name="Table2886" style:family="table">
      <style:table-properties style:width="14.125in" fo:margin-left="-0.0111in" table:align="left"/>
    </style:style>
    <style:style style:name="TableRow2888" style:family="table-row">
      <style:table-row-properties style:use-optimal-row-height="false"/>
    </style:style>
    <style:style style:name="TableCell2889" style:family="table-cell">
      <style:table-cell-properties fo:border="0.0069in solid #808080" fo:background-color="#FFFFFF" style:writing-mode="lr-tb" style:vertical-align="middle" fo:padding-top="0in" fo:padding-left="0.0097in" fo:padding-bottom="0in" fo:padding-right="0.0097in"/>
    </style:style>
    <style:style style:name="P2890" style:parent-style-name="Normal" style:family="paragraph">
      <style:paragraph-properties fo:widows="2" fo:orphans="2" fo:text-align="center" fo:margin-top="0.0104in" style:line-height-at-leas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91" style:parent-style-name="DefaultParagraphFont" style:family="text">
      <style:text-properties fo:font-size="9pt" style:font-size-asian="9pt" style:font-size-complex="9pt"/>
    </style:style>
    <style:style style:name="T2892" style:parent-style-name="SYS_HYPERTEXT" style:family="text">
      <style:text-properties fo:color="#0B0080" fo:font-size="9pt" style:font-size-asian="9pt" style:font-size-complex="9pt" style:text-underline-type="none"/>
    </style:style>
    <style:style style:name="T2893" style:parent-style-name="DefaultParagraphFont" style:family="text">
      <style:text-properties fo:font-size="9pt" style:font-size-asian="9pt" style:font-size-complex="9pt"/>
    </style:style>
    <style:style style:name="P2894" style:parent-style-name="L1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95" style:parent-style-name="SYS_HYPERTEXT" style:family="text">
      <style:text-properties style:font-name="Times New Roman" style:font-name-complex="Times New Roman" fo:font-variant="small-caps" fo:color="#0B0080" fo:font-size="9pt" style:font-size-asian="9pt" style:font-size-complex="9pt" style:text-underline-type="none"/>
    </style:style>
    <style:style style:name="P2896" style:parent-style-name="L1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97" style:parent-style-name="SYS_HYPERTEXT" style:family="text">
      <style:text-properties style:font-name="Times New Roman" style:font-name-complex="Times New Roman" style:use-window-font-color="true" fo:font-size="9pt" style:font-size-asian="9pt" style:font-size-complex="9pt" style:text-underline-type="none"/>
    </style:style>
    <style:style style:name="P2898" style:parent-style-name="L17-1" style:family="paragraph">
      <style:paragraph-properties fo:widows="2" fo:orphans="2" fo:text-align="start" fo:margin-left="0in" fo:text-indent="-0.25in">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899" style:parent-style-name="SYS_HYPERTEXT" style:family="text">
      <style:text-properties style:font-name="Times New Roman" style:font-name-complex="Times New Roman" fo:color="#663366" fo:font-size="9pt" style:font-size-asian="9pt" style:font-size-complex="9pt" style:text-underline-type="none"/>
    </style:style>
    <style:style style:name="P2900" style:parent-style-name="Normal" style:family="paragraph">
      <style:paragraph-properties fo:widows="2" fo:orphans="2" fo:text-align="center" style:line-height-at-leas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01" style:parent-style-name="SYS_HYPERTEXT" style:family="text">
      <style:text-properties fo:font-weight="bold" style:font-weight-asian="bold" style:font-weight-complex="bold" fo:color="#0B0080" fo:font-size="10.5pt" style:font-size-asian="10.5pt" style:font-size-complex="10.5pt" style:text-underline-type="none"/>
    </style:style>
    <style:style style:name="T2902" style:parent-style-name="DefaultParagraphFont" style:family="text">
      <style:text-properties fo:font-size="9pt" style:font-size-asian="9pt" style:font-size-complex="9pt"/>
    </style:style>
    <style:style style:name="P2903" style:parent-style-name="Normal" style:family="paragraph">
      <style:paragraph-properties fo:widows="2" fo:orphans="2" fo:text-align="center" fo:margin-bottom="0.079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size="9pt" style:font-size-asian="9pt" style:font-size-complex="9pt"/>
    </style:style>
    <style:style style:name="P2904" style:parent-style-name="Normal" style:family="paragraph">
      <style:paragraph-properties fo:widows="2" fo:orphans="2" fo:background-color="#FFFFFF">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05" style:parent-style-name="SYS_HYPERTEXT" style:family="text">
      <style:text-properties style:font-name="Arial" style:font-name-complex="Arial" fo:color="#0B0080" fo:font-size="10.5pt" style:font-size-asian="10.5pt" style:font-size-complex="10.5pt" style:text-underline-type="none"/>
    </style:style>
    <style:style style:name="T2906" style:parent-style-name="DefaultParagraphFont" style:family="text">
      <style:text-properties fo:color="#252525" fo:font-size="9pt" style:font-size-asian="9pt" style:font-size-complex="9pt"/>
    </style:style>
    <style:style style:name="S9" style:family="section">
      <style:section-properties fo:margin-left="0in" fo:margin-right="0in" style:writing-mode="lr-tb"/>
    </style:style>
    <style:style style:name="P2907" style:parent-style-name="Normal" style:family="paragraph">
      <style:paragraph-properties fo:widows="2" fo:orphans="2" fo:line-height="0.0013in"/>
      <style:text-properties fo:font-size="11pt" style:font-size-asian="11pt" style:font-size-complex="11pt"/>
    </style:style>
    <style:style style:name="P2908" style:parent-style-name="L4-1" style:family="paragraph">
      <style:paragraph-properties fo:widows="2" fo:orphans="2" fo:text-align="start" fo:margin-top="0.0208in" fo:margin-bottom="0.0208in" style:line-height-at-least="0.2083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09" style:parent-style-name="SYS_HYPERTEXT" style:family="text">
      <style:text-properties style:font-name="Arial" style:font-name-complex="Arial" fo:color="#0B0080" fo:font-size="10.5pt" style:font-size-asian="10.5pt" style:font-size-complex="10.5pt" style:text-underline-type="none"/>
    </style:style>
    <style:style style:name="P2910" style:parent-style-name="L4-1" style:family="paragraph">
      <style:paragraph-properties fo:widows="2" fo:orphans="2" fo:border-top="none" fo:border-left="0.0069in solid #808080" fo:border-bottom="none" fo:border-right="none" fo:padding-top="0in" fo:padding-left="0.0694in" fo:padding-bottom="0in" fo:padding-right="0in" style:shadow="none" fo:text-align="start" fo:margin-bottom="0.0208in" style:line-height-at-least="0.2083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11" style:parent-style-name="SYS_HYPERTEXT" style:family="text">
      <style:text-properties style:font-name="Arial" style:font-name-complex="Arial" fo:color="#0B0080" fo:font-size="10.5pt" style:font-size-asian="10.5pt" style:font-size-complex="10.5pt" style:text-underline-type="none"/>
    </style:style>
    <style:style style:name="P2912" style:parent-style-name="L4-1" style:family="paragraph">
      <style:paragraph-properties fo:widows="2" fo:orphans="2" fo:border-top="none" fo:border-left="0.0069in solid #808080" fo:border-bottom="none" fo:border-right="none" fo:padding-top="0in" fo:padding-left="0.0694in" fo:padding-bottom="0in" fo:padding-right="0in" style:shadow="none" fo:text-align="start" fo:margin-bottom="0.0208in" style:line-height-at-least="0.2083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13" style:parent-style-name="SYS_HYPERTEXT" style:family="text">
      <style:text-properties style:font-name="Arial" style:font-name-complex="Arial" fo:color="#0B0080" fo:font-size="10.5pt" style:font-size-asian="10.5pt" style:font-size-complex="10.5pt" style:text-underline-type="none"/>
    </style:style>
    <style:style style:name="P2914" style:parent-style-name="L4-1" style:family="paragraph">
      <style:paragraph-properties fo:widows="2" fo:orphans="2" fo:border-top="none" fo:border-left="0.0069in solid #808080" fo:border-bottom="none" fo:border-right="none" fo:padding-top="0in" fo:padding-left="0.0694in" fo:padding-bottom="0in" fo:padding-right="0in" style:shadow="none" fo:text-align="start" fo:margin-bottom="0.0208in" style:line-height-at-least="0.2083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15" style:parent-style-name="SYS_HYPERTEXT" style:family="text">
      <style:text-properties style:font-name="Arial" style:font-name-complex="Arial" fo:color="#0B0080" fo:font-size="10.5pt" style:font-size-asian="10.5pt" style:font-size-complex="10.5pt" style:text-underline-type="none"/>
    </style:style>
    <style:style style:name="P2916" style:parent-style-name="Normal" style:family="paragraph">
      <style:paragraph-properties fo:widows="2" fo:orphans="2" fo:border-top="none" fo:border-left="none" fo:border-bottom="0.0069in solid #808080" fo:border-right="none" fo:padding-top="0in" fo:padding-left="0in" fo:padding-bottom="0.0138in" fo:padding-right="0in" style:shadow="none" fo:margin-bottom="0.1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17" style:parent-style-name="DefaultParagraphFont" style:family="text">
      <style:text-properties style:font-name="Arial" style:font-name-complex="Arial" fo:font-size="18pt" style:font-size-asian="18pt" style:font-size-complex="18pt"/>
    </style:style>
    <style:style style:name="S10" style:family="section">
      <style:section-properties fo:margin-left="0in" fo:margin-right="0in" style:writing-mode="lr-tb"/>
    </style:style>
    <style:style style:name="P2918" style:parent-style-name="Normal" style:family="paragraph">
      <style:paragraph-properties fo:widows="2" fo:orphans="2" fo:line-height="0.0013in"/>
      <style:text-properties fo:font-size="11pt" style:font-size-asian="11pt" style:font-size-complex="11pt"/>
    </style:style>
    <style:style style:name="P2919" style:parent-style-name="L11-1" style:family="paragraph">
      <style:paragraph-properties fo:widows="2" fo:orphans="2" fo:text-align="start" fo:margin-bottom="0.0166in" style:line-height-at-least="0.1875in" fo:margin-left="0.125in" fo:text-indent="-0.25in">
        <style:tab-stops>
          <style:tab-stop style:type="left" style:position="-0.25in"/>
          <style:tab-stop style:type="left" style:position="-0.125in"/>
          <style:tab-stop style:type="left" style:position="0in"/>
          <style:tab-stop style:type="left" style:position="0.375in"/>
          <style:tab-stop style:type="left" style:position="0.875in"/>
          <style:tab-stop style:type="left" style:position="1.375in"/>
          <style:tab-stop style:type="left" style:position="1.875in"/>
          <style:tab-stop style:type="left" style:position="2.375in"/>
          <style:tab-stop style:type="left" style:position="2.875in"/>
          <style:tab-stop style:type="left" style:position="3.375in"/>
          <style:tab-stop style:type="left" style:position="3.875in"/>
          <style:tab-stop style:type="left" style:position="4.375in"/>
          <style:tab-stop style:type="left" style:position="4.875in"/>
          <style:tab-stop style:type="left" style:position="5.375in"/>
          <style:tab-stop style:type="left" style:position="5.875in"/>
          <style:tab-stop style:type="left" style:position="6.3736in"/>
        </style:tab-stops>
      </style:paragraph-properties>
    </style:style>
    <style:style style:name="T2920" style:parent-style-name="SYS_HYPERTEXT" style:family="text">
      <style:text-properties style:font-name="Arial" style:font-name-complex="Arial" fo:color="#0B0080" fo:font-size="9pt" style:font-size-asian="9pt" style:font-size-complex="9pt" style:text-underline-type="none"/>
    </style:style>
    <style:style style:name="P2921" style:parent-style-name="L11-1" style:family="paragraph">
      <style:paragraph-properties fo:widows="2" fo:orphans="2" fo:text-align="start" fo:margin-top="0.0666in" fo:margin-bottom="0.0166in" style:line-height-at-least="0.1875in" fo:margin-left="0.125in" fo:text-indent="-0.25in">
        <style:tab-stops>
          <style:tab-stop style:type="left" style:position="-0.25in"/>
          <style:tab-stop style:type="left" style:position="-0.125in"/>
          <style:tab-stop style:type="left" style:position="0in"/>
          <style:tab-stop style:type="left" style:position="0.375in"/>
          <style:tab-stop style:type="left" style:position="0.875in"/>
          <style:tab-stop style:type="left" style:position="1.375in"/>
          <style:tab-stop style:type="left" style:position="1.875in"/>
          <style:tab-stop style:type="left" style:position="2.375in"/>
          <style:tab-stop style:type="left" style:position="2.875in"/>
          <style:tab-stop style:type="left" style:position="3.375in"/>
          <style:tab-stop style:type="left" style:position="3.875in"/>
          <style:tab-stop style:type="left" style:position="4.375in"/>
          <style:tab-stop style:type="left" style:position="4.875in"/>
          <style:tab-stop style:type="left" style:position="5.375in"/>
          <style:tab-stop style:type="left" style:position="5.875in"/>
          <style:tab-stop style:type="left" style:position="6.3736in"/>
        </style:tab-stops>
      </style:paragraph-properties>
    </style:style>
    <style:style style:name="T2922" style:parent-style-name="SYS_HYPERTEXT" style:family="text">
      <style:text-properties style:font-name="Arial" style:font-name-complex="Arial" fo:color="#0B0080" fo:font-size="9pt" style:font-size-asian="9pt" style:font-size-complex="9pt" style:text-underline-type="none"/>
    </style:style>
    <style:style style:name="S11" style:family="section">
      <style:section-properties fo:margin-left="0in" fo:margin-right="0in" style:writing-mode="lr-tb"/>
    </style:style>
    <style:style style:name="P2923" style:parent-style-name="Normal" style:family="paragraph">
      <style:paragraph-properties fo:widows="2" fo:orphans="2" fo:line-height="0.0013in"/>
      <style:text-properties fo:font-size="11pt" style:font-size-asian="11pt" style:font-size-complex="11pt"/>
    </style:style>
    <style:style style:name="P2924" style:parent-style-name="L18-1" style:family="paragraph">
      <style:paragraph-properties fo:widows="2" fo:orphans="2" fo:text-align="start" style:line-height-at-least="0.1875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25" style:parent-style-name="SYS_HYPERTEXT" style:family="text">
      <style:text-properties style:font-name="Arial" style:font-name-complex="Arial" fo:color="#333333" fo:font-size="9.5pt" style:font-size-asian="9.5pt" style:font-size-complex="9.5pt" style:text-underline-type="none"/>
    </style:style>
    <style:style style:name="P2926" style:parent-style-name="L18-1" style:family="paragraph">
      <style:paragraph-properties fo:widows="2" fo:orphans="2" fo:text-align="start" style:line-height-at-least="0.1875in" fo:margin-left="1.8333in" fo:text-indent="-0.25in" fo:background-color="#FFFFFF">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2927" style:parent-style-name="SYS_HYPERTEXT" style:family="text">
      <style:text-properties style:font-name="Arial" style:font-name-complex="Arial" fo:color="#0645AD" fo:font-size="9.5pt" style:font-size-asian="9.5pt" style:font-size-complex="9.5pt" style:text-underline-type="none"/>
    </style:style>
    <style:style style:name="S12" style:family="section">
      <style:section-properties fo:margin-left="0in" fo:margin-right="0in" style:writing-mode="lr-tb"/>
    </style:style>
    <style:style style:name="P2928" style:parent-style-name="Normal" style:family="paragraph">
      <style:paragraph-properties fo:widows="2" fo:orphans="2" fo:line-height="0.0013in"/>
      <style:text-properties fo:font-size="11pt" style:font-size-asian="11pt" style:font-size-complex="11pt"/>
    </style:style>
    <style:style style:name="P2929" style:parent-style-name="L10-1" style:family="paragraph">
      <style:paragraph-properties fo:widows="2" fo:orphans="2" fo:text-align="start" style:line-height-at-least="0.1875in" fo:margin-left="0in" fo:text-indent="-0.25in" fo:background-color="#FFFFFF">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30" style:parent-style-name="SYS_HYPERTEXT" style:family="text">
      <style:text-properties style:font-name="Arial" style:font-name-complex="Arial" fo:color="#333333" fo:font-size="9.5pt" style:font-size-asian="9.5pt" style:font-size-complex="9.5pt" style:text-underline-type="none"/>
    </style:style>
    <style:style style:name="P2931" style:parent-style-name="L10-1" style:family="paragraph">
      <style:paragraph-properties fo:widows="2" fo:orphans="2" fo:text-align="start" style:line-height-at-least="0.1875in" fo:margin-left="0in" fo:text-indent="-0.25in" fo:background-color="#FFFFFF">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32" style:parent-style-name="SYS_HYPERTEXT" style:family="text">
      <style:text-properties style:font-name="Arial" style:font-name-complex="Arial" fo:color="#0645AD" fo:font-size="9.5pt" style:font-size-asian="9.5pt" style:font-size-complex="9.5pt" style:text-underline-type="none"/>
    </style:style>
    <style:style style:name="P2933" style:parent-style-name="L10-1" style:family="paragraph">
      <style:paragraph-properties fo:widows="2" fo:orphans="2" fo:text-align="start" style:line-height-at-least="0.1875in" fo:margin-left="0in" fo:text-indent="-0.25in" fo:background-color="#FFFFFF">
        <style:tab-stops>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34" style:parent-style-name="SYS_HYPERTEXT" style:family="text">
      <style:text-properties style:font-name="Arial" style:font-name-complex="Arial" fo:color="#0645AD" fo:font-size="9.5pt" style:font-size-asian="9.5pt" style:font-size-complex="9.5pt" style:text-underline-type="none"/>
    </style:style>
    <style:style style:name="P2935" style:parent-style-name="Normal" style:family="paragraph">
      <style:paragraph-properties fo:widows="2" fo:orphans="2" fo:border-top="none" fo:border-left="none" fo:border-bottom="0.0069in solid #000000" fo:border-right="none" fo:padding="0in" style:shadow="none"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style:font-name="Arial" style:font-name-complex="Arial" text:display="none" fo:font-size="8pt" style:font-size-asian="8pt" style:font-size-complex="8pt"/>
    </style:style>
    <style:style style:name="P2936" style:parent-style-name="Normal" style:family="paragraph">
      <style:paragraph-properties fo:widows="2" fo:orphans="2">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37" style:parent-style-name="DefaultParagraphFont" style:family="text">
      <style:text-properties style:font-name="Arial" style:font-name-complex="Arial" text:display="none" fo:font-size="8pt" style:font-size-asian="8pt" style:font-size-complex="8pt"/>
    </style:style>
    <style:style style:name="P2938" style:parent-style-name="Normal" style:family="paragraph">
      <style:paragraph-properties fo:widows="2" fo:orphans="2" fo:border-top="0.0069in solid #000000" fo:border-left="none" fo:border-bottom="none" fo:border-right="none" fo:padding="0in" style:shadow="none" fo:text-align="center">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text-properties fo:font-size="8pt" style:font-size-asian="8pt" style:font-size-complex="8pt"/>
    </style:style>
    <style:style style:name="S13" style:family="section">
      <style:section-properties fo:margin-left="0in" fo:margin-right="0in" style:writing-mode="lr-tb"/>
    </style:style>
    <style:style style:name="P2939" style:parent-style-name="Normal" style:family="paragraph">
      <style:paragraph-properties fo:widows="2" fo:orphans="2" fo:line-height="0.0013in"/>
      <style:text-properties fo:font-size="11pt" style:font-size-asian="11pt" style:font-size-complex="11pt"/>
    </style:style>
    <style:style style:name="P2940" style:parent-style-name="L9-1" style:family="paragraph">
      <style:paragraph-properties fo:widows="2" fo:orphans="2" fo:text-align="start" style:line-height-at-least="0.1875in" fo:margin-left="0.2in" fo:text-indent="0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41" style:parent-style-name="SYS_HYPERTEXT" style:family="text">
      <style:text-properties style:font-name="Arial" style:font-name-complex="Arial" fo:color="#0B0080" fo:font-size="9pt" style:font-size-asian="9pt" style:font-size-complex="9pt" style:text-underline-type="none"/>
    </style:style>
    <style:style style:name="P2942"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43" style:parent-style-name="SYS_HYPERTEXT" style:family="text">
      <style:text-properties style:font-name="Arial" style:font-name-complex="Arial" fo:color="#0B0080" fo:font-size="9pt" style:font-size-asian="9pt" style:font-size-complex="9pt" style:text-underline-type="none"/>
    </style:style>
    <style:style style:name="P2944"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45" style:parent-style-name="SYS_HYPERTEXT" style:family="text">
      <style:text-properties style:font-name="Arial" style:font-name-complex="Arial" fo:color="#0B0080" fo:font-size="9pt" style:font-size-asian="9pt" style:font-size-complex="9pt" style:text-underline-type="none"/>
    </style:style>
    <style:style style:name="P2946"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47" style:parent-style-name="SYS_HYPERTEXT" style:family="text">
      <style:text-properties style:font-name="Arial" style:font-name-complex="Arial" fo:color="#0B0080" fo:font-size="9pt" style:font-size-asian="9pt" style:font-size-complex="9pt" style:text-underline-type="none"/>
    </style:style>
    <style:style style:name="P2948"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49" style:parent-style-name="SYS_HYPERTEXT" style:family="text">
      <style:text-properties style:font-name="Arial" style:font-name-complex="Arial" fo:color="#0B0080" fo:font-size="9pt" style:font-size-asian="9pt" style:font-size-complex="9pt" style:text-underline-type="none"/>
    </style:style>
    <style:style style:name="P2950"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51" style:parent-style-name="SYS_HYPERTEXT" style:family="text">
      <style:text-properties style:font-name="Arial" style:font-name-complex="Arial" fo:color="#0B0080" fo:font-size="9pt" style:font-size-asian="9pt" style:font-size-complex="9pt" style:text-underline-type="none"/>
    </style:style>
    <style:style style:name="P2952" style:parent-style-name="L9-1" style:family="paragraph">
      <style:paragraph-properties fo:widows="2" fo:orphans="2" fo:text-align="start" style:line-height-at-least="0.1875in" fo:margin-left="0.2in" fo:text-indent="-0.25in">
        <style:tab-stops>
          <style:tab-stop style:type="left" style:position="-0.25in"/>
          <style:tab-stop style:type="left" style:position="-0.2in"/>
          <style:tab-stop style:type="left" style:position="0in"/>
          <style:tab-stop style:type="left" style:position="0.3in"/>
          <style:tab-stop style:type="left" style:position="0.8in"/>
          <style:tab-stop style:type="left" style:position="1.3in"/>
          <style:tab-stop style:type="left" style:position="1.8in"/>
          <style:tab-stop style:type="left" style:position="2.3in"/>
          <style:tab-stop style:type="left" style:position="2.8in"/>
          <style:tab-stop style:type="left" style:position="3.3in"/>
          <style:tab-stop style:type="left" style:position="3.8in"/>
          <style:tab-stop style:type="left" style:position="4.3in"/>
          <style:tab-stop style:type="left" style:position="4.8in"/>
          <style:tab-stop style:type="left" style:position="5.3in"/>
          <style:tab-stop style:type="left" style:position="5.8in"/>
          <style:tab-stop style:type="left" style:position="6.2986in"/>
        </style:tab-stops>
      </style:paragraph-properties>
    </style:style>
    <style:style style:name="T2953" style:parent-style-name="SYS_HYPERTEXT" style:family="text">
      <style:text-properties style:font-name="Arial" style:font-name-complex="Arial" fo:color="#0B0080" fo:font-size="9pt" style:font-size-asian="9pt" style:font-size-complex="9pt" style:text-underline-type="none"/>
    </style:style>
    <style:style style:name="P2954" style:parent-style-name="Normal" style:family="paragraph">
      <style:paragraph-properties fo:widows="2" fo:orphans="2" fo:text-inden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55" style:parent-style-name="DefaultParagraphFont" style:family="text">
      <style:text-properties style:font-name="Arial" style:font-name-complex="Arial" fo:color="#4D4D4D" fo:font-size="8pt" style:font-size-asian="8pt" style:font-size-complex="8pt"/>
    </style:style>
    <style:style style:name="S14" style:family="section">
      <style:section-properties fo:margin-left="0in" fo:margin-right="0in" style:writing-mode="lr-tb"/>
    </style:style>
    <style:style style:name="P2956" style:parent-style-name="Normal" style:family="paragraph">
      <style:paragraph-properties fo:widows="2" fo:orphans="2" fo:line-height="0.0013in"/>
      <style:text-properties fo:font-size="11pt" style:font-size-asian="11pt" style:font-size-complex="11pt"/>
    </style:style>
    <style:style style:name="P2957" style:parent-style-name="L6-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58" style:parent-style-name="SYS_HYPERTEXT" style:family="text">
      <style:text-properties style:font-name="Arial" style:font-name-complex="Arial" fo:color="#0B0080" fo:font-size="9pt" style:font-size-asian="9pt" style:font-size-complex="9pt" style:text-underline-type="none"/>
    </style:style>
    <style:style style:name="P2959" style:parent-style-name="L6-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60" style:parent-style-name="SYS_HYPERTEXT" style:family="text">
      <style:text-properties style:font-name="Arial" style:font-name-complex="Arial" fo:color="#0B0080" fo:font-size="9pt" style:font-size-asian="9pt" style:font-size-complex="9pt" style:text-underline-type="none"/>
    </style:style>
    <style:style style:name="P2961" style:parent-style-name="L6-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62" style:parent-style-name="SYS_HYPERTEXT" style:family="text">
      <style:text-properties style:font-name="Arial" style:font-name-complex="Arial" fo:color="#0B0080" fo:font-size="9pt" style:font-size-asian="9pt" style:font-size-complex="9pt" style:text-underline-type="none"/>
    </style:style>
    <style:style style:name="P2963" style:parent-style-name="L6-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64" style:parent-style-name="SYS_HYPERTEXT" style:family="text">
      <style:text-properties style:font-name="Arial" style:font-name-complex="Arial" fo:color="#0B0080" fo:font-size="9pt" style:font-size-asian="9pt" style:font-size-complex="9pt" style:text-underline-type="none"/>
    </style:style>
    <style:style style:name="P2965" style:parent-style-name="L6-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66" style:parent-style-name="SYS_HYPERTEXT" style:family="text">
      <style:text-properties style:font-name="Arial" style:font-name-complex="Arial" fo:color="#0B0080" fo:font-size="9pt" style:font-size-asian="9pt" style:font-size-complex="9pt" style:text-underline-type="none"/>
    </style:style>
    <style:style style:name="P2967" style:parent-style-name="Normal" style:family="paragraph">
      <style:paragraph-properties fo:widows="2" fo:orphans="2" fo:text-inden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68" style:parent-style-name="DefaultParagraphFont" style:family="text">
      <style:text-properties style:font-name="Arial" style:font-name-complex="Arial" fo:color="#4D4D4D" fo:font-size="8pt" style:font-size-asian="8pt" style:font-size-complex="8pt"/>
    </style:style>
    <style:style style:name="S15" style:family="section">
      <style:section-properties fo:margin-left="0in" fo:margin-right="0in" style:writing-mode="lr-tb"/>
    </style:style>
    <style:style style:name="P2969" style:parent-style-name="Normal" style:family="paragraph">
      <style:paragraph-properties fo:widows="2" fo:orphans="2" fo:line-height="0.0013in"/>
      <style:text-properties fo:font-size="11pt" style:font-size-asian="11pt" style:font-size-complex="11pt"/>
    </style:style>
    <style:style style:name="P2970"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71" style:parent-style-name="SYS_HYPERTEXT" style:family="text">
      <style:text-properties style:font-name="Arial" style:font-name-complex="Arial" fo:color="#0B0080" fo:font-size="9pt" style:font-size-asian="9pt" style:font-size-complex="9pt" style:text-underline-type="none"/>
    </style:style>
    <style:style style:name="P2972"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73" style:parent-style-name="SYS_HYPERTEXT" style:family="text">
      <style:text-properties style:font-name="Arial" style:font-name-complex="Arial" fo:color="#0B0080" fo:font-size="9pt" style:font-size-asian="9pt" style:font-size-complex="9pt" style:text-underline-type="none"/>
    </style:style>
    <style:style style:name="P2974"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75" style:parent-style-name="SYS_HYPERTEXT" style:family="text">
      <style:text-properties style:font-name="Arial" style:font-name-complex="Arial" fo:color="#0B0080" fo:font-size="9pt" style:font-size-asian="9pt" style:font-size-complex="9pt" style:text-underline-type="none"/>
    </style:style>
    <style:style style:name="P2976"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77" style:parent-style-name="SYS_HYPERTEXT" style:family="text">
      <style:text-properties style:font-name="Arial" style:font-name-complex="Arial" fo:color="#0B0080" fo:font-size="9pt" style:font-size-asian="9pt" style:font-size-complex="9pt" style:text-underline-type="none"/>
    </style:style>
    <style:style style:name="P2978"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79" style:parent-style-name="SYS_HYPERTEXT" style:family="text">
      <style:text-properties style:font-name="Arial" style:font-name-complex="Arial" fo:color="#0B0080" fo:font-size="9pt" style:font-size-asian="9pt" style:font-size-complex="9pt" style:text-underline-type="none"/>
    </style:style>
    <style:style style:name="P2980"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81" style:parent-style-name="SYS_HYPERTEXT" style:family="text">
      <style:text-properties style:font-name="Arial" style:font-name-complex="Arial" fo:color="#0B0080" fo:font-size="9pt" style:font-size-asian="9pt" style:font-size-complex="9pt" style:text-underline-type="none"/>
    </style:style>
    <style:style style:name="P2982"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83" style:parent-style-name="SYS_HYPERTEXT" style:family="text">
      <style:text-properties style:font-name="Arial" style:font-name-complex="Arial" fo:color="#0B0080" fo:font-size="9pt" style:font-size-asian="9pt" style:font-size-complex="9pt" style:text-underline-type="none"/>
    </style:style>
    <style:style style:name="P2984" style:parent-style-name="L12-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85" style:parent-style-name="SYS_HYPERTEXT" style:family="text">
      <style:text-properties style:font-name="Arial" style:font-name-complex="Arial" fo:color="#0B0080" fo:font-size="9pt" style:font-size-asian="9pt" style:font-size-complex="9pt" style:text-underline-type="none"/>
    </style:style>
    <style:style style:name="P2986" style:parent-style-name="Normal" style:family="paragraph">
      <style:paragraph-properties fo:widows="2" fo:orphans="2" fo:text-inden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87" style:parent-style-name="DefaultParagraphFont" style:family="text">
      <style:text-properties style:font-name="Arial" style:font-name-complex="Arial" fo:color="#4D4D4D" fo:font-size="8pt" style:font-size-asian="8pt" style:font-size-complex="8pt"/>
    </style:style>
    <style:style style:name="S16" style:family="section">
      <style:section-properties fo:margin-left="0in" fo:margin-right="0in" style:writing-mode="lr-tb"/>
    </style:style>
    <style:style style:name="P2988" style:parent-style-name="Normal" style:family="paragraph">
      <style:paragraph-properties fo:widows="2" fo:orphans="2" fo:line-height="0.0013in"/>
      <style:text-properties fo:font-size="11pt" style:font-size-asian="11pt" style:font-size-complex="11pt"/>
    </style:style>
    <style:style style:name="P2989" style:parent-style-name="L5-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90" style:parent-style-name="SYS_HYPERTEXT" style:family="text">
      <style:text-properties style:font-name="Arial" style:font-name-complex="Arial" fo:color="#0B0080" fo:font-size="9pt" style:font-size-asian="9pt" style:font-size-complex="9pt" style:text-underline-type="none"/>
    </style:style>
    <style:style style:name="P2991" style:parent-style-name="L5-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92" style:parent-style-name="SYS_HYPERTEXT" style:family="text">
      <style:text-properties style:font-name="Arial" style:font-name-complex="Arial" fo:color="#0B0080" fo:font-size="9pt" style:font-size-asian="9pt" style:font-size-complex="9pt" style:text-underline-type="none"/>
    </style:style>
    <style:style style:name="P2993" style:parent-style-name="L5-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94" style:parent-style-name="SYS_HYPERTEXT" style:family="text">
      <style:text-properties style:font-name="Arial" style:font-name-complex="Arial" fo:color="#0B0080" fo:font-size="9pt" style:font-size-asian="9pt" style:font-size-complex="9pt" style:text-underline-type="none"/>
    </style:style>
    <style:style style:name="P2995" style:parent-style-name="Normal" style:family="paragraph">
      <style:paragraph-properties fo:widows="2" fo:orphans="2" fo:text-inden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2996" style:parent-style-name="DefaultParagraphFont" style:family="text">
      <style:text-properties style:font-name="Arial" style:font-name-complex="Arial" fo:color="#4D4D4D" fo:font-size="8pt" style:font-size-asian="8pt" style:font-size-complex="8pt"/>
    </style:style>
    <style:style style:name="S17" style:family="section">
      <style:section-properties fo:margin-left="0in" fo:margin-right="0in" style:writing-mode="lr-tb"/>
    </style:style>
    <style:style style:name="P2997" style:parent-style-name="Normal" style:family="paragraph">
      <style:paragraph-properties fo:widows="2" fo:orphans="2" fo:line-height="0.0013in"/>
      <style:text-properties fo:font-size="11pt" style:font-size-asian="11pt" style:font-size-complex="11pt"/>
    </style:style>
    <style:style style:name="P2998" style:parent-style-name="L3-1" style:family="paragraph">
      <style:paragraph-properties fo:widows="2" fo:orphans="2" fo:text-align="start" style:line-height-at-least="0.1875in" fo:margin-left="0.325in" fo:text-indent="-0.25in">
        <style:tab-stops>
          <style:tab-stop style:type="left" style:position="-0.325in"/>
          <style:tab-stop style:type="left" style:position="-0.25in"/>
          <style:tab-stop style:type="left" style:position="0in"/>
          <style:tab-stop style:type="left" style:position="0.175in"/>
          <style:tab-stop style:type="left" style:position="0.675in"/>
          <style:tab-stop style:type="left" style:position="1.175in"/>
          <style:tab-stop style:type="left" style:position="1.675in"/>
          <style:tab-stop style:type="left" style:position="2.175in"/>
          <style:tab-stop style:type="left" style:position="2.675in"/>
          <style:tab-stop style:type="left" style:position="3.175in"/>
          <style:tab-stop style:type="left" style:position="3.675in"/>
          <style:tab-stop style:type="left" style:position="4.175in"/>
          <style:tab-stop style:type="left" style:position="4.675in"/>
          <style:tab-stop style:type="left" style:position="5.175in"/>
          <style:tab-stop style:type="left" style:position="5.675in"/>
          <style:tab-stop style:type="left" style:position="6.1736in"/>
        </style:tab-stops>
      </style:paragraph-properties>
    </style:style>
    <style:style style:name="T2999" style:parent-style-name="SYS_HYPERTEXT" style:family="text">
      <style:text-properties style:font-name="Arial" style:font-name-complex="Arial" fo:color="#0B0080" fo:font-size="9pt" style:font-size-asian="9pt" style:font-size-complex="9pt" style:text-underline-type="none"/>
    </style:style>
    <style:style style:name="P3000" style:parent-style-name="Normal" style:family="paragraph">
      <style:paragraph-properties fo:widows="2" fo:orphans="2" fo:text-indent="-0.25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4986in"/>
        </style:tab-stops>
      </style:paragraph-properties>
    </style:style>
    <style:style style:name="T3001" style:parent-style-name="DefaultParagraphFont" style:family="text">
      <style:text-properties style:font-name="Arial" style:font-name-complex="Arial" fo:font-size="8pt" style:font-size-asian="8pt" style:font-size-complex="8pt"/>
    </style:style>
    <style:style style:name="S18" style:family="section">
      <style:section-properties fo:margin-left="0in" fo:margin-right="0in" style:writing-mode="lr-tb"/>
    </style:style>
    <style:style style:name="P3002" style:parent-style-name="Normal" style:family="paragraph">
      <style:paragraph-properties fo:widows="2" fo:orphans="2" fo:line-height="0.0013in"/>
      <style:text-properties fo:font-size="8pt" style:font-size-asian="8pt" style:font-size-complex="8pt"/>
    </style:style>
    <style:style style:name="P3003" style:parent-style-name="L2-1" style:family="paragraph">
      <style:paragraph-properties fo:widows="2" fo:orphans="2" fo:text-align="start" style:line-height-at-least="0.2333in" fo:margin-left="1.8333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text-properties style:font-name="Arial" style:font-name-complex="Arial" fo:color="#333333" fo:font-size="8.5pt" style:font-size-asian="8.5pt" style:font-size-complex="8.5pt"/>
    </style:style>
    <style:style style:name="P3004" style:parent-style-name="L2-1" style:family="paragraph">
      <style:paragraph-properties fo:widows="2" fo:orphans="2" fo:text-align="start" style:line-height-at-least="0.2333in" fo:margin-left="1.8333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 style:type="left" style:position="4.6652in"/>
        </style:tab-stops>
      </style:paragraph-properties>
    </style:style>
    <style:style style:name="T3005" style:parent-style-name="DefaultParagraphFont" style:family="text">
      <style:text-properties style:font-name="Arial" style:font-name-complex="Arial" fo:color="#333333" fo:font-size="8.5pt" style:font-size-asian="8.5pt" style:font-size-complex="8.5pt"/>
    </style:style>
    <style:style style:name="T3006" style:parent-style-name="SYS_HYPERTEXT" style:family="text">
      <style:text-properties style:font-name="Times New Roman" style:font-name-complex="Times New Roman" fo:color="#0B0080" fo:font-size="8.5pt" style:font-size-asian="8.5pt" style:font-size-complex="8.5pt" style:text-underline-type="none"/>
    </style:style>
    <style:style style:name="T3007" style:parent-style-name="DefaultParagraphFont" style:family="text">
      <style:text-properties style:font-name="Arial" style:font-name-complex="Arial" fo:color="#333333" fo:font-size="8.5pt" style:font-size-asian="8.5pt" style:font-size-complex="8.5pt"/>
    </style:style>
    <style:style style:name="T3008" style:parent-style-name="SYS_HYPERTEXT" style:family="text">
      <style:text-properties style:font-name="Times New Roman" style:font-name-complex="Times New Roman" fo:color="#0B0080" fo:font-size="8.5pt" style:font-size-asian="8.5pt" style:font-size-complex="8.5pt" style:text-underline-type="none"/>
    </style:style>
    <style:style style:name="T3009" style:parent-style-name="DefaultParagraphFont" style:family="text">
      <style:text-properties style:font-name="Arial" style:font-name-complex="Arial" fo:color="#333333" fo:font-size="8.5pt" style:font-size-asian="8.5pt" style:font-size-complex="8.5pt"/>
    </style:style>
    <style:style style:name="T3010" style:parent-style-name="SYS_HYPERTEXT" style:family="text">
      <style:text-properties style:font-name="Times New Roman" style:font-name-complex="Times New Roman" fo:color="#0B0080" fo:font-size="8.5pt" style:font-size-asian="8.5pt" style:font-size-complex="8.5pt" style:text-underline-type="none"/>
    </style:style>
    <style:style style:name="T3011" style:parent-style-name="DefaultParagraphFont" style:family="text">
      <style:text-properties style:font-name="Arial" style:font-name-complex="Arial" fo:color="#333333" fo:font-size="8.5pt" style:font-size-asian="8.5pt" style:font-size-complex="8.5pt"/>
    </style:style>
    <style:style style:name="T3012" style:parent-style-name="SYS_HYPERTEXT" style:family="text">
      <style:text-properties style:font-name="Times New Roman" style:font-name-complex="Times New Roman" fo:color="#0B0080" fo:font-size="8.5pt" style:font-size-asian="8.5pt" style:font-size-complex="8.5pt" style:text-underline-type="none"/>
    </style:style>
    <style:style style:name="T3013" style:parent-style-name="DefaultParagraphFont" style:family="text">
      <style:text-properties style:font-name="Arial" style:font-name-complex="Arial" fo:color="#333333" fo:font-size="8.5pt" style:font-size-asian="8.5pt" style:font-size-complex="8.5pt"/>
    </style:style>
    <style:style style:name="S19" style:family="section">
      <style:section-properties fo:margin-left="0in" fo:margin-right="0in" style:writing-mode="lr-tb"/>
    </style:style>
    <style:style style:name="P3014" style:parent-style-name="Normal" style:family="paragraph">
      <style:paragraph-properties fo:widows="2" fo:orphans="2" fo:line-height="0.0013in"/>
      <style:text-properties fo:font-size="11pt" style:font-size-asian="11pt" style:font-size-complex="11pt"/>
    </style:style>
    <style:style style:name="P3015"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16" style:parent-style-name="SYS_HYPERTEXT" style:family="text">
      <style:text-properties style:font-name="Arial" style:font-name-complex="Arial" fo:color="#0B0080" fo:font-size="8.5pt" style:font-size-asian="8.5pt" style:font-size-complex="8.5pt" style:text-underline-type="none"/>
    </style:style>
    <style:style style:name="P3017"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18" style:parent-style-name="SYS_HYPERTEXT" style:family="text">
      <style:text-properties style:font-name="Arial" style:font-name-complex="Arial" fo:color="#0B0080" fo:font-size="8.5pt" style:font-size-asian="8.5pt" style:font-size-complex="8.5pt" style:text-underline-type="none"/>
    </style:style>
    <style:style style:name="P3019"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20" style:parent-style-name="SYS_HYPERTEXT" style:family="text">
      <style:text-properties style:font-name="Arial" style:font-name-complex="Arial" fo:color="#0B0080" fo:font-size="8.5pt" style:font-size-asian="8.5pt" style:font-size-complex="8.5pt" style:text-underline-type="none"/>
    </style:style>
    <style:style style:name="P3021"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22" style:parent-style-name="SYS_HYPERTEXT" style:family="text">
      <style:text-properties style:font-name="Arial" style:font-name-complex="Arial" fo:color="#0B0080" fo:font-size="8.5pt" style:font-size-asian="8.5pt" style:font-size-complex="8.5pt" style:text-underline-type="none"/>
    </style:style>
    <style:style style:name="P3023"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24" style:parent-style-name="SYS_HYPERTEXT" style:family="text">
      <style:text-properties style:font-name="Arial" style:font-name-complex="Arial" fo:color="#0B0080" fo:font-size="8.5pt" style:font-size-asian="8.5pt" style:font-size-complex="8.5pt" style:text-underline-type="none"/>
    </style:style>
    <style:style style:name="P3025" style:parent-style-name="L15-1" style:family="paragraph">
      <style:paragraph-properties fo:widows="2" fo:orphans="2" fo:text-align="start" style:line-height-at-least="0.3333in" fo:margin-left="1.8333in" fo:margin-right="0.1666in" fo:text-indent="-0.25in">
        <style:tab-stops>
          <style:tab-stop style:type="left" style:position="-1.8333in"/>
          <style:tab-stop style:type="left" style:position="-0.25in"/>
          <style:tab-stop style:type="left" style:position="0in"/>
          <style:tab-stop style:type="left" style:position="0.1666in"/>
          <style:tab-stop style:type="left" style:position="0.6666in"/>
          <style:tab-stop style:type="left" style:position="1.1666in"/>
          <style:tab-stop style:type="left" style:position="1.6666in"/>
          <style:tab-stop style:type="left" style:position="2.1666in"/>
          <style:tab-stop style:type="left" style:position="2.6666in"/>
          <style:tab-stop style:type="left" style:position="3.1666in"/>
          <style:tab-stop style:type="left" style:position="3.6666in"/>
          <style:tab-stop style:type="left" style:position="4.1666in"/>
        </style:tab-stops>
      </style:paragraph-properties>
    </style:style>
    <style:style style:name="T3026" style:parent-style-name="SYS_HYPERTEXT" style:family="text">
      <style:text-properties style:font-name="Arial" style:font-name-complex="Arial" fo:color="#0B0080" fo:font-size="8.5pt" style:font-size-asian="8.5pt" style:font-size-complex="8.5pt" style:text-underline-type="none"/>
    </style:style>
    <style:style style:name="S20" style:family="section">
      <style:section-properties fo:margin-left="0in" fo:margin-right="0in" style:writing-mode="lr-tb"/>
    </style:style>
    <style:style style:name="P3027" style:parent-style-name="Normal" style:family="paragraph">
      <style:paragraph-properties fo:widows="2" fo:orphans="2" fo:line-height="0.0013in"/>
      <style:text-properties fo:font-size="11pt" style:font-size-asian="11pt" style:font-size-complex="11pt"/>
    </style:style>
    <style:style style:name="P3028" style:parent-style-name="L8-1" style:family="paragraph">
      <style:paragraph-properties fo:widows="2" fo:orphans="2" fo:text-align="end" style:line-height-at-least="0.3333in" fo:margin-left="1.9166in" fo:text-indent="-0.25in">
        <style:tab-stops>
          <style:tab-stop style:type="left" style:position="-1.9166in"/>
          <style:tab-stop style:type="left" style:position="-0.25in"/>
          <style:tab-stop style:type="left" style:position="0in"/>
          <style:tab-stop style:type="left" style:position="0.0833in"/>
          <style:tab-stop style:type="left" style:position="0.5833in"/>
          <style:tab-stop style:type="left" style:position="1.0833in"/>
          <style:tab-stop style:type="left" style:position="1.5833in"/>
          <style:tab-stop style:type="left" style:position="2.0833in"/>
          <style:tab-stop style:type="left" style:position="2.5833in"/>
          <style:tab-stop style:type="left" style:position="3.0833in"/>
          <style:tab-stop style:type="left" style:position="3.5833in"/>
          <style:tab-stop style:type="left" style:position="4.0833in"/>
          <style:tab-stop style:type="left" style:position="4.5819in"/>
        </style:tab-stops>
      </style:paragraph-properties>
    </style:style>
    <style:style style:name="T3029" style:parent-style-name="DefaultParagraphFont" style:family="text">
      <style:text-properties style:font-name="Times New Roman" style:font-name-complex="Times New Roman"/>
    </style:style>
    <style:style style:name="P3030" style:parent-style-name="L8-1" style:family="paragraph">
      <style:paragraph-properties fo:widows="2" fo:orphans="2" fo:text-align="end" style:line-height-at-least="0.3333in" fo:margin-left="1.9166in" fo:text-indent="-0.25in">
        <style:tab-stops>
          <style:tab-stop style:type="left" style:position="-1.9166in"/>
          <style:tab-stop style:type="left" style:position="-0.25in"/>
          <style:tab-stop style:type="left" style:position="0in"/>
          <style:tab-stop style:type="left" style:position="0.0833in"/>
          <style:tab-stop style:type="left" style:position="0.5833in"/>
          <style:tab-stop style:type="left" style:position="1.0833in"/>
          <style:tab-stop style:type="left" style:position="1.5833in"/>
          <style:tab-stop style:type="left" style:position="2.0833in"/>
          <style:tab-stop style:type="left" style:position="2.5833in"/>
          <style:tab-stop style:type="left" style:position="3.0833in"/>
          <style:tab-stop style:type="left" style:position="3.5833in"/>
          <style:tab-stop style:type="left" style:position="4.0833in"/>
          <style:tab-stop style:type="left" style:position="4.5819in"/>
        </style:tab-stops>
      </style:paragraph-properties>
    </style:style>
    <style:style style:name="T3031" style:parent-style-name="DefaultParagraphFont" style:family="text">
      <style:text-properties style:font-name="Times New Roman" style:font-name-complex="Times New Roman"/>
    </style:style>
    <style:style style:name="S21" style:family="section">
      <style:section-properties fo:margin-left="0in" fo:margin-right="0in" style:writing-mode="lr-tb"/>
    </style:style>
    <style:style style:name="P3032" style:parent-style-name="Normal" style:family="paragraph">
      <style:paragraph-properties fo:widows="2" fo:orphans="2" fo:line-height="0.0013in"/>
      <style:text-properties fo:font-size="11pt" style:font-size-asian="11pt" style:font-size-complex="11pt"/>
    </style:style>
    <style:style style:name="P3033" style:parent-style-name="Normal" style:family="paragraph">
      <style:paragraph-properties fo:widows="2" fo:orphans="2" fo:line-height="0.0013in"/>
      <style:text-properties fo:font-size="11pt" style:font-size-asian="11pt" style:font-size-complex="11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text:span text:style-name="T3">Southern Rhodesia in World War I</text:span><text:toc-mark text:string-value="Southern Rhodesia in World War I" text:outline-level="1"/></text:p>
      <text:p text:style-name="P4">From Wikipedia, the free encyclopedia</text:p>
      <text:p text:style-name="P5"><draw:frame draw:style-name="a0" draw:name="Picture 1" text:anchor-type="as-char" svg:x="0in" svg:y="0in" svg:width="0.21319in" svg:height="0.21319in" style:rel-width="scale" style:rel-height="scale"><draw:image xlink:href="media/image1.wmf" xlink:type="simple" xlink:show="embed" xlink:actuate="onLoad"/><svg:title/><svg:desc/></draw:frame></text:p>
      <text:p text:style-name="P6"><draw:frame draw:style-name="a1" draw:name="Picture 2" text:anchor-type="as-char" svg:x="0in" svg:y="0in" svg:width="0.15764in" svg:height="0.14583in" style:rel-width="scale" style:rel-height="scale"><draw:image xlink:href="media/image2.wmf" xlink:type="simple" xlink:show="embed" xlink:actuate="onLoad"/><svg:title/><svg:desc/></draw:frame></text:p>
      <text:p text:style-name="P7"/>
      <text:p text:style-name="P8"/>
      <text:p text:style-name="P9"><text:span text:style-name="T10">The original </text:span><text:a xlink:href="http://en.wikipedia.org/wiki/King%27s_Royal_Rifle_Corps" office:target-frame-name="_top" xlink:show="replace"><text:span text:style-name="T11">King's Royal Rifle Corps</text:span></text:a><text:span text:style-name="T12"> Rhodesian Platoon, pictured at </text:span><text:a xlink:href="http://en.wikipedia.org/wiki/Sheerness" office:target-frame-name="_top" xlink:show="replace"><text:span text:style-name="T13">Sheerness</text:span></text:a><text:span text:style-name="T14">, England in November 1914. Third and fourth from the right in the second row sit the commanding officer, Captain J B Brady, and the</text:span><text:a xlink:href="http://en.wikipedia.org/wiki/Henry_Paulet,_16th_Marquess_of_Winchester" office:target-frame-name="_top" xlink:show="replace"><text:span text:style-name="T15">Marquess of Winchester</text:span></text:a><text:span text:style-name="T16">, who informally sponsored the unit. The majority of the men pictured here were killed in action, and most of the rest were </text:span><text:a xlink:href="http://en.wikipedia.org/wiki/Military_discharge" office:target-frame-name="_top" xlink:show="replace"><text:span text:style-name="T17">discharged</text:span></text:a><text:span text:style-name="T18">because of serious wounds.</text:span><text:span text:style-name="T19">[1]</text:span></text:p>
      <text:p text:style-name="P20"><text:span text:style-name="T21">When the United Kingdom declared war on Germany at the start of </text:span><text:a xlink:href="http://en.wikipedia.org/wiki/World_War_I" office:target-frame-name="_top" xlink:show="replace"><text:span text:style-name="T22">World War I</text:span></text:a><text:span text:style-name="T23"> in August 1914, settler society in </text:span><text:a xlink:href="http://en.wikipedia.org/wiki/Southern_Rhodesia" office:target-frame-name="_top" xlink:show="replace"><text:span text:style-name="T24">Southern Rhodesia</text:span></text:a><text:span text:style-name="T25">,</text:span><text:span text:style-name="T26">[n 1]</text:span><text:span text:style-name="T27"> then </text:span><text:a xlink:href="http://en.wikipedia.org/wiki/Company_rule_in_Rhodesia" office:target-frame-name="_top" xlink:show="replace"><text:span text:style-name="T28">administered</text:span></text:a><text:span text:style-name="T29"> by the</text:span><text:a xlink:href="http://en.wikipedia.org/wiki/British_South_Africa_Company" office:target-frame-name="_top" xlink:show="replace"><text:span text:style-name="T30">British South Africa Company</text:span></text:a><text:span text:style-name="T31">, received the news with great patriotic enthusiasm. The Company </text:span><text:a xlink:href="http://en.wikipedia.org/wiki/Administrator_of_Southern_Rhodesia" office:target-frame-name="_top" xlink:show="replace"><text:span text:style-name="T32">administrator</text:span></text:a><text:span text:style-name="T33">, </text:span><text:a xlink:href="http://en.wikipedia.org/wiki/William_Henry_Milton" office:target-frame-name="_top" xlink:show="replace"><text:span text:style-name="T34">Sir William Milton</text:span></text:a><text:span text:style-name="T35">, wired the UK government, "All Rhodesia ... ready to do its duty".</text:span><text:span text:style-name="T36">[2]</text:span><text:span text:style-name="T37"> Although it supported Britain, the Company was concerned about the possible financial implications for its chartered territory should it make direct commitments to the war effort, particularly at first, so most of the colony's contribution to the war was made by Southern Rhodesians individually—not only those who volunteered to fight abroad, but also those who remained at home and raised funds to donate food, equipment and other supplies.</text:span></text:p>
      <text:p text:style-name="P38"><text:span text:style-name="T39">Starting immediately after the outbreak of war, parties of white Southern Rhodesians paid their own way to England to join the </text:span><text:a xlink:href="http://en.wikipedia.org/wiki/British_Army" office:target-frame-name="_top" xlink:show="replace"><text:span text:style-name="T40">British Army</text:span></text:a><text:span text:style-name="T41">. Most Southern Rhodesians who served in the war enlisted in this way and fought on the </text:span><text:a xlink:href="http://en.wikipedia.org/wiki/Western_Front_(World_War_I)" office:target-frame-name="_top" xlink:show="replace"><text:span text:style-name="T42">Western Front</text:span></text:a><text:span text:style-name="T43">, taking part in many of the major battles with an assortment of British, South African and other colonial units, most commonly the </text:span><text:a xlink:href="http://en.wikipedia.org/wiki/King%27s_Royal_Rifle_Corps" office:target-frame-name="_top" xlink:show="replace"><text:span text:style-name="T44">King's Royal Rifle Corps</text:span></text:a><text:span text:style-name="T45">, which recruited hundreds of men from the colony, and created homogenous Rhodesian platoons. Troopers from Southern Rhodesia became renowned on the Western Front for their marksmanship, a result of their frontier lifestyle. Some of the colony's men served in the </text:span><text:a xlink:href="http://en.wikipedia.org/wiki/Royal_Flying_Corps" office:target-frame-name="_top" xlink:show="replace"><text:span text:style-name="T46">Royal Flying Corps</text:span></text:a><text:span text:style-name="T47">, one of the two predecessors of the </text:span><text:a xlink:href="http://en.wikipedia.org/wiki/Royal_Air_Force" office:target-frame-name="_top" xlink:show="replace"><text:span text:style-name="T48">Royal Air Force</text:span></text:a><text:span text:style-name="T49">. The </text:span><text:a xlink:href="http://en.wikipedia.org/wiki/Rhodesia_Regiment" office:target-frame-name="_top" xlink:show="replace"><text:span text:style-name="T50">Rhodesia Regiment</text:span></text:a><text:span text:style-name="T51">, the </text:span><text:a xlink:href="http://en.wikipedia.org/wiki/Rhodesia_Native_Regiment" office:target-frame-name="_top" xlink:show="replace"><text:span text:style-name="T52">Rhodesia Native Regiment</text:span></text:a><text:span text:style-name="T53">and the </text:span><text:a xlink:href="http://en.wikipedia.org/wiki/British_South_Africa_Police" office:target-frame-name="_top" xlink:show="replace"><text:span text:style-name="T54">British South Africa Police</text:span></text:a><text:span text:style-name="T55"> served in the </text:span><text:a xlink:href="http://en.wikipedia.org/wiki/African_theatre_of_World_War_I" office:target-frame-name="_top" xlink:show="replace"><text:span text:style-name="T56">African theatre</text:span></text:a><text:span text:style-name="T57"> of the conflict, contributing to the </text:span><text:a xlink:href="http://en.wikipedia.org/wiki/South-West_Africa_Campaign" office:target-frame-name="_top" xlink:show="replace"><text:span text:style-name="T58">South-West African</text:span></text:a><text:span text:style-name="T59"> and </text:span><text:a xlink:href="http://en.wikipedia.org/wiki/East_African_Campaign_(World_War_I)" office:target-frame-name="_top" xlink:show="replace"><text:span text:style-name="T60">East African campaigns</text:span></text:a><text:span text:style-name="T61">.</text:span></text:p>
      <text:p text:style-name="P62"><text:span text:style-name="T63">Though it was one of the few combatant territories not to raise fighting men through </text:span><text:a xlink:href="http://en.wikipedia.org/wiki/Conscription" office:target-frame-name="_top" xlink:show="replace"><text:span text:style-name="T64">conscription</text:span></text:a><text:span text:style-name="T65">, proportional to white population, Southern Rhodesia contributed more manpower to the British war effort than any other Imperial territory, including Britain itself. White troops numbered 5,716, about 40% of white men in the colony, with 1,720 of these serving as </text:span><text:a xlink:href="http://en.wikipedia.org/wiki/Officer_(armed_forces)" office:target-frame-name="_top" xlink:show="replace"><text:span text:style-name="T66">commissioned officers</text:span></text:a><text:span text:style-name="T67">. The Rhodesia Native Regiment enlisted 2,507 black soldiers, about 30 blacks scouted for the Rhodesia Regiment, and around 350 served in British and South African units. Over 800 Southern Rhodesians of all races lost their lives on operational service during the war, with many more seriously wounded.</text:span></text:p>
      <text:p text:style-name="P68"><text:span text:style-name="T69">The territory's contributions during the First World War became a major entry in many histories of the colony, and a great source of pride for the white community, as well as for some black people. It played a part in the UK government's decision to grant </text:span><text:a xlink:href="http://en.wikipedia.org/wiki/Responsible_government" office:target-frame-name="_top" xlink:show="replace"><text:span text:style-name="T70">self-government</text:span></text:a><text:span text:style-name="T71"> in 1923, and remained prominent in the national consciousness for decades. When the colonial government </text:span><text:a xlink:href="http://en.wikipedia.org/wiki/Unilateral_Declaration_of_Independence" office:target-frame-name="_top" xlink:show="replace"><text:span text:style-name="T72">unilaterally declared independence</text:span></text:a><text:span text:style-name="T73"> from Britain in 1965, it deliberately did so on </text:span><text:a xlink:href="http://en.wikipedia.org/wiki/Armistice_Day" office:target-frame-name="_top" xlink:show="replace"><text:span text:style-name="T74">Armistice Day</text:span></text:a><text:span text:style-name="T75">, 11 November, and signed the proclamation at 11:00 local time. Since the territory's reconstitution and recognised independence as Zimbabwe in 1980, the modern government has removed many references to the war, such as memorial monuments and plaques, from public view, regarding them as unwelcome vestiges of white minority rule and colonialism. The Zimbabwean cultural memory has largely forgotten the First World War; the country's war dead today have no official commemoration, either there or overseas.</text:span></text:p>
      <text:p text:style-name="P76"><text:span text:style-name="T77">Contents</text:span><text:span text:style-name="T78"><text:s/></text:span><text:toc-mark text:string-value="Contents " text:outline-level="2"/></text:p>
      <text:p text:style-name="P79"><text:span text:style-name="T80">  [</text:span><text:a xlink:href="http://en.wikipedia.org/wiki/Southern_Rhodesia_in_World_War_I" office:target-frame-name="_top" xlink:show="replace"><text:span text:style-name="T81">hide</text:span></text:a><text:span text:style-name="T82">] </text:span></text:p>
      <text:section text:name="Sect1" text:style-name="S1">
        <text:list text:style-name="LFO1" text:continue-numbering="true">
          <text:list-item>
            <text:p text:style-name="P83"><text:span text:style-name="T84">1 Background</text:span></text:p>
          </text:list-item>
          <text:list-item>
            <text:p text:style-name="P85"><text:span text:style-name="T86">2 Outbreak of war</text:span></text:p>
          </text:list-item>
        </text:list>
        <text:list text:style-name="LFO2" text:continue-numbering="true">
          <text:list-item>
            <text:p text:style-name="P87"><text:span text:style-name="T88">2.1 Announcement and reception</text:span></text:p>
          </text:list-item>
          <text:list-item>
            <text:p text:style-name="P89"><text:span text:style-name="T90">2.2 Rhodesian Reserves</text:span></text:p>
          </text:list-item>
        </text:list>
        <text:list text:style-name="LFO1" text:continue-numbering="true">
          <text:list-item>
            <text:p text:style-name="P91"><text:span text:style-name="T92">3 Europe</text:span></text:p>
          </text:list-item>
        </text:list>
        <text:list text:style-name="LFO2" text:continue-numbering="true">
          <text:list-item>
            <text:p text:style-name="P93"><text:span text:style-name="T94">3.1 Western Front</text:span></text:p>
          </text:list-item>
          <text:list-item>
            <text:p text:style-name="P95"><text:span text:style-name="T96">3.2 Salonika</text:span></text:p>
          </text:list-item>
          <text:list-item>
            <text:p text:style-name="P97"><text:span text:style-name="T98">3.3 Aviators</text:span></text:p>
          </text:list-item>
        </text:list>
        <text:list text:style-name="LFO1" text:continue-numbering="true">
          <text:list-item>
            <text:p text:style-name="P99"><text:span text:style-name="T100">4 Southern Africa</text:span></text:p>
          </text:list-item>
        </text:list>
        <text:list text:style-name="LFO2" text:continue-numbering="true">
          <text:list-item>
            <text:p text:style-name="P101"><text:span text:style-name="T102">4.1 Maritz Rebellion; formation of 1st Rhodesia Regiment</text:span></text:p>
          </text:list-item>
          <text:list-item>
            <text:p text:style-name="P103"><text:span text:style-name="T104">4.2 1st Rhodesia Regiment in South-West Africa</text:span></text:p>
          </text:list-item>
        </text:list>
        <text:list text:style-name="LFO1" text:continue-numbering="true">
          <text:list-item>
            <text:p text:style-name="P105"><text:span text:style-name="T106">5 East Africa</text:span></text:p>
          </text:list-item>
        </text:list>
        <text:list text:style-name="LFO2" text:continue-numbering="true">
          <text:list-item>
            <text:p text:style-name="P107"><text:span text:style-name="T108">5.1 2nd Rhodesia Regiment</text:span></text:p>
          </text:list-item>
          <text:list-item>
            <text:p text:style-name="P109"><text:span text:style-name="T110">5.2 Rhodesia Native Regiment</text:span></text:p>
          </text:list-item>
        </text:list>
        <text:list text:style-name="LFO1" text:continue-numbering="true">
          <text:list-item>
            <text:p text:style-name="P111"><text:span text:style-name="T112">6 Home front</text:span></text:p>
          </text:list-item>
        </text:list>
        <text:list text:style-name="LFO2" text:continue-numbering="true">
          <text:list-item>
            <text:p text:style-name="P113"><text:span text:style-name="T114">6.1 Home service and conscription debate</text:span></text:p>
          </text:list-item>
          <text:list-item>
            <text:p text:style-name="P115"><text:span text:style-name="T116">6.2 Economic impact</text:span></text:p>
          </text:list-item>
          <text:list-item>
            <text:p text:style-name="P117"><text:span text:style-name="T118">6.3 Propaganda and public opinion</text:span></text:p>
          </text:list-item>
          <text:list-item>
            <text:p text:style-name="P119"><text:span text:style-name="T120">6.4 Women</text:span></text:p>
          </text:list-item>
          <text:list-item>
            <text:p text:style-name="P121"><text:span text:style-name="T122">6.5 Donations and funds</text:span></text:p>
          </text:list-item>
          <text:list-item>
            <text:p text:style-name="P123"><text:span text:style-name="T124">6.6 Flu pandemic</text:span></text:p>
          </text:list-item>
        </text:list>
        <text:list text:style-name="LFO1" text:continue-numbering="true">
          <text:list-item>
            <text:p text:style-name="P125"><text:span text:style-name="T126">7 End of the war, aftermath and statistics</text:span></text:p>
          </text:list-item>
          <text:list-item>
            <text:p text:style-name="P127"><text:span text:style-name="T128">8 Legacy</text:span></text:p>
          </text:list-item>
          <text:list-item>
            <text:p text:style-name="P129"><text:span text:style-name="T130">9 Notes and references</text:span></text:p>
          </text:list-item>
        </text:list>
        <text:p text:style-name="P131"><text:span text:style-name="T132">Background</text:span><text:span text:style-name="T133">[</text:span><text:a xlink:href="http://en.wikipedia.org/w/index.php?title=Southern_Rhodesia_in_World_War_I&amp;action" office:target-frame-name="_top" xlink:show="replace"><text:span text:style-name="T134">edit</text:span></text:a><text:span text:style-name="T135">]</text:span><text:span text:style-name="T136"><text:s/></text:span><text:toc-mark text:string-value="Background[edit] " text:outline-level="2"/></text:p>
        <text:p text:style-name="P137"><text:span text:style-name="T138"><draw:frame draw:style-name="a2" draw:name="Picture 3" text:anchor-type="as-char" svg:x="0in" svg:y="0in" svg:width="2.29236in" svg:height="2.13472in" style:rel-width="scale" style:rel-height="scale"><draw:image xlink:href="media/image3.wmf" xlink:type="simple" xlink:show="embed" xlink:actuate="onLoad"/><svg:title/><svg:desc/></draw:frame></text:span></text:p>
        <text:p text:style-name="P139"/>
        <text:p text:style-name="P140"><text:a xlink:href="http://en.wikipedia.org/wiki/Southern_Rhodesia" office:target-frame-name="_top" xlink:show="replace"><text:span text:style-name="T141">Southern Rhodesia</text:span></text:a><text:span text:style-name="T142">, highlighted in red on a map of Africa in 1914; other British possessions in pink</text:span></text:p>
        <text:p text:style-name="P143"><text:span text:style-name="T144">At the time of </text:span><text:a xlink:href="http://en.wikipedia.org/wiki/World_War_I" office:target-frame-name="_top" xlink:show="replace"><text:span text:style-name="T145">World War I</text:span></text:a><text:span text:style-name="T146"> (also known as the First World War or the Great War), </text:span><text:a xlink:href="http://en.wikipedia.org/wiki/Southern_Rhodesia" office:target-frame-name="_top" xlink:show="replace"><text:span text:style-name="T147">Southern Rhodesia</text:span></text:a><text:span text:style-name="T148">[n 1]</text:span><text:span text:style-name="T149"> was </text:span><text:a xlink:href="http://en.wikipedia.org/wiki/Company_rule_in_Rhodesia" office:target-frame-name="_top" xlink:show="replace"><text:span text:style-name="T150">administered</text:span></text:a><text:span text:style-name="T151"> by the </text:span><text:a xlink:href="http://en.wikipedia.org/wiki/British_South_Africa_Company" office:target-frame-name="_top" xlink:show="replace"><text:span text:style-name="T152">British South Africa Company</text:span></text:a><text:span text:style-name="T153">, which had controlled it and </text:span><text:a xlink:href="http://en.wikipedia.org/wiki/Northern_Rhodesia" office:target-frame-name="_top" xlink:show="replace"><text:span text:style-name="T154">Northern Rhodesia</text:span></text:a><text:span text:style-name="T155"> since acquiring them through diplomacy and conquest during the 1890s. The </text:span><text:a xlink:href="http://en.wikipedia.org/wiki/White_people_in_Zimbabwe" office:target-frame-name="_top" xlink:show="replace"><text:span text:style-name="T156">white</text:span></text:a><text:span text:style-name="T157"> population in Southern Rhodesia stood at 23,606 in 1911 (a minority of 3%),</text:span><text:span text:style-name="T158">lain<text:s/></text:span><text:span text:style-name="T159">[4]</text:span><text:span text:style-name="T160"> while Northern Rhodesia had about 3,000 white settlers (less than half of 1%).</text:span><text:span text:style-name="T161">[5]</text:span><text:span text:style-name="T162">[n 2]</text:span><text:span text:style-name="T163"> With the Company's charter due to expire in late 1914, most Southern Rhodesian public attention was focused on this issue before the outbreak of war. The settlers were split between those who backed continued administration by the</text:span><text:a xlink:href="http://en.wikipedia.org/wiki/Chartered_company" office:target-frame-name="_top" xlink:show="replace"><text:span text:style-name="T164">Chartered Company</text:span></text:a><text:span text:style-name="T165"> and those who advocated </text:span><text:a xlink:href="http://en.wikipedia.org/wiki/Responsible_government" office:target-frame-name="_top" xlink:show="replace"><text:span text:style-name="T166">responsible government</text:span></text:a><text:span text:style-name="T167">, which would make Southern Rhodesia a </text:span><text:a xlink:href="http://en.wikipedia.org/wiki/Self-governing_colony" office:target-frame-name="_top" xlink:show="replace"><text:span text:style-name="T168">self-governing colony</text:span></text:a><text:span text:style-name="T169"> within the </text:span><text:a xlink:href="http://en.wikipedia.org/wiki/British_Empire" office:target-frame-name="_top" xlink:show="replace"><text:span text:style-name="T170">British Empire</text:span></text:a><text:span text:style-name="T171">.</text:span><text:span text:style-name="T172">[8]</text:span><text:span text:style-name="T173"> Still others favoured the integration of Southern Rhodesia into the </text:span><text:a xlink:href="http://en.wikipedia.org/wiki/Union_of_South_Africa" office:target-frame-name="_top" xlink:show="replace"><text:span text:style-name="T174">Union of South Africa</text:span></text:a><text:span text:style-name="T175">, which had been formed in 1910.</text:span><text:span text:style-name="T176">[n 3]</text:span><text:span text:style-name="T177"> Following the intervention of the war, the charter was renewed for 10 years in early 1915.</text:span><text:span text:style-name="T178">[10]</text:span></text:p>
        <text:p text:style-name="P179"><text:span text:style-name="T180">Before 1914, Southern Rhodesia's police force was the </text:span><text:a xlink:href="http://en.wikipedia.org/wiki/British_South_Africa_Police" office:target-frame-name="_top" xlink:show="replace"><text:span text:style-name="T181">British South Africa Police</text:span></text:a><text:span text:style-name="T182"> (BSAP), first raised in 1889 and reconstituted into a more permanent form in 1896.</text:span><text:span text:style-name="T183">[11]</text:span><text:span text:style-name="T184"> This paramilitary, mounted infantry force was theoretically also the country's standing army.</text:span><text:span text:style-name="T185">[12]</text:span><text:span text:style-name="T186"> Organised along military lines,</text:span><text:span text:style-name="T187">[13]</text:span><text:span text:style-name="T188"> it served in the </text:span><text:a xlink:href="http://en.wikipedia.org/wiki/First_Matabele_War" office:target-frame-name="_top" xlink:show="replace"><text:span text:style-name="T189">First</text:span></text:a><text:span text:style-name="T190"> and </text:span><text:a xlink:href="http://en.wikipedia.org/wiki/Second_Matabele_War" office:target-frame-name="_top" xlink:show="replace"><text:span text:style-name="T191">Second Matabele Wars</text:span></text:a><text:span text:style-name="T192"> of the 1890s, operated on Britain's side in the </text:span><text:a xlink:href="http://en.wikipedia.org/wiki/Second_Boer_War" office:target-frame-name="_top" xlink:show="replace"><text:span text:style-name="T193">Anglo-Boer War</text:span></text:a><text:span text:style-name="T194"> of 1899–1902 (alongside the specially-raised </text:span><text:a xlink:href="http://en.wikipedia.org/wiki/Rhodesia_Regiment" office:target-frame-name="_top" xlink:show="replace"><text:span text:style-name="T195">Rhodesia Regiment</text:span></text:a><text:span text:style-name="T196">),</text:span><text:span text:style-name="T197">[14]</text:span><text:span text:style-name="T198"> and by 1914 comprised about 1,150 men (including officers). Reserves existed in the form of the Southern Rhodesia Volunteers, an all-white amateur force with a paper strength of 2,000 intended for mobilisation against local uprisings. Few doubted the Volunteers' enthusiasm, but they were not extensively trained or equipped; though perhaps useful in a Rhodesian bush skirmish, most observers agreed they would be no match for professional soldiers in a conventional war. In any case, the Volunteers' enlistment contracts bound them for domestic service only.</text:span><text:span text:style-name="T199">[12]</text:span></text:p>
        <text:p text:style-name="P200"><text:span text:style-name="T201">Outbreak of war</text:span><text:span text:style-name="T202">[</text:span><text:a xlink:href="http://en.wikipedia.org/w/index.php?title=Southern_Rhodesia_in_World_War_I&amp;action" office:target-frame-name="_top" xlink:show="replace"><text:span text:style-name="T203">edit</text:span></text:a><text:span text:style-name="T204">]</text:span><text:span text:style-name="T205"><text:s/></text:span><text:toc-mark text:string-value="Outbreak of war[edit] " text:outline-level="2"/></text:p>
        <text:p text:style-name="P206"><text:span text:style-name="T207">Announcement and reception</text:span><text:span text:style-name="T208">[</text:span><text:a xlink:href="http://en.wikipedia.org/w/index.php?title=Southern_Rhodesia_in_World_War_I&amp;action" office:target-frame-name="_top" xlink:show="replace"><text:span text:style-name="T209">edit</text:span></text:a><text:span text:style-name="T210">]</text:span><text:span text:style-name="T211"><text:s/></text:span><text:toc-mark text:string-value="Announcement and reception[edit] " text:outline-level="3"/></text:p>
        <text:p text:style-name="P212"/>
        <text:p text:style-name="P213"/>
        <text:p text:style-name="P214"><text:span text:style-name="T215">Men of the </text:span><text:a xlink:href="http://en.wikipedia.org/wiki/Rhodesia_Regiment" office:target-frame-name="_top" xlink:show="replace"><text:span text:style-name="T216">1st Rhodesia Regiment</text:span></text:a><text:span text:style-name="T217"> in </text:span><text:a xlink:href="http://en.wikipedia.org/wiki/Cape_Town" office:target-frame-name="_top" xlink:show="replace"><text:span text:style-name="T218">Cape Town</text:span></text:a><text:span text:style-name="T219">, December 1914</text:span></text:p>
        <text:p text:style-name="P220"><text:span text:style-name="T221">When Britain declared war on Germany at 23:00 </text:span><text:a xlink:href="http://en.wikipedia.org/wiki/Greenwich_Mean_Time" office:target-frame-name="_top" xlink:show="replace"><text:span text:style-name="T222">Greenwich Mean Time</text:span></text:a><text:span text:style-name="T223"> on 4 August 1914, the British Empire's </text:span><text:a xlink:href="http://en.wikipedia.org/wiki/Dominion" office:target-frame-name="_top" xlink:show="replace"><text:span text:style-name="T224">dominions</text:span></text:a><text:span text:style-name="T225"> and colonies automatically became involved as well. Word of this reached the Southern Rhodesian capital </text:span><text:a xlink:href="http://en.wikipedia.org/wiki/Harare" office:target-frame-name="_top" xlink:show="replace"><text:span text:style-name="T226">Salisbury</text:span></text:a><text:span text:style-name="T227"> during the night. Early on 5 August, even before releasing the news publicly, the Company </text:span><text:a xlink:href="http://en.wikipedia.org/wiki/Administrator_of_Southern_Rhodesia" office:target-frame-name="_top" xlink:show="replace"><text:span text:style-name="T228">administrator</text:span></text:a><text:span text:style-name="T229"> </text:span><text:a xlink:href="http://en.wikipedia.org/wiki/William_Henry_Milton" office:target-frame-name="_top" xlink:show="replace"><text:span text:style-name="T230">Sir William Milton</text:span></text:a><text:span text:style-name="T231"> wired</text:span><text:a xlink:href="http://en.wikipedia.org/wiki/Government_of_the_United_Kingdom" office:target-frame-name="_top" xlink:show="replace"><text:span text:style-name="T232">Whitehall</text:span></text:a><text:span text:style-name="T233">: "All Rhodesia united in devoted loyalty to King and Empire and ready to do its duty."</text:span><text:span text:style-name="T234">[2]</text:span><text:span text:style-name="T235">\fs21fs21  A few hours later he officially announced to the populace that Southern Rhodesia was at war.</text:span><text:span text:style-name="T236">[2]</text:span><text:span text:style-name="T237"> The </text:span><text:a xlink:href="http://en.wikipedia.org/wiki/The_Herald_(Zimbabwe)" office:target-frame-name="_top" xlink:show="replace"><text:span text:style-name="T238">Rhodesia Herald</text:span></text:a><text:span text:style-name="T239"> and </text:span><text:span text:style-name="T240">Bulawayo Chronicle</text:span><text:span text:style-name="T241"> newspapers published special editions the same day to spread the news;</text:span><text:span text:style-name="T242">[8]</text:span><text:span text:style-name="T243"> it took about half a week for word to reach the whole country, but </text:span><text:a xlink:href="http://en.wikipedia.org/wiki/Jingoism" office:target-frame-name="_top" xlink:show="replace"><text:span text:style-name="T244">jingoistic</text:span></text:a><text:span text:style-name="T245"> demonstrations began in the major towns almost immediately.</text:span><text:span text:style-name="T246">[2]</text:span></text:p>
        <text:p text:style-name="P247"><text:span text:style-name="T248">In the words of historian </text:span><text:a xlink:href="http://en.wikipedia.org/wiki/Peter_McLaughlin" office:target-frame-name="_top" xlink:show="replace"><text:span text:style-name="T249">Peter McLaughlin</text:span></text:a><text:span text:style-name="T250">, the Southern Rhodesian settlers "seemed to out-British the British" in their patriotic zeal,</text:span><text:span text:style-name="T251">[15]</text:span><text:span text:style-name="T252"> so it was to the frustration of many of them that the Company did not immediately commit to any martial action. While it sent supportive messages to Whitehall, the Company felt it could not raise any kind of expeditionary force without first considering the implications for its administrative operations; as a commercial concern, it was possible for the Company to go bankrupt. Who would foot the bill for war expenditure, its hierarchy pondered: the Company itself, the Rhodesian taxpayers or the British government?</text:span><text:span text:style-name="T253">[16]</text:span></text:p>
        <text:p text:style-name="P254"><text:span text:style-name="T255">As the local newspapers filled with letters from readers clamouring for Rhodesian troops to be mustered and despatched to Europe post-haste,</text:span><text:span text:style-name="T256">[16]</text:span><text:span text:style-name="T257"> the administration limited its initial contribution to posting a section of BSAP troopers to the </text:span><text:a xlink:href="http://en.wikipedia.org/wiki/Victoria_Falls_Bridge" office:target-frame-name="_top" xlink:show="replace"><text:span text:style-name="T258">Victoria Falls Bridge</text:span></text:a><text:span text:style-name="T259"> to guard against possible German attack from </text:span><text:a xlink:href="http://en.wikipedia.org/wiki/German_South-West_Africa" office:target-frame-name="_top" xlink:show="replace"><text:span text:style-name="T260">South-West Africa</text:span></text:a><text:span text:style-name="T261"> though the </text:span><text:a xlink:href="http://en.wikipedia.org/wiki/Caprivi_Strip" office:target-frame-name="_top" xlink:show="replace"><text:span text:style-name="T262">Caprivi Strip</text:span></text:a><text:span text:style-name="T263">.</text:span><text:span text:style-name="T264">[12]</text:span><text:span text:style-name="T265"> In early September, an indignant letter to the </text:span><text:span text:style-name="T266">Rhodesia Herald</text:span><text:span text:style-name="T267"> from Colonel </text:span><text:a xlink:href="http://en.wikipedia.org/wiki/Raleigh_Grey" office:target-frame-name="_top" xlink:show="replace"><text:span text:style-name="T268">Raleigh Grey</text:span></text:a><text:span text:style-name="T269">, a major figure in local business, politics and military matters, accused the Company of bringing "a slur on a British country" by doing so little.</text:span><text:span text:style-name="T270">[16]</text:span></text:p>
        <text:p text:style-name="P271"><text:span text:style-name="T272">Rhodesian Reserves</text:span><text:span text:style-name="T273">[</text:span><text:a xlink:href="http://en.wikipedia.org/w/index.php?title=Southern_Rhodesia_in_World_War_I&amp;action" office:target-frame-name="_top" xlink:show="replace"><text:span text:style-name="T274">edit</text:span></text:a><text:span text:style-name="T275">]</text:span><text:span text:style-name="T276"><text:s/></text:span><text:toc-mark text:string-value="Rhodesian Reserves[edit] " text:outline-level="3"/></text:p>
        <text:p text:style-name="P277"><text:span text:style-name="T278">A few days after the war began, the Chartered Company formed the Rhodesian Reserves, an amorphous entity intended to accommodate the many white men who were keen to put on uniform, as well as to make a start towards organising what might eventually become an expeditionary force. Eminent citizens and elected leaders formed their own platoons, each bringing 24 volunteers; three or four of these 25-man troops made a company. Units representing the Caledonian Society, the Lancashire and Yorkshire Society, the </text:span><text:a xlink:href="http://en.wikipedia.org/wiki/Legion_of_Frontiersmen" office:target-frame-name="_top" xlink:show="replace"><text:span text:style-name="T279">Legion of Frontiersmen</text:span></text:a><text:span text:style-name="T280"> and other local organisations mirrored the </text:span><text:a xlink:href="http://en.wikipedia.org/wiki/Pals_battalion" office:target-frame-name="_top" xlink:show="replace"><text:span text:style-name="T281">Pals battalions</text:span></text:a><text:span text:style-name="T282"> in Britain. Volunteers could opt to serve overseas, within Rhodesia or only locally; around 1,000 had volunteered in all by 13 August.</text:span><text:span text:style-name="T283">[17]</text:span></text:p>
        <text:p text:style-name="P284"><text:span text:style-name="T285">The Company suggested to the UK government that it might despatch 500 troopers from the Rhodesian Reserves to Europe to act as an all-Southern Rhodesian unit on the </text:span><text:a xlink:href="http://en.wikipedia.org/wiki/Western_Front_(World_War_I)" office:target-frame-name="_top" xlink:show="replace"><text:span text:style-name="T286">Western Front</text:span></text:a><text:span text:style-name="T287"> (in Belgium and France), but the </text:span><text:a xlink:href="http://en.wikipedia.org/wiki/War_Office" office:target-frame-name="_top" xlink:show="replace"><text:span text:style-name="T288">War Office</text:span></text:a><text:span text:style-name="T289"> in London replied that such an expeditionary force would be more practically deployed in Africa, within the South African forces. When the Company relayed this idea south, the South Africans said they were happy to take the Southern Rhodesians, but only if they enlisted independently in existing Union regiments. The Company found itself in the unusual position of having a prospective expeditionary force that nobody wanted.</text:span><text:span text:style-name="T290">[18]</text:span><text:span text:style-name="T291"> Unwilling to wait, some Southern Rhodesian would-be soldiers made their own way to England to join the </text:span><text:a xlink:href="http://en.wikipedia.org/wiki/British_Army" office:target-frame-name="_top" xlink:show="replace"><text:span text:style-name="T292">British Army</text:span></text:a><text:span text:style-name="T293"> directly, as individuals or in groups. By the end of October 1914, about 300 were on their way.</text:span><text:span text:style-name="T294">[17]</text:span></text:p>
        <text:p text:style-name="P295"><text:span text:style-name="T296">Europe</text:span><text:span text:style-name="T297">[</text:span><text:a xlink:href="http://en.wikipedia.org/w/index.php?title=Southern_Rhodesia_in_World_War_I&amp;action" office:target-frame-name="_top" xlink:show="replace"><text:span text:style-name="T298">edit</text:span></text:a><text:span text:style-name="T299">]</text:span><text:span text:style-name="T300"><text:s/></text:span><text:toc-mark text:string-value="Europe[edit] " text:outline-level="2"/></text:p>
        <text:p text:style-name="P301"><text:span text:style-name="T302">Western Front</text:span><text:span text:style-name="T303">[</text:span><text:a xlink:href="http://en.wikipedia.org/w/index.php?title=Southern_Rhodesia_in_World_War_I&amp;action" office:target-frame-name="_top" xlink:show="replace"><text:span text:style-name="T304">edit</text:span></text:a><text:span text:style-name="T305">]</text:span><text:span text:style-name="T306"><text:s/></text:span><text:toc-mark text:string-value="Western Front[edit] " text:outline-level="3"/></text:p>
        <text:p text:style-name="P307"/>
        <text:p text:style-name="P308"/>
        <text:p text:style-name="P309"><text:span text:style-name="T310">Southern Rhodesian members of</text:span><text:a xlink:href="http://en.wikipedia.org/wiki/King_Edward%27s_Horse" office:target-frame-name="_top" xlink:show="replace"><text:span text:style-name="T311">King Edward's Horse</text:span></text:a><text:span text:style-name="T312">, a </text:span><text:a xlink:href="http://en.wikipedia.org/wiki/British_Army" office:target-frame-name="_top" xlink:show="replace"><text:span text:style-name="T313">British Army</text:span></text:a><text:span text:style-name="T314">cavalry regiment</text:span></text:p>
        <text:p text:style-name="P315"><text:span text:style-name="T316">In terms of fighting manpower, Southern Rhodesia's main contribution to World War I was in the </text:span><text:a xlink:href="http://en.wikipedia.org/wiki/Trench_warfare" office:target-frame-name="_top" xlink:show="replace"><text:span text:style-name="T317">trenches</text:span></text:a><text:span text:style-name="T318"> of the Western Front.</text:span><text:span text:style-name="T319">[19]</text:span><text:span text:style-name="T320"> As the white Southern Rhodesians in this theatre joined the British Army separately, at different times and under their own steam (or were already connected to specific units as reservists), they were spread across dozens of regiments, including the </text:span><text:a xlink:href="http://en.wikipedia.org/wiki/Black_Watch" office:target-frame-name="_top" xlink:show="replace"><text:span text:style-name="T321">Black Watch</text:span></text:a><text:span text:style-name="T322">, the </text:span><text:a xlink:href="http://en.wikipedia.org/wiki/Coldstream_Guards" office:target-frame-name="_top" xlink:show="replace"><text:span text:style-name="T323">Coldstream Guards</text:span></text:a><text:span text:style-name="T324">, the </text:span><text:a xlink:href="http://en.wikipedia.org/wiki/Grenadier_Guards" office:target-frame-name="_top" xlink:show="replace"><text:span text:style-name="T325">Grenadier Guards</text:span></text:a><text:span text:style-name="T326">, the </text:span><text:a xlink:href="http://en.wikipedia.org/wiki/Royal_Engineers" office:target-frame-name="_top" xlink:show="replace"><text:span text:style-name="T327">Royal Engineers</text:span></text:a><text:span text:style-name="T328"> and the </text:span><text:a xlink:href="http://en.wikipedia.org/wiki/Royal_Marines" office:target-frame-name="_top" xlink:show="replace"><text:span text:style-name="T329">Royal Marines</text:span></text:a><text:span text:style-name="T330">\fs21plain<text:s/></text:span><text:span text:style-name="T331">, as well as many South African units and others.</text:span><text:span text:style-name="T332">[20]</text:span><text:span text:style-name="T333"> During the war's opening months, Southern Rhodesian volunteers who could not afford to travel to England were assisted by a private fund set up by</text:span><text:a xlink:href="http://en.wikipedia.org/wiki/Ernest_Lucas_Guest" office:target-frame-name="_top" xlink:show="replace"><text:span text:style-name="T334">Ernest Lucas Guest</text:span></text:a><text:span text:style-name="T335">, a Salisbury lawyer and Anglo-Boer War veteran who also organised an accompanying recruitment campaign for European service. Guest stopped recruiting at the Company's request after it created the </text:span><text:a xlink:href="http://en.wikipedia.org/wiki/Rhodesia_Regiment" office:target-frame-name="_top" xlink:show="replace"><text:span text:style-name="T336">1st Rhodesia Regiment</text:span></text:a><text:span text:style-name="T337">, an expeditionary force to South and South-West Africa, in October 1914.</text:span><text:span text:style-name="T338">[21]</text:span></text:p>
        <text:p text:style-name="P339"><text:span text:style-name="T340">A link developed during the war with the </text:span><text:a xlink:href="http://en.wikipedia.org/wiki/King%27s_Royal_Rifle_Corps" office:target-frame-name="_top" xlink:show="replace"><text:span text:style-name="T341">King's Royal Rifle Corps</text:span></text:a><text:span text:style-name="T342"> (KRRC), whose Southern Rhodesian contingent—numbering a few hundred, chiefly in its 2nd and 3rd Battalions—was the largest on the Western Front.</text:span><text:span text:style-name="T343">[19]</text:span><text:span text:style-name="T344"> The connection with this particular corps began as the result of a chance conversation aboard the ship that took the first batch of Southern Rhodesians from </text:span><text:a xlink:href="http://en.wikipedia.org/wiki/Cape_Town" office:target-frame-name="_top" xlink:show="replace"><text:span text:style-name="T345">Cape Town</text:span></text:a><text:span text:style-name="T346"> to </text:span><text:a xlink:href="http://en.wikipedia.org/wiki/Southampton" office:target-frame-name="_top" xlink:show="replace"><text:span text:style-name="T347">Southampton</text:span></text:a><text:span text:style-name="T348"> in late 1914. The </text:span><text:a xlink:href="http://en.wikipedia.org/wiki/Henry_Paulet,_16th_Marquess_of_Winchester" office:target-frame-name="_top" xlink:show="replace"><text:span text:style-name="T349">16th Marquess of Winchester</text:span></text:a><text:span text:style-name="T350">, who had links with Rhodesia dating back to the 1890s, was also aboard the ship, returning from a visit to the colony. Encountering Captain </text:span><text:a xlink:href="http://en.wikipedia.org/w/index.php?title=John_Banks_Brady&amp;action=edit&amp;redlink=1" office:target-frame-name="_top" xlink:show="replace"><text:span text:style-name="T351">John Banks Brady</text:span></text:a><text:span text:style-name="T352">, the Irish-born officer who led the volunteers, the Marquess asked where his party was headed. Brady enthusiastically replied that they were going to war together in France. The Marquess suggested to Brady that since it might be difficult to prevent his men from being split up during the enlistment process, it might be a good idea for the Rhodesians to join the KRRC, where he could keep an eye on them through his connections with the </text:span><text:a xlink:href="http://en.wikipedia.org/wiki/Winchester" office:target-frame-name="_top" xlink:show="replace"><text:span text:style-name="T353">Winchester</text:span></text:a><text:span text:style-name="T354">-based regiment. The Southern Rhodesian contingent duly mustered into the KRRC. A designated Rhodesian platoon, widely referred to thereafter as "the Rhodesian Platoon", was formed under Brady at the KRRC training camp at </text:span><text:a xlink:href="http://en.wikipedia.org/wiki/Sheerness" office:target-frame-name="_top" xlink:show="replace"><text:span text:style-name="T355">Sheerness</text:span></text:a><text:span text:style-name="T356">, on the </text:span><text:a xlink:href="http://en.wikipedia.org/wiki/Isle_of_Sheppey" office:target-frame-name="_top" xlink:show="replace"><text:span text:style-name="T357">Isle of Sheppey</text:span></text:a><text:span text:style-name="T358"> in </text:span><text:a xlink:href="http://en.wikipedia.org/wiki/Kent" office:target-frame-name="_top" xlink:show="replace"><text:span text:style-name="T359">Kent</text:span></text:a><text:span text:style-name="T360">.</text:span><text:span text:style-name="T361">[22]</text:span></text:p>
        <text:p text:style-name="P362"><text:span text:style-name="T363">They are not only intensely British, but quite intolerably Rhodesian ... they exhibit a tendency to collect together, [and] are inclined to vaunt themselves, to be puffed up by the mere fact that they </text:span><text:span text:style-name="T364">are</text:span><text:span text:style-name="T365"> Rhodesians.</text:span></text:p>
        <text:p text:style-name="P366">“</text:p>
        <text:p text:style-name="P367">”</text:p>
        <text:p text:style-name="P368"><text:span text:style-name="T369">A contemporary South African opinion on Rhodesians abroad</text:span><text:span text:style-name="T370">[23]</text:span></text:p>
        <text:p text:style-name="P371"><text:span text:style-name="T372">As a rule, the white Rhodesians overseas combined stridently pro-British attitudes with an even stronger pride in Rhodesia.</text:span><text:span text:style-name="T373">[7]</text:span><text:span text:style-name="T374"> Many of them saw participation in the war, particularly in distinct "Rhodesian" formations, as a step towards forging a distinctive national identity, like those of Australia and the other more mature British dominions, and building a case for Southern Rhodesian self-government.</text:span><text:span text:style-name="T375">[24]</text:span><text:span text:style-name="T376"> The existence of an explicitly Rhodesian Platoon in the KRRC endeared the regiment to the Southern Rhodesian public, and attracted many of the colony's volunteers who arrived in England later in the war; in time, the KRRC formed further Rhodesian platoons from additional personnel. While the average Rhodesian colonial, living on the frontier of the Empire, was at least casually acquainted with rifles, most Englishmen had never held one. At Sheerness, Brady's Rhodesian Platoon won a reputation for fine sharpshooting, and set a regimental record score at the shooting range.</text:span><text:span text:style-name="T377">[25]</text:span></text:p>
        <text:p text:style-name="P378"><text:span text:style-name="T379">Once posted to France in December 1914, the Rhodesian Platoon almost immediately began suffering regular heavy casualties. Southern Rhodesian volunteers continued to arrive piecemeal in England throughout the conflict, so Rhodesian formations on the Western Front received regular reinforcements in small batches, but because casualties were usually concentrated in far larger groups it often took a few months for a depleted Southern Rhodesian unit to return to full numerical strength. A cycle developed whereby Rhodesian platoons in Belgium and France were abruptly decimated and then gradually built up again only to suffer the same fate on returning to action.</text:span><text:span text:style-name="T380">[26]</text:span><text:span text:style-name="T381"> When the KRRC's Rhodesian platoons took part in British offensives, they were easily recognised by a distinctive </text:span><text:a xlink:href="http://en.wikipedia.org/wiki/Battle_cry" office:target-frame-name="_top" xlink:show="replace"><text:span text:style-name="T382">battle cry</text:span></text:a><text:span text:style-name="T383"> that their men shouted as they went over the top.</text:span><text:span text:style-name="T384">[7]</text:span><text:span text:style-name="T385">Sometimes the British and German positions were so close that troopers on each front line could hear what was said in the opposite trench; one group of Southern Rhodesians avoided being understood in this situation by speaking a mixture of </text:span><text:a xlink:href="http://en.wikipedia.org/wiki/Shona_language" office:target-frame-name="_top" xlink:show="replace"><text:span text:style-name="T386">Shona</text:span></text:a><text:span text:style-name="T387">\fs21sa120<text:s/></text:span><text:span text:style-name="T388"> and </text:span><text:a xlink:href="http://en.wikipedia.org/wiki/Northern_Ndebele_language" office:target-frame-name="_top" xlink:show="replace"><text:span text:style-name="T389">Sindebele</text:span></text:a><text:span text:style-name="T390"> (two indigenous African languages) instead of English.</text:span><text:span text:style-name="T391">[27]</text:span></text:p>
        <text:p text:style-name="P392">The cold is frightfully trying. It is snowing and freezing hard tonight, and it makes me yearn to be back on my farm on the Hunyani ...</text:p>
        <text:p text:style-name="P393">“</text:p>
        <text:p text:style-name="P394">”</text:p>
        <text:p text:style-name="P395"><text:span text:style-name="T396">A Rhodesian writes home from the </text:span><text:a xlink:href="http://en.wikipedia.org/wiki/First_Battle_of_Ypres" office:target-frame-name="_top" xlink:show="replace"><text:span text:style-name="T397">First Battle of Ypres</text:span></text:a><text:span text:style-name="T398">, late 1914</text:span><text:span text:style-name="T399">[28]</text:span></text:p>
        <text:p text:style-name="P400"><text:span text:style-name="T401">Trench warfare was a dreadful ordeal for soldiers, and the Southern Rhodesians, coming from the open </text:span><text:a xlink:href="http://en.wikipedia.org/wiki/Veld" office:target-frame-name="_top" xlink:show="replace"><text:span text:style-name="T402">veld</text:span></text:a><text:span text:style-name="T403"> of southern Africa, had a particularly difficult time getting used to the cold and the mud.</text:span><text:span text:style-name="T404">[29]</text:span><text:span text:style-name="T405"> Brady reported that some of his men had contracted </text:span><text:a xlink:href="http://en.wikipedia.org/wiki/Frostbite" office:target-frame-name="_top" xlink:show="replace"><text:span text:style-name="T406">frostbite</text:span></text:a><text:span text:style-name="T407"> within 48 hours of reaching the trenches.</text:span><text:span text:style-name="T408">[28]</text:span><text:span text:style-name="T409"> Despite this, the KRRC's Rhodesians acquitted themselves well in the eyes of their superiors; Lieutenant-Colonel </text:span><text:a xlink:href="http://en.wikipedia.org/wiki/Edward_Hutton_(British_Army_officer)" office:target-frame-name="_top" xlink:show="replace"><text:span text:style-name="T410">Sir Edward Hutton</text:span></text:a><text:span text:style-name="T411">, who wrote a history of the KRRC, commented that the Southern Rhodesian contingent "earned for itself great reputation for valour and good shooting".</text:span><text:span text:style-name="T412">[30]</text:span><text:span text:style-name="T413"> Southern Rhodesians became especially valuable to the KRRC as designated</text:span><text:a xlink:href="http://en.wikipedia.org/wiki/Sniper" office:target-frame-name="_top" xlink:show="replace"><text:span text:style-name="T414">snipers</text:span></text:a><text:span text:style-name="T415">, </text:span><text:a xlink:href="http://en.wikipedia.org/wiki/Grenadier" office:target-frame-name="_top" xlink:show="replace"><text:span text:style-name="T416">grenadiers</text:span></text:a><text:span text:style-name="T417">, </text:span><text:a xlink:href="http://en.wikipedia.org/wiki/Lewis_Gun" office:target-frame-name="_top" xlink:show="replace"><text:span text:style-name="T418">Lewis Gunners</text:span></text:a><text:span text:style-name="T419"> and other specialists.</text:span><text:span text:style-name="T420">[31]</text:span><text:span text:style-name="T421"> While discussing a KRRC sniper section, Hutton singles its Southern Rhodesian members out for their fine marksmanship, commenting that "accustomed to </text:span><text:a xlink:href="http://en.wikipedia.org/wiki/Big-game_hunting" office:target-frame-name="_top" xlink:show="replace"><text:span text:style-name="T422">big game shooting</text:span></text:a><text:span text:style-name="T423">, [they] particularly excelled in this system of 'snipers', and inflicted continual losses upon the enemy".</text:span><text:span text:style-name="T424">[30]</text:span><text:span text:style-name="T425"> In their 2008 history of sniping, Pat Farey and Mark Spicer highlight the prowess of South African and Rhodesian sharpshooters on the Western Front, and claim that one group of 24 southern African colonials collectively accounted for over 3,000 German casualties and fatalities.</text:span><text:span text:style-name="T426">[32]</text:span></text:p>
        <text:p text:style-name="P427"/>
        <text:p text:style-name="P428"/>
        <text:p text:style-name="P429"><text:span text:style-name="T430">South Africans and Rhodesians fight the Germans hand-to-hand in</text:span><text:a xlink:href="http://en.wikipedia.org/wiki/Battle_of_Delville_Wood" office:target-frame-name="_top" xlink:show="replace"><text:span text:style-name="T431">Delville Wood</text:span></text:a><text:span text:style-name="T432"> </text:span><text:span text:style-name="T433">(contemporary British sketch)</text:span></text:p>
        <text:p text:style-name="P434"><text:span text:style-name="T435">So many Southern Rhodesians were withdrawn from the trenches for officer training that in mid-1915 Brady appealed through the Salisbury and </text:span><text:a xlink:href="http://en.wikipedia.org/wiki/Bulawayo" office:target-frame-name="_top" xlink:show="replace"><text:span text:style-name="T436">Bulawayo</text:span></text:a><text:span text:style-name="T437"> presses for more volunteers to replace those who had been commissioned.</text:span><text:span text:style-name="T438">[31]</text:span><text:span text:style-name="T439"> A platoon of Southern Rhodesians with the 2nd Battalion, KRRC took part in the "big push" of 1 July 1916, the </text:span><text:a xlink:href="http://en.wikipedia.org/wiki/First_day_on_the_Somme" office:target-frame-name="_top" xlink:show="replace"><text:span text:style-name="T440">first day</text:span></text:a><text:span text:style-name="T441"> of the </text:span><text:a xlink:href="http://en.wikipedia.org/wiki/Battle_of_the_Somme" office:target-frame-name="_top" xlink:show="replace"><text:span text:style-name="T442">Battle of the Somme</text:span></text:a><text:span text:style-name="T443">, charging German positions elsewhere on the line early that morning. There were 90 Rhodesians on the eve of the attack and only 10 alive and unwounded afterwards.</text:span><text:span text:style-name="T444">[26]</text:span><text:span text:style-name="T445"> On the Somme battlefield itself, Rhodesians were among those at </text:span><text:a xlink:href="http://en.wikipedia.org/wiki/Battle_of_Delville_Wood" office:target-frame-name="_top" xlink:show="replace"><text:span text:style-name="T446">Delville Wood</text:span></text:a><text:span text:style-name="T447">, which began on 14 July. This was the South African </text:span><text:a xlink:href="http://en.wikipedia.org/wiki/1st_Infantry_Brigade_(South_Africa)" office:target-frame-name="_top" xlink:show="replace"><text:span text:style-name="T448">1st Infantry Brigade</text:span></text:a><text:span text:style-name="T449">'s first engagement,</text:span><text:span text:style-name="T450">[n 4]</text:span><text:span text:style-name="T451"> and some of the colonials </text:span><text:a xlink:href="http://en.wikipedia.org/wiki/Blackface" office:target-frame-name="_top" xlink:show="replace"><text:span text:style-name="T452">blacked up</text:span></text:a><text:span text:style-name="T453"> and imitated </text:span><text:a xlink:href="http://en.wikipedia.org/wiki/Zulu_Kingdom" office:target-frame-name="_top" xlink:show="replace"><text:span text:style-name="T454">Zulu</text:span></text:a><text:span text:style-name="T455"> battle cries and war dances.</text:span><text:span text:style-name="T456">[34]</text:span><text:span text:style-name="T457"> Despite suffering casualties of catastrophic proportions—about 80% of the brigade's personnel were killed, wounded or captured—they took the Wood and held it as ordered until they were relieved on 20 July.</text:span><text:span text:style-name="T458">[35]</text:span><text:span text:style-name="T459"> By the time of its withdrawal, the South African Brigade, originally numbering 3,155 (123 officers and 3,032 other ranks), had been reduced to 19 officers and 600 men.</text:span><text:span text:style-name="T460">[33]</text:span><text:span text:style-name="T461"> Delville Wood was later described by </text:span><text:a xlink:href="http://en.wikipedia.org/wiki/B._H._Liddell_Hart" office:target-frame-name="_top" xlink:show="replace"><text:span text:style-name="T462">Sir B H Liddell Hart</text:span></text:a><text:span text:style-name="T463"> as "the bloodiest battle hell of 1916".</text:span><text:span text:style-name="T464">[35]</text:span><text:span text:style-name="T465"> "God knows I never wish to see such horrible sights again," a Southern Rhodesian veteran of the battle wrote home; "at times I wished it would come fast, anything to get out of that terrible death-trap and murderous place."</text:span><text:span text:style-name="T466">[36]</text:span></text:p>
        <text:p text:style-name="P467"><text:span text:style-name="T468">German </text:span><text:a xlink:href="http://en.wikipedia.org/wiki/Chemical_weapons_in_World_War_I" office:target-frame-name="_top" xlink:show="replace"><text:span text:style-name="T469">gas attacks</text:span></text:a><text:span text:style-name="T470"> were among the most traumatic experiences for the Southern Rhodesians in Europe. One Rhodesian survivor of a gas attack described the sensation as like "suffocation, [or] slow drowning".</text:span><text:span text:style-name="T471">[37]</text:span><text:span text:style-name="T472"> The Germans used both disabling agents, such as </text:span><text:a xlink:href="http://en.wikipedia.org/wiki/Tear_gas" office:target-frame-name="_top" xlink:show="replace"><text:span text:style-name="T473">tear gas</text:span></text:a><text:span text:style-name="T474"> and the more severe </text:span><text:a xlink:href="http://en.wikipedia.org/wiki/Sulfur_mustard" office:target-frame-name="_top" xlink:show="replace"><text:span text:style-name="T475">mustard gas</text:span></text:a><text:span text:style-name="T476">, and lethal chemicals like </text:span><text:a xlink:href="http://en.wikipedia.org/wiki/Chlorine" office:target-frame-name="_top" xlink:show="replace"><text:span text:style-name="T477">chlorine</text:span></text:a><text:span text:style-name="T478"> and</text:span><text:a xlink:href="http://en.wikipedia.org/wiki/Phosgene" office:target-frame-name="_top" xlink:show="replace"><text:span text:style-name="T479">phosgene</text:span></text:a><text:span text:style-name="T480">. Though generally not fatal, gas attacks caused extreme physical discomfort and pain, often to the point where soldiers lost consciousness. Mustard gas in particular caused blistering of the skin, vomiting and internal and external bleeding. The British Army issued </text:span><text:a xlink:href="http://en.wikipedia.org/wiki/Gas_mask" office:target-frame-name="_top" xlink:show="replace"><text:span text:style-name="T481">gas masks</text:span></text:a><text:span text:style-name="T482">, but according to Brady these did little to help the men. Injuries sustained to the eyes, lungs and nasal passages in gas attacks were often extremely debilitating and lasting, remaining with the men for years after the war.</text:span><text:span text:style-name="T483">[37]</text:span></text:p>
        <text:p text:style-name="P484"><text:span text:style-name="T485">In July 1917, a KRRC Rhodesian platoon received lofty praise from a senior British officer, who described the colonials as "absolutely first-class soldiers and great gentlemen, every bit as good as soldiers ... as our old </text:span><text:a xlink:href="http://en.wikipedia.org/wiki/British_Expeditionary_Force_(World_War_I)" office:target-frame-name="_top" xlink:show="replace"><text:span text:style-name="T486">Expeditionary Force</text:span></text:a><text:span text:style-name="T487">".</text:span><text:span text:style-name="T488">[38]</text:span><text:span text:style-name="T489"> Around the same time, a platoon of Southern Rhodesians in the KRRC took part in an engagement near </text:span><text:a xlink:href="http://en.wikipedia.org/wiki/Nieuwpoort,_Belgium" office:target-frame-name="_top" xlink:show="replace"><text:span text:style-name="T490">Nieuwpoort</text:span></text:a><text:span text:style-name="T491"> in </text:span><text:a xlink:href="http://en.wikipedia.org/wiki/Flanders" office:target-frame-name="_top" xlink:show="replace"><text:span text:style-name="T492">Flanders</text:span></text:a><text:span text:style-name="T493">, where it and the </text:span><text:a xlink:href="http://en.wikipedia.org/wiki/Northamptonshire_Regiment" office:target-frame-name="_top" xlink:show="replace"><text:span text:style-name="T494">Northamptonshire Regiment</text:span></text:a><text:span text:style-name="T495"> manned positions on the eastern banks of the river </text:span><text:a xlink:href="http://en.wikipedia.org/wiki/Yser" office:target-frame-name="_top" xlink:show="replace"><text:span text:style-name="T496">Yser</text:span></text:a><text:span text:style-name="T497">. After a heavy artillery bombardment, German infantry and marines charged the British positions and surrounded the Rhodesian platoon. Brutal hand-to-hand fighting ensued in which most of the Southern Rhodesians were killed and some were taken prisoner. The </text:span><text:span text:style-name="T498">Bulawayo Chronicle</text:span><text:span text:style-name="T499"> ran a eulogy for them soon after, comparing their </text:span><text:a xlink:href="http://en.wikipedia.org/wiki/Last_stand" office:target-frame-name="_top" xlink:show="replace"><text:span text:style-name="T500">last stand</text:span></text:a><text:span text:style-name="T501"> to that of </text:span><text:a xlink:href="http://en.wikipedia.org/wiki/Allan_Wilson_(army_officer)" office:target-frame-name="_top" xlink:show="replace"><text:span text:style-name="T502">Allan Wilson</text:span></text:a><text:span text:style-name="T503">'s </text:span><text:a xlink:href="http://en.wikipedia.org/wiki/Shangani_Patrol" office:target-frame-name="_top" xlink:show="replace"><text:span text:style-name="T504">Shangani Patrol</text:span></text:a><text:span text:style-name="T505"> in 1893.</text:span><text:span text:style-name="T506">[39]</text:span><text:span text:style-name="T507"> Later in 1917, a Rhodesian platoon in the KRRC fought in the </text:span><text:a xlink:href="http://en.wikipedia.org/wiki/Battle_of_Passchendaele" office:target-frame-name="_top" xlink:show="replace"><text:span text:style-name="T508">Battle of Passchendaele</text:span></text:a><text:span text:style-name="T509">, near </text:span><text:a xlink:href="http://en.wikipedia.org/wiki/Ypres" office:target-frame-name="_top" xlink:show="replace"><text:span text:style-name="T510">Ypres</text:span></text:a><text:span text:style-name="T511"> in western Flanders.</text:span><text:span text:style-name="T512">[40]</text:span></text:p>
        <text:p text:style-name="P513"><text:span text:style-name="T514">The Western Front continued to receive Southern Rhodesian troops right up to the end of the war, including veterans of the 2nd Rhodesia Regiment's campaign in East Africa.</text:span><text:span text:style-name="T515">[41]</text:span><text:span text:style-name="T516"> During the conflict's latter stages, the British Army sent some of its Southern Rhodesian officers to the Western Front to promote the colony's benefits, hoping to encourage emigration there by British servicemen after the war.</text:span><text:span text:style-name="T517">[42]</text:span></text:p>
        <text:p text:style-name="P518"><text:span text:style-name="T519">Salonika</text:span><text:span text:style-name="T520">[</text:span><text:a xlink:href="http://en.wikipedia.org/w/index.php?title=Southern_Rhodesia_in_World_War_I&amp;action" office:target-frame-name="_top" xlink:show="replace"><text:span text:style-name="T521">edit</text:span></text:a><text:span text:style-name="T522">]</text:span><text:span text:style-name="T523"><text:s/></text:span><text:toc-mark text:string-value="Salonika[edit] " text:outline-level="3"/></text:p>
        <text:p text:style-name="P524"><text:span text:style-name="T525">The KRRC's 3rd Battalion, including a platoon of 70 Rhodesians, was transferred from France to the </text:span><text:a xlink:href="http://en.wikipedia.org/wiki/Macedonian_Front" office:target-frame-name="_top" xlink:show="replace"><text:span text:style-name="T526">Salonika Front</text:span></text:a><text:span text:style-name="T527"> in 1915. On this comparatively quiet front, they were slowly whittled down over the course of the war: 26 of them remained in January 1917,</text:span><text:span text:style-name="T528">[26]</text:span><text:span text:style-name="T529"> and by the end of the war so few were left that the platoon no longer existed. Most of the men had been killed in action, while others were prisoners of the Bulgarians.</text:span><text:span text:style-name="T530">[43]</text:span></text:p>
        <text:p text:style-name="P531"><text:span text:style-name="T532">Aviators</text:span><text:span text:style-name="T533">[</text:span><text:a xlink:href="http://en.wikipedia.org/w/index.php?title=Southern_Rhodesia_in_World_War_I&amp;action" office:target-frame-name="_top" xlink:show="replace"><text:span text:style-name="T534">edit</text:span></text:a><text:span text:style-name="T535">]</text:span><text:span text:style-name="T536"><text:s/></text:span><text:toc-mark text:string-value="Aviators[edit] " text:outline-level="3"/></text:p>
        <text:p text:style-name="P537"/>
        <text:p text:style-name="P538"/>
        <text:p text:style-name="P539">Lieutenant Daniel "Pat" Judson, the first airman of Rhodesian birth</text:p>
        <text:p text:style-name="P540"><text:span text:style-name="T541">Some Southern Rhodesians mustered into the </text:span><text:a xlink:href="http://en.wikipedia.org/wiki/Royal_Flying_Corps" office:target-frame-name="_top" xlink:show="replace"><text:span text:style-name="T542">Royal Flying Corps</text:span></text:a><text:span text:style-name="T543"> (RFC), which merged with the </text:span><text:a xlink:href="http://en.wikipedia.org/wiki/Royal_Naval_Air_Service" office:target-frame-name="_top" xlink:show="replace"><text:span text:style-name="T544">Royal Naval Air Service</text:span></text:a><text:span text:style-name="T545"> in April 1918 to form the </text:span><text:a xlink:href="http://en.wikipedia.org/wiki/Royal_Air_Force" office:target-frame-name="_top" xlink:show="replace"><text:span text:style-name="T546">Royal Air Force</text:span></text:a><text:span text:style-name="T547">. Towards the end of the war, the service of airmen from the dominions and colonies was observed by the issuing of shoulder patches denoting the wearer's country of origin: from October 1918, Southern Rhodesians received labels marked "</text:span><text:span text:style-name="T548">rhodesia</text:span><text:span text:style-name="T549">".</text:span><text:span text:style-name="T550">[44]</text:span><text:span text:style-name="T551"> One of the territory's first military aviators was Lieutenant Arthur R H Browne, a fighter pilot from </text:span><text:a xlink:href="http://en.wikipedia.org/wiki/Mvuma" office:target-frame-name="_top" xlink:show="replace"><text:span text:style-name="T552">Umvuma</text:span></text:a><text:span text:style-name="T553"> in the Southern Rhodesian</text:span><text:a xlink:href="http://en.wikipedia.org/wiki/Midlands_Province" office:target-frame-name="_top" xlink:show="replace"><text:span text:style-name="T554">Midlands</text:span></text:a><text:span text:style-name="T555">, who was attached to No. 13 Squadron, RFC. He was killed in action in a </text:span><text:a xlink:href="http://en.wikipedia.org/wiki/Dogfight" office:target-frame-name="_top" xlink:show="replace"><text:span text:style-name="T556">dogfight</text:span></text:a><text:span text:style-name="T557"> on 5 December 1915;</text:span><text:span text:style-name="T558">[45]</text:span><text:span text:style-name="T559"> his aircraft, donated by the people of </text:span><text:a xlink:href="http://en.wikipedia.org/wiki/Kadoma,_Zimbabwe" office:target-frame-name="_top" xlink:show="replace"><text:span text:style-name="T560">Gatooma</text:span></text:a><text:span text:style-name="T561"> in western</text:span><text:a xlink:href="http://en.wikipedia.org/wiki/Mashonaland" office:target-frame-name="_top" xlink:show="replace"><text:span text:style-name="T562">Mashonaland</text:span></text:a><text:span text:style-name="T563">, was Gatooma No. 2,</text:span><text:span text:style-name="T564">[46]</text:span><text:span text:style-name="T565"> one of five aeroplanes purchased by Southern Rhodesian public donations.</text:span><text:span text:style-name="T566">[47]</text:span><text:span text:style-name="T567"> From Dryden Farm, near the south-western border town of</text:span><text:a xlink:href="http://en.wikipedia.org/wiki/Plumtree,_Zimbabwe" office:target-frame-name="_top" xlink:show="replace"><text:span text:style-name="T568">Plumtree</text:span></text:a><text:span text:style-name="T569">, came Lieutenant Frank W H Thomas, an RFC combat pilot who won the </text:span><text:a xlink:href="http://en.wikipedia.org/wiki/Military_Cross" office:target-frame-name="_top" xlink:show="replace"><text:span text:style-name="T570">Military Cross</text:span></text:a><text:span text:style-name="T571">, as well as the French </text:span><text:a xlink:href="http://en.wikipedia.org/wiki/Croix_de_guerre_1914%E2%80%931918_(France)" office:target-frame-name="_top" xlink:show="replace"><text:span text:style-name="T572">Croix de Guerre</text:span></text:a><text:span text:style-name="T573"> (with palms), before he died on 5 January 1918 from wounds attained on operational service.</text:span><text:span text:style-name="T574">[48]</text:span></text:p>
        <text:p text:style-name="P575"><text:span text:style-name="T576">Lieutenant Daniel S "Pat" Judson, born in Bulawayo in 1898, became the first Rhodesian-born airman in history when he joined the RFC in April 1916. He was severely wounded while bombing enemy positions in March 1918, but recovered and remained in the unit until April 1919.</text:span><text:span text:style-name="T577">[49]</text:span><text:span text:style-name="T578"> The first </text:span><text:a xlink:href="http://en.wikipedia.org/wiki/Flying_ace" office:target-frame-name="_top" xlink:show="replace"><text:span text:style-name="T579">flying ace</text:span></text:a><text:span text:style-name="T580"> of Rhodesian birth was Major </text:span><text:a xlink:href="http://en.wikipedia.org/wiki/George_Lloyd_(aviator)" office:target-frame-name="_top" xlink:show="replace"><text:span text:style-name="T581">George Lloyd</text:span></text:a><text:span text:style-name="T582">, nicknamed "Zulu",</text:span><text:span text:style-name="T583">[50]</text:span><text:span text:style-name="T584"> who joined No. 60 Squadron in April 1917, and won four aerial victories before transferring to No. 40 Squadron in July 1917, where he won four more.</text:span><text:span text:style-name="T585">[51]</text:span><text:span text:style-name="T586"> He received the Military Cross in March 1918 for "conspicuous gallantry and devotion to duty",</text:span><text:span text:style-name="T587">[52]</text:span><text:span text:style-name="T588"> and also won the </text:span><text:a xlink:href="http://en.wikipedia.org/wiki/Air_Force_Cross_(United_Kingdom)" office:target-frame-name="_top" xlink:show="replace"><text:span text:style-name="T589">Air Force Cross</text:span></text:a><text:span text:style-name="T590"> later that year.</text:span><text:span text:style-name="T591">[51]</text:span><text:span text:style-name="T592"> Second Lieutenant David "Tommy" Greswolde-Lewis, a born and bred Bulawayan, was the </text:span><text:a xlink:href="http://en.wikipedia.org/wiki/List_of_victories_of_Manfred_von_Richthofen" office:target-frame-name="_top" xlink:show="replace"><text:span text:style-name="T593">80th and final</text:span></text:a><text:span text:style-name="T594"> pilot defeated by </text:span><text:a xlink:href="http://en.wikipedia.org/wiki/Manfred_von_Richthofen" office:target-frame-name="_top" xlink:show="replace"><text:span text:style-name="T595">Manfred von Richthofen</text:span></text:a><text:span text:style-name="T596">, the German ace widely known as the Red Baron. Richthofen downed Lewis just north-east of </text:span><text:a xlink:href="http://en.wikipedia.org/wiki/Villers-Bretonneux" office:target-frame-name="_top" xlink:show="replace"><text:span text:style-name="T597">Villers-Bretonneux</text:span></text:a><text:span text:style-name="T598"> on 20 April 1918; the Rhodesian's aircraft caught fire in mid-air, and when it crashed he was thrown from the wreckage. The Baron's bullets had hit Lewis' compass, goggles, coat and trouser leg, but he was practically unhurt, having suffered only minor burns. He spent the rest of the war a German prisoner.</text:span><text:span text:style-name="T599">[53]</text:span><text:span text:style-name="T600">[n 5]</text:span></text:p>
        <text:p text:style-name="P601"><text:span text:style-name="T602">The Great War airman associated with Southern Rhodesia who ultimately earned the most distinction was the English-born </text:span><text:a xlink:href="http://en.wikipedia.org/wiki/Sir_Arthur_Harris,_1st_Baronet" office:target-frame-name="_top" xlink:show="replace"><text:span text:style-name="T603">Arthur Harris</text:span></text:a><text:span text:style-name="T604">, who joined the Royal Flying Corps in late 1915 after serving as a </text:span><text:a xlink:href="http://en.wikipedia.org/wiki/Bugle" office:target-frame-name="_top" xlink:show="replace"><text:span text:style-name="T605">bugler</text:span></text:a><text:span text:style-name="T606"> with the 1st Rhodesia Regiment in South-West Africa.</text:span><text:span text:style-name="T607">[56]</text:span><text:span text:style-name="T608"> Harris alternated between Britain and France during the latter part of the war. He led </text:span><text:a xlink:href="http://en.wikipedia.org/wiki/No._45_Squadron_RAF" office:target-frame-name="_top" xlink:show="replace"><text:span text:style-name="T609">No. 45 Squadron</text:span></text:a><text:span text:style-name="T610"> over the Western Front in 1917, destroying five German aircraft and winning the Air Force Cross, and afterwards commanded </text:span><text:a xlink:href="http://en.wikipedia.org/wiki/No._44_Squadron_RAF" office:target-frame-name="_top" xlink:show="replace"><text:span text:style-name="T611">No. 44 Squadron</text:span></text:a><text:span text:style-name="T612"> in Britain.</text:span><text:span text:style-name="T613">[57]</text:span><text:span text:style-name="T614"> Intending to return to Southern Rhodesia after the war, he wore a "</text:span><text:span text:style-name="T615">rhodesia</text:span><text:span text:style-name="T616">" flash on his uniform during the hostilities,</text:span><text:span text:style-name="T617">[58]</text:span><text:span text:style-name="T618"> but ended up staying with the RAF as a career officer. He finished the war a major,</text:span><text:span text:style-name="T619">[59]</text:span><text:span text:style-name="T620"> rose through the ranks during the interwar period and became famous during World War II as "Bomber Harris", the head of </text:span><text:a xlink:href="http://en.wikipedia.org/wiki/RAF_Bomber_Command" office:target-frame-name="_top" xlink:show="replace"><text:span text:style-name="T621">RAF Bomber Command</text:span></text:a><text:span text:style-name="T622">.</text:span><text:span text:style-name="T623">[60]</text:span></text:p>
        <text:p text:style-name="P624"><text:span text:style-name="T625">Southern Africa</text:span><text:span text:style-name="T626">[</text:span><text:a xlink:href="http://en.wikipedia.org/w/index.php?title=Southern_Rhodesia_in_World_War_I&amp;action" office:target-frame-name="_top" xlink:show="replace"><text:span text:style-name="T627">edit</text:span></text:a><text:span text:style-name="T628">]</text:span><text:span text:style-name="T629"><text:s/></text:span><text:toc-mark text:string-value="Southern Africa[edit] " text:outline-level="2"/></text:p>
        <text:p text:style-name="P630"><text:span text:style-name="T631">Maritz Rebellion; formation of 1st Rhodesia Regiment</text:span><text:span text:style-name="T632">[</text:span><text:a xlink:href="http://en.wikipedia.org/w/index.php?title=Southern_Rhodesia_in_World_War_I&amp;action" office:target-frame-name="_top" xlink:show="replace"><text:span text:style-name="T633">edit</text:span></text:a><text:span text:style-name="T634">]</text:span><text:span text:style-name="T635"><text:s/></text:span><text:toc-mark text:string-value="Maritz Rebellion; formation of 1st Rhodesia Regiment[edit] " text:outline-level="3"/></text:p>
        <text:p text:style-name="P636"><text:span text:style-name="T637"><draw:frame draw:style-name="a3" draw:name="Picture 4" text:anchor-type="as-char" svg:x="0in" svg:y="0in" svg:width="2.29236in" svg:height="1.225in" style:rel-width="scale" style:rel-height="scale"><draw:image xlink:href="media/image4.wmf" xlink:type="simple" xlink:show="embed" xlink:actuate="onLoad"/><svg:title/><svg:desc/></draw:frame></text:span></text:p>
        <text:p text:style-name="P638"/>
        <text:p text:style-name="P639"><text:span text:style-name="T640">The </text:span><text:a xlink:href="http://en.wikipedia.org/wiki/Rhodesia_Regiment" office:target-frame-name="_top" xlink:show="replace"><text:span text:style-name="T641">1st Rhodesia Regiment</text:span></text:a><text:span text:style-name="T642">parades in </text:span><text:a xlink:href="http://en.wikipedia.org/wiki/Bulawayo" office:target-frame-name="_top" xlink:show="replace"><text:span text:style-name="T643">Bulawayo</text:span></text:a><text:span text:style-name="T644"> on its way south, 1914</text:span></text:p>
        <text:p text:style-name="P645"><text:span text:style-name="T646">Apart from the capture of </text:span><text:a xlink:href="http://en.wikipedia.org/wiki/Luhonono" office:target-frame-name="_top" xlink:show="replace"><text:span text:style-name="T647">Schuckmannsburg</text:span></text:a><text:span text:style-name="T648"> in the Caprivi Strip by a combined force of BSAP and </text:span><text:a xlink:href="http://en.wikipedia.org/wiki/Northern_Rhodesia_Police" office:target-frame-name="_top" xlink:show="replace"><text:span text:style-name="T649">Northern Rhodesia Police</text:span></text:a><text:span text:style-name="T650"> on 21 September 1914, the British South Africa Company's own armed forces and police remained almost totally uninvolved in the war until the following month. The South African Prime Minister, the former Boer general </text:span><text:a xlink:href="http://en.wikipedia.org/wiki/Louis_Botha" office:target-frame-name="_top" xlink:show="replace"><text:span text:style-name="T651">Louis Botha</text:span></text:a><text:span text:style-name="T652">, had told Britain that the Union could both handle its own security during the hostilities and defeat German South-West Africa without help, so the Imperial garrison had been sent to the Western Front. Lieutenant-Colonel </text:span><text:a xlink:href="http://en.wikipedia.org/wiki/Manie_Maritz" office:target-frame-name="_top" xlink:show="replace"><text:span text:style-name="T653">Manie Maritz</text:span></text:a><text:span text:style-name="T654">—an ex-Boer commander who now headed a column of </text:span><text:a xlink:href="http://en.wikipedia.org/wiki/Afrikaans" office:target-frame-name="_top" xlink:show="replace"><text:span text:style-name="T655">Afrikaans</text:span></text:a><text:span text:style-name="T656">-speaking Union troops—defected to the Germans in mid-September, hoping to spark an uprising that would overthrow British supremacy in South Africa and restore the old </text:span><text:a xlink:href="http://en.wikipedia.org/wiki/Boer_Republic" office:target-frame-name="_top" xlink:show="replace"><text:span text:style-name="T657">Boer Republics</text:span></text:a><text:span text:style-name="T658">.</text:span><text:span text:style-name="T659">[61]</text:span><text:span text:style-name="T660"> Botha requested the 500-man column that the Chartered Company had raised, hoping to reduce the possibility of further defections by interspersing his own forces with firmly pro-British Rhodesians. The expeditionary force was promptly formalised in Salisbury, and named the </text:span><text:a xlink:href="http://en.wikipedia.org/wiki/Rhodesia_Regiment" office:target-frame-name="_top" xlink:show="replace"><text:span text:style-name="T661">1st Rhodesia Regiment</text:span></text:a><text:span text:style-name="T662"> after the unit of Southern Rhodesian volunteers that had fought in the Anglo-Boer War.</text:span><text:span text:style-name="T663">[18]</text:span><text:span text:style-name="T664"> Apart from a small contingent of </text:span><text:a xlink:href="http://en.wikipedia.org/wiki/Northern_Ndebele_people" office:target-frame-name="_top" xlink:show="replace"><text:span text:style-name="T665">Matabele</text:span></text:a><text:span text:style-name="T666"> (or Ndebele) scouts, the unit was all white.</text:span><text:span text:style-name="T667">[62]</text:span></text:p>
        <text:p text:style-name="P668">This is the last time I shall see you all together, and I now take the opportunity to thank you for the way you have played the game, and for the trouble you have taken to get fit for duty and to take the field. Remember, Rhodesia looks to you.</text:p>
        <text:p text:style-name="P669">“</text:p>
        <text:p text:style-name="P670">”</text:p>
        <text:p text:style-name="P671"><text:span text:style-name="T672">Colonel Alfred Edwards addresses the 1st Rhodesia Regiment at Salisbury railway station, October 1914</text:span><text:span text:style-name="T673">[63]</text:span></text:p>
        <text:p text:style-name="P674"><text:span text:style-name="T675">After six weeks' training in the capital, the 1st Rhodesia Regiment travelled south by railway in late October 1914. During its stopover in Bulawayo, it paraded in front of about 90% of the town's population; Plumtree, the last stop before crossing the border, provided the soldiers with a lavish parting banquet. Notwithstanding these grand farewells, the </text:span><text:a xlink:href="http://en.wikipedia.org/wiki/Maritz_Rebellion" office:target-frame-name="_top" xlink:show="replace"><text:span text:style-name="T676">Maritz Rebellion</text:span></text:a><text:span text:style-name="T677"> was all but over by the time the Southern Rhodesian contingent reached its destination at </text:span><text:a xlink:href="http://en.wikipedia.org/wiki/Bloemfontein" office:target-frame-name="_top" xlink:show="replace"><text:span text:style-name="T678">Bloemfontein</text:span></text:a><text:span text:style-name="T679">.</text:span><text:span text:style-name="T680">[64]</text:span><text:span text:style-name="T681"> The vast majority of South African troops, including most of Boer origin, had remained loyal to the Union government, and the uprising had been quashed.</text:span><text:span text:style-name="T682">[65]</text:span><text:span text:style-name="T683"> The Rhodesians garrisoned Bloemfontein for about a month, then redeployed to Cape Town, where they underwent further training for the </text:span><text:a xlink:href="http://en.wikipedia.org/wiki/South-West_Africa_Campaign" office:target-frame-name="_top" xlink:show="replace"><text:span text:style-name="T684">South-West Africa Campaign</text:span></text:a><text:span text:style-name="T685"> as part of South Africa's Northern Force, which Botha personally commanded.</text:span><text:span text:style-name="T686">[64]</text:span></text:p>
        <text:p text:style-name="P687"><text:span text:style-name="T688">1st Rhodesia Regiment in South-West Africa</text:span><text:span text:style-name="T689">[</text:span><text:a xlink:href="http://en.wikipedia.org/w/index.php?title=Southern_Rhodesia_in_World_War_I&amp;action" office:target-frame-name="_top" xlink:show="replace"><text:span text:style-name="T690">edit</text:span></text:a><text:span text:style-name="T691">]</text:span><text:span text:style-name="T692"><text:s/></text:span><text:toc-mark text:string-value="1st Rhodesia Regiment in South-West Africa[edit] " text:outline-level="3"/></text:p>
        <text:p text:style-name="P693"><text:span text:style-name="T694"><draw:frame draw:style-name="a4" draw:name="Picture 5" text:anchor-type="as-char" svg:x="0in" svg:y="0in" svg:width="2.29236in" svg:height="2.59583in" style:rel-width="scale" style:rel-height="scale"><draw:image xlink:href="media/image5.wmf" xlink:type="simple" xlink:show="embed" xlink:actuate="onLoad"/><svg:title/><svg:desc/></draw:frame></text:span></text:p>
        <text:p text:style-name="P695"/>
        <text:p text:style-name="P696"><text:span text:style-name="T697">A map of the </text:span><text:a xlink:href="http://en.wikipedia.org/wiki/South-West_Africa_Campaign" office:target-frame-name="_top" xlink:show="replace"><text:span text:style-name="T698">South-West Africa Campaign</text:span></text:a><text:span text:style-name="T699">, showing South African troop movements in red. The main South African force advanced on</text:span><text:a xlink:href="http://en.wikipedia.org/wiki/Windhoek" office:target-frame-name="_top" xlink:show="replace"><text:span text:style-name="T700">Windhoek</text:span></text:a><text:span text:style-name="T701"> from </text:span><text:a xlink:href="http://en.wikipedia.org/wiki/Walvis_Bay" office:target-frame-name="_top" xlink:show="replace"><text:span text:style-name="T702">Walvis Bay</text:span></text:a><text:span text:style-name="T703">, an </text:span><text:a xlink:href="http://en.wikipedia.org/wiki/Enclave_and_exclave" office:target-frame-name="_top" xlink:show="replace"><text:span text:style-name="T704">exclave</text:span></text:a><text:span text:style-name="T705">of South Africa about halfway up the South-West African coast.</text:span></text:p>
        <text:p text:style-name="P706"><text:span text:style-name="T707">During late December 1914, Northern Force travelled to the South African </text:span><text:a xlink:href="http://en.wikipedia.org/wiki/Enclave_and_exclave" office:target-frame-name="_top" xlink:show="replace"><text:span text:style-name="T708">exclave</text:span></text:a><text:span text:style-name="T709"> of </text:span><text:a xlink:href="http://en.wikipedia.org/wiki/Walvis_Bay" office:target-frame-name="_top" xlink:show="replace"><text:span text:style-name="T710">Walvis Bay</text:span></text:a><text:span text:style-name="T711">, about halfway up the coast of German South-West Africa. The 1st Rhodesia Regiment disembarked on 26 December 1914.</text:span><text:span text:style-name="T712">[64]</text:span></text:p>
        <text:p text:style-name="P713"><text:span text:style-name="T714">Northern Force made up the northern prong of a pincer movement designed by Botha to encircle the German forces in South-West Africa. Two smaller South African columns came from the Cape and the Orange Free State (the latter coming over the deserts of </text:span><text:a xlink:href="http://en.wikipedia.org/wiki/Bechuanaland" office:target-frame-name="_top" xlink:show="replace"><text:span text:style-name="T715">Bechuanaland</text:span></text:a><text:span text:style-name="T716">). The principal target was Windhoek, the capital of South-West Africa. The field of operations was arid and barren in the extreme; water was a precious commodity, so the South Africans and Southern Rhodesians brought thousands of tons of it with them. In the 100 kilometres (62 mi) of desert between Walvis Bay and Windhoek, temperatures could rise to above 50 °C (122 °F) in the daytime, then drop below freezing at night, all while desert winds blew sand and dust into every bodily and mechanical orifice. Germany based much of its defensive strategy in South-West Africa around the assumption that no enemy commander could feasibly attempt to advance across the desert from Walvis Bay to Windhoek, but Botha resolved to do exactly that.</text:span><text:span text:style-name="T717">[66]</text:span></text:p>
        <text:p text:style-name="P718"><text:span text:style-name="T719">The South African offensive from Walvis Bay began in February 1915, when Northern Force took </text:span><text:a xlink:href="http://en.wikipedia.org/wiki/Swakopmund" office:target-frame-name="_top" xlink:show="replace"><text:span text:style-name="T720">Swakopmund</text:span></text:a><text:span text:style-name="T721">—the nearest German coastal settlement, about 20 kilometres (12 mi) north—without facing major resistance. The Germans almost immediately retreated, leaving behind explosive booby traps and other improvised weapons. The 1st Rhodesia Regiment first engaged the Germans while Northern Force moved east across the desert, taking part in a number of minor skirmishes and suffering its first two fatalities in a German ambush. To overcome the natural difficulties of the desert terrain, Botha used fast-moving mounted or mechanised troops rather than regular infantry, so the Southern Rhodesian contingent played little part in the main advance on Windhoek. The Rhodesians guarded the construction of a railway inland for much of the campaign, but participated in Northern Force's victory over the Germans at Trekkopjes, losing Lieutenant Hollingsworth (killed in action) and five enlisted men (wounded). Windhoek surrendered to Botha in July 1915, effectively ending the South-West African front of the war. The local German population did not embark on a </text:span><text:a xlink:href="http://en.wikipedia.org/wiki/Guerrilla_warfare" office:target-frame-name="_top" xlink:show="replace"><text:span text:style-name="T722">guerrilla</text:span></text:a><text:span text:style-name="T723"> campaign after Windhoek's fall.</text:span><text:span text:style-name="T724">[67]</text:span></text:p>
        <text:p text:style-name="P725"><text:span text:style-name="T726">The 1st Rhodesia Regiment was soon posted back to Cape Town, where many of the troopers voiced their dissatisfaction at the lack of fighting in South-West Africa, and requested discharge so they could join the war in Europe. Superiors assured the men that they would see action in East Africa if they stayed, but failed to convince most of them; the 1st Rhodesia Regiment promptly disbanded due to a lack of personnel. The majority of the South-West Africa veterans boarded ship for England to enlist in the British Army, while others mustered into South African units already billed for European service.</text:span><text:span text:style-name="T727">[67]</text:span></text:p>
        <text:p text:style-name="P728"><text:span text:style-name="T729">East Africa</text:span><text:span text:style-name="T730">[</text:span><text:a xlink:href="http://en.wikipedia.org/w/index.php?title=Southern_Rhodesia_in_World_War_I&amp;action" office:target-frame-name="_top" xlink:show="replace"><text:span text:style-name="T731">edit</text:span></text:a><text:span text:style-name="T732">]</text:span><text:span text:style-name="T733"><text:s/></text:span><text:toc-mark text:string-value="East Africa[edit] " text:outline-level="2"/></text:p>
        <text:p text:style-name="P734"><text:span text:style-name="T735"><draw:frame draw:style-name="a5" draw:name="Picture 6" text:anchor-type="as-char" svg:x="0in" svg:y="0in" svg:width="2.29236in" svg:height="2.13472in" style:rel-width="scale" style:rel-height="scale"><draw:image xlink:href="media/image6.wmf" xlink:type="simple" xlink:show="embed" xlink:actuate="onLoad"/><svg:title/><svg:desc/></draw:frame></text:span></text:p>
        <text:p text:style-name="P736"/>
        <text:p text:style-name="P737"><text:a xlink:href="http://en.wikipedia.org/wiki/German_East_Africa" office:target-frame-name="_top" xlink:show="replace"><text:span text:style-name="T738">German East Africa</text:span></text:a><text:span text:style-name="T739">, highlighted in dark green on a map of Africa. Other German territories in light green</text:span></text:p>
        <text:p text:style-name="P740"><text:a xlink:href="http://en.wikipedia.org/wiki/German_East_Africa" office:target-frame-name="_top" xlink:show="replace"><text:span text:style-name="T741">German East Africa</text:span></text:a><text:span text:style-name="T742">, acquired by Germany during the 1880s, covered roughly 900,000 square kilometres (350,000 sq mi), and by 1914 was home to about 5,000 white settlers, most of whom were of German origin.</text:span><text:span text:style-name="T743">[68]</text:span><text:span text:style-name="T744"> German East African soldiery at the outbreak of war comprised 216 German officers and enlisted men, and 2,450 </text:span><text:a xlink:href="http://en.wikipedia.org/wiki/Askari" office:target-frame-name="_top" xlink:show="replace"><text:span text:style-name="T745">askaris</text:span></text:a><text:span text:style-name="T746"> (native soldiers); police numbered 45 whites and 2,154 </text:span><text:span text:style-name="T747">askaris</text:span><text:span text:style-name="T748">.</text:span><text:span text:style-name="T749">[62]</text:span><text:span text:style-name="T750"> Because of the British </text:span><text:a xlink:href="http://en.wikipedia.org/wiki/Royal_Navy" office:target-frame-name="_top" xlink:show="replace"><text:span text:style-name="T751">Royal Navy</text:span></text:a><text:span text:style-name="T752">'s domination of the </text:span><text:a xlink:href="http://en.wikipedia.org/wiki/Indian_Ocean" office:target-frame-name="_top" xlink:show="replace"><text:span text:style-name="T753">Indian Ocean</text:span></text:a><text:span text:style-name="T754">, German East Africa was largely isolated from outside help. It therefore fought a war of improvisation, judicious resource management and unorthodox strategy. During the conflict, its military strength grew to a peak of 3,300 whites and anywhere between 15,000 and 30,000 </text:span><text:span text:style-name="T755">askaris</text:span><text:span text:style-name="T756">, all commanded by </text:span><text:span text:style-name="T757">Generalmajor</text:span><text:span text:style-name="T758"> </text:span><text:a xlink:href="http://en.wikipedia.org/wiki/Paul_von_Lettow-Vorbeck" office:target-frame-name="_top" xlink:show="replace"><text:span text:style-name="T759">Paul von Lettow-Vorbeck</text:span></text:a><text:span text:style-name="T760">.</text:span><text:span text:style-name="T761">[68]</text:span></text:p>
        <text:p text:style-name="P762"><text:span text:style-name="T763">2nd Rhodesia Regiment</text:span><text:span text:style-name="T764">[</text:span><text:a xlink:href="http://en.wikipedia.org/w/index.php?title=Southern_Rhodesia_in_World_War_I&amp;action" office:target-frame-name="_top" xlink:show="replace"><text:span text:style-name="T765">edit</text:span></text:a><text:span text:style-name="T766">]</text:span><text:span text:style-name="T767"><text:s/></text:span><text:toc-mark text:string-value="2nd Rhodesia Regiment[edit] " text:outline-level="3"/></text:p>
        <text:p text:style-name="P768"><text:span text:style-name="T769">Based around the overflow of volunteers for the 1st Rhodesia Regiment, a core of personnel for a second Southern Rhodesian expeditionary unit was in place by November 1914. This was made into the 2nd Rhodesia Regiment (2RR) during December 1914 and January 1915. The 1st Rhodesia Regiment's lack of combat experience thus far influenced those men in Southern Rhodesia who were yet to enlist; many Rhodesian colonials were keen to fight on the front lines, and some resolved that they might have to travel to Europe to be sure of doing so. Aware of this competition with the Western Front for the colony's manpower, recruiters for the 2nd Rhodesia Regiment took great care to assure potential inductees that they would definitely see combat, in Africa, if they signed up for the new unit. The 2nd Rhodesia Regiment ultimately had a paper strength of 500 men, the same as the 1st. Thirty black scouts, recruited in Southern Rhodesia, were also attached to the regiment.</text:span><text:span text:style-name="T770">[69]</text:span></text:p>
        <text:p text:style-name="P771"><text:span text:style-name="T772">Because it was raised with less urgency, the 2nd Rhodesia Regiment received better training than the 1st. The course lasted eight weeks, a fortnight longer than the original regiment's training period, and focused heavily on route marching, parade drill, and, in particular, marksmanship—recruits were trained to shoot accurately at ranges of up to 600 metres (2,000 ft). The 2nd Rhodesia Regiment left Salisbury on 8 March 1915, moving east to the port of </text:span><text:a xlink:href="http://en.wikipedia.org/wiki/Beira,_Mozambique" office:target-frame-name="_top" xlink:show="replace"><text:span text:style-name="T773">Beira</text:span></text:a><text:span text:style-name="T774"> in </text:span><text:a xlink:href="http://en.wikipedia.org/wiki/Portuguese_Mozambique" office:target-frame-name="_top" xlink:show="replace"><text:span text:style-name="T775">Portuguese Mozambique</text:span></text:a><text:span text:style-name="T776">, from where they sailed to </text:span><text:a xlink:href="http://en.wikipedia.org/wiki/Mombasa" office:target-frame-name="_top" xlink:show="replace"><text:span text:style-name="T777">Mombasa</text:span></text:a><text:span text:style-name="T778"> in British </text:span><text:a xlink:href="http://en.wikipedia.org/wiki/Kenya_Colony" office:target-frame-name="_top" xlink:show="replace"><text:span text:style-name="T779">Kenya</text:span></text:a><text:span text:style-name="T780">, on German East Africa's north-eastern flank. Travelling aboard the SS </text:span><text:span text:style-name="T781">Umzumbi</text:span><text:span text:style-name="T782">, the battalion disembarked in Kenya less than a week after leaving Salisbury. It was immediately sent inland to the operational area around </text:span><text:a xlink:href="http://en.wikipedia.org/wiki/Mount_Kilimanjaro" office:target-frame-name="_top" xlink:show="replace"><text:span text:style-name="T783">Mount Kilimanjaro</text:span></text:a><text:span text:style-name="T784">, within sight of which it set up camp. On 20 March, the regiment was inspected by General J M Stewart of the </text:span><text:a xlink:href="http://en.wikipedia.org/wiki/British_Indian_Army" office:target-frame-name="_top" xlink:show="replace"><text:span text:style-name="T785">Indian Army</text:span></text:a><text:span text:style-name="T786">. "I had expected to see a regiment that would require some training," Stewart said; "I will pay you the highest compliment by sending you to the front today." So began the 2nd Rhodesia Regiment's contribution to the </text:span><text:a xlink:href="http://en.wikipedia.org/wiki/East_African_Campaign_(World_War_I)" office:target-frame-name="_top" xlink:show="replace"><text:span text:style-name="T787">East African Campaign</text:span></text:a><text:span text:style-name="T788">.</text:span><text:span text:style-name="T789">[69]</text:span></text:p>
        <text:p text:style-name="P790"><text:span text:style-name="T791">The 2nd Rhodesia Regiment operated with some success during its first year on the front. It usually defeated German units that it encountered, but the Germans, using proto-guerrilla tactics, tended to retreat before they could be overrun. Though generally outnumbered and outgunned throughout the campaign, the Germans had the advantage early on of longer-range artillery than the British; from July to August 1916, 2RR was prevented from moving out of the Kenyan town of </text:span><text:a xlink:href="http://en.wikipedia.org/wiki/Makindu" office:target-frame-name="_top" xlink:show="replace"><text:span text:style-name="T792">Makindu</text:span></text:a><text:span text:style-name="T793"> for nearly a month by German bombardment. The huge marching distances, difficult terrain and uncertainty of surroundings meant that the regiment's men were forced to develop enormous stamina and resilience if they were not to be invalided home.</text:span><text:span text:style-name="T794">[70]</text:span></text:p>
        <text:p text:style-name="P795"><text:span text:style-name="T796">Tropical disease killed or rendered ineffective far more 2RR men than the Germans did; at times the regiment was reduced to an effective strength of under 100 by the vast myriad of potential ailments, including</text:span><text:a xlink:href="http://en.wikipedia.org/wiki/Trench_fever" office:target-frame-name="_top" xlink:show="replace"><text:span text:style-name="T797">trench fever</text:span></text:a><text:span text:style-name="T798">, </text:span><text:a xlink:href="http://en.wikipedia.org/wiki/Blackwater_fever" office:target-frame-name="_top" xlink:show="replace"><text:span text:style-name="T799">blackwater fever</text:span></text:a><text:span text:style-name="T800">, </text:span><text:a xlink:href="http://en.wikipedia.org/wiki/Dysentery" office:target-frame-name="_top" xlink:show="replace"><text:span text:style-name="T801">dysentery</text:span></text:a><text:span text:style-name="T802">, </text:span><text:a xlink:href="http://en.wikipedia.org/wiki/Pneumonia" office:target-frame-name="_top" xlink:show="replace"><text:span text:style-name="T803">pneumonia</text:span></text:a><text:span text:style-name="T804">, </text:span><text:a xlink:href="http://en.wikipedia.org/wiki/African_trypanosomiasis" office:target-frame-name="_top" xlink:show="replace"><text:span text:style-name="T805">sleeping sickness</text:span></text:a><text:span text:style-name="T806"> and many others. The 1,038 personnel who served with 2RR in East Africa collectively went into hospital 2,272 times, and there were 10,626 incidences of illness—in other words, the average 2RR soldier was hospitalised twice and reported sick 10 times.</text:span><text:span text:style-name="T807">[71]</text:span><text:span text:style-name="T808"> In January 1917, only 91 of the regiment's men were considered fit for duty;</text:span><text:span text:style-name="T809"> it was no longer an effective fighting force, and the white Southern Rhodesian manpower did not exist to continue reinforcing it. It was therefore withdrawn from East Africa that month. Those men who were healthy enough to return home arrived back in Salisbury on 14 April 1917, receiving a tumultuous welcome, but the majority of 2RR remained in medical care overseas for some time afterwards.</text:span><text:span text:style-name="T810">[72]</text:span></text:p>
        <text:p text:style-name="P811"><text:span text:style-name="T812">The Company briefly considered sending a revived 2nd Rhodesia Regiment to the Western Front, but the British Army promptly rejected this idea, saying that the unit would be impractical for trench warfare because of its small size. The battalion was thereupon dissolved, but most of its remaining men went to war in Europe anyway, generally with South African units.</text:span><text:span text:style-name="T813">[72]</text:span></text:p>
        <text:p text:style-name="P814"><text:span text:style-name="T815">Rhodesia Native Regiment</text:span><text:span text:style-name="T816">[</text:span><text:a xlink:href="http://en.wikipedia.org/w/index.php?title=Southern_Rhodesia_in_World_War_I&amp;action" office:target-frame-name="_top" xlink:show="replace"><text:span text:style-name="T817">edit</text:span></text:a><text:span text:style-name="T818">]</text:span><text:span text:style-name="T819"><text:s/></text:span><text:toc-mark text:string-value="Rhodesia Native Regiment[edit] " text:outline-level="3"/></text:p>
        <text:p text:style-name="P820"/>
        <text:p text:style-name="P821"/>
        <text:p text:style-name="P822"><text:span text:style-name="T823">Men of the </text:span><text:a xlink:href="http://en.wikipedia.org/wiki/Rhodesia_Native_Regiment" office:target-frame-name="_top" xlink:show="replace"><text:span text:style-name="T824">1st Rhodesia Native Regiment</text:span></text:a><text:span text:style-name="T825"> marching through </text:span><text:a xlink:href="http://en.wikipedia.org/wiki/Harare" office:target-frame-name="_top" xlink:show="replace"><text:span text:style-name="T826">Salisbury</text:span></text:a><text:span text:style-name="T827">before going to East Africa, 1916</text:span></text:p>
        <text:p text:style-name="P828"><text:span text:style-name="T829">By late 1915, British forces in the border areas of Northern Rhodesia and Nyasaland, on German East Africa's south-western flank, were severely stretched. Disease was a constant curse, decimating the ranks. </text:span><text:a xlink:href="http://en.wikipedia.org/wiki/Francis_Chaplin" office:target-frame-name="_top" xlink:show="replace"><text:span text:style-name="T830">Francis Drummond Chaplin</text:span></text:a><text:span text:style-name="T831">, the British South Africa Company administrator in Southern Rhodesia, offered to provide the British with a column of between 500 and 1,000 </text:span><text:span text:style-name="T832">askaris</text:span><text:span text:style-name="T833">, and Whitehall accepted this in March 1916; however, there was then disagreement regarding who would foot the bill for the organisation of this enterprise. After this was resolved in April 1916—the Company agreed to pay, conditional on reimbursement by the British </text:span><text:a xlink:href="http://en.wikipedia.org/wiki/Colonial_Office" office:target-frame-name="_top" xlink:show="replace"><text:span text:style-name="T834">Colonial Office</text:span></text:a><text:span text:style-name="T835">—recruitment began in May.</text:span><text:span text:style-name="T836">[73]</text:span></text:p>
        <text:p text:style-name="P837"><text:span text:style-name="T838">Initial recruitment efforts principally targeted the Matabele, who made up about 20% of the colony's black population, because they enjoyed a popular reputation among whites for being great warriors; the unit was therefore originally called the "Matabele Regiment".</text:span><text:span text:style-name="T839">[73]</text:span><text:span text:style-name="T840"> This was changed to the more inclusive "</text:span><text:a xlink:href="http://en.wikipedia.org/wiki/Rhodesia_Native_Regiment" office:target-frame-name="_top" xlink:show="replace"><text:span text:style-name="T841">Rhodesia Native Regiment</text:span></text:a><text:span text:style-name="T842">" (RNR) on 15 May 1916, as the ranks proved to be more diverse than expected, and included large numbers of </text:span><text:a xlink:href="http://en.wikipedia.org/wiki/Shona_people" office:target-frame-name="_top" xlink:show="replace"><text:span text:style-name="T843">Mashonas</text:span></text:a><text:span text:style-name="T844"> and other ethnicities.</text:span><text:span text:style-name="T845">[62]</text:span><text:span text:style-name="T846"> In particular, a disproportionately high number of volunteers came from the </text:span><text:a xlink:href="http://en.wikipedia.org/wiki/Kalanga_people" office:target-frame-name="_top" xlink:show="replace"><text:span text:style-name="T847">Kalanga</text:span></text:a><text:span text:style-name="T848"> tribe, a numerically diminutive community in the colony's south-west.</text:span><text:span text:style-name="T849">[74]</text:span><text:span text:style-name="T850"> The RNR was organised largely along linguisticand cultural lines, with companies and platoons of Matabele, Mashona, </text:span><text:a xlink:href="http://en.wikipedia.org/wiki/Yao_people_(East_Africa)" office:target-frame-name="_top" xlink:show="replace"><text:span text:style-name="T851">Wayao</text:span></text:a><text:span text:style-name="T852"> and others. White officers attached to the unit were often recruited because they knew an indigenous African language, or could give orders in </text:span><text:a xlink:href="http://en.wikipedia.org/wiki/Fanagalo" office:target-frame-name="_top" xlink:show="replace"><text:span text:style-name="T853">Chilapalapa</text:span></text:a><text:span text:style-name="T854">, a </text:span><text:a xlink:href="http://en.wikipedia.org/wiki/Pidgin" office:target-frame-name="_top" xlink:show="replace"><text:span text:style-name="T855">pidgin</text:span></text:a><text:span text:style-name="T856"> of English and several African tongues often referred to by whites of the time as "kitchen kaffir". The ranks' diversity sometimes led to confusion when messages or directives were not properly understood. It became common for black troopers accused of disobeying or ignoring commands to claim ignorance of the language in which they had been ordered.</text:span><text:span text:style-name="T857">[75]</text:span></text:p>
        <text:p text:style-name="P858"><text:span text:style-name="T859">Commanded by Lieutenant-Colonel A J Tomlinson, the RNR, comprising 426 </text:span><text:span text:style-name="T860">askaris</text:span><text:span text:style-name="T861"> and about 30 white officers, left Salisbury in July 1916 for Beira. They continued on to </text:span><text:a xlink:href="http://en.wikipedia.org/wiki/Zomba,_Malawi" office:target-frame-name="_top" xlink:show="replace"><text:span text:style-name="T862">Zomba</text:span></text:a><text:span text:style-name="T863">, in Nyasaland, where they were to receive further training closer to the field of operations. When they arrived, the local situation had shifted significantly, so the RNR instead went to New Langenberg, in German East Africa, just north of </text:span><text:a xlink:href="http://en.wikipedia.org/wiki/Lake_Malawi" office:target-frame-name="_top" xlink:show="replace"><text:span text:style-name="T864">Lake Nyasa</text:span></text:a><text:span text:style-name="T865">. At New Langenberg the regiment went through a short training course, and was issued with six machine guns. When the unit's training period ended in October 1916 it was divided; one company of RNR men went to Buhora, about 250 kilometres (160 mi) north-east, while the rest went 250 kilometres (160 mi) south to Weidhaven, on the north banks of Lake Nyasa, from where they moved 160 kilometres (99 mi) east to </text:span><text:a xlink:href="http://en.wikipedia.org/wiki/Songea" office:target-frame-name="_top" xlink:show="replace"><text:span text:style-name="T866">Songea</text:span></text:a><text:span text:style-name="T867">, which they were ordered to "hold ... until reinforced". Apart from a company of men sent to patrol the road back to Weidhaven, the RNR proceeded to garrison Songea.</text:span><text:span text:style-name="T868">[76]</text:span></text:p>
        <text:p text:style-name="P869"><text:span text:style-name="T870">The Germans, who had left Songea only a few weeks before, sent two columns to retake it during early November 1916—250 </text:span><text:span text:style-name="T871">askaris</text:span><text:span text:style-name="T872"> marched from Likuyu, and 180 more (with two machine guns) set off from Kitanda. The latter German column spotted the RNR company that was patrolling the road, and at Mabogoro attacked the advance guard, which was commanded by Sergeant (later Lieutenant) </text:span><text:a xlink:href="http://en.wikipedia.org/wiki/Frederick_Charles_Booth" office:target-frame-name="_top" xlink:show="replace"><text:span text:style-name="T873">Frederick Charles Booth</text:span></text:a><text:span text:style-name="T874">. The Rhodesians were caught by surprise, and many panicked, running about and firing randomly. Booth restored discipline and led the defence until reinforcements arrived. The Germans then retreated and continued towards Songea. During this contact, Booth advanced towards enemy fire to rescue a wounded scout who was lying in the open, and brought him back alive; for this and subsequent actions, Booth received the</text:span><text:a xlink:href="http://en.wikipedia.org/wiki/Victoria_Cross" office:target-frame-name="_top" xlink:show="replace"><text:span text:style-name="T875">Victoria Cross</text:span></text:a><text:span text:style-name="T876"> in June 1917.</text:span><text:span text:style-name="T877">[76]</text:span></text:p>
        <text:p text:style-name="P878"/>
        <text:p text:style-name="P879"/>
        <text:p text:style-name="P880"><text:span text:style-name="T881">A gun from the sunken </text:span><text:a xlink:href="http://en.wikipedia.org/wiki/SMS_K%C3%B6nigsberg_(1905)" office:target-frame-name="_top" xlink:show="replace"><text:span text:style-name="T882">SMS</text:span><text:span text:style-name="T883">K</text:span><text:span text:style-name="T884">ö</text:span><text:span text:style-name="T885">nigsberg</text:span></text:a><text:span text:style-name="T886"> in the field in East Africa in 1916. The RNR captured one of these weapons in November 1916.</text:span></text:p>
        <text:p text:style-name="P887"><text:span text:style-name="T888">The German column from Kitanda reached Songea early in the morning on 12 November 1916, and unsuccessfully attempted a frontal assault on the well-entrenched Rhodesian positions. After the German column from Likuyu arrived in the afternoon, the Germans laid siege to Songea for 12 days before retreating towards Likuyu on the 24th. The Rhodesians were relieved the following day by a South African unit. The RNR then moved back to Litruchi, on the other side of Lake Nyasa,</text:span><text:span text:style-name="T889">[76]</text:span><text:span text:style-name="T890"> from where they sailed to the German East African town of </text:span><text:a xlink:href="http://en.wikipedia.org/wiki/Mwaya" office:target-frame-name="_top" xlink:show="replace"><text:span text:style-name="T891">Mwaya</text:span></text:a><text:span text:style-name="T892">, where they were reunited with the RNR contingent that had gone to Buhora. This second column had ambushed a group of Germans, who were moving towards Northern Rhodesia with a naval gun salvaged from </text:span><text:a xlink:href="http://en.wikipedia.org/wiki/SMS_K%C3%B6nigsberg_(1905)" office:target-frame-name="_top" xlink:show="replace"><text:span text:style-name="T893">SMS </text:span><text:span text:style-name="T894">K</text:span><text:span text:style-name="T895">ö</text:span><text:span text:style-name="T896">nigsberg</text:span></text:a><text:span text:style-name="T897"> (which had been sunk at </text:span><text:a xlink:href="http://en.wikipedia.org/wiki/Battle_of_Rufiji_Delta" office:target-frame-name="_top" xlink:show="replace"><text:span text:style-name="T898">Rufiji Delta</text:span></text:a><text:span text:style-name="T899"> about a year before); after pocketing the Germans, the Rhodesians captured both them and the naval gun.</text:span><text:span text:style-name="T900">[77]</text:span></text:p>
        <text:p text:style-name="P901"><text:span text:style-name="T902">In Southern Rhodesia, Company officials judged the RNR to have been a success so far, and so decided in January 1917 to raise a second battalion. The unit already in the field was at this time designated 1st Battalion, abbreviated to "1RNR", while the new formation was called 2nd Battalion, or "2RNR".</text:span><text:span text:style-name="T903">[77]</text:span><text:span text:style-name="T904"> Recruitment was soon under way. Conscious of the difficulty that had been found in persuading rural Mashonas and Matabele to join the 1st Battalion in 1916, organisers for 2RNR principally targeted black men from other countries, in particular migrant workers from Nyasaland and Northern Rhodesia;</text:span><text:span text:style-name="T905">[78]</text:span><text:span text:style-name="T906"> Nyasalanders eventually made up nearly half of the regiment.</text:span><text:span text:style-name="T907">[n 6]</text:span><text:span text:style-name="T908"> By the start of March, about 1,000 recruits were training in Salisbury. Meanwhile, 1RNR was instructed to guard the Igali Pass, near the border with Northern Rhodesia, to prevent a column of Germans from threatening the settlements of </text:span><text:a xlink:href="http://en.wikipedia.org/wiki/Mbala,_Zambia" office:target-frame-name="_top" xlink:show="replace"><text:span text:style-name="T909">Abercorn</text:span></text:a><text:span text:style-name="T910"> and Fife. When the Germans slipped through, the Rhodesians were pulled back to a position between the two towns and instructed to defend either neone as circumstances dictated. The Germans did not launch an attack, however, instead setting up camp in their own territory at </text:span><text:a xlink:href="http://en.wikipedia.org/wiki/Galula" office:target-frame-name="_top" xlink:show="replace"><text:span text:style-name="T911">Galula</text:span></text:a><text:span text:style-name="T912">.</text:span><text:span text:style-name="T913">[77]</text:span></text:p>
        <text:p text:style-name="P914"><text:span text:style-name="T915">The Southern Rhodesian commanders planned to destroy the German column by taking advantage of the regional geography; the Germans had </text:span><text:a xlink:href="http://en.wikipedia.org/wiki/Lake_Rukwa" office:target-frame-name="_top" xlink:show="replace"><text:span text:style-name="T916">Lake Rukwa</text:span></text:a><text:span text:style-name="T917"> to their back, and the rivers Songwe and Saisi on their respective left (eastern) and right flanks, effectively hemming them in if they were attacked. The plan was that elements of 1RNR would hold the Saisi while a battalion of the </text:span><text:a xlink:href="http://en.wikipedia.org/wiki/King%27s_African_Rifles" office:target-frame-name="_top" xlink:show="replace"><text:span text:style-name="T918">King's African Rifles</text:span></text:a><text:span text:style-name="T919"> (KAR) manned the Songwe; the rest of 1RNR would then push the Germans back towards the lake. But Tomlinson interpreted his orders as requiring immediate action, and attacked before the two flanking lines were in place on the rivers. The offensive had some successes at first, even though Tomlinson was outnumbered, but the 450 Germans, armed with three </text:span><text:span text:style-name="T920">Königsberg</text:span><text:span text:style-name="T921"> field guns and 14 machine guns, soon withdrew to the higher ground at St Moritz Mission.</text:span><text:span text:style-name="T922">[77]</text:span><text:span text:style-name="T923"> The Germans counterattacked over the following week. Colonel R E Murray, who commanded a column of BSAP men about 10 kilometres (6.2 mi) away, did not assist Tomlinson, and 1RNR took great losses while repulsing the attack: 58 RNR men were killed, and the Germans captured threeRhodesian machine guns. Tomlinson was blamed by most for the debacle, but he insisted for years afterwards that he had only been following orders from Murray to hold his ground. He expressed incredulity at Murray's failure to reinforce him. An enquiry into the matter was avoided when Tomlinson was wounded and invalided home soon after the battle.</text:span><text:span text:style-name="T924">[79]</text:span></text:p>
        <text:p text:style-name="P925"><text:span text:style-name="T926">On 5 April 1917, 1RNR crossed the Songwe River into German East Africa and advanced south-east towards Kitanda. It moved up the winding Lupa River, crossing it at each turn, for 53 days, and by mid-June was 30 kilometres (19 mi) north of its target. When it was then ordered to backtrack north to </text:span><text:a xlink:href="http://en.wikipedia.org/wiki/Rungwe_District" office:target-frame-name="_top" xlink:show="replace"><text:span text:style-name="T927">Rungwe</text:span></text:a><text:span text:style-name="T928">, it covered the 420 kilometres (260 mi) in 16 days.</text:span><text:span text:style-name="T929">[80]</text:span><text:span text:style-name="T930"> Several scholars highlight the distances marched by the RNR, and comment that their physical endurance must have been remarkable, particularly given the speed at which they moved. "One can only marvel at the hardiness and fortitude of these men who matter-of-factly marched distances unthinkable to modern Western soldiers," historian Alexandre Binda writes.</text:span><text:span text:style-name="T931">[80]</text:span><text:span text:style-name="T932"> McLaughlin contrasts the RNR's black troopers with the white soldiers of the 2nd Rhodesia Regiment, commenting that the former proved far more resilient to tropical diseases (though not immune), and amazed white observers by not just adapting to the difficult East African conditions, but often marching 50 kilometres (31 mi) in a day.</text:span><text:span text:style-name="T933">[81]</text:span><text:span text:style-name="T934">\fs21cf7</text:span><text:span text:style-name="T935">In June 1917, Sergeant Rita (or Lita), a black </text:span><text:a xlink:href="http://en.wikipedia.org/wiki/Non-commissioned_officer" office:target-frame-name="_top" xlink:show="replace"><text:span text:style-name="T936">non-commissioned officer</text:span></text:a><text:span text:style-name="T937"> later described by Tomlinson as "a splendid soldier",</text:span><text:span text:style-name="T938">[82]</text:span><text:span text:style-name="T939"> received the highest award ever given to an RNR </text:span><text:span text:style-name="T940">askari</text:span><text:span text:style-name="T941">, the </text:span><text:a xlink:href="http://en.wikipedia.org/wiki/Distinguished_Conduct_Medal" office:target-frame-name="_top" xlink:show="replace"><text:span text:style-name="T942">Distinguished Conduct Medal</text:span></text:a><text:span text:style-name="T943">, "for conspicuous gallantry in action on many occasions. His example and influence with his men is incalculable".</text:span><text:span text:style-name="T944">[83]</text:span></text:p>
        <text:p text:style-name="P945"><text:span text:style-name="T946">The 1st Battalion harassed the constantly moving German </text:span><text:a xlink:href="http://en.wikipedia.org/wiki/Flying_column" office:target-frame-name="_top" xlink:show="replace"><text:span text:style-name="T947">flying column</text:span></text:a><text:span text:style-name="T948"> during August and September 1917. Two </text:span><text:a xlink:href="http://en.wikipedia.org/wiki/Military_Medal" office:target-frame-name="_top" xlink:show="replace"><text:span text:style-name="T949">Military Medals</text:span></text:a><text:span text:style-name="T950"> were won by RNR soldiers during this time: Sergeant Northcote rescued a wounded</text:span><text:span text:style-name="T951">askari</text:span><text:span text:style-name="T952"> under German fire in late August, and a few days later Corporal Suga, himself lightly injured, dragged his wounded commanding officer Lieutenant Booth out of the open and into cover.</text:span><text:span text:style-name="T953">[84]</text:span><text:span text:style-name="T954"> The 2nd Battalion, comprising Major Jackson at the head of 585 </text:span><text:span text:style-name="T955">askaris</text:span><text:span text:style-name="T956"> and 75 whites, left Salisbury on 16 September 1917,</text:span><text:span text:style-name="T957">[80]</text:span><text:span text:style-name="T958"> and joined the front on 16 October, when it arrived at Mbewa on the north-eastern shore of Lake Nyasa, intending to ultimately merge with 1RNR.</text:span><text:span text:style-name="T959">[84]</text:span><text:span text:style-name="T960"> After 1RNR spent two months garrisoning Wiedhaven and 2RNR underwent furthertraining, the two forces joined on 28 January 1918 (becoming known as the 2nd Rhodesia Native Regiment), and immediately made their way south in pursuit of Lettow-Vorbeck's Germans,</text:span><text:span text:style-name="T961">[85]</text:span><text:span text:style-name="T962"> who were by now down to an effective strength of less than 2,000,</text:span><text:span text:style-name="T963">[84]</text:span><text:span text:style-name="T964"> and moving through Portuguese Mozambique.</text:span><text:span text:style-name="T965">[85]</text:span></text:p>
        <text:p text:style-name="P966"><text:span text:style-name="T967">In late May 1918, the two-year service contracts signed by the original 500 RNR volunteers expired, and the majority of those who had not already been discharged—just under 400 men—went home. While passing through </text:span><text:a xlink:href="http://en.wikipedia.org/wiki/Mutare" office:target-frame-name="_top" xlink:show="replace"><text:span text:style-name="T968">Umtali</text:span></text:a><text:span text:style-name="T969"> on their way to Salisbury, the soldiers encountered the RNR's original commanding officer, Lieutenant-Colonel Tomlinson, whom they promptly mobbed, excitedly chanting </text:span><text:span text:style-name="T970">nkosi, nkosi</text:span><text:span text:style-name="T971"> (which roughly means "chief" in Sindebele).</text:span><text:span text:style-name="T972">[86]</text:span><text:span text:style-name="T973"> In the capital, the RNR men were met at the railway station by thousands of people, including a number of prominent government, military and religious figures. Chaplin, the territorial administrator, gave a speech in which he applauded the troops for "upholding the good name of Rhodesia" and for having played "no insignificant part in depriving the Germans of their power in Africa".</text:span><text:span text:style-name="T974">[87]</text:span></text:p>
        <text:p text:style-name="P975"><text:span text:style-name="T976">In Mozambique, the RNR encountered Lettow-Vorbeck's supply column near Mtarika on 22 May 1918. It wiped it out (capturing two German officers, two German </text:span><text:span text:style-name="T977">askaris</text:span><text:span text:style-name="T978">, 34 Portuguese </text:span><text:span text:style-name="T979">askaris</text:span><text:span text:style-name="T980"> and 252 carriers), but as the supply column had been marching between the main German column and its rearguard, Lettow-Vorbeck was then able to attack the RNR from both sides. The contact lasted until darkness fell, and the RNR held its position. Lettow-Vorbeck then moved further south, with the RNR following.</text:span><text:span text:style-name="T981">[85]</text:span><text:span text:style-name="T982"> This pursuit continued for the rest of the war, with Lettow-Vorbeck avoiding contacts so far as was possible and constantly resupplying his men by briefly occupying isolated towns. The RNR chased the German column for over 3,600 kilometres (2,200 mi) around Mozambique and the eastern districts of Northern Rhodesia, but never caught up with him.</text:span><text:span text:style-name="T983">[n 7]</text:span><text:span text:style-name="T984"> After Lettow-Vorbeck formally surrendered at Abercorn on 25 November 1918, the RNR returned to Salisbury,</text:span><text:span text:style-name="T985">[88]</text:span><text:span text:style-name="T986"> where the men were discharged during 1919. The regiment existed on paper for two more years before it was formally disbanded in February 1921.</text:span><text:span text:style-name="T987">[90]</text:span></text:p>
        <text:p text:style-name="P988"><text:span text:style-name="T989">Home front</text:span><text:span text:style-name="T990">[</text:span><text:a xlink:href="http://en.wikipedia.org/w/index.php?title=Southern_Rhodesia_in_World_War_I&amp;action" office:target-frame-name="_top" xlink:show="replace"><text:span text:style-name="T991">edit</text:span></text:a><text:span text:style-name="T992">]</text:span><text:span text:style-name="T993"><text:s/></text:span><text:toc-mark text:string-value="Home front[edit] " text:outline-level="2"/></text:p>
        <text:p text:style-name="P994"><text:span text:style-name="T995">Home service and conscription debate</text:span><text:span text:style-name="T996">[</text:span><text:a xlink:href="http://en.wikipedia.org/w/index.php?title=Southern_Rhodesia_in_World_War_I&amp;action" office:target-frame-name="_top" xlink:show="replace"><text:span text:style-name="T997">edit</text:span></text:a><text:span text:style-name="T998">]</text:span><text:span text:style-name="T999"><text:s/></text:span><text:toc-mark text:string-value="Home service and conscription debate[edit] " text:outline-level="3"/></text:p>
        <text:p text:style-name="P1000"/>
        <text:p text:style-name="P1001"/>
        <text:p text:style-name="P1002"><text:a xlink:href="http://en.wikipedia.org/wiki/History_of_the_Jews_in_Zimbabwe" office:target-frame-name="_top" xlink:show="replace"><text:span text:style-name="T1003">Jewish</text:span></text:a><text:span text:style-name="T1004"> members of the Rhodesian Reserves, pictured in 1916</text:span></text:p>
        <text:p text:style-name="P1005"><text:span text:style-name="T1006">Southern Rhodesian troops during World War I were all volunteers. Particularly during the war's early stages, not all male settlers of fighting age were expected to abandon their civilian lives for service abroad. Many of them were in vital industries like mining, and the Company administration did not grant financial allowances to support the families of married soldiers, so at least at first, only bachelors in non-essential positions were generally considered to have any moral obligation to sign up. The 2nd Rhodesia Regiment, raised in early 1915, explicitly barred married men from its ranks to preempt the tribulations that might befall their families while they were gone. Men of service age who remained at home were pressured by the national and local press to contribute to local security by joining the Southern Rhodesia Volunteers or the Rhodesian Reserves; editorials told readers that men who failed to do so were not fulfilling their patriotic duty, and warned that </text:span><text:a xlink:href="http://en.wikipedia.org/wiki/Conscription" office:target-frame-name="_top" xlink:show="replace"><text:span text:style-name="T1007">conscription</text:span></text:a><text:span text:style-name="T1008"> might be required if not enough joined up.</text:span><text:span text:style-name="T1009">[91]</text:span></text:p>
        <text:p text:style-name="P1010"><text:span text:style-name="T1011">The idea of conscription ran contrary to British political tradition, but the sheer scale of the Western Front led to its institution in Britain in January 1916. The </text:span><text:span text:style-name="T1012">Rhodesia Herald</text:span><text:span text:style-name="T1013">and </text:span><text:span text:style-name="T1014">Bulawayo Chronicle</text:span><text:span text:style-name="T1015"> newspapers broadcast the news in special editions. While some settlers supported the extension of the same system to white Southern Rhodesians, it was also opposed in many quarters. The British South Africa Company feared that the loss of skilled white workers might jeopardise its mining operations, crucial to the colonial economy, while the Rhodesian Agricultural Union contended that white farmers had to stay on the land for similar reasons. Some, mindful of </text:span><text:a xlink:href="http://en.wikipedia.org/wiki/John_Chilembwe" office:target-frame-name="_top" xlink:show="replace"><text:span text:style-name="T1016">John Chilembwe</text:span></text:a><text:span text:style-name="T1017">'s </text:span><text:a xlink:href="http://en.wikipedia.org/wiki/Chilembwe_uprising" office:target-frame-name="_top" xlink:show="replace"><text:span text:style-name="T1018">anticolonial uprising</text:span></text:a><text:span text:style-name="T1019"> in Nyasaland in early 1915, felt that it was necessary to keep a core of male settlers in the colony to guard against a repeat of the Mashona and Matabele rebellions of the 1890s.</text:span><text:span text:style-name="T1020">[91]</text:span></text:p>
        <text:p text:style-name="P1021"><text:span text:style-name="T1022">By late 1916, most settlers in the colony who were inclined to volunteer had already done so. To free up white manpower, some suggested the recruitment of older men for local service so more of the younger volunteers could go overseas. In 1917, the Chartered Company set up a committee to consider the question of national defence both during the war and thereafter; its report, released in February 1918, described reliance on volunteers as inefficient, and recommended the institution of compulsory service for whites, even after the war (no mention was made of using black troops in the future). The Company published proposals the following month to register all white males aged between 18 and 65 with a view to some form of conscription, but this provoked widespread and vocal dissent, particularly from farmers. In the face of this opposition the administration vacillated until it quietly dropped the idea after the armistice.</text:span><text:span text:style-name="T1023">[91]</text:span></text:p>
        <text:p text:style-name="P1024"><text:span text:style-name="T1025">Economic impact</text:span><text:span text:style-name="T1026">[</text:span><text:a xlink:href="http://en.wikipedia.org/w/index.php?title=Southern_Rhodesia_in_World_War_I&amp;action" office:target-frame-name="_top" xlink:show="replace"><text:span text:style-name="T1027">edit</text:span></text:a><text:span text:style-name="T1028">]</text:span><text:span text:style-name="T1029"><text:s/></text:span><text:toc-mark text:string-value="Economic impact[edit] " text:outline-level="3"/></text:p>
        <text:p text:style-name="P1030"/>
        <text:p text:style-name="P1031"/>
        <text:p text:style-name="P1032">Farming on the Pioneer Citrus Estate near Umtali at the time of the war</text:p>
        <text:p text:style-name="P1033"><text:span text:style-name="T1034">The British South Africa Company had reservations about devoting all of Southern Rhodesia's resources to the war effort, in part because of its desire to keep the colonial economy operating. There was indeed tightening of belts in the Rhodesias during the war, but not on the same scale as in Britain. The retail sector suffered, prices for many basic day-to-day items rose sharply, and exports plummeted as much of the white male citizenry went overseas to war, but mining, the industry on which Rhodesia's economic viability hinged, continued to operate successfully, despite occasional difficulties in sourcing manpower. The Company administration posted record outputs of gold and coal during 1916, and began to supply the Empire with the strategic metal </text:span><text:a xlink:href="http://en.wikipedia.org/wiki/Ferrochrome" office:target-frame-name="_top" xlink:show="replace"><text:span text:style-name="T1035">ferrochrome</text:span></text:a><text:span text:style-name="T1036">. A flurry of new prospecting ventures led to the discovery of another strategic metal, </text:span><text:a xlink:href="http://en.wikipedia.org/wiki/Tungsten" office:target-frame-name="_top" xlink:show="replace"><text:span text:style-name="T1037">tungsten</text:span></text:a><text:span text:style-name="T1038">, near </text:span><text:a xlink:href="http://en.wikipedia.org/wiki/Esigodini" office:target-frame-name="_top" xlink:show="replace"><text:span text:style-name="T1039">Essexvale</text:span></text:a><text:span text:style-name="T1040"> in southern </text:span><text:a xlink:href="http://en.wikipedia.org/wiki/Matabeleland" office:target-frame-name="_top" xlink:show="replace"><text:span text:style-name="T1041">Matabeleland</text:span></text:a><text:span text:style-name="T1042"> in May 1917.</text:span><text:span text:style-name="T1043">[92]</text:span></text:p>
        <text:p text:style-name="P1044"><text:span text:style-name="T1045">Southern Rhodesia's other main economic arm, farming, performed less strongly during the war, partly because the Chartered Company prioritised the strategically important mines at the behest of British officials. Southern Rhodesian farmers were optimistic at the outbreak of war, surmising that the Empire would become desperate for food and that they would be essentially immune to inflation because they grew their own crops. While these conclusions were on the whole accurate, logistical complications made it difficult for Rhodesian food to be exported, and as in mining there was often a shortage of labour. There were a number of drives to increase agricultural yield with the hope of feeding more people in Britain, but because Southern Rhodesia was so far away it was difficult for the colony to make much of an impact. One of the main culinary contributions the territory made to the British wartime marketplace was Rhodesian butter, which first reached England in February 1917.</text:span><text:span text:style-name="T1046">[92]</text:span></text:p>
        <text:p text:style-name="P1047"><text:span text:style-name="T1048">The war began to adversely affect the economy in late 1917. The Company threatened petrol rationing in November 1917, and in early 1918 it raised the colonial </text:span><text:a xlink:href="http://en.wikipedia.org/wiki/Income_tax" office:target-frame-name="_top" xlink:show="replace"><text:span text:style-name="T1049">income tax</text:span></text:a><text:span text:style-name="T1050"> to help balance the books. By the end of the hostilities the Company had spent £2 million on the war effort, most of which was covered by the Rhodesian taxpayers; the Company covered some of the expenditure itself, and also received a small amount of financial aid from the UK government.</text:span><text:span text:style-name="T1051">[92]</text:span></text:p>
        <text:p text:style-name="P1052"><text:span text:style-name="T1053">Propaganda and public opinion</text:span><text:span text:style-name="T1054">[</text:span><text:a xlink:href="http://en.wikipedia.org/w/index.php?title=Southern_Rhodesia_in_World_War_I&amp;action" office:target-frame-name="_top" xlink:show="replace"><text:span text:style-name="T1055">edit</text:span></text:a><text:span text:style-name="T1056">]</text:span><text:span text:style-name="T1057"><text:s/></text:span><text:toc-mark text:string-value="Propaganda and public opinion[edit] " text:outline-level="3"/></text:p>
        <text:p text:style-name="P1058"><text:span text:style-name="T1059"><draw:frame draw:style-name="a6" draw:name="Picture 7" text:anchor-type="as-char" svg:x="0in" svg:y="0in" svg:width="1.775in" svg:height="2.66319in" style:rel-width="scale" style:rel-height="scale"><draw:image xlink:href="media/image7.wmf" xlink:type="simple" xlink:show="embed" xlink:actuate="onLoad"/><svg:title/><svg:desc/></draw:frame></text:span></text:p>
        <text:p text:style-name="P1060"/>
        <text:p text:style-name="P1061"><text:span text:style-name="T1062">A British propaganda poster urging men to "take up the sword of justice" to avenge the </text:span><text:a xlink:href="http://en.wikipedia.org/wiki/Sinking_of_the_RMS_Lusitania" office:target-frame-name="_top" xlink:show="replace"><text:span text:style-name="T1063">sinking</text:span></text:a><text:span text:style-name="T1064"> of the </text:span><text:a xlink:href="http://en.wikipedia.org/wiki/RMS_Lusitania" office:target-frame-name="_top" xlink:show="replace"><text:span text:style-name="T1065">RMS</text:span><text:span text:style-name="T1066">Lusitania</text:span></text:a><text:span text:style-name="T1067"> by a German </text:span><text:a xlink:href="http://en.wikipedia.org/wiki/U-boat" office:target-frame-name="_top" xlink:show="replace"><text:span text:style-name="T1068">U-boat</text:span></text:a></text:p>
        <text:p text:style-name="P1069"><text:span text:style-name="T1070">Mass media on both sides in the conflict tried to motivate their respective populations and justify the war's continuation by creating an image of the enemy so grotesque and savage that surrender became unthinkable. Like the major newspapers in Britain, the </text:span><text:span text:style-name="T1071">Rhodesia Herald</text:span><text:span text:style-name="T1072"> and the </text:span><text:span text:style-name="T1073">Bulawayo Chronicle</text:span><text:span text:style-name="T1074"> became key </text:span><text:a xlink:href="http://en.wikipedia.org/wiki/Propaganda" office:target-frame-name="_top" xlink:show="replace"><text:span text:style-name="T1075">propaganda</text:span></text:a><text:span text:style-name="T1076"> tools, regularly printing stories of German atrocities, massacres and other war crimes alongside articles simply entitled "War Stories" that told of British Army soldiers carrying out deeds of Herculean bravery. </text:span><text:a xlink:href="http://en.wikipedia.org/wiki/Anti-German_sentiment" office:target-frame-name="_top" xlink:show="replace"><text:span text:style-name="T1077">Anti-German sentiment</text:span></text:a><text:span text:style-name="T1078"> abounded in the territory throughout the conflict, and periodically intensified, often concurrently with the reporting of particularly unsavoury incidents.</text:span><text:span text:style-name="T1079">[93]</text:span></text:p>
        <text:p text:style-name="P1080"><text:span text:style-name="T1081">During the initial peak of Germanophobia, which lasted the first few months of the conflict, many German and Austrian men of military age who lived in Rhodesia were arrested (officially as "prisoners of war") and sent to internment camps in South Africa. </text:span><text:a xlink:href="http://en.wikipedia.org/wiki/Gertrude_Page" office:target-frame-name="_top" xlink:show="replace"><text:span text:style-name="T1082">Gertrude Page</text:span></text:a><text:span text:style-name="T1083">, one of the colony's most famous novelists, wrote an open letter in response, vouching for the loyalty of a young German in her employ, and received a number of replies accusing her of being unpatriotic.</text:span><text:span text:style-name="T1084">[94]</text:span><text:span text:style-name="T1085"> The second period of intensification began following the </text:span><text:a xlink:href="http://en.wikipedia.org/wiki/Sinking_of_the_RMS_Lusitania" office:target-frame-name="_top" xlink:show="replace"><text:span text:style-name="T1086">sinking</text:span></text:a><text:span text:style-name="T1087"> of the British passenger liner </text:span><text:a xlink:href="http://en.wikipedia.org/wiki/RMS_Lusitania" office:target-frame-name="_top" xlink:show="replace"><text:span text:style-name="T1088">RMS </text:span><text:span text:style-name="T1089">Lusitania</text:span></text:a><text:span text:style-name="T1090"> by a German </text:span><text:a xlink:href="http://en.wikipedia.org/wiki/U-boat" office:target-frame-name="_top" xlink:show="replace"><text:span text:style-name="T1091">U-boat</text:span></text:a><text:span text:style-name="T1092"> on 7 May 1915. The </text:span><text:span text:style-name="T1093">Rhodesia Herald</text:span><text:span text:style-name="T1094"> ran an editorial soon after calling on the Company administration to inter all remaining German and Austrian residents and to close theirbusinesses. A town assembly in Umtali sent the administrator a resolution asking him to confiscate all property in the colony owned by subjects of Germany and Austria within 48 hours "in view of German barbarity". Most of Southern Rhodesia's remaining German and Austrian residents were soon sent to the camps in South Africa.</text:span><text:span text:style-name="T1095">[93]</text:span></text:p>
        <text:p text:style-name="P1096"><text:span text:style-name="T1097">Further periods of intensified anti-German feeling in the Rhodesias followed the execution by the Germans of the British nurse </text:span><text:a xlink:href="http://en.wikipedia.org/wiki/Edith_Cavell" office:target-frame-name="_top" xlink:show="replace"><text:span text:style-name="T1098">Edith Cavell</text:span></text:a><text:span text:style-name="T1099"> in Belgium in October 1915 ("the Crowning Crime", the </text:span><text:span text:style-name="T1100">Bulawayo Chronicle</text:span><text:span text:style-name="T1101"> called it), the escalation of </text:span><text:a xlink:href="http://en.wikipedia.org/wiki/German_strategic_bombing_during_World_War_I" office:target-frame-name="_top" xlink:show="replace"><text:span text:style-name="T1102">bombing raids</text:span></text:a><text:span text:style-name="T1103"> by German </text:span><text:a xlink:href="http://en.wikipedia.org/wiki/Zeppelin" office:target-frame-name="_top" xlink:show="replace"><text:span text:style-name="T1104">Zeppelins</text:span></text:a><text:span text:style-name="T1105"> on British cities during 1917, and the reporting the same year by British media of the alleged existence of the </text:span><text:a xlink:href="http://en.wikipedia.org/wiki/Kadaververwertungsanstalt" office:target-frame-name="_top" xlink:show="replace"><text:span text:style-name="T1106">kadaververwertungsanstalt</text:span></text:a><text:span text:style-name="T1107">, a factory where the Germans supposedly rendered down battlefield corpses from both sides to make </text:span><text:a xlink:href="http://en.wikipedia.org/wiki/Nitroglycerine" office:target-frame-name="_top" xlink:show="replace"><text:span text:style-name="T1108">nitroglycerine</text:span></text:a><text:span text:style-name="T1109">, lubricants and other products.</text:span><text:span text:style-name="T1110">[93]</text:span></text:p>
        <text:p text:style-name="P1111"><text:span text:style-name="T1112">A small elite of black urbanites, mostly raised and educated at </text:span><text:a xlink:href="http://en.wikipedia.org/wiki/Mission_(Christianity)" office:target-frame-name="_top" xlink:show="replace"><text:span text:style-name="T1113">Christian missions</text:span></text:a><text:span text:style-name="T1114">, existed in Southern Rhodesia by the time of the war, and these generally identified themselves strongly with settler society and, by extension, the war effort.</text:span><text:span text:style-name="T1115">[95]</text:span><text:span text:style-name="T1116"> But the vast majority of black people in the colony retained their traditional tribal lifestyles of rural subsistence farming,</text:span><text:span text:style-name="T1117">[96]</text:span><text:span text:style-name="T1118"> and for most of them, as McLaughlin comments, the war "could have been fought between aliens from different planets for all their connection with events in Europe".</text:span><text:span text:style-name="T1119">[97]</text:span><text:span text:style-name="T1120"> Some felt obliged to "fight for their country", seeing the travails of Rhodesia and the Empire as their own also,</text:span><text:span text:style-name="T1121">[98]</text:span><text:span text:style-name="T1122"> but the great bulk of tribal public opinion was detached, seeing the conflict as a "white man's war" that did not concern them. Those who favoured the latter line of thinking cared not so much about the conflict itself but more about how itscourse might affect them specifically. For example, widespread interest was aroused soon after the outbreak of war when rumours began to fly between the rural black communities that the Company planned to conscript them. News of the Maritz Rebellion prompted a fresh rumour among the Matabele that Company officials might confiscate tribal livestock to feed the white troops going south. None of this actually occurred.</text:span><text:span text:style-name="T1123">[96]</text:span></text:p>
        <text:p text:style-name="P1124"><text:span text:style-name="T1125">The Chartered Company's native commissioners began to fear a possible tribal rebellion during early 1915. Herbert Taylor, the chief native commissioner, believed that foreign missionaries were secretly encouraging rural black people to emulate the Chilembwe revolt in Nyasaland, and telling them that the British were exterminating the natives there. There were few actual attempts to topple the administration in Southern Rhodesia, but the Company still took precautions. Aware that Mashona </text:span><text:a xlink:href="http://en.wikipedia.org/wiki/Svikiro" office:target-frame-name="_top" xlink:show="replace"><text:span text:style-name="T1126">svikiro</text:span></text:a><text:span text:style-name="T1127"> (spirit mediums) had been instrumental in inciting and leading insurgencies against Company rule during the late 1890s, the native commissioners enacted new legislation designed to imprison any </text:span><text:span text:style-name="T1128">svikiro</text:span><text:span text:style-name="T1129"> who gained significant popularity.</text:span><text:span text:style-name="T1130">[96]</text:span></text:p>
        <text:p text:style-name="P1131"><text:span text:style-name="T1132">The only real threat of a black rebellion in Southern Rhodesia during the war occurred in May 1916, immediately after the Company instructed native commissioners in Matabeleland to start recruiting for the Rhodesia Native Regiment. Company officials attempted to make clear that the RNR comprised volunteers only, and most Matabele chiefs were not unreceptive to the idea</text:span><text:span text:style-name="T1133">[99]</text:span><text:span text:style-name="T1134">—some, including Chief Ndiweni, attempted to encourage enlistment by sending their own sons off to war</text:span><text:span text:style-name="T1135">[100]</text:span><text:span text:style-name="T1136">—but rumours spread in some quarters that black men were going to be involuntarily conscripted wholesale into the unit. Chief Maduna, in </text:span><text:a xlink:href="http://en.wikipedia.org/wiki/Insiza_(District)" office:target-frame-name="_top" xlink:show="replace"><text:span text:style-name="T1137">Insiza</text:span></text:a><text:span text:style-name="T1138"> district, briefly threatened insurrection, issuing rifles to 100 men, but he backed down after a few weeks after it became self-evident that conscription was not happening.</text:span><text:span text:style-name="T1139">[99]</text:span><text:span text:style-name="T1140"> Some attempted to dissuade potential RNR recruits from signing up, including a black man in Bulawayo who was fined £4 in July 1915 for spreading a false rumour around the city that the British East Africa Transport Corps' black Southern Rhodesian drivers hadhad their throats cut by the Germans. Matthew Zwimba, founder of the </text:span><text:a xlink:href="http://en.wikipedia.org/wiki/Syncretism" office:target-frame-name="_top" xlink:show="replace"><text:span text:style-name="T1141">syncretist</text:span></text:a><text:span text:style-name="T1142"> </text:span><text:a xlink:href="http://en.wikipedia.org/wiki/Church_of_the_White_Bird" office:target-frame-name="_top" xlink:show="replace"><text:span text:style-name="T1143">Church of the White Bird</text:span></text:a><text:span text:style-name="T1144"> in Mashonaland, received six months' hard labour the following year for advising black men not to join the RNR on the grounds that the British had, he said, committed crimes against God in 1913.</text:span><text:span text:style-name="T1145">[101]</text:span></text:p>
        <text:p text:style-name="P1146"><text:span text:style-name="T1147">The colony's small Afrikaner community was split on the issue of war. Some supported the United Kingdom out of loyalty to Rhodesia, but others were still bitter about the Anglo-Boer War and showed little interest in fighting the Germans. In the rural areas, where </text:span><text:a xlink:href="http://en.wikipedia.org/wiki/Afrikaner_nationalism" office:target-frame-name="_top" xlink:show="replace"><text:span text:style-name="T1148">Afrikaner nationalism</text:span></text:a><text:span text:style-name="T1149"> was strongest, the Germans were perceived by some Boer farmers as potential liberators from British domination. Southern Rhodesian Afrikaners were often accused of undermining the British war effort. While some leaders of the community publicly came out in support of the war and offered to provide troops, others put pressure on Afrikaans-speakers not to volunteer. When recruitment for the Rhodesia Native Regiment began in 1916, there were reports of potential black recruits being urged not to join up by their Afrikaans-speaking employers.</text:span><text:span text:style-name="T1150">[101]</text:span></text:p>
        <text:p text:style-name="P1151"><text:span text:style-name="T1152">Women</text:span><text:span text:style-name="T1153">[</text:span><text:a xlink:href="http://en.wikipedia.org/w/index.php?title=Southern_Rhodesia_in_World_War_I&amp;action" office:target-frame-name="_top" xlink:show="replace"><text:span text:style-name="T1154">edit</text:span></text:a><text:span text:style-name="T1155">]</text:span><text:span text:style-name="T1156"><text:s/></text:span><text:toc-mark text:string-value="Women[edit] " text:outline-level="3"/></text:p>
        <text:p text:style-name="P1157"><text:span text:style-name="T1158">As is common in frontier societies, the Southern Rhodesian settler community was mostly male: at the time of the First World War, white females were outnumbered by males almost two to one. Because white women were so marriageable and cheap black labour was easily available to handle domestic duties, most female settlers did not work and spent most of their days supervising the household and family. The average white woman in the colony continued to live this kind of life during the war, in marked contrast to her British counterpart, who in many cases went to replace the male factory workers and farm labourers who went to war. In Rhodesia little of this sort occurred: there were no munitions factories, and the idea of women working down the country's mines was not considered practical. Some white farmers' wives took over management of the land in their husbands' absence, but this was quite unusual.</text:span><text:span text:style-name="T1159">[102]</text:span></text:p>
        <text:p text:style-name="P1160"><text:span text:style-name="T1161">The contribution to the war made by Southern Rhodesia's white female population generally comprised organising and running donation drives, comforts committees and other similar enterprises. They sent the troops "comforts parcels", which contained balaclavas, mittens and scarves that they had knitted, as well as newspapers, soap, food (including cakes and sweets), and minor luxuries. These packages did much to raise the morale of the men, particularly those who were in German captivity. Women were also largely responsible for handling mail between Rhodesian soldiers and their relatives and friends back home. After the armistice, they organised financial assistance for those discharged Southern Rhodesian men in England who could not afford to come home, and arranged visits for those convalescing in English hospitals.</text:span><text:span text:style-name="T1162">[103]</text:span></text:p>
        <text:p text:style-name="P1163"><text:span text:style-name="T1164">As in Britain, some Southern Rhodesian women during the war presented men not wearing military uniform with </text:span><text:a xlink:href="http://en.wikipedia.org/wiki/White_feather" office:target-frame-name="_top" xlink:show="replace"><text:span text:style-name="T1165">white feathers</text:span></text:a><text:span text:style-name="T1166"> (symbolising cowardice). This campaign often went awry, as many of the men presented with the feathers were not in fact shirking from service. In 1916, hoping to save them further harassment, the </text:span><text:span text:style-name="T1167">Rhodesia Herald</text:span><text:span text:style-name="T1168"> and other newspapers began publishing lists of men who had volunteered only to be deemed medically unfit by the army doctors.</text:span><text:span text:style-name="T1169">[104]</text:span></text:p>
        <text:p text:style-name="P1170"><text:span text:style-name="T1171">Black women played a minor role in units such as the Rhodesia Native Regiment, </text:span><text:a xlink:href="http://en.wikipedia.org/wiki/Camp_follower" office:target-frame-name="_top" xlink:show="replace"><text:span text:style-name="T1172">accompanying</text:span></text:a><text:span text:style-name="T1173"> the black soldiers into the operational area and performing domestic tasks like washing and cooking. Many of these were local East African women who had formed attachments with RNR soldiers. Officers tolerated the presence of these women in the interest of morale, aware that attempting to take them away from the men would probably lead to mutiny.</text:span><text:span text:style-name="T1174">[105]</text:span></text:p>
        <text:p text:style-name="P1175"><text:span text:style-name="T1176">Donations and funds</text:span><text:span text:style-name="T1177">[</text:span><text:a xlink:href="http://en.wikipedia.org/w/index.php?title=Southern_Rhodesia_in_World_War_I&amp;action" office:target-frame-name="_top" xlink:show="replace"><text:span text:style-name="T1178">edit</text:span></text:a><text:span text:style-name="T1179">]</text:span><text:span text:style-name="T1180"><text:s/></text:span><text:toc-mark text:string-value="Donations and funds[edit] " text:outline-level="3"/></text:p>
        <text:p text:style-name="P1181"><text:span text:style-name="T1182">Southern Rhodesian settlers set up a number of wartime funds, including funds to aid war victims, funds to provide the troops with tobacco and other supplies, funds to assist orphans and widows, funds to buy aeroplanes, and others. These raised about £200,000 in all. Much of this went to the Prince of Wales' National Relief Fund in England, which was founded when the war started; Southern Rhodesian branches of the fund were promptly organised in several towns and ultimately consolidated into the Rhodesian War Relief Fund. This body donated 25% of its receipts to the Prince of Wales' Fund and 75% to local concerns.</text:span><text:span text:style-name="T1183">[47]</text:span></text:p>
        <text:p text:style-name="P1184"><text:span text:style-name="T1185">The Tobacco Fund, set up in September 1914, was particularly successful. Public donors bought Southern Rhodesian tobacco, cigarettes and pipe tobacco to send to the British forces. This was intended not only to comfort the troops, but also to advertise the prospect of post-war emigration to Rhodesia. The labels on the tobacco tins depicted a map of Africa with the sun shining on Rhodesia, accompanied by the slogan "The World's Great Sunspot". In a similar vein, "Sunspot" was the name given to the Rhodesian cigarettes that British soldiers received. During the war, British and colonial soldiery collectively chewed and smoked 59,955 two-ounce (57 g) tins of donated Southern Rhodesian tobacco, 80,584 two-ounce tins of equivalent pipe tobacco, and 4,004,000 Sunspot cigarettes (in packs of 10). Another similar undertaking saw six tons (roughly 6,100 kg) of local citrus fruits sent to wounded British Army personnel in South Africa and England.</text:span><text:span text:style-name="T1186">[47]</text:span></text:p>
        <text:p text:style-name="P1187"><text:span text:style-name="T1188">Starting in July 1915, Southern Rhodesians raised funds to buy aeroplanes for the Royal Flying Corps. The colony ultimately bought three aircraft, each of which cost £1,500—they were named Rhodesia Nos. 1, 2 and 3. Residents of the town of Gatooma also set up their own drive, which funded the purchase of two more planes, Gatooma Nos. 1 and 2.</text:span><text:span text:style-name="T1189">[46]</text:span><text:span text:style-name="T1190">[47]</text:span></text:p>
        <text:p text:style-name="P1191"><text:span text:style-name="T1192">The black elite in the towns donated to the settlers' patriotic funds and organisations, and also set up their own. A war fundraising tea organised by black Salisburians in early March 1915 boasted entertainment in the form of a black choir, as well as the presence of Taylor and a junior native commissioner, each of whom gave speeches in English, Sindebele and Shona. Rural black people, by contrast, did not generally understand the concept of donating money to war funds, and misinterpreted encouragement to do so as being threatened with a new tax. When the Matabele chief Gambo began collecting war donations from his people in early 1915, also urging other chiefs to do the same, he took care to thoroughly explain the war fund's purpose and the voluntary nature of contributing, but some villagers still misunderstood and came to believe they would have livestock confiscated if they did not give money. The Company ultimately sent officials around the countryside to clarify the matter.</text:span><text:span text:style-name="T1193">[106]</text:span></text:p>
        <text:p text:style-name="P1194"><text:span text:style-name="T1195">The Kalanga, a small community in the south-west that provided a disproportionately large number of volunteers for the Rhodesia Native Regiment, also proved conspicuous for their extremely generous financial donations; in June 1915, they collectively donated £183, "a staggering sum", historian Timothy Stapleton comments, to the Prince of Wales' Fund.</text:span><text:span text:style-name="T1196">[106]</text:span></text:p>
        <text:p text:style-name="P1197"><text:span text:style-name="T1198">Flu pandemic</text:span><text:span text:style-name="T1199">[</text:span><text:a xlink:href="http://en.wikipedia.org/w/index.php?title=Southern_Rhodesia_in_World_War_I&amp;action" office:target-frame-name="_top" xlink:show="replace"><text:span text:style-name="T1200">edit</text:span></text:a><text:span text:style-name="T1201">]</text:span><text:span text:style-name="T1202"><text:s/></text:span><text:toc-mark text:string-value="Flu pandemic[edit] " text:outline-level="3"/></text:p>
        <text:p text:style-name="P1203"><text:span text:style-name="T1204">The </text:span><text:a xlink:href="http://en.wikipedia.org/wiki/1918_flu_pandemic" office:target-frame-name="_top" xlink:show="replace"><text:span text:style-name="T1205">1918 flu pandemic</text:span></text:a><text:span text:style-name="T1206">, often referred to at the time as "Spanish flu", spread quickly into Southern Rhodesia from South Africa in October 1918. A week after the first case was reported in Salisbury, over 1,000 people were infected. Public buildings in the towns were converted into makeshift hospital wards, appeals were put out for trained nurses to attend the sick, and soup kitchens were set up to feed children whose parents were too ill to look after them. Newspapers in the colony published basic instructions on how to deal with the disease.</text:span><text:span text:style-name="T1207">[107]</text:span><text:span text:style-name="T1208"> The mine compounds, where hundreds of black labourers lived and worked together in close proximity, were worst affected. The whole country was ultimately infected, with even the most remote villages reporting deaths.</text:span><text:span text:style-name="T1209">[107]</text:span><text:span text:style-name="T1210"> Many members of the Rhodesia Native Regiment were infected, and 76 of them died from the disease having survived the war.</text:span><text:span text:style-name="T1211">[108]</text:span><text:span text:style-name="T1212"> By the time the pandemic had ended in Southern Rhodesia around mid-November 1918, thousands had been killed.</text:span><text:span text:style-name="T1213">\fs21plain<text:s/></text:span><text:span text:style-name="T1214">[107]</text:span></text:p>
        <text:p text:style-name="P1215"><text:span text:style-name="T1216">End of the war, aftermath and statistics</text:span><text:span text:style-name="T1217">[</text:span><text:a xlink:href="http://en.wikipedia.org/w/index.php?title=Southern_Rhodesia_in_World_War_I&amp;action" office:target-frame-name="_top" xlink:show="replace"><text:span text:style-name="T1218">edit</text:span></text:a><text:span text:style-name="T1219">]</text:span><text:span text:style-name="T1220"><text:s/></text:span><text:toc-mark text:string-value="End of the war, aftermath and statistics[edit] " text:outline-level="2"/></text:p>
        <text:p text:style-name="P1221"><text:span text:style-name="T1222">News of the armistice on 11 November 1918 reached Southern Rhodesia the same day, and was announced to the town of Salisbury by the repeated blowing of the klaxon at the </text:span><text:a xlink:href="http://en.wikipedia.org/wiki/Castle_Brewery" office:target-frame-name="_top" xlink:show="replace"><text:span text:style-name="T1223">Castle Brewery</text:span></text:a><text:span text:style-name="T1224">. Hysterical street parties started almost immediately, and in the evening the people let off fireworks and lit a huge bonfire on Salisbury </text:span><text:a xlink:href="http://en.wikipedia.org/wiki/Kopje" office:target-frame-name="_top" xlink:show="replace"><text:span text:style-name="T1225">kopje</text:span></text:a><text:span text:style-name="T1226">. Bulawayo celebrated with a street party that continued uninterrupted for over 48 hours. Smaller towns marked the armistice with their own celebratory functions and events.</text:span><text:span text:style-name="T1227">[109]</text:span></text:p>
        <text:p text:style-name="P1228"><text:span text:style-name="T1229">Once the frivolities had ended, minds turned to post-war policy, and particularly how soldiers returning from Europe would be reintegrated into society.</text:span><text:span text:style-name="T1230">[109]</text:span><text:span text:style-name="T1231"> The Company had already, in 1916, set aside 250,000 acres (100,000 ha) of farmland to be given free of charge to white war veterans;</text:span><text:span text:style-name="T1232">[110]</text:span><text:span text:style-name="T1233"> in early 1919, it set up a government department to help returning men find work. Many former soldiers failed to find jobs, however, and some remained unemployed for years after they returned home. Some of the more seriously wounded from the European theatre never came back at all, instead remaining in England because of the better medical facilities and public benefits. Demobilised Western Front veterans began to arrive back in Rhodesia in January 1919, and continued to do so for nearly a year afterwards. On 30 May 1919, the </text:span><text:a xlink:href="http://en.wikipedia.org/wiki/Southern_Rhodesian_Legislative_Council" office:target-frame-name="_top" xlink:show="replace"><text:span text:style-name="T1234">Southern Rhodesian Legislative Council</text:span></text:a><text:span text:style-name="T1235"> passed a resolution thanking the territory's veterans.</text:span><text:span text:style-name="T1236">[109]</text:span></text:p>
        <text:p text:style-name="P1237">This council, on behalf of the Government and people of Southern Rhodesia, records its grateful thanks to the men of the Territory who took part in the Great War; its deep appreciation of the services they have rendered; and its admiration of their bearing and conduct. It expresses its sympathy with those who have suffered and the relatives of those who have made the supreme sacrifice, and welcomes home those who, having completed their services, are returning.</text:p>
        <text:p text:style-name="P1238"><text:span text:style-name="T1239">   The </text:span><text:a xlink:href="http://en.wikipedia.org/wiki/Southern_Rhodesian_Legislative_Council" office:target-frame-name="_top" xlink:show="replace"><text:span text:style-name="T1240">Southern Rhodesian Legislative Council</text:span></text:a><text:span text:style-name="T1241">[109]</text:span></text:p>
        <text:p text:style-name="P1242"><text:span text:style-name="T1243">The Southern Rhodesian tribal chiefs, meanwhile, collectively sent their own statement to King </text:span><text:a xlink:href="http://en.wikipedia.org/wiki/George_V" office:target-frame-name="_top" xlink:show="replace"><text:span text:style-name="T1244">George V</text:span></text:a><text:span text:style-name="T1245">.</text:span><text:span text:style-name="T1246">[111]</text:span></text:p>
        <text:p text:style-name="P1247">We wish to say that, when the king called upon us for help, we sent our young men, who fought and died beside the English, and we claim that our blood and that of the English are now one.</text:p>
        <text:p text:style-name="P1248"><text:span text:style-name="T1249">   The chiefs of Southern Rhodesia</text:span><text:span text:style-name="T1250">[111]</text:span></text:p>
        <text:p text:style-name="P1251"><text:span text:style-name="T1252">Proportional to white population, Southern Rhodesia had contributed more personnel to the British armed forces in World War I than other part of the Empire, including Britain itself.</text:span><text:span text:style-name="T1253">[112]</text:span><text:span text:style-name="T1254"> About 40% of white males in the colony,</text:span><text:span text:style-name="T1255">[113]</text:span><text:span text:style-name="T1256"> 5,716 men, put on uniform,</text:span><text:span text:style-name="T1257">[114]</text:span><text:span text:style-name="T1258"> with 1,720 doing so as </text:span><text:a xlink:href="http://en.wikipedia.org/wiki/Officer_(armed_forces)" office:target-frame-name="_top" xlink:show="replace"><text:span text:style-name="T1259">commissioned officers</text:span></text:a><text:span text:style-name="T1260">.</text:span><text:span text:style-name="T1261">[115]</text:span><text:span text:style-name="T1262"> Black Southern Rhodesians were represented by the 2,507 soldiers who made up the Rhodesia Native Regiment,</text:span><text:span text:style-name="T1263">[n 6]</text:span><text:span text:style-name="T1264">the roughly 350 who joined the British East Africa Transport Corps, British South Africa Police Mobile Column and South African Native Labour Corps,</text:span><text:span text:style-name="T1265">[117]</text:span><text:span text:style-name="T1266"> and the few dozen black scouts who served with the 1st and 2nd Rhodesia Regiments in South-West and East Africa.</text:span><text:span text:style-name="T1267">[118]</text:span><text:span text:style-name="T1268"> Southern Rhodesians killed in action or on operational duty numbered over 800, counting all races together—more than 700 of the colony's white servicemen died,</text:span><text:span text:style-name="T1269">[114]</text:span><text:span text:style-name="T1270"> while the Rhodesia Native Regiment's black soldiers suffered 146 fatalities.</text:span><text:span text:style-name="T1271">[119]</text:span></text:p>
        <text:p text:style-name="P1272"><text:span text:style-name="T1273">Legacy</text:span><text:span text:style-name="T1274">[</text:span><text:a xlink:href="http://en.wikipedia.org/w/index.php?title=Southern_Rhodesia_in_World_War_I&amp;action" office:target-frame-name="_top" xlink:show="replace"><text:span text:style-name="T1275">edit</text:span></text:a><text:span text:style-name="T1276">]</text:span><text:span text:style-name="T1277"><text:s/></text:span><text:toc-mark text:string-value="Legacy[edit] " text:outline-level="2"/></text:p>
        <text:p text:style-name="P1278"><text:span text:style-name="T1279">Accounts of white Southern Rhodesian soldiers' wartime experiences started to be published in the 1920s. The conflict became a key entry in many national histories, though the role played by black troops was often minimised in these accounts.</text:span><text:span text:style-name="T1280">[120]</text:span><text:span text:style-name="T1281"> The colony's wartime contributions became a source of great pride for much of the Southern Rhodesian white community,</text:span><text:span text:style-name="T1282">[73]</text:span><text:span text:style-name="T1283"> as well as for some black people;</text:span><text:span text:style-name="T1284">[121]</text:span><text:span text:style-name="T1285"> whites were particularly proud that they had had the highest enlistment rate in the British Empire during the war.</text:span><text:span text:style-name="T1286">[73]</text:span><text:span text:style-name="T1287"> A national war memorial, a stone </text:span><text:a xlink:href="http://en.wikipedia.org/wiki/Obelisk" office:target-frame-name="_top" xlink:show="replace"><text:span text:style-name="T1288">obelisk</text:span></text:a><text:span text:style-name="T1289">, 50 feet (15 m) high, was funded by public donations and built in Salisbury in 1919. Soldiers, one black and one white, were depicted in </text:span><text:a xlink:href="http://en.wikipedia.org/wiki/Relief" office:target-frame-name="_top" xlink:show="replace"><text:span text:style-name="T1290">relief</text:span></text:a><text:span text:style-name="T1291"> on plaques on each side; the inscriptions below read "1914–1918—We fought and died for our King."</text:span><text:span text:style-name="T1292">[122]</text:span><text:span text:style-name="T1293"> Five years later, Lieutenant-Colonel J A Methuen organised the erection on a kopje near Umtali of a stone cross, 30 feet (9.1 m) tall, to memorialise the country's fallen black soldiers. This monument remains to this day, as does the bronze plaque at its foot, which reads "To the Glory of God and in Memory of Africans Who Fell. 1914–1918."</text:span><text:span text:style-name="T1294">[123]</text:span></text:p>
        <text:p text:style-name="P1295"/>
        <text:p text:style-name="P1296"/>
        <text:p text:style-name="P1297">A Southern Rhodesian tank in Italy during World War II, 1944</text:p>
        <text:p text:style-name="P1298"><text:span text:style-name="T1299">Southern Rhodesia's contributions to the Imperial war effort helped it to become regarded by Britain as more mature and deserving of responsible government, which Whitehall granted in 1923.</text:span><text:span text:style-name="T1300">[124]</text:span><text:span text:style-name="T1301"> The territory was made a self-governing colony, just short of full dominion status.</text:span><text:span text:style-name="T1302">[n 8]</text:span><text:span text:style-name="T1303"> Charged with its own defence, Salisbury introduced the selective conscription of white males in 1926,</text:span><text:span text:style-name="T1304">[91]</text:span><text:span text:style-name="T1305"> and reformed the Rhodesia Regiment the following year. The territory's association with the King's Royal Rifle Corps endured in the form of affiliation between the KRRC and the Rhodesia Regiment's new incarnation, which adopted aspects of the KRRC uniform and a similar regimental insignia.</text:span><text:span text:style-name="T1306">[127]</text:span><text:span text:style-name="T1307"> The new Rhodesia Regiment was granted the original's World War I battle honours and colours by George V in 1929.</text:span><text:span text:style-name="T1308">[128]</text:span></text:p>
        <text:p text:style-name="P1309"><text:span text:style-name="T1310">In </text:span><text:a xlink:href="http://en.wikipedia.org/wiki/World_War_II" office:target-frame-name="_top" xlink:show="replace"><text:span text:style-name="T1311">World War II</text:span></text:a><text:span text:style-name="T1312">, Southern Rhodesia again enthusiastically stood behind the UK, symbolically declaring war on Germany in support of Britain before any other colony or dominion.</text:span><text:span text:style-name="T1313">[129]</text:span><text:span text:style-name="T1314"> Over 26,000 Southern Rhodesians served in the Second World War,</text:span><text:span text:style-name="T1315">[130]</text:span><text:span text:style-name="T1316"> making the colony once more the largest contributor of manpower, proportional to white population, in all of the British Empire and Commonwealth.</text:span><text:span text:style-name="T1317">[112]</text:span><text:span text:style-name="T1318"> As in World War I, Southern Rhodesians were distributed in small groups throughout the British Army, Royal Navy and Royal Air Force.</text:span><text:span text:style-name="T1319">[131]</text:span><text:span text:style-name="T1320"> Dedicated Rhodesian platoons again served in the KRRC,</text:span><text:span text:style-name="T1321">[127]</text:span><text:span text:style-name="T1322"> and the </text:span><text:a xlink:href="http://en.wikipedia.org/wiki/Rhodesian_African_Rifles" office:target-frame-name="_top" xlink:show="replace"><text:span text:style-name="T1323">f8</text:span><text:span text:style-name="T1324">Rhodesian African Rifles</text:span></text:a><text:span text:style-name="T1325">, raised in 1940, were in many ways a resurrection of the Rhodesia Native Regiment.</text:span><text:span text:style-name="T1326">[n 9]</text:span><text:span text:style-name="T1327"> Military aviation, already associated with the colony following the First World War,</text:span><text:span text:style-name="T1328">[134]</text:span><text:span text:style-name="T1329"> became a great Southern Rhodesian tradition during the Second, with the colony providing </text:span><text:a xlink:href="http://en.wikipedia.org/wiki/No._44_Squadron_RAF" office:target-frame-name="_top" xlink:show="replace"><text:span text:style-name="T1330">No. 44</text:span></text:a><text:span text:style-name="T1331">, </text:span><text:a xlink:href="http://en.wikipedia.org/wiki/No._237_Squadron_RAF" office:target-frame-name="_top" xlink:show="replace"><text:span text:style-name="T1332">No. 237</text:span></text:a><text:span text:style-name="T1333"> and </text:span><text:a xlink:href="http://en.wikipedia.org/wiki/No._266_Squadron_RAF" office:target-frame-name="_top" xlink:show="replace"><text:span text:style-name="T1334">No. 266</text:span></text:a><text:span text:style-name="T1335"> Squadrons and other personnel to the Royal Air Force,</text:span><text:span text:style-name="T1336">[135]</text:span><text:span text:style-name="T1337"> as well as </text:span><text:a xlink:href="http://en.wikipedia.org/wiki/List_of_British_Commonwealth_Air_Training_Plan_facil" office:target-frame-name="_top" xlink:show="replace"><text:span text:style-name="T1338">training</text:span></text:a><text:span text:style-name="T1339"> in Southern Rhodesia for many thousands of </text:span><text:a xlink:href="http://en.wikipedia.org/wiki/Allies_of_World_War_II" office:target-frame-name="_top" xlink:show="replace"><text:span text:style-name="T1340">Allied</text:span></text:a><text:span text:style-name="T1341">airmen, including 8,235 pilots.</text:span><text:span text:style-name="T1342">[136]</text:span></text:p>
        <text:p text:style-name="P1343"><text:span text:style-name="T1344">By the 1960s, Southern Rhodesians' service on Britain's behalf in both World Wars was an integral part of the colony's national psyche.</text:span><text:span text:style-name="T1345">[112]</text:span><text:span text:style-name="T1346"> The territory had also latterly contributed to British counter-insurgency operations in </text:span><text:a xlink:href="http://en.wikipedia.org/wiki/Southern_Rhodesian_military_involvement_in_the_Malay" office:target-frame-name="_top" xlink:show="replace"><text:span text:style-name="T1347">Malaya</text:span></text:a><text:span text:style-name="T1348">,</text:span><text:span text:style-name="T1349">[137]</text:span><text:span text:style-name="T1350"> </text:span><text:a xlink:href="http://en.wikipedia.org/wiki/Colony_of_Aden" office:target-frame-name="_top" xlink:show="replace"><text:span text:style-name="T1351">Aden</text:span></text:a><text:span text:style-name="T1352"> and Cyprus, as well as </text:span><text:a xlink:href="http://en.wikipedia.org/wiki/Operation_Vantage" office:target-frame-name="_top" xlink:show="replace"><text:span text:style-name="T1353">Operation </text:span><text:span text:style-name="T1354">Vantage</text:span></text:a><text:span text:style-name="T1355"> in Kuwait.</text:span><text:span text:style-name="T1356">[138]</text:span><text:span text:style-name="T1357"> The colonial government's </text:span><text:a xlink:href="http://en.wikipedia.org/wiki/Rhodesia%27s_Unilateral_Declaration_of_Independence" office:target-frame-name="_top" xlink:show="replace"><text:span text:style-name="T1358">Unilateral Declaration of Independence</text:span></text:a><text:span text:style-name="T1359"> in 1965 was deliberately made on 11 November, </text:span><text:a xlink:href="http://en.wikipedia.org/wiki/Armistice_Day" office:target-frame-name="_top" xlink:show="replace"><text:span text:style-name="T1360">Armistice Day</text:span></text:a><text:span text:style-name="T1361">, in an attempt to emphasise the territory's prior war record on Britain's behalf. The proclamation was signed at 11:00 </text:span><text:a xlink:href="http://en.wikipedia.org/wiki/Central_Africa_Time" office:target-frame-name="_top" xlink:show="replace"><text:span text:style-name="T1362">local time</text:span></text:a><text:span text:style-name="T1363">, during the customary </text:span><text:a xlink:href="http://en.wikipedia.org/wiki/Two_minute_silence" office:target-frame-name="_top" xlink:show="replace"><text:span text:style-name="T1364">two minutes' silence</text:span></text:a><text:span text:style-name="T1365"> to remember the fallen.</text:span><text:span text:style-name="T1366">[139]</text:span></text:p>
        <text:p text:style-name="P1367"><text:span text:style-name="T1368">Since the country's reconstitution and recognised independence as Zimbabwe in 1980, </text:span><text:a xlink:href="http://en.wikipedia.org/wiki/Robert_Mugabe" office:target-frame-name="_top" xlink:show="replace"><text:span text:style-name="T1369">Robert Mugabe</text:span></text:a><text:span text:style-name="T1370">'s administration has pulled down many monuments and plaques making reference to the fallen of the First and Second World Wars, perceiving them as reminders of white minority rule and colonialism that go against what the modern state stands for. This view is partly rooted in the association of these memorials with those commemorating the British South Africa Company's dead of the Matabele Wars, as well as those memorialising members of the </text:span><text:a xlink:href="http://en.wikipedia.org/wiki/Rhodesian_Security_Forces" office:target-frame-name="_top" xlink:show="replace"><text:span text:style-name="T1371">Rhodesian Security Forces</text:span></text:a><text:span text:style-name="T1372"> killed during the </text:span><text:a xlink:href="http://en.wikipedia.org/wiki/Rhodesian_Bush_War" office:target-frame-name="_top" xlink:show="replace"><text:span text:style-name="T1373">Bush War</text:span></text:a><text:span text:style-name="T1374"> of the 1970s.</text:span><text:span text:style-name="T1375">[140]</text:span><text:span text:style-name="T1376"> Many Zimbabweans today see their nation's involvement in the World Wars as a consequence of colonial rule that had more to do with the white community than the indigenous black majority, and most have little interest in its contributions to those conflicts.</text:span><text:span text:style-name="T1377">[140]</text:span></text:p>
        <text:p text:style-name="P1378"><text:span text:style-name="T1379">The country's fallen of the two World Wars today have no official commemoration, either in Zimbabwe or overseas.</text:span><text:span text:style-name="T1380">[141]</text:span><text:span text:style-name="T1381"> The national war memorial obelisk still stands, but the relief sculptures and inscriptions have been removed. The stone cross monument near Mutare (as Umtali is now </text:span><text:a xlink:href="http://en.wikipedia.org/wiki/Place_names_in_Zimbabwe" office:target-frame-name="_top" xlink:show="replace"><text:span text:style-name="T1382">called</text:span></text:a><text:span text:style-name="T1383">) is one of the few memorials that remains intact and its place, atop what is now called Cross Kopje; its meaning has been largely forgotten.</text:span><text:span text:style-name="T1384">[140]</text:span></text:p>
        <text:p text:style-name="P1385"><text:span text:style-name="T1386">Notes and references</text:span><text:span text:style-name="T1387">[</text:span><text:a xlink:href="http://en.wikipedia.org/w/index.php?title=Southern_Rhodesia_in_World_War_I&amp;action" office:target-frame-name="_top" xlink:show="replace"><text:span text:style-name="T1388">edit</text:span></text:a><text:span text:style-name="T1389">]</text:span><text:span text:style-name="T1390"><text:s/></text:span><text:toc-mark text:string-value="Notes and references[edit] " text:outline-level="2"/></text:p>
        <text:p text:style-name="P1391">Notes</text:p>
      </text:section>
      <text:section text:name="Sect2" text:style-name="S2">
        <text:p text:style-name="P1392"/>
        <text:list text:style-name="LFO3" text:continue-numbering="true">
          <text:list-item>
            <text:list>
              <text:list-item>
                <text:p text:style-name="P1393"><text:span text:style-name="T1394">^ </text:span><text:span text:style-name="T1395">Jump up to:</text:span><text:span text:style-name="T1396">a</text:span><text:span text:style-name="T1397"> </text:span><text:span text:style-name="T1398">b</text:span><text:span text:style-name="T1399"> Renamed Zimbabwe in 1980.</text:span><text:span text:style-name="T1400">[3]</text:span></text:p>
              </text:list-item>
              <text:list-item>
                <text:p text:style-name="P1401"><text:span text:style-name="T1402">Jump up^</text:span><text:span text:style-name="T1403"> </text:span><text:a xlink:href="http://en.wikipedia.org/wiki/Southern_Rhodesia" office:target-frame-name="_top" xlink:show="replace"><text:span text:style-name="T1404">Southern Rhodesia</text:span></text:a><text:span text:style-name="T1405"> referred to Company territories south of the </text:span><text:a xlink:href="http://en.wikipedia.org/wiki/Zambezi" office:target-frame-name="_top" xlink:show="replace"><text:span text:style-name="T1406">Zambezi</text:span></text:a><text:span text:style-name="T1407">, while those to the north were called </text:span><text:a xlink:href="http://en.wikipedia.org/wiki/Northern_Rhodesia" office:target-frame-name="_top" xlink:show="replace"><text:span text:style-name="T1408">Northern Rhodesia</text:span></text:a><text:span text:style-name="T1409">.</text:span><text:span text:style-name="T1410">[6]</text:span><text:span text:style-name="T1411"> The name "</text:span><text:a xlink:href="http://en.wikipedia.org/wiki/Rhodesia_(name)" office:target-frame-name="_top" xlink:show="replace"><text:span text:style-name="T1412">Rhodesia</text:span></text:a><text:span text:style-name="T1413">" formally covered both north and south, but was often used to refer to the southern territory alone (for example, the names of almost all Southern Rhodesian military units omitted the word "Southern"). Soldiers from Southern Rhodesia generally described themselves simply as Rhodesians.</text:span><text:span text:style-name="T1414">[7]</text:span></text:p>
              </text:list-item>
              <text:list-item>
                <text:p text:style-name="P1415"><text:span text:style-name="T1416">Jump up^</text:span><text:span text:style-name="T1417"> Section 150 of the </text:span><text:a xlink:href="http://en.wikipedia.org/wiki/South_Africa_Act_1909" office:target-frame-name="_top" xlink:show="replace"><text:span text:style-name="T1418">South Africa Act 1909</text:span></text:a><text:span text:style-name="T1419">, which formed the Union, explicitly provisioned for the accession to it of </text:span><text:a xlink:href="http://en.wikipedia.org/wiki/Company_rule_in_Rhodesia" office:target-frame-name="_top" xlink:show="replace"><text:span text:style-name="T1420">Company-administered</text:span></text:a><text:span text:style-name="T1421"> territories as new provinces.</text:span><text:span text:style-name="T1422">[9]</text:span></text:p>
              </text:list-item>
              <text:list-item>
                <text:p text:style-name="P1423"><text:span text:style-name="T1424">Jump up^</text:span><text:span text:style-name="T1425"> The South African Brigade was split into four battalions: 1st South African Battalion (Cape), 2nd South African Battalion (Natal &amp; Orange Free State), 3rd South African Battalion (Transvaal &amp; Rhodesia) and 4th South African Battalion (Scottish). Most Rhodesian members were in the 3rd Battalion.</text:span><text:span text:style-name="T1426">[33]</text:span></text:p>
              </text:list-item>
              <text:list-item>
                <text:p text:style-name="P1427"><text:span text:style-name="T1428">Jump up^</text:span><text:span text:style-name="T1429"> Richthofen was killed in action the following day, 21 April 1918.</text:span><text:span text:style-name="T1430">[54]</text:span><text:span text:style-name="T1431"> Lewis, who returned to Rhodesia after the war,</text:span><text:span text:style-name="T1432">[53]</text:span><text:span text:style-name="T1433"> gained minor celebrity in military circles as the Baron's "last victim", and was invited by the </text:span><text:a xlink:href="http://en.wikipedia.org/wiki/Luftwaffe" office:target-frame-name="_top" xlink:show="replace"><text:span text:style-name="T1434">Luftwaffe</text:span></text:a><text:span text:style-name="T1435"> to attend the dedication of a new German fighter wing named after Richthofen in 1938.</text:span><text:span text:style-name="T1436">[55]</text:span></text:p>
              </text:list-item>
              <text:list-item>
                <text:p text:style-name="P1437"><text:span text:style-name="T1438">^ </text:span><text:span text:style-name="T1439">Jump up to:</text:span><text:span text:style-name="T1440">a</text:span><text:span text:style-name="T1441"> </text:span><text:span text:style-name="T1442">b</text:span><text:span text:style-name="T1443"> Evidence regarding the exact composition of the Rhodesia Native Regiment's enlisted ranks is scanty and inconclusive. Historian Timothy Stapleton, basing his figures on regimental nominal rolls and anecdotal evidence from officers, gives a total of 2,507 rank-and-filers attesting into the RNR. Historians generally agree that while most of the men were Southern Rhodesian residents, only about a third were originally from the colony. Stapleton estimates that 44.5% of the regiment's enlisted men were </text:span><text:a xlink:href="http://en.wikipedia.org/wiki/Nyasaland" office:target-frame-name="_top" xlink:show="replace"><text:span text:style-name="T1444">Nyasalanders</text:span></text:a><text:span text:style-name="T1445">, 29% were Southern Rhodesians, 17.5% were Northern Rhodesians and the rest were from elsewhere. </text:span><text:a xlink:href="http://en.wikipedia.org/wiki/Kalanga_people" office:target-frame-name="_top" xlink:show="replace"><text:span text:style-name="T1446">Kalanga</text:span></text:a><text:span text:style-name="T1447"> soldiers made up 40% of the Southern Rhodesians in the RNR (or around 12% of the whole regiment), a disproportionately large proportion.</text:span><text:span text:style-name="T1448">[116]</text:span></text:p>
              </text:list-item>
              <text:list-item>
                <text:p text:style-name="P1449"><text:span text:style-name="T1450">Jump up^</text:span><text:span text:style-name="T1451"> Lettow-Vorbeck was still in the field when the </text:span><text:a xlink:href="http://en.wikipedia.org/wiki/Armistice_with_Germany" office:target-frame-name="_top" xlink:show="replace"><text:span text:style-name="T1452">armistice</text:span></text:a><text:span text:style-name="T1453"> was signed in Europe on 11 November 1918.</text:span><text:span text:style-name="T1454">[88]</text:span><text:span text:style-name="T1455"> He learned that the war was over three days later, on the road between the Northern Rhodesian towns of </text:span><text:a xlink:href="http://en.wikipedia.org/wiki/Mpika" office:target-frame-name="_top" xlink:show="replace"><text:span text:style-name="T1456">Mpika</text:span></text:a><text:span text:style-name="T1457"> and</text:span><text:a xlink:href="http://en.wikipedia.org/wiki/Kasama,_Zambia" office:target-frame-name="_top" xlink:show="replace"><text:span text:style-name="T1458">Kasama</text:span></text:a><text:span text:style-name="T1459">, when he received a telegram from the South African Lieutenant-General </text:span><text:a xlink:href="http://en.wikipedia.org/wiki/Jacob_van_Deventer_(general)" office:target-frame-name="_top" xlink:show="replace"><text:span text:style-name="T1460">Jacob van Deventer</text:span></text:a><text:span text:style-name="T1461">. The exact spot where this occurred has been marked since 1953 by the </text:span><text:a xlink:href="http://en.wikipedia.org/wiki/Von_Lettow-Vorbeck_Memorial" office:target-frame-name="_top" xlink:show="replace"><text:span text:style-name="T1462">Von Lettow-Vorbeck Memorial</text:span></text:a><text:span text:style-name="T1463">.</text:span><text:span text:style-name="T1464">[89]</text:span><text:span text:style-name="T1465"> As instructed by the telegram, the German marched his undefeated troops the 250 kilometres (160 mi) north to Abercorn and formally surrendered. It took him 11 days to reach Abercorn, so the ceremonial surrender of Germany's forces in East Africa took place on 25 November 1918, a full two weeks after the European war ended.</text:span><text:span text:style-name="T1466">[88]</text:span></text:p>
              </text:list-item>
              <text:list-item>
                <text:p text:style-name="P1467"><text:span text:style-name="T1468">Jump up^</text:span><text:span text:style-name="T1469"> Responsible government was granted following the </text:span><text:a xlink:href="http://en.wikipedia.org/wiki/Southern_Rhodesian_government_referendum,_1922" office:target-frame-name="_top" xlink:show="replace"><text:span text:style-name="T1470">1922 government referendum</text:span></text:a><text:span text:style-name="T1471">, which offered voters a choice between joining the Union of South Africa at the termination of the British South Africa Company's charter, or instead becoming a separate self-governing colony. The latter option prevailed with just under 60% of the vote.</text:span><text:span text:style-name="T1472">[125]</text:span><text:span text:style-name="T1473"> </text:span><text:a xlink:href="http://en.wikipedia.org/wiki/Company_rule_in_Rhodesia" office:target-frame-name="_top" xlink:show="replace"><text:span text:style-name="T1474">Company rule</text:span></text:a><text:span text:style-name="T1475"> endured a few more months in Northern Rhodesia, ending in early 1924 when control transferred to the </text:span><text:a xlink:href="http://en.wikipedia.org/wiki/Colonial_Office" office:target-frame-name="_top" xlink:show="replace"><text:span text:style-name="T1476">Colonial Office</text:span></text:a><text:span text:style-name="T1477"> in London.</text:span><text:span text:style-name="T1478">[126]</text:span></text:p>
              </text:list-item>
              <text:list-item>
                <text:p text:style-name="P1479"><text:span text:style-name="T1480">Jump up^</text:span><text:span text:style-name="T1481"> Like the RNR, the Rhodesian African Rifles comprised black soldiers and </text:span><text:a xlink:href="http://en.wikipedia.org/wiki/Warrant_officer" office:target-frame-name="_top" xlink:show="replace"><text:span text:style-name="T1482">warrant officers</text:span></text:a><text:span text:style-name="T1483"> led by white officers; it included a number of ex-RNR personnel, and reprised several RNR traditions.</text:span><text:span text:style-name="T1484">[132]</text:span><text:span text:style-name="T1485"> It took part in the </text:span><text:a xlink:href="http://en.wikipedia.org/wiki/Burma_Campaign" office:target-frame-name="_top" xlink:show="replace"><text:span text:style-name="T1486">Burma Campaign</text:span></text:a><text:span text:style-name="T1487">,</text:span><text:span text:style-name="T1488">[133]</text:span><text:span text:style-name="T1489"> and successfully requested permission to emblazon its regimental colours with the RNR's World War I </text:span><text:a xlink:href="http://en.wikipedia.org/wiki/Battle_honour" office:target-frame-name="_top" xlink:show="replace"><text:span text:style-name="T1490">battle honours</text:span></text:a><text:span text:style-name="T1491"> in 1952.</text:span><text:span text:style-name="T1492">[132]</text:span></text:p>
              </text:list-item>
            </text:list>
          </text:list-item>
        </text:list>
        <text:p text:style-name="P1493">References</text:p>
      </text:section>
      <text:section text:name="Sect3" text:style-name="S3">
        <text:p text:style-name="P1494"/>
        <text:list text:style-name="LFO4" text:continue-numbering="true">
          <text:list-item>
            <text:list>
              <text:list-item>
                <text:p text:style-name="P1495"><text:span text:style-name="T1496">Jump up^</text:span><text:span text:style-name="T1497"> </text:span><text:span text:style-name="T1498">Art Printing Works 1918</text:span><text:span text:style-name="T1499">, p. iii</text:span></text:p>
              </text:list-item>
              <text:list-item>
                <text:p text:style-name="P1500"><text:span text:style-name="T1501">^ </text:span><text:span text:style-name="T1502">Jump up to:</text:span><text:span text:style-name="T1503">a</text:span><text:span text:style-name="T1504"> </text:span><text:span text:style-name="T1505">b</text:span><text:span text:style-name="T1506"> </text:span><text:span text:style-name="T1507">c</text:span><text:span text:style-name="T1508"> </text:span><text:span text:style-name="T1509">d</text:span><text:span text:style-name="T1510"> </text:span><text:span text:style-name="T1511">McLaughlin 1980</text:span><text:span text:style-name="T1512">, p. 2</text:span></text:p>
              </text:list-item>
              <text:list-item>
                <text:p text:style-name="P1513"><text:span text:style-name="T1514">Jump up^</text:span><text:span text:style-name="T1515"> </text:span><text:span text:style-name="T1516">McLaughlin 1980</text:span><text:span text:style-name="T1517">, p. 141</text:span></text:p>
              </text:list-item>
              <text:list-item>
                <text:p text:style-name="P1518"><text:span text:style-name="T1519">Jump up^</text:span><text:span text:style-name="T1520"> </text:span><text:span text:style-name="T1521">Walker 1963</text:span><text:span text:style-name="T1522">, p. 664</text:span></text:p>
              </text:list-item>
              <text:list-item>
                <text:p text:style-name="P1523"><text:span text:style-name="T1524">Jump up^</text:span><text:span text:style-name="T1525"> </text:span><text:span text:style-name="T1526">Walker 1963</text:span><text:span text:style-name="T1527">, p. 669</text:span></text:p>
              </text:list-item>
              <text:list-item>
                <text:p text:style-name="P1528"><text:span text:style-name="T1529">Jump up^</text:span><text:span text:style-name="T1530"> </text:span><text:span text:style-name="T1531">Brelsford 1960</text:span><text:span text:style-name="T1532">, p. 619</text:span></text:p>
              </text:list-item>
              <text:list-item>
                <text:p text:style-name="P1533"><text:span text:style-name="T1534">^ </text:span><text:span text:style-name="T1535">Jump up to:</text:span><text:span text:style-name="T1536">a</text:span><text:span text:style-name="T1537"> </text:span><text:span text:style-name="T1538">b</text:span><text:span text:style-name="T1539"> </text:span><text:span text:style-name="T1540">c</text:span><text:span text:style-name="T1541"> </text:span><text:span text:style-name="T1542">McLaughlin 1980</text:span><text:span text:style-name="T1543">, p. 84</text:span></text:p>
              </text:list-item>
              <text:list-item>
                <text:p text:style-name="P1544"><text:span text:style-name="T1545">^ </text:span><text:span text:style-name="T1546">Jump up to:</text:span><text:span text:style-name="T1547">a</text:span><text:span text:style-name="T1548"> </text:span><text:span text:style-name="T1549">b</text:span><text:span text:style-name="T1550"> </text:span><text:span text:style-name="T1551">McLaughlin 1980</text:span><text:span text:style-name="T1552">, p. 1</text:span></text:p>
              </text:list-item>
              <text:list-item>
                <text:p text:style-name="P1553"><text:span text:style-name="T1554">Jump up^</text:span><text:span text:style-name="T1555"> </text:span><text:span text:style-name="T1556">Wood 2005</text:span><text:span text:style-name="T1557">, p. 8</text:span></text:p>
              </text:list-item>
              <text:list-item>
                <text:p text:style-name="P1558"><text:span text:style-name="T1559">Jump up^</text:span><text:span text:style-name="T1560"> </text:span><text:span text:style-name="T1561">Encyclop</text:span><text:span text:style-name="T1562">æ</text:span><text:span text:style-name="T1563">dia Britannica 2012</text:span></text:p>
              </text:list-item>
              <text:list-item>
                <text:p text:style-name="P1564"><text:span text:style-name="T1565">Jump up^</text:span><text:span text:style-name="T1566"> </text:span><text:span text:style-name="T1567">Keppel-Jones 1983</text:span><text:span text:style-name="T1568">, p. 512</text:span></text:p>
              </text:list-item>
              <text:list-item>
                <text:p text:style-name="P1569"><text:span text:style-name="T1570">^ </text:span><text:span text:style-name="T1571">Jump up to:</text:span><text:span text:style-name="T1572">a</text:span><text:span text:style-name="T1573"> </text:span><text:span text:style-name="T1574">b</text:span><text:span text:style-name="T1575"> </text:span><text:span text:style-name="T1576">c</text:span><text:span text:style-name="T1577"> </text:span><text:span text:style-name="T1578">McLaughlin 1980</text:span><text:span text:style-name="T1579">, p. 4</text:span></text:p>
              </text:list-item>
              <text:list-item>
                <text:p text:style-name="P1580"><text:span text:style-name="T1581">Jump up^</text:span><text:span text:style-name="T1582"> </text:span><text:span text:style-name="T1583">Keppel-Jones 1983</text:span><text:span text:style-name="T1584">, p. 578</text:span></text:p>
              </text:list-item>
              <text:list-item>
                <text:p text:style-name="P1585"><text:span text:style-name="T1586">Jump up^</text:span><text:span text:style-name="T1587"> </text:span><text:span text:style-name="T1588">Keppel-Jones 1983</text:span><text:span text:style-name="T1589">, pp. 590 599</text:span></text:p>
              </text:list-item>
              <text:list-item>
                <text:p text:style-name="P1590"><text:span text:style-name="T1591">Jump up^</text:span><text:span text:style-name="T1592"> </text:span><text:span text:style-name="T1593">McLaughlin 1980</text:span><text:span text:style-name="T1594">, p. iv</text:span></text:p>
              </text:list-item>
              <text:list-item>
                <text:p text:style-name="P1595"><text:span text:style-name="T1596">^ </text:span><text:span text:style-name="T1597">Jump up to:</text:span><text:span text:style-name="T1598">a</text:span><text:span text:style-name="T1599"> </text:span><text:span text:style-name="T1600">b</text:span><text:span text:style-name="T1601"> </text:span><text:span text:style-name="T1602">c</text:span><text:span text:style-name="T1603"> </text:span><text:span text:style-name="T1604">McLaughlin 1980</text:span><text:span text:style-name="T1605">, p. 3</text:span></text:p>
              </text:list-item>
              <text:list-item>
                <text:p text:style-name="P1606"><text:span text:style-name="T1607">^ </text:span><text:span text:style-name="T1608">Jump up to:</text:span><text:span text:style-name="T1609">a</text:span><text:span text:style-name="T1610"> </text:span><text:span text:style-name="T1611">b</text:span><text:span text:style-name="T1612"> </text:span><text:span text:style-name="T1613">McLaughlin 1980</text:span><text:span text:style-name="T1614">, p. 5</text:span></text:p>
              </text:list-item>
              <text:list-item>
                <text:p text:style-name="P1615"><text:span text:style-name="T1616">^ </text:span><text:span text:style-name="T1617">Jump up to:</text:span><text:span text:style-name="T1618">a</text:span><text:span text:style-name="T1619"> </text:span><text:span text:style-name="T1620">b</text:span><text:span text:style-name="T1621"> </text:span><text:span text:style-name="T1622">McLaughlin 1980</text:span><text:span text:style-name="T1623">, p. 8</text:span></text:p>
              </text:list-item>
              <text:list-item>
                <text:p text:style-name="P1624"><text:span text:style-name="T1625">^ </text:span><text:span text:style-name="T1626">Jump up to:</text:span><text:span text:style-name="T1627">a</text:span><text:span text:style-name="T1628"> </text:span><text:span text:style-name="T1629">b</text:span><text:span text:style-name="T1630"> </text:span><text:span text:style-name="T1631">McLaughlin 1980</text:span><text:span text:style-name="T1632">, p. 49</text:span></text:p>
              </text:list-item>
              <text:list-item>
                <text:p text:style-name="P1633"><text:span text:style-name="T1634">Jump up^</text:span><text:span text:style-name="T1635"> </text:span><text:span text:style-name="T1636">McLaughlin 1980</text:span><text:span text:style-name="T1637">, pp. 147 149</text:span></text:p>
              </text:list-item>
              <text:list-item>
                <text:p text:style-name="P1638"><text:span text:style-name="T1639">Jump up^</text:span><text:span text:style-name="T1640"> </text:span><text:span text:style-name="T1641">Gale 1973</text:span><text:span text:style-name="T1642">, p. 9</text:span></text:p>
              </text:list-item>
              <text:list-item>
                <text:p text:style-name="P1643"><text:span text:style-name="T1644">Jump up^</text:span><text:span text:style-name="T1645"> </text:span><text:span text:style-name="T1646">Ferris 1959</text:span><text:span text:style-name="T1647">, pp. 115 117</text:span></text:p>
              </text:list-item>
              <text:list-item>
                <text:p text:style-name="P1648"><text:span text:style-name="T1649">Jump up^</text:span><text:span text:style-name="T1650"> </text:span><text:span text:style-name="T1651">Tawse Jollie 1971</text:span><text:span text:style-name="T1652">, p. 7</text:span></text:p>
              </text:list-item>
              <text:list-item>
                <text:p text:style-name="P1653"><text:span text:style-name="T1654">Jump up^</text:span><text:span text:style-name="T1655"> </text:span><text:span text:style-name="T1656">Stapleton 2006</text:span><text:span text:style-name="T1657">, p. 19</text:span></text:p>
              </text:list-item>
              <text:list-item>
                <text:p text:style-name="P1658"><text:span text:style-name="T1659">Jump up^</text:span><text:span text:style-name="T1660"> </text:span><text:span text:style-name="T1661">McLaughlin 1980</text:span><text:span text:style-name="T1662">, p. 50</text:span></text:p>
              </text:list-item>
              <text:list-item>
                <text:p text:style-name="P1663"><text:span text:style-name="T1664">^ </text:span><text:span text:style-name="T1665">Jump up to:</text:span><text:span text:style-name="T1666">a</text:span><text:span text:style-name="T1667"> </text:span><text:span text:style-name="T1668">b</text:span><text:span text:style-name="T1669"> </text:span><text:span text:style-name="T1670">c</text:span><text:span text:style-name="T1671"> </text:span><text:span text:style-name="T1672">McLaughlin 1980</text:span><text:span text:style-name="T1673">, pp. 50 51</text:span></text:p>
              </text:list-item>
              <text:list-item>
                <text:p text:style-name="P1674"><text:span text:style-name="T1675">Jump up^</text:span><text:span text:style-name="T1676"> </text:span><text:span text:style-name="T1677">McLaughlin 1980</text:span><text:span text:style-name="T1678">, p. 57</text:span></text:p>
              </text:list-item>
              <text:list-item>
                <text:p text:style-name="P1679"><text:span text:style-name="T1680">^ </text:span><text:span text:style-name="T1681">Jump up to:</text:span><text:span text:style-name="T1682">a</text:span><text:span text:style-name="T1683"> </text:span><text:span text:style-name="T1684">b</text:span><text:span text:style-name="T1685"> </text:span><text:span text:style-name="T1686">McLaughlin 1980</text:span><text:span text:style-name="T1687">, p. 55</text:span></text:p>
              </text:list-item>
              <text:list-item>
                <text:p text:style-name="P1688"><text:span text:style-name="T1689">Jump up^</text:span><text:span text:style-name="T1690"> </text:span><text:span text:style-name="T1691">McLaughlin 1980</text:span><text:span text:style-name="T1692">, pp. 52, 55</text:span></text:p>
              </text:list-item>
              <text:list-item>
                <text:p text:style-name="P1693"><text:span text:style-name="T1694">^ </text:span><text:span text:style-name="T1695">Jump up to:</text:span><text:span text:style-name="T1696">a</text:span><text:span text:style-name="T1697"> </text:span><text:span text:style-name="T1698">b</text:span><text:span text:style-name="T1699"> </text:span><text:span text:style-name="T1700">Hutton 1917</text:span><text:span text:style-name="T1701">, p. 57</text:span></text:p>
              </text:list-item>
              <text:list-item>
                <text:p text:style-name="P1702"><text:span text:style-name="T1703">^ </text:span><text:span text:style-name="T1704">Jump up to:</text:span><text:span text:style-name="T1705">a</text:span><text:span text:style-name="T1706"> </text:span><text:span text:style-name="T1707">b</text:span><text:span text:style-name="T1708"> </text:span><text:span text:style-name="T1709">McLaughlin 1980</text:span><text:span text:style-name="T1710">, pp. 64 65</text:span></text:p>
              </text:list-item>
              <text:list-item>
                <text:p text:style-name="P1711"><text:span text:style-name="T1712">Jump up^</text:span><text:span text:style-name="T1713"> </text:span><text:span text:style-name="T1714">Farey &amp; Spicer 2008</text:span><text:span text:style-name="T1715">, p. 108</text:span></text:p>
              </text:list-item>
              <text:list-item>
                <text:p text:style-name="P1716"><text:span text:style-name="T1717">^ </text:span><text:span text:style-name="T1718">Jump up to:</text:span><text:span text:style-name="T1719">a</text:span><text:span text:style-name="T1720"> </text:span><text:span text:style-name="T1721">b</text:span><text:span text:style-name="T1722"> </text:span><text:span text:style-name="T1723">Uys 1991</text:span><text:span text:style-name="T1724">, pp. 194 198</text:span></text:p>
              </text:list-item>
              <text:list-item>
                <text:p text:style-name="P1725"><text:span text:style-name="T1726">Jump up^</text:span><text:span text:style-name="T1727"> </text:span><text:span text:style-name="T1728">Schwarz 2011</text:span><text:span text:style-name="T1729">, p. 246</text:span></text:p>
              </text:list-item>
              <text:list-item>
                <text:p text:style-name="P1730"><text:span text:style-name="T1731">^ </text:span><text:span text:style-name="T1732">Jump up to:</text:span><text:span text:style-name="T1733">a</text:span><text:span text:style-name="T1734"> </text:span><text:span text:style-name="T1735">b</text:span><text:span text:style-name="T1736"> </text:span><text:span text:style-name="T1737">Liddell Hart 1970</text:span><text:span text:style-name="T1738">, p. 324</text:span></text:p>
              </text:list-item>
              <text:list-item>
                <text:p text:style-name="P1739"><text:span text:style-name="T1740">Jump up^</text:span><text:span text:style-name="T1741"> </text:span><text:span text:style-name="T1742">McLaughlin 1980</text:span><text:span text:style-name="T1743">, p. 62</text:span></text:p>
              </text:list-item>
              <text:list-item>
                <text:p text:style-name="P1744"><text:span text:style-name="T1745">^ </text:span><text:span text:style-name="T1746">Jump up to:</text:span><text:span text:style-name="T1747">a</text:span><text:span text:style-name="T1748"> </text:span><text:span text:style-name="T1749">b</text:span><text:span text:style-name="T1750"> </text:span><text:span text:style-name="T1751">McLaughlin 1980</text:span><text:span text:style-name="T1752">, pp. 116 117</text:span></text:p>
              </text:list-item>
              <text:list-item>
                <text:p text:style-name="P1753"><text:span text:style-name="T1754">Jump up^</text:span><text:span text:style-name="T1755"> </text:span><text:span text:style-name="T1756">McLaughlin 1980</text:span><text:span text:style-name="T1757">, p. 63</text:span></text:p>
              </text:list-item>
              <text:list-item>
                <text:p text:style-name="P1758"><text:span text:style-name="T1759">Jump up^</text:span><text:span text:style-name="T1760"> </text:span><text:span text:style-name="T1761">McLaughlin 1980</text:span><text:span text:style-name="T1762">, pp. 63 64</text:span></text:p>
              </text:list-item>
              <text:list-item>
                <text:p text:style-name="P1763"><text:span text:style-name="T1764">Jump up^</text:span><text:span text:style-name="T1765"> </text:span><text:span text:style-name="T1766">McLaughlin 1980</text:span><text:span text:style-name="T1767">, p. 114</text:span></text:p>
              </text:list-item>
              <text:list-item>
                <text:p text:style-name="P1768"><text:span text:style-name="T1769">Jump up^</text:span><text:span text:style-name="T1770"> </text:span><text:span text:style-name="T1771">McLaughlin 1980</text:span><text:span text:style-name="T1772">, p. 98</text:span></text:p>
              </text:list-item>
              <text:list-item>
                <text:p text:style-name="P1773"><text:span text:style-name="T1774">Jump up^</text:span><text:span text:style-name="T1775"> </text:span><text:span text:style-name="T1776">Gale 1974</text:span><text:span text:style-name="T1777">, p. 36</text:span></text:p>
              </text:list-item>
              <text:list-item>
                <text:p text:style-name="P1778"><text:span text:style-name="T1779">Jump up^</text:span><text:span text:style-name="T1780"> </text:span><text:span text:style-name="T1781">McLaughlin 1980</text:span><text:span text:style-name="T1782">, pp. 70 71</text:span></text:p>
              </text:list-item>
              <text:list-item>
                <text:p text:style-name="P1783"><text:span text:style-name="T1784">Jump up^</text:span><text:span text:style-name="T1785"> </text:span><text:span text:style-name="T1786">Cormack &amp; Cormack 2001</text:span><text:span text:style-name="T1787">, p. 12</text:span></text:p>
              </text:list-item>
              <text:list-item>
                <text:p text:style-name="P1788"><text:span text:style-name="T1789">Jump up^</text:span><text:span text:style-name="T1790"> </text:span><text:span text:style-name="T1791">McLaughlin 1980</text:span><text:span text:style-name="T1792">, pp. 71 72;</text:span><text:a xlink:href="http://www.cwgc.org/find-war-dead/casualty/294852/BROWNE,%20ARTHUR%20RICHARD%20HO" office:target-frame-name="_top" xlink:show="replace"><text:span text:style-name="T1793">Browne, Arthur Richard Howe</text:span></text:a><text:span text:style-name="T1794">.</text:span><text:a xlink:href="http://en.wikipedia.org/wiki/Commonwealth_War_Graves_Commission" office:target-frame-name="_top" xlink:show="replace"><text:span text:style-name="T1795">Commonwealth War Graves Commission</text:span></text:a><text:span text:style-name="T1796">. Retrieved 8 March 2013.</text:span></text:p>
              </text:list-item>
              <text:list-item>
                <text:p text:style-name="P1797"><text:span text:style-name="T1798">^ </text:span><text:span text:style-name="T1799">Jump up to:</text:span><text:span text:style-name="T1800">a</text:span><text:span text:style-name="T1801"> </text:span><text:span text:style-name="T1802">b</text:span><text:span text:style-name="T1803"> </text:span><text:span text:style-name="T1804">McLaughlin 1980</text:span><text:span text:style-name="T1805">, pp. 71 72</text:span></text:p>
              </text:list-item>
              <text:list-item>
                <text:p text:style-name="P1806"><text:span text:style-name="T1807">^ </text:span><text:span text:style-name="T1808">Jump up to:</text:span><text:span text:style-name="T1809">a</text:span><text:span text:style-name="T1810"> </text:span><text:span text:style-name="T1811">b</text:span><text:span text:style-name="T1812"> </text:span><text:span text:style-name="T1813">c</text:span><text:span text:style-name="T1814"> </text:span><text:span text:style-name="T1815">d</text:span><text:span text:style-name="T1816"> </text:span><text:span text:style-name="T1817">McLaughlin 1980</text:span><text:span text:style-name="T1818">, pp. 92 93</text:span></text:p>
              </text:list-item>
              <text:list-item>
                <text:p text:style-name="P1819"><text:span text:style-name="T1820">Jump up^</text:span><text:span text:style-name="T1821"> </text:span><text:a xlink:href="http://www.cwgc.org/find-war-dead/casualty/398828/THOMAS,%20FRANK%20WILLIAM%20HEN" office:target-frame-name="_top" xlink:show="replace"><text:span text:style-name="T1822">Thomas, Frank William Henry</text:span></text:a><text:span text:style-name="T1823">.</text:span><text:a xlink:href="http://en.wikipedia.org/wiki/Commonwealth_War_Graves_Commission" office:target-frame-name="_top" xlink:show="replace"><text:span text:style-name="T1824">Commonwealth War Graves Commission</text:span></text:a><text:span text:style-name="T1825">. Retrieved 8 March 2013.</text:span></text:p>
              </text:list-item>
              <text:list-item>
                <text:p text:style-name="P1826"><text:span text:style-name="T1827">Jump up^</text:span><text:span text:style-name="T1828"> </text:span><text:span text:style-name="T1829">McAdam 1967</text:span><text:span text:style-name="T1830">, pp. 1 2</text:span></text:p>
              </text:list-item>
              <text:list-item>
                <text:p text:style-name="P1831"><text:span text:style-name="T1832">Jump up^</text:span><text:span text:style-name="T1833"> </text:span><text:span text:style-name="T1834">van der Byl 1971</text:span><text:span text:style-name="T1835">, p. 155</text:span></text:p>
              </text:list-item>
              <text:list-item>
                <text:p text:style-name="P1836"><text:span text:style-name="T1837">^ </text:span><text:span text:style-name="T1838">Jump up to:</text:span><text:span text:style-name="T1839">a</text:span><text:span text:style-name="T1840"> </text:span><text:span text:style-name="T1841">b</text:span><text:span text:style-name="T1842"> </text:span><text:span text:style-name="T1843">Franks 2000</text:span><text:span text:style-name="T1844">, pp. 26 27</text:span></text:p>
              </text:list-item>
              <text:list-item>
                <text:p text:style-name="P1845"><text:span text:style-name="T1846">Jump up^</text:span><text:span text:style-name="T1847"> </text:span><text:a xlink:href="http://en.wikipedia.org/wiki/The_London_Gazette" office:target-frame-name="_top" xlink:show="replace"><text:span text:style-name="T1848">The London Gazette</text:span></text:a><text:span text:style-name="T1849">: </text:span><text:a xlink:href="http://www.thegazette.co.uk/London/issue/30590/supplement/3604" office:target-frame-name="_top" xlink:show="replace"><text:span text:style-name="T1850">(Supplement) no. 30590. p. 3604</text:span></text:a><text:span text:style-name="T1851">. 22 March 1918. Retrieved 15 March 2013.</text:span></text:p>
              </text:list-item>
              <text:list-item>
                <text:p text:style-name="P1852"><text:span text:style-name="T1853">^ </text:span><text:span text:style-name="T1854">Jump up to:</text:span><text:span text:style-name="T1855">a</text:span><text:span text:style-name="T1856"> </text:span><text:span text:style-name="T1857">b</text:span><text:span text:style-name="T1858"> </text:span><text:span text:style-name="T1859">Gibbons 1927</text:span><text:span text:style-name="T1860">, pp. 344 346</text:span></text:p>
              </text:list-item>
              <text:list-item>
                <text:p text:style-name="P1861"><text:span text:style-name="T1862">Jump up^</text:span><text:span text:style-name="T1863"> </text:span><text:span text:style-name="T1864">Gibbons 1927</text:span><text:span text:style-name="T1865">, pp. 365 366</text:span></text:p>
              </text:list-item>
              <text:list-item>
                <text:p text:style-name="P1866"><text:span text:style-name="T1867">Jump up^</text:span><text:span text:style-name="T1868"> </text:span><text:span text:style-name="T1869">Nowarra, Brown &amp; Robertson 1964</text:span><text:span text:style-name="T1870">, p. 102</text:span></text:p>
              </text:list-item>
              <text:list-item>
                <text:p text:style-name="P1871"><text:span text:style-name="T1872">Jump up^</text:span><text:span text:style-name="T1873"> </text:span><text:span text:style-name="T1874">Probert 2006</text:span><text:span text:style-name="T1875">, pp. 33 36</text:span></text:p>
              </text:list-item>
              <text:list-item>
                <text:p text:style-name="P1876"><text:span text:style-name="T1877">Jump up^</text:span><text:span text:style-name="T1878"> </text:span><text:span text:style-name="T1879">Shores, Franks &amp; Guest 1990</text:span><text:span text:style-name="T1880">, p. 185</text:span></text:p>
              </text:list-item>
              <text:list-item>
                <text:p text:style-name="P1881"><text:span text:style-name="T1882">Jump up^</text:span><text:span text:style-name="T1883"> </text:span><text:span text:style-name="T1884">Probert 2006</text:span><text:span text:style-name="T1885">, p. 43</text:span></text:p>
              </text:list-item>
              <text:list-item>
                <text:p text:style-name="P1886"><text:span text:style-name="T1887">Jump up^</text:span><text:span text:style-name="T1888"> </text:span><text:span text:style-name="T1889">Probert 2006</text:span><text:span text:style-name="T1890">, p. 46</text:span></text:p>
              </text:list-item>
              <text:list-item>
                <text:p text:style-name="P1891"><text:span text:style-name="T1892">Jump up^</text:span><text:span text:style-name="T1893"> </text:span><text:span text:style-name="T1894">Probert 2006</text:span><text:span text:style-name="T1895">, p. 19</text:span></text:p>
              </text:list-item>
              <text:list-item>
                <text:p text:style-name="P1896"><text:span text:style-name="T1897">Jump up^</text:span><text:span text:style-name="T1898"> </text:span><text:span text:style-name="T1899">McLaughlin 1980</text:span><text:span text:style-name="T1900">, p. 7</text:span></text:p>
              </text:list-item>
              <text:list-item>
                <text:p text:style-name="P1901"><text:span text:style-name="T1902">^ </text:span><text:span text:style-name="T1903">Jump up to:</text:span><text:span text:style-name="T1904">a</text:span><text:span text:style-name="T1905"> </text:span><text:span text:style-name="T1906">b</text:span><text:span text:style-name="T1907"> </text:span><text:span text:style-name="T1908">c</text:span><text:span text:style-name="T1909"> </text:span><text:span text:style-name="T1910">Binda 2007</text:span><text:span text:style-name="T1911">, p. 17</text:span></text:p>
              </text:list-item>
              <text:list-item>
                <text:p text:style-name="P1912"><text:span text:style-name="T1913">Jump up^</text:span><text:span text:style-name="T1914"> </text:span><text:span text:style-name="T1915">McLaughlin 1980</text:span><text:span text:style-name="T1916">, p. 9</text:span></text:p>
              </text:list-item>
              <text:list-item>
                <text:p text:style-name="P1917"><text:span text:style-name="T1918">^ </text:span><text:span text:style-name="T1919">Jump up to:</text:span><text:span text:style-name="T1920">a</text:span><text:span text:style-name="T1921"> </text:span><text:span text:style-name="T1922">b</text:span><text:span text:style-name="T1923"> </text:span><text:span text:style-name="T1924">c</text:span><text:span text:style-name="T1925"> </text:span><text:span text:style-name="T1926">McLaughlin 1980</text:span><text:span text:style-name="T1927">, pp. 9 14</text:span></text:p>
              </text:list-item>
              <text:list-item>
                <text:p text:style-name="P1928"><text:span text:style-name="T1929">Jump up^</text:span><text:span text:style-name="T1930"> </text:span><text:span text:style-name="T1931">Chanock 1977</text:span><text:span text:style-name="T1932">, p. 22</text:span></text:p>
              </text:list-item>
              <text:list-item>
                <text:p text:style-name="P1933"><text:span text:style-name="T1934">Jump up^</text:span><text:span text:style-name="T1935"> </text:span><text:span text:style-name="T1936">McLaughlin 1980</text:span><text:span text:style-name="T1937">, pp. 13 15</text:span></text:p>
              </text:list-item>
              <text:list-item>
                <text:p text:style-name="P1938"><text:span text:style-name="T1939">^ </text:span><text:span text:style-name="T1940">Jump up to:</text:span><text:span text:style-name="T1941">a</text:span><text:span text:style-name="T1942"> </text:span><text:span text:style-name="T1943">b</text:span><text:span text:style-name="T1944"> </text:span><text:span text:style-name="T1945">McLaughlin 1980</text:span><text:span text:style-name="T1946">, pp. 15 18</text:span></text:p>
              </text:list-item>
              <text:list-item>
                <text:p text:style-name="P1947"><text:span text:style-name="T1948">^ </text:span><text:span text:style-name="T1949">Jump up to:</text:span><text:span text:style-name="T1950">a</text:span><text:span text:style-name="T1951"> </text:span><text:span text:style-name="T1952">b</text:span><text:span text:style-name="T1953"> </text:span><text:span text:style-name="T1954">McLaughlin 1980</text:span><text:span text:style-name="T1955">, pp. 19, 21 22</text:span></text:p>
              </text:list-item>
              <text:list-item>
                <text:p text:style-name="P1956"><text:span text:style-name="T1957">^ </text:span><text:span text:style-name="T1958">Jump up to:</text:span><text:span text:style-name="T1959">a</text:span><text:span text:style-name="T1960"> </text:span><text:span text:style-name="T1961">b</text:span><text:span text:style-name="T1962"> </text:span><text:span text:style-name="T1963">McLaughlin 1980</text:span><text:span text:style-name="T1964">, pp. 23 25, 30</text:span></text:p>
              </text:list-item>
              <text:list-item>
                <text:p text:style-name="P1965"><text:span text:style-name="T1966">Jump up^</text:span><text:span text:style-name="T1967"> </text:span><text:span text:style-name="T1968">McLaughlin 1980</text:span><text:span text:style-name="T1969">, pp. 30 34</text:span></text:p>
              </text:list-item>
              <text:list-item>
                <text:p text:style-name="P1970"><text:span text:style-name="T1971">^ </text:span><text:span text:style-name="T1972">Jump up to:</text:span><text:span text:style-name="T1973">a</text:span><text:span text:style-name="T1974"> </text:span><text:span text:style-name="T1975">b</text:span><text:span text:style-name="T1976"> </text:span><text:span text:style-name="T1977">McLaughlin 1980</text:span><text:span text:style-name="T1978">, pp. 39 41</text:span></text:p>
              </text:list-item>
              <text:list-item>
                <text:p text:style-name="P1979"><text:span text:style-name="T1980">^ </text:span><text:span text:style-name="T1981">Jump up to:</text:span><text:span text:style-name="T1982">a</text:span><text:span text:style-name="T1983"> </text:span><text:span text:style-name="T1984">b</text:span><text:span text:style-name="T1985"> </text:span><text:span text:style-name="T1986">McLaughlin 1980</text:span><text:span text:style-name="T1987">, p. 46</text:span></text:p>
              </text:list-item>
              <text:list-item>
                <text:p text:style-name="P1988"><text:span text:style-name="T1989">^ </text:span><text:span text:style-name="T1990">Jump up to:</text:span><text:span text:style-name="T1991">a</text:span><text:span text:style-name="T1992"> </text:span><text:span text:style-name="T1993">b</text:span><text:span text:style-name="T1994"> </text:span><text:span text:style-name="T1995">c</text:span><text:span text:style-name="T1996"> </text:span><text:span text:style-name="T1997">d</text:span><text:span text:style-name="T1998"> </text:span><text:span text:style-name="T1999">Stapleton 2006</text:span><text:span text:style-name="T2000">, pp. 20 22</text:span></text:p>
              </text:list-item>
              <text:list-item>
                <text:p text:style-name="P2001"><text:span text:style-name="T2002">Jump up^</text:span><text:span text:style-name="T2003"> </text:span><text:span text:style-name="T2004">Stapleton 2006</text:span><text:span text:style-name="T2005">, p. 39</text:span></text:p>
              </text:list-item>
              <text:list-item>
                <text:p text:style-name="P2006"><text:span text:style-name="T2007">Jump up^</text:span><text:span text:style-name="T2008"> </text:span><text:span text:style-name="T2009">Stapleton 2006</text:span><text:span text:style-name="T2010">, p. 49</text:span></text:p>
              </text:list-item>
              <text:list-item>
                <text:p text:style-name="P2011"><text:span text:style-name="T2012">^ </text:span><text:span text:style-name="T2013">Jump up to:</text:span><text:span text:style-name="T2014">a</text:span><text:span text:style-name="T2015"> </text:span><text:span text:style-name="T2016">b</text:span><text:span text:style-name="T2017"> </text:span><text:span text:style-name="T2018">c</text:span><text:span text:style-name="T2019"> </text:span><text:span text:style-name="T2020">Binda 2007</text:span><text:span text:style-name="T2021">, p. 18</text:span></text:p>
              </text:list-item>
              <text:list-item>
                <text:p text:style-name="P2022"><text:span text:style-name="T2023">^ </text:span><text:span text:style-name="T2024">Jump up to:</text:span><text:span text:style-name="T2025">a</text:span><text:span text:style-name="T2026"> </text:span><text:span text:style-name="T2027">b</text:span><text:span text:style-name="T2028"> </text:span><text:span text:style-name="T2029">c</text:span><text:span text:style-name="T2030"> </text:span><text:span text:style-name="T2031">d</text:span><text:span text:style-name="T2032"> </text:span><text:span text:style-name="T2033">Binda 2007</text:span><text:span text:style-name="T2034">, p. 19</text:span></text:p>
              </text:list-item>
              <text:list-item>
                <text:p text:style-name="P2035"><text:span text:style-name="T2036">Jump up^</text:span><text:span text:style-name="T2037"> </text:span><text:span text:style-name="T2038">McLaughlin 1980</text:span><text:span text:style-name="T2039">, p. 75</text:span></text:p>
              </text:list-item>
              <text:list-item>
                <text:p text:style-name="P2040"><text:span text:style-name="T2041">Jump up^</text:span><text:span text:style-name="T2042"> </text:span><text:span text:style-name="T2043">Binda 2007</text:span><text:span text:style-name="T2044">, p. 20</text:span></text:p>
              </text:list-item>
              <text:list-item>
                <text:p text:style-name="P2045"><text:span text:style-name="T2046">^ </text:span><text:span text:style-name="T2047">Jump up to:</text:span><text:span text:style-name="T2048">a</text:span><text:span text:style-name="T2049"> </text:span><text:span text:style-name="T2050">b</text:span><text:span text:style-name="T2051"> </text:span><text:span text:style-name="T2052">c</text:span><text:span text:style-name="T2053"> </text:span><text:span text:style-name="T2054">Binda 2007</text:span><text:span text:style-name="T2055">, p. 21</text:span></text:p>
              </text:list-item>
              <text:list-item>
                <text:p text:style-name="P2056"><text:span text:style-name="T2057">Jump up^</text:span><text:span text:style-name="T2058"> </text:span><text:span text:style-name="T2059">McLaughlin 1980</text:span><text:span text:style-name="T2060">, pp. 76 77</text:span></text:p>
              </text:list-item>
              <text:list-item>
                <text:p text:style-name="P2061"><text:span text:style-name="T2062">Jump up^</text:span><text:span text:style-name="T2063"> </text:span><text:span text:style-name="T2064">Stapleton 2006</text:span><text:span text:style-name="T2065">, p. 64</text:span></text:p>
              </text:list-item>
              <text:list-item>
                <text:p text:style-name="P2066"><text:span text:style-name="T2067">Jump up^</text:span><text:span text:style-name="T2068"> </text:span><text:span text:style-name="T2069">Stapleton 2006</text:span><text:span text:style-name="T2070">, pp. 90 91</text:span></text:p>
              </text:list-item>
              <text:list-item>
                <text:p text:style-name="P2071"><text:span text:style-name="T2072">^ </text:span><text:span text:style-name="T2073">Jump up to:</text:span><text:span text:style-name="T2074">a</text:span><text:span text:style-name="T2075"> </text:span><text:span text:style-name="T2076">b</text:span><text:span text:style-name="T2077"> </text:span><text:span text:style-name="T2078">c</text:span><text:span text:style-name="T2079"> </text:span><text:span text:style-name="T2080">Binda 2007</text:span><text:span text:style-name="T2081">, p. 22</text:span></text:p>
              </text:list-item>
              <text:list-item>
                <text:p text:style-name="P2082"><text:span text:style-name="T2083">^ </text:span><text:span text:style-name="T2084">Jump up to:</text:span><text:span text:style-name="T2085">a</text:span><text:span text:style-name="T2086"> </text:span><text:span text:style-name="T2087">b</text:span><text:span text:style-name="T2088"> </text:span><text:span text:style-name="T2089">c</text:span><text:span text:style-name="T2090"> </text:span><text:span text:style-name="T2091">Binda 2007</text:span><text:span text:style-name="T2092">, p. 23</text:span></text:p>
              </text:list-item>
              <text:list-item>
                <text:p text:style-name="P2093"><text:span text:style-name="T2094">Jump up^</text:span><text:span text:style-name="T2095"> </text:span><text:span text:style-name="T2096">Stapleton 2006</text:span><text:span text:style-name="T2097">, p. 125</text:span></text:p>
              </text:list-item>
              <text:list-item>
                <text:p text:style-name="P2098"><text:span text:style-name="T2099">Jump up^</text:span><text:span text:style-name="T2100"> </text:span><text:span text:style-name="T2101">Stapleton 2006</text:span><text:span text:style-name="T2102">, p. 135</text:span></text:p>
              </text:list-item>
              <text:list-item>
                <text:p text:style-name="P2103"><text:span text:style-name="T2104">^ </text:span><text:span text:style-name="T2105">Jump up to:</text:span><text:span text:style-name="T2106">a</text:span><text:span text:style-name="T2107"> </text:span><text:span text:style-name="T2108">b</text:span><text:span text:style-name="T2109"> </text:span><text:span text:style-name="T2110">c</text:span><text:span text:style-name="T2111"> </text:span><text:span text:style-name="T2112">Binda 2007</text:span><text:span text:style-name="T2113">, pp. 24 25</text:span></text:p>
              </text:list-item>
              <text:list-item>
                <text:p text:style-name="P2114"><text:span text:style-name="T2115">Jump up^</text:span><text:span text:style-name="T2116"> </text:span><text:span text:style-name="T2117">Gore-Browne 1954</text:span><text:span text:style-name="T2118">, pp. 84</text:span></text:p>
              </text:list-item>
              <text:list-item>
                <text:p text:style-name="P2119"><text:span text:style-name="T2120">Jump up^</text:span><text:span text:style-name="T2121"> </text:span><text:span text:style-name="T2122">Stapleton 2006</text:span><text:span text:style-name="T2123">, p. 136</text:span></text:p>
              </text:list-item>
              <text:list-item>
                <text:p text:style-name="P2124"><text:span text:style-name="T2125">^ </text:span><text:span text:style-name="T2126">Jump up to:</text:span><text:span text:style-name="T2127">a</text:span><text:span text:style-name="T2128"> </text:span><text:span text:style-name="T2129">b</text:span><text:span text:style-name="T2130"> </text:span><text:span text:style-name="T2131">c</text:span><text:span text:style-name="T2132"> </text:span><text:span text:style-name="T2133">d</text:span><text:span text:style-name="T2134"> </text:span><text:span text:style-name="T2135">McLaughlin 1980</text:span><text:span text:style-name="T2136">, pp. 88 92</text:span></text:p>
              </text:list-item>
              <text:list-item>
                <text:p text:style-name="P2137"><text:span text:style-name="T2138">^ </text:span><text:span text:style-name="T2139">Jump up to:</text:span><text:span text:style-name="T2140">a</text:span><text:span text:style-name="T2141"> </text:span><text:span text:style-name="T2142">b</text:span><text:span text:style-name="T2143"> </text:span><text:span text:style-name="T2144">c</text:span><text:span text:style-name="T2145"> </text:span><text:span text:style-name="T2146">McLaughlin 1980</text:span><text:span text:style-name="T2147">, pp. 102 106</text:span></text:p>
              </text:list-item>
              <text:list-item>
                <text:p text:style-name="P2148"><text:span text:style-name="T2149">^ </text:span><text:span text:style-name="T2150">Jump up to:</text:span><text:span text:style-name="T2151">a</text:span><text:span text:style-name="T2152"> </text:span><text:span text:style-name="T2153">b</text:span><text:span text:style-name="T2154"> </text:span><text:span text:style-name="T2155">c</text:span><text:span text:style-name="T2156"> </text:span><text:span text:style-name="T2157">McLaughlin 1980</text:span><text:span text:style-name="T2158">, pp. 80 85</text:span></text:p>
              </text:list-item>
              <text:list-item>
                <text:p text:style-name="P2159"><text:span text:style-name="T2160">Jump up^</text:span><text:span text:style-name="T2161"> </text:span><text:span text:style-name="T2162">McLaughlin 1980</text:span><text:span text:style-name="T2163">, pp. 5 6</text:span></text:p>
              </text:list-item>
              <text:list-item>
                <text:p text:style-name="P2164"><text:span text:style-name="T2165">Jump up^</text:span><text:span text:style-name="T2166"> </text:span><text:span text:style-name="T2167">Stapleton 2006</text:span><text:span text:style-name="T2168">, p. 30</text:span></text:p>
              </text:list-item>
              <text:list-item>
                <text:p text:style-name="P2169"><text:span text:style-name="T2170">^ </text:span><text:span text:style-name="T2171">Jump up to:</text:span><text:span text:style-name="T2172">a</text:span><text:span text:style-name="T2173"> </text:span><text:span text:style-name="T2174">b</text:span><text:span text:style-name="T2175"> </text:span><text:span text:style-name="T2176">c</text:span><text:span text:style-name="T2177"> </text:span><text:span text:style-name="T2178">Stapleton 2006</text:span><text:span text:style-name="T2179">, pp. 23 25</text:span></text:p>
              </text:list-item>
              <text:list-item>
                <text:p text:style-name="P2180"><text:span text:style-name="T2181">Jump up^</text:span><text:span text:style-name="T2182"> </text:span><text:span text:style-name="T2183">McLaughlin 1980</text:span><text:span text:style-name="T2184">, p. 73</text:span></text:p>
              </text:list-item>
              <text:list-item>
                <text:p text:style-name="P2185"><text:span text:style-name="T2186">Jump up^</text:span><text:span text:style-name="T2187"> </text:span><text:span text:style-name="T2188">Stapleton 2006</text:span><text:span text:style-name="T2189">, p. 40</text:span></text:p>
              </text:list-item>
              <text:list-item>
                <text:p text:style-name="P2190"><text:span text:style-name="T2191">^ </text:span><text:span text:style-name="T2192">Jump up to:</text:span><text:span text:style-name="T2193">a</text:span><text:span text:style-name="T2194"> </text:span><text:span text:style-name="T2195">b</text:span><text:span text:style-name="T2196"> </text:span><text:span text:style-name="T2197">Stapleton 2006</text:span><text:span text:style-name="T2198">, pp. 26 27</text:span></text:p>
              </text:list-item>
              <text:list-item>
                <text:p text:style-name="P2199"><text:span text:style-name="T2200">Jump up^</text:span><text:span text:style-name="T2201"> </text:span><text:span text:style-name="T2202">Stapleton 2006</text:span><text:span text:style-name="T2203">, p. 155</text:span></text:p>
              </text:list-item>
              <text:list-item>
                <text:p text:style-name="P2204"><text:span text:style-name="T2205">^ </text:span><text:span text:style-name="T2206">Jump up to:</text:span><text:span text:style-name="T2207">a</text:span><text:span text:style-name="T2208"> </text:span><text:span text:style-name="T2209">b</text:span><text:span text:style-name="T2210"> </text:span><text:span text:style-name="T2211">McLaughlin 1980</text:span><text:span text:style-name="T2212">, pp. 96 97</text:span></text:p>
              </text:list-item>
              <text:list-item>
                <text:p text:style-name="P2213"><text:span text:style-name="T2214">Jump up^</text:span><text:span text:style-name="T2215"> </text:span><text:span text:style-name="T2216">McLaughlin 1980</text:span><text:span text:style-name="T2217">, p. 120</text:span></text:p>
              </text:list-item>
              <text:list-item>
                <text:p text:style-name="P2218"><text:span text:style-name="T2219">Jump up^</text:span><text:span text:style-name="T2220"> </text:span><text:span text:style-name="T2221">McLaughlin 1980</text:span><text:span text:style-name="T2222">, p. 121</text:span></text:p>
              </text:list-item>
              <text:list-item>
                <text:p text:style-name="P2223"><text:span text:style-name="T2224">Jump up^</text:span><text:span text:style-name="T2225"> </text:span><text:span text:style-name="T2226">McLaughlin 1980</text:span><text:span text:style-name="T2227">, p. 123</text:span></text:p>
              </text:list-item>
              <text:list-item>
                <text:p text:style-name="P2228"><text:span text:style-name="T2229">Jump up^</text:span><text:span text:style-name="T2230"> </text:span><text:span text:style-name="T2231">Stapleton 2006</text:span><text:span text:style-name="T2232">, pp. 48 49</text:span></text:p>
              </text:list-item>
              <text:list-item>
                <text:p text:style-name="P2233"><text:span text:style-name="T2234">^ </text:span><text:span text:style-name="T2235">Jump up to:</text:span><text:span text:style-name="T2236">a</text:span><text:span text:style-name="T2237"> </text:span><text:span text:style-name="T2238">b</text:span><text:span text:style-name="T2239"> </text:span><text:span text:style-name="T2240">Stapleton 2006</text:span><text:span text:style-name="T2241">, pp. 27 30</text:span></text:p>
              </text:list-item>
              <text:list-item>
                <text:p text:style-name="P2242"><text:span text:style-name="T2243">^ </text:span><text:span text:style-name="T2244">Jump up to:</text:span><text:span text:style-name="T2245">a</text:span><text:span text:style-name="T2246"> </text:span><text:span text:style-name="T2247">b</text:span><text:span text:style-name="T2248"> </text:span><text:span text:style-name="T2249">c</text:span><text:span text:style-name="T2250"> </text:span><text:span text:style-name="T2251">McLaughlin 1980</text:span><text:span text:style-name="T2252">, pp. 106 107</text:span></text:p>
              </text:list-item>
              <text:list-item>
                <text:p text:style-name="P2253"><text:span text:style-name="T2254">Jump up^</text:span><text:span text:style-name="T2255"> </text:span><text:span text:style-name="T2256">Stapleton 2006</text:span><text:span text:style-name="T2257">, p. 133</text:span></text:p>
              </text:list-item>
              <text:list-item>
                <text:p text:style-name="P2258"><text:span text:style-name="T2259">^ </text:span><text:span text:style-name="T2260">Jump up to:</text:span><text:span text:style-name="T2261">a</text:span><text:span text:style-name="T2262"> </text:span><text:span text:style-name="T2263">b</text:span><text:span text:style-name="T2264"> </text:span><text:span text:style-name="T2265">c</text:span><text:span text:style-name="T2266"> </text:span><text:span text:style-name="T2267">d</text:span><text:span text:style-name="T2268"> </text:span><text:span text:style-name="T2269">McLaughlin 1980</text:span><text:span text:style-name="T2270">, pp. 138 140</text:span></text:p>
              </text:list-item>
              <text:list-item>
                <text:p text:style-name="P2271"><text:span text:style-name="T2272">Jump up^</text:span><text:span text:style-name="T2273"> </text:span><text:span text:style-name="T2274">Hodder-Williams 1983</text:span><text:span text:style-name="T2275">, pp. 105 106</text:span></text:p>
              </text:list-item>
              <text:list-item>
                <text:p text:style-name="P2276"><text:span text:style-name="T2277">^ </text:span><text:span text:style-name="T2278">Jump up to:</text:span><text:span text:style-name="T2279">a</text:span><text:span text:style-name="T2280"> </text:span><text:span text:style-name="T2281">b</text:span><text:span text:style-name="T2282"> </text:span><text:span text:style-name="T2283">Binda 2007</text:span><text:span text:style-name="T2284">, p. 25; </text:span><text:span text:style-name="T2285">McLaughlin 1980</text:span><text:span text:style-name="T2286">, p. 79</text:span></text:p>
              </text:list-item>
              <text:list-item>
                <text:p text:style-name="P2287"><text:span text:style-name="T2288">^ </text:span><text:span text:style-name="T2289">Jump up to:</text:span><text:span text:style-name="T2290">a</text:span><text:span text:style-name="T2291"> </text:span><text:span text:style-name="T2292">b</text:span><text:span text:style-name="T2293"> </text:span><text:span text:style-name="T2294">c</text:span><text:span text:style-name="T2295"> </text:span><text:span text:style-name="T2296">Moorcraft 1990</text:span></text:p>
              </text:list-item>
              <text:list-item>
                <text:p text:style-name="P2297"><text:span text:style-name="T2298">Jump up^</text:span><text:span text:style-name="T2299"> </text:span><text:span text:style-name="T2300">Strachan 2003</text:span><text:span text:style-name="T2301">, p. 498</text:span></text:p>
              </text:list-item>
              <text:list-item>
                <text:p text:style-name="P2302"><text:span text:style-name="T2303">^ </text:span><text:span text:style-name="T2304">Jump up to:</text:span><text:span text:style-name="T2305">a</text:span><text:span text:style-name="T2306"> </text:span><text:span text:style-name="T2307">b</text:span><text:span text:style-name="T2308"> </text:span><text:span text:style-name="T2309">McLaughlin 1980</text:span><text:span text:style-name="T2310">, p. 140</text:span></text:p>
              </text:list-item>
              <text:list-item>
                <text:p text:style-name="P2311"><text:span text:style-name="T2312">Jump up^</text:span><text:span text:style-name="T2313"> </text:span><text:span text:style-name="T2314">McLaughlin 1980</text:span><text:span text:style-name="T2315">, pp. 150 151</text:span></text:p>
              </text:list-item>
              <text:list-item>
                <text:p text:style-name="P2316"><text:span text:style-name="T2317">Jump up^</text:span><text:span text:style-name="T2318"> </text:span><text:span text:style-name="T2319">Stapleton 2006</text:span><text:span text:style-name="T2320">, pp. 31 40</text:span></text:p>
              </text:list-item>
              <text:list-item>
                <text:p text:style-name="P2321"><text:span text:style-name="T2322">Jump up^</text:span><text:span text:style-name="T2323"> </text:span><text:span text:style-name="T2324">Stapleton 2006</text:span><text:span text:style-name="T2325">, p. 2</text:span></text:p>
              </text:list-item>
              <text:list-item>
                <text:p text:style-name="P2326"><text:span text:style-name="T2327">Jump up^</text:span><text:span text:style-name="T2328"> </text:span><text:span text:style-name="T2329">Binda 2007</text:span><text:span text:style-name="T2330">, p. 17; </text:span><text:span text:style-name="T2331">McLaughlin 1980</text:span><text:span text:style-name="T2332">, p. 74</text:span></text:p>
              </text:list-item>
              <text:list-item>
                <text:p text:style-name="P2333"><text:span text:style-name="T2334">Jump up^</text:span><text:span text:style-name="T2335"> </text:span><text:span text:style-name="T2336">Binda 2007</text:span><text:span text:style-name="T2337">, p. 400</text:span></text:p>
              </text:list-item>
              <text:list-item>
                <text:p text:style-name="P2338"><text:span text:style-name="T2339">Jump up^</text:span><text:span text:style-name="T2340"> </text:span><text:span text:style-name="T2341">Stapleton 2006</text:span><text:span text:style-name="T2342">, p. 5</text:span></text:p>
              </text:list-item>
              <text:list-item>
                <text:p text:style-name="P2343"><text:span text:style-name="T2344">Jump up^</text:span><text:span text:style-name="T2345"> </text:span><text:span text:style-name="T2346">Stapleton 2006</text:span><text:span text:style-name="T2347">, p. 143</text:span></text:p>
              </text:list-item>
              <text:list-item>
                <text:p text:style-name="P2348"><text:span text:style-name="T2349">Jump up^</text:span><text:span text:style-name="T2350"> </text:span><text:span text:style-name="T2351">City of Salisbury 1952</text:span><text:span text:style-name="T2352">, p. 47</text:span></text:p>
              </text:list-item>
              <text:list-item>
                <text:p text:style-name="P2353"><text:span text:style-name="T2354">Jump up^</text:span><text:span text:style-name="T2355"> </text:span><text:span text:style-name="T2356">Stapleton 2006</text:span><text:span text:style-name="T2357">, pp. 1, 4, 141 142</text:span></text:p>
              </text:list-item>
              <text:list-item>
                <text:p text:style-name="P2358"><text:span text:style-name="T2359">Jump up^</text:span><text:span text:style-name="T2360"> </text:span><text:span text:style-name="T2361">Stapleton 2006</text:span><text:span text:style-name="T2362">, pp. 142, 150</text:span></text:p>
              </text:list-item>
              <text:list-item>
                <text:p text:style-name="P2363"><text:span text:style-name="T2364">Jump up^</text:span><text:span text:style-name="T2365"> </text:span><text:span text:style-name="T2366">Willson 1963</text:span><text:span text:style-name="T2367">, p. 115</text:span></text:p>
              </text:list-item>
              <text:list-item>
                <text:p text:style-name="P2368"><text:span text:style-name="T2369">Jump up^</text:span><text:span text:style-name="T2370"> </text:span><text:span text:style-name="T2371">Gann 1969</text:span><text:span text:style-name="T2372">, pp. 191 192</text:span></text:p>
              </text:list-item>
              <text:list-item>
                <text:p text:style-name="P2373"><text:span text:style-name="T2374">^ </text:span><text:span text:style-name="T2375">Jump up to:</text:span><text:span text:style-name="T2376">a</text:span><text:span text:style-name="T2377"> </text:span><text:span text:style-name="T2378">b</text:span><text:span text:style-name="T2379"> </text:span><text:span text:style-name="T2380">Wake &amp; Deedes 1949</text:span><text:span text:style-name="T2381">, p. xiv;</text:span><text:span text:style-name="T2382">Chant 1988</text:span><text:span text:style-name="T2383">, p. 262</text:span></text:p>
              </text:list-item>
              <text:list-item>
                <text:p text:style-name="P2384"><text:span text:style-name="T2385">Jump up^</text:span><text:span text:style-name="T2386"> </text:span><text:span text:style-name="T2387">Radford 1994</text:span><text:span text:style-name="T2388">, p. 46</text:span></text:p>
              </text:list-item>
              <text:list-item>
                <text:p text:style-name="P2389"><text:span text:style-name="T2390">Jump up^</text:span><text:span text:style-name="T2391"> </text:span><text:span text:style-name="T2392">Wood 2005</text:span><text:span text:style-name="T2393">, p. 9</text:span></text:p>
              </text:list-item>
              <text:list-item>
                <text:p text:style-name="P2394"><text:span text:style-name="T2395">Jump up^</text:span><text:span text:style-name="T2396"> </text:span><text:span text:style-name="T2397">MacDonald 1976 v. 2</text:span><text:span text:style-name="T2398">, Appendix, p. viii</text:span></text:p>
              </text:list-item>
              <text:list-item>
                <text:p text:style-name="P2399"><text:span text:style-name="T2400">Jump up^</text:span><text:span text:style-name="T2401"> </text:span><text:span text:style-name="T2402">MacDonald 1976 v. 1</text:span><text:span text:style-name="T2403">, pp. 8 9</text:span></text:p>
              </text:list-item>
              <text:list-item>
                <text:p text:style-name="P2404"><text:span text:style-name="T2405">^ </text:span><text:span text:style-name="T2406">Jump up to:</text:span><text:span text:style-name="T2407">a</text:span><text:span text:style-name="T2408"> </text:span><text:span text:style-name="T2409">b</text:span><text:span text:style-name="T2410"> </text:span><text:span text:style-name="T2411">Binda 2007</text:span><text:span text:style-name="T2412">, p. 25</text:span></text:p>
              </text:list-item>
              <text:list-item>
                <text:p text:style-name="P2413"><text:span text:style-name="T2414">Jump up^</text:span><text:span text:style-name="T2415"> </text:span><text:span text:style-name="T2416">Binda 2007</text:span><text:span text:style-name="T2417">, pp. 59 77</text:span></text:p>
              </text:list-item>
              <text:list-item>
                <text:p text:style-name="P2418"><text:span text:style-name="T2419">Jump up^</text:span><text:span text:style-name="T2420"> </text:span><text:span text:style-name="T2421">House 1976</text:span><text:span text:style-name="T2422">, p. 41</text:span></text:p>
              </text:list-item>
              <text:list-item>
                <text:p text:style-name="P2423"><text:span text:style-name="T2424">Jump up^</text:span><text:span text:style-name="T2425"> </text:span><text:span text:style-name="T2426">MacDonald 1976 v. 1</text:span><text:span text:style-name="T2427">, p. 9</text:span></text:p>
              </text:list-item>
              <text:list-item>
                <text:p text:style-name="P2428"><text:span text:style-name="T2429">Jump up^</text:span><text:span text:style-name="T2430"> </text:span><text:span text:style-name="T2431">Jackson 2006</text:span><text:span text:style-name="T2432">, p. 39; </text:span><text:span text:style-name="T2433">MacDonald 1976 v. 1</text:span><text:span text:style-name="T2434">, p. 173</text:span></text:p>
              </text:list-item>
              <text:list-item>
                <text:p text:style-name="P2435"><text:span text:style-name="T2436">Jump up^</text:span><text:span text:style-name="T2437"> </text:span><text:span text:style-name="T2438">Binda 2007</text:span><text:span text:style-name="T2439">, pp. 127 140, 404</text:span></text:p>
              </text:list-item>
              <text:list-item>
                <text:p text:style-name="P2440"><text:span text:style-name="T2441">Jump up^</text:span><text:span text:style-name="T2442"> </text:span><text:span text:style-name="T2443">Corum 2008</text:span><text:span text:style-name="T2444">, p. 172</text:span></text:p>
              </text:list-item>
              <text:list-item>
                <text:p text:style-name="P2445"><text:span text:style-name="T2446">Jump up^</text:span><text:span text:style-name="T2447"> </text:span><text:span text:style-name="T2448">McLaughlin 1980</text:span><text:span text:style-name="T2449">, p. 141; </text:span><text:span text:style-name="T2450">Wood 2005</text:span><text:span text:style-name="T2451">, pp. 463, 471</text:span></text:p>
              </text:list-item>
              <text:list-item>
                <text:p text:style-name="P2452"><text:span text:style-name="T2453">^ </text:span><text:span text:style-name="T2454">Jump up to:</text:span><text:span text:style-name="T2455">a</text:span><text:span text:style-name="T2456"> </text:span><text:span text:style-name="T2457">b</text:span><text:span text:style-name="T2458"> </text:span><text:span text:style-name="T2459">c</text:span><text:span text:style-name="T2460"> </text:span><text:span text:style-name="T2461">Stapleton 2006</text:span><text:span text:style-name="T2462">, pp. 1 5</text:span></text:p>
              </text:list-item>
              <text:list-item>
                <text:p text:style-name="P2463"><text:span text:style-name="T2464">Jump up^</text:span><text:span text:style-name="T2465"> </text:span><text:span text:style-name="T2466">Stapleton 2006</text:span><text:span text:style-name="T2467">, p. 11</text:span></text:p>
              </text:list-item>
            </text:list>
          </text:list-item>
        </text:list>
        <text:p text:style-name="P2468">Online sources</text:p>
      </text:section>
      <text:section text:name="Sect4" text:style-name="S4">
        <text:p text:style-name="P2469"/>
        <text:list text:style-name="LFO1" text:continue-numbering="true">
          <text:list-item>
            <text:p text:style-name="P2470"><text:a xlink:href="http://www.britannica.com/EBchecked/topic/80349/British-South-Africa-Company-BSAC" office:target-frame-name="_top" xlink:show="replace"><text:span text:style-name="T2471">"British South Africa Company (BSAC, BSACO, or BSA Company)"</text:span></text:a><text:span text:style-name="T2472">. </text:span><text:a xlink:href="http://en.wikipedia.org/wiki/Encyclop%C3%A6dia_Britannica" office:target-frame-name="_top" xlink:show="replace"><text:span text:style-name="T2473">Encyclop</text:span><text:span text:style-name="T2474">æ</text:span><text:span text:style-name="T2475">dia Britannica Online</text:span></text:a><text:span text:style-name="T2476">. Chicago, Illinois: </text:span><text:a xlink:href="http://en.wikipedia.org/wiki/Encyclop%C3%A6dia_Britannica,_Inc." office:target-frame-name="_top" xlink:show="replace"><text:span text:style-name="T2477">Encyclop</text:span><text:span text:style-name="T2478">æ</text:span><text:span text:style-name="T2479">dia Britannica, Inc</text:span></text:a><text:span text:style-name="T2480">. Retrieved 17 January 2013.</text:span></text:p>
          </text:list-item>
        </text:list>
        <text:p text:style-name="P2481">Newspaper and journal articles</text:p>
      </text:section>
      <text:section text:name="Sect5" text:style-name="S5">
        <text:p text:style-name="P2482"/>
        <text:list text:style-name="LFO1" text:continue-numbering="true">
          <text:list-item>
            <text:p text:style-name="P2483"><text:span text:style-name="T2484">Ferris, N S (1959). </text:span><text:a xlink:href="http://1914-1918.invisionzone.com/forums/index.php?showtopic=198744&amp;p=2003630" office:target-frame-name="_top" xlink:show="replace"><text:span text:style-name="T2485">"Military Pot-Pourri: A Rhodesian Green Jacket Looks Back"</text:span></text:a><text:span text:style-name="T2486">. </text:span><text:span text:style-name="T2487">The King's Royal Rifle Corps Chronicle</text:span><text:span text:style-name="T2488"> (Winchester: Warren &amp; Son): 111 118. </text:span><text:a xlink:href="http://en.wikipedia.org/wiki/OCLC" office:target-frame-name="_top" xlink:show="replace"><text:span text:style-name="T2489">OCLC</text:span></text:a><text:span text:style-name="T2490"> </text:span><text:a xlink:href="http://www.worldcat.org/oclc/756216787" office:target-frame-name="_top" xlink:show="replace"><text:span text:style-name="T2491">756216787</text:span></text:a><text:span text:style-name="T2492">.</text:span></text:p>
          </text:list-item>
          <text:list-item>
            <text:p text:style-name="P2493"><text:span text:style-name="T2494">Gore-Browne, Stewart, ed. (1954). </text:span><text:a xlink:href="http://www.nrzam.org.uk/NRJ/V2N5/V2N5.htm" office:target-frame-name="_top" xlink:show="replace"><text:span text:style-name="T2495">"The Chambeshi Memorial"</text:span></text:a><text:span text:style-name="T2496">. </text:span><text:span text:style-name="T2497">The Northern Rhodesia Journal</text:span><text:span text:style-name="T2498"> (Lusaka: Northern Rhodesia Society) </text:span><text:span text:style-name="T2499">II</text:span><text:span text:style-name="T2500"> (5): 81 84. </text:span><text:a xlink:href="http://en.wikipedia.org/wiki/International_Standard_Serial_Number" office:target-frame-name="_top" xlink:show="replace"><text:span text:style-name="T2501">ISSN</text:span></text:a><text:span text:style-name="T2502"> </text:span><text:a xlink:href="http://www.worldcat.org/issn/0549-9674" office:target-frame-name="_top" xlink:show="replace"><text:span text:style-name="T2503">0549-9674</text:span></text:a><text:span text:style-name="T2504">.</text:span></text:p>
          </text:list-item>
          <text:list-item>
            <text:p text:style-name="P2505"><text:span text:style-name="T2506">House, John (1976). "Aviation in Rhodesia". </text:span><text:span text:style-name="T2507">Rhodesia Calls</text:span><text:span text:style-name="T2508"> (Salisbury: Rhodesia National Tourist Board): 33 45. </text:span><text:a xlink:href="http://en.wikipedia.org/wiki/OCLC" office:target-frame-name="_top" xlink:show="replace"><text:span text:style-name="T2509">OCLC</text:span></text:a><text:span text:style-name="T2510"> </text:span><text:a xlink:href="http://www.worldcat.org/oclc/4079878" office:target-frame-name="_top" xlink:show="replace"><text:span text:style-name="T2511">4079878</text:span></text:a><text:span text:style-name="T2512">.</text:span></text:p>
          </text:list-item>
          <text:list-item>
            <text:p text:style-name="P2513"><text:span text:style-name="T2514">McAdam, J (1967). </text:span><text:a xlink:href="http://www.rhodesia.nl/rhodesiana/volume16.pdf" office:target-frame-name="_top" xlink:show="replace"><text:span text:style-name="T2515">"Pat Judson: First Rhodesian-born Airman"</text:span></text:a><text:span text:style-name="T2516">. </text:span><text:span text:style-name="T2517">Rhodesiana</text:span><text:span text:style-name="T2518"> (Salisbury: The Rhodesiana Society) </text:span><text:span text:style-name="T2519">16</text:span><text:span text:style-name="T2520">: 1 16. </text:span><text:a xlink:href="http://en.wikipedia.org/wiki/International_Standard_Serial_Number" office:target-frame-name="_top" xlink:show="replace"><text:span text:style-name="T2521">ISSN</text:span></text:a><text:span text:style-name="T2522"> </text:span><text:a xlink:href="http://www.worldcat.org/issn/0556-9605" office:target-frame-name="_top" xlink:show="replace"><text:span text:style-name="T2523">0556-9605</text:span></text:a><text:span text:style-name="T2524">.</text:span></text:p>
          </text:list-item>
          <text:list-item>
            <text:p text:style-name="P2525"><text:a xlink:href="http://en.wikipedia.org/wiki/Paul_Moorcraft" office:target-frame-name="_top" xlink:show="replace"><text:span text:style-name="T2526">Moorcraft, Paul</text:span></text:a><text:span text:style-name="T2527"> (1990). </text:span><text:a xlink:href="http://www.historytoday.com/paul-moorcraft/rhodesias-war-independence" office:target-frame-name="_top" xlink:show="replace"><text:span text:style-name="T2528">"Rhodesia's War of Independence"</text:span></text:a><text:span text:style-name="T2529">. </text:span><text:a xlink:href="http://en.wikipedia.org/wiki/History_Today" office:target-frame-name="_top" xlink:show="replace"><text:span text:style-name="T2530">History Today</text:span></text:a><text:span text:style-name="T2531"> (London: History Today Ltd) </text:span><text:span text:style-name="T2532">40</text:span><text:span text:style-name="T2533"> (9). </text:span><text:a xlink:href="http://en.wikipedia.org/wiki/International_Standard_Serial_Number" office:target-frame-name="_top" xlink:show="replace"><text:span text:style-name="T2534">ISSN</text:span></text:a><text:span text:style-name="T2535"> </text:span><text:a xlink:href="http://www.worldcat.org/issn/0018-2753" office:target-frame-name="_top" xlink:show="replace"><text:span text:style-name="T2536">0018-2753</text:span></text:a><text:span text:style-name="T2537">.</text:span></text:p>
          </text:list-item>
        </text:list>
        <text:p text:style-name="P2538">Bibliography</text:p>
      </text:section>
      <text:section text:name="Sect6" text:style-name="S6">
        <text:p text:style-name="P2539"/>
        <text:list text:style-name="LFO1" text:continue-numbering="true">
          <text:list-item>
            <text:p text:style-name="P2540"><text:span text:style-name="T2541">Binda, Alexandre (November 2007). Heppenstall, David, ed. </text:span><text:span text:style-name="T2542">Masodja: The History of the Rhodesian African Rifles and its forerunner the Rhodesian Native Regiment</text:span><text:span text:style-name="T2543">. Johannesburg: 30° South Publishers. </text:span><text:a xlink:href="http://en.wikipedia.org/wiki/International_Standard_Book_Number" office:target-frame-name="_top" xlink:show="replace"><text:span text:style-name="T2544">ISBN</text:span></text:a><text:span text:style-name="T2545"> </text:span><text:a xlink:href="http://en.wikipedia.org/wiki/Special:BookSources/978-1-920143-03-9" office:target-frame-name="_top" xlink:show="replace"><text:span text:style-name="T2546">978-1-920143-03-9</text:span></text:a><text:span text:style-name="T2547">.</text:span></text:p>
          </text:list-item>
          <text:list-item>
            <text:p text:style-name="P2548"><text:span text:style-name="T2549">Brelsford, W V, ed. (1960). </text:span><text:span text:style-name="T2550">Handbook to the Federation of Rhodesia and Nyasaland</text:span><text:span text:style-name="T2551"> (First ed.). London: </text:span><text:a xlink:href="http://en.wikipedia.org/wiki/Cassell_(publisher)" office:target-frame-name="_top" xlink:show="replace"><text:span text:style-name="T2552">Cassell</text:span></text:a><text:span text:style-name="T2553">.</text:span><text:a xlink:href="http://en.wikipedia.org/wiki/OCLC" office:target-frame-name="_top" xlink:show="replace"><text:span text:style-name="T2554">OCLC</text:span></text:a><text:span text:style-name="T2555"> </text:span><text:a xlink:href="http://www.worldcat.org/oclc/503844634" office:target-frame-name="_top" xlink:show="replace"><text:span text:style-name="T2556">503844634</text:span></text:a><text:span text:style-name="T2557">.</text:span></text:p>
          </text:list-item>
          <text:list-item>
            <text:p text:style-name="P2558"><text:span text:style-name="T2559">Chanock, Martin (1977). </text:span><text:span text:style-name="T2560">Unconsummated Union: Britain, Rhodesia and South Africa, 1900 45</text:span><text:span text:style-name="T2561"> (First ed.). Manchester: </text:span><text:a xlink:href="http://en.wikipedia.org/wiki/Manchester_University_Press" office:target-frame-name="_top" xlink:show="replace"><text:span text:style-name="T2562">Manchester University Press</text:span></text:a><text:span text:style-name="T2563">. </text:span><text:a xlink:href="http://en.wikipedia.org/wiki/International_Standard_Book_Number" office:target-frame-name="_top" xlink:show="replace"><text:span text:style-name="T2564">ISBN</text:span></text:a><text:span text:style-name="T2565"> </text:span><text:a xlink:href="http://en.wikipedia.org/wiki/Special:BookSources/978-0-7190-0634-0" office:target-frame-name="_top" xlink:show="replace"><text:span text:style-name="T2566">978-0-7190-0634-0</text:span></text:a><text:span text:style-name="T2567">.</text:span></text:p>
          </text:list-item>
          <text:list-item>
            <text:p text:style-name="P2568"><text:span text:style-name="T2569">Chant, Christopher (May 1988). </text:span><text:span text:style-name="T2570">The Handbook of British Regiments</text:span><text:span text:style-name="T2571">. London: </text:span><text:a xlink:href="http://en.wikipedia.org/wiki/Routledge" office:target-frame-name="_top" xlink:show="replace"><text:span text:style-name="T2572">Routledge</text:span></text:a><text:span text:style-name="T2573">. </text:span><text:a xlink:href="http://en.wikipedia.org/wiki/International_Standard_Book_Number" office:target-frame-name="_top" xlink:show="replace"><text:span text:style-name="T2574">ISBN</text:span></text:a><text:span text:style-name="T2575"> </text:span><text:a xlink:href="http://en.wikipedia.org/wiki/Special:BookSources/978-0-415-00241-7" office:target-frame-name="_top" xlink:show="replace"><text:span text:style-name="T2576">978-0-415-00241-7</text:span></text:a><text:span text:style-name="T2577">.</text:span></text:p>
          </text:list-item>
          <text:list-item>
            <text:p text:style-name="P2578"><text:span text:style-name="T2579">Cormack, Andrew; Cormack, Peter (March 2001). </text:span><text:span text:style-name="T2580">British Air Forces 1914 18 (2)</text:span><text:span text:style-name="T2581"> (First ed.). Oxford: </text:span><text:a xlink:href="http://en.wikipedia.org/wiki/Osprey_Publishing" office:target-frame-name="_top" xlink:show="replace"><text:span text:style-name="T2582">Osprey Publishing</text:span></text:a><text:span text:style-name="T2583">. </text:span><text:a xlink:href="http://en.wikipedia.org/wiki/International_Standard_Book_Number" office:target-frame-name="_top" xlink:show="replace"><text:span text:style-name="T2584">ISBN</text:span></text:a><text:span text:style-name="T2585"> </text:span><text:a xlink:href="http://en.wikipedia.org/wiki/Special:BookSources/978-1-84176-002-5" office:target-frame-name="_top" xlink:show="replace"><text:span text:style-name="T2586">978-1-84176-002-5</text:span></text:a><text:span text:style-name="T2587">.</text:span></text:p>
          </text:list-item>
          <text:list-item>
            <text:p text:style-name="P2588"><text:span text:style-name="T2589">Corum, James S. </text:span><text:span text:style-name="T2590">The RAF in Imperial Defence, 1919 1956</text:span><text:span text:style-name="T2591">. in Kennedy, Greg, ed. (2008). </text:span><text:span text:style-name="T2592">Imperial Defence: The Old World Order, 1856 1956</text:span><text:span text:style-name="T2593">. London: </text:span><text:a xlink:href="http://en.wikipedia.org/wiki/Routledge" office:target-frame-name="_top" xlink:show="replace"><text:span text:style-name="T2594">Routledge</text:span></text:a><text:span text:style-name="T2595">. pp. 152 175. </text:span><text:a xlink:href="http://en.wikipedia.org/wiki/International_Standard_Book_Number" office:target-frame-name="_top" xlink:show="replace"><text:span text:style-name="T2596">ISBN</text:span></text:a><text:span text:style-name="T2597"> </text:span><text:a xlink:href="http://en.wikipedia.org/wiki/Special:BookSources/978-0-415-35595-7" office:target-frame-name="_top" xlink:show="replace"><text:span text:style-name="T2598">978-0-415-35595-7</text:span></text:a><text:span text:style-name="T2599">.</text:span></text:p>
          </text:list-item>
          <text:list-item>
            <text:p text:style-name="P2600"><text:span text:style-name="T2601">Farey, Pat; Spicer, Mark (2008). </text:span><text:span text:style-name="T2602">Sniping: An Illustrated History</text:span><text:span text:style-name="T2603"> (First ed.). Minneapolis: Zenith Press. </text:span><text:a xlink:href="http://en.wikipedia.org/wiki/International_Standard_Book_Number" office:target-frame-name="_top" xlink:show="replace"><text:span text:style-name="T2604">ISBN</text:span></text:a><text:span text:style-name="T2605"> </text:span><text:a xlink:href="http://en.wikipedia.org/wiki/Special:BookSources/978-0-7603-3717-2" office:target-frame-name="_top" xlink:show="replace"><text:span text:style-name="T2606">978-0-7603-3717-2</text:span></text:a><text:span text:style-name="T2607">.</text:span></text:p>
          </text:list-item>
          <text:list-item>
            <text:p text:style-name="P2608"><text:span text:style-name="T2609">Franks, Norman (April 2000). </text:span><text:span text:style-name="T2610">Nieuport Aces of World War I</text:span><text:span text:style-name="T2611">. Oxford: Osprey Publishing. </text:span><text:a xlink:href="http://en.wikipedia.org/wiki/International_Standard_Book_Number" office:target-frame-name="_top" xlink:show="replace"><text:span text:style-name="T2612">ISBN</text:span></text:a><text:span text:style-name="T2613"> </text:span><text:a xlink:href="http://en.wikipedia.org/wiki/Special:BookSources/978-1-85532-961-4" office:target-frame-name="_top" xlink:show="replace"><text:span text:style-name="T2614">978-1-85532-961-4</text:span></text:a><text:span text:style-name="T2615">.</text:span></text:p>
          </text:list-item>
          <text:list-item>
            <text:p text:style-name="P2616"><text:span text:style-name="T2617">Gale, William Daniel (1973). </text:span><text:span text:style-name="T2618">The Years Between 1923 1973: Half a Century of Responsible Government in Rhodesia</text:span><text:span text:style-name="T2619">. Salisbury: H C P Andersen. </text:span><text:a xlink:href="http://en.wikipedia.org/wiki/OCLC" office:target-frame-name="_top" xlink:show="replace"><text:span text:style-name="T2620">OCLC</text:span></text:a><text:span text:style-name="T2621"> </text:span><text:a xlink:href="http://www.worldcat.org/oclc/224687202" office:target-frame-name="_top" xlink:show="replace"><text:span text:style-name="T2622">224687202</text:span></text:a><text:span text:style-name="T2623">.</text:span></text:p>
          </text:list-item>
          <text:list-item>
            <text:p text:style-name="P2624"><text:span text:style-name="T2625">Gale, William Daniel (1974). </text:span><text:span text:style-name="T2626">History of Coghlan, Welsh &amp; Guest</text:span><text:span text:style-name="T2627">. Salisbury: Coghlan, Welsh &amp; Guest.</text:span><text:a xlink:href="http://en.wikipedia.org/wiki/OCLC" office:target-frame-name="_top" xlink:show="replace"><text:span text:style-name="T2628">OCLC</text:span></text:a><text:span text:style-name="T2629"> </text:span><text:a xlink:href="http://www.worldcat.org/oclc/4465148" office:target-frame-name="_top" xlink:show="replace"><text:span text:style-name="T2630">4465148</text:span></text:a><text:span text:style-name="T2631">.</text:span></text:p>
          </text:list-item>
          <text:list-item>
            <text:p text:style-name="P2632"><text:span text:style-name="T2633">Gann, Lewis H (1969) [1964]. </text:span><text:span text:style-name="T2634">A History of Northern Rhodesia: Early Days to 1953</text:span><text:span text:style-name="T2635">. New York: Humanities Press.</text:span><text:a xlink:href="http://en.wikipedia.org/wiki/OCLC" office:target-frame-name="_top" xlink:show="replace"><text:span text:style-name="T2636">OCLC</text:span></text:a><text:span text:style-name="T2637"> </text:span><text:a xlink:href="http://www.worldcat.org/oclc/46853" office:target-frame-name="_top" xlink:show="replace"><text:span text:style-name="T2638">46853</text:span></text:a><text:span text:style-name="T2639">.</text:span></text:p>
          </text:list-item>
          <text:list-item>
            <text:p text:style-name="P2640"><text:a xlink:href="http://en.wikipedia.org/wiki/Floyd_Gibbons" office:target-frame-name="_top" xlink:show="replace"><text:span text:style-name="T2641">Gibbons, Floyd</text:span></text:a><text:span text:style-name="T2642"> (1927). </text:span><text:span text:style-name="T2643">The Red Knight of Germany: The Story of Baron von Richthofen, Germany's Great War Bird</text:span><text:span text:style-name="T2644">. Garden City, New York: Garden City Publishing. </text:span><text:a xlink:href="http://en.wikipedia.org/wiki/International_Standard_Book_Number" office:target-frame-name="_top" xlink:show="replace"><text:span text:style-name="T2645">ISBN</text:span></text:a><text:span text:style-name="T2646"> </text:span><text:a xlink:href="http://en.wikipedia.org/wiki/Special:BookSources/978-0-405-12167-8" office:target-frame-name="_top" xlink:show="replace"><text:span text:style-name="T2647">978-0-405-12167-8</text:span></text:a><text:span text:style-name="T2648">.</text:span></text:p>
          </text:list-item>
          <text:list-item>
            <text:p text:style-name="P2649"><text:span text:style-name="T2650">Hodder-Williams, Richard (1983). </text:span><text:span text:style-name="T2651">White Farmers in Rhodesia, 1890 1965: a History of the Marandellas District</text:span><text:span text:style-name="T2652">. London: </text:span><text:a xlink:href="http://en.wikipedia.org/wiki/Macmillan_Publishers" office:target-frame-name="_top" xlink:show="replace"><text:span text:style-name="T2653">Macmillan Publishers</text:span></text:a><text:span text:style-name="T2654">. </text:span><text:a xlink:href="http://en.wikipedia.org/wiki/International_Standard_Book_Number" office:target-frame-name="_top" xlink:show="replace"><text:span text:style-name="T2655">ISBN</text:span></text:a><text:span text:style-name="T2656"> </text:span><text:a xlink:href="http://en.wikipedia.org/wiki/Special:BookSources/978-0-333-27237-4" office:target-frame-name="_top" xlink:show="replace"><text:span text:style-name="T2657">978-0-333-27237-4</text:span></text:a><text:span text:style-name="T2658">.</text:span></text:p>
          </text:list-item>
          <text:list-item>
            <text:p text:style-name="P2659"><text:span text:style-name="T2660">Hutton, Edward, ed. (1917) [1915]. </text:span><text:a xlink:href="http://ia700200.us.archive.org/2/items/briefhistoryofki00hutt/briefhistoryofki00h" office:target-frame-name="_top" xlink:show="replace"><text:span text:style-name="T2661">A Brief History of the King's Royal Rifle Corps, 1755 to 1915</text:span></text:a><text:span text:style-name="T2662"> (Second ed.). Winchester: Warren &amp; Son. </text:span><text:a xlink:href="http://en.wikipedia.org/wiki/OCLC" office:target-frame-name="_top" xlink:show="replace"><text:span text:style-name="T2663">OCLC</text:span></text:a><text:span text:style-name="T2664"> </text:span><text:a xlink:href="http://www.worldcat.org/oclc/558551241" office:target-frame-name="_top" xlink:show="replace"><text:span text:style-name="T2665">558551241</text:span></text:a><text:span text:style-name="T2666">.</text:span></text:p>
          </text:list-item>
          <text:list-item>
            <text:p text:style-name="P2667"><text:span text:style-name="T2668">Jackson, Ashley (2006). </text:span><text:span text:style-name="T2669">The British Empire and the Second World War</text:span><text:span text:style-name="T2670"> (First ed.). London &amp; New York:</text:span><text:a xlink:href="http://en.wikipedia.org/wiki/Continuum_International_Publishing_Group" office:target-frame-name="_top" xlink:show="replace"><text:span text:style-name="T2671">Continuum International Publishing Group</text:span></text:a><text:span text:style-name="T2672">. </text:span><text:a xlink:href="http://en.wikipedia.org/wiki/International_Standard_Book_Number" office:target-frame-name="_top" xlink:show="replace"><text:span text:style-name="T2673">ISBN</text:span></text:a><text:span text:style-name="T2674"> </text:span><text:a xlink:href="http://en.wikipedia.org/wiki/Special:BookSources/978-0-8264-4049-5" office:target-frame-name="_top" xlink:show="replace"><text:span text:style-name="T2675">978-0-8264-4049-5</text:span></text:a><text:span text:style-name="T2676">.</text:span></text:p>
          </text:list-item>
          <text:list-item>
            <text:p text:style-name="P2677"><text:span text:style-name="T2678">Keppel-Jones, Arthur (1983). </text:span><text:span text:style-name="T2679">Rhodes and Rhodesia: The White Conquest of Zimbabwe, 1884 1902</text:span><text:span text:style-name="T2680">. Montreal, Quebec and Kingston, Ontario: </text:span><text:a xlink:href="http://en.wikipedia.org/wiki/McGill-Queen%27s_University_Press" office:target-frame-name="_top" xlink:show="replace"><text:span text:style-name="T2681">McGill-Queen's University Press</text:span></text:a><text:span text:style-name="T2682">. </text:span><text:a xlink:href="http://en.wikipedia.org/wiki/International_Standard_Book_Number" office:target-frame-name="_top" xlink:show="replace"><text:span text:style-name="T2683">ISBN</text:span></text:a><text:span text:style-name="T2684"> </text:span><text:a xlink:href="http://en.wikipedia.org/wiki/Special:BookSources/978-0-7735-0534-6" office:target-frame-name="_top" xlink:show="replace"><text:span text:style-name="T2685">978-0-7735-0534-6</text:span></text:a><text:span text:style-name="T2686">.</text:span></text:p>
          </text:list-item>
          <text:list-item>
            <text:p text:style-name="P2687"><text:a xlink:href="http://en.wikipedia.org/wiki/B._H._Liddell_Hart" office:target-frame-name="_top" xlink:show="replace"><text:span text:style-name="T2688">Liddell Hart, Basil H</text:span></text:a><text:span text:style-name="T2689"> (1970) [1930]. </text:span><text:span text:style-name="T2690">History of the First World War</text:span><text:span text:style-name="T2691"> (Fourth ed.). London: </text:span><text:a xlink:href="http://en.wikipedia.org/wiki/Cassell_(publisher)" office:target-frame-name="_top" xlink:show="replace"><text:span text:style-name="T2692">Cassell</text:span></text:a><text:span text:style-name="T2693">. </text:span><text:a xlink:href="http://en.wikipedia.org/wiki/International_Standard_Book_Number" office:target-frame-name="_top" xlink:show="replace"><text:span text:style-name="T2694">ISBN</text:span></text:a><text:span text:style-name="T2695"> </text:span><text:a xlink:href="http://en.wikipedia.org/wiki/Special:BookSources/0-304-93653-7" office:target-frame-name="_top" xlink:show="replace"><text:span text:style-name="T2696">0-304-93653-7</text:span></text:a><text:span text:style-name="T2697">.</text:span></text:p>
          </text:list-item>
          <text:list-item>
            <text:p text:style-name="P2698"><text:span text:style-name="T2699">MacDonald, J F (1976) [1947]. </text:span><text:span text:style-name="T2700">The War History of Southern Rhodesia 1939 1945.</text:span><text:span text:style-name="T2701"> Volume 1. Bulawayo: Books of Rhodesia. </text:span><text:a xlink:href="http://en.wikipedia.org/wiki/International_Standard_Book_Number" office:target-frame-name="_top" xlink:show="replace"><text:span text:style-name="T2702">ISBN</text:span></text:a><text:span text:style-name="T2703"> </text:span><text:a xlink:href="http://en.wikipedia.org/wiki/Special:BookSources/9780869201381" office:target-frame-name="_top" xlink:show="replace"><text:span text:style-name="T2704">9780869201381</text:span></text:a><text:span text:style-name="T2705">.</text:span></text:p>
          </text:list-item>
          <text:list-item>
            <text:p text:style-name="P2706"><text:span text:style-name="T2707">MacDonald, J F (1976) [1950]. </text:span><text:span text:style-name="T2708">The War History of Southern Rhodesia 1939 1945.</text:span><text:span text:style-name="T2709"> Volume 2. Bulawayo: Books of Rhodesia. </text:span><text:a xlink:href="http://en.wikipedia.org/wiki/International_Standard_Book_Number" office:target-frame-name="_top" xlink:show="replace"><text:span text:style-name="T2710">ISBN</text:span></text:a><text:span text:style-name="T2711"> </text:span><text:a xlink:href="http://en.wikipedia.org/wiki/Special:BookSources/9780869201404" office:target-frame-name="_top" xlink:show="replace"><text:span text:style-name="T2712">9780869201404</text:span></text:a><text:span text:style-name="T2713">.</text:span></text:p>
          </text:list-item>
          <text:list-item>
            <text:p text:style-name="P2714"><text:a xlink:href="http://en.wikipedia.org/wiki/Peter_McLaughlin" office:target-frame-name="_top" xlink:show="replace"><text:span text:style-name="T2715">McLaughlin, Peter</text:span></text:a><text:span text:style-name="T2716"> (1980). </text:span><text:span text:style-name="T2717">Ragtime Soldiers: the Rhodesian Experience in the First World War</text:span><text:span text:style-name="T2718">. Bulawayo: Books of Zimbabwe. </text:span><text:a xlink:href="http://en.wikipedia.org/wiki/International_Standard_Book_Number" office:target-frame-name="_top" xlink:show="replace"><text:span text:style-name="T2719">ISBN</text:span></text:a><text:span text:style-name="T2720"> </text:span><text:a xlink:href="http://en.wikipedia.org/wiki/Special:BookSources/0-86920-232-4" office:target-frame-name="_top" xlink:show="replace"><text:span text:style-name="T2721">0-86920-232-4</text:span></text:a><text:span text:style-name="T2722">.</text:span></text:p>
          </text:list-item>
          <text:list-item>
            <text:p text:style-name="P2723"><text:span text:style-name="T2724">Nowarra, Heinz J; Brown, Kimbrough S; Robertson, Bruce (1964) [1959]. </text:span><text:span text:style-name="T2725">Von Richthofen and the Flying Circus</text:span><text:span text:style-name="T2726">(Third ed.). Letchworth: Harleyford Publishing. </text:span><text:a xlink:href="http://en.wikipedia.org/wiki/OCLC" office:target-frame-name="_top" xlink:show="replace"><text:span text:style-name="T2727">OCLC</text:span></text:a><text:span text:style-name="T2728"> </text:span><text:a xlink:href="http://www.worldcat.org/oclc/495260263" office:target-frame-name="_top" xlink:show="replace"><text:span text:style-name="T2729">495260263</text:span></text:a><text:span text:style-name="T2730">.</text:span></text:p>
          </text:list-item>
          <text:list-item>
            <text:p text:style-name="P2731"><text:a xlink:href="http://en.wikipedia.org/wiki/Henry_Probert" office:target-frame-name="_top" xlink:show="replace"><text:span text:style-name="T2732">Probert, Henry</text:span></text:a><text:span text:style-name="T2733"> (August 2006). </text:span><text:span text:style-name="T2734">"Bomber" Harris: His Life and Times</text:span><text:span text:style-name="T2735">. London: Greenhill Books. </text:span><text:a xlink:href="http://en.wikipedia.org/wiki/International_Standard_Book_Number" office:target-frame-name="_top" xlink:show="replace"><text:span text:style-name="T2736">ISBN</text:span></text:a><text:span text:style-name="T2737"> </text:span><text:a xlink:href="http://en.wikipedia.org/wiki/Special:BookSources/978-1853676918" office:target-frame-name="_top" xlink:show="replace"><text:span text:style-name="T2738">978-1853676918</text:span></text:a><text:span text:style-name="T2739">.</text:span></text:p>
          </text:list-item>
          <text:list-item>
            <text:p text:style-name="P2740"><text:span text:style-name="T2741">Radford, M P (1994). </text:span><text:span text:style-name="T2742">Service Before Self: the History, Badges and Insignia of the Security Forces of the Rhodesias and Nyasaland, 1890 1980</text:span><text:span text:style-name="T2743">. Wellington, Somerset: Mark Radford. </text:span><text:a xlink:href="http://en.wikipedia.org/wiki/International_Standard_Book_Number" office:target-frame-name="_top" xlink:show="replace"><text:span text:style-name="T2744">ISBN</text:span></text:a><text:span text:style-name="T2745"> </text:span><text:a xlink:href="http://en.wikipedia.org/wiki/Special:BookSources/978-0-9524472-0-7" office:target-frame-name="_top" xlink:show="replace"><text:span text:style-name="T2746">978-0-9524472-0-7</text:span></text:a><text:span text:style-name="T2747">.</text:span></text:p>
          </text:list-item>
          <text:list-item>
            <text:p text:style-name="P2748"><text:span text:style-name="T2749">Schwarz, Bill (2011). </text:span><text:span text:style-name="T2750">The White Man's World</text:span><text:span text:style-name="T2751"> (First ed.). Oxford: </text:span><text:a xlink:href="http://en.wikipedia.org/wiki/Oxford_University_Press" office:target-frame-name="_top" xlink:show="replace"><text:span text:style-name="T2752">Oxford University Press</text:span></text:a><text:span text:style-name="T2753">. </text:span><text:a xlink:href="http://en.wikipedia.org/wiki/International_Standard_Book_Number" office:target-frame-name="_top" xlink:show="replace"><text:span text:style-name="T2754">ISBN</text:span></text:a><text:span text:style-name="T2755"> </text:span><text:a xlink:href="http://en.wikipedia.org/wiki/Special:BookSources/978-0-19-929691-0" office:target-frame-name="_top" xlink:show="replace"><text:span text:style-name="T2756">978-0-19-929691-0</text:span></text:a><text:span text:style-name="T2757">.</text:span></text:p>
          </text:list-item>
          <text:list-item>
            <text:p text:style-name="P2758"><text:span text:style-name="T2759">Shores, Christopher; Franks, Norman; Guest, Russell (October 1990). </text:span><text:span text:style-name="T2760">Above the Trenches: A Complete Record of the Fighter Aces and Units of the British Empire Air Forces, 1915 1920</text:span><text:span text:style-name="T2761">. London: Grub Street. </text:span><text:a xlink:href="http://en.wikipedia.org/wiki/International_Standard_Book_Number" office:target-frame-name="_top" xlink:show="replace"><text:span text:style-name="T2762">ISBN</text:span></text:a><text:span text:style-name="T2763"> </text:span><text:a xlink:href="http://en.wikipedia.org/wiki/Special:BookSources/978-0948817199" office:target-frame-name="_top" xlink:show="replace"><text:span text:style-name="T2764">978-0948817199</text:span></text:a><text:span text:style-name="T2765">.</text:span></text:p>
          </text:list-item>
          <text:list-item>
            <text:p text:style-name="P2766"><text:span text:style-name="T2767">Stapleton, Timothy (2006). </text:span><text:span text:style-name="T2768">No Insignificant Part: The Rhodesia Native Regiment in the East Africa Campaign of the First World War</text:span><text:span text:style-name="T2769">. Waterloo, Ontario: </text:span><text:a xlink:href="http://en.wikipedia.org/wiki/Wilfred_Laurier_University" office:target-frame-name="_top" xlink:show="replace"><text:span text:style-name="T2770">Wilfred Laurier University Press</text:span></text:a><text:span text:style-name="T2771">. </text:span><text:a xlink:href="http://en.wikipedia.org/wiki/International_Standard_Book_Number" office:target-frame-name="_top" xlink:show="replace"><text:span text:style-name="T2772">ISBN</text:span></text:a><text:span text:style-name="T2773"> </text:span><text:a xlink:href="http://en.wikipedia.org/wiki/Special:BookSources/978-0-88920-498-0" office:target-frame-name="_top" xlink:show="replace"><text:span text:style-name="T2774">978-0-88920-498-0</text:span></text:a><text:span text:style-name="T2775">.</text:span></text:p>
          </text:list-item>
          <text:list-item>
            <text:p text:style-name="P2776"><text:a xlink:href="http://en.wikipedia.org/wiki/Hew_Strachan" office:target-frame-name="_top" xlink:show="replace"><text:span text:style-name="T2777">Strachan, Hew</text:span></text:a><text:span text:style-name="T2778"> (February 2003). </text:span><text:span text:style-name="T2779">The First World War, Volume I: To Arms</text:span><text:span text:style-name="T2780">. Oxford: </text:span><text:a xlink:href="http://en.wikipedia.org/wiki/Oxford_University_Press" office:target-frame-name="_top" xlink:show="replace"><text:span text:style-name="T2781">Oxford University Press</text:span></text:a><text:span text:style-name="T2782">.</text:span><text:a xlink:href="http://en.wikipedia.org/wiki/International_Standard_Book_Number" office:target-frame-name="_top" xlink:show="replace"><text:span text:style-name="T2783">ISBN</text:span></text:a><text:span text:style-name="T2784"> </text:span><text:a xlink:href="http://en.wikipedia.org/wiki/Special:BookSources/978-0-19-160834-6" office:target-frame-name="_top" xlink:show="replace"><text:span text:style-name="T2785">978-0-19-160834-6</text:span></text:a><text:span text:style-name="T2786">.</text:span></text:p>
          </text:list-item>
          <text:list-item>
            <text:p text:style-name="P2787"><text:span text:style-name="T2788">Tawse Jollie, Ethel (1971) [1924]. </text:span><text:span text:style-name="T2789">The Real Rhodesia</text:span><text:span text:style-name="T2790">. Bulawayo: Books of Rhodesia. </text:span><text:a xlink:href="http://en.wikipedia.org/wiki/OCLC" office:target-frame-name="_top" xlink:show="replace"><text:span text:style-name="T2791">OCLC</text:span></text:a><text:span text:style-name="T2792"> </text:span><text:a xlink:href="http://www.worldcat.org/oclc/772131" office:target-frame-name="_top" xlink:show="replace"><text:span text:style-name="T2793">772131</text:span></text:a><text:span text:style-name="T2794">.</text:span></text:p>
          </text:list-item>
          <text:list-item>
            <text:p text:style-name="P2795"><text:span text:style-name="T2796">Uys, Ian (1991). </text:span><text:span text:style-name="T2797">Rollcall: The Delville Wood Story</text:span><text:span text:style-name="T2798">. Germiston: Uys Publishers. </text:span><text:a xlink:href="http://en.wikipedia.org/wiki/International_Standard_Book_Number" office:target-frame-name="_top" xlink:show="replace"><text:span text:style-name="T2799">ISBN</text:span></text:a><text:span text:style-name="T2800"> </text:span><text:a xlink:href="http://en.wikipedia.org/wiki/Special:BookSources/978-0-9583173-1-3" office:target-frame-name="_top" xlink:show="replace"><text:span text:style-name="T2801">978-0-9583173-1-3</text:span></text:a><text:span text:style-name="T2802">.</text:span></text:p>
          </text:list-item>
          <text:list-item>
            <text:p text:style-name="P2803"><text:a xlink:href="http://en.wikipedia.org/wiki/Pieter_Voltelyn_Graham_van_der_Byl" office:target-frame-name="_top" xlink:show="replace"><text:span text:style-name="T2804">van der Byl, Piet</text:span></text:a><text:span text:style-name="T2805"> (1971). </text:span><text:span text:style-name="T2806">From Playgrounds to Battlefields.</text:span><text:span text:style-name="T2807"> Volume 1. Cape Town: Howard Timmins. </text:span><text:a xlink:href="http://en.wikipedia.org/wiki/International_Standard_Book_Number" office:target-frame-name="_top" xlink:show="replace"><text:span text:style-name="T2808">ISBN</text:span></text:a><text:span text:style-name="T2809"> </text:span><text:a xlink:href="http://en.wikipedia.org/wiki/Special:BookSources/978-0-86978-002-2" office:target-frame-name="_top" xlink:show="replace"><text:span text:style-name="T2810">978-0-86978-002-2</text:span></text:a><text:span text:style-name="T2811">.</text:span></text:p>
          </text:list-item>
          <text:list-item>
            <text:p text:style-name="P2812"><text:span text:style-name="T2813">Wake, Hereward; Deedes, William F (1949). </text:span><text:span text:style-name="T2814">Swift and Bold: the Story of the King's Royal Rifle Corps in the Second World War, 1939 1945</text:span><text:span text:style-name="T2815">. Aldershot: </text:span><text:a xlink:href="http://en.wikipedia.org/wiki/Gale_%26_Polden" office:target-frame-name="_top" xlink:show="replace"><text:span text:style-name="T2816">Gale &amp; Polden</text:span></text:a><text:span text:style-name="T2817">. </text:span><text:a xlink:href="http://en.wikipedia.org/wiki/OCLC" office:target-frame-name="_top" xlink:show="replace"><text:span text:style-name="T2818">OCLC</text:span></text:a><text:span text:style-name="T2819"> </text:span><text:a xlink:href="http://www.worldcat.org/oclc/558551278" office:target-frame-name="_top" xlink:show="replace"><text:span text:style-name="T2820">558551278</text:span></text:a><text:span text:style-name="T2821">.</text:span></text:p>
          </text:list-item>
          <text:list-item>
            <text:p text:style-name="P2822"><text:span text:style-name="T2823">Walker, Eric A, ed. (1963). </text:span><text:span text:style-name="T2824">The Cambridge History of the British Empire, Volume Four</text:span><text:span text:style-name="T2825"> (Second ed.). Cambridge:</text:span><text:a xlink:href="http://en.wikipedia.org/wiki/Cambridge_University_Press" office:target-frame-name="_top" xlink:show="replace"><text:span text:style-name="T2826">Cambridge University Press</text:span></text:a><text:span text:style-name="T2827">. </text:span><text:a xlink:href="http://en.wikipedia.org/wiki/OCLC" office:target-frame-name="_top" xlink:show="replace"><text:span text:style-name="T2828">OCLC</text:span></text:a><text:span text:style-name="T2829"> </text:span><text:a xlink:href="http://www.worldcat.org/oclc/560778129" office:target-frame-name="_top" xlink:show="replace"><text:span text:style-name="T2830">560778129</text:span></text:a><text:span text:style-name="T2831">.</text:span></text:p>
          </text:list-item>
          <text:list-item>
            <text:p text:style-name="P2832"><text:span text:style-name="T2833">Willson, F M G, ed. (1963). </text:span><text:span text:style-name="T2834">Source Book of Parliamentary Elections and Referenda in Southern Rhodesia, 1898 1962</text:span><text:span text:style-name="T2835">. Salisbury: Department of Government, </text:span><text:a xlink:href="http://en.wikipedia.org/wiki/University_of_Zimbabwe" office:target-frame-name="_top" xlink:show="replace"><text:span text:style-name="T2836">University College of Rhodesia and Nyasaland</text:span></text:a><text:span text:style-name="T2837">.</text:span><text:a xlink:href="http://en.wikipedia.org/wiki/OCLC" office:target-frame-name="_top" xlink:show="replace"><text:span text:style-name="T2838">OCLC</text:span></text:a><text:span text:style-name="T2839"> </text:span><text:a xlink:href="http://www.worldcat.org/oclc/219295658" office:target-frame-name="_top" xlink:show="replace"><text:span text:style-name="T2840">219295658</text:span></text:a><text:span text:style-name="T2841">.</text:span></text:p>
          </text:list-item>
          <text:list-item>
            <text:p text:style-name="P2842"><text:span text:style-name="T2843">Wood, J R T (June 2005). </text:span><text:span text:style-name="T2844">So Far And No Further! Rhodesia's Bid For Independence During the Retreat From Empire 1959 1965</text:span><text:span text:style-name="T2845">. Victoria, British Columbia: </text:span><text:a xlink:href="http://en.wikipedia.org/wiki/Trafford_Publishing" office:target-frame-name="_top" xlink:show="replace"><text:span text:style-name="T2846">Trafford Publishing</text:span></text:a><text:span text:style-name="T2847">. </text:span><text:a xlink:href="http://en.wikipedia.org/wiki/International_Standard_Book_Number" office:target-frame-name="_top" xlink:show="replace"><text:span text:style-name="T2848">ISBN</text:span></text:a><text:span text:style-name="T2849"> </text:span><text:a xlink:href="http://en.wikipedia.org/wiki/Special:BookSources/978-1-4120-4952-8" office:target-frame-name="_top" xlink:show="replace"><text:span text:style-name="T2850">978-1-4120-4952-8</text:span></text:a><text:span text:style-name="T2851">.</text:span></text:p>
          </text:list-item>
          <text:list-item>
            <text:p text:style-name="P2852"><text:span text:style-name="T2853">Rhodesia and the War, 1914 1917: A Comprehensive Illustrated Record of Rhodesia's Part in the Great War</text:span><text:span text:style-name="T2854">. Salisbury: Art Printing Works. 1918. </text:span><text:a xlink:href="http://en.wikipedia.org/wiki/OCLC" office:target-frame-name="_top" xlink:show="replace"><text:span text:style-name="T2855">OCLC</text:span></text:a><text:span text:style-name="T2856"> </text:span><text:a xlink:href="http://www.worldcat.org/oclc/38773295" office:target-frame-name="_top" xlink:show="replace"><text:span text:style-name="T2857">38773295</text:span></text:a><text:span text:style-name="T2858">.</text:span></text:p>
          </text:list-item>
          <text:list-item>
            <text:p text:style-name="P2859"><text:span text:style-name="T2860">The City of Salisbury: Official Guide</text:span><text:span text:style-name="T2861">. Cape Town: R Beerman Publishers. 1952. </text:span><text:a xlink:href="http://en.wikipedia.org/wiki/OCLC" office:target-frame-name="_top" xlink:show="replace"><text:span text:style-name="T2862">OCLC</text:span></text:a><text:span text:style-name="T2863"> </text:span><text:a xlink:href="http://www.worldcat.org/oclc/2884679" office:target-frame-name="_top" xlink:show="replace"><text:span text:style-name="T2864">2884679</text:span></text:a><text:span text:style-name="T2865">.</text:span></text:p>
          </text:list-item>
        </text:list>
      </text:section>
      <text:section text:name="Sect7" text:style-name="S7">
        <text:p text:style-name="P2866"/>
        <table:table table:style-name="Table2867">
          <table:table-columns>
            <table:table-column table:style-name="TableColumn2868"/>
          </table:table-columns>
          <table:table-row table:style-name="TableRow2869">
            <table:table-cell table:style-name="TableCell2870">
              <text:p text:style-name="P2871"><text:span text:style-name="T2872">[</text:span><text:a xlink:href="http://en.wikipedia.org/wiki/Southern_Rhodesia_in_World_War_I" office:target-frame-name="_top" xlink:show="replace"><text:span text:style-name="T2873">show</text:span></text:a><text:span text:style-name="T2874">]</text:span></text:p>
              <text:list text:style-name="LFO1" text:continue-numbering="true">
                <text:list-item>
                  <text:p text:style-name="P2875"><text:a xlink:href="http://en.wikipedia.org/wiki/Template:WWI_history_by_nation" office:target-frame-name="_top" xlink:show="replace"><text:span text:style-name="T2876">v</text:span></text:a></text:p>
                </text:list-item>
                <text:list-item>
                  <text:p text:style-name="P2877"><text:a xlink:href="http://en.wikipedia.org/wiki/Template_talk:WWI_history_by_nation" office:target-frame-name="_top" xlink:show="replace"><text:span text:style-name="T2878">t</text:span></text:a></text:p>
                </text:list-item>
                <text:list-item>
                  <text:p text:style-name="P2879"><text:a xlink:href="http://en.wikipedia.org/w/index.php?title=Template:WWI_history_by_nation&amp;action=e" office:target-frame-name="_top" xlink:show="replace"><text:span text:style-name="T2880">e</text:span></text:a></text:p>
                </text:list-item>
              </text:list>
              <text:p text:style-name="P2881"><text:a xlink:href="http://en.wikipedia.org/wiki/Participants_in_World_War_I" office:target-frame-name="_top" xlink:show="replace"><text:span text:style-name="T2882">History of World War I by region and country</text:span></text:a></text:p>
              <text:p text:style-name="P2883"/>
            </table:table-cell>
          </table:table-row>
        </table:table>
        <text:p text:style-name="P2884"/>
      </text:section>
      <text:section text:name="Sect8" text:style-name="S8">
        <text:p text:style-name="P2885"/>
        <table:table table:style-name="Table2886">
          <table:table-columns>
            <table:table-column table:style-name="TableColumn2887"/>
          </table:table-columns>
          <table:table-row table:style-name="TableRow2888">
            <table:table-cell table:style-name="TableCell2889">
              <text:p text:style-name="P2890"><text:span text:style-name="T2891">[</text:span><text:a xlink:href="http://en.wikipedia.org/wiki/Southern_Rhodesia_in_World_War_I" office:target-frame-name="_top" xlink:show="replace"><text:span text:style-name="T2892">show</text:span></text:a><text:span text:style-name="T2893">]</text:span></text:p>
              <text:list text:style-name="LFO1" text:continue-numbering="true">
                <text:list-item>
                  <text:p text:style-name="P2894"><text:a xlink:href="http://en.wikipedia.org/wiki/Template:Rhodesia_topics" office:target-frame-name="_top" xlink:show="replace"><text:span text:style-name="T2895">v</text:span></text:a></text:p>
                </text:list-item>
                <text:list-item>
                  <text:p text:style-name="P2896"><text:a xlink:href="http://en.wikipedia.org/wiki/Template_talk:Rhodesia_topics" office:target-frame-name="_top" xlink:show="replace"><text:span text:style-name="T2897">t</text:span></text:a></text:p>
                </text:list-item>
                <text:list-item>
                  <text:p text:style-name="P2898"><text:a xlink:href="http://en.wikipedia.org/w/index.php?title=Template:Rhodesia_topics&amp;action=edit" office:target-frame-name="_top" xlink:show="replace"><text:span text:style-name="T2899">e</text:span></text:a></text:p>
                </text:list-item>
              </text:list>
              <text:p text:style-name="P2900"><text:a xlink:href="http://en.wikipedia.org/wiki/Rhodesia" office:target-frame-name="_top" xlink:show="replace"><text:span text:style-name="T2901">Rhodesia</text:span></text:a><text:span text:style-name="T2902"> topics</text:span></text:p>
              <text:p text:style-name="P2903"/>
            </table:table-cell>
          </table:table-row>
        </table:table>
        <text:p text:style-name="P2904"><text:a xlink:href="http://en.wikipedia.org/wiki/Help:Category" office:target-frame-name="_top" xlink:show="replace"><text:span text:style-name="T2905">Categories</text:span></text:a><text:span text:style-name="T2906">: </text:span></text:p>
      </text:section>
      <text:section text:name="Sect9" text:style-name="S9">
        <text:p text:style-name="P2907"/>
        <text:list text:style-name="LFO1" text:continue-numbering="true">
          <text:list-item>
            <text:p text:style-name="P2908"><text:a xlink:href="http://en.wikipedia.org/wiki/Category:British_Empire_in_World_War_I" office:target-frame-name="_top" xlink:show="replace"><text:span text:style-name="T2909">British Empire in World War I</text:span></text:a></text:p>
          </text:list-item>
          <text:list-item>
            <text:p text:style-name="P2910"><text:a xlink:href="http://en.wikipedia.org/wiki/Category:Rhodesia_in_World_War_I" office:target-frame-name="_top" xlink:show="replace"><text:span text:style-name="T2911">Rhodesia in World War I</text:span></text:a></text:p>
          </text:list-item>
          <text:list-item>
            <text:p text:style-name="P2912"><text:a xlink:href="http://en.wikipedia.org/wiki/Category:Wars_involving_Rhodesia" office:target-frame-name="_top" xlink:show="replace"><text:span text:style-name="T2913">Wars involving Rhodesia</text:span></text:a></text:p>
          </text:list-item>
          <text:list-item>
            <text:p text:style-name="P2914"><text:a xlink:href="http://en.wikipedia.org/wiki/Category:Wars_involving_the_British_South_Africa_Com" office:target-frame-name="_top" xlink:show="replace"><text:span text:style-name="T2915">Wars involving the British South Africa Company</text:span></text:a></text:p>
          </text:list-item>
        </text:list>
        <text:p text:style-name="P2916"><text:span text:style-name="T2917">Navigation menu<text:s/></text:span><text:toc-mark text:string-value="Navigation menu " text:outline-level="2"/></text:p>
      </text:section>
      <text:section text:name="Sect10" text:style-name="S10">
        <text:p text:style-name="P2918"/>
        <text:list text:style-name="LFO1" text:continue-numbering="true">
          <text:list-item>
            <text:p text:style-name="P2919"><text:a xlink:href="http://en.wikipedia.org/w/index.php?title=Special:UserLogin&amp;returnto=Southern+Rho" office:target-frame-name="_top" xlink:show="replace"><text:span text:style-name="T2920">Create account</text:span></text:a></text:p>
          </text:list-item>
          <text:list-item>
            <text:p text:style-name="P2921"><text:a xlink:href="http://en.wikipedia.org/w/index.php?title=Special:UserLogin&amp;returnto=Southern+Rho" office:target-frame-name="_top" xlink:show="replace"><text:span text:style-name="T2922">Log in</text:span></text:a></text:p>
          </text:list-item>
        </text:list>
      </text:section>
      <text:section text:name="Sect11" text:style-name="S11">
        <text:p text:style-name="P2923"/>
        <text:list text:style-name="LFO1" text:continue-numbering="true">
          <text:list-item>
            <text:p text:style-name="P2924"><text:a xlink:href="http://en.wikipedia.org/wiki/Southern_Rhodesia_in_World_War_I" office:target-frame-name="_top" xlink:show="replace"><text:span text:style-name="T2925">Article</text:span></text:a></text:p>
          </text:list-item>
          <text:list-item>
            <text:p text:style-name="P2926"><text:a xlink:href="http://en.wikipedia.org/wiki/Talk:Southern_Rhodesia_in_World_War_I" office:target-frame-name="_top" xlink:show="replace"><text:span text:style-name="T2927">Talk</text:span></text:a></text:p>
          </text:list-item>
        </text:list>
      </text:section>
      <text:section text:name="Sect12" text:style-name="S12">
        <text:p text:style-name="P2928"/>
        <text:list text:style-name="LFO1" text:continue-numbering="true">
          <text:list-item>
            <text:p text:style-name="P2929"><text:a xlink:href="http://en.wikipedia.org/wiki/Southern_Rhodesia_in_World_War_I" office:target-frame-name="_top" xlink:show="replace"><text:span text:style-name="T2930">Read</text:span></text:a></text:p>
          </text:list-item>
          <text:list-item>
            <text:p text:style-name="P2931"><text:a xlink:href="http://en.wikipedia.org/w/index.php?title=Southern_Rhodesia_in_World_War_I&amp;action" office:target-frame-name="_top" xlink:show="replace"><text:span text:style-name="T2932">Edit</text:span></text:a></text:p>
          </text:list-item>
          <text:list-item>
            <text:p text:style-name="P2933"><text:a xlink:href="http://en.wikipedia.org/w/index.php?title=Southern_Rhodesia_in_World_War_I&amp;action" office:target-frame-name="_top" xlink:show="replace"><text:span text:style-name="T2934">View history</text:span></text:a></text:p>
          </text:list-item>
        </text:list>
        <text:p text:style-name="P2935">Top of Form</text:p>
        <text:p text:style-name="P2936"><text:span text:style-name="T2937"><draw:frame draw:style-name="a7" draw:name="Picture 8" text:anchor-type="as-char" svg:x="0in" svg:y="0in" svg:width="0.32569in" svg:height="0.31458in" style:rel-width="scale" style:rel-height="scale"><draw:image xlink:href="media/image8.wmf" xlink:type="simple" xlink:show="embed" xlink:actuate="onLoad"/><svg:title/><svg:desc/></draw:frame></text:span></text:p>
        <text:p text:style-name="P2938">Bottom of Form</text:p>
      </text:section>
      <text:section text:name="Sect13" text:style-name="S13">
        <text:p text:style-name="P2939"/>
        <text:list text:style-name="LFO1" text:continue-numbering="true">
          <text:list-item>
            <text:p text:style-name="P2940"><text:a xlink:href="http://en.wikipedia.org/wiki/Main_Page" office:target-frame-name="_top" xlink:show="replace"><text:span text:style-name="T2941">Main page</text:span></text:a><text:tab/></text:p>
          </text:list-item>
          <text:list-item>
            <text:p text:style-name="P2942"><text:a xlink:href="http://en.wikipedia.org/wiki/Portal:Contents" office:target-frame-name="_top" xlink:show="replace"><text:span text:style-name="T2943">Contents</text:span></text:a></text:p>
          </text:list-item>
          <text:list-item>
            <text:p text:style-name="P2944"><text:a xlink:href="http://en.wikipedia.org/wiki/Portal:Featured_content" office:target-frame-name="_top" xlink:show="replace"><text:span text:style-name="T2945">Featured content</text:span></text:a></text:p>
          </text:list-item>
          <text:list-item>
            <text:p text:style-name="P2946"><text:a xlink:href="http://en.wikipedia.org/wiki/Portal:Current_events" office:target-frame-name="_top" xlink:show="replace"><text:span text:style-name="T2947">Current events</text:span></text:a></text:p>
          </text:list-item>
          <text:list-item>
            <text:p text:style-name="P2948"><text:a xlink:href="http://en.wikipedia.org/wiki/Special:Random" office:target-frame-name="_top" xlink:show="replace"><text:span text:style-name="T2949">Random article</text:span></text:a></text:p>
          </text:list-item>
          <text:list-item>
            <text:p text:style-name="P2950"><text:a xlink:href="https://donate.wikimedia.org/wiki/Special:FundraiserRedirector?utm_source=donate&amp;" office:target-frame-name="_top" xlink:show="replace"><text:span text:style-name="T2951">Donate to Wikipedia</text:span></text:a></text:p>
          </text:list-item>
          <text:list-item>
            <text:p text:style-name="P2952"><text:a xlink:href="http://shop.wikimedia.org/" office:target-frame-name="_top" xlink:show="replace"><text:span text:style-name="T2953">Wikimedia Shop</text:span></text:a></text:p>
          </text:list-item>
        </text:list>
        <text:p text:style-name="P2954"><text:span text:style-name="T2955">Interaction<text:s/></text:span><text:toc-mark text:string-value="Interaction " text:outline-level="3"/></text:p>
      </text:section>
      <text:section text:name="Sect14" text:style-name="S14">
        <text:p text:style-name="P2956"/>
        <text:list text:style-name="LFO1" text:continue-numbering="true">
          <text:list-item>
            <text:p text:style-name="P2957"><text:a xlink:href="http://en.wikipedia.org/wiki/Help:Contents" office:target-frame-name="_top" xlink:show="replace"><text:span text:style-name="T2958">Help</text:span></text:a></text:p>
          </text:list-item>
          <text:list-item>
            <text:p text:style-name="P2959"><text:a xlink:href="http://en.wikipedia.org/wiki/Wikipedia:About" office:target-frame-name="_top" xlink:show="replace"><text:span text:style-name="T2960">About Wikipedia</text:span></text:a></text:p>
          </text:list-item>
          <text:list-item>
            <text:p text:style-name="P2961"><text:a xlink:href="http://en.wikipedia.org/wiki/Wikipedia:Community_portal" office:target-frame-name="_top" xlink:show="replace"><text:span text:style-name="T2962">Community portal</text:span></text:a></text:p>
          </text:list-item>
          <text:list-item>
            <text:p text:style-name="P2963"><text:a xlink:href="http://en.wikipedia.org/wiki/Special:RecentChanges" office:target-frame-name="_top" xlink:show="replace"><text:span text:style-name="T2964">Recent changes</text:span></text:a></text:p>
          </text:list-item>
          <text:list-item>
            <text:p text:style-name="P2965"><text:a xlink:href="http://en.wikipedia.org/wiki/Wikipedia:Contact_us" office:target-frame-name="_top" xlink:show="replace"><text:span text:style-name="T2966">Contact page</text:span></text:a></text:p>
          </text:list-item>
        </text:list>
        <text:p text:style-name="P2967"><text:span text:style-name="T2968">Tools<text:s/></text:span><text:toc-mark text:string-value="Tools " text:outline-level="3"/></text:p>
      </text:section>
      <text:section text:name="Sect15" text:style-name="S15">
        <text:p text:style-name="P2969"/>
        <text:list text:style-name="LFO1" text:continue-numbering="true">
          <text:list-item>
            <text:p text:style-name="P2970"><text:a xlink:href="http://en.wikipedia.org/wiki/Special:WhatLinksHere/Southern_Rhodesia_in_World_War" office:target-frame-name="_top" xlink:show="replace"><text:span text:style-name="T2971">What links here</text:span></text:a></text:p>
          </text:list-item>
          <text:list-item>
            <text:p text:style-name="P2972"><text:a xlink:href="http://en.wikipedia.org/wiki/Special:RecentChangesLinked/Southern_Rhodesia_in_Wor" office:target-frame-name="_top" xlink:show="replace"><text:span text:style-name="T2973">Related changes</text:span></text:a></text:p>
          </text:list-item>
          <text:list-item>
            <text:p text:style-name="P2974"><text:a xlink:href="http://en.wikipedia.org/wiki/Wikipedia:File_Upload_Wizard" office:target-frame-name="_top" xlink:show="replace"><text:span text:style-name="T2975">Upload file</text:span></text:a></text:p>
          </text:list-item>
          <text:list-item>
            <text:p text:style-name="P2976"><text:a xlink:href="http://en.wikipedia.org/wiki/Special:SpecialPages" office:target-frame-name="_top" xlink:show="replace"><text:span text:style-name="T2977">Special pages</text:span></text:a></text:p>
          </text:list-item>
          <text:list-item>
            <text:p text:style-name="P2978"><text:a xlink:href="http://en.wikipedia.org/w/index.php?title=Southern_Rhodesia_in_World_War_I&amp;oldid=" office:target-frame-name="_top" xlink:show="replace"><text:span text:style-name="T2979">Permanent link</text:span></text:a></text:p>
          </text:list-item>
          <text:list-item>
            <text:p text:style-name="P2980"><text:a xlink:href="http://en.wikipedia.org/w/index.php?title=Southern_Rhodesia_in_World_War_I&amp;action" office:target-frame-name="_top" xlink:show="replace"><text:span text:style-name="T2981">Page information</text:span></text:a></text:p>
          </text:list-item>
          <text:list-item>
            <text:p text:style-name="P2982"><text:a xlink:href="http://www.wikidata.org/wiki/Q7570430" office:target-frame-name="_top" xlink:show="replace"><text:span text:style-name="T2983">Wikidata item</text:span></text:a></text:p>
          </text:list-item>
          <text:list-item>
            <text:p text:style-name="P2984"><text:a xlink:href="http://en.wikipedia.org/w/index.php?title=Special:Cite&amp;page=Southern_Rhodesia_in_" office:target-frame-name="_top" xlink:show="replace"><text:span text:style-name="T2985">Cite this page</text:span></text:a></text:p>
          </text:list-item>
        </text:list>
        <text:p text:style-name="P2986"><text:span text:style-name="T2987">Print/export<text:s/></text:span><text:toc-mark text:string-value="Print/export " text:outline-level="3"/></text:p>
      </text:section>
      <text:section text:name="Sect16" text:style-name="S16">
        <text:p text:style-name="P2988"/>
        <text:list text:style-name="LFO1" text:continue-numbering="true">
          <text:list-item>
            <text:p text:style-name="P2989"><text:a xlink:href="http://en.wikipedia.org/w/index.php?title=Special:Book&amp;bookcmd=book_creator&amp;refer" office:target-frame-name="_top" xlink:show="replace"><text:span text:style-name="T2990">Create a book</text:span></text:a></text:p>
          </text:list-item>
          <text:list-item>
            <text:p text:style-name="P2991"><text:a xlink:href="http://en.wikipedia.org/w/index.php?title=Special:Book&amp;bookcmd=render_article&amp;art" office:target-frame-name="_top" xlink:show="replace"><text:span text:style-name="T2992">Download as PDF</text:span></text:a></text:p>
          </text:list-item>
          <text:list-item>
            <text:p text:style-name="P2993"><text:a xlink:href="http://en.wikipedia.org/w/index.php?title=Southern_Rhodesia_in_World_War_I&amp;printa" office:target-frame-name="_top" xlink:show="replace"><text:span text:style-name="T2994">Printable version</text:span></text:a></text:p>
          </text:list-item>
        </text:list>
        <text:p text:style-name="P2995"><text:span text:style-name="T2996">Languages<text:s/></text:span><text:toc-mark text:string-value="Languages " text:outline-level="3"/></text:p>
      </text:section>
      <text:section text:name="Sect17" text:style-name="S17">
        <text:p text:style-name="P2997"/>
        <text:list text:style-name="LFO1" text:continue-numbering="true">
          <text:list-item>
            <text:p text:style-name="P2998"><text:a xlink:href="http://fr.wikipedia.org/wiki/Rhod%C3%A9sie_du_Sud_pendant_la_Premi%C3%A8re_Guerre" office:target-frame-name="_top" xlink:show="replace"><text:span text:style-name="T2999">Français</text:span></text:a></text:p>
          </text:list-item>
        </text:list>
        <text:p text:style-name="P3000"><text:span text:style-name="T3001">Edit links</text:span></text:p>
      </text:section>
      <text:section text:name="Sect18" text:style-name="S18">
        <text:p text:style-name="P3002"/>
        <text:list text:style-name="LFO1" text:continue-numbering="true">
          <text:list-item>
            <text:p text:style-name="P3003">This page was last modified on 5 August 2014 at 14:09.</text:p>
          </text:list-item>
          <text:list-item>
            <text:p text:style-name="P3004"><text:span text:style-name="T3005">Text is available under the </text:span><text:a xlink:href="http://en.wikipedia.org/wiki/Wikipedia:Text_of_Creative_Commons_Attribution-Share" office:target-frame-name="_top" xlink:show="replace"><text:span text:style-name="T3006">Creative Commons Attribution-ShareAlike License</text:span></text:a><text:span text:style-name="T3007">; additional terms may apply. By using this site, you agree to the </text:span><text:a xlink:href="http://wikimediafoundation.org/wiki/Terms_of_Use" office:target-frame-name="_top" xlink:show="replace"><text:span text:style-name="T3008">Terms of Use</text:span></text:a><text:span text:style-name="T3009"> and </text:span><text:a xlink:href="http://wikimediafoundation.org/wiki/Privacy_policy" office:target-frame-name="_top" xlink:show="replace"><text:span text:style-name="T3010">Privacy Policy</text:span></text:a><text:span text:style-name="T3011">. Wikipedia <text:s/>is a registered trademark of the </text:span><text:a xlink:href="http://www.wikimediafoundation.org/" office:target-frame-name="_top" xlink:show="replace"><text:span text:style-name="T3012">Wikimedia Foundation, Inc.</text:span></text:a><text:span text:style-name="T3013">, a non-profit organization.</text:span></text:p>
          </text:list-item>
        </text:list>
      </text:section>
      <text:section text:name="Sect19" text:style-name="S19">
        <text:p text:style-name="P3014"/>
        <text:list text:style-name="LFO1" text:continue-numbering="true">
          <text:list-item>
            <text:p text:style-name="P3015"><text:a xlink:href="http://wikimediafoundation.org/wiki/Privacy_policy" office:target-frame-name="_top" xlink:show="replace"><text:span text:style-name="T3016">Privacy policy</text:span></text:a></text:p>
          </text:list-item>
          <text:list-item>
            <text:p text:style-name="P3017"><text:a xlink:href="http://en.wikipedia.org/wiki/Wikipedia:About" office:target-frame-name="_top" xlink:show="replace"><text:span text:style-name="T3018">About Wikipedia</text:span></text:a></text:p>
          </text:list-item>
          <text:list-item>
            <text:p text:style-name="P3019"><text:a xlink:href="http://en.wikipedia.org/wiki/Wikipedia:General_disclaimer" office:target-frame-name="_top" xlink:show="replace"><text:span text:style-name="T3020">Disclaimers</text:span></text:a></text:p>
          </text:list-item>
          <text:list-item>
            <text:p text:style-name="P3021"><text:a xlink:href="http://en.wikipedia.org/wiki/Wikipedia:Contact_us" office:target-frame-name="_top" xlink:show="replace"><text:span text:style-name="T3022">Contact Wikipedia</text:span></text:a></text:p>
          </text:list-item>
          <text:list-item>
            <text:p text:style-name="P3023"><text:a xlink:href="https://www.mediawiki.org/wiki/Special:MyLanguage/How_to_contribute" office:target-frame-name="_top" xlink:show="replace"><text:span text:style-name="T3024">Developers</text:span></text:a></text:p>
          </text:list-item>
          <text:list-item>
            <text:p text:style-name="P3025"><text:a xlink:href="http://en.m.wikipedia.org/wiki/Southern_Rhodesia_in_World_War_I" office:target-frame-name="_top" xlink:show="replace"><text:span text:style-name="T3026">Mobile view</text:span></text:a></text:p>
          </text:list-item>
        </text:list>
      </text:section>
      <text:section text:name="Sect20" text:style-name="S20">
        <text:p text:style-name="P3027"/>
        <text:list text:style-name="LFO1" text:continue-numbering="true">
          <text:list-item>
            <text:p text:style-name="P3028"><text:span text:style-name="T3029"><draw:frame draw:style-name="a8" draw:name="Picture 9" text:anchor-type="as-char" svg:x="0in" svg:y="0in" svg:width="0.92153in" svg:height="0.32569in" style:rel-width="scale" style:rel-height="scale"><draw:image xlink:href="media/image9.wmf" xlink:type="simple" xlink:show="embed" xlink:actuate="onLoad"/><svg:title/><svg:desc/></draw:frame></text:span></text:p>
          </text:list-item>
          <text:list-item>
            <text:p text:style-name="P3030"><text:span text:style-name="T3031"><draw:frame draw:style-name="a9" draw:name="Picture 10" text:anchor-type="as-char" svg:x="0in" svg:y="0in" svg:width="0.92153in" svg:height="0.32569in" style:rel-width="scale" style:rel-height="scale"><draw:image xlink:href="media/image10.wmf" xlink:type="simple" xlink:show="embed" xlink:actuate="onLoad"/><svg:title/><svg:desc/></draw:frame></text:span></text:p>
          </text:list-item>
        </text:list>
      </text:section>
      <text:section text:name="Sect21" text:style-name="S21">
        <text:p text:style-name="P3032"/>
        <text:p text:style-name="P303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justify" fo:margin-top="0.0687in" fo:margin-bottom="0.0687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text-align="justify" fo:margin-top="0.0687in" fo:margin-bottom="0.0687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text-align="justify" fo:margin-top="0.0687in" fo:margin-bottom="0.0687in"/>
      <style:text-properties fo:font-weight="bold" style:font-weight-asian="bold" style:font-weight-complex="bold" fo:font-size="13.5pt" style:font-size-asian="13.5pt" style:font-size-complex="13.5pt" fo:hyphenate="false"/>
    </style:style>
    <style:style style:name="Normal" style:display-name="Normal" style:family="paragraph">
      <style:paragraph-properties fo:widows="0" fo:orphans="0" style:text-autospace="none"/>
      <style:text-properties style:font-name="Times New Roman" style:font-name-asian="MS Mincho" fo:hyphenate="false"/>
    </style:style>
    <style:style style:name="DefaultParagraphFont" style:display-name="Default Paragraph Font" style:family="text"/>
    <style:style style:name="L19-1" style:display-name="L19-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9-2" style:display-name="L19-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9-3" style:display-name="L19-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9-4" style:display-name="L19-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9-5" style:display-name="L19-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9-6" style:display-name="L19-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9-7" style:display-name="L19-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9-8" style:display-name="L19-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9-9" style:display-name="L19-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4-1" style:display-name="L14-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Times New Roman" style:font-name-asian="MS Mincho" fo:font-size="12pt" style:font-size-asian="12pt" style:font-size-complex="12pt" fo:hyphenate="false"/>
    </style:style>
    <style:style style:name="L14-2" style:display-name="L14-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Times New Roman" style:font-name-asian="MS Mincho" fo:font-size="12pt" style:font-size-asian="12pt" style:font-size-complex="12pt" fo:hyphenate="false"/>
    </style:style>
    <style:style style:name="L14-3" style:display-name="L14-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Times New Roman" style:font-name-asian="MS Mincho" fo:font-size="12pt" style:font-size-asian="12pt" style:font-size-complex="12pt" fo:hyphenate="false"/>
    </style:style>
    <style:style style:name="L14-4" style:display-name="L14-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Times New Roman" style:font-name-asian="MS Mincho" fo:font-size="12pt" style:font-size-asian="12pt" style:font-size-complex="12pt" fo:hyphenate="false"/>
    </style:style>
    <style:style style:name="L14-5" style:display-name="L14-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Times New Roman" style:font-name-asian="MS Mincho" fo:font-size="12pt" style:font-size-asian="12pt" style:font-size-complex="12pt" fo:hyphenate="false"/>
    </style:style>
    <style:style style:name="L14-6" style:display-name="L14-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Times New Roman" style:font-name-asian="MS Mincho" fo:font-size="12pt" style:font-size-asian="12pt" style:font-size-complex="12pt" fo:hyphenate="false"/>
    </style:style>
    <style:style style:name="L14-7" style:display-name="L14-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Times New Roman" style:font-name-asian="MS Mincho" fo:font-size="12pt" style:font-size-asian="12pt" style:font-size-complex="12pt" fo:hyphenate="false"/>
    </style:style>
    <style:style style:name="L14-8" style:display-name="L14-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Times New Roman" style:font-name-asian="MS Mincho" fo:font-size="12pt" style:font-size-asian="12pt" style:font-size-complex="12pt" fo:hyphenate="false"/>
    </style:style>
    <style:style style:name="L14-9" style:display-name="L14-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Times New Roman" style:font-name-asian="MS Mincho" fo:font-size="12pt" style:font-size-asian="12pt" style:font-size-complex="12pt" fo:hyphenate="false"/>
    </style:style>
    <style:style style:name="L20-1" style:display-name="L20-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Times New Roman" style:font-name-asian="MS Mincho" fo:font-size="12pt" style:font-size-asian="12pt" style:font-size-complex="12pt" fo:hyphenate="false"/>
    </style:style>
    <style:style style:name="L20-2" style:display-name="L20-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Times New Roman" style:font-name-asian="MS Mincho" fo:font-size="12pt" style:font-size-asian="12pt" style:font-size-complex="12pt" fo:hyphenate="false"/>
    </style:style>
    <style:style style:name="L20-3" style:display-name="L20-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Times New Roman" style:font-name-asian="MS Mincho" fo:font-size="12pt" style:font-size-asian="12pt" style:font-size-complex="12pt" fo:hyphenate="false"/>
    </style:style>
    <style:style style:name="L20-4" style:display-name="L20-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Times New Roman" style:font-name-asian="MS Mincho" fo:font-size="12pt" style:font-size-asian="12pt" style:font-size-complex="12pt" fo:hyphenate="false"/>
    </style:style>
    <style:style style:name="L20-5" style:display-name="L20-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Times New Roman" style:font-name-asian="MS Mincho" fo:font-size="12pt" style:font-size-asian="12pt" style:font-size-complex="12pt" fo:hyphenate="false"/>
    </style:style>
    <style:style style:name="L20-6" style:display-name="L20-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Times New Roman" style:font-name-asian="MS Mincho" fo:font-size="12pt" style:font-size-asian="12pt" style:font-size-complex="12pt" fo:hyphenate="false"/>
    </style:style>
    <style:style style:name="L20-7" style:display-name="L20-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Times New Roman" style:font-name-asian="MS Mincho" fo:font-size="12pt" style:font-size-asian="12pt" style:font-size-complex="12pt" fo:hyphenate="false"/>
    </style:style>
    <style:style style:name="L20-8" style:display-name="L20-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Times New Roman" style:font-name-asian="MS Mincho" fo:font-size="12pt" style:font-size-asian="12pt" style:font-size-complex="12pt" fo:hyphenate="false"/>
    </style:style>
    <style:style style:name="L20-9" style:display-name="L20-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Times New Roman" style:font-name-asian="MS Mincho" fo:font-size="12pt" style:font-size-asian="12pt" style:font-size-complex="12pt" fo:hyphenate="false"/>
    </style:style>
    <style:style style:name="L16-1" style:display-name="L16-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6-2" style:display-name="L16-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6-3" style:display-name="L16-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6-4" style:display-name="L16-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6-5" style:display-name="L16-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6-6" style:display-name="L16-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6-7" style:display-name="L16-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6-8" style:display-name="L16-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6-9" style:display-name="L16-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1" style:display-name="L1-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2" style:display-name="L1-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3" style:display-name="L1-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4" style:display-name="L1-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5" style:display-name="L1-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6" style:display-name="L1-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7" style:display-name="L1-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8" style:display-name="L1-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9" style:display-name="L1-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3-1" style:display-name="L13-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3-2" style:display-name="L13-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3-3" style:display-name="L13-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3-4" style:display-name="L13-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3-5" style:display-name="L13-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3-6" style:display-name="L13-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3-7" style:display-name="L13-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3-8" style:display-name="L13-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3-9" style:display-name="L13-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7-1" style:display-name="L7-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7-2" style:display-name="L7-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7-3" style:display-name="L7-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7-4" style:display-name="L7-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7-5" style:display-name="L7-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7-6" style:display-name="L7-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7-7" style:display-name="L7-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7-8" style:display-name="L7-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7-9" style:display-name="L7-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7-1" style:display-name="L17-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7-2" style:display-name="L17-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7-3" style:display-name="L17-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7-4" style:display-name="L17-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7-5" style:display-name="L17-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7-6" style:display-name="L17-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7-7" style:display-name="L17-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7-8" style:display-name="L17-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7-9" style:display-name="L17-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4-1" style:display-name="L4-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4-2" style:display-name="L4-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4-3" style:display-name="L4-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4-4" style:display-name="L4-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4-5" style:display-name="L4-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4-6" style:display-name="L4-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4-7" style:display-name="L4-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4-8" style:display-name="L4-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4-9" style:display-name="L4-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1-1" style:display-name="L11-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1-2" style:display-name="L11-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1-3" style:display-name="L11-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1-4" style:display-name="L11-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1-5" style:display-name="L11-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1-6" style:display-name="L11-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1-7" style:display-name="L11-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1-8" style:display-name="L11-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1-9" style:display-name="L11-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8-1" style:display-name="L18-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8-2" style:display-name="L18-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8-3" style:display-name="L18-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8-4" style:display-name="L18-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8-5" style:display-name="L18-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8-6" style:display-name="L18-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8-7" style:display-name="L18-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8-8" style:display-name="L18-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8-9" style:display-name="L18-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0-1" style:display-name="L10-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0-2" style:display-name="L10-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0-3" style:display-name="L10-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0-4" style:display-name="L10-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0-5" style:display-name="L10-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0-6" style:display-name="L10-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0-7" style:display-name="L10-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0-8" style:display-name="L10-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0-9" style:display-name="L10-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9-1" style:display-name="L9-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9-2" style:display-name="L9-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9-3" style:display-name="L9-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9-4" style:display-name="L9-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9-5" style:display-name="L9-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9-6" style:display-name="L9-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9-7" style:display-name="L9-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9-8" style:display-name="L9-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9-9" style:display-name="L9-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6-1" style:display-name="L6-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6-2" style:display-name="L6-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6-3" style:display-name="L6-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6-4" style:display-name="L6-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6-5" style:display-name="L6-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6-6" style:display-name="L6-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6-7" style:display-name="L6-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6-8" style:display-name="L6-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6-9" style:display-name="L6-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2-1" style:display-name="L12-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2-2" style:display-name="L12-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2-3" style:display-name="L12-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2-4" style:display-name="L12-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2-5" style:display-name="L12-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2-6" style:display-name="L12-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2-7" style:display-name="L12-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2-8" style:display-name="L12-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2-9" style:display-name="L12-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5-1" style:display-name="L5-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5-2" style:display-name="L5-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5-3" style:display-name="L5-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5-4" style:display-name="L5-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5-5" style:display-name="L5-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5-6" style:display-name="L5-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5-7" style:display-name="L5-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5-8" style:display-name="L5-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5-9" style:display-name="L5-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3-1" style:display-name="L3-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3-2" style:display-name="L3-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3-3" style:display-name="L3-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3-4" style:display-name="L3-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3-5" style:display-name="L3-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3-6" style:display-name="L3-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3-7" style:display-name="L3-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3-8" style:display-name="L3-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3-9" style:display-name="L3-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2-1" style:display-name="L2-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2-2" style:display-name="L2-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2-3" style:display-name="L2-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2-4" style:display-name="L2-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2-5" style:display-name="L2-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2-6" style:display-name="L2-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2-7" style:display-name="L2-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2-8" style:display-name="L2-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2-9" style:display-name="L2-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15-1" style:display-name="L15-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15-2" style:display-name="L15-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15-3" style:display-name="L15-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15-4" style:display-name="L15-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15-5" style:display-name="L15-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15-6" style:display-name="L15-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15-7" style:display-name="L15-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15-8" style:display-name="L15-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15-9" style:display-name="L15-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L8-1" style:display-name="L8-1" style:family="paragraph">
      <style:paragraph-properties fo:widows="0" fo:orphans="0" style:text-autospace="none" fo:text-align="justify" fo:margin-left="0.5in" fo:text-indent="-0.25in">
        <style:tab-stops>
          <style:tab-stop style:type="left" style:position="-0.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5.9986in"/>
        </style:tab-stops>
      </style:paragraph-properties>
      <style:text-properties style:font-name-asian="MS Mincho" style:font-name-complex="Calibri" fo:font-size="11pt" style:font-size-asian="11pt" style:font-size-complex="11pt" fo:hyphenate="false"/>
    </style:style>
    <style:style style:name="L8-2" style:display-name="L8-2" style:family="paragraph">
      <style:paragraph-properties fo:widows="0" fo:orphans="0" style:text-autospace="none" fo:text-align="justify" fo:margin-left="1in" fo:text-indent="-0.25in">
        <style:tab-stops>
          <style:tab-stop style:type="left" style:position="-1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4986in"/>
        </style:tab-stops>
      </style:paragraph-properties>
      <style:text-properties style:font-name-asian="MS Mincho" style:font-name-complex="Calibri" fo:font-size="11pt" style:font-size-asian="11pt" style:font-size-complex="11pt" fo:hyphenate="false"/>
    </style:style>
    <style:style style:name="L8-3" style:display-name="L8-3" style:family="paragraph">
      <style:paragraph-properties fo:widows="0" fo:orphans="0" style:text-autospace="none" fo:text-align="justify" fo:margin-left="1.5in" fo:text-indent="-0.25in">
        <style:tab-stops>
          <style:tab-stop style:type="left" style:position="-1.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4.9986in"/>
        </style:tab-stops>
      </style:paragraph-properties>
      <style:text-properties style:font-name-asian="MS Mincho" style:font-name-complex="Calibri" fo:font-size="11pt" style:font-size-asian="11pt" style:font-size-complex="11pt" fo:hyphenate="false"/>
    </style:style>
    <style:style style:name="L8-4" style:display-name="L8-4" style:family="paragraph">
      <style:paragraph-properties fo:widows="0" fo:orphans="0" style:text-autospace="none" fo:text-align="justify" fo:margin-left="2in" fo:text-indent="-0.25in">
        <style:tab-stops>
          <style:tab-stop style:type="left" style:position="-2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4986in"/>
        </style:tab-stops>
      </style:paragraph-properties>
      <style:text-properties style:font-name-asian="MS Mincho" style:font-name-complex="Calibri" fo:font-size="11pt" style:font-size-asian="11pt" style:font-size-complex="11pt" fo:hyphenate="false"/>
    </style:style>
    <style:style style:name="L8-5" style:display-name="L8-5" style:family="paragraph">
      <style:paragraph-properties fo:widows="0" fo:orphans="0" style:text-autospace="none" fo:text-align="justify" fo:margin-left="2.5in" fo:text-indent="-0.25in">
        <style:tab-stops>
          <style:tab-stop style:type="left" style:position="-2.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3.9986in"/>
        </style:tab-stops>
      </style:paragraph-properties>
      <style:text-properties style:font-name-asian="MS Mincho" style:font-name-complex="Calibri" fo:font-size="11pt" style:font-size-asian="11pt" style:font-size-complex="11pt" fo:hyphenate="false"/>
    </style:style>
    <style:style style:name="L8-6" style:display-name="L8-6" style:family="paragraph">
      <style:paragraph-properties fo:widows="0" fo:orphans="0" style:text-autospace="none" fo:text-align="justify" fo:margin-left="3in" fo:text-indent="-0.25in">
        <style:tab-stops>
          <style:tab-stop style:type="left" style:position="-3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4986in"/>
        </style:tab-stops>
      </style:paragraph-properties>
      <style:text-properties style:font-name-asian="MS Mincho" style:font-name-complex="Calibri" fo:font-size="11pt" style:font-size-asian="11pt" style:font-size-complex="11pt" fo:hyphenate="false"/>
    </style:style>
    <style:style style:name="L8-7" style:display-name="L8-7" style:family="paragraph">
      <style:paragraph-properties fo:widows="0" fo:orphans="0" style:text-autospace="none" fo:text-align="justify" fo:margin-left="3.5in" fo:text-indent="-0.25in">
        <style:tab-stops>
          <style:tab-stop style:type="left" style:position="-3.5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2.9986in"/>
        </style:tab-stops>
      </style:paragraph-properties>
      <style:text-properties style:font-name-asian="MS Mincho" style:font-name-complex="Calibri" fo:font-size="11pt" style:font-size-asian="11pt" style:font-size-complex="11pt" fo:hyphenate="false"/>
    </style:style>
    <style:style style:name="L8-8" style:display-name="L8-8" style:family="paragraph">
      <style:paragraph-properties fo:widows="0" fo:orphans="0" style:text-autospace="none" fo:text-align="justify" fo:margin-left="4in" fo:text-indent="-0.25in">
        <style:tab-stops>
          <style:tab-stop style:type="left" style:position="-4in"/>
          <style:tab-stop style:type="left" style:position="-0.25in"/>
          <style:tab-stop style:type="left" style:position="0in"/>
          <style:tab-stop style:type="left" style:position="0.5in"/>
          <style:tab-stop style:type="left" style:position="1in"/>
          <style:tab-stop style:type="left" style:position="1.5in"/>
          <style:tab-stop style:type="left" style:position="2in"/>
          <style:tab-stop style:type="left" style:position="2.4986in"/>
        </style:tab-stops>
      </style:paragraph-properties>
      <style:text-properties style:font-name-asian="MS Mincho" style:font-name-complex="Calibri" fo:font-size="11pt" style:font-size-asian="11pt" style:font-size-complex="11pt" fo:hyphenate="false"/>
    </style:style>
    <style:style style:name="L8-9" style:display-name="L8-9" style:family="paragraph">
      <style:paragraph-properties fo:widows="0" fo:orphans="0" style:text-autospace="none" fo:text-align="justify" fo:margin-left="4.5in" fo:text-indent="-0.25in">
        <style:tab-stops>
          <style:tab-stop style:type="left" style:position="-4.5in"/>
          <style:tab-stop style:type="left" style:position="-0.25in"/>
          <style:tab-stop style:type="left" style:position="0in"/>
          <style:tab-stop style:type="left" style:position="0.5in"/>
          <style:tab-stop style:type="left" style:position="1in"/>
          <style:tab-stop style:type="left" style:position="1.5in"/>
          <style:tab-stop style:type="left" style:position="1.9986in"/>
        </style:tab-stops>
      </style:paragraph-properties>
      <style:text-properties style:font-name-asian="MS Mincho" style:font-name-complex="Calibri" fo:font-size="11pt" style:font-size-asian="11pt" style:font-size-complex="11pt" fo:hyphenate="false"/>
    </style:style>
    <style:style style:name="BalloonTex1" style:display-name="Balloon Tex1" style:family="paragraph">
      <style:paragraph-properties fo:widows="0" fo:orphans="0" style:text-autospace="none" fo:text-align="justify"/>
      <style:text-properties style:font-name="Tahoma" style:font-name-asian="MS Mincho" style:font-name-complex="Tahoma" fo:font-size="8pt" style:font-size-asian="8pt" style:font-size-complex="8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asian="MS Mincho" style:font-name-complex="Segoe UI" fo:font-size="9pt" style:font-size-asian="9pt" style:font-size-complex="9pt"/>
    </style:style>
    <style:style style:name="DefaultPara" style:display-name="Default Para" style:family="text">
      <style:text-properties style:font-name-asian="MS Mincho"/>
    </style:style>
    <style:style style:name="FollowedHype" style:display-name="FollowedHype" style:family="text">
      <style:text-properties style:font-name-asian="MS Mincho" fo:color="#800080" style:text-underline-type="single" style:text-underline-style="solid" style:text-underline-width="auto" style:text-underline-mode="continuous"/>
    </style:style>
    <style:style style:name="Heading1Char" style:display-name="Heading 1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Heading1Ch" style:display-name="Heading 1 Ch" style:family="text">
      <style:text-properties style:font-name-asian="MS Mincho" fo:font-weight="bold" style:font-weight-asian="bold" style:font-weight-complex="bold" fo:font-size="24pt" style:font-size-asian="24pt" style:font-size-complex="24pt"/>
    </style:style>
    <style:style style:name="Heading2Char" style:display-name="Heading 2 Char"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2Ch" style:display-name="Heading 2 Ch" style:family="text">
      <style:text-properties style:font-name-asian="MS Mincho" fo:font-weight="bold" style:font-weight-asian="bold" style:font-weight-complex="bold" fo:font-size="18pt" style:font-size-asian="18pt" style:font-size-complex="18pt"/>
    </style:style>
    <style:style style:name="Heading3Char" style:display-name="Heading 3 Char" style:family="text">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Heading3Ch" style:display-name="Heading 3 Ch" style:family="text">
      <style:text-properties style:font-name-asian="MS Mincho" fo:font-weight="bold" style:font-weight-asian="bold" style:font-weight-complex="bold" fo:font-size="13.5pt" style:font-size-asian="13.5pt" style:font-size-complex="13.5pt"/>
    </style:style>
    <style:style style:name="Hyperlink" style:display-name="Hyperlink" style:family="text">
      <style:text-properties style:font-name-asian="MS Mincho" fo:color="#0000FF" style:text-underline-type="single" style:text-underline-style="solid" style:text-underline-width="auto" style:text-underline-mode="continuous"/>
    </style:style>
    <style:style style:name="NormalWeb" style:display-name="Normal (Web)" style:family="paragraph" style:parent-style-name="Normal">
      <style:paragraph-properties fo:text-align="justify" fo:margin-top="0.0687in" fo:margin-bottom="0.0687in"/>
      <style:text-properties fo:font-size="12pt" style:font-size-asian="12pt" style:font-size-complex="12pt" fo:hyphenate="false"/>
    </style:style>
    <style:style style:name="apple-conver" style:display-name="apple-conver" style:family="text">
      <style:text-properties style:font-name-asian="MS Mincho"/>
    </style:style>
    <style:style style:name="citation" style:display-name="citation" style:family="text">
      <style:text-properties style:font-name-asian="MS Mincho"/>
    </style:style>
    <style:style style:name="cite-accessi" style:display-name="cite-accessi" style:family="text">
      <style:text-properties style:font-name-asian="MS Mincho"/>
    </style:style>
    <style:style style:name="collapsebutt" style:display-name="collapsebutt" style:family="text">
      <style:text-properties style:font-name-asian="MS Mincho"/>
    </style:style>
    <style:style style:name="mw-cite-back" style:display-name="mw-cite-back" style:family="text">
      <style:text-properties style:font-name-asian="MS Mincho"/>
    </style:style>
    <style:style style:name="mw-editsect1" style:display-name="mw-editsect1" style:family="text">
      <style:text-properties style:font-name-asian="MS Mincho"/>
    </style:style>
    <style:style style:name="mw-editsecti" style:display-name="mw-editsecti" style:family="text">
      <style:text-properties style:font-name-asian="MS Mincho"/>
    </style:style>
    <style:style style:name="mw-headline" style:display-name="mw-headline" style:family="text">
      <style:text-properties style:font-name-asian="MS Mincho"/>
    </style:style>
    <style:style style:name="pdflink" style:display-name="pdflink" style:family="text">
      <style:text-properties style:font-name-asian="MS Mincho"/>
    </style:style>
    <style:style style:name="reference-ac" style:display-name="reference-ac" style:family="text">
      <style:text-properties style:font-name-asian="MS Mincho"/>
    </style:style>
    <style:style style:name="reference-te" style:display-name="reference-te" style:family="text">
      <style:text-properties style:font-name-asian="MS Mincho"/>
    </style:style>
    <style:style style:name="smallcaps" style:display-name="smallcaps" style:family="text">
      <style:text-properties style:font-name-asian="MS Mincho"/>
    </style:style>
    <style:style style:name="tocnumber" style:display-name="tocnumber" style:family="text">
      <style:text-properties style:font-name-asian="MS Mincho"/>
    </style:style>
    <style:style style:name="toctext" style:display-name="toctext" style:family="text">
      <style:text-properties style:font-name-asian="MS Mincho"/>
    </style:style>
    <style:style style:name="toctoggle" style:display-name="toctoggle" style:family="text">
      <style:text-properties style:font-name-asian="MS Mincho"/>
    </style:style>
    <style:style style:name="uls-settings" style:display-name="uls-settings" style:family="text">
      <style:text-properties style:font-name-asian="MS Mincho"/>
    </style:style>
    <style:style style:name="wb-langlinks" style:display-name="wb-langlinks" style:family="text">
      <style:text-properties style:font-name-asian="MS Mincho"/>
    </style:style>
    <style:style style:name="HTMLBottom" style:display-name="HTML Bottom" style:family="paragraph">
      <style:paragraph-properties fo:widows="0" fo:orphans="0" fo:border-top="0.0069in solid #000000" fo:border-left="none" fo:border-bottom="none" fo:border-right="none" fo:padding="0in" style:shadow="none" style:text-autospace="none" fo:text-align="center"/>
      <style:text-properties style:font-name="Arial" style:font-name-asian="MS Mincho" style:font-name-complex="Arial" text:display="none" fo:font-size="8pt" style:font-size-asian="8pt" style:font-size-complex="8pt" fo:hyphenate="false"/>
    </style:style>
    <style:style style:name="z-Bottomof" style:display-name="z-Bottom of" style:family="text">
      <style:text-properties style:font-name="Arial" style:font-name-asian="MS Mincho" style:font-name-complex="Arial" fo:font-size="8pt" style:font-size-asian="8pt" style:font-size-complex="8pt"/>
    </style:style>
    <style:style style:name="HTMLTopof" style:display-name="HTML Top of" style:family="paragraph">
      <style:paragraph-properties fo:widows="0" fo:orphans="0" fo:border-top="none" fo:border-left="none" fo:border-bottom="0.0069in solid #000000" fo:border-right="none" fo:padding="0in" style:shadow="none" style:text-autospace="none" fo:text-align="center"/>
      <style:text-properties style:font-name="Arial" style:font-name-asian="MS Mincho" style:font-name-complex="Arial" text:display="none" fo:font-size="8pt" style:font-size-asian="8pt" style:font-size-complex="8pt" fo:hyphenate="false"/>
    </style:style>
    <style:style style:name="z-TopofFor" style:display-name="z-Top of For" style:family="text">
      <style:text-properties style:font-name="Arial" style:font-name-asian="MS Mincho" style:font-name-complex="Arial" fo:font-size="8pt" style:font-size-asian="8pt" style:font-size-complex="8pt"/>
    </style:style>
    <style:style style:name="z3988" style:display-name="z3988" style:family="text">
      <style:text-properties style:font-name-asian="MS Mincho"/>
    </style:style>
    <style:style style:name="SYS_HYPERTEXT" style:display-name="SYS_HYPERTEXT" style:family="text">
      <style:text-properties style:font-name-asian="MS Mincho"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1.5833in" text:min-label-width="0.0006in" text:list-level-position-and-space-mode="label-alignment">
          <style:list-level-label-alignment text:label-followed-by="listtab" fo:margin-left="1.584in" fo:text-indent="-0.0006in"/>
        </style:list-level-properties>
        <style:text-properties style:font-name="Symbol"/>
      </text:list-level-style-bullet>
    </text:list-style>
    <text:list-style style:name="LFO2">
      <text:list-level-style-bullet text:level="1" text:bullet-char="">
        <style:list-level-properties text:space-before="1.9166in" text:min-label-width="0.0006in" text:list-level-position-and-space-mode="label-alignment">
          <style:list-level-label-alignment text:label-followed-by="listtab" fo:margin-left="1.9173in" fo:text-indent="-0.0006in"/>
        </style:list-level-properties>
        <style:text-properties style:font-name="Symbol"/>
      </text:list-level-style-bullet>
    </text:list-style>
    <text:list-style style:name="LFO3">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4">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beel Ahmad</meta:initial-creator>
    <dc:creator>Anthony Jenniges</dc:creator>
    <meta:creation-date>2019-03-20T07:18:00Z</meta:creation-date>
    <dc:date>2019-03-20T07:18:00Z</dc:date>
    <meta:template xlink:href="Normal.dotm" xlink:type="simple"/>
    <meta:editing-cycles>2</meta:editing-cycles>
    <meta:editing-duration>PT0S</meta:editing-duration>
    <meta:document-statistic meta:page-count="1" meta:paragraph-count="307" meta:word-count="22973" meta:character-count="153614" meta:row-count="1091" meta:non-whitespace-character-count="130948"/>
  </office:meta>
</office:document-meta>
</file>